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1.326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15"/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5">
      <style:table-cell-properties style:vertical-align="middl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ce2"/>
        <table:table-row table:style-name="ro1">
          <table:table-cell office:value-type="string">
            <text:p>Pixel</text:p>
          </table:table-cell>
          <table:table-cell/>
          <table:table-cell table:style-name="Default"/>
          <table:table-cell office:value-type="string" table:number-columns-spanned="8" table:number-rows-spanned="1">
            <text:p>Hidden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Default"/>
          <table:table-cell office:value-type="string" table:number-columns-spanned="8" table:number-rows-spanned="1">
            <text:p>Output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number-columns-repeated="2" table:style-name="Default" office:value-type="string">
            <text:p>Output</text:p>
          </table:table-cell>
          <table:table-cell office:value-type="string">
            <text:p>Target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Updated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style-name="Default" office:value-type="string">
            <text:p>Output</text:p>
          </table:table-cell>
          <table:table-cell office:value-type="string">
            <text:p>Output</text:p>
          </table:table-cell>
          <table:table-cell office:value-type="string">
            <text:p>Target</text:p>
          </table:table-cell>
          <table:table-cell office:value-type="string">
            <text:p>Error</text:p>
          </table:table-cell>
          <table:table-cell table:style-name="Default" office:value-type="string">
            <text:p>Updat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3])" office:value-type="string" office:string-value="0-0">
            <text:p>0-0</text:p>
          </table:table-cell>
          <table:table-cell office:value-type="float" office:value="0.5">
            <text:p>0.500000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formula="of:=[.B$3]*[.E3]" office:value-type="float" office:value="0.5">
            <text:p>0.500000</text:p>
          </table:table-cell>
          <table:table-cell table:style-name="ce4" table:formula="of:=SUMPRODUCT([.B$3:.B$18];[.E3:.E18])/16" office:value-type="float" office:value="0.375" table:number-columns-spanned="1" table:number-rows-spanned="16">
            <text:p>0.375000</text:p>
          </table:table-cell>
          <table:table-cell table:style-name="ce3" table:formula="of:=[.B3]" office:value-type="float" office:value="1" table:number-columns-spanned="1" table:number-rows-spanned="16">
            <text:p>1</text:p>
          </table:table-cell>
          <table:table-cell table:style-name="ce4" table:formula="of:=[.I3]-[.H3]" office:value-type="float" office:value="0.625" table:number-columns-spanned="1" table:number-rows-spanned="16">
            <text:p>0.625000</text:p>
          </table:table-cell>
          <table:table-cell table:formula="of:=[.E3]+(learningrate*[.B$3]*[.J3])" office:value-type="float" office:value="0.5625">
            <text:p>0.562500</text:p>
          </table:table-cell>
          <table:table-cell/>
          <table:table-cell table:formula="of:=CONCATENATE([.O3];&quot;-&quot;;[.F$3])" office:value-type="string" office:string-value="0-0">
            <text:p>0-0</text:p>
          </table:table-cell>
          <table:table-cell office:value-type="float" office:value="0.5">
            <text:p>0.500000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formula="of:=[.N3]*[.H$3]" office:value-type="float" office:value="0.1875">
            <text:p>0.187500</text:p>
          </table:table-cell>
          <table:table-cell table:style-name="ce3" table:formula="of:=SUM([.P3:.P18])/16" office:value-type="float" office:value="0.1875" table:number-columns-spanned="1" table:number-rows-spanned="16">
            <text:p>0.1875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style-name="ce3" table:formula="of:=[.R3]-[.Q3]" office:value-type="float" office:value="0.8125" table:number-columns-spanned="1" table:number-rows-spanned="16">
            <text:p>0.8125</text:p>
          </table:table-cell>
          <table:table-cell table:formula="of:=[.N3]+(learningrate*[.H3]*[.S3])" office:value-type="float" office:value="0.53046875">
            <text:p>0.53046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table:formula="of:=CONCATENATE([.F3];&quot;-&quot;;[.A$4])" office:value-type="string" office:string-value="0-1">
            <text:p>0-1</text:p>
          </table:table-cell>
          <table:table-cell office:value-type="float" office:value="0.5">
            <text:p>0.500000</text:p>
          </table:table-cell>
          <table:covered-table-cell/>
          <table:table-cell table:formula="of:=[.B$4]*[.E4]" office:value-type="float" office:value="0.5">
            <text:p>0.500000</text:p>
          </table:table-cell>
          <table:covered-table-cell table:number-columns-repeated="3"/>
          <table:table-cell table:formula="of:=[.E4]+(learningrate*[.B$4]*[.J3])" office:value-type="float" office:value="0.5625">
            <text:p>0.562500</text:p>
          </table:table-cell>
          <table:table-cell/>
          <table:table-cell table:formula="of:=CONCATENATE([.O3];&quot;-&quot;;[.F$19])" office:value-type="string" office:string-value="0-1">
            <text:p>0-1</text:p>
          </table:table-cell>
          <table:table-cell office:value-type="float" office:value="0.5">
            <text:p>0.500000</text:p>
          </table:table-cell>
          <table:covered-table-cell/>
          <table:table-cell table:formula="of:=[.N4]*[.H$19]" office:value-type="float" office:value="0.1875">
            <text:p>0.187500</text:p>
          </table:table-cell>
          <table:covered-table-cell table:number-columns-repeated="3"/>
          <table:table-cell table:formula="of:=[.N4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5])" office:value-type="string" office:string-value="0-2">
            <text:p>0-2</text:p>
          </table:table-cell>
          <table:table-cell office:value-type="float" office:value="0.5">
            <text:p>0.500000</text:p>
          </table:table-cell>
          <table:covered-table-cell/>
          <table:table-cell table:formula="of:=[.B$5]*[.E5]" office:value-type="float" office:value="0.5">
            <text:p>0.500000</text:p>
          </table:table-cell>
          <table:covered-table-cell table:number-columns-repeated="3"/>
          <table:table-cell table:formula="of:=[.E5]+(learningrate*[.B$5]*[.J3])" office:value-type="float" office:value="0.5625">
            <text:p>0.562500</text:p>
          </table:table-cell>
          <table:table-cell/>
          <table:table-cell table:formula="of:=CONCATENATE([.O3];&quot;-&quot;;[.F$35])" office:value-type="string" office:string-value="0-2">
            <text:p>0-2</text:p>
          </table:table-cell>
          <table:table-cell office:value-type="float" office:value="0.5">
            <text:p>0.500000</text:p>
          </table:table-cell>
          <table:covered-table-cell/>
          <table:table-cell table:formula="of:=[.N5]*[.H$35]" office:value-type="float" office:value="0.1875">
            <text:p>0.187500</text:p>
          </table:table-cell>
          <table:covered-table-cell table:number-columns-repeated="3"/>
          <table:table-cell table:formula="of:=[.N5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6])" office:value-type="string" office:string-value="0-3">
            <text:p>0-3</text:p>
          </table:table-cell>
          <table:table-cell office:value-type="float" office:value="0.5">
            <text:p>0.500000</text:p>
          </table:table-cell>
          <table:covered-table-cell/>
          <table:table-cell table:formula="of:=[.B$6]*[.E6]" office:value-type="float" office:value="0.5">
            <text:p>0.500000</text:p>
          </table:table-cell>
          <table:covered-table-cell table:number-columns-repeated="3"/>
          <table:table-cell table:formula="of:=[.E6]+(learningrate*[.B$6]*[.J3])" office:value-type="float" office:value="0.5625">
            <text:p>0.562500</text:p>
          </table:table-cell>
          <table:table-cell/>
          <table:table-cell table:formula="of:=CONCATENATE([.O3];&quot;-&quot;;[.F$51])" office:value-type="string" office:string-value="0-3">
            <text:p>0-3</text:p>
          </table:table-cell>
          <table:table-cell office:value-type="float" office:value="0.5">
            <text:p>0.500000</text:p>
          </table:table-cell>
          <table:covered-table-cell/>
          <table:table-cell table:formula="of:=[.N6]*[.H$51]" office:value-type="float" office:value="0.1875">
            <text:p>0.187500</text:p>
          </table:table-cell>
          <table:covered-table-cell table:number-columns-repeated="3"/>
          <table:table-cell table:formula="of:=[.N6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7])" office:value-type="string" office:string-value="0-4">
            <text:p>0-4</text:p>
          </table:table-cell>
          <table:table-cell office:value-type="float" office:value="0.5">
            <text:p>0.500000</text:p>
          </table:table-cell>
          <table:covered-table-cell/>
          <table:table-cell table:formula="of:=[.B$7]*[.E7]" office:value-type="float" office:value="0.5">
            <text:p>0.500000</text:p>
          </table:table-cell>
          <table:covered-table-cell table:number-columns-repeated="3"/>
          <table:table-cell table:formula="of:=[.E7]+(learningrate*[.B$7]*[.J3])" office:value-type="float" office:value="0.5625">
            <text:p>0.562500</text:p>
          </table:table-cell>
          <table:table-cell/>
          <table:table-cell table:formula="of:=CONCATENATE([.O3];&quot;-&quot;;[.F$67])" office:value-type="string" office:string-value="0-4">
            <text:p>0-4</text:p>
          </table:table-cell>
          <table:table-cell office:value-type="float" office:value="0.5">
            <text:p>0.500000</text:p>
          </table:table-cell>
          <table:covered-table-cell/>
          <table:table-cell table:formula="of:=[.N7]*[.H$67]" office:value-type="float" office:value="0.1875">
            <text:p>0.187500</text:p>
          </table:table-cell>
          <table:covered-table-cell table:number-columns-repeated="3"/>
          <table:table-cell table:formula="of:=[.N7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CONCATENATE([.F3];&quot;-&quot;;[.A$8])" office:value-type="string" office:string-value="0-5">
            <text:p>0-5</text:p>
          </table:table-cell>
          <table:table-cell office:value-type="float" office:value="0.5">
            <text:p>0.500000</text:p>
          </table:table-cell>
          <table:covered-table-cell/>
          <table:table-cell table:formula="of:=[.B$8]*[.E8]" office:value-type="float" office:value="0">
            <text:p>0.000000</text:p>
          </table:table-cell>
          <table:covered-table-cell table:number-columns-repeated="3"/>
          <table:table-cell table:formula="of:=[.E8]+(learningrate*[.B$8]*[.J3])" office:value-type="float" office:value="0.5">
            <text:p>0.500000</text:p>
          </table:table-cell>
          <table:table-cell/>
          <table:table-cell table:formula="of:=CONCATENATE([.O3];&quot;-&quot;;[.F$83])" office:value-type="string" office:string-value="0-5">
            <text:p>0-5</text:p>
          </table:table-cell>
          <table:table-cell office:value-type="float" office:value="0.5">
            <text:p>0.500000</text:p>
          </table:table-cell>
          <table:covered-table-cell/>
          <table:table-cell table:formula="of:=[.N8]*[.H$83]" office:value-type="float" office:value="0.1875">
            <text:p>0.187500</text:p>
          </table:table-cell>
          <table:covered-table-cell table:number-columns-repeated="3"/>
          <table:table-cell table:formula="of:=[.N8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CONCATENATE([.F3];&quot;-&quot;;[.A$9])" office:value-type="string" office:string-value="0-6">
            <text:p>0-6</text:p>
          </table:table-cell>
          <table:table-cell office:value-type="float" office:value="0.5">
            <text:p>0.500000</text:p>
          </table:table-cell>
          <table:covered-table-cell/>
          <table:table-cell table:formula="of:=[.B$9]*[.E9]" office:value-type="float" office:value="0">
            <text:p>0.000000</text:p>
          </table:table-cell>
          <table:covered-table-cell table:number-columns-repeated="3"/>
          <table:table-cell table:formula="of:=[.E9]+(learningrate*[.B$9]*[.J3])" office:value-type="float" office:value="0.5">
            <text:p>0.500000</text:p>
          </table:table-cell>
          <table:table-cell/>
          <table:table-cell table:formula="of:=CONCATENATE([.O3];&quot;-&quot;;[.F$99])" office:value-type="string" office:string-value="0-6">
            <text:p>0-6</text:p>
          </table:table-cell>
          <table:table-cell office:value-type="float" office:value="0.5">
            <text:p>0.500000</text:p>
          </table:table-cell>
          <table:covered-table-cell/>
          <table:table-cell table:formula="of:=[.N9]*[.H$99]" office:value-type="float" office:value="0.1875">
            <text:p>0.187500</text:p>
          </table:table-cell>
          <table:covered-table-cell table:number-columns-repeated="3"/>
          <table:table-cell table:formula="of:=[.N9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0])" office:value-type="string" office:string-value="0-7">
            <text:p>0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0]" office:value-type="float" office:value="0.5">
            <text:p>0.500000</text:p>
          </table:table-cell>
          <table:covered-table-cell table:number-columns-repeated="3"/>
          <table:table-cell table:formula="of:=[.E10]+(learningrate*[.B$10]*[.J3])" office:value-type="float" office:value="0.5625">
            <text:p>0.562500</text:p>
          </table:table-cell>
          <table:table-cell/>
          <table:table-cell table:formula="of:=CONCATENATE([.O3];&quot;-&quot;;[.F$115])" office:value-type="string" office:string-value="0-7">
            <text:p>0-7</text:p>
          </table:table-cell>
          <table:table-cell office:value-type="float" office:value="0.5">
            <text:p>0.500000</text:p>
          </table:table-cell>
          <table:covered-table-cell/>
          <table:table-cell table:formula="of:=[.N10]*[.H$115]" office:value-type="float" office:value="0.1875">
            <text:p>0.187500</text:p>
          </table:table-cell>
          <table:covered-table-cell table:number-columns-repeated="3"/>
          <table:table-cell table:formula="of:=[.N10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1])" office:value-type="string" office:string-value="0-8">
            <text:p>0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1]" office:value-type="float" office:value="0.5">
            <text:p>0.500000</text:p>
          </table:table-cell>
          <table:covered-table-cell table:number-columns-repeated="3"/>
          <table:table-cell table:formula="of:=[.E11]+(learningrate*[.B$11]*[.J3])" office:value-type="float" office:value="0.5625">
            <text:p>0.562500</text:p>
          </table:table-cell>
          <table:table-cell/>
          <table:table-cell table:formula="of:=CONCATENATE([.O3];&quot;-&quot;;[.F$131])" office:value-type="string" office:string-value="0-8">
            <text:p>0-8</text:p>
          </table:table-cell>
          <table:table-cell office:value-type="float" office:value="0.5">
            <text:p>0.500000</text:p>
          </table:table-cell>
          <table:covered-table-cell/>
          <table:table-cell table:formula="of:=[.N11]*[.H$131]" office:value-type="float" office:value="0.1875">
            <text:p>0.187500</text:p>
          </table:table-cell>
          <table:covered-table-cell table:number-columns-repeated="3"/>
          <table:table-cell table:formula="of:=[.N11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CONCATENATE([.F3];&quot;-&quot;;[.A$12])" office:value-type="string" office:string-value="0-9">
            <text:p>0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2]" office:value-type="float" office:value="0">
            <text:p>0.000000</text:p>
          </table:table-cell>
          <table:covered-table-cell table:number-columns-repeated="3"/>
          <table:table-cell table:formula="of:=[.E12]+(learningrate*[.B$12]*[.J3])" office:value-type="float" office:value="0.5">
            <text:p>0.500000</text:p>
          </table:table-cell>
          <table:table-cell/>
          <table:table-cell table:formula="of:=CONCATENATE([.O3];&quot;-&quot;;[.F$147])" office:value-type="string" office:string-value="0-9">
            <text:p>0-9</text:p>
          </table:table-cell>
          <table:table-cell office:value-type="float" office:value="0.5">
            <text:p>0.500000</text:p>
          </table:table-cell>
          <table:covered-table-cell/>
          <table:table-cell table:formula="of:=[.N12]*[.H$147]" office:value-type="float" office:value="0.1875">
            <text:p>0.187500</text:p>
          </table:table-cell>
          <table:covered-table-cell table:number-columns-repeated="3"/>
          <table:table-cell table:formula="of:=[.N12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CONCATENATE([.F3];&quot;-&quot;;[.A$13])" office:value-type="string" office:string-value="0-10">
            <text:p>0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3]" office:value-type="float" office:value="0">
            <text:p>0.000000</text:p>
          </table:table-cell>
          <table:covered-table-cell table:number-columns-repeated="3"/>
          <table:table-cell table:formula="of:=[.E13]+(learningrate*[.B$13]*[.J3])" office:value-type="float" office:value="0.5">
            <text:p>0.500000</text:p>
          </table:table-cell>
          <table:table-cell/>
          <table:table-cell table:formula="of:=CONCATENATE([.O3];&quot;-&quot;;[.F$163])" office:value-type="string" office:string-value="0-10">
            <text:p>0-10</text:p>
          </table:table-cell>
          <table:table-cell office:value-type="float" office:value="0.5">
            <text:p>0.500000</text:p>
          </table:table-cell>
          <table:covered-table-cell/>
          <table:table-cell table:formula="of:=[.N13]*[.H$163]" office:value-type="float" office:value="0.1875">
            <text:p>0.187500</text:p>
          </table:table-cell>
          <table:covered-table-cell table:number-columns-repeated="3"/>
          <table:table-cell table:formula="of:=[.N13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4])" office:value-type="string" office:string-value="0-11">
            <text:p>0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4]" office:value-type="float" office:value="0.5">
            <text:p>0.500000</text:p>
          </table:table-cell>
          <table:covered-table-cell table:number-columns-repeated="3"/>
          <table:table-cell table:formula="of:=[.E14]+(learningrate*[.B$14]*[.J3])" office:value-type="float" office:value="0.5625">
            <text:p>0.562500</text:p>
          </table:table-cell>
          <table:table-cell/>
          <table:table-cell table:formula="of:=CONCATENATE([.O3];&quot;-&quot;;[.F$179])" office:value-type="string" office:string-value="0-11">
            <text:p>0-11</text:p>
          </table:table-cell>
          <table:table-cell office:value-type="float" office:value="0.5">
            <text:p>0.500000</text:p>
          </table:table-cell>
          <table:covered-table-cell/>
          <table:table-cell table:formula="of:=[.N14]*[.H$179]" office:value-type="float" office:value="0.1875">
            <text:p>0.187500</text:p>
          </table:table-cell>
          <table:covered-table-cell table:number-columns-repeated="3"/>
          <table:table-cell table:formula="of:=[.N14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5])" office:value-type="string" office:string-value="0-12">
            <text:p>0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5]" office:value-type="float" office:value="0.5">
            <text:p>0.500000</text:p>
          </table:table-cell>
          <table:covered-table-cell table:number-columns-repeated="3"/>
          <table:table-cell table:formula="of:=[.E15]+(learningrate*[.B$15]*[.J3])" office:value-type="float" office:value="0.5625">
            <text:p>0.562500</text:p>
          </table:table-cell>
          <table:table-cell/>
          <table:table-cell table:formula="of:=CONCATENATE([.O3];&quot;-&quot;;[.F$195])" office:value-type="string" office:string-value="0-12">
            <text:p>0-12</text:p>
          </table:table-cell>
          <table:table-cell office:value-type="float" office:value="0.5">
            <text:p>0.500000</text:p>
          </table:table-cell>
          <table:covered-table-cell/>
          <table:table-cell table:formula="of:=[.N15]*[.H$195]" office:value-type="float" office:value="0.1875">
            <text:p>0.187500</text:p>
          </table:table-cell>
          <table:covered-table-cell table:number-columns-repeated="3"/>
          <table:table-cell table:formula="of:=[.N15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6])" office:value-type="string" office:string-value="0-13">
            <text:p>0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6]" office:value-type="float" office:value="0.5">
            <text:p>0.500000</text:p>
          </table:table-cell>
          <table:covered-table-cell table:number-columns-repeated="3"/>
          <table:table-cell table:formula="of:=[.E16]+(learningrate*[.B$16]*[.J3])" office:value-type="float" office:value="0.5625">
            <text:p>0.562500</text:p>
          </table:table-cell>
          <table:table-cell/>
          <table:table-cell table:formula="of:=CONCATENATE([.O3];&quot;-&quot;;[.F$211])" office:value-type="string" office:string-value="0-13">
            <text:p>0-13</text:p>
          </table:table-cell>
          <table:table-cell office:value-type="float" office:value="0.5">
            <text:p>0.500000</text:p>
          </table:table-cell>
          <table:covered-table-cell/>
          <table:table-cell table:formula="of:=[.N16]*[.H$211]" office:value-type="float" office:value="0.1875">
            <text:p>0.187500</text:p>
          </table:table-cell>
          <table:covered-table-cell table:number-columns-repeated="3"/>
          <table:table-cell table:formula="of:=[.N16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7])" office:value-type="string" office:string-value="0-14">
            <text:p>0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7]" office:value-type="float" office:value="0.5">
            <text:p>0.500000</text:p>
          </table:table-cell>
          <table:covered-table-cell table:number-columns-repeated="3"/>
          <table:table-cell table:formula="of:=[.E17]+(learningrate*[.B$17]*[.J3])" office:value-type="float" office:value="0.5625">
            <text:p>0.562500</text:p>
          </table:table-cell>
          <table:table-cell/>
          <table:table-cell table:formula="of:=CONCATENATE([.O3];&quot;-&quot;;[.F$227])" office:value-type="string" office:string-value="0-14">
            <text:p>0-14</text:p>
          </table:table-cell>
          <table:table-cell office:value-type="float" office:value="0.5">
            <text:p>0.500000</text:p>
          </table:table-cell>
          <table:covered-table-cell/>
          <table:table-cell table:formula="of:=[.N17]*[.H$227]" office:value-type="float" office:value="0.1875">
            <text:p>0.187500</text:p>
          </table:table-cell>
          <table:covered-table-cell table:number-columns-repeated="3"/>
          <table:table-cell table:formula="of:=[.N17]+(learningrate*[.H3]*[.S3])" office:value-type="float" office:value="0.53046875">
            <text:p>0.53046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formula="of:=CONCATENATE([.F3];&quot;-&quot;;[.A$18])" office:value-type="string" office:string-value="0-15">
            <text:p>0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8]" office:value-type="float" office:value="0.5">
            <text:p>0.500000</text:p>
          </table:table-cell>
          <table:covered-table-cell table:number-columns-repeated="3"/>
          <table:table-cell table:formula="of:=[.E18]+(learningrate*[.B$18]*[.J3])" office:value-type="float" office:value="0.5625">
            <text:p>0.562500</text:p>
          </table:table-cell>
          <table:table-cell/>
          <table:table-cell table:formula="of:=CONCATENATE([.O3];&quot;-&quot;;[.F$243])" office:value-type="string" office:string-value="0-15">
            <text:p>0-15</text:p>
          </table:table-cell>
          <table:table-cell office:value-type="float" office:value="0.5">
            <text:p>0.500000</text:p>
          </table:table-cell>
          <table:covered-table-cell/>
          <table:table-cell table:formula="of:=[.N18]*[.H$243]" office:value-type="float" office:value="0.1875">
            <text:p>0.187500</text:p>
          </table:table-cell>
          <table:covered-table-cell table:number-columns-repeated="3"/>
          <table:table-cell table:formula="of:=[.N18]+(learningrate*[.H3]*[.S3])" office:value-type="float" office:value="0.53046875">
            <text:p>0.530469</text:p>
          </table:table-cell>
        </table:table-row>
        <table:table-row table:style-name="ro1">
          <table:table-cell table:number-columns-repeated="3"/>
          <table:table-cell table:formula="of:=CONCATENATE([.F19];&quot;-&quot;;[.A$3])" office:value-type="string" office:string-value="1-0">
            <text:p>1-0</text:p>
          </table:table-cell>
          <table:table-cell office:value-type="float" office:value="0.5">
            <text:p>0.500000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B$3]*[.E19]" office:value-type="float" office:value="0.5">
            <text:p>0.500000</text:p>
          </table:table-cell>
          <table:table-cell table:style-name="ce4" table:formula="of:=SUMPRODUCT([.B$3:.B$18];[.E19:.E34])/16" office:value-type="float" office:value="0.375" table:number-columns-spanned="1" table:number-rows-spanned="16">
            <text:p>0.375000</text:p>
          </table:table-cell>
          <table:table-cell table:style-name="ce3" table:formula="of:=[.B4]" office:value-type="float" office:value="1" table:number-columns-spanned="1" table:number-rows-spanned="16">
            <text:p>1</text:p>
          </table:table-cell>
          <table:table-cell table:style-name="ce4" table:formula="of:=[.I19]-[.H19]" office:value-type="float" office:value="0.625" table:number-columns-spanned="1" table:number-rows-spanned="16">
            <text:p>0.625000</text:p>
          </table:table-cell>
          <table:table-cell table:formula="of:=[.E19]+(learningrate*[.B$3]*[.J19])" office:value-type="float" office:value="0.5625">
            <text:p>0.562500</text:p>
          </table:table-cell>
          <table:table-cell/>
          <table:table-cell table:formula="of:=CONCATENATE([.O19];&quot;-&quot;;[.F$3])" office:value-type="string" office:string-value="1-0">
            <text:p>1-0</text:p>
          </table:table-cell>
          <table:table-cell office:value-type="float" office:value="0.5">
            <text:p>0.500000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N19]*[.H$3]" office:value-type="float" office:value="0.1875">
            <text:p>0.187500</text:p>
          </table:table-cell>
          <table:table-cell table:style-name="ce3" table:formula="of:=SUM([.P19:.P34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9]-[.Q19]" office:value-type="float" office:value="-0.1875" table:number-columns-spanned="1" table:number-rows-spanned="16">
            <text:p>-0.1875</text:p>
          </table:table-cell>
          <table:table-cell table:formula="of:=[.N19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4])" office:value-type="string" office:string-value="1-1">
            <text:p>1-1</text:p>
          </table:table-cell>
          <table:table-cell office:value-type="float" office:value="0.5">
            <text:p>0.500000</text:p>
          </table:table-cell>
          <table:covered-table-cell/>
          <table:table-cell table:formula="of:=[.B$4]*[.E20]" office:value-type="float" office:value="0.5">
            <text:p>0.500000</text:p>
          </table:table-cell>
          <table:covered-table-cell table:number-columns-repeated="3"/>
          <table:table-cell table:formula="of:=[.E20]+(learningrate*[.B$4]*[.J19])" office:value-type="float" office:value="0.5625">
            <text:p>0.562500</text:p>
          </table:table-cell>
          <table:table-cell/>
          <table:table-cell table:formula="of:=CONCATENATE([.O19];&quot;-&quot;;[.F$19])" office:value-type="string" office:string-value="1-1">
            <text:p>1-1</text:p>
          </table:table-cell>
          <table:table-cell office:value-type="float" office:value="0.5">
            <text:p>0.500000</text:p>
          </table:table-cell>
          <table:covered-table-cell/>
          <table:table-cell table:formula="of:=[.N20]*[.H$19]" office:value-type="float" office:value="0.1875">
            <text:p>0.187500</text:p>
          </table:table-cell>
          <table:covered-table-cell table:number-columns-repeated="3"/>
          <table:table-cell table:formula="of:=[.N20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5])" office:value-type="string" office:string-value="1-2">
            <text:p>1-2</text:p>
          </table:table-cell>
          <table:table-cell office:value-type="float" office:value="0.5">
            <text:p>0.500000</text:p>
          </table:table-cell>
          <table:covered-table-cell/>
          <table:table-cell table:formula="of:=[.B$5]*[.E21]" office:value-type="float" office:value="0.5">
            <text:p>0.500000</text:p>
          </table:table-cell>
          <table:covered-table-cell table:number-columns-repeated="3"/>
          <table:table-cell table:formula="of:=[.E21]+(learningrate*[.B$5]*[.J19])" office:value-type="float" office:value="0.5625">
            <text:p>0.562500</text:p>
          </table:table-cell>
          <table:table-cell/>
          <table:table-cell table:formula="of:=CONCATENATE([.O19];&quot;-&quot;;[.F$35])" office:value-type="string" office:string-value="1-2">
            <text:p>1-2</text:p>
          </table:table-cell>
          <table:table-cell office:value-type="float" office:value="0.5">
            <text:p>0.500000</text:p>
          </table:table-cell>
          <table:covered-table-cell/>
          <table:table-cell table:formula="of:=[.N21]*[.H$35]" office:value-type="float" office:value="0.1875">
            <text:p>0.187500</text:p>
          </table:table-cell>
          <table:covered-table-cell table:number-columns-repeated="3"/>
          <table:table-cell table:formula="of:=[.N21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6])" office:value-type="string" office:string-value="1-3">
            <text:p>1-3</text:p>
          </table:table-cell>
          <table:table-cell office:value-type="float" office:value="0.5">
            <text:p>0.500000</text:p>
          </table:table-cell>
          <table:covered-table-cell/>
          <table:table-cell table:formula="of:=[.B$6]*[.E22]" office:value-type="float" office:value="0.5">
            <text:p>0.500000</text:p>
          </table:table-cell>
          <table:covered-table-cell table:number-columns-repeated="3"/>
          <table:table-cell table:formula="of:=[.E22]+(learningrate*[.B$6]*[.J19])" office:value-type="float" office:value="0.5625">
            <text:p>0.562500</text:p>
          </table:table-cell>
          <table:table-cell/>
          <table:table-cell table:formula="of:=CONCATENATE([.O19];&quot;-&quot;;[.F$51])" office:value-type="string" office:string-value="1-3">
            <text:p>1-3</text:p>
          </table:table-cell>
          <table:table-cell office:value-type="float" office:value="0.5">
            <text:p>0.500000</text:p>
          </table:table-cell>
          <table:covered-table-cell/>
          <table:table-cell table:formula="of:=[.N22]*[.H$51]" office:value-type="float" office:value="0.1875">
            <text:p>0.187500</text:p>
          </table:table-cell>
          <table:covered-table-cell table:number-columns-repeated="3"/>
          <table:table-cell table:formula="of:=[.N22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7])" office:value-type="string" office:string-value="1-4">
            <text:p>1-4</text:p>
          </table:table-cell>
          <table:table-cell office:value-type="float" office:value="0.5">
            <text:p>0.500000</text:p>
          </table:table-cell>
          <table:covered-table-cell/>
          <table:table-cell table:formula="of:=[.B$7]*[.E23]" office:value-type="float" office:value="0.5">
            <text:p>0.500000</text:p>
          </table:table-cell>
          <table:covered-table-cell table:number-columns-repeated="3"/>
          <table:table-cell table:formula="of:=[.E23]+(learningrate*[.B$7]*[.J19])" office:value-type="float" office:value="0.5625">
            <text:p>0.562500</text:p>
          </table:table-cell>
          <table:table-cell/>
          <table:table-cell table:formula="of:=CONCATENATE([.O19];&quot;-&quot;;[.F$67])" office:value-type="string" office:string-value="1-4">
            <text:p>1-4</text:p>
          </table:table-cell>
          <table:table-cell office:value-type="float" office:value="0.5">
            <text:p>0.500000</text:p>
          </table:table-cell>
          <table:covered-table-cell/>
          <table:table-cell table:formula="of:=[.N23]*[.H$67]" office:value-type="float" office:value="0.1875">
            <text:p>0.187500</text:p>
          </table:table-cell>
          <table:covered-table-cell table:number-columns-repeated="3"/>
          <table:table-cell table:formula="of:=[.N23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8])" office:value-type="string" office:string-value="1-5">
            <text:p>1-5</text:p>
          </table:table-cell>
          <table:table-cell office:value-type="float" office:value="0.5">
            <text:p>0.500000</text:p>
          </table:table-cell>
          <table:covered-table-cell/>
          <table:table-cell table:formula="of:=[.B$8]*[.E24]" office:value-type="float" office:value="0">
            <text:p>0.000000</text:p>
          </table:table-cell>
          <table:covered-table-cell table:number-columns-repeated="3"/>
          <table:table-cell table:formula="of:=[.E24]+(learningrate*[.B$8]*[.J19])" office:value-type="float" office:value="0.5">
            <text:p>0.500000</text:p>
          </table:table-cell>
          <table:table-cell/>
          <table:table-cell table:formula="of:=CONCATENATE([.O19];&quot;-&quot;;[.F$83])" office:value-type="string" office:string-value="1-5">
            <text:p>1-5</text:p>
          </table:table-cell>
          <table:table-cell office:value-type="float" office:value="0.5">
            <text:p>0.500000</text:p>
          </table:table-cell>
          <table:covered-table-cell/>
          <table:table-cell table:formula="of:=[.N24]*[.H$83]" office:value-type="float" office:value="0.1875">
            <text:p>0.187500</text:p>
          </table:table-cell>
          <table:covered-table-cell table:number-columns-repeated="3"/>
          <table:table-cell table:formula="of:=[.N24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9])" office:value-type="string" office:string-value="1-6">
            <text:p>1-6</text:p>
          </table:table-cell>
          <table:table-cell office:value-type="float" office:value="0.5">
            <text:p>0.500000</text:p>
          </table:table-cell>
          <table:covered-table-cell/>
          <table:table-cell table:formula="of:=[.B$9]*[.E25]" office:value-type="float" office:value="0">
            <text:p>0.000000</text:p>
          </table:table-cell>
          <table:covered-table-cell table:number-columns-repeated="3"/>
          <table:table-cell table:formula="of:=[.E25]+(learningrate*[.B$9]*[.J19])" office:value-type="float" office:value="0.5">
            <text:p>0.500000</text:p>
          </table:table-cell>
          <table:table-cell/>
          <table:table-cell table:formula="of:=CONCATENATE([.O19];&quot;-&quot;;[.F$99])" office:value-type="string" office:string-value="1-6">
            <text:p>1-6</text:p>
          </table:table-cell>
          <table:table-cell office:value-type="float" office:value="0.5">
            <text:p>0.500000</text:p>
          </table:table-cell>
          <table:covered-table-cell/>
          <table:table-cell table:formula="of:=[.N25]*[.H$99]" office:value-type="float" office:value="0.1875">
            <text:p>0.187500</text:p>
          </table:table-cell>
          <table:covered-table-cell table:number-columns-repeated="3"/>
          <table:table-cell table:formula="of:=[.N25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0])" office:value-type="string" office:string-value="1-7">
            <text:p>1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26]" office:value-type="float" office:value="0.5">
            <text:p>0.500000</text:p>
          </table:table-cell>
          <table:covered-table-cell table:number-columns-repeated="3"/>
          <table:table-cell table:formula="of:=[.E26]+(learningrate*[.B$10]*[.J19])" office:value-type="float" office:value="0.5625">
            <text:p>0.562500</text:p>
          </table:table-cell>
          <table:table-cell/>
          <table:table-cell table:formula="of:=CONCATENATE([.O19];&quot;-&quot;;[.F$115])" office:value-type="string" office:string-value="1-7">
            <text:p>1-7</text:p>
          </table:table-cell>
          <table:table-cell office:value-type="float" office:value="0.5">
            <text:p>0.500000</text:p>
          </table:table-cell>
          <table:covered-table-cell/>
          <table:table-cell table:formula="of:=[.N26]*[.H$115]" office:value-type="float" office:value="0.1875">
            <text:p>0.187500</text:p>
          </table:table-cell>
          <table:covered-table-cell table:number-columns-repeated="3"/>
          <table:table-cell table:formula="of:=[.N26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1])" office:value-type="string" office:string-value="1-8">
            <text:p>1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27]" office:value-type="float" office:value="0.5">
            <text:p>0.500000</text:p>
          </table:table-cell>
          <table:covered-table-cell table:number-columns-repeated="3"/>
          <table:table-cell table:formula="of:=[.E27]+(learningrate*[.B$11]*[.J19])" office:value-type="float" office:value="0.5625">
            <text:p>0.562500</text:p>
          </table:table-cell>
          <table:table-cell/>
          <table:table-cell table:formula="of:=CONCATENATE([.O19];&quot;-&quot;;[.F$131])" office:value-type="string" office:string-value="1-8">
            <text:p>1-8</text:p>
          </table:table-cell>
          <table:table-cell office:value-type="float" office:value="0.5">
            <text:p>0.500000</text:p>
          </table:table-cell>
          <table:covered-table-cell/>
          <table:table-cell table:formula="of:=[.N27]*[.H$131]" office:value-type="float" office:value="0.1875">
            <text:p>0.187500</text:p>
          </table:table-cell>
          <table:covered-table-cell table:number-columns-repeated="3"/>
          <table:table-cell table:formula="of:=[.N27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2])" office:value-type="string" office:string-value="1-9">
            <text:p>1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28]" office:value-type="float" office:value="0">
            <text:p>0.000000</text:p>
          </table:table-cell>
          <table:covered-table-cell table:number-columns-repeated="3"/>
          <table:table-cell table:formula="of:=[.E28]+(learningrate*[.B$12]*[.J19])" office:value-type="float" office:value="0.5">
            <text:p>0.500000</text:p>
          </table:table-cell>
          <table:table-cell/>
          <table:table-cell table:formula="of:=CONCATENATE([.O19];&quot;-&quot;;[.F$147])" office:value-type="string" office:string-value="1-9">
            <text:p>1-9</text:p>
          </table:table-cell>
          <table:table-cell office:value-type="float" office:value="0.5">
            <text:p>0.500000</text:p>
          </table:table-cell>
          <table:covered-table-cell/>
          <table:table-cell table:formula="of:=[.N28]*[.H$147]" office:value-type="float" office:value="0.1875">
            <text:p>0.187500</text:p>
          </table:table-cell>
          <table:covered-table-cell table:number-columns-repeated="3"/>
          <table:table-cell table:formula="of:=[.N28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3])" office:value-type="string" office:string-value="1-10">
            <text:p>1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29]" office:value-type="float" office:value="0">
            <text:p>0.000000</text:p>
          </table:table-cell>
          <table:covered-table-cell table:number-columns-repeated="3"/>
          <table:table-cell table:formula="of:=[.E29]+(learningrate*[.B$13]*[.J19])" office:value-type="float" office:value="0.5">
            <text:p>0.500000</text:p>
          </table:table-cell>
          <table:table-cell/>
          <table:table-cell table:formula="of:=CONCATENATE([.O19];&quot;-&quot;;[.F$163])" office:value-type="string" office:string-value="1-10">
            <text:p>1-10</text:p>
          </table:table-cell>
          <table:table-cell office:value-type="float" office:value="0.5">
            <text:p>0.500000</text:p>
          </table:table-cell>
          <table:covered-table-cell/>
          <table:table-cell table:formula="of:=[.N29]*[.H$163]" office:value-type="float" office:value="0.1875">
            <text:p>0.187500</text:p>
          </table:table-cell>
          <table:covered-table-cell table:number-columns-repeated="3"/>
          <table:table-cell table:formula="of:=[.N29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4])" office:value-type="string" office:string-value="1-11">
            <text:p>1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30]" office:value-type="float" office:value="0.5">
            <text:p>0.500000</text:p>
          </table:table-cell>
          <table:covered-table-cell table:number-columns-repeated="3"/>
          <table:table-cell table:formula="of:=[.E30]+(learningrate*[.B$14]*[.J19])" office:value-type="float" office:value="0.5625">
            <text:p>0.562500</text:p>
          </table:table-cell>
          <table:table-cell/>
          <table:table-cell table:formula="of:=CONCATENATE([.O19];&quot;-&quot;;[.F$179])" office:value-type="string" office:string-value="1-11">
            <text:p>1-11</text:p>
          </table:table-cell>
          <table:table-cell office:value-type="float" office:value="0.5">
            <text:p>0.500000</text:p>
          </table:table-cell>
          <table:covered-table-cell/>
          <table:table-cell table:formula="of:=[.N30]*[.H$179]" office:value-type="float" office:value="0.1875">
            <text:p>0.187500</text:p>
          </table:table-cell>
          <table:covered-table-cell table:number-columns-repeated="3"/>
          <table:table-cell table:formula="of:=[.N30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5])" office:value-type="string" office:string-value="1-12">
            <text:p>1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31]" office:value-type="float" office:value="0.5">
            <text:p>0.500000</text:p>
          </table:table-cell>
          <table:covered-table-cell table:number-columns-repeated="3"/>
          <table:table-cell table:formula="of:=[.E31]+(learningrate*[.B$15]*[.J19])" office:value-type="float" office:value="0.5625">
            <text:p>0.562500</text:p>
          </table:table-cell>
          <table:table-cell/>
          <table:table-cell table:formula="of:=CONCATENATE([.O19];&quot;-&quot;;[.F$195])" office:value-type="string" office:string-value="1-12">
            <text:p>1-12</text:p>
          </table:table-cell>
          <table:table-cell office:value-type="float" office:value="0.5">
            <text:p>0.500000</text:p>
          </table:table-cell>
          <table:covered-table-cell/>
          <table:table-cell table:formula="of:=[.N31]*[.H$195]" office:value-type="float" office:value="0.1875">
            <text:p>0.187500</text:p>
          </table:table-cell>
          <table:covered-table-cell table:number-columns-repeated="3"/>
          <table:table-cell table:formula="of:=[.N31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6])" office:value-type="string" office:string-value="1-13">
            <text:p>1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32]" office:value-type="float" office:value="0.5">
            <text:p>0.500000</text:p>
          </table:table-cell>
          <table:covered-table-cell table:number-columns-repeated="3"/>
          <table:table-cell table:formula="of:=[.E32]+(learningrate*[.B$16]*[.J19])" office:value-type="float" office:value="0.5625">
            <text:p>0.562500</text:p>
          </table:table-cell>
          <table:table-cell/>
          <table:table-cell table:formula="of:=CONCATENATE([.O19];&quot;-&quot;;[.F$211])" office:value-type="string" office:string-value="1-13">
            <text:p>1-13</text:p>
          </table:table-cell>
          <table:table-cell office:value-type="float" office:value="0.5">
            <text:p>0.500000</text:p>
          </table:table-cell>
          <table:covered-table-cell/>
          <table:table-cell table:formula="of:=[.N32]*[.H$211]" office:value-type="float" office:value="0.1875">
            <text:p>0.187500</text:p>
          </table:table-cell>
          <table:covered-table-cell table:number-columns-repeated="3"/>
          <table:table-cell table:formula="of:=[.N32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7])" office:value-type="string" office:string-value="1-14">
            <text:p>1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33]" office:value-type="float" office:value="0.5">
            <text:p>0.500000</text:p>
          </table:table-cell>
          <table:covered-table-cell table:number-columns-repeated="3"/>
          <table:table-cell table:formula="of:=[.E33]+(learningrate*[.B$17]*[.J19])" office:value-type="float" office:value="0.5625">
            <text:p>0.562500</text:p>
          </table:table-cell>
          <table:table-cell/>
          <table:table-cell table:formula="of:=CONCATENATE([.O19];&quot;-&quot;;[.F$227])" office:value-type="string" office:string-value="1-14">
            <text:p>1-14</text:p>
          </table:table-cell>
          <table:table-cell office:value-type="float" office:value="0.5">
            <text:p>0.500000</text:p>
          </table:table-cell>
          <table:covered-table-cell/>
          <table:table-cell table:formula="of:=[.N33]*[.H$227]" office:value-type="float" office:value="0.1875">
            <text:p>0.187500</text:p>
          </table:table-cell>
          <table:covered-table-cell table:number-columns-repeated="3"/>
          <table:table-cell table:formula="of:=[.N33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9];&quot;-&quot;;[.A$18])" office:value-type="string" office:string-value="1-15">
            <text:p>1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34]" office:value-type="float" office:value="0.5">
            <text:p>0.500000</text:p>
          </table:table-cell>
          <table:covered-table-cell table:number-columns-repeated="3"/>
          <table:table-cell table:formula="of:=[.E34]+(learningrate*[.B$18]*[.J19])" office:value-type="float" office:value="0.5625">
            <text:p>0.562500</text:p>
          </table:table-cell>
          <table:table-cell/>
          <table:table-cell table:formula="of:=CONCATENATE([.O19];&quot;-&quot;;[.F$243])" office:value-type="string" office:string-value="1-15">
            <text:p>1-15</text:p>
          </table:table-cell>
          <table:table-cell office:value-type="float" office:value="0.5">
            <text:p>0.500000</text:p>
          </table:table-cell>
          <table:covered-table-cell/>
          <table:table-cell table:formula="of:=[.N34]*[.H$243]" office:value-type="float" office:value="0.1875">
            <text:p>0.187500</text:p>
          </table:table-cell>
          <table:covered-table-cell table:number-columns-repeated="3"/>
          <table:table-cell table:formula="of:=[.N34]+(learningrate*[.H19]*[.S1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3])" office:value-type="string" office:string-value="2-0">
            <text:p>2-0</text:p>
          </table:table-cell>
          <table:table-cell office:value-type="float" office:value="0.5">
            <text:p>0.500000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B$3]*[.E35]" office:value-type="float" office:value="0.5">
            <text:p>0.500000</text:p>
          </table:table-cell>
          <table:table-cell table:style-name="ce4" table:formula="of:=SUMPRODUCT([.B$3:.B$18];[.E35:.E50])/16" office:value-type="float" office:value="0.375" table:number-columns-spanned="1" table:number-rows-spanned="16">
            <text:p>0.375000</text:p>
          </table:table-cell>
          <table:table-cell table:style-name="ce3" table:formula="of:=[.B5]" office:value-type="float" office:value="1" table:number-columns-spanned="1" table:number-rows-spanned="16">
            <text:p>1</text:p>
          </table:table-cell>
          <table:table-cell table:style-name="ce4" table:formula="of:=[.I35]-[.H35]" office:value-type="float" office:value="0.625" table:number-columns-spanned="1" table:number-rows-spanned="16">
            <text:p>0.625000</text:p>
          </table:table-cell>
          <table:table-cell table:formula="of:=[.E35]+(learningrate*[.B$3]*[.J35])" office:value-type="float" office:value="0.5625">
            <text:p>0.562500</text:p>
          </table:table-cell>
          <table:table-cell/>
          <table:table-cell table:formula="of:=CONCATENATE([.O35];&quot;-&quot;;[.F$3])" office:value-type="string" office:string-value="2-0">
            <text:p>2-0</text:p>
          </table:table-cell>
          <table:table-cell office:value-type="float" office:value="0.5">
            <text:p>0.500000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N35]*[.H$3]" office:value-type="float" office:value="0.1875">
            <text:p>0.187500</text:p>
          </table:table-cell>
          <table:table-cell table:style-name="ce3" table:formula="of:=SUM([.P35:.P50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35]-[.Q35]" office:value-type="float" office:value="-0.1875" table:number-columns-spanned="1" table:number-rows-spanned="16">
            <text:p>-0.1875</text:p>
          </table:table-cell>
          <table:table-cell table:formula="of:=[.N35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4])" office:value-type="string" office:string-value="2-1">
            <text:p>2-1</text:p>
          </table:table-cell>
          <table:table-cell office:value-type="float" office:value="0.5">
            <text:p>0.500000</text:p>
          </table:table-cell>
          <table:covered-table-cell/>
          <table:table-cell table:formula="of:=[.B$4]*[.E36]" office:value-type="float" office:value="0.5">
            <text:p>0.500000</text:p>
          </table:table-cell>
          <table:covered-table-cell table:number-columns-repeated="3"/>
          <table:table-cell table:formula="of:=[.E36]+(learningrate*[.B$4]*[.J35])" office:value-type="float" office:value="0.5625">
            <text:p>0.562500</text:p>
          </table:table-cell>
          <table:table-cell/>
          <table:table-cell table:formula="of:=CONCATENATE([.O35];&quot;-&quot;;[.F$19])" office:value-type="string" office:string-value="2-1">
            <text:p>2-1</text:p>
          </table:table-cell>
          <table:table-cell office:value-type="float" office:value="0.5">
            <text:p>0.500000</text:p>
          </table:table-cell>
          <table:covered-table-cell/>
          <table:table-cell table:formula="of:=[.N36]*[.H$19]" office:value-type="float" office:value="0.1875">
            <text:p>0.187500</text:p>
          </table:table-cell>
          <table:covered-table-cell table:number-columns-repeated="3"/>
          <table:table-cell table:formula="of:=[.N36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5])" office:value-type="string" office:string-value="2-2">
            <text:p>2-2</text:p>
          </table:table-cell>
          <table:table-cell office:value-type="float" office:value="0.5">
            <text:p>0.500000</text:p>
          </table:table-cell>
          <table:covered-table-cell/>
          <table:table-cell table:formula="of:=[.B$5]*[.E37]" office:value-type="float" office:value="0.5">
            <text:p>0.500000</text:p>
          </table:table-cell>
          <table:covered-table-cell table:number-columns-repeated="3"/>
          <table:table-cell table:formula="of:=[.E37]+(learningrate*[.B$5]*[.J35])" office:value-type="float" office:value="0.5625">
            <text:p>0.562500</text:p>
          </table:table-cell>
          <table:table-cell/>
          <table:table-cell table:formula="of:=CONCATENATE([.O35];&quot;-&quot;;[.F$35])" office:value-type="string" office:string-value="2-2">
            <text:p>2-2</text:p>
          </table:table-cell>
          <table:table-cell office:value-type="float" office:value="0.5">
            <text:p>0.500000</text:p>
          </table:table-cell>
          <table:covered-table-cell/>
          <table:table-cell table:formula="of:=[.N37]*[.H$35]" office:value-type="float" office:value="0.1875">
            <text:p>0.187500</text:p>
          </table:table-cell>
          <table:covered-table-cell table:number-columns-repeated="3"/>
          <table:table-cell table:formula="of:=[.N37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6])" office:value-type="string" office:string-value="2-3">
            <text:p>2-3</text:p>
          </table:table-cell>
          <table:table-cell office:value-type="float" office:value="0.5">
            <text:p>0.500000</text:p>
          </table:table-cell>
          <table:covered-table-cell/>
          <table:table-cell table:formula="of:=[.B$6]*[.E38]" office:value-type="float" office:value="0.5">
            <text:p>0.500000</text:p>
          </table:table-cell>
          <table:covered-table-cell table:number-columns-repeated="3"/>
          <table:table-cell table:formula="of:=[.E38]+(learningrate*[.B$6]*[.J35])" office:value-type="float" office:value="0.5625">
            <text:p>0.562500</text:p>
          </table:table-cell>
          <table:table-cell/>
          <table:table-cell table:formula="of:=CONCATENATE([.O35];&quot;-&quot;;[.F$51])" office:value-type="string" office:string-value="2-3">
            <text:p>2-3</text:p>
          </table:table-cell>
          <table:table-cell office:value-type="float" office:value="0.5">
            <text:p>0.500000</text:p>
          </table:table-cell>
          <table:covered-table-cell/>
          <table:table-cell table:formula="of:=[.N38]*[.H$51]" office:value-type="float" office:value="0.1875">
            <text:p>0.187500</text:p>
          </table:table-cell>
          <table:covered-table-cell table:number-columns-repeated="3"/>
          <table:table-cell table:formula="of:=[.N38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7])" office:value-type="string" office:string-value="2-4">
            <text:p>2-4</text:p>
          </table:table-cell>
          <table:table-cell office:value-type="float" office:value="0.5">
            <text:p>0.500000</text:p>
          </table:table-cell>
          <table:covered-table-cell/>
          <table:table-cell table:formula="of:=[.B$7]*[.E39]" office:value-type="float" office:value="0.5">
            <text:p>0.500000</text:p>
          </table:table-cell>
          <table:covered-table-cell table:number-columns-repeated="3"/>
          <table:table-cell table:formula="of:=[.E39]+(learningrate*[.B$7]*[.J35])" office:value-type="float" office:value="0.5625">
            <text:p>0.562500</text:p>
          </table:table-cell>
          <table:table-cell/>
          <table:table-cell table:formula="of:=CONCATENATE([.O35];&quot;-&quot;;[.F$67])" office:value-type="string" office:string-value="2-4">
            <text:p>2-4</text:p>
          </table:table-cell>
          <table:table-cell office:value-type="float" office:value="0.5">
            <text:p>0.500000</text:p>
          </table:table-cell>
          <table:covered-table-cell/>
          <table:table-cell table:formula="of:=[.N39]*[.H$67]" office:value-type="float" office:value="0.1875">
            <text:p>0.187500</text:p>
          </table:table-cell>
          <table:covered-table-cell table:number-columns-repeated="3"/>
          <table:table-cell table:formula="of:=[.N39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8])" office:value-type="string" office:string-value="2-5">
            <text:p>2-5</text:p>
          </table:table-cell>
          <table:table-cell office:value-type="float" office:value="0.5">
            <text:p>0.500000</text:p>
          </table:table-cell>
          <table:covered-table-cell/>
          <table:table-cell table:formula="of:=[.B$8]*[.E40]" office:value-type="float" office:value="0">
            <text:p>0.000000</text:p>
          </table:table-cell>
          <table:covered-table-cell table:number-columns-repeated="3"/>
          <table:table-cell table:formula="of:=[.E40]+(learningrate*[.B$8]*[.J35])" office:value-type="float" office:value="0.5">
            <text:p>0.500000</text:p>
          </table:table-cell>
          <table:table-cell/>
          <table:table-cell table:formula="of:=CONCATENATE([.O35];&quot;-&quot;;[.F$83])" office:value-type="string" office:string-value="2-5">
            <text:p>2-5</text:p>
          </table:table-cell>
          <table:table-cell office:value-type="float" office:value="0.5">
            <text:p>0.500000</text:p>
          </table:table-cell>
          <table:covered-table-cell/>
          <table:table-cell table:formula="of:=[.N40]*[.H$83]" office:value-type="float" office:value="0.1875">
            <text:p>0.187500</text:p>
          </table:table-cell>
          <table:covered-table-cell table:number-columns-repeated="3"/>
          <table:table-cell table:formula="of:=[.N40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9])" office:value-type="string" office:string-value="2-6">
            <text:p>2-6</text:p>
          </table:table-cell>
          <table:table-cell office:value-type="float" office:value="0.5">
            <text:p>0.500000</text:p>
          </table:table-cell>
          <table:covered-table-cell/>
          <table:table-cell table:formula="of:=[.B$9]*[.E41]" office:value-type="float" office:value="0">
            <text:p>0.000000</text:p>
          </table:table-cell>
          <table:covered-table-cell table:number-columns-repeated="3"/>
          <table:table-cell table:formula="of:=[.E41]+(learningrate*[.B$9]*[.J35])" office:value-type="float" office:value="0.5">
            <text:p>0.500000</text:p>
          </table:table-cell>
          <table:table-cell/>
          <table:table-cell table:formula="of:=CONCATENATE([.O35];&quot;-&quot;;[.F$99])" office:value-type="string" office:string-value="2-6">
            <text:p>2-6</text:p>
          </table:table-cell>
          <table:table-cell office:value-type="float" office:value="0.5">
            <text:p>0.500000</text:p>
          </table:table-cell>
          <table:covered-table-cell/>
          <table:table-cell table:formula="of:=[.N41]*[.H$99]" office:value-type="float" office:value="0.1875">
            <text:p>0.187500</text:p>
          </table:table-cell>
          <table:covered-table-cell table:number-columns-repeated="3"/>
          <table:table-cell table:formula="of:=[.N41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0])" office:value-type="string" office:string-value="2-7">
            <text:p>2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42]" office:value-type="float" office:value="0.5">
            <text:p>0.500000</text:p>
          </table:table-cell>
          <table:covered-table-cell table:number-columns-repeated="3"/>
          <table:table-cell table:formula="of:=[.E42]+(learningrate*[.B$10]*[.J35])" office:value-type="float" office:value="0.5625">
            <text:p>0.562500</text:p>
          </table:table-cell>
          <table:table-cell/>
          <table:table-cell table:formula="of:=CONCATENATE([.O35];&quot;-&quot;;[.F$115])" office:value-type="string" office:string-value="2-7">
            <text:p>2-7</text:p>
          </table:table-cell>
          <table:table-cell office:value-type="float" office:value="0.5">
            <text:p>0.500000</text:p>
          </table:table-cell>
          <table:covered-table-cell/>
          <table:table-cell table:formula="of:=[.N42]*[.H$115]" office:value-type="float" office:value="0.1875">
            <text:p>0.187500</text:p>
          </table:table-cell>
          <table:covered-table-cell table:number-columns-repeated="3"/>
          <table:table-cell table:formula="of:=[.N42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1])" office:value-type="string" office:string-value="2-8">
            <text:p>2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43]" office:value-type="float" office:value="0.5">
            <text:p>0.500000</text:p>
          </table:table-cell>
          <table:covered-table-cell table:number-columns-repeated="3"/>
          <table:table-cell table:formula="of:=[.E43]+(learningrate*[.B$11]*[.J35])" office:value-type="float" office:value="0.5625">
            <text:p>0.562500</text:p>
          </table:table-cell>
          <table:table-cell/>
          <table:table-cell table:formula="of:=CONCATENATE([.O35];&quot;-&quot;;[.F$131])" office:value-type="string" office:string-value="2-8">
            <text:p>2-8</text:p>
          </table:table-cell>
          <table:table-cell office:value-type="float" office:value="0.5">
            <text:p>0.500000</text:p>
          </table:table-cell>
          <table:covered-table-cell/>
          <table:table-cell table:formula="of:=[.N43]*[.H$131]" office:value-type="float" office:value="0.1875">
            <text:p>0.187500</text:p>
          </table:table-cell>
          <table:covered-table-cell table:number-columns-repeated="3"/>
          <table:table-cell table:formula="of:=[.N43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2])" office:value-type="string" office:string-value="2-9">
            <text:p>2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44]" office:value-type="float" office:value="0">
            <text:p>0.000000</text:p>
          </table:table-cell>
          <table:covered-table-cell table:number-columns-repeated="3"/>
          <table:table-cell table:formula="of:=[.E44]+(learningrate*[.B$12]*[.J35])" office:value-type="float" office:value="0.5">
            <text:p>0.500000</text:p>
          </table:table-cell>
          <table:table-cell/>
          <table:table-cell table:formula="of:=CONCATENATE([.O35];&quot;-&quot;;[.F$147])" office:value-type="string" office:string-value="2-9">
            <text:p>2-9</text:p>
          </table:table-cell>
          <table:table-cell office:value-type="float" office:value="0.5">
            <text:p>0.500000</text:p>
          </table:table-cell>
          <table:covered-table-cell/>
          <table:table-cell table:formula="of:=[.N44]*[.H$147]" office:value-type="float" office:value="0.1875">
            <text:p>0.187500</text:p>
          </table:table-cell>
          <table:covered-table-cell table:number-columns-repeated="3"/>
          <table:table-cell table:formula="of:=[.N44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3])" office:value-type="string" office:string-value="2-10">
            <text:p>2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45]" office:value-type="float" office:value="0">
            <text:p>0.000000</text:p>
          </table:table-cell>
          <table:covered-table-cell table:number-columns-repeated="3"/>
          <table:table-cell table:formula="of:=[.E45]+(learningrate*[.B$13]*[.J35])" office:value-type="float" office:value="0.5">
            <text:p>0.500000</text:p>
          </table:table-cell>
          <table:table-cell/>
          <table:table-cell table:formula="of:=CONCATENATE([.O35];&quot;-&quot;;[.F$163])" office:value-type="string" office:string-value="2-10">
            <text:p>2-10</text:p>
          </table:table-cell>
          <table:table-cell office:value-type="float" office:value="0.5">
            <text:p>0.500000</text:p>
          </table:table-cell>
          <table:covered-table-cell/>
          <table:table-cell table:formula="of:=[.N45]*[.H$163]" office:value-type="float" office:value="0.1875">
            <text:p>0.187500</text:p>
          </table:table-cell>
          <table:covered-table-cell table:number-columns-repeated="3"/>
          <table:table-cell table:formula="of:=[.N45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4])" office:value-type="string" office:string-value="2-11">
            <text:p>2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46]" office:value-type="float" office:value="0.5">
            <text:p>0.500000</text:p>
          </table:table-cell>
          <table:covered-table-cell table:number-columns-repeated="3"/>
          <table:table-cell table:formula="of:=[.E46]+(learningrate*[.B$14]*[.J35])" office:value-type="float" office:value="0.5625">
            <text:p>0.562500</text:p>
          </table:table-cell>
          <table:table-cell/>
          <table:table-cell table:formula="of:=CONCATENATE([.O35];&quot;-&quot;;[.F$179])" office:value-type="string" office:string-value="2-11">
            <text:p>2-11</text:p>
          </table:table-cell>
          <table:table-cell office:value-type="float" office:value="0.5">
            <text:p>0.500000</text:p>
          </table:table-cell>
          <table:covered-table-cell/>
          <table:table-cell table:formula="of:=[.N46]*[.H$179]" office:value-type="float" office:value="0.1875">
            <text:p>0.187500</text:p>
          </table:table-cell>
          <table:covered-table-cell table:number-columns-repeated="3"/>
          <table:table-cell table:formula="of:=[.N46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5])" office:value-type="string" office:string-value="2-12">
            <text:p>2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47]" office:value-type="float" office:value="0.5">
            <text:p>0.500000</text:p>
          </table:table-cell>
          <table:covered-table-cell table:number-columns-repeated="3"/>
          <table:table-cell table:formula="of:=[.E47]+(learningrate*[.B$15]*[.J35])" office:value-type="float" office:value="0.5625">
            <text:p>0.562500</text:p>
          </table:table-cell>
          <table:table-cell/>
          <table:table-cell table:formula="of:=CONCATENATE([.O35];&quot;-&quot;;[.F$195])" office:value-type="string" office:string-value="2-12">
            <text:p>2-12</text:p>
          </table:table-cell>
          <table:table-cell office:value-type="float" office:value="0.5">
            <text:p>0.500000</text:p>
          </table:table-cell>
          <table:covered-table-cell/>
          <table:table-cell table:formula="of:=[.N47]*[.H$195]" office:value-type="float" office:value="0.1875">
            <text:p>0.187500</text:p>
          </table:table-cell>
          <table:covered-table-cell table:number-columns-repeated="3"/>
          <table:table-cell table:formula="of:=[.N47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6])" office:value-type="string" office:string-value="2-13">
            <text:p>2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48]" office:value-type="float" office:value="0.5">
            <text:p>0.500000</text:p>
          </table:table-cell>
          <table:covered-table-cell table:number-columns-repeated="3"/>
          <table:table-cell table:formula="of:=[.E48]+(learningrate*[.B$16]*[.J35])" office:value-type="float" office:value="0.5625">
            <text:p>0.562500</text:p>
          </table:table-cell>
          <table:table-cell/>
          <table:table-cell table:formula="of:=CONCATENATE([.O35];&quot;-&quot;;[.F$211])" office:value-type="string" office:string-value="2-13">
            <text:p>2-13</text:p>
          </table:table-cell>
          <table:table-cell office:value-type="float" office:value="0.5">
            <text:p>0.500000</text:p>
          </table:table-cell>
          <table:covered-table-cell/>
          <table:table-cell table:formula="of:=[.N48]*[.H$211]" office:value-type="float" office:value="0.1875">
            <text:p>0.187500</text:p>
          </table:table-cell>
          <table:covered-table-cell table:number-columns-repeated="3"/>
          <table:table-cell table:formula="of:=[.N48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7])" office:value-type="string" office:string-value="2-14">
            <text:p>2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49]" office:value-type="float" office:value="0.5">
            <text:p>0.500000</text:p>
          </table:table-cell>
          <table:covered-table-cell table:number-columns-repeated="3"/>
          <table:table-cell table:formula="of:=[.E49]+(learningrate*[.B$17]*[.J35])" office:value-type="float" office:value="0.5625">
            <text:p>0.562500</text:p>
          </table:table-cell>
          <table:table-cell/>
          <table:table-cell table:formula="of:=CONCATENATE([.O35];&quot;-&quot;;[.F$227])" office:value-type="string" office:string-value="2-14">
            <text:p>2-14</text:p>
          </table:table-cell>
          <table:table-cell office:value-type="float" office:value="0.5">
            <text:p>0.500000</text:p>
          </table:table-cell>
          <table:covered-table-cell/>
          <table:table-cell table:formula="of:=[.N49]*[.H$227]" office:value-type="float" office:value="0.1875">
            <text:p>0.187500</text:p>
          </table:table-cell>
          <table:covered-table-cell table:number-columns-repeated="3"/>
          <table:table-cell table:formula="of:=[.N49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35];&quot;-&quot;;[.A$18])" office:value-type="string" office:string-value="2-15">
            <text:p>2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50]" office:value-type="float" office:value="0.5">
            <text:p>0.500000</text:p>
          </table:table-cell>
          <table:covered-table-cell table:number-columns-repeated="3"/>
          <table:table-cell table:formula="of:=[.E50]+(learningrate*[.B$18]*[.J35])" office:value-type="float" office:value="0.5625">
            <text:p>0.562500</text:p>
          </table:table-cell>
          <table:table-cell/>
          <table:table-cell table:formula="of:=CONCATENATE([.O35];&quot;-&quot;;[.F$243])" office:value-type="string" office:string-value="2-15">
            <text:p>2-15</text:p>
          </table:table-cell>
          <table:table-cell office:value-type="float" office:value="0.5">
            <text:p>0.500000</text:p>
          </table:table-cell>
          <table:covered-table-cell/>
          <table:table-cell table:formula="of:=[.N50]*[.H$243]" office:value-type="float" office:value="0.1875">
            <text:p>0.187500</text:p>
          </table:table-cell>
          <table:covered-table-cell table:number-columns-repeated="3"/>
          <table:table-cell table:formula="of:=[.N50]+(learningrate*[.H35]*[.S3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3])" office:value-type="string" office:string-value="3-0">
            <text:p>3-0</text:p>
          </table:table-cell>
          <table:table-cell office:value-type="float" office:value="0.5">
            <text:p>0.500000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B$3]*[.E51]" office:value-type="float" office:value="0.5">
            <text:p>0.500000</text:p>
          </table:table-cell>
          <table:table-cell table:style-name="ce4" table:formula="of:=SUMPRODUCT([.B$3:.B$18];[.E51:.E66])/16" office:value-type="float" office:value="0.375" table:number-columns-spanned="1" table:number-rows-spanned="16">
            <text:p>0.375000</text:p>
          </table:table-cell>
          <table:table-cell table:style-name="ce3" table:formula="of:=[.B6]" office:value-type="float" office:value="1" table:number-columns-spanned="1" table:number-rows-spanned="16">
            <text:p>1</text:p>
          </table:table-cell>
          <table:table-cell table:style-name="ce4" table:formula="of:=[.I51]-[.H51]" office:value-type="float" office:value="0.625" table:number-columns-spanned="1" table:number-rows-spanned="16">
            <text:p>0.625000</text:p>
          </table:table-cell>
          <table:table-cell table:formula="of:=[.E51]+(learningrate*[.B$3]*[.J51])" office:value-type="float" office:value="0.5625">
            <text:p>0.562500</text:p>
          </table:table-cell>
          <table:table-cell/>
          <table:table-cell table:formula="of:=CONCATENATE([.O51];&quot;-&quot;;[.F$3])" office:value-type="string" office:string-value="3-0">
            <text:p>3-0</text:p>
          </table:table-cell>
          <table:table-cell office:value-type="float" office:value="0.5">
            <text:p>0.500000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N51]*[.H$3]" office:value-type="float" office:value="0.1875">
            <text:p>0.187500</text:p>
          </table:table-cell>
          <table:table-cell table:style-name="ce3" table:formula="of:=SUM([.P51:.P66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51]-[.Q51]" office:value-type="float" office:value="-0.1875" table:number-columns-spanned="1" table:number-rows-spanned="16">
            <text:p>-0.1875</text:p>
          </table:table-cell>
          <table:table-cell table:formula="of:=[.N51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4])" office:value-type="string" office:string-value="3-1">
            <text:p>3-1</text:p>
          </table:table-cell>
          <table:table-cell office:value-type="float" office:value="0.5">
            <text:p>0.500000</text:p>
          </table:table-cell>
          <table:covered-table-cell/>
          <table:table-cell table:formula="of:=[.B$4]*[.E52]" office:value-type="float" office:value="0.5">
            <text:p>0.500000</text:p>
          </table:table-cell>
          <table:covered-table-cell table:number-columns-repeated="3"/>
          <table:table-cell table:formula="of:=[.E52]+(learningrate*[.B$4]*[.J51])" office:value-type="float" office:value="0.5625">
            <text:p>0.562500</text:p>
          </table:table-cell>
          <table:table-cell/>
          <table:table-cell table:formula="of:=CONCATENATE([.O51];&quot;-&quot;;[.F$19])" office:value-type="string" office:string-value="3-1">
            <text:p>3-1</text:p>
          </table:table-cell>
          <table:table-cell office:value-type="float" office:value="0.5">
            <text:p>0.500000</text:p>
          </table:table-cell>
          <table:covered-table-cell/>
          <table:table-cell table:formula="of:=[.N52]*[.H$19]" office:value-type="float" office:value="0.1875">
            <text:p>0.187500</text:p>
          </table:table-cell>
          <table:covered-table-cell table:number-columns-repeated="3"/>
          <table:table-cell table:formula="of:=[.N52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5])" office:value-type="string" office:string-value="3-2">
            <text:p>3-2</text:p>
          </table:table-cell>
          <table:table-cell office:value-type="float" office:value="0.5">
            <text:p>0.500000</text:p>
          </table:table-cell>
          <table:covered-table-cell/>
          <table:table-cell table:formula="of:=[.B$5]*[.E53]" office:value-type="float" office:value="0.5">
            <text:p>0.500000</text:p>
          </table:table-cell>
          <table:covered-table-cell table:number-columns-repeated="3"/>
          <table:table-cell table:formula="of:=[.E53]+(learningrate*[.B$5]*[.J51])" office:value-type="float" office:value="0.5625">
            <text:p>0.562500</text:p>
          </table:table-cell>
          <table:table-cell/>
          <table:table-cell table:formula="of:=CONCATENATE([.O51];&quot;-&quot;;[.F$35])" office:value-type="string" office:string-value="3-2">
            <text:p>3-2</text:p>
          </table:table-cell>
          <table:table-cell office:value-type="float" office:value="0.5">
            <text:p>0.500000</text:p>
          </table:table-cell>
          <table:covered-table-cell/>
          <table:table-cell table:formula="of:=[.N53]*[.H$35]" office:value-type="float" office:value="0.1875">
            <text:p>0.187500</text:p>
          </table:table-cell>
          <table:covered-table-cell table:number-columns-repeated="3"/>
          <table:table-cell table:formula="of:=[.N53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6])" office:value-type="string" office:string-value="3-3">
            <text:p>3-3</text:p>
          </table:table-cell>
          <table:table-cell office:value-type="float" office:value="0.5">
            <text:p>0.500000</text:p>
          </table:table-cell>
          <table:covered-table-cell/>
          <table:table-cell table:formula="of:=[.B$6]*[.E54]" office:value-type="float" office:value="0.5">
            <text:p>0.500000</text:p>
          </table:table-cell>
          <table:covered-table-cell table:number-columns-repeated="3"/>
          <table:table-cell table:formula="of:=[.E54]+(learningrate*[.B$6]*[.J51])" office:value-type="float" office:value="0.5625">
            <text:p>0.562500</text:p>
          </table:table-cell>
          <table:table-cell/>
          <table:table-cell table:formula="of:=CONCATENATE([.O51];&quot;-&quot;;[.F$51])" office:value-type="string" office:string-value="3-3">
            <text:p>3-3</text:p>
          </table:table-cell>
          <table:table-cell office:value-type="float" office:value="0.5">
            <text:p>0.500000</text:p>
          </table:table-cell>
          <table:covered-table-cell/>
          <table:table-cell table:formula="of:=[.N54]*[.H$51]" office:value-type="float" office:value="0.1875">
            <text:p>0.187500</text:p>
          </table:table-cell>
          <table:covered-table-cell table:number-columns-repeated="3"/>
          <table:table-cell table:formula="of:=[.N54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7])" office:value-type="string" office:string-value="3-4">
            <text:p>3-4</text:p>
          </table:table-cell>
          <table:table-cell office:value-type="float" office:value="0.5">
            <text:p>0.500000</text:p>
          </table:table-cell>
          <table:covered-table-cell/>
          <table:table-cell table:formula="of:=[.B$7]*[.E55]" office:value-type="float" office:value="0.5">
            <text:p>0.500000</text:p>
          </table:table-cell>
          <table:covered-table-cell table:number-columns-repeated="3"/>
          <table:table-cell table:formula="of:=[.E55]+(learningrate*[.B$7]*[.J51])" office:value-type="float" office:value="0.5625">
            <text:p>0.562500</text:p>
          </table:table-cell>
          <table:table-cell/>
          <table:table-cell table:formula="of:=CONCATENATE([.O51];&quot;-&quot;;[.F$67])" office:value-type="string" office:string-value="3-4">
            <text:p>3-4</text:p>
          </table:table-cell>
          <table:table-cell office:value-type="float" office:value="0.5">
            <text:p>0.500000</text:p>
          </table:table-cell>
          <table:covered-table-cell/>
          <table:table-cell table:formula="of:=[.N55]*[.H$67]" office:value-type="float" office:value="0.1875">
            <text:p>0.187500</text:p>
          </table:table-cell>
          <table:covered-table-cell table:number-columns-repeated="3"/>
          <table:table-cell table:formula="of:=[.N55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8])" office:value-type="string" office:string-value="3-5">
            <text:p>3-5</text:p>
          </table:table-cell>
          <table:table-cell office:value-type="float" office:value="0.5">
            <text:p>0.500000</text:p>
          </table:table-cell>
          <table:covered-table-cell/>
          <table:table-cell table:formula="of:=[.B$8]*[.E56]" office:value-type="float" office:value="0">
            <text:p>0.000000</text:p>
          </table:table-cell>
          <table:covered-table-cell table:number-columns-repeated="3"/>
          <table:table-cell table:formula="of:=[.E56]+(learningrate*[.B$8]*[.J51])" office:value-type="float" office:value="0.5">
            <text:p>0.500000</text:p>
          </table:table-cell>
          <table:table-cell/>
          <table:table-cell table:formula="of:=CONCATENATE([.O51];&quot;-&quot;;[.F$83])" office:value-type="string" office:string-value="3-5">
            <text:p>3-5</text:p>
          </table:table-cell>
          <table:table-cell office:value-type="float" office:value="0.5">
            <text:p>0.500000</text:p>
          </table:table-cell>
          <table:covered-table-cell/>
          <table:table-cell table:formula="of:=[.N56]*[.H$83]" office:value-type="float" office:value="0.1875">
            <text:p>0.187500</text:p>
          </table:table-cell>
          <table:covered-table-cell table:number-columns-repeated="3"/>
          <table:table-cell table:formula="of:=[.N56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9])" office:value-type="string" office:string-value="3-6">
            <text:p>3-6</text:p>
          </table:table-cell>
          <table:table-cell office:value-type="float" office:value="0.5">
            <text:p>0.500000</text:p>
          </table:table-cell>
          <table:covered-table-cell/>
          <table:table-cell table:formula="of:=[.B$9]*[.E57]" office:value-type="float" office:value="0">
            <text:p>0.000000</text:p>
          </table:table-cell>
          <table:covered-table-cell table:number-columns-repeated="3"/>
          <table:table-cell table:formula="of:=[.E57]+(learningrate*[.B$9]*[.J51])" office:value-type="float" office:value="0.5">
            <text:p>0.500000</text:p>
          </table:table-cell>
          <table:table-cell/>
          <table:table-cell table:formula="of:=CONCATENATE([.O51];&quot;-&quot;;[.F$99])" office:value-type="string" office:string-value="3-6">
            <text:p>3-6</text:p>
          </table:table-cell>
          <table:table-cell office:value-type="float" office:value="0.5">
            <text:p>0.500000</text:p>
          </table:table-cell>
          <table:covered-table-cell/>
          <table:table-cell table:formula="of:=[.N57]*[.H$99]" office:value-type="float" office:value="0.1875">
            <text:p>0.187500</text:p>
          </table:table-cell>
          <table:covered-table-cell table:number-columns-repeated="3"/>
          <table:table-cell table:formula="of:=[.N57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0])" office:value-type="string" office:string-value="3-7">
            <text:p>3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58]" office:value-type="float" office:value="0.5">
            <text:p>0.500000</text:p>
          </table:table-cell>
          <table:covered-table-cell table:number-columns-repeated="3"/>
          <table:table-cell table:formula="of:=[.E58]+(learningrate*[.B$10]*[.J51])" office:value-type="float" office:value="0.5625">
            <text:p>0.562500</text:p>
          </table:table-cell>
          <table:table-cell/>
          <table:table-cell table:formula="of:=CONCATENATE([.O51];&quot;-&quot;;[.F$115])" office:value-type="string" office:string-value="3-7">
            <text:p>3-7</text:p>
          </table:table-cell>
          <table:table-cell office:value-type="float" office:value="0.5">
            <text:p>0.500000</text:p>
          </table:table-cell>
          <table:covered-table-cell/>
          <table:table-cell table:formula="of:=[.N58]*[.H$115]" office:value-type="float" office:value="0.1875">
            <text:p>0.187500</text:p>
          </table:table-cell>
          <table:covered-table-cell table:number-columns-repeated="3"/>
          <table:table-cell table:formula="of:=[.N58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1])" office:value-type="string" office:string-value="3-8">
            <text:p>3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59]" office:value-type="float" office:value="0.5">
            <text:p>0.500000</text:p>
          </table:table-cell>
          <table:covered-table-cell table:number-columns-repeated="3"/>
          <table:table-cell table:formula="of:=[.E59]+(learningrate*[.B$11]*[.J51])" office:value-type="float" office:value="0.5625">
            <text:p>0.562500</text:p>
          </table:table-cell>
          <table:table-cell/>
          <table:table-cell table:formula="of:=CONCATENATE([.O51];&quot;-&quot;;[.F$131])" office:value-type="string" office:string-value="3-8">
            <text:p>3-8</text:p>
          </table:table-cell>
          <table:table-cell office:value-type="float" office:value="0.5">
            <text:p>0.500000</text:p>
          </table:table-cell>
          <table:covered-table-cell/>
          <table:table-cell table:formula="of:=[.N59]*[.H$131]" office:value-type="float" office:value="0.1875">
            <text:p>0.187500</text:p>
          </table:table-cell>
          <table:covered-table-cell table:number-columns-repeated="3"/>
          <table:table-cell table:formula="of:=[.N59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2])" office:value-type="string" office:string-value="3-9">
            <text:p>3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60]" office:value-type="float" office:value="0">
            <text:p>0.000000</text:p>
          </table:table-cell>
          <table:covered-table-cell table:number-columns-repeated="3"/>
          <table:table-cell table:formula="of:=[.E60]+(learningrate*[.B$12]*[.J51])" office:value-type="float" office:value="0.5">
            <text:p>0.500000</text:p>
          </table:table-cell>
          <table:table-cell/>
          <table:table-cell table:formula="of:=CONCATENATE([.O51];&quot;-&quot;;[.F$147])" office:value-type="string" office:string-value="3-9">
            <text:p>3-9</text:p>
          </table:table-cell>
          <table:table-cell office:value-type="float" office:value="0.5">
            <text:p>0.500000</text:p>
          </table:table-cell>
          <table:covered-table-cell/>
          <table:table-cell table:formula="of:=[.N60]*[.H$147]" office:value-type="float" office:value="0.1875">
            <text:p>0.187500</text:p>
          </table:table-cell>
          <table:covered-table-cell table:number-columns-repeated="3"/>
          <table:table-cell table:formula="of:=[.N60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3])" office:value-type="string" office:string-value="3-10">
            <text:p>3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61]" office:value-type="float" office:value="0">
            <text:p>0.000000</text:p>
          </table:table-cell>
          <table:covered-table-cell table:number-columns-repeated="3"/>
          <table:table-cell table:formula="of:=[.E61]+(learningrate*[.B$13]*[.J51])" office:value-type="float" office:value="0.5">
            <text:p>0.500000</text:p>
          </table:table-cell>
          <table:table-cell/>
          <table:table-cell table:formula="of:=CONCATENATE([.O51];&quot;-&quot;;[.F$163])" office:value-type="string" office:string-value="3-10">
            <text:p>3-10</text:p>
          </table:table-cell>
          <table:table-cell office:value-type="float" office:value="0.5">
            <text:p>0.500000</text:p>
          </table:table-cell>
          <table:covered-table-cell/>
          <table:table-cell table:formula="of:=[.N61]*[.H$163]" office:value-type="float" office:value="0.1875">
            <text:p>0.187500</text:p>
          </table:table-cell>
          <table:covered-table-cell table:number-columns-repeated="3"/>
          <table:table-cell table:formula="of:=[.N61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4])" office:value-type="string" office:string-value="3-11">
            <text:p>3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62]" office:value-type="float" office:value="0.5">
            <text:p>0.500000</text:p>
          </table:table-cell>
          <table:covered-table-cell table:number-columns-repeated="3"/>
          <table:table-cell table:formula="of:=[.E62]+(learningrate*[.B$14]*[.J51])" office:value-type="float" office:value="0.5625">
            <text:p>0.562500</text:p>
          </table:table-cell>
          <table:table-cell/>
          <table:table-cell table:formula="of:=CONCATENATE([.O51];&quot;-&quot;;[.F$179])" office:value-type="string" office:string-value="3-11">
            <text:p>3-11</text:p>
          </table:table-cell>
          <table:table-cell office:value-type="float" office:value="0.5">
            <text:p>0.500000</text:p>
          </table:table-cell>
          <table:covered-table-cell/>
          <table:table-cell table:formula="of:=[.N62]*[.H$179]" office:value-type="float" office:value="0.1875">
            <text:p>0.187500</text:p>
          </table:table-cell>
          <table:covered-table-cell table:number-columns-repeated="3"/>
          <table:table-cell table:formula="of:=[.N62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5])" office:value-type="string" office:string-value="3-12">
            <text:p>3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63]" office:value-type="float" office:value="0.5">
            <text:p>0.500000</text:p>
          </table:table-cell>
          <table:covered-table-cell table:number-columns-repeated="3"/>
          <table:table-cell table:formula="of:=[.E63]+(learningrate*[.B$15]*[.J51])" office:value-type="float" office:value="0.5625">
            <text:p>0.562500</text:p>
          </table:table-cell>
          <table:table-cell/>
          <table:table-cell table:formula="of:=CONCATENATE([.O51];&quot;-&quot;;[.F$195])" office:value-type="string" office:string-value="3-12">
            <text:p>3-12</text:p>
          </table:table-cell>
          <table:table-cell office:value-type="float" office:value="0.5">
            <text:p>0.500000</text:p>
          </table:table-cell>
          <table:covered-table-cell/>
          <table:table-cell table:formula="of:=[.N63]*[.H$195]" office:value-type="float" office:value="0.1875">
            <text:p>0.187500</text:p>
          </table:table-cell>
          <table:covered-table-cell table:number-columns-repeated="3"/>
          <table:table-cell table:formula="of:=[.N63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6])" office:value-type="string" office:string-value="3-13">
            <text:p>3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64]" office:value-type="float" office:value="0.5">
            <text:p>0.500000</text:p>
          </table:table-cell>
          <table:covered-table-cell table:number-columns-repeated="3"/>
          <table:table-cell table:formula="of:=[.E64]+(learningrate*[.B$16]*[.J51])" office:value-type="float" office:value="0.5625">
            <text:p>0.562500</text:p>
          </table:table-cell>
          <table:table-cell/>
          <table:table-cell table:formula="of:=CONCATENATE([.O51];&quot;-&quot;;[.F$211])" office:value-type="string" office:string-value="3-13">
            <text:p>3-13</text:p>
          </table:table-cell>
          <table:table-cell office:value-type="float" office:value="0.5">
            <text:p>0.500000</text:p>
          </table:table-cell>
          <table:covered-table-cell/>
          <table:table-cell table:formula="of:=[.N64]*[.H$211]" office:value-type="float" office:value="0.1875">
            <text:p>0.187500</text:p>
          </table:table-cell>
          <table:covered-table-cell table:number-columns-repeated="3"/>
          <table:table-cell table:formula="of:=[.N64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7])" office:value-type="string" office:string-value="3-14">
            <text:p>3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65]" office:value-type="float" office:value="0.5">
            <text:p>0.500000</text:p>
          </table:table-cell>
          <table:covered-table-cell table:number-columns-repeated="3"/>
          <table:table-cell table:formula="of:=[.E65]+(learningrate*[.B$17]*[.J51])" office:value-type="float" office:value="0.5625">
            <text:p>0.562500</text:p>
          </table:table-cell>
          <table:table-cell/>
          <table:table-cell table:formula="of:=CONCATENATE([.O51];&quot;-&quot;;[.F$227])" office:value-type="string" office:string-value="3-14">
            <text:p>3-14</text:p>
          </table:table-cell>
          <table:table-cell office:value-type="float" office:value="0.5">
            <text:p>0.500000</text:p>
          </table:table-cell>
          <table:covered-table-cell/>
          <table:table-cell table:formula="of:=[.N65]*[.H$227]" office:value-type="float" office:value="0.1875">
            <text:p>0.187500</text:p>
          </table:table-cell>
          <table:covered-table-cell table:number-columns-repeated="3"/>
          <table:table-cell table:formula="of:=[.N65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51];&quot;-&quot;;[.A$18])" office:value-type="string" office:string-value="3-15">
            <text:p>3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66]" office:value-type="float" office:value="0.5">
            <text:p>0.500000</text:p>
          </table:table-cell>
          <table:covered-table-cell table:number-columns-repeated="3"/>
          <table:table-cell table:formula="of:=[.E66]+(learningrate*[.B$18]*[.J51])" office:value-type="float" office:value="0.5625">
            <text:p>0.562500</text:p>
          </table:table-cell>
          <table:table-cell/>
          <table:table-cell table:formula="of:=CONCATENATE([.O51];&quot;-&quot;;[.F$243])" office:value-type="string" office:string-value="3-15">
            <text:p>3-15</text:p>
          </table:table-cell>
          <table:table-cell office:value-type="float" office:value="0.5">
            <text:p>0.500000</text:p>
          </table:table-cell>
          <table:covered-table-cell/>
          <table:table-cell table:formula="of:=[.N66]*[.H$243]" office:value-type="float" office:value="0.1875">
            <text:p>0.187500</text:p>
          </table:table-cell>
          <table:covered-table-cell table:number-columns-repeated="3"/>
          <table:table-cell table:formula="of:=[.N66]+(learningrate*[.H51]*[.S5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3])" office:value-type="string" office:string-value="4-0">
            <text:p>4-0</text:p>
          </table:table-cell>
          <table:table-cell office:value-type="float" office:value="0.5">
            <text:p>0.500000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B$3]*[.E67]" office:value-type="float" office:value="0.5">
            <text:p>0.500000</text:p>
          </table:table-cell>
          <table:table-cell table:style-name="ce4" table:formula="of:=SUMPRODUCT([.B$3:.B$18];[.E67:.E82])/16" office:value-type="float" office:value="0.375" table:number-columns-spanned="1" table:number-rows-spanned="16">
            <text:p>0.375000</text:p>
          </table:table-cell>
          <table:table-cell table:style-name="ce3" table:formula="of:=[.B7]" office:value-type="float" office:value="1" table:number-columns-spanned="1" table:number-rows-spanned="16">
            <text:p>1</text:p>
          </table:table-cell>
          <table:table-cell table:style-name="ce4" table:formula="of:=[.I67]-[.H67]" office:value-type="float" office:value="0.625" table:number-columns-spanned="1" table:number-rows-spanned="16">
            <text:p>0.625000</text:p>
          </table:table-cell>
          <table:table-cell table:formula="of:=[.E67]+(learningrate*[.B$3]*[.J67])" office:value-type="float" office:value="0.5625">
            <text:p>0.562500</text:p>
          </table:table-cell>
          <table:table-cell/>
          <table:table-cell table:formula="of:=CONCATENATE([.O67];&quot;-&quot;;[.F$3])" office:value-type="string" office:string-value="4-0">
            <text:p>4-0</text:p>
          </table:table-cell>
          <table:table-cell office:value-type="float" office:value="0.5">
            <text:p>0.500000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N67]*[.H$3]" office:value-type="float" office:value="0.1875">
            <text:p>0.187500</text:p>
          </table:table-cell>
          <table:table-cell table:style-name="ce3" table:formula="of:=SUM([.P67:.P82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67]-[.Q67]" office:value-type="float" office:value="-0.1875" table:number-columns-spanned="1" table:number-rows-spanned="16">
            <text:p>-0.1875</text:p>
          </table:table-cell>
          <table:table-cell table:formula="of:=[.N67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4])" office:value-type="string" office:string-value="4-1">
            <text:p>4-1</text:p>
          </table:table-cell>
          <table:table-cell office:value-type="float" office:value="0.5">
            <text:p>0.500000</text:p>
          </table:table-cell>
          <table:covered-table-cell/>
          <table:table-cell table:formula="of:=[.B$4]*[.E68]" office:value-type="float" office:value="0.5">
            <text:p>0.500000</text:p>
          </table:table-cell>
          <table:covered-table-cell table:number-columns-repeated="3"/>
          <table:table-cell table:formula="of:=[.E68]+(learningrate*[.B$4]*[.J67])" office:value-type="float" office:value="0.5625">
            <text:p>0.562500</text:p>
          </table:table-cell>
          <table:table-cell/>
          <table:table-cell table:formula="of:=CONCATENATE([.O67];&quot;-&quot;;[.F$19])" office:value-type="string" office:string-value="4-1">
            <text:p>4-1</text:p>
          </table:table-cell>
          <table:table-cell office:value-type="float" office:value="0.5">
            <text:p>0.500000</text:p>
          </table:table-cell>
          <table:covered-table-cell/>
          <table:table-cell table:formula="of:=[.N68]*[.H$19]" office:value-type="float" office:value="0.1875">
            <text:p>0.187500</text:p>
          </table:table-cell>
          <table:covered-table-cell table:number-columns-repeated="3"/>
          <table:table-cell table:formula="of:=[.N68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5])" office:value-type="string" office:string-value="4-2">
            <text:p>4-2</text:p>
          </table:table-cell>
          <table:table-cell office:value-type="float" office:value="0.5">
            <text:p>0.500000</text:p>
          </table:table-cell>
          <table:covered-table-cell/>
          <table:table-cell table:formula="of:=[.B$5]*[.E69]" office:value-type="float" office:value="0.5">
            <text:p>0.500000</text:p>
          </table:table-cell>
          <table:covered-table-cell table:number-columns-repeated="3"/>
          <table:table-cell table:formula="of:=[.E69]+(learningrate*[.B$5]*[.J67])" office:value-type="float" office:value="0.5625">
            <text:p>0.562500</text:p>
          </table:table-cell>
          <table:table-cell/>
          <table:table-cell table:formula="of:=CONCATENATE([.O67];&quot;-&quot;;[.F$35])" office:value-type="string" office:string-value="4-2">
            <text:p>4-2</text:p>
          </table:table-cell>
          <table:table-cell office:value-type="float" office:value="0.5">
            <text:p>0.500000</text:p>
          </table:table-cell>
          <table:covered-table-cell/>
          <table:table-cell table:formula="of:=[.N69]*[.H$35]" office:value-type="float" office:value="0.1875">
            <text:p>0.187500</text:p>
          </table:table-cell>
          <table:covered-table-cell table:number-columns-repeated="3"/>
          <table:table-cell table:formula="of:=[.N69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6])" office:value-type="string" office:string-value="4-3">
            <text:p>4-3</text:p>
          </table:table-cell>
          <table:table-cell office:value-type="float" office:value="0.5">
            <text:p>0.500000</text:p>
          </table:table-cell>
          <table:covered-table-cell/>
          <table:table-cell table:formula="of:=[.B$6]*[.E70]" office:value-type="float" office:value="0.5">
            <text:p>0.500000</text:p>
          </table:table-cell>
          <table:covered-table-cell table:number-columns-repeated="3"/>
          <table:table-cell table:formula="of:=[.E70]+(learningrate*[.B$6]*[.J67])" office:value-type="float" office:value="0.5625">
            <text:p>0.562500</text:p>
          </table:table-cell>
          <table:table-cell/>
          <table:table-cell table:formula="of:=CONCATENATE([.O67];&quot;-&quot;;[.F$51])" office:value-type="string" office:string-value="4-3">
            <text:p>4-3</text:p>
          </table:table-cell>
          <table:table-cell office:value-type="float" office:value="0.5">
            <text:p>0.500000</text:p>
          </table:table-cell>
          <table:covered-table-cell/>
          <table:table-cell table:formula="of:=[.N70]*[.H$51]" office:value-type="float" office:value="0.1875">
            <text:p>0.187500</text:p>
          </table:table-cell>
          <table:covered-table-cell table:number-columns-repeated="3"/>
          <table:table-cell table:formula="of:=[.N70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7])" office:value-type="string" office:string-value="4-4">
            <text:p>4-4</text:p>
          </table:table-cell>
          <table:table-cell office:value-type="float" office:value="0.5">
            <text:p>0.500000</text:p>
          </table:table-cell>
          <table:covered-table-cell/>
          <table:table-cell table:formula="of:=[.B$7]*[.E71]" office:value-type="float" office:value="0.5">
            <text:p>0.500000</text:p>
          </table:table-cell>
          <table:covered-table-cell table:number-columns-repeated="3"/>
          <table:table-cell table:formula="of:=[.E71]+(learningrate*[.B$7]*[.J67])" office:value-type="float" office:value="0.5625">
            <text:p>0.562500</text:p>
          </table:table-cell>
          <table:table-cell/>
          <table:table-cell table:formula="of:=CONCATENATE([.O67];&quot;-&quot;;[.F$67])" office:value-type="string" office:string-value="4-4">
            <text:p>4-4</text:p>
          </table:table-cell>
          <table:table-cell office:value-type="float" office:value="0.5">
            <text:p>0.500000</text:p>
          </table:table-cell>
          <table:covered-table-cell/>
          <table:table-cell table:formula="of:=[.N71]*[.H$67]" office:value-type="float" office:value="0.1875">
            <text:p>0.187500</text:p>
          </table:table-cell>
          <table:covered-table-cell table:number-columns-repeated="3"/>
          <table:table-cell table:formula="of:=[.N71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8])" office:value-type="string" office:string-value="4-5">
            <text:p>4-5</text:p>
          </table:table-cell>
          <table:table-cell office:value-type="float" office:value="0.5">
            <text:p>0.500000</text:p>
          </table:table-cell>
          <table:covered-table-cell/>
          <table:table-cell table:formula="of:=[.B$8]*[.E72]" office:value-type="float" office:value="0">
            <text:p>0.000000</text:p>
          </table:table-cell>
          <table:covered-table-cell table:number-columns-repeated="3"/>
          <table:table-cell table:formula="of:=[.E72]+(learningrate*[.B$8]*[.J67])" office:value-type="float" office:value="0.5">
            <text:p>0.500000</text:p>
          </table:table-cell>
          <table:table-cell/>
          <table:table-cell table:formula="of:=CONCATENATE([.O67];&quot;-&quot;;[.F$83])" office:value-type="string" office:string-value="4-5">
            <text:p>4-5</text:p>
          </table:table-cell>
          <table:table-cell office:value-type="float" office:value="0.5">
            <text:p>0.500000</text:p>
          </table:table-cell>
          <table:covered-table-cell/>
          <table:table-cell table:formula="of:=[.N72]*[.H$83]" office:value-type="float" office:value="0.1875">
            <text:p>0.187500</text:p>
          </table:table-cell>
          <table:covered-table-cell table:number-columns-repeated="3"/>
          <table:table-cell table:formula="of:=[.N72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9])" office:value-type="string" office:string-value="4-6">
            <text:p>4-6</text:p>
          </table:table-cell>
          <table:table-cell office:value-type="float" office:value="0.5">
            <text:p>0.500000</text:p>
          </table:table-cell>
          <table:covered-table-cell/>
          <table:table-cell table:formula="of:=[.B$9]*[.E73]" office:value-type="float" office:value="0">
            <text:p>0.000000</text:p>
          </table:table-cell>
          <table:covered-table-cell table:number-columns-repeated="3"/>
          <table:table-cell table:formula="of:=[.E73]+(learningrate*[.B$9]*[.J67])" office:value-type="float" office:value="0.5">
            <text:p>0.500000</text:p>
          </table:table-cell>
          <table:table-cell/>
          <table:table-cell table:formula="of:=CONCATENATE([.O67];&quot;-&quot;;[.F$99])" office:value-type="string" office:string-value="4-6">
            <text:p>4-6</text:p>
          </table:table-cell>
          <table:table-cell office:value-type="float" office:value="0.5">
            <text:p>0.500000</text:p>
          </table:table-cell>
          <table:covered-table-cell/>
          <table:table-cell table:formula="of:=[.N73]*[.H$99]" office:value-type="float" office:value="0.1875">
            <text:p>0.187500</text:p>
          </table:table-cell>
          <table:covered-table-cell table:number-columns-repeated="3"/>
          <table:table-cell table:formula="of:=[.N73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0])" office:value-type="string" office:string-value="4-7">
            <text:p>4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74]" office:value-type="float" office:value="0.5">
            <text:p>0.500000</text:p>
          </table:table-cell>
          <table:covered-table-cell table:number-columns-repeated="3"/>
          <table:table-cell table:formula="of:=[.E74]+(learningrate*[.B$10]*[.J67])" office:value-type="float" office:value="0.5625">
            <text:p>0.562500</text:p>
          </table:table-cell>
          <table:table-cell/>
          <table:table-cell table:formula="of:=CONCATENATE([.O67];&quot;-&quot;;[.F$115])" office:value-type="string" office:string-value="4-7">
            <text:p>4-7</text:p>
          </table:table-cell>
          <table:table-cell office:value-type="float" office:value="0.5">
            <text:p>0.500000</text:p>
          </table:table-cell>
          <table:covered-table-cell/>
          <table:table-cell table:formula="of:=[.N74]*[.H$115]" office:value-type="float" office:value="0.1875">
            <text:p>0.187500</text:p>
          </table:table-cell>
          <table:covered-table-cell table:number-columns-repeated="3"/>
          <table:table-cell table:formula="of:=[.N74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1])" office:value-type="string" office:string-value="4-8">
            <text:p>4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75]" office:value-type="float" office:value="0.5">
            <text:p>0.500000</text:p>
          </table:table-cell>
          <table:covered-table-cell table:number-columns-repeated="3"/>
          <table:table-cell table:formula="of:=[.E75]+(learningrate*[.B$11]*[.J67])" office:value-type="float" office:value="0.5625">
            <text:p>0.562500</text:p>
          </table:table-cell>
          <table:table-cell/>
          <table:table-cell table:formula="of:=CONCATENATE([.O67];&quot;-&quot;;[.F$131])" office:value-type="string" office:string-value="4-8">
            <text:p>4-8</text:p>
          </table:table-cell>
          <table:table-cell office:value-type="float" office:value="0.5">
            <text:p>0.500000</text:p>
          </table:table-cell>
          <table:covered-table-cell/>
          <table:table-cell table:formula="of:=[.N75]*[.H$131]" office:value-type="float" office:value="0.1875">
            <text:p>0.187500</text:p>
          </table:table-cell>
          <table:covered-table-cell table:number-columns-repeated="3"/>
          <table:table-cell table:formula="of:=[.N75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2])" office:value-type="string" office:string-value="4-9">
            <text:p>4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76]" office:value-type="float" office:value="0">
            <text:p>0.000000</text:p>
          </table:table-cell>
          <table:covered-table-cell table:number-columns-repeated="3"/>
          <table:table-cell table:formula="of:=[.E76]+(learningrate*[.B$12]*[.J67])" office:value-type="float" office:value="0.5">
            <text:p>0.500000</text:p>
          </table:table-cell>
          <table:table-cell/>
          <table:table-cell table:formula="of:=CONCATENATE([.O67];&quot;-&quot;;[.F$147])" office:value-type="string" office:string-value="4-9">
            <text:p>4-9</text:p>
          </table:table-cell>
          <table:table-cell office:value-type="float" office:value="0.5">
            <text:p>0.500000</text:p>
          </table:table-cell>
          <table:covered-table-cell/>
          <table:table-cell table:formula="of:=[.N76]*[.H$147]" office:value-type="float" office:value="0.1875">
            <text:p>0.187500</text:p>
          </table:table-cell>
          <table:covered-table-cell table:number-columns-repeated="3"/>
          <table:table-cell table:formula="of:=[.N76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3])" office:value-type="string" office:string-value="4-10">
            <text:p>4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77]" office:value-type="float" office:value="0">
            <text:p>0.000000</text:p>
          </table:table-cell>
          <table:covered-table-cell table:number-columns-repeated="3"/>
          <table:table-cell table:formula="of:=[.E77]+(learningrate*[.B$13]*[.J67])" office:value-type="float" office:value="0.5">
            <text:p>0.500000</text:p>
          </table:table-cell>
          <table:table-cell/>
          <table:table-cell table:formula="of:=CONCATENATE([.O67];&quot;-&quot;;[.F$163])" office:value-type="string" office:string-value="4-10">
            <text:p>4-10</text:p>
          </table:table-cell>
          <table:table-cell office:value-type="float" office:value="0.5">
            <text:p>0.500000</text:p>
          </table:table-cell>
          <table:covered-table-cell/>
          <table:table-cell table:formula="of:=[.N77]*[.H$163]" office:value-type="float" office:value="0.1875">
            <text:p>0.187500</text:p>
          </table:table-cell>
          <table:covered-table-cell table:number-columns-repeated="3"/>
          <table:table-cell table:formula="of:=[.N77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4])" office:value-type="string" office:string-value="4-11">
            <text:p>4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78]" office:value-type="float" office:value="0.5">
            <text:p>0.500000</text:p>
          </table:table-cell>
          <table:covered-table-cell table:number-columns-repeated="3"/>
          <table:table-cell table:formula="of:=[.E78]+(learningrate*[.B$14]*[.J67])" office:value-type="float" office:value="0.5625">
            <text:p>0.562500</text:p>
          </table:table-cell>
          <table:table-cell/>
          <table:table-cell table:formula="of:=CONCATENATE([.O67];&quot;-&quot;;[.F$179])" office:value-type="string" office:string-value="4-11">
            <text:p>4-11</text:p>
          </table:table-cell>
          <table:table-cell office:value-type="float" office:value="0.5">
            <text:p>0.500000</text:p>
          </table:table-cell>
          <table:covered-table-cell/>
          <table:table-cell table:formula="of:=[.N78]*[.H$179]" office:value-type="float" office:value="0.1875">
            <text:p>0.187500</text:p>
          </table:table-cell>
          <table:covered-table-cell table:number-columns-repeated="3"/>
          <table:table-cell table:formula="of:=[.N78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5])" office:value-type="string" office:string-value="4-12">
            <text:p>4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79]" office:value-type="float" office:value="0.5">
            <text:p>0.500000</text:p>
          </table:table-cell>
          <table:covered-table-cell table:number-columns-repeated="3"/>
          <table:table-cell table:formula="of:=[.E79]+(learningrate*[.B$15]*[.J67])" office:value-type="float" office:value="0.5625">
            <text:p>0.562500</text:p>
          </table:table-cell>
          <table:table-cell/>
          <table:table-cell table:formula="of:=CONCATENATE([.O67];&quot;-&quot;;[.F$195])" office:value-type="string" office:string-value="4-12">
            <text:p>4-12</text:p>
          </table:table-cell>
          <table:table-cell office:value-type="float" office:value="0.5">
            <text:p>0.500000</text:p>
          </table:table-cell>
          <table:covered-table-cell/>
          <table:table-cell table:formula="of:=[.N79]*[.H$195]" office:value-type="float" office:value="0.1875">
            <text:p>0.187500</text:p>
          </table:table-cell>
          <table:covered-table-cell table:number-columns-repeated="3"/>
          <table:table-cell table:formula="of:=[.N79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6])" office:value-type="string" office:string-value="4-13">
            <text:p>4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80]" office:value-type="float" office:value="0.5">
            <text:p>0.500000</text:p>
          </table:table-cell>
          <table:covered-table-cell table:number-columns-repeated="3"/>
          <table:table-cell table:formula="of:=[.E80]+(learningrate*[.B$16]*[.J67])" office:value-type="float" office:value="0.5625">
            <text:p>0.562500</text:p>
          </table:table-cell>
          <table:table-cell/>
          <table:table-cell table:formula="of:=CONCATENATE([.O67];&quot;-&quot;;[.F$211])" office:value-type="string" office:string-value="4-13">
            <text:p>4-13</text:p>
          </table:table-cell>
          <table:table-cell office:value-type="float" office:value="0.5">
            <text:p>0.500000</text:p>
          </table:table-cell>
          <table:covered-table-cell/>
          <table:table-cell table:formula="of:=[.N80]*[.H$211]" office:value-type="float" office:value="0.1875">
            <text:p>0.187500</text:p>
          </table:table-cell>
          <table:covered-table-cell table:number-columns-repeated="3"/>
          <table:table-cell table:formula="of:=[.N80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7])" office:value-type="string" office:string-value="4-14">
            <text:p>4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81]" office:value-type="float" office:value="0.5">
            <text:p>0.500000</text:p>
          </table:table-cell>
          <table:covered-table-cell table:number-columns-repeated="3"/>
          <table:table-cell table:formula="of:=[.E81]+(learningrate*[.B$17]*[.J67])" office:value-type="float" office:value="0.5625">
            <text:p>0.562500</text:p>
          </table:table-cell>
          <table:table-cell/>
          <table:table-cell table:formula="of:=CONCATENATE([.O67];&quot;-&quot;;[.F$227])" office:value-type="string" office:string-value="4-14">
            <text:p>4-14</text:p>
          </table:table-cell>
          <table:table-cell office:value-type="float" office:value="0.5">
            <text:p>0.500000</text:p>
          </table:table-cell>
          <table:covered-table-cell/>
          <table:table-cell table:formula="of:=[.N81]*[.H$227]" office:value-type="float" office:value="0.1875">
            <text:p>0.187500</text:p>
          </table:table-cell>
          <table:covered-table-cell table:number-columns-repeated="3"/>
          <table:table-cell table:formula="of:=[.N81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67];&quot;-&quot;;[.A$18])" office:value-type="string" office:string-value="4-15">
            <text:p>4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82]" office:value-type="float" office:value="0.5">
            <text:p>0.500000</text:p>
          </table:table-cell>
          <table:covered-table-cell table:number-columns-repeated="3"/>
          <table:table-cell table:formula="of:=[.E82]+(learningrate*[.B$18]*[.J67])" office:value-type="float" office:value="0.5625">
            <text:p>0.562500</text:p>
          </table:table-cell>
          <table:table-cell/>
          <table:table-cell table:formula="of:=CONCATENATE([.O67];&quot;-&quot;;[.F$243])" office:value-type="string" office:string-value="4-15">
            <text:p>4-15</text:p>
          </table:table-cell>
          <table:table-cell office:value-type="float" office:value="0.5">
            <text:p>0.500000</text:p>
          </table:table-cell>
          <table:covered-table-cell/>
          <table:table-cell table:formula="of:=[.N82]*[.H$243]" office:value-type="float" office:value="0.1875">
            <text:p>0.187500</text:p>
          </table:table-cell>
          <table:covered-table-cell table:number-columns-repeated="3"/>
          <table:table-cell table:formula="of:=[.N82]+(learningrate*[.H67]*[.S6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3])" office:value-type="string" office:string-value="5-0">
            <text:p>5-0</text:p>
          </table:table-cell>
          <table:table-cell office:value-type="float" office:value="0.5">
            <text:p>0.500000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B$3]*[.E83]" office:value-type="float" office:value="0.5">
            <text:p>0.500000</text:p>
          </table:table-cell>
          <table:table-cell table:style-name="ce4" table:formula="of:=SUMPRODUCT([.B$3:.B$18];[.E83:.E98])/16" office:value-type="float" office:value="0.375" table:number-columns-spanned="1" table:number-rows-spanned="16">
            <text:p>0.375000</text:p>
          </table:table-cell>
          <table:table-cell table:style-name="ce3" table:formula="of:=[.B8]" office:value-type="float" office:value="0" table:number-columns-spanned="1" table:number-rows-spanned="16">
            <text:p>0</text:p>
          </table:table-cell>
          <table:table-cell table:style-name="ce4" table:formula="of:=[.I83]-[.H83]" office:value-type="float" office:value="-0.375" table:number-columns-spanned="1" table:number-rows-spanned="16">
            <text:p>-0.375000</text:p>
          </table:table-cell>
          <table:table-cell table:formula="of:=[.E83]+(learningrate*[.B$3]*[.J83])" office:value-type="float" office:value="0.4625">
            <text:p>0.462500</text:p>
          </table:table-cell>
          <table:table-cell/>
          <table:table-cell table:formula="of:=CONCATENATE([.O83];&quot;-&quot;;[.F$3])" office:value-type="string" office:string-value="5-0">
            <text:p>5-0</text:p>
          </table:table-cell>
          <table:table-cell office:value-type="float" office:value="0.5">
            <text:p>0.500000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N83]*[.H$3]" office:value-type="float" office:value="0.1875">
            <text:p>0.187500</text:p>
          </table:table-cell>
          <table:table-cell table:style-name="ce3" table:formula="of:=SUM([.P83:.P98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83]-[.Q83]" office:value-type="float" office:value="-0.1875" table:number-columns-spanned="1" table:number-rows-spanned="16">
            <text:p>-0.1875</text:p>
          </table:table-cell>
          <table:table-cell table:formula="of:=[.N83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4])" office:value-type="string" office:string-value="5-1">
            <text:p>5-1</text:p>
          </table:table-cell>
          <table:table-cell office:value-type="float" office:value="0.5">
            <text:p>0.500000</text:p>
          </table:table-cell>
          <table:covered-table-cell/>
          <table:table-cell table:formula="of:=[.B$4]*[.E84]" office:value-type="float" office:value="0.5">
            <text:p>0.500000</text:p>
          </table:table-cell>
          <table:covered-table-cell table:number-columns-repeated="3"/>
          <table:table-cell table:formula="of:=[.E84]+(learningrate*[.B$4]*[.J83])" office:value-type="float" office:value="0.4625">
            <text:p>0.462500</text:p>
          </table:table-cell>
          <table:table-cell/>
          <table:table-cell table:formula="of:=CONCATENATE([.O83];&quot;-&quot;;[.F$19])" office:value-type="string" office:string-value="5-1">
            <text:p>5-1</text:p>
          </table:table-cell>
          <table:table-cell office:value-type="float" office:value="0.5">
            <text:p>0.500000</text:p>
          </table:table-cell>
          <table:covered-table-cell/>
          <table:table-cell table:formula="of:=[.N84]*[.H$19]" office:value-type="float" office:value="0.1875">
            <text:p>0.187500</text:p>
          </table:table-cell>
          <table:covered-table-cell table:number-columns-repeated="3"/>
          <table:table-cell table:formula="of:=[.N84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5])" office:value-type="string" office:string-value="5-2">
            <text:p>5-2</text:p>
          </table:table-cell>
          <table:table-cell office:value-type="float" office:value="0.5">
            <text:p>0.500000</text:p>
          </table:table-cell>
          <table:covered-table-cell/>
          <table:table-cell table:formula="of:=[.B$5]*[.E85]" office:value-type="float" office:value="0.5">
            <text:p>0.500000</text:p>
          </table:table-cell>
          <table:covered-table-cell table:number-columns-repeated="3"/>
          <table:table-cell table:formula="of:=[.E85]+(learningrate*[.B$5]*[.J83])" office:value-type="float" office:value="0.4625">
            <text:p>0.462500</text:p>
          </table:table-cell>
          <table:table-cell/>
          <table:table-cell table:formula="of:=CONCATENATE([.O83];&quot;-&quot;;[.F$35])" office:value-type="string" office:string-value="5-2">
            <text:p>5-2</text:p>
          </table:table-cell>
          <table:table-cell office:value-type="float" office:value="0.5">
            <text:p>0.500000</text:p>
          </table:table-cell>
          <table:covered-table-cell/>
          <table:table-cell table:formula="of:=[.N85]*[.H$35]" office:value-type="float" office:value="0.1875">
            <text:p>0.187500</text:p>
          </table:table-cell>
          <table:covered-table-cell table:number-columns-repeated="3"/>
          <table:table-cell table:formula="of:=[.N85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6])" office:value-type="string" office:string-value="5-3">
            <text:p>5-3</text:p>
          </table:table-cell>
          <table:table-cell office:value-type="float" office:value="0.5">
            <text:p>0.500000</text:p>
          </table:table-cell>
          <table:covered-table-cell/>
          <table:table-cell table:formula="of:=[.B$6]*[.E86]" office:value-type="float" office:value="0.5">
            <text:p>0.500000</text:p>
          </table:table-cell>
          <table:covered-table-cell table:number-columns-repeated="3"/>
          <table:table-cell table:formula="of:=[.E86]+(learningrate*[.B$6]*[.J83])" office:value-type="float" office:value="0.4625">
            <text:p>0.462500</text:p>
          </table:table-cell>
          <table:table-cell/>
          <table:table-cell table:formula="of:=CONCATENATE([.O83];&quot;-&quot;;[.F$51])" office:value-type="string" office:string-value="5-3">
            <text:p>5-3</text:p>
          </table:table-cell>
          <table:table-cell office:value-type="float" office:value="0.5">
            <text:p>0.500000</text:p>
          </table:table-cell>
          <table:covered-table-cell/>
          <table:table-cell table:formula="of:=[.N86]*[.H$51]" office:value-type="float" office:value="0.1875">
            <text:p>0.187500</text:p>
          </table:table-cell>
          <table:covered-table-cell table:number-columns-repeated="3"/>
          <table:table-cell table:formula="of:=[.N86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7])" office:value-type="string" office:string-value="5-4">
            <text:p>5-4</text:p>
          </table:table-cell>
          <table:table-cell office:value-type="float" office:value="0.5">
            <text:p>0.500000</text:p>
          </table:table-cell>
          <table:covered-table-cell/>
          <table:table-cell table:formula="of:=[.B$7]*[.E87]" office:value-type="float" office:value="0.5">
            <text:p>0.500000</text:p>
          </table:table-cell>
          <table:covered-table-cell table:number-columns-repeated="3"/>
          <table:table-cell table:formula="of:=[.E87]+(learningrate*[.B$7]*[.J83])" office:value-type="float" office:value="0.4625">
            <text:p>0.462500</text:p>
          </table:table-cell>
          <table:table-cell/>
          <table:table-cell table:formula="of:=CONCATENATE([.O83];&quot;-&quot;;[.F$67])" office:value-type="string" office:string-value="5-4">
            <text:p>5-4</text:p>
          </table:table-cell>
          <table:table-cell office:value-type="float" office:value="0.5">
            <text:p>0.500000</text:p>
          </table:table-cell>
          <table:covered-table-cell/>
          <table:table-cell table:formula="of:=[.N87]*[.H$67]" office:value-type="float" office:value="0.1875">
            <text:p>0.187500</text:p>
          </table:table-cell>
          <table:covered-table-cell table:number-columns-repeated="3"/>
          <table:table-cell table:formula="of:=[.N87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8])" office:value-type="string" office:string-value="5-5">
            <text:p>5-5</text:p>
          </table:table-cell>
          <table:table-cell office:value-type="float" office:value="0.5">
            <text:p>0.500000</text:p>
          </table:table-cell>
          <table:covered-table-cell/>
          <table:table-cell table:formula="of:=[.B$8]*[.E88]" office:value-type="float" office:value="0">
            <text:p>0.000000</text:p>
          </table:table-cell>
          <table:covered-table-cell table:number-columns-repeated="3"/>
          <table:table-cell table:formula="of:=[.E88]+(learningrate*[.B$8]*[.J83])" office:value-type="float" office:value="0.5">
            <text:p>0.500000</text:p>
          </table:table-cell>
          <table:table-cell/>
          <table:table-cell table:formula="of:=CONCATENATE([.O83];&quot;-&quot;;[.F$83])" office:value-type="string" office:string-value="5-5">
            <text:p>5-5</text:p>
          </table:table-cell>
          <table:table-cell office:value-type="float" office:value="0.5">
            <text:p>0.500000</text:p>
          </table:table-cell>
          <table:covered-table-cell/>
          <table:table-cell table:formula="of:=[.N88]*[.H$83]" office:value-type="float" office:value="0.1875">
            <text:p>0.187500</text:p>
          </table:table-cell>
          <table:covered-table-cell table:number-columns-repeated="3"/>
          <table:table-cell table:formula="of:=[.N88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9])" office:value-type="string" office:string-value="5-6">
            <text:p>5-6</text:p>
          </table:table-cell>
          <table:table-cell office:value-type="float" office:value="0.5">
            <text:p>0.500000</text:p>
          </table:table-cell>
          <table:covered-table-cell/>
          <table:table-cell table:formula="of:=[.B$9]*[.E89]" office:value-type="float" office:value="0">
            <text:p>0.000000</text:p>
          </table:table-cell>
          <table:covered-table-cell table:number-columns-repeated="3"/>
          <table:table-cell table:formula="of:=[.E89]+(learningrate*[.B$9]*[.J83])" office:value-type="float" office:value="0.5">
            <text:p>0.500000</text:p>
          </table:table-cell>
          <table:table-cell/>
          <table:table-cell table:formula="of:=CONCATENATE([.O83];&quot;-&quot;;[.F$99])" office:value-type="string" office:string-value="5-6">
            <text:p>5-6</text:p>
          </table:table-cell>
          <table:table-cell office:value-type="float" office:value="0.5">
            <text:p>0.500000</text:p>
          </table:table-cell>
          <table:covered-table-cell/>
          <table:table-cell table:formula="of:=[.N89]*[.H$99]" office:value-type="float" office:value="0.1875">
            <text:p>0.187500</text:p>
          </table:table-cell>
          <table:covered-table-cell table:number-columns-repeated="3"/>
          <table:table-cell table:formula="of:=[.N89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0])" office:value-type="string" office:string-value="5-7">
            <text:p>5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90]" office:value-type="float" office:value="0.5">
            <text:p>0.500000</text:p>
          </table:table-cell>
          <table:covered-table-cell table:number-columns-repeated="3"/>
          <table:table-cell table:formula="of:=[.E90]+(learningrate*[.B$10]*[.J83])" office:value-type="float" office:value="0.4625">
            <text:p>0.462500</text:p>
          </table:table-cell>
          <table:table-cell/>
          <table:table-cell table:formula="of:=CONCATENATE([.O83];&quot;-&quot;;[.F$115])" office:value-type="string" office:string-value="5-7">
            <text:p>5-7</text:p>
          </table:table-cell>
          <table:table-cell office:value-type="float" office:value="0.5">
            <text:p>0.500000</text:p>
          </table:table-cell>
          <table:covered-table-cell/>
          <table:table-cell table:formula="of:=[.N90]*[.H$115]" office:value-type="float" office:value="0.1875">
            <text:p>0.187500</text:p>
          </table:table-cell>
          <table:covered-table-cell table:number-columns-repeated="3"/>
          <table:table-cell table:formula="of:=[.N90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1])" office:value-type="string" office:string-value="5-8">
            <text:p>5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91]" office:value-type="float" office:value="0.5">
            <text:p>0.500000</text:p>
          </table:table-cell>
          <table:covered-table-cell table:number-columns-repeated="3"/>
          <table:table-cell table:formula="of:=[.E91]+(learningrate*[.B$11]*[.J83])" office:value-type="float" office:value="0.4625">
            <text:p>0.462500</text:p>
          </table:table-cell>
          <table:table-cell/>
          <table:table-cell table:formula="of:=CONCATENATE([.O83];&quot;-&quot;;[.F$131])" office:value-type="string" office:string-value="5-8">
            <text:p>5-8</text:p>
          </table:table-cell>
          <table:table-cell office:value-type="float" office:value="0.5">
            <text:p>0.500000</text:p>
          </table:table-cell>
          <table:covered-table-cell/>
          <table:table-cell table:formula="of:=[.N91]*[.H$131]" office:value-type="float" office:value="0.1875">
            <text:p>0.187500</text:p>
          </table:table-cell>
          <table:covered-table-cell table:number-columns-repeated="3"/>
          <table:table-cell table:formula="of:=[.N91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2])" office:value-type="string" office:string-value="5-9">
            <text:p>5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92]" office:value-type="float" office:value="0">
            <text:p>0.000000</text:p>
          </table:table-cell>
          <table:covered-table-cell table:number-columns-repeated="3"/>
          <table:table-cell table:formula="of:=[.E92]+(learningrate*[.B$12]*[.J83])" office:value-type="float" office:value="0.5">
            <text:p>0.500000</text:p>
          </table:table-cell>
          <table:table-cell/>
          <table:table-cell table:formula="of:=CONCATENATE([.O83];&quot;-&quot;;[.F$147])" office:value-type="string" office:string-value="5-9">
            <text:p>5-9</text:p>
          </table:table-cell>
          <table:table-cell office:value-type="float" office:value="0.5">
            <text:p>0.500000</text:p>
          </table:table-cell>
          <table:covered-table-cell/>
          <table:table-cell table:formula="of:=[.N92]*[.H$147]" office:value-type="float" office:value="0.1875">
            <text:p>0.187500</text:p>
          </table:table-cell>
          <table:covered-table-cell table:number-columns-repeated="3"/>
          <table:table-cell table:formula="of:=[.N92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3])" office:value-type="string" office:string-value="5-10">
            <text:p>5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93]" office:value-type="float" office:value="0">
            <text:p>0.000000</text:p>
          </table:table-cell>
          <table:covered-table-cell table:number-columns-repeated="3"/>
          <table:table-cell table:formula="of:=[.E93]+(learningrate*[.B$13]*[.J83])" office:value-type="float" office:value="0.5">
            <text:p>0.500000</text:p>
          </table:table-cell>
          <table:table-cell/>
          <table:table-cell table:formula="of:=CONCATENATE([.O83];&quot;-&quot;;[.F$163])" office:value-type="string" office:string-value="5-10">
            <text:p>5-10</text:p>
          </table:table-cell>
          <table:table-cell office:value-type="float" office:value="0.5">
            <text:p>0.500000</text:p>
          </table:table-cell>
          <table:covered-table-cell/>
          <table:table-cell table:formula="of:=[.N93]*[.H$163]" office:value-type="float" office:value="0.1875">
            <text:p>0.187500</text:p>
          </table:table-cell>
          <table:covered-table-cell table:number-columns-repeated="3"/>
          <table:table-cell table:formula="of:=[.N93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4])" office:value-type="string" office:string-value="5-11">
            <text:p>5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94]" office:value-type="float" office:value="0.5">
            <text:p>0.500000</text:p>
          </table:table-cell>
          <table:covered-table-cell table:number-columns-repeated="3"/>
          <table:table-cell table:formula="of:=[.E94]+(learningrate*[.B$14]*[.J83])" office:value-type="float" office:value="0.4625">
            <text:p>0.462500</text:p>
          </table:table-cell>
          <table:table-cell/>
          <table:table-cell table:formula="of:=CONCATENATE([.O83];&quot;-&quot;;[.F$179])" office:value-type="string" office:string-value="5-11">
            <text:p>5-11</text:p>
          </table:table-cell>
          <table:table-cell office:value-type="float" office:value="0.5">
            <text:p>0.500000</text:p>
          </table:table-cell>
          <table:covered-table-cell/>
          <table:table-cell table:formula="of:=[.N94]*[.H$179]" office:value-type="float" office:value="0.1875">
            <text:p>0.187500</text:p>
          </table:table-cell>
          <table:covered-table-cell table:number-columns-repeated="3"/>
          <table:table-cell table:formula="of:=[.N94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5])" office:value-type="string" office:string-value="5-12">
            <text:p>5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95]" office:value-type="float" office:value="0.5">
            <text:p>0.500000</text:p>
          </table:table-cell>
          <table:covered-table-cell table:number-columns-repeated="3"/>
          <table:table-cell table:formula="of:=[.E95]+(learningrate*[.B$15]*[.J83])" office:value-type="float" office:value="0.4625">
            <text:p>0.462500</text:p>
          </table:table-cell>
          <table:table-cell/>
          <table:table-cell table:formula="of:=CONCATENATE([.O83];&quot;-&quot;;[.F$195])" office:value-type="string" office:string-value="5-12">
            <text:p>5-12</text:p>
          </table:table-cell>
          <table:table-cell office:value-type="float" office:value="0.5">
            <text:p>0.500000</text:p>
          </table:table-cell>
          <table:covered-table-cell/>
          <table:table-cell table:formula="of:=[.N95]*[.H$195]" office:value-type="float" office:value="0.1875">
            <text:p>0.187500</text:p>
          </table:table-cell>
          <table:covered-table-cell table:number-columns-repeated="3"/>
          <table:table-cell table:formula="of:=[.N95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6])" office:value-type="string" office:string-value="5-13">
            <text:p>5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96]" office:value-type="float" office:value="0.5">
            <text:p>0.500000</text:p>
          </table:table-cell>
          <table:covered-table-cell table:number-columns-repeated="3"/>
          <table:table-cell table:formula="of:=[.E96]+(learningrate*[.B$16]*[.J83])" office:value-type="float" office:value="0.4625">
            <text:p>0.462500</text:p>
          </table:table-cell>
          <table:table-cell/>
          <table:table-cell table:formula="of:=CONCATENATE([.O83];&quot;-&quot;;[.F$211])" office:value-type="string" office:string-value="5-13">
            <text:p>5-13</text:p>
          </table:table-cell>
          <table:table-cell office:value-type="float" office:value="0.5">
            <text:p>0.500000</text:p>
          </table:table-cell>
          <table:covered-table-cell/>
          <table:table-cell table:formula="of:=[.N96]*[.H$211]" office:value-type="float" office:value="0.1875">
            <text:p>0.187500</text:p>
          </table:table-cell>
          <table:covered-table-cell table:number-columns-repeated="3"/>
          <table:table-cell table:formula="of:=[.N96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7])" office:value-type="string" office:string-value="5-14">
            <text:p>5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97]" office:value-type="float" office:value="0.5">
            <text:p>0.500000</text:p>
          </table:table-cell>
          <table:covered-table-cell table:number-columns-repeated="3"/>
          <table:table-cell table:formula="of:=[.E97]+(learningrate*[.B$17]*[.J83])" office:value-type="float" office:value="0.4625">
            <text:p>0.462500</text:p>
          </table:table-cell>
          <table:table-cell/>
          <table:table-cell table:formula="of:=CONCATENATE([.O83];&quot;-&quot;;[.F$227])" office:value-type="string" office:string-value="5-14">
            <text:p>5-14</text:p>
          </table:table-cell>
          <table:table-cell office:value-type="float" office:value="0.5">
            <text:p>0.500000</text:p>
          </table:table-cell>
          <table:covered-table-cell/>
          <table:table-cell table:formula="of:=[.N97]*[.H$227]" office:value-type="float" office:value="0.1875">
            <text:p>0.187500</text:p>
          </table:table-cell>
          <table:covered-table-cell table:number-columns-repeated="3"/>
          <table:table-cell table:formula="of:=[.N97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83];&quot;-&quot;;[.A$18])" office:value-type="string" office:string-value="5-15">
            <text:p>5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98]" office:value-type="float" office:value="0.5">
            <text:p>0.500000</text:p>
          </table:table-cell>
          <table:covered-table-cell table:number-columns-repeated="3"/>
          <table:table-cell table:formula="of:=[.E98]+(learningrate*[.B$18]*[.J83])" office:value-type="float" office:value="0.4625">
            <text:p>0.462500</text:p>
          </table:table-cell>
          <table:table-cell/>
          <table:table-cell table:formula="of:=CONCATENATE([.O83];&quot;-&quot;;[.F$243])" office:value-type="string" office:string-value="5-15">
            <text:p>5-15</text:p>
          </table:table-cell>
          <table:table-cell office:value-type="float" office:value="0.5">
            <text:p>0.500000</text:p>
          </table:table-cell>
          <table:covered-table-cell/>
          <table:table-cell table:formula="of:=[.N98]*[.H$243]" office:value-type="float" office:value="0.1875">
            <text:p>0.187500</text:p>
          </table:table-cell>
          <table:covered-table-cell table:number-columns-repeated="3"/>
          <table:table-cell table:formula="of:=[.N98]+(learningrate*[.H83]*[.S83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3])" office:value-type="string" office:string-value="6-0">
            <text:p>6-0</text:p>
          </table:table-cell>
          <table:table-cell office:value-type="float" office:value="0.5">
            <text:p>0.500000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B$3]*[.E99]" office:value-type="float" office:value="0.5">
            <text:p>0.500000</text:p>
          </table:table-cell>
          <table:table-cell table:style-name="ce4" table:formula="of:=SUMPRODUCT([.B$3:.B$18];[.E99:.E114])/16" office:value-type="float" office:value="0.375" table:number-columns-spanned="1" table:number-rows-spanned="16">
            <text:p>0.375000</text:p>
          </table:table-cell>
          <table:table-cell table:style-name="ce3" table:formula="of:=[.B9]" office:value-type="float" office:value="0" table:number-columns-spanned="1" table:number-rows-spanned="16">
            <text:p>0</text:p>
          </table:table-cell>
          <table:table-cell table:style-name="ce4" table:formula="of:=[.I99]-[.H99]" office:value-type="float" office:value="-0.375" table:number-columns-spanned="1" table:number-rows-spanned="16">
            <text:p>-0.375000</text:p>
          </table:table-cell>
          <table:table-cell table:formula="of:=[.E99]+(learningrate*[.B$3]*[.J99])" office:value-type="float" office:value="0.4625">
            <text:p>0.462500</text:p>
          </table:table-cell>
          <table:table-cell/>
          <table:table-cell table:formula="of:=CONCATENATE([.O99];&quot;-&quot;;[.F$3])" office:value-type="string" office:string-value="6-0">
            <text:p>6-0</text:p>
          </table:table-cell>
          <table:table-cell office:value-type="float" office:value="0.5">
            <text:p>0.500000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N99]*[.H$3]" office:value-type="float" office:value="0.1875">
            <text:p>0.187500</text:p>
          </table:table-cell>
          <table:table-cell table:style-name="ce3" table:formula="of:=SUM([.P99:.P114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99]-[.Q99]" office:value-type="float" office:value="-0.1875" table:number-columns-spanned="1" table:number-rows-spanned="16">
            <text:p>-0.1875</text:p>
          </table:table-cell>
          <table:table-cell table:formula="of:=[.N99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4])" office:value-type="string" office:string-value="6-1">
            <text:p>6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00]" office:value-type="float" office:value="0.5">
            <text:p>0.500000</text:p>
          </table:table-cell>
          <table:covered-table-cell table:number-columns-repeated="3"/>
          <table:table-cell table:formula="of:=[.E100]+(learningrate*[.B$4]*[.J99])" office:value-type="float" office:value="0.4625">
            <text:p>0.462500</text:p>
          </table:table-cell>
          <table:table-cell/>
          <table:table-cell table:formula="of:=CONCATENATE([.O99];&quot;-&quot;;[.F$19])" office:value-type="string" office:string-value="6-1">
            <text:p>6-1</text:p>
          </table:table-cell>
          <table:table-cell office:value-type="float" office:value="0.5">
            <text:p>0.500000</text:p>
          </table:table-cell>
          <table:covered-table-cell/>
          <table:table-cell table:formula="of:=[.N100]*[.H$19]" office:value-type="float" office:value="0.1875">
            <text:p>0.187500</text:p>
          </table:table-cell>
          <table:covered-table-cell table:number-columns-repeated="3"/>
          <table:table-cell table:formula="of:=[.N100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5])" office:value-type="string" office:string-value="6-2">
            <text:p>6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01]" office:value-type="float" office:value="0.5">
            <text:p>0.500000</text:p>
          </table:table-cell>
          <table:covered-table-cell table:number-columns-repeated="3"/>
          <table:table-cell table:formula="of:=[.E101]+(learningrate*[.B$5]*[.J99])" office:value-type="float" office:value="0.4625">
            <text:p>0.462500</text:p>
          </table:table-cell>
          <table:table-cell/>
          <table:table-cell table:formula="of:=CONCATENATE([.O99];&quot;-&quot;;[.F$35])" office:value-type="string" office:string-value="6-2">
            <text:p>6-2</text:p>
          </table:table-cell>
          <table:table-cell office:value-type="float" office:value="0.5">
            <text:p>0.500000</text:p>
          </table:table-cell>
          <table:covered-table-cell/>
          <table:table-cell table:formula="of:=[.N101]*[.H$35]" office:value-type="float" office:value="0.1875">
            <text:p>0.187500</text:p>
          </table:table-cell>
          <table:covered-table-cell table:number-columns-repeated="3"/>
          <table:table-cell table:formula="of:=[.N101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6])" office:value-type="string" office:string-value="6-3">
            <text:p>6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02]" office:value-type="float" office:value="0.5">
            <text:p>0.500000</text:p>
          </table:table-cell>
          <table:covered-table-cell table:number-columns-repeated="3"/>
          <table:table-cell table:formula="of:=[.E102]+(learningrate*[.B$6]*[.J99])" office:value-type="float" office:value="0.4625">
            <text:p>0.462500</text:p>
          </table:table-cell>
          <table:table-cell/>
          <table:table-cell table:formula="of:=CONCATENATE([.O99];&quot;-&quot;;[.F$51])" office:value-type="string" office:string-value="6-3">
            <text:p>6-3</text:p>
          </table:table-cell>
          <table:table-cell office:value-type="float" office:value="0.5">
            <text:p>0.500000</text:p>
          </table:table-cell>
          <table:covered-table-cell/>
          <table:table-cell table:formula="of:=[.N102]*[.H$51]" office:value-type="float" office:value="0.1875">
            <text:p>0.187500</text:p>
          </table:table-cell>
          <table:covered-table-cell table:number-columns-repeated="3"/>
          <table:table-cell table:formula="of:=[.N102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7])" office:value-type="string" office:string-value="6-4">
            <text:p>6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03]" office:value-type="float" office:value="0.5">
            <text:p>0.500000</text:p>
          </table:table-cell>
          <table:covered-table-cell table:number-columns-repeated="3"/>
          <table:table-cell table:formula="of:=[.E103]+(learningrate*[.B$7]*[.J99])" office:value-type="float" office:value="0.4625">
            <text:p>0.462500</text:p>
          </table:table-cell>
          <table:table-cell/>
          <table:table-cell table:formula="of:=CONCATENATE([.O99];&quot;-&quot;;[.F$67])" office:value-type="string" office:string-value="6-4">
            <text:p>6-4</text:p>
          </table:table-cell>
          <table:table-cell office:value-type="float" office:value="0.5">
            <text:p>0.500000</text:p>
          </table:table-cell>
          <table:covered-table-cell/>
          <table:table-cell table:formula="of:=[.N103]*[.H$67]" office:value-type="float" office:value="0.1875">
            <text:p>0.187500</text:p>
          </table:table-cell>
          <table:covered-table-cell table:number-columns-repeated="3"/>
          <table:table-cell table:formula="of:=[.N103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8])" office:value-type="string" office:string-value="6-5">
            <text:p>6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04]" office:value-type="float" office:value="0">
            <text:p>0.000000</text:p>
          </table:table-cell>
          <table:covered-table-cell table:number-columns-repeated="3"/>
          <table:table-cell table:formula="of:=[.E104]+(learningrate*[.B$8]*[.J99])" office:value-type="float" office:value="0.5">
            <text:p>0.500000</text:p>
          </table:table-cell>
          <table:table-cell/>
          <table:table-cell table:formula="of:=CONCATENATE([.O99];&quot;-&quot;;[.F$83])" office:value-type="string" office:string-value="6-5">
            <text:p>6-5</text:p>
          </table:table-cell>
          <table:table-cell office:value-type="float" office:value="0.5">
            <text:p>0.500000</text:p>
          </table:table-cell>
          <table:covered-table-cell/>
          <table:table-cell table:formula="of:=[.N104]*[.H$83]" office:value-type="float" office:value="0.1875">
            <text:p>0.187500</text:p>
          </table:table-cell>
          <table:covered-table-cell table:number-columns-repeated="3"/>
          <table:table-cell table:formula="of:=[.N104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9])" office:value-type="string" office:string-value="6-6">
            <text:p>6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05]" office:value-type="float" office:value="0">
            <text:p>0.000000</text:p>
          </table:table-cell>
          <table:covered-table-cell table:number-columns-repeated="3"/>
          <table:table-cell table:formula="of:=[.E105]+(learningrate*[.B$9]*[.J99])" office:value-type="float" office:value="0.5">
            <text:p>0.500000</text:p>
          </table:table-cell>
          <table:table-cell/>
          <table:table-cell table:formula="of:=CONCATENATE([.O99];&quot;-&quot;;[.F$99])" office:value-type="string" office:string-value="6-6">
            <text:p>6-6</text:p>
          </table:table-cell>
          <table:table-cell office:value-type="float" office:value="0.5">
            <text:p>0.500000</text:p>
          </table:table-cell>
          <table:covered-table-cell/>
          <table:table-cell table:formula="of:=[.N105]*[.H$99]" office:value-type="float" office:value="0.1875">
            <text:p>0.187500</text:p>
          </table:table-cell>
          <table:covered-table-cell table:number-columns-repeated="3"/>
          <table:table-cell table:formula="of:=[.N105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0])" office:value-type="string" office:string-value="6-7">
            <text:p>6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06]" office:value-type="float" office:value="0.5">
            <text:p>0.500000</text:p>
          </table:table-cell>
          <table:covered-table-cell table:number-columns-repeated="3"/>
          <table:table-cell table:formula="of:=[.E106]+(learningrate*[.B$10]*[.J99])" office:value-type="float" office:value="0.4625">
            <text:p>0.462500</text:p>
          </table:table-cell>
          <table:table-cell/>
          <table:table-cell table:formula="of:=CONCATENATE([.O99];&quot;-&quot;;[.F$115])" office:value-type="string" office:string-value="6-7">
            <text:p>6-7</text:p>
          </table:table-cell>
          <table:table-cell office:value-type="float" office:value="0.5">
            <text:p>0.500000</text:p>
          </table:table-cell>
          <table:covered-table-cell/>
          <table:table-cell table:formula="of:=[.N106]*[.H$115]" office:value-type="float" office:value="0.1875">
            <text:p>0.187500</text:p>
          </table:table-cell>
          <table:covered-table-cell table:number-columns-repeated="3"/>
          <table:table-cell table:formula="of:=[.N106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1])" office:value-type="string" office:string-value="6-8">
            <text:p>6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07]" office:value-type="float" office:value="0.5">
            <text:p>0.500000</text:p>
          </table:table-cell>
          <table:covered-table-cell table:number-columns-repeated="3"/>
          <table:table-cell table:formula="of:=[.E107]+(learningrate*[.B$11]*[.J99])" office:value-type="float" office:value="0.4625">
            <text:p>0.462500</text:p>
          </table:table-cell>
          <table:table-cell/>
          <table:table-cell table:formula="of:=CONCATENATE([.O99];&quot;-&quot;;[.F$131])" office:value-type="string" office:string-value="6-8">
            <text:p>6-8</text:p>
          </table:table-cell>
          <table:table-cell office:value-type="float" office:value="0.5">
            <text:p>0.500000</text:p>
          </table:table-cell>
          <table:covered-table-cell/>
          <table:table-cell table:formula="of:=[.N107]*[.H$131]" office:value-type="float" office:value="0.1875">
            <text:p>0.187500</text:p>
          </table:table-cell>
          <table:covered-table-cell table:number-columns-repeated="3"/>
          <table:table-cell table:formula="of:=[.N107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2])" office:value-type="string" office:string-value="6-9">
            <text:p>6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08]" office:value-type="float" office:value="0">
            <text:p>0.000000</text:p>
          </table:table-cell>
          <table:covered-table-cell table:number-columns-repeated="3"/>
          <table:table-cell table:formula="of:=[.E108]+(learningrate*[.B$12]*[.J99])" office:value-type="float" office:value="0.5">
            <text:p>0.500000</text:p>
          </table:table-cell>
          <table:table-cell/>
          <table:table-cell table:formula="of:=CONCATENATE([.O99];&quot;-&quot;;[.F$147])" office:value-type="string" office:string-value="6-9">
            <text:p>6-9</text:p>
          </table:table-cell>
          <table:table-cell office:value-type="float" office:value="0.5">
            <text:p>0.500000</text:p>
          </table:table-cell>
          <table:covered-table-cell/>
          <table:table-cell table:formula="of:=[.N108]*[.H$147]" office:value-type="float" office:value="0.1875">
            <text:p>0.187500</text:p>
          </table:table-cell>
          <table:covered-table-cell table:number-columns-repeated="3"/>
          <table:table-cell table:formula="of:=[.N108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3])" office:value-type="string" office:string-value="6-10">
            <text:p>6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09]" office:value-type="float" office:value="0">
            <text:p>0.000000</text:p>
          </table:table-cell>
          <table:covered-table-cell table:number-columns-repeated="3"/>
          <table:table-cell table:formula="of:=[.E109]+(learningrate*[.B$13]*[.J99])" office:value-type="float" office:value="0.5">
            <text:p>0.500000</text:p>
          </table:table-cell>
          <table:table-cell/>
          <table:table-cell table:formula="of:=CONCATENATE([.O99];&quot;-&quot;;[.F$163])" office:value-type="string" office:string-value="6-10">
            <text:p>6-10</text:p>
          </table:table-cell>
          <table:table-cell office:value-type="float" office:value="0.5">
            <text:p>0.500000</text:p>
          </table:table-cell>
          <table:covered-table-cell/>
          <table:table-cell table:formula="of:=[.N109]*[.H$163]" office:value-type="float" office:value="0.1875">
            <text:p>0.187500</text:p>
          </table:table-cell>
          <table:covered-table-cell table:number-columns-repeated="3"/>
          <table:table-cell table:formula="of:=[.N109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4])" office:value-type="string" office:string-value="6-11">
            <text:p>6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10]" office:value-type="float" office:value="0.5">
            <text:p>0.500000</text:p>
          </table:table-cell>
          <table:covered-table-cell table:number-columns-repeated="3"/>
          <table:table-cell table:formula="of:=[.E110]+(learningrate*[.B$14]*[.J99])" office:value-type="float" office:value="0.4625">
            <text:p>0.462500</text:p>
          </table:table-cell>
          <table:table-cell/>
          <table:table-cell table:formula="of:=CONCATENATE([.O99];&quot;-&quot;;[.F$179])" office:value-type="string" office:string-value="6-11">
            <text:p>6-11</text:p>
          </table:table-cell>
          <table:table-cell office:value-type="float" office:value="0.5">
            <text:p>0.500000</text:p>
          </table:table-cell>
          <table:covered-table-cell/>
          <table:table-cell table:formula="of:=[.N110]*[.H$179]" office:value-type="float" office:value="0.1875">
            <text:p>0.187500</text:p>
          </table:table-cell>
          <table:covered-table-cell table:number-columns-repeated="3"/>
          <table:table-cell table:formula="of:=[.N110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5])" office:value-type="string" office:string-value="6-12">
            <text:p>6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11]" office:value-type="float" office:value="0.5">
            <text:p>0.500000</text:p>
          </table:table-cell>
          <table:covered-table-cell table:number-columns-repeated="3"/>
          <table:table-cell table:formula="of:=[.E111]+(learningrate*[.B$15]*[.J99])" office:value-type="float" office:value="0.4625">
            <text:p>0.462500</text:p>
          </table:table-cell>
          <table:table-cell/>
          <table:table-cell table:formula="of:=CONCATENATE([.O99];&quot;-&quot;;[.F$195])" office:value-type="string" office:string-value="6-12">
            <text:p>6-12</text:p>
          </table:table-cell>
          <table:table-cell office:value-type="float" office:value="0.5">
            <text:p>0.500000</text:p>
          </table:table-cell>
          <table:covered-table-cell/>
          <table:table-cell table:formula="of:=[.N111]*[.H$195]" office:value-type="float" office:value="0.1875">
            <text:p>0.187500</text:p>
          </table:table-cell>
          <table:covered-table-cell table:number-columns-repeated="3"/>
          <table:table-cell table:formula="of:=[.N111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6])" office:value-type="string" office:string-value="6-13">
            <text:p>6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12]" office:value-type="float" office:value="0.5">
            <text:p>0.500000</text:p>
          </table:table-cell>
          <table:covered-table-cell table:number-columns-repeated="3"/>
          <table:table-cell table:formula="of:=[.E112]+(learningrate*[.B$16]*[.J99])" office:value-type="float" office:value="0.4625">
            <text:p>0.462500</text:p>
          </table:table-cell>
          <table:table-cell/>
          <table:table-cell table:formula="of:=CONCATENATE([.O99];&quot;-&quot;;[.F$211])" office:value-type="string" office:string-value="6-13">
            <text:p>6-13</text:p>
          </table:table-cell>
          <table:table-cell office:value-type="float" office:value="0.5">
            <text:p>0.500000</text:p>
          </table:table-cell>
          <table:covered-table-cell/>
          <table:table-cell table:formula="of:=[.N112]*[.H$211]" office:value-type="float" office:value="0.1875">
            <text:p>0.187500</text:p>
          </table:table-cell>
          <table:covered-table-cell table:number-columns-repeated="3"/>
          <table:table-cell table:formula="of:=[.N112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7])" office:value-type="string" office:string-value="6-14">
            <text:p>6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13]" office:value-type="float" office:value="0.5">
            <text:p>0.500000</text:p>
          </table:table-cell>
          <table:covered-table-cell table:number-columns-repeated="3"/>
          <table:table-cell table:formula="of:=[.E113]+(learningrate*[.B$17]*[.J99])" office:value-type="float" office:value="0.4625">
            <text:p>0.462500</text:p>
          </table:table-cell>
          <table:table-cell/>
          <table:table-cell table:formula="of:=CONCATENATE([.O99];&quot;-&quot;;[.F$227])" office:value-type="string" office:string-value="6-14">
            <text:p>6-14</text:p>
          </table:table-cell>
          <table:table-cell office:value-type="float" office:value="0.5">
            <text:p>0.500000</text:p>
          </table:table-cell>
          <table:covered-table-cell/>
          <table:table-cell table:formula="of:=[.N113]*[.H$227]" office:value-type="float" office:value="0.1875">
            <text:p>0.187500</text:p>
          </table:table-cell>
          <table:covered-table-cell table:number-columns-repeated="3"/>
          <table:table-cell table:formula="of:=[.N113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99];&quot;-&quot;;[.A$18])" office:value-type="string" office:string-value="6-15">
            <text:p>6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14]" office:value-type="float" office:value="0.5">
            <text:p>0.500000</text:p>
          </table:table-cell>
          <table:covered-table-cell table:number-columns-repeated="3"/>
          <table:table-cell table:formula="of:=[.E114]+(learningrate*[.B$18]*[.J99])" office:value-type="float" office:value="0.4625">
            <text:p>0.462500</text:p>
          </table:table-cell>
          <table:table-cell/>
          <table:table-cell table:formula="of:=CONCATENATE([.O99];&quot;-&quot;;[.F$243])" office:value-type="string" office:string-value="6-15">
            <text:p>6-15</text:p>
          </table:table-cell>
          <table:table-cell office:value-type="float" office:value="0.5">
            <text:p>0.500000</text:p>
          </table:table-cell>
          <table:covered-table-cell/>
          <table:table-cell table:formula="of:=[.N114]*[.H$243]" office:value-type="float" office:value="0.1875">
            <text:p>0.187500</text:p>
          </table:table-cell>
          <table:covered-table-cell table:number-columns-repeated="3"/>
          <table:table-cell table:formula="of:=[.N114]+(learningrate*[.H99]*[.S99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3])" office:value-type="string" office:string-value="7-0">
            <text:p>7-0</text:p>
          </table:table-cell>
          <table:table-cell office:value-type="float" office:value="0.5">
            <text:p>0.500000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B$3]*[.E115]" office:value-type="float" office:value="0.5">
            <text:p>0.500000</text:p>
          </table:table-cell>
          <table:table-cell table:style-name="ce4" table:formula="of:=SUMPRODUCT([.B$3:.B$18];[.E115:.E130])/16" office:value-type="float" office:value="0.375" table:number-columns-spanned="1" table:number-rows-spanned="16">
            <text:p>0.375000</text:p>
          </table:table-cell>
          <table:table-cell table:style-name="ce3" table:formula="of:=[.B10]" office:value-type="float" office:value="1" table:number-columns-spanned="1" table:number-rows-spanned="16">
            <text:p>1</text:p>
          </table:table-cell>
          <table:table-cell table:style-name="ce4" table:formula="of:=[.I115]-[.H115]" office:value-type="float" office:value="0.625" table:number-columns-spanned="1" table:number-rows-spanned="16">
            <text:p>0.625000</text:p>
          </table:table-cell>
          <table:table-cell table:formula="of:=[.E115]+(learningrate*[.B$3]*[.J115])" office:value-type="float" office:value="0.5625">
            <text:p>0.562500</text:p>
          </table:table-cell>
          <table:table-cell/>
          <table:table-cell table:formula="of:=CONCATENATE([.O115];&quot;-&quot;;[.F$3])" office:value-type="string" office:string-value="7-0">
            <text:p>7-0</text:p>
          </table:table-cell>
          <table:table-cell office:value-type="float" office:value="0.5">
            <text:p>0.500000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N115]*[.H$3]" office:value-type="float" office:value="0.1875">
            <text:p>0.187500</text:p>
          </table:table-cell>
          <table:table-cell table:style-name="ce3" table:formula="of:=SUM([.P115:.P130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15]-[.Q115]" office:value-type="float" office:value="-0.1875" table:number-columns-spanned="1" table:number-rows-spanned="16">
            <text:p>-0.1875</text:p>
          </table:table-cell>
          <table:table-cell table:formula="of:=[.N115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4])" office:value-type="string" office:string-value="7-1">
            <text:p>7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16]" office:value-type="float" office:value="0.5">
            <text:p>0.500000</text:p>
          </table:table-cell>
          <table:covered-table-cell table:number-columns-repeated="3"/>
          <table:table-cell table:formula="of:=[.E116]+(learningrate*[.B$4]*[.J115])" office:value-type="float" office:value="0.5625">
            <text:p>0.562500</text:p>
          </table:table-cell>
          <table:table-cell/>
          <table:table-cell table:formula="of:=CONCATENATE([.O115];&quot;-&quot;;[.F$19])" office:value-type="string" office:string-value="7-1">
            <text:p>7-1</text:p>
          </table:table-cell>
          <table:table-cell office:value-type="float" office:value="0.5">
            <text:p>0.500000</text:p>
          </table:table-cell>
          <table:covered-table-cell/>
          <table:table-cell table:formula="of:=[.N116]*[.H$19]" office:value-type="float" office:value="0.1875">
            <text:p>0.187500</text:p>
          </table:table-cell>
          <table:covered-table-cell table:number-columns-repeated="3"/>
          <table:table-cell table:formula="of:=[.N116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5])" office:value-type="string" office:string-value="7-2">
            <text:p>7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17]" office:value-type="float" office:value="0.5">
            <text:p>0.500000</text:p>
          </table:table-cell>
          <table:covered-table-cell table:number-columns-repeated="3"/>
          <table:table-cell table:formula="of:=[.E117]+(learningrate*[.B$5]*[.J115])" office:value-type="float" office:value="0.5625">
            <text:p>0.562500</text:p>
          </table:table-cell>
          <table:table-cell/>
          <table:table-cell table:formula="of:=CONCATENATE([.O115];&quot;-&quot;;[.F$35])" office:value-type="string" office:string-value="7-2">
            <text:p>7-2</text:p>
          </table:table-cell>
          <table:table-cell office:value-type="float" office:value="0.5">
            <text:p>0.500000</text:p>
          </table:table-cell>
          <table:covered-table-cell/>
          <table:table-cell table:formula="of:=[.N117]*[.H$35]" office:value-type="float" office:value="0.1875">
            <text:p>0.187500</text:p>
          </table:table-cell>
          <table:covered-table-cell table:number-columns-repeated="3"/>
          <table:table-cell table:formula="of:=[.N117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6])" office:value-type="string" office:string-value="7-3">
            <text:p>7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18]" office:value-type="float" office:value="0.5">
            <text:p>0.500000</text:p>
          </table:table-cell>
          <table:covered-table-cell table:number-columns-repeated="3"/>
          <table:table-cell table:formula="of:=[.E118]+(learningrate*[.B$6]*[.J115])" office:value-type="float" office:value="0.5625">
            <text:p>0.562500</text:p>
          </table:table-cell>
          <table:table-cell/>
          <table:table-cell table:formula="of:=CONCATENATE([.O115];&quot;-&quot;;[.F$51])" office:value-type="string" office:string-value="7-3">
            <text:p>7-3</text:p>
          </table:table-cell>
          <table:table-cell office:value-type="float" office:value="0.5">
            <text:p>0.500000</text:p>
          </table:table-cell>
          <table:covered-table-cell/>
          <table:table-cell table:formula="of:=[.N118]*[.H$51]" office:value-type="float" office:value="0.1875">
            <text:p>0.187500</text:p>
          </table:table-cell>
          <table:covered-table-cell table:number-columns-repeated="3"/>
          <table:table-cell table:formula="of:=[.N118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7])" office:value-type="string" office:string-value="7-4">
            <text:p>7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19]" office:value-type="float" office:value="0.5">
            <text:p>0.500000</text:p>
          </table:table-cell>
          <table:covered-table-cell table:number-columns-repeated="3"/>
          <table:table-cell table:formula="of:=[.E119]+(learningrate*[.B$7]*[.J115])" office:value-type="float" office:value="0.5625">
            <text:p>0.562500</text:p>
          </table:table-cell>
          <table:table-cell/>
          <table:table-cell table:formula="of:=CONCATENATE([.O115];&quot;-&quot;;[.F$67])" office:value-type="string" office:string-value="7-4">
            <text:p>7-4</text:p>
          </table:table-cell>
          <table:table-cell office:value-type="float" office:value="0.5">
            <text:p>0.500000</text:p>
          </table:table-cell>
          <table:covered-table-cell/>
          <table:table-cell table:formula="of:=[.N119]*[.H$67]" office:value-type="float" office:value="0.1875">
            <text:p>0.187500</text:p>
          </table:table-cell>
          <table:covered-table-cell table:number-columns-repeated="3"/>
          <table:table-cell table:formula="of:=[.N119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8])" office:value-type="string" office:string-value="7-5">
            <text:p>7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20]" office:value-type="float" office:value="0">
            <text:p>0.000000</text:p>
          </table:table-cell>
          <table:covered-table-cell table:number-columns-repeated="3"/>
          <table:table-cell table:formula="of:=[.E120]+(learningrate*[.B$8]*[.J115])" office:value-type="float" office:value="0.5">
            <text:p>0.500000</text:p>
          </table:table-cell>
          <table:table-cell/>
          <table:table-cell table:formula="of:=CONCATENATE([.O115];&quot;-&quot;;[.F$83])" office:value-type="string" office:string-value="7-5">
            <text:p>7-5</text:p>
          </table:table-cell>
          <table:table-cell office:value-type="float" office:value="0.5">
            <text:p>0.500000</text:p>
          </table:table-cell>
          <table:covered-table-cell/>
          <table:table-cell table:formula="of:=[.N120]*[.H$83]" office:value-type="float" office:value="0.1875">
            <text:p>0.187500</text:p>
          </table:table-cell>
          <table:covered-table-cell table:number-columns-repeated="3"/>
          <table:table-cell table:formula="of:=[.N120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9])" office:value-type="string" office:string-value="7-6">
            <text:p>7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21]" office:value-type="float" office:value="0">
            <text:p>0.000000</text:p>
          </table:table-cell>
          <table:covered-table-cell table:number-columns-repeated="3"/>
          <table:table-cell table:formula="of:=[.E121]+(learningrate*[.B$9]*[.J115])" office:value-type="float" office:value="0.5">
            <text:p>0.500000</text:p>
          </table:table-cell>
          <table:table-cell/>
          <table:table-cell table:formula="of:=CONCATENATE([.O115];&quot;-&quot;;[.F$99])" office:value-type="string" office:string-value="7-6">
            <text:p>7-6</text:p>
          </table:table-cell>
          <table:table-cell office:value-type="float" office:value="0.5">
            <text:p>0.500000</text:p>
          </table:table-cell>
          <table:covered-table-cell/>
          <table:table-cell table:formula="of:=[.N121]*[.H$99]" office:value-type="float" office:value="0.1875">
            <text:p>0.187500</text:p>
          </table:table-cell>
          <table:covered-table-cell table:number-columns-repeated="3"/>
          <table:table-cell table:formula="of:=[.N121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0])" office:value-type="string" office:string-value="7-7">
            <text:p>7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22]" office:value-type="float" office:value="0.5">
            <text:p>0.500000</text:p>
          </table:table-cell>
          <table:covered-table-cell table:number-columns-repeated="3"/>
          <table:table-cell table:formula="of:=[.E122]+(learningrate*[.B$10]*[.J115])" office:value-type="float" office:value="0.5625">
            <text:p>0.562500</text:p>
          </table:table-cell>
          <table:table-cell/>
          <table:table-cell table:formula="of:=CONCATENATE([.O115];&quot;-&quot;;[.F$115])" office:value-type="string" office:string-value="7-7">
            <text:p>7-7</text:p>
          </table:table-cell>
          <table:table-cell office:value-type="float" office:value="0.5">
            <text:p>0.500000</text:p>
          </table:table-cell>
          <table:covered-table-cell/>
          <table:table-cell table:formula="of:=[.N122]*[.H$115]" office:value-type="float" office:value="0.1875">
            <text:p>0.187500</text:p>
          </table:table-cell>
          <table:covered-table-cell table:number-columns-repeated="3"/>
          <table:table-cell table:formula="of:=[.N122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1])" office:value-type="string" office:string-value="7-8">
            <text:p>7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23]" office:value-type="float" office:value="0.5">
            <text:p>0.500000</text:p>
          </table:table-cell>
          <table:covered-table-cell table:number-columns-repeated="3"/>
          <table:table-cell table:formula="of:=[.E123]+(learningrate*[.B$11]*[.J115])" office:value-type="float" office:value="0.5625">
            <text:p>0.562500</text:p>
          </table:table-cell>
          <table:table-cell/>
          <table:table-cell table:formula="of:=CONCATENATE([.O115];&quot;-&quot;;[.F$131])" office:value-type="string" office:string-value="7-8">
            <text:p>7-8</text:p>
          </table:table-cell>
          <table:table-cell office:value-type="float" office:value="0.5">
            <text:p>0.500000</text:p>
          </table:table-cell>
          <table:covered-table-cell/>
          <table:table-cell table:formula="of:=[.N123]*[.H$131]" office:value-type="float" office:value="0.1875">
            <text:p>0.187500</text:p>
          </table:table-cell>
          <table:covered-table-cell table:number-columns-repeated="3"/>
          <table:table-cell table:formula="of:=[.N123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2])" office:value-type="string" office:string-value="7-9">
            <text:p>7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24]" office:value-type="float" office:value="0">
            <text:p>0.000000</text:p>
          </table:table-cell>
          <table:covered-table-cell table:number-columns-repeated="3"/>
          <table:table-cell table:formula="of:=[.E124]+(learningrate*[.B$12]*[.J115])" office:value-type="float" office:value="0.5">
            <text:p>0.500000</text:p>
          </table:table-cell>
          <table:table-cell/>
          <table:table-cell table:formula="of:=CONCATENATE([.O115];&quot;-&quot;;[.F$147])" office:value-type="string" office:string-value="7-9">
            <text:p>7-9</text:p>
          </table:table-cell>
          <table:table-cell office:value-type="float" office:value="0.5">
            <text:p>0.500000</text:p>
          </table:table-cell>
          <table:covered-table-cell/>
          <table:table-cell table:formula="of:=[.N124]*[.H$147]" office:value-type="float" office:value="0.1875">
            <text:p>0.187500</text:p>
          </table:table-cell>
          <table:covered-table-cell table:number-columns-repeated="3"/>
          <table:table-cell table:formula="of:=[.N124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3])" office:value-type="string" office:string-value="7-10">
            <text:p>7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25]" office:value-type="float" office:value="0">
            <text:p>0.000000</text:p>
          </table:table-cell>
          <table:covered-table-cell table:number-columns-repeated="3"/>
          <table:table-cell table:formula="of:=[.E125]+(learningrate*[.B$13]*[.J115])" office:value-type="float" office:value="0.5">
            <text:p>0.500000</text:p>
          </table:table-cell>
          <table:table-cell/>
          <table:table-cell table:formula="of:=CONCATENATE([.O115];&quot;-&quot;;[.F$163])" office:value-type="string" office:string-value="7-10">
            <text:p>7-10</text:p>
          </table:table-cell>
          <table:table-cell office:value-type="float" office:value="0.5">
            <text:p>0.500000</text:p>
          </table:table-cell>
          <table:covered-table-cell/>
          <table:table-cell table:formula="of:=[.N125]*[.H$163]" office:value-type="float" office:value="0.1875">
            <text:p>0.187500</text:p>
          </table:table-cell>
          <table:covered-table-cell table:number-columns-repeated="3"/>
          <table:table-cell table:formula="of:=[.N125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4])" office:value-type="string" office:string-value="7-11">
            <text:p>7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26]" office:value-type="float" office:value="0.5">
            <text:p>0.500000</text:p>
          </table:table-cell>
          <table:covered-table-cell table:number-columns-repeated="3"/>
          <table:table-cell table:formula="of:=[.E126]+(learningrate*[.B$14]*[.J115])" office:value-type="float" office:value="0.5625">
            <text:p>0.562500</text:p>
          </table:table-cell>
          <table:table-cell/>
          <table:table-cell table:formula="of:=CONCATENATE([.O115];&quot;-&quot;;[.F$179])" office:value-type="string" office:string-value="7-11">
            <text:p>7-11</text:p>
          </table:table-cell>
          <table:table-cell office:value-type="float" office:value="0.5">
            <text:p>0.500000</text:p>
          </table:table-cell>
          <table:covered-table-cell/>
          <table:table-cell table:formula="of:=[.N126]*[.H$179]" office:value-type="float" office:value="0.1875">
            <text:p>0.187500</text:p>
          </table:table-cell>
          <table:covered-table-cell table:number-columns-repeated="3"/>
          <table:table-cell table:formula="of:=[.N126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5])" office:value-type="string" office:string-value="7-12">
            <text:p>7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27]" office:value-type="float" office:value="0.5">
            <text:p>0.500000</text:p>
          </table:table-cell>
          <table:covered-table-cell table:number-columns-repeated="3"/>
          <table:table-cell table:formula="of:=[.E127]+(learningrate*[.B$15]*[.J115])" office:value-type="float" office:value="0.5625">
            <text:p>0.562500</text:p>
          </table:table-cell>
          <table:table-cell/>
          <table:table-cell table:formula="of:=CONCATENATE([.O115];&quot;-&quot;;[.F$195])" office:value-type="string" office:string-value="7-12">
            <text:p>7-12</text:p>
          </table:table-cell>
          <table:table-cell office:value-type="float" office:value="0.5">
            <text:p>0.500000</text:p>
          </table:table-cell>
          <table:covered-table-cell/>
          <table:table-cell table:formula="of:=[.N127]*[.H$195]" office:value-type="float" office:value="0.1875">
            <text:p>0.187500</text:p>
          </table:table-cell>
          <table:covered-table-cell table:number-columns-repeated="3"/>
          <table:table-cell table:formula="of:=[.N127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6])" office:value-type="string" office:string-value="7-13">
            <text:p>7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28]" office:value-type="float" office:value="0.5">
            <text:p>0.500000</text:p>
          </table:table-cell>
          <table:covered-table-cell table:number-columns-repeated="3"/>
          <table:table-cell table:formula="of:=[.E128]+(learningrate*[.B$16]*[.J115])" office:value-type="float" office:value="0.5625">
            <text:p>0.562500</text:p>
          </table:table-cell>
          <table:table-cell/>
          <table:table-cell table:formula="of:=CONCATENATE([.O115];&quot;-&quot;;[.F$211])" office:value-type="string" office:string-value="7-13">
            <text:p>7-13</text:p>
          </table:table-cell>
          <table:table-cell office:value-type="float" office:value="0.5">
            <text:p>0.500000</text:p>
          </table:table-cell>
          <table:covered-table-cell/>
          <table:table-cell table:formula="of:=[.N128]*[.H$211]" office:value-type="float" office:value="0.1875">
            <text:p>0.187500</text:p>
          </table:table-cell>
          <table:covered-table-cell table:number-columns-repeated="3"/>
          <table:table-cell table:formula="of:=[.N128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7])" office:value-type="string" office:string-value="7-14">
            <text:p>7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29]" office:value-type="float" office:value="0.5">
            <text:p>0.500000</text:p>
          </table:table-cell>
          <table:covered-table-cell table:number-columns-repeated="3"/>
          <table:table-cell table:formula="of:=[.E129]+(learningrate*[.B$17]*[.J115])" office:value-type="float" office:value="0.5625">
            <text:p>0.562500</text:p>
          </table:table-cell>
          <table:table-cell/>
          <table:table-cell table:formula="of:=CONCATENATE([.O115];&quot;-&quot;;[.F$227])" office:value-type="string" office:string-value="7-14">
            <text:p>7-14</text:p>
          </table:table-cell>
          <table:table-cell office:value-type="float" office:value="0.5">
            <text:p>0.500000</text:p>
          </table:table-cell>
          <table:covered-table-cell/>
          <table:table-cell table:formula="of:=[.N129]*[.H$227]" office:value-type="float" office:value="0.1875">
            <text:p>0.187500</text:p>
          </table:table-cell>
          <table:covered-table-cell table:number-columns-repeated="3"/>
          <table:table-cell table:formula="of:=[.N129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15];&quot;-&quot;;[.A$18])" office:value-type="string" office:string-value="7-15">
            <text:p>7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30]" office:value-type="float" office:value="0.5">
            <text:p>0.500000</text:p>
          </table:table-cell>
          <table:covered-table-cell table:number-columns-repeated="3"/>
          <table:table-cell table:formula="of:=[.E130]+(learningrate*[.B$18]*[.J115])" office:value-type="float" office:value="0.5625">
            <text:p>0.562500</text:p>
          </table:table-cell>
          <table:table-cell/>
          <table:table-cell table:formula="of:=CONCATENATE([.O115];&quot;-&quot;;[.F$243])" office:value-type="string" office:string-value="7-15">
            <text:p>7-15</text:p>
          </table:table-cell>
          <table:table-cell office:value-type="float" office:value="0.5">
            <text:p>0.500000</text:p>
          </table:table-cell>
          <table:covered-table-cell/>
          <table:table-cell table:formula="of:=[.N130]*[.H$243]" office:value-type="float" office:value="0.1875">
            <text:p>0.187500</text:p>
          </table:table-cell>
          <table:covered-table-cell table:number-columns-repeated="3"/>
          <table:table-cell table:formula="of:=[.N130]+(learningrate*[.H115]*[.S115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3])" office:value-type="string" office:string-value="8-0">
            <text:p>8-0</text:p>
          </table:table-cell>
          <table:table-cell office:value-type="float" office:value="0.5">
            <text:p>0.500000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B$3]*[.E131]" office:value-type="float" office:value="0.5">
            <text:p>0.500000</text:p>
          </table:table-cell>
          <table:table-cell table:style-name="ce4" table:formula="of:=SUMPRODUCT([.B$3:.B$18];[.E131:.E146])/16" office:value-type="float" office:value="0.375" table:number-columns-spanned="1" table:number-rows-spanned="16">
            <text:p>0.375000</text:p>
          </table:table-cell>
          <table:table-cell table:style-name="ce3" table:formula="of:=[.B11]" office:value-type="float" office:value="1" table:number-columns-spanned="1" table:number-rows-spanned="16">
            <text:p>1</text:p>
          </table:table-cell>
          <table:table-cell table:style-name="ce4" table:formula="of:=[.I131]-[.H131]" office:value-type="float" office:value="0.625" table:number-columns-spanned="1" table:number-rows-spanned="16">
            <text:p>0.625000</text:p>
          </table:table-cell>
          <table:table-cell table:formula="of:=[.E131]+(learningrate*[.B$3]*[.J131])" office:value-type="float" office:value="0.5625">
            <text:p>0.562500</text:p>
          </table:table-cell>
          <table:table-cell/>
          <table:table-cell table:formula="of:=CONCATENATE([.O131];&quot;-&quot;;[.F$3])" office:value-type="string" office:string-value="8-0">
            <text:p>8-0</text:p>
          </table:table-cell>
          <table:table-cell office:value-type="float" office:value="0.5">
            <text:p>0.500000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N131]*[.H$3]" office:value-type="float" office:value="0.1875">
            <text:p>0.187500</text:p>
          </table:table-cell>
          <table:table-cell table:style-name="ce3" table:formula="of:=SUM([.P131:.P146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31]-[.Q131]" office:value-type="float" office:value="-0.1875" table:number-columns-spanned="1" table:number-rows-spanned="16">
            <text:p>-0.1875</text:p>
          </table:table-cell>
          <table:table-cell table:formula="of:=[.N131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4])" office:value-type="string" office:string-value="8-1">
            <text:p>8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32]" office:value-type="float" office:value="0.5">
            <text:p>0.500000</text:p>
          </table:table-cell>
          <table:covered-table-cell table:number-columns-repeated="3"/>
          <table:table-cell table:formula="of:=[.E132]+(learningrate*[.B$4]*[.J131])" office:value-type="float" office:value="0.5625">
            <text:p>0.562500</text:p>
          </table:table-cell>
          <table:table-cell/>
          <table:table-cell table:formula="of:=CONCATENATE([.O131];&quot;-&quot;;[.F$19])" office:value-type="string" office:string-value="8-1">
            <text:p>8-1</text:p>
          </table:table-cell>
          <table:table-cell office:value-type="float" office:value="0.5">
            <text:p>0.500000</text:p>
          </table:table-cell>
          <table:covered-table-cell/>
          <table:table-cell table:formula="of:=[.N132]*[.H$19]" office:value-type="float" office:value="0.1875">
            <text:p>0.187500</text:p>
          </table:table-cell>
          <table:covered-table-cell table:number-columns-repeated="3"/>
          <table:table-cell table:formula="of:=[.N132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5])" office:value-type="string" office:string-value="8-2">
            <text:p>8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33]" office:value-type="float" office:value="0.5">
            <text:p>0.500000</text:p>
          </table:table-cell>
          <table:covered-table-cell table:number-columns-repeated="3"/>
          <table:table-cell table:formula="of:=[.E133]+(learningrate*[.B$5]*[.J131])" office:value-type="float" office:value="0.5625">
            <text:p>0.562500</text:p>
          </table:table-cell>
          <table:table-cell/>
          <table:table-cell table:formula="of:=CONCATENATE([.O131];&quot;-&quot;;[.F$35])" office:value-type="string" office:string-value="8-2">
            <text:p>8-2</text:p>
          </table:table-cell>
          <table:table-cell office:value-type="float" office:value="0.5">
            <text:p>0.500000</text:p>
          </table:table-cell>
          <table:covered-table-cell/>
          <table:table-cell table:formula="of:=[.N133]*[.H$35]" office:value-type="float" office:value="0.1875">
            <text:p>0.187500</text:p>
          </table:table-cell>
          <table:covered-table-cell table:number-columns-repeated="3"/>
          <table:table-cell table:formula="of:=[.N133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6])" office:value-type="string" office:string-value="8-3">
            <text:p>8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34]" office:value-type="float" office:value="0.5">
            <text:p>0.500000</text:p>
          </table:table-cell>
          <table:covered-table-cell table:number-columns-repeated="3"/>
          <table:table-cell table:formula="of:=[.E134]+(learningrate*[.B$6]*[.J131])" office:value-type="float" office:value="0.5625">
            <text:p>0.562500</text:p>
          </table:table-cell>
          <table:table-cell/>
          <table:table-cell table:formula="of:=CONCATENATE([.O131];&quot;-&quot;;[.F$51])" office:value-type="string" office:string-value="8-3">
            <text:p>8-3</text:p>
          </table:table-cell>
          <table:table-cell office:value-type="float" office:value="0.5">
            <text:p>0.500000</text:p>
          </table:table-cell>
          <table:covered-table-cell/>
          <table:table-cell table:formula="of:=[.N134]*[.H$51]" office:value-type="float" office:value="0.1875">
            <text:p>0.187500</text:p>
          </table:table-cell>
          <table:covered-table-cell table:number-columns-repeated="3"/>
          <table:table-cell table:formula="of:=[.N134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7])" office:value-type="string" office:string-value="8-4">
            <text:p>8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35]" office:value-type="float" office:value="0.5">
            <text:p>0.500000</text:p>
          </table:table-cell>
          <table:covered-table-cell table:number-columns-repeated="3"/>
          <table:table-cell table:formula="of:=[.E135]+(learningrate*[.B$7]*[.J131])" office:value-type="float" office:value="0.5625">
            <text:p>0.562500</text:p>
          </table:table-cell>
          <table:table-cell/>
          <table:table-cell table:formula="of:=CONCATENATE([.O131];&quot;-&quot;;[.F$67])" office:value-type="string" office:string-value="8-4">
            <text:p>8-4</text:p>
          </table:table-cell>
          <table:table-cell office:value-type="float" office:value="0.5">
            <text:p>0.500000</text:p>
          </table:table-cell>
          <table:covered-table-cell/>
          <table:table-cell table:formula="of:=[.N135]*[.H$67]" office:value-type="float" office:value="0.1875">
            <text:p>0.187500</text:p>
          </table:table-cell>
          <table:covered-table-cell table:number-columns-repeated="3"/>
          <table:table-cell table:formula="of:=[.N135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8])" office:value-type="string" office:string-value="8-5">
            <text:p>8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36]" office:value-type="float" office:value="0">
            <text:p>0.000000</text:p>
          </table:table-cell>
          <table:covered-table-cell table:number-columns-repeated="3"/>
          <table:table-cell table:formula="of:=[.E136]+(learningrate*[.B$8]*[.J131])" office:value-type="float" office:value="0.5">
            <text:p>0.500000</text:p>
          </table:table-cell>
          <table:table-cell/>
          <table:table-cell table:formula="of:=CONCATENATE([.O131];&quot;-&quot;;[.F$83])" office:value-type="string" office:string-value="8-5">
            <text:p>8-5</text:p>
          </table:table-cell>
          <table:table-cell office:value-type="float" office:value="0.5">
            <text:p>0.500000</text:p>
          </table:table-cell>
          <table:covered-table-cell/>
          <table:table-cell table:formula="of:=[.N136]*[.H$83]" office:value-type="float" office:value="0.1875">
            <text:p>0.187500</text:p>
          </table:table-cell>
          <table:covered-table-cell table:number-columns-repeated="3"/>
          <table:table-cell table:formula="of:=[.N136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9])" office:value-type="string" office:string-value="8-6">
            <text:p>8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37]" office:value-type="float" office:value="0">
            <text:p>0.000000</text:p>
          </table:table-cell>
          <table:covered-table-cell table:number-columns-repeated="3"/>
          <table:table-cell table:formula="of:=[.E137]+(learningrate*[.B$9]*[.J131])" office:value-type="float" office:value="0.5">
            <text:p>0.500000</text:p>
          </table:table-cell>
          <table:table-cell/>
          <table:table-cell table:formula="of:=CONCATENATE([.O131];&quot;-&quot;;[.F$99])" office:value-type="string" office:string-value="8-6">
            <text:p>8-6</text:p>
          </table:table-cell>
          <table:table-cell office:value-type="float" office:value="0.5">
            <text:p>0.500000</text:p>
          </table:table-cell>
          <table:covered-table-cell/>
          <table:table-cell table:formula="of:=[.N137]*[.H$99]" office:value-type="float" office:value="0.1875">
            <text:p>0.187500</text:p>
          </table:table-cell>
          <table:covered-table-cell table:number-columns-repeated="3"/>
          <table:table-cell table:formula="of:=[.N137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0])" office:value-type="string" office:string-value="8-7">
            <text:p>8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38]" office:value-type="float" office:value="0.5">
            <text:p>0.500000</text:p>
          </table:table-cell>
          <table:covered-table-cell table:number-columns-repeated="3"/>
          <table:table-cell table:formula="of:=[.E138]+(learningrate*[.B$10]*[.J131])" office:value-type="float" office:value="0.5625">
            <text:p>0.562500</text:p>
          </table:table-cell>
          <table:table-cell/>
          <table:table-cell table:formula="of:=CONCATENATE([.O131];&quot;-&quot;;[.F$115])" office:value-type="string" office:string-value="8-7">
            <text:p>8-7</text:p>
          </table:table-cell>
          <table:table-cell office:value-type="float" office:value="0.5">
            <text:p>0.500000</text:p>
          </table:table-cell>
          <table:covered-table-cell/>
          <table:table-cell table:formula="of:=[.N138]*[.H$115]" office:value-type="float" office:value="0.1875">
            <text:p>0.187500</text:p>
          </table:table-cell>
          <table:covered-table-cell table:number-columns-repeated="3"/>
          <table:table-cell table:formula="of:=[.N138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1])" office:value-type="string" office:string-value="8-8">
            <text:p>8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39]" office:value-type="float" office:value="0.5">
            <text:p>0.500000</text:p>
          </table:table-cell>
          <table:covered-table-cell table:number-columns-repeated="3"/>
          <table:table-cell table:formula="of:=[.E139]+(learningrate*[.B$11]*[.J131])" office:value-type="float" office:value="0.5625">
            <text:p>0.562500</text:p>
          </table:table-cell>
          <table:table-cell/>
          <table:table-cell table:formula="of:=CONCATENATE([.O131];&quot;-&quot;;[.F$131])" office:value-type="string" office:string-value="8-8">
            <text:p>8-8</text:p>
          </table:table-cell>
          <table:table-cell office:value-type="float" office:value="0.5">
            <text:p>0.500000</text:p>
          </table:table-cell>
          <table:covered-table-cell/>
          <table:table-cell table:formula="of:=[.N139]*[.H$131]" office:value-type="float" office:value="0.1875">
            <text:p>0.187500</text:p>
          </table:table-cell>
          <table:covered-table-cell table:number-columns-repeated="3"/>
          <table:table-cell table:formula="of:=[.N139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2])" office:value-type="string" office:string-value="8-9">
            <text:p>8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40]" office:value-type="float" office:value="0">
            <text:p>0.000000</text:p>
          </table:table-cell>
          <table:covered-table-cell table:number-columns-repeated="3"/>
          <table:table-cell table:formula="of:=[.E140]+(learningrate*[.B$12]*[.J131])" office:value-type="float" office:value="0.5">
            <text:p>0.500000</text:p>
          </table:table-cell>
          <table:table-cell/>
          <table:table-cell table:formula="of:=CONCATENATE([.O131];&quot;-&quot;;[.F$147])" office:value-type="string" office:string-value="8-9">
            <text:p>8-9</text:p>
          </table:table-cell>
          <table:table-cell office:value-type="float" office:value="0.5">
            <text:p>0.500000</text:p>
          </table:table-cell>
          <table:covered-table-cell/>
          <table:table-cell table:formula="of:=[.N140]*[.H$147]" office:value-type="float" office:value="0.1875">
            <text:p>0.187500</text:p>
          </table:table-cell>
          <table:covered-table-cell table:number-columns-repeated="3"/>
          <table:table-cell table:formula="of:=[.N140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3])" office:value-type="string" office:string-value="8-10">
            <text:p>8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41]" office:value-type="float" office:value="0">
            <text:p>0.000000</text:p>
          </table:table-cell>
          <table:covered-table-cell table:number-columns-repeated="3"/>
          <table:table-cell table:formula="of:=[.E141]+(learningrate*[.B$13]*[.J131])" office:value-type="float" office:value="0.5">
            <text:p>0.500000</text:p>
          </table:table-cell>
          <table:table-cell/>
          <table:table-cell table:formula="of:=CONCATENATE([.O131];&quot;-&quot;;[.F$163])" office:value-type="string" office:string-value="8-10">
            <text:p>8-10</text:p>
          </table:table-cell>
          <table:table-cell office:value-type="float" office:value="0.5">
            <text:p>0.500000</text:p>
          </table:table-cell>
          <table:covered-table-cell/>
          <table:table-cell table:formula="of:=[.N141]*[.H$163]" office:value-type="float" office:value="0.1875">
            <text:p>0.187500</text:p>
          </table:table-cell>
          <table:covered-table-cell table:number-columns-repeated="3"/>
          <table:table-cell table:formula="of:=[.N141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4])" office:value-type="string" office:string-value="8-11">
            <text:p>8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42]" office:value-type="float" office:value="0.5">
            <text:p>0.500000</text:p>
          </table:table-cell>
          <table:covered-table-cell table:number-columns-repeated="3"/>
          <table:table-cell table:formula="of:=[.E142]+(learningrate*[.B$14]*[.J131])" office:value-type="float" office:value="0.5625">
            <text:p>0.562500</text:p>
          </table:table-cell>
          <table:table-cell/>
          <table:table-cell table:formula="of:=CONCATENATE([.O131];&quot;-&quot;;[.F$179])" office:value-type="string" office:string-value="8-11">
            <text:p>8-11</text:p>
          </table:table-cell>
          <table:table-cell office:value-type="float" office:value="0.5">
            <text:p>0.500000</text:p>
          </table:table-cell>
          <table:covered-table-cell/>
          <table:table-cell table:formula="of:=[.N142]*[.H$179]" office:value-type="float" office:value="0.1875">
            <text:p>0.187500</text:p>
          </table:table-cell>
          <table:covered-table-cell table:number-columns-repeated="3"/>
          <table:table-cell table:formula="of:=[.N142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5])" office:value-type="string" office:string-value="8-12">
            <text:p>8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43]" office:value-type="float" office:value="0.5">
            <text:p>0.500000</text:p>
          </table:table-cell>
          <table:covered-table-cell table:number-columns-repeated="3"/>
          <table:table-cell table:formula="of:=[.E143]+(learningrate*[.B$15]*[.J131])" office:value-type="float" office:value="0.5625">
            <text:p>0.562500</text:p>
          </table:table-cell>
          <table:table-cell/>
          <table:table-cell table:formula="of:=CONCATENATE([.O131];&quot;-&quot;;[.F$195])" office:value-type="string" office:string-value="8-12">
            <text:p>8-12</text:p>
          </table:table-cell>
          <table:table-cell office:value-type="float" office:value="0.5">
            <text:p>0.500000</text:p>
          </table:table-cell>
          <table:covered-table-cell/>
          <table:table-cell table:formula="of:=[.N143]*[.H$195]" office:value-type="float" office:value="0.1875">
            <text:p>0.187500</text:p>
          </table:table-cell>
          <table:covered-table-cell table:number-columns-repeated="3"/>
          <table:table-cell table:formula="of:=[.N143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6])" office:value-type="string" office:string-value="8-13">
            <text:p>8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44]" office:value-type="float" office:value="0.5">
            <text:p>0.500000</text:p>
          </table:table-cell>
          <table:covered-table-cell table:number-columns-repeated="3"/>
          <table:table-cell table:formula="of:=[.E144]+(learningrate*[.B$16]*[.J131])" office:value-type="float" office:value="0.5625">
            <text:p>0.562500</text:p>
          </table:table-cell>
          <table:table-cell/>
          <table:table-cell table:formula="of:=CONCATENATE([.O131];&quot;-&quot;;[.F$211])" office:value-type="string" office:string-value="8-13">
            <text:p>8-13</text:p>
          </table:table-cell>
          <table:table-cell office:value-type="float" office:value="0.5">
            <text:p>0.500000</text:p>
          </table:table-cell>
          <table:covered-table-cell/>
          <table:table-cell table:formula="of:=[.N144]*[.H$211]" office:value-type="float" office:value="0.1875">
            <text:p>0.187500</text:p>
          </table:table-cell>
          <table:covered-table-cell table:number-columns-repeated="3"/>
          <table:table-cell table:formula="of:=[.N144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7])" office:value-type="string" office:string-value="8-14">
            <text:p>8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45]" office:value-type="float" office:value="0.5">
            <text:p>0.500000</text:p>
          </table:table-cell>
          <table:covered-table-cell table:number-columns-repeated="3"/>
          <table:table-cell table:formula="of:=[.E145]+(learningrate*[.B$17]*[.J131])" office:value-type="float" office:value="0.5625">
            <text:p>0.562500</text:p>
          </table:table-cell>
          <table:table-cell/>
          <table:table-cell table:formula="of:=CONCATENATE([.O131];&quot;-&quot;;[.F$227])" office:value-type="string" office:string-value="8-14">
            <text:p>8-14</text:p>
          </table:table-cell>
          <table:table-cell office:value-type="float" office:value="0.5">
            <text:p>0.500000</text:p>
          </table:table-cell>
          <table:covered-table-cell/>
          <table:table-cell table:formula="of:=[.N145]*[.H$227]" office:value-type="float" office:value="0.1875">
            <text:p>0.187500</text:p>
          </table:table-cell>
          <table:covered-table-cell table:number-columns-repeated="3"/>
          <table:table-cell table:formula="of:=[.N145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31];&quot;-&quot;;[.A$18])" office:value-type="string" office:string-value="8-15">
            <text:p>8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46]" office:value-type="float" office:value="0.5">
            <text:p>0.500000</text:p>
          </table:table-cell>
          <table:covered-table-cell table:number-columns-repeated="3"/>
          <table:table-cell table:formula="of:=[.E146]+(learningrate*[.B$18]*[.J131])" office:value-type="float" office:value="0.5625">
            <text:p>0.562500</text:p>
          </table:table-cell>
          <table:table-cell/>
          <table:table-cell table:formula="of:=CONCATENATE([.O131];&quot;-&quot;;[.F$243])" office:value-type="string" office:string-value="8-15">
            <text:p>8-15</text:p>
          </table:table-cell>
          <table:table-cell office:value-type="float" office:value="0.5">
            <text:p>0.500000</text:p>
          </table:table-cell>
          <table:covered-table-cell/>
          <table:table-cell table:formula="of:=[.N146]*[.H$243]" office:value-type="float" office:value="0.1875">
            <text:p>0.187500</text:p>
          </table:table-cell>
          <table:covered-table-cell table:number-columns-repeated="3"/>
          <table:table-cell table:formula="of:=[.N146]+(learningrate*[.H131]*[.S131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3])" office:value-type="string" office:string-value="9-0">
            <text:p>9-0</text:p>
          </table:table-cell>
          <table:table-cell office:value-type="float" office:value="0.5">
            <text:p>0.500000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B$3]*[.E147]" office:value-type="float" office:value="0.5">
            <text:p>0.500000</text:p>
          </table:table-cell>
          <table:table-cell table:style-name="ce4" table:formula="of:=SUMPRODUCT([.B$3:.B$18];[.E147:.E162])/16" office:value-type="float" office:value="0.375" table:number-columns-spanned="1" table:number-rows-spanned="16">
            <text:p>0.375000</text:p>
          </table:table-cell>
          <table:table-cell table:style-name="ce3" table:formula="of:=[.B12]" office:value-type="float" office:value="0" table:number-columns-spanned="1" table:number-rows-spanned="16">
            <text:p>0</text:p>
          </table:table-cell>
          <table:table-cell table:style-name="ce4" table:formula="of:=[.I147]-[.H147]" office:value-type="float" office:value="-0.375" table:number-columns-spanned="1" table:number-rows-spanned="16">
            <text:p>-0.375000</text:p>
          </table:table-cell>
          <table:table-cell table:formula="of:=[.E147]+(learningrate*[.B$3]*[.J147])" office:value-type="float" office:value="0.4625">
            <text:p>0.462500</text:p>
          </table:table-cell>
          <table:table-cell/>
          <table:table-cell table:formula="of:=CONCATENATE([.O147];&quot;-&quot;;[.F$3])" office:value-type="string" office:string-value="9-0">
            <text:p>9-0</text:p>
          </table:table-cell>
          <table:table-cell office:value-type="float" office:value="0.5">
            <text:p>0.500000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N147]*[.H$3]" office:value-type="float" office:value="0.1875">
            <text:p>0.187500</text:p>
          </table:table-cell>
          <table:table-cell table:style-name="ce3" table:formula="of:=SUM([.P147:.P162])/16" office:value-type="float" office:value="0.1875" table:number-columns-spanned="1" table:number-rows-spanned="16">
            <text:p>0.1875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47]-[.Q147]" office:value-type="float" office:value="-0.1875" table:number-columns-spanned="1" table:number-rows-spanned="16">
            <text:p>-0.1875</text:p>
          </table:table-cell>
          <table:table-cell table:formula="of:=[.N147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4])" office:value-type="string" office:string-value="9-1">
            <text:p>9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48]" office:value-type="float" office:value="0.5">
            <text:p>0.500000</text:p>
          </table:table-cell>
          <table:covered-table-cell table:number-columns-repeated="3"/>
          <table:table-cell table:formula="of:=[.E148]+(learningrate*[.B$4]*[.J147])" office:value-type="float" office:value="0.4625">
            <text:p>0.462500</text:p>
          </table:table-cell>
          <table:table-cell/>
          <table:table-cell table:formula="of:=CONCATENATE([.O147];&quot;-&quot;;[.F$19])" office:value-type="string" office:string-value="9-1">
            <text:p>9-1</text:p>
          </table:table-cell>
          <table:table-cell office:value-type="float" office:value="0.5">
            <text:p>0.500000</text:p>
          </table:table-cell>
          <table:covered-table-cell/>
          <table:table-cell table:formula="of:=[.N148]*[.H$19]" office:value-type="float" office:value="0.1875">
            <text:p>0.187500</text:p>
          </table:table-cell>
          <table:covered-table-cell table:number-columns-repeated="3"/>
          <table:table-cell table:formula="of:=[.N148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5])" office:value-type="string" office:string-value="9-2">
            <text:p>9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49]" office:value-type="float" office:value="0.5">
            <text:p>0.500000</text:p>
          </table:table-cell>
          <table:covered-table-cell table:number-columns-repeated="3"/>
          <table:table-cell table:formula="of:=[.E149]+(learningrate*[.B$5]*[.J147])" office:value-type="float" office:value="0.4625">
            <text:p>0.462500</text:p>
          </table:table-cell>
          <table:table-cell/>
          <table:table-cell table:formula="of:=CONCATENATE([.O147];&quot;-&quot;;[.F$35])" office:value-type="string" office:string-value="9-2">
            <text:p>9-2</text:p>
          </table:table-cell>
          <table:table-cell office:value-type="float" office:value="0.5">
            <text:p>0.500000</text:p>
          </table:table-cell>
          <table:covered-table-cell/>
          <table:table-cell table:formula="of:=[.N149]*[.H$35]" office:value-type="float" office:value="0.1875">
            <text:p>0.187500</text:p>
          </table:table-cell>
          <table:covered-table-cell table:number-columns-repeated="3"/>
          <table:table-cell table:formula="of:=[.N149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6])" office:value-type="string" office:string-value="9-3">
            <text:p>9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50]" office:value-type="float" office:value="0.5">
            <text:p>0.500000</text:p>
          </table:table-cell>
          <table:covered-table-cell table:number-columns-repeated="3"/>
          <table:table-cell table:formula="of:=[.E150]+(learningrate*[.B$6]*[.J147])" office:value-type="float" office:value="0.4625">
            <text:p>0.462500</text:p>
          </table:table-cell>
          <table:table-cell/>
          <table:table-cell table:formula="of:=CONCATENATE([.O147];&quot;-&quot;;[.F$51])" office:value-type="string" office:string-value="9-3">
            <text:p>9-3</text:p>
          </table:table-cell>
          <table:table-cell office:value-type="float" office:value="0.5">
            <text:p>0.500000</text:p>
          </table:table-cell>
          <table:covered-table-cell/>
          <table:table-cell table:formula="of:=[.N150]*[.H$51]" office:value-type="float" office:value="0.1875">
            <text:p>0.187500</text:p>
          </table:table-cell>
          <table:covered-table-cell table:number-columns-repeated="3"/>
          <table:table-cell table:formula="of:=[.N150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7])" office:value-type="string" office:string-value="9-4">
            <text:p>9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51]" office:value-type="float" office:value="0.5">
            <text:p>0.500000</text:p>
          </table:table-cell>
          <table:covered-table-cell table:number-columns-repeated="3"/>
          <table:table-cell table:formula="of:=[.E151]+(learningrate*[.B$7]*[.J147])" office:value-type="float" office:value="0.4625">
            <text:p>0.462500</text:p>
          </table:table-cell>
          <table:table-cell/>
          <table:table-cell table:formula="of:=CONCATENATE([.O147];&quot;-&quot;;[.F$67])" office:value-type="string" office:string-value="9-4">
            <text:p>9-4</text:p>
          </table:table-cell>
          <table:table-cell office:value-type="float" office:value="0.5">
            <text:p>0.500000</text:p>
          </table:table-cell>
          <table:covered-table-cell/>
          <table:table-cell table:formula="of:=[.N151]*[.H$67]" office:value-type="float" office:value="0.1875">
            <text:p>0.187500</text:p>
          </table:table-cell>
          <table:covered-table-cell table:number-columns-repeated="3"/>
          <table:table-cell table:formula="of:=[.N151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8])" office:value-type="string" office:string-value="9-5">
            <text:p>9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52]" office:value-type="float" office:value="0">
            <text:p>0.000000</text:p>
          </table:table-cell>
          <table:covered-table-cell table:number-columns-repeated="3"/>
          <table:table-cell table:formula="of:=[.E152]+(learningrate*[.B$8]*[.J147])" office:value-type="float" office:value="0.5">
            <text:p>0.500000</text:p>
          </table:table-cell>
          <table:table-cell/>
          <table:table-cell table:formula="of:=CONCATENATE([.O147];&quot;-&quot;;[.F$83])" office:value-type="string" office:string-value="9-5">
            <text:p>9-5</text:p>
          </table:table-cell>
          <table:table-cell office:value-type="float" office:value="0.5">
            <text:p>0.500000</text:p>
          </table:table-cell>
          <table:covered-table-cell/>
          <table:table-cell table:formula="of:=[.N152]*[.H$83]" office:value-type="float" office:value="0.1875">
            <text:p>0.187500</text:p>
          </table:table-cell>
          <table:covered-table-cell table:number-columns-repeated="3"/>
          <table:table-cell table:formula="of:=[.N152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9])" office:value-type="string" office:string-value="9-6">
            <text:p>9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53]" office:value-type="float" office:value="0">
            <text:p>0.000000</text:p>
          </table:table-cell>
          <table:covered-table-cell table:number-columns-repeated="3"/>
          <table:table-cell table:formula="of:=[.E153]+(learningrate*[.B$9]*[.J147])" office:value-type="float" office:value="0.5">
            <text:p>0.500000</text:p>
          </table:table-cell>
          <table:table-cell/>
          <table:table-cell table:formula="of:=CONCATENATE([.O147];&quot;-&quot;;[.F$99])" office:value-type="string" office:string-value="9-6">
            <text:p>9-6</text:p>
          </table:table-cell>
          <table:table-cell office:value-type="float" office:value="0.5">
            <text:p>0.500000</text:p>
          </table:table-cell>
          <table:covered-table-cell/>
          <table:table-cell table:formula="of:=[.N153]*[.H$99]" office:value-type="float" office:value="0.1875">
            <text:p>0.187500</text:p>
          </table:table-cell>
          <table:covered-table-cell table:number-columns-repeated="3"/>
          <table:table-cell table:formula="of:=[.N153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0])" office:value-type="string" office:string-value="9-7">
            <text:p>9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54]" office:value-type="float" office:value="0.5">
            <text:p>0.500000</text:p>
          </table:table-cell>
          <table:covered-table-cell table:number-columns-repeated="3"/>
          <table:table-cell table:formula="of:=[.E154]+(learningrate*[.B$10]*[.J147])" office:value-type="float" office:value="0.4625">
            <text:p>0.462500</text:p>
          </table:table-cell>
          <table:table-cell/>
          <table:table-cell table:formula="of:=CONCATENATE([.O147];&quot;-&quot;;[.F$115])" office:value-type="string" office:string-value="9-7">
            <text:p>9-7</text:p>
          </table:table-cell>
          <table:table-cell office:value-type="float" office:value="0.5">
            <text:p>0.500000</text:p>
          </table:table-cell>
          <table:covered-table-cell/>
          <table:table-cell table:formula="of:=[.N154]*[.H$115]" office:value-type="float" office:value="0.1875">
            <text:p>0.187500</text:p>
          </table:table-cell>
          <table:covered-table-cell table:number-columns-repeated="3"/>
          <table:table-cell table:formula="of:=[.N154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1])" office:value-type="string" office:string-value="9-8">
            <text:p>9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55]" office:value-type="float" office:value="0.5">
            <text:p>0.500000</text:p>
          </table:table-cell>
          <table:covered-table-cell table:number-columns-repeated="3"/>
          <table:table-cell table:formula="of:=[.E155]+(learningrate*[.B$11]*[.J147])" office:value-type="float" office:value="0.4625">
            <text:p>0.462500</text:p>
          </table:table-cell>
          <table:table-cell/>
          <table:table-cell table:formula="of:=CONCATENATE([.O147];&quot;-&quot;;[.F$131])" office:value-type="string" office:string-value="9-8">
            <text:p>9-8</text:p>
          </table:table-cell>
          <table:table-cell office:value-type="float" office:value="0.5">
            <text:p>0.500000</text:p>
          </table:table-cell>
          <table:covered-table-cell/>
          <table:table-cell table:formula="of:=[.N155]*[.H$131]" office:value-type="float" office:value="0.1875">
            <text:p>0.187500</text:p>
          </table:table-cell>
          <table:covered-table-cell table:number-columns-repeated="3"/>
          <table:table-cell table:formula="of:=[.N155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2])" office:value-type="string" office:string-value="9-9">
            <text:p>9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56]" office:value-type="float" office:value="0">
            <text:p>0.000000</text:p>
          </table:table-cell>
          <table:covered-table-cell table:number-columns-repeated="3"/>
          <table:table-cell table:formula="of:=[.E156]+(learningrate*[.B$12]*[.J147])" office:value-type="float" office:value="0.5">
            <text:p>0.500000</text:p>
          </table:table-cell>
          <table:table-cell/>
          <table:table-cell table:formula="of:=CONCATENATE([.O147];&quot;-&quot;;[.F$147])" office:value-type="string" office:string-value="9-9">
            <text:p>9-9</text:p>
          </table:table-cell>
          <table:table-cell office:value-type="float" office:value="0.5">
            <text:p>0.500000</text:p>
          </table:table-cell>
          <table:covered-table-cell/>
          <table:table-cell table:formula="of:=[.N156]*[.H$147]" office:value-type="float" office:value="0.1875">
            <text:p>0.187500</text:p>
          </table:table-cell>
          <table:covered-table-cell table:number-columns-repeated="3"/>
          <table:table-cell table:formula="of:=[.N156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3])" office:value-type="string" office:string-value="9-10">
            <text:p>9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57]" office:value-type="float" office:value="0">
            <text:p>0.000000</text:p>
          </table:table-cell>
          <table:covered-table-cell table:number-columns-repeated="3"/>
          <table:table-cell table:formula="of:=[.E157]+(learningrate*[.B$13]*[.J147])" office:value-type="float" office:value="0.5">
            <text:p>0.500000</text:p>
          </table:table-cell>
          <table:table-cell/>
          <table:table-cell table:formula="of:=CONCATENATE([.O147];&quot;-&quot;;[.F$163])" office:value-type="string" office:string-value="9-10">
            <text:p>9-10</text:p>
          </table:table-cell>
          <table:table-cell office:value-type="float" office:value="0.5">
            <text:p>0.500000</text:p>
          </table:table-cell>
          <table:covered-table-cell/>
          <table:table-cell table:formula="of:=[.N157]*[.H$163]" office:value-type="float" office:value="0.1875">
            <text:p>0.187500</text:p>
          </table:table-cell>
          <table:covered-table-cell table:number-columns-repeated="3"/>
          <table:table-cell table:formula="of:=[.N157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4])" office:value-type="string" office:string-value="9-11">
            <text:p>9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58]" office:value-type="float" office:value="0.5">
            <text:p>0.500000</text:p>
          </table:table-cell>
          <table:covered-table-cell table:number-columns-repeated="3"/>
          <table:table-cell table:formula="of:=[.E158]+(learningrate*[.B$14]*[.J147])" office:value-type="float" office:value="0.4625">
            <text:p>0.462500</text:p>
          </table:table-cell>
          <table:table-cell/>
          <table:table-cell table:formula="of:=CONCATENATE([.O147];&quot;-&quot;;[.F$179])" office:value-type="string" office:string-value="9-11">
            <text:p>9-11</text:p>
          </table:table-cell>
          <table:table-cell office:value-type="float" office:value="0.5">
            <text:p>0.500000</text:p>
          </table:table-cell>
          <table:covered-table-cell/>
          <table:table-cell table:formula="of:=[.N158]*[.H$179]" office:value-type="float" office:value="0.1875">
            <text:p>0.187500</text:p>
          </table:table-cell>
          <table:covered-table-cell table:number-columns-repeated="3"/>
          <table:table-cell table:formula="of:=[.N158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5])" office:value-type="string" office:string-value="9-12">
            <text:p>9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59]" office:value-type="float" office:value="0.5">
            <text:p>0.500000</text:p>
          </table:table-cell>
          <table:covered-table-cell table:number-columns-repeated="3"/>
          <table:table-cell table:formula="of:=[.E159]+(learningrate*[.B$15]*[.J147])" office:value-type="float" office:value="0.4625">
            <text:p>0.462500</text:p>
          </table:table-cell>
          <table:table-cell/>
          <table:table-cell table:formula="of:=CONCATENATE([.O147];&quot;-&quot;;[.F$195])" office:value-type="string" office:string-value="9-12">
            <text:p>9-12</text:p>
          </table:table-cell>
          <table:table-cell office:value-type="float" office:value="0.5">
            <text:p>0.500000</text:p>
          </table:table-cell>
          <table:covered-table-cell/>
          <table:table-cell table:formula="of:=[.N159]*[.H$195]" office:value-type="float" office:value="0.1875">
            <text:p>0.187500</text:p>
          </table:table-cell>
          <table:covered-table-cell table:number-columns-repeated="3"/>
          <table:table-cell table:formula="of:=[.N159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6])" office:value-type="string" office:string-value="9-13">
            <text:p>9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60]" office:value-type="float" office:value="0.5">
            <text:p>0.500000</text:p>
          </table:table-cell>
          <table:covered-table-cell table:number-columns-repeated="3"/>
          <table:table-cell table:formula="of:=[.E160]+(learningrate*[.B$16]*[.J147])" office:value-type="float" office:value="0.4625">
            <text:p>0.462500</text:p>
          </table:table-cell>
          <table:table-cell/>
          <table:table-cell table:formula="of:=CONCATENATE([.O147];&quot;-&quot;;[.F$211])" office:value-type="string" office:string-value="9-13">
            <text:p>9-13</text:p>
          </table:table-cell>
          <table:table-cell office:value-type="float" office:value="0.5">
            <text:p>0.500000</text:p>
          </table:table-cell>
          <table:covered-table-cell/>
          <table:table-cell table:formula="of:=[.N160]*[.H$211]" office:value-type="float" office:value="0.1875">
            <text:p>0.187500</text:p>
          </table:table-cell>
          <table:covered-table-cell table:number-columns-repeated="3"/>
          <table:table-cell table:formula="of:=[.N160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7])" office:value-type="string" office:string-value="9-14">
            <text:p>9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61]" office:value-type="float" office:value="0.5">
            <text:p>0.500000</text:p>
          </table:table-cell>
          <table:covered-table-cell table:number-columns-repeated="3"/>
          <table:table-cell table:formula="of:=[.E161]+(learningrate*[.B$17]*[.J147])" office:value-type="float" office:value="0.4625">
            <text:p>0.462500</text:p>
          </table:table-cell>
          <table:table-cell/>
          <table:table-cell table:formula="of:=CONCATENATE([.O147];&quot;-&quot;;[.F$227])" office:value-type="string" office:string-value="9-14">
            <text:p>9-14</text:p>
          </table:table-cell>
          <table:table-cell office:value-type="float" office:value="0.5">
            <text:p>0.500000</text:p>
          </table:table-cell>
          <table:covered-table-cell/>
          <table:table-cell table:formula="of:=[.N161]*[.H$227]" office:value-type="float" office:value="0.1875">
            <text:p>0.187500</text:p>
          </table:table-cell>
          <table:covered-table-cell table:number-columns-repeated="3"/>
          <table:table-cell table:formula="of:=[.N161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47];&quot;-&quot;;[.A$18])" office:value-type="string" office:string-value="9-15">
            <text:p>9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62]" office:value-type="float" office:value="0.5">
            <text:p>0.500000</text:p>
          </table:table-cell>
          <table:covered-table-cell table:number-columns-repeated="3"/>
          <table:table-cell table:formula="of:=[.E162]+(learningrate*[.B$18]*[.J147])" office:value-type="float" office:value="0.4625">
            <text:p>0.462500</text:p>
          </table:table-cell>
          <table:table-cell/>
          <table:table-cell table:formula="of:=CONCATENATE([.O147];&quot;-&quot;;[.F$243])" office:value-type="string" office:string-value="9-15">
            <text:p>9-15</text:p>
          </table:table-cell>
          <table:table-cell office:value-type="float" office:value="0.5">
            <text:p>0.500000</text:p>
          </table:table-cell>
          <table:covered-table-cell/>
          <table:table-cell table:formula="of:=[.N162]*[.H$243]" office:value-type="float" office:value="0.1875">
            <text:p>0.187500</text:p>
          </table:table-cell>
          <table:covered-table-cell table:number-columns-repeated="3"/>
          <table:table-cell table:formula="of:=[.N162]+(learningrate*[.H147]*[.S147])" office:value-type="float" office:value="0.49296875">
            <text:p>0.492969</text:p>
          </table:table-cell>
        </table:table-row>
        <table:table-row table:style-name="ro1">
          <table:table-cell table:number-columns-repeated="3"/>
          <table:table-cell table:formula="of:=CONCATENATE([.F163];&quot;-&quot;;[.A$3])" office:value-type="string" office:string-value="10-0">
            <text:p>10-0</text:p>
          </table:table-cell>
          <table:table-cell office:value-type="float" office:value="0.5">
            <text:p>0.500000</text:p>
          </table:table-cell>
          <table:table-cell table:style-name="ce3" office:value-type="float" office:value="10" table:number-columns-spanned="1" table:number-rows-spanned="16">
            <text:p>10</text:p>
          </table:table-cell>
          <table:table-cell table:formula="of:=[.B$3]*[.E163]" office:value-type="float" office:value="0.5">
            <text:p>0.500000</text:p>
          </table:table-cell>
          <table:table-cell table:style-name="ce4" table:formula="of:=SUMPRODUCT([.B$3:.B$18];[.E163:.E178])/16" office:value-type="float" office:value="0.375" table:number-columns-spanned="1" table:number-rows-spanned="16">
            <text:p>0.375000</text:p>
          </table:table-cell>
          <table:table-cell table:style-name="ce3" table:formula="of:=[.B13]" office:value-type="float" office:value="0" table:number-columns-spanned="1" table:number-rows-spanned="16">
            <text:p>0</text:p>
          </table:table-cell>
          <table:table-cell table:style-name="ce4" table:formula="of:=[.I163]-[.H163]" office:value-type="float" office:value="-0.375" table:number-columns-spanned="1" table:number-rows-spanned="16">
            <text:p>-0.375000</text:p>
          </table:table-cell>
          <table:table-cell table:formula="of:=[.E163]+(learningrate*[.B$3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4])" office:value-type="string" office:string-value="10-1">
            <text:p>10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64]" office:value-type="float" office:value="0.5">
            <text:p>0.500000</text:p>
          </table:table-cell>
          <table:covered-table-cell table:number-columns-repeated="3"/>
          <table:table-cell table:formula="of:=[.E164]+(learningrate*[.B$4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5])" office:value-type="string" office:string-value="10-2">
            <text:p>10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65]" office:value-type="float" office:value="0.5">
            <text:p>0.500000</text:p>
          </table:table-cell>
          <table:covered-table-cell table:number-columns-repeated="3"/>
          <table:table-cell table:formula="of:=[.E165]+(learningrate*[.B$5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6])" office:value-type="string" office:string-value="10-3">
            <text:p>10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66]" office:value-type="float" office:value="0.5">
            <text:p>0.500000</text:p>
          </table:table-cell>
          <table:covered-table-cell table:number-columns-repeated="3"/>
          <table:table-cell table:formula="of:=[.E166]+(learningrate*[.B$6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7])" office:value-type="string" office:string-value="10-4">
            <text:p>10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67]" office:value-type="float" office:value="0.5">
            <text:p>0.500000</text:p>
          </table:table-cell>
          <table:covered-table-cell table:number-columns-repeated="3"/>
          <table:table-cell table:formula="of:=[.E167]+(learningrate*[.B$7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8])" office:value-type="string" office:string-value="10-5">
            <text:p>10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68]" office:value-type="float" office:value="0">
            <text:p>0.000000</text:p>
          </table:table-cell>
          <table:covered-table-cell table:number-columns-repeated="3"/>
          <table:table-cell table:formula="of:=[.E168]+(learningrate*[.B$8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9])" office:value-type="string" office:string-value="10-6">
            <text:p>10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69]" office:value-type="float" office:value="0">
            <text:p>0.000000</text:p>
          </table:table-cell>
          <table:covered-table-cell table:number-columns-repeated="3"/>
          <table:table-cell table:formula="of:=[.E169]+(learningrate*[.B$9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0])" office:value-type="string" office:string-value="10-7">
            <text:p>10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70]" office:value-type="float" office:value="0.5">
            <text:p>0.500000</text:p>
          </table:table-cell>
          <table:covered-table-cell table:number-columns-repeated="3"/>
          <table:table-cell table:formula="of:=[.E170]+(learningrate*[.B$10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1])" office:value-type="string" office:string-value="10-8">
            <text:p>10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71]" office:value-type="float" office:value="0.5">
            <text:p>0.500000</text:p>
          </table:table-cell>
          <table:covered-table-cell table:number-columns-repeated="3"/>
          <table:table-cell table:formula="of:=[.E171]+(learningrate*[.B$11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2])" office:value-type="string" office:string-value="10-9">
            <text:p>10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72]" office:value-type="float" office:value="0">
            <text:p>0.000000</text:p>
          </table:table-cell>
          <table:covered-table-cell table:number-columns-repeated="3"/>
          <table:table-cell table:formula="of:=[.E172]+(learningrate*[.B$12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3])" office:value-type="string" office:string-value="10-10">
            <text:p>10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73]" office:value-type="float" office:value="0">
            <text:p>0.000000</text:p>
          </table:table-cell>
          <table:covered-table-cell table:number-columns-repeated="3"/>
          <table:table-cell table:formula="of:=[.E173]+(learningrate*[.B$13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4])" office:value-type="string" office:string-value="10-11">
            <text:p>10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74]" office:value-type="float" office:value="0.5">
            <text:p>0.500000</text:p>
          </table:table-cell>
          <table:covered-table-cell table:number-columns-repeated="3"/>
          <table:table-cell table:formula="of:=[.E174]+(learningrate*[.B$14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5])" office:value-type="string" office:string-value="10-12">
            <text:p>10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75]" office:value-type="float" office:value="0.5">
            <text:p>0.500000</text:p>
          </table:table-cell>
          <table:covered-table-cell table:number-columns-repeated="3"/>
          <table:table-cell table:formula="of:=[.E175]+(learningrate*[.B$15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6])" office:value-type="string" office:string-value="10-13">
            <text:p>10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76]" office:value-type="float" office:value="0.5">
            <text:p>0.500000</text:p>
          </table:table-cell>
          <table:covered-table-cell table:number-columns-repeated="3"/>
          <table:table-cell table:formula="of:=[.E176]+(learningrate*[.B$16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7])" office:value-type="string" office:string-value="10-14">
            <text:p>10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77]" office:value-type="float" office:value="0.5">
            <text:p>0.500000</text:p>
          </table:table-cell>
          <table:covered-table-cell table:number-columns-repeated="3"/>
          <table:table-cell table:formula="of:=[.E177]+(learningrate*[.B$17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8])" office:value-type="string" office:string-value="10-15">
            <text:p>10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78]" office:value-type="float" office:value="0.5">
            <text:p>0.500000</text:p>
          </table:table-cell>
          <table:covered-table-cell table:number-columns-repeated="3"/>
          <table:table-cell table:formula="of:=[.E178]+(learningrate*[.B$18]*[.J163])" office:value-type="float" office:value="0.4625">
            <text:p>0.4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3])" office:value-type="string" office:string-value="11-0">
            <text:p>11-0</text:p>
          </table:table-cell>
          <table:table-cell office:value-type="float" office:value="0.5">
            <text:p>0.500000</text:p>
          </table:table-cell>
          <table:table-cell table:style-name="ce3" office:value-type="float" office:value="11" table:number-columns-spanned="1" table:number-rows-spanned="16">
            <text:p>11</text:p>
          </table:table-cell>
          <table:table-cell table:formula="of:=[.B$3]*[.E179]" office:value-type="float" office:value="0.5">
            <text:p>0.500000</text:p>
          </table:table-cell>
          <table:table-cell table:style-name="ce4" table:formula="of:=SUMPRODUCT([.B$3:.B$18];[.E179:.E194])/16" office:value-type="float" office:value="0.375" table:number-columns-spanned="1" table:number-rows-spanned="16">
            <text:p>0.375000</text:p>
          </table:table-cell>
          <table:table-cell table:style-name="ce3" table:formula="of:=[.B14]" office:value-type="float" office:value="1" table:number-columns-spanned="1" table:number-rows-spanned="16">
            <text:p>1</text:p>
          </table:table-cell>
          <table:table-cell table:style-name="ce4" table:formula="of:=[.I179]-[.H179]" office:value-type="float" office:value="0.625" table:number-columns-spanned="1" table:number-rows-spanned="16">
            <text:p>0.625000</text:p>
          </table:table-cell>
          <table:table-cell table:formula="of:=[.E179]+(learningrate*[.B$3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4])" office:value-type="string" office:string-value="11-1">
            <text:p>11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80]" office:value-type="float" office:value="0.5">
            <text:p>0.500000</text:p>
          </table:table-cell>
          <table:covered-table-cell table:number-columns-repeated="3"/>
          <table:table-cell table:formula="of:=[.E180]+(learningrate*[.B$4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5])" office:value-type="string" office:string-value="11-2">
            <text:p>11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81]" office:value-type="float" office:value="0.5">
            <text:p>0.500000</text:p>
          </table:table-cell>
          <table:covered-table-cell table:number-columns-repeated="3"/>
          <table:table-cell table:formula="of:=[.E181]+(learningrate*[.B$5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6])" office:value-type="string" office:string-value="11-3">
            <text:p>11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82]" office:value-type="float" office:value="0.5">
            <text:p>0.500000</text:p>
          </table:table-cell>
          <table:covered-table-cell table:number-columns-repeated="3"/>
          <table:table-cell table:formula="of:=[.E182]+(learningrate*[.B$6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7])" office:value-type="string" office:string-value="11-4">
            <text:p>11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83]" office:value-type="float" office:value="0.5">
            <text:p>0.500000</text:p>
          </table:table-cell>
          <table:covered-table-cell table:number-columns-repeated="3"/>
          <table:table-cell table:formula="of:=[.E183]+(learningrate*[.B$7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8])" office:value-type="string" office:string-value="11-5">
            <text:p>11-5</text:p>
          </table:table-cell>
          <table:table-cell office:value-type="float" office:value="0.5">
            <text:p>0.500000</text:p>
          </table:table-cell>
          <table:covered-table-cell/>
          <table:table-cell table:formula="of:=[.B$8]*[.E184]" office:value-type="float" office:value="0">
            <text:p>0.000000</text:p>
          </table:table-cell>
          <table:covered-table-cell table:number-columns-repeated="3"/>
          <table:table-cell table:formula="of:=[.E184]+(learningrate*[.B$8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9])" office:value-type="string" office:string-value="11-6">
            <text:p>11-6</text:p>
          </table:table-cell>
          <table:table-cell office:value-type="float" office:value="0.5">
            <text:p>0.500000</text:p>
          </table:table-cell>
          <table:covered-table-cell/>
          <table:table-cell table:formula="of:=[.B$9]*[.E185]" office:value-type="float" office:value="0">
            <text:p>0.000000</text:p>
          </table:table-cell>
          <table:covered-table-cell table:number-columns-repeated="3"/>
          <table:table-cell table:formula="of:=[.E185]+(learningrate*[.B$9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0])" office:value-type="string" office:string-value="11-7">
            <text:p>11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186]" office:value-type="float" office:value="0.5">
            <text:p>0.500000</text:p>
          </table:table-cell>
          <table:covered-table-cell table:number-columns-repeated="3"/>
          <table:table-cell table:formula="of:=[.E186]+(learningrate*[.B$10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1])" office:value-type="string" office:string-value="11-8">
            <text:p>11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187]" office:value-type="float" office:value="0.5">
            <text:p>0.500000</text:p>
          </table:table-cell>
          <table:covered-table-cell table:number-columns-repeated="3"/>
          <table:table-cell table:formula="of:=[.E187]+(learningrate*[.B$11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2])" office:value-type="string" office:string-value="11-9">
            <text:p>11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188]" office:value-type="float" office:value="0">
            <text:p>0.000000</text:p>
          </table:table-cell>
          <table:covered-table-cell table:number-columns-repeated="3"/>
          <table:table-cell table:formula="of:=[.E188]+(learningrate*[.B$12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3])" office:value-type="string" office:string-value="11-10">
            <text:p>11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189]" office:value-type="float" office:value="0">
            <text:p>0.000000</text:p>
          </table:table-cell>
          <table:covered-table-cell table:number-columns-repeated="3"/>
          <table:table-cell table:formula="of:=[.E189]+(learningrate*[.B$13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4])" office:value-type="string" office:string-value="11-11">
            <text:p>11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190]" office:value-type="float" office:value="0.5">
            <text:p>0.500000</text:p>
          </table:table-cell>
          <table:covered-table-cell table:number-columns-repeated="3"/>
          <table:table-cell table:formula="of:=[.E190]+(learningrate*[.B$14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5])" office:value-type="string" office:string-value="11-12">
            <text:p>11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191]" office:value-type="float" office:value="0.5">
            <text:p>0.500000</text:p>
          </table:table-cell>
          <table:covered-table-cell table:number-columns-repeated="3"/>
          <table:table-cell table:formula="of:=[.E191]+(learningrate*[.B$15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6])" office:value-type="string" office:string-value="11-13">
            <text:p>11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192]" office:value-type="float" office:value="0.5">
            <text:p>0.500000</text:p>
          </table:table-cell>
          <table:covered-table-cell table:number-columns-repeated="3"/>
          <table:table-cell table:formula="of:=[.E192]+(learningrate*[.B$16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7])" office:value-type="string" office:string-value="11-14">
            <text:p>11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193]" office:value-type="float" office:value="0.5">
            <text:p>0.500000</text:p>
          </table:table-cell>
          <table:covered-table-cell table:number-columns-repeated="3"/>
          <table:table-cell table:formula="of:=[.E193]+(learningrate*[.B$17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8])" office:value-type="string" office:string-value="11-15">
            <text:p>11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194]" office:value-type="float" office:value="0.5">
            <text:p>0.500000</text:p>
          </table:table-cell>
          <table:covered-table-cell table:number-columns-repeated="3"/>
          <table:table-cell table:formula="of:=[.E194]+(learningrate*[.B$18]*[.J179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3])" office:value-type="string" office:string-value="12-0">
            <text:p>12-0</text:p>
          </table:table-cell>
          <table:table-cell office:value-type="float" office:value="0.5">
            <text:p>0.500000</text:p>
          </table:table-cell>
          <table:table-cell table:style-name="ce3" office:value-type="float" office:value="12" table:number-columns-spanned="1" table:number-rows-spanned="16">
            <text:p>12</text:p>
          </table:table-cell>
          <table:table-cell table:formula="of:=[.B$3]*[.E195]" office:value-type="float" office:value="0.5">
            <text:p>0.500000</text:p>
          </table:table-cell>
          <table:table-cell table:style-name="ce4" table:formula="of:=SUMPRODUCT([.B$3:.B$18];[.E195:.E210])/16" office:value-type="float" office:value="0.375" table:number-columns-spanned="1" table:number-rows-spanned="16">
            <text:p>0.375000</text:p>
          </table:table-cell>
          <table:table-cell table:style-name="ce3" table:formula="of:=[.B15]" office:value-type="float" office:value="1" table:number-columns-spanned="1" table:number-rows-spanned="16">
            <text:p>1</text:p>
          </table:table-cell>
          <table:table-cell table:style-name="ce4" table:formula="of:=[.I195]-[.H195]" office:value-type="float" office:value="0.625" table:number-columns-spanned="1" table:number-rows-spanned="16">
            <text:p>0.625000</text:p>
          </table:table-cell>
          <table:table-cell table:formula="of:=[.E195]+(learningrate*[.B$3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4])" office:value-type="string" office:string-value="12-1">
            <text:p>12-1</text:p>
          </table:table-cell>
          <table:table-cell office:value-type="float" office:value="0.5">
            <text:p>0.500000</text:p>
          </table:table-cell>
          <table:covered-table-cell/>
          <table:table-cell table:formula="of:=[.B$4]*[.E196]" office:value-type="float" office:value="0.5">
            <text:p>0.500000</text:p>
          </table:table-cell>
          <table:covered-table-cell table:number-columns-repeated="3"/>
          <table:table-cell table:formula="of:=[.E196]+(learningrate*[.B$4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5])" office:value-type="string" office:string-value="12-2">
            <text:p>12-2</text:p>
          </table:table-cell>
          <table:table-cell office:value-type="float" office:value="0.5">
            <text:p>0.500000</text:p>
          </table:table-cell>
          <table:covered-table-cell/>
          <table:table-cell table:formula="of:=[.B$5]*[.E197]" office:value-type="float" office:value="0.5">
            <text:p>0.500000</text:p>
          </table:table-cell>
          <table:covered-table-cell table:number-columns-repeated="3"/>
          <table:table-cell table:formula="of:=[.E197]+(learningrate*[.B$5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6])" office:value-type="string" office:string-value="12-3">
            <text:p>12-3</text:p>
          </table:table-cell>
          <table:table-cell office:value-type="float" office:value="0.5">
            <text:p>0.500000</text:p>
          </table:table-cell>
          <table:covered-table-cell/>
          <table:table-cell table:formula="of:=[.B$6]*[.E198]" office:value-type="float" office:value="0.5">
            <text:p>0.500000</text:p>
          </table:table-cell>
          <table:covered-table-cell table:number-columns-repeated="3"/>
          <table:table-cell table:formula="of:=[.E198]+(learningrate*[.B$6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7])" office:value-type="string" office:string-value="12-4">
            <text:p>12-4</text:p>
          </table:table-cell>
          <table:table-cell office:value-type="float" office:value="0.5">
            <text:p>0.500000</text:p>
          </table:table-cell>
          <table:covered-table-cell/>
          <table:table-cell table:formula="of:=[.B$7]*[.E199]" office:value-type="float" office:value="0.5">
            <text:p>0.500000</text:p>
          </table:table-cell>
          <table:covered-table-cell table:number-columns-repeated="3"/>
          <table:table-cell table:formula="of:=[.E199]+(learningrate*[.B$7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8])" office:value-type="string" office:string-value="12-5">
            <text:p>12-5</text:p>
          </table:table-cell>
          <table:table-cell office:value-type="float" office:value="0.5">
            <text:p>0.500000</text:p>
          </table:table-cell>
          <table:covered-table-cell/>
          <table:table-cell table:formula="of:=[.B$8]*[.E200]" office:value-type="float" office:value="0">
            <text:p>0.000000</text:p>
          </table:table-cell>
          <table:covered-table-cell table:number-columns-repeated="3"/>
          <table:table-cell table:formula="of:=[.E200]+(learningrate*[.B$8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9])" office:value-type="string" office:string-value="12-6">
            <text:p>12-6</text:p>
          </table:table-cell>
          <table:table-cell office:value-type="float" office:value="0.5">
            <text:p>0.500000</text:p>
          </table:table-cell>
          <table:covered-table-cell/>
          <table:table-cell table:formula="of:=[.B$9]*[.E201]" office:value-type="float" office:value="0">
            <text:p>0.000000</text:p>
          </table:table-cell>
          <table:covered-table-cell table:number-columns-repeated="3"/>
          <table:table-cell table:formula="of:=[.E201]+(learningrate*[.B$9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0])" office:value-type="string" office:string-value="12-7">
            <text:p>12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202]" office:value-type="float" office:value="0.5">
            <text:p>0.500000</text:p>
          </table:table-cell>
          <table:covered-table-cell table:number-columns-repeated="3"/>
          <table:table-cell table:formula="of:=[.E202]+(learningrate*[.B$10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1])" office:value-type="string" office:string-value="12-8">
            <text:p>12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203]" office:value-type="float" office:value="0.5">
            <text:p>0.500000</text:p>
          </table:table-cell>
          <table:covered-table-cell table:number-columns-repeated="3"/>
          <table:table-cell table:formula="of:=[.E203]+(learningrate*[.B$11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2])" office:value-type="string" office:string-value="12-9">
            <text:p>12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204]" office:value-type="float" office:value="0">
            <text:p>0.000000</text:p>
          </table:table-cell>
          <table:covered-table-cell table:number-columns-repeated="3"/>
          <table:table-cell table:formula="of:=[.E204]+(learningrate*[.B$12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3])" office:value-type="string" office:string-value="12-10">
            <text:p>12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205]" office:value-type="float" office:value="0">
            <text:p>0.000000</text:p>
          </table:table-cell>
          <table:covered-table-cell table:number-columns-repeated="3"/>
          <table:table-cell table:formula="of:=[.E205]+(learningrate*[.B$13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4])" office:value-type="string" office:string-value="12-11">
            <text:p>12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206]" office:value-type="float" office:value="0.5">
            <text:p>0.500000</text:p>
          </table:table-cell>
          <table:covered-table-cell table:number-columns-repeated="3"/>
          <table:table-cell table:formula="of:=[.E206]+(learningrate*[.B$14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5])" office:value-type="string" office:string-value="12-12">
            <text:p>12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207]" office:value-type="float" office:value="0.5">
            <text:p>0.500000</text:p>
          </table:table-cell>
          <table:covered-table-cell table:number-columns-repeated="3"/>
          <table:table-cell table:formula="of:=[.E207]+(learningrate*[.B$15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6])" office:value-type="string" office:string-value="12-13">
            <text:p>12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208]" office:value-type="float" office:value="0.5">
            <text:p>0.500000</text:p>
          </table:table-cell>
          <table:covered-table-cell table:number-columns-repeated="3"/>
          <table:table-cell table:formula="of:=[.E208]+(learningrate*[.B$16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7])" office:value-type="string" office:string-value="12-14">
            <text:p>12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209]" office:value-type="float" office:value="0.5">
            <text:p>0.500000</text:p>
          </table:table-cell>
          <table:covered-table-cell table:number-columns-repeated="3"/>
          <table:table-cell table:formula="of:=[.E209]+(learningrate*[.B$17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8])" office:value-type="string" office:string-value="12-15">
            <text:p>12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210]" office:value-type="float" office:value="0.5">
            <text:p>0.500000</text:p>
          </table:table-cell>
          <table:covered-table-cell table:number-columns-repeated="3"/>
          <table:table-cell table:formula="of:=[.E210]+(learningrate*[.B$18]*[.J195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3])" office:value-type="string" office:string-value="13-0">
            <text:p>13-0</text:p>
          </table:table-cell>
          <table:table-cell office:value-type="float" office:value="0.5">
            <text:p>0.500000</text:p>
          </table:table-cell>
          <table:table-cell table:style-name="ce3" office:value-type="float" office:value="13" table:number-columns-spanned="1" table:number-rows-spanned="16">
            <text:p>13</text:p>
          </table:table-cell>
          <table:table-cell table:formula="of:=[.B$3]*[.E211]" office:value-type="float" office:value="0.5">
            <text:p>0.500000</text:p>
          </table:table-cell>
          <table:table-cell table:style-name="ce4" table:formula="of:=SUMPRODUCT([.B$3:.B$18];[.E211:.E226])/16" office:value-type="float" office:value="0.375" table:number-columns-spanned="1" table:number-rows-spanned="16">
            <text:p>0.375000</text:p>
          </table:table-cell>
          <table:table-cell table:style-name="ce3" table:formula="of:=[.B16]" office:value-type="float" office:value="1" table:number-columns-spanned="1" table:number-rows-spanned="16">
            <text:p>1</text:p>
          </table:table-cell>
          <table:table-cell table:style-name="ce4" table:formula="of:=[.I211]-[.H211]" office:value-type="float" office:value="0.625" table:number-columns-spanned="1" table:number-rows-spanned="16">
            <text:p>0.625000</text:p>
          </table:table-cell>
          <table:table-cell table:formula="of:=[.E211]+(learningrate*[.B$3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4])" office:value-type="string" office:string-value="13-1">
            <text:p>13-1</text:p>
          </table:table-cell>
          <table:table-cell office:value-type="float" office:value="0.5">
            <text:p>0.500000</text:p>
          </table:table-cell>
          <table:covered-table-cell/>
          <table:table-cell table:formula="of:=[.B$4]*[.E212]" office:value-type="float" office:value="0.5">
            <text:p>0.500000</text:p>
          </table:table-cell>
          <table:covered-table-cell table:number-columns-repeated="3"/>
          <table:table-cell table:formula="of:=[.E212]+(learningrate*[.B$4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5])" office:value-type="string" office:string-value="13-2">
            <text:p>13-2</text:p>
          </table:table-cell>
          <table:table-cell office:value-type="float" office:value="0.5">
            <text:p>0.500000</text:p>
          </table:table-cell>
          <table:covered-table-cell/>
          <table:table-cell table:formula="of:=[.B$5]*[.E213]" office:value-type="float" office:value="0.5">
            <text:p>0.500000</text:p>
          </table:table-cell>
          <table:covered-table-cell table:number-columns-repeated="3"/>
          <table:table-cell table:formula="of:=[.E213]+(learningrate*[.B$5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6])" office:value-type="string" office:string-value="13-3">
            <text:p>13-3</text:p>
          </table:table-cell>
          <table:table-cell office:value-type="float" office:value="0.5">
            <text:p>0.500000</text:p>
          </table:table-cell>
          <table:covered-table-cell/>
          <table:table-cell table:formula="of:=[.B$6]*[.E214]" office:value-type="float" office:value="0.5">
            <text:p>0.500000</text:p>
          </table:table-cell>
          <table:covered-table-cell table:number-columns-repeated="3"/>
          <table:table-cell table:formula="of:=[.E214]+(learningrate*[.B$6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7])" office:value-type="string" office:string-value="13-4">
            <text:p>13-4</text:p>
          </table:table-cell>
          <table:table-cell office:value-type="float" office:value="0.5">
            <text:p>0.500000</text:p>
          </table:table-cell>
          <table:covered-table-cell/>
          <table:table-cell table:formula="of:=[.B$7]*[.E215]" office:value-type="float" office:value="0.5">
            <text:p>0.500000</text:p>
          </table:table-cell>
          <table:covered-table-cell table:number-columns-repeated="3"/>
          <table:table-cell table:formula="of:=[.E215]+(learningrate*[.B$7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8])" office:value-type="string" office:string-value="13-5">
            <text:p>13-5</text:p>
          </table:table-cell>
          <table:table-cell office:value-type="float" office:value="0.5">
            <text:p>0.500000</text:p>
          </table:table-cell>
          <table:covered-table-cell/>
          <table:table-cell table:formula="of:=[.B$8]*[.E216]" office:value-type="float" office:value="0">
            <text:p>0.000000</text:p>
          </table:table-cell>
          <table:covered-table-cell table:number-columns-repeated="3"/>
          <table:table-cell table:formula="of:=[.E216]+(learningrate*[.B$8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9])" office:value-type="string" office:string-value="13-6">
            <text:p>13-6</text:p>
          </table:table-cell>
          <table:table-cell office:value-type="float" office:value="0.5">
            <text:p>0.500000</text:p>
          </table:table-cell>
          <table:covered-table-cell/>
          <table:table-cell table:formula="of:=[.B$9]*[.E217]" office:value-type="float" office:value="0">
            <text:p>0.000000</text:p>
          </table:table-cell>
          <table:covered-table-cell table:number-columns-repeated="3"/>
          <table:table-cell table:formula="of:=[.E217]+(learningrate*[.B$9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0])" office:value-type="string" office:string-value="13-7">
            <text:p>13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218]" office:value-type="float" office:value="0.5">
            <text:p>0.500000</text:p>
          </table:table-cell>
          <table:covered-table-cell table:number-columns-repeated="3"/>
          <table:table-cell table:formula="of:=[.E218]+(learningrate*[.B$10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1])" office:value-type="string" office:string-value="13-8">
            <text:p>13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219]" office:value-type="float" office:value="0.5">
            <text:p>0.500000</text:p>
          </table:table-cell>
          <table:covered-table-cell table:number-columns-repeated="3"/>
          <table:table-cell table:formula="of:=[.E219]+(learningrate*[.B$11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2])" office:value-type="string" office:string-value="13-9">
            <text:p>13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220]" office:value-type="float" office:value="0">
            <text:p>0.000000</text:p>
          </table:table-cell>
          <table:covered-table-cell table:number-columns-repeated="3"/>
          <table:table-cell table:formula="of:=[.E220]+(learningrate*[.B$12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3])" office:value-type="string" office:string-value="13-10">
            <text:p>13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221]" office:value-type="float" office:value="0">
            <text:p>0.000000</text:p>
          </table:table-cell>
          <table:covered-table-cell table:number-columns-repeated="3"/>
          <table:table-cell table:formula="of:=[.E221]+(learningrate*[.B$13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4])" office:value-type="string" office:string-value="13-11">
            <text:p>13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222]" office:value-type="float" office:value="0.5">
            <text:p>0.500000</text:p>
          </table:table-cell>
          <table:covered-table-cell table:number-columns-repeated="3"/>
          <table:table-cell table:formula="of:=[.E222]+(learningrate*[.B$14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5])" office:value-type="string" office:string-value="13-12">
            <text:p>13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223]" office:value-type="float" office:value="0.5">
            <text:p>0.500000</text:p>
          </table:table-cell>
          <table:covered-table-cell table:number-columns-repeated="3"/>
          <table:table-cell table:formula="of:=[.E223]+(learningrate*[.B$15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6])" office:value-type="string" office:string-value="13-13">
            <text:p>13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224]" office:value-type="float" office:value="0.5">
            <text:p>0.500000</text:p>
          </table:table-cell>
          <table:covered-table-cell table:number-columns-repeated="3"/>
          <table:table-cell table:formula="of:=[.E224]+(learningrate*[.B$16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7])" office:value-type="string" office:string-value="13-14">
            <text:p>13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225]" office:value-type="float" office:value="0.5">
            <text:p>0.500000</text:p>
          </table:table-cell>
          <table:covered-table-cell table:number-columns-repeated="3"/>
          <table:table-cell table:formula="of:=[.E225]+(learningrate*[.B$17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8])" office:value-type="string" office:string-value="13-15">
            <text:p>13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226]" office:value-type="float" office:value="0.5">
            <text:p>0.500000</text:p>
          </table:table-cell>
          <table:covered-table-cell table:number-columns-repeated="3"/>
          <table:table-cell table:formula="of:=[.E226]+(learningrate*[.B$18]*[.J211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3])" office:value-type="string" office:string-value="14-0">
            <text:p>14-0</text:p>
          </table:table-cell>
          <table:table-cell office:value-type="float" office:value="0.5">
            <text:p>0.500000</text:p>
          </table:table-cell>
          <table:table-cell table:style-name="ce3" office:value-type="float" office:value="14" table:number-columns-spanned="1" table:number-rows-spanned="16">
            <text:p>14</text:p>
          </table:table-cell>
          <table:table-cell table:formula="of:=[.B$3]*[.E227]" office:value-type="float" office:value="0.5">
            <text:p>0.500000</text:p>
          </table:table-cell>
          <table:table-cell table:style-name="ce4" table:formula="of:=SUMPRODUCT([.B$3:.B$18];[.E227:.E242])/16" office:value-type="float" office:value="0.375" table:number-columns-spanned="1" table:number-rows-spanned="16">
            <text:p>0.375000</text:p>
          </table:table-cell>
          <table:table-cell table:style-name="ce3" table:formula="of:=[.B17]" office:value-type="float" office:value="1" table:number-columns-spanned="1" table:number-rows-spanned="16">
            <text:p>1</text:p>
          </table:table-cell>
          <table:table-cell table:style-name="ce4" table:formula="of:=[.I227]-[.H227]" office:value-type="float" office:value="0.625" table:number-columns-spanned="1" table:number-rows-spanned="16">
            <text:p>0.625000</text:p>
          </table:table-cell>
          <table:table-cell table:formula="of:=[.E227]+(learningrate*[.B$3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4])" office:value-type="string" office:string-value="14-1">
            <text:p>14-1</text:p>
          </table:table-cell>
          <table:table-cell office:value-type="float" office:value="0.5">
            <text:p>0.500000</text:p>
          </table:table-cell>
          <table:covered-table-cell/>
          <table:table-cell table:formula="of:=[.B$4]*[.E228]" office:value-type="float" office:value="0.5">
            <text:p>0.500000</text:p>
          </table:table-cell>
          <table:covered-table-cell table:number-columns-repeated="3"/>
          <table:table-cell table:formula="of:=[.E228]+(learningrate*[.B$4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5])" office:value-type="string" office:string-value="14-2">
            <text:p>14-2</text:p>
          </table:table-cell>
          <table:table-cell office:value-type="float" office:value="0.5">
            <text:p>0.500000</text:p>
          </table:table-cell>
          <table:covered-table-cell/>
          <table:table-cell table:formula="of:=[.B$5]*[.E229]" office:value-type="float" office:value="0.5">
            <text:p>0.500000</text:p>
          </table:table-cell>
          <table:covered-table-cell table:number-columns-repeated="3"/>
          <table:table-cell table:formula="of:=[.E229]+(learningrate*[.B$5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6])" office:value-type="string" office:string-value="14-3">
            <text:p>14-3</text:p>
          </table:table-cell>
          <table:table-cell office:value-type="float" office:value="0.5">
            <text:p>0.500000</text:p>
          </table:table-cell>
          <table:covered-table-cell/>
          <table:table-cell table:formula="of:=[.B$6]*[.E230]" office:value-type="float" office:value="0.5">
            <text:p>0.500000</text:p>
          </table:table-cell>
          <table:covered-table-cell table:number-columns-repeated="3"/>
          <table:table-cell table:formula="of:=[.E230]+(learningrate*[.B$6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7])" office:value-type="string" office:string-value="14-4">
            <text:p>14-4</text:p>
          </table:table-cell>
          <table:table-cell office:value-type="float" office:value="0.5">
            <text:p>0.500000</text:p>
          </table:table-cell>
          <table:covered-table-cell/>
          <table:table-cell table:formula="of:=[.B$7]*[.E231]" office:value-type="float" office:value="0.5">
            <text:p>0.500000</text:p>
          </table:table-cell>
          <table:covered-table-cell table:number-columns-repeated="3"/>
          <table:table-cell table:formula="of:=[.E231]+(learningrate*[.B$7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8])" office:value-type="string" office:string-value="14-5">
            <text:p>14-5</text:p>
          </table:table-cell>
          <table:table-cell office:value-type="float" office:value="0.5">
            <text:p>0.500000</text:p>
          </table:table-cell>
          <table:covered-table-cell/>
          <table:table-cell table:formula="of:=[.B$8]*[.E232]" office:value-type="float" office:value="0">
            <text:p>0.000000</text:p>
          </table:table-cell>
          <table:covered-table-cell table:number-columns-repeated="3"/>
          <table:table-cell table:formula="of:=[.E232]+(learningrate*[.B$8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9])" office:value-type="string" office:string-value="14-6">
            <text:p>14-6</text:p>
          </table:table-cell>
          <table:table-cell office:value-type="float" office:value="0.5">
            <text:p>0.500000</text:p>
          </table:table-cell>
          <table:covered-table-cell/>
          <table:table-cell table:formula="of:=[.B$9]*[.E233]" office:value-type="float" office:value="0">
            <text:p>0.000000</text:p>
          </table:table-cell>
          <table:covered-table-cell table:number-columns-repeated="3"/>
          <table:table-cell table:formula="of:=[.E233]+(learningrate*[.B$9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0])" office:value-type="string" office:string-value="14-7">
            <text:p>14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234]" office:value-type="float" office:value="0.5">
            <text:p>0.500000</text:p>
          </table:table-cell>
          <table:covered-table-cell table:number-columns-repeated="3"/>
          <table:table-cell table:formula="of:=[.E234]+(learningrate*[.B$10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1])" office:value-type="string" office:string-value="14-8">
            <text:p>14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235]" office:value-type="float" office:value="0.5">
            <text:p>0.500000</text:p>
          </table:table-cell>
          <table:covered-table-cell table:number-columns-repeated="3"/>
          <table:table-cell table:formula="of:=[.E235]+(learningrate*[.B$11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2])" office:value-type="string" office:string-value="14-9">
            <text:p>14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236]" office:value-type="float" office:value="0">
            <text:p>0.000000</text:p>
          </table:table-cell>
          <table:covered-table-cell table:number-columns-repeated="3"/>
          <table:table-cell table:formula="of:=[.E236]+(learningrate*[.B$12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3])" office:value-type="string" office:string-value="14-10">
            <text:p>14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237]" office:value-type="float" office:value="0">
            <text:p>0.000000</text:p>
          </table:table-cell>
          <table:covered-table-cell table:number-columns-repeated="3"/>
          <table:table-cell table:formula="of:=[.E237]+(learningrate*[.B$13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4])" office:value-type="string" office:string-value="14-11">
            <text:p>14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238]" office:value-type="float" office:value="0.5">
            <text:p>0.500000</text:p>
          </table:table-cell>
          <table:covered-table-cell table:number-columns-repeated="3"/>
          <table:table-cell table:formula="of:=[.E238]+(learningrate*[.B$14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5])" office:value-type="string" office:string-value="14-12">
            <text:p>14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239]" office:value-type="float" office:value="0.5">
            <text:p>0.500000</text:p>
          </table:table-cell>
          <table:covered-table-cell table:number-columns-repeated="3"/>
          <table:table-cell table:formula="of:=[.E239]+(learningrate*[.B$15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6])" office:value-type="string" office:string-value="14-13">
            <text:p>14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240]" office:value-type="float" office:value="0.5">
            <text:p>0.500000</text:p>
          </table:table-cell>
          <table:covered-table-cell table:number-columns-repeated="3"/>
          <table:table-cell table:formula="of:=[.E240]+(learningrate*[.B$16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7])" office:value-type="string" office:string-value="14-14">
            <text:p>14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241]" office:value-type="float" office:value="0.5">
            <text:p>0.500000</text:p>
          </table:table-cell>
          <table:covered-table-cell table:number-columns-repeated="3"/>
          <table:table-cell table:formula="of:=[.E241]+(learningrate*[.B$17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8])" office:value-type="string" office:string-value="14-15">
            <text:p>14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242]" office:value-type="float" office:value="0.5">
            <text:p>0.500000</text:p>
          </table:table-cell>
          <table:covered-table-cell table:number-columns-repeated="3"/>
          <table:table-cell table:formula="of:=[.E242]+(learningrate*[.B$18]*[.J227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3])" office:value-type="string" office:string-value="15-0">
            <text:p>15-0</text:p>
          </table:table-cell>
          <table:table-cell office:value-type="float" office:value="0.5">
            <text:p>0.500000</text:p>
          </table:table-cell>
          <table:table-cell table:style-name="ce3" office:value-type="float" office:value="15" table:number-columns-spanned="1" table:number-rows-spanned="16">
            <text:p>15</text:p>
          </table:table-cell>
          <table:table-cell table:formula="of:=[.B$3]*[.E243]" office:value-type="float" office:value="0.5">
            <text:p>0.500000</text:p>
          </table:table-cell>
          <table:table-cell table:style-name="ce4" table:formula="of:=SUMPRODUCT([.B$3:.B$18];[.E243:.E258])/16" office:value-type="float" office:value="0.375" table:number-columns-spanned="1" table:number-rows-spanned="16">
            <text:p>0.375000</text:p>
          </table:table-cell>
          <table:table-cell table:style-name="ce3" table:formula="of:=[.B18]" office:value-type="float" office:value="1" table:number-columns-spanned="1" table:number-rows-spanned="16">
            <text:p>1</text:p>
          </table:table-cell>
          <table:table-cell table:style-name="ce4" table:formula="of:=[.I243]-[.H243]" office:value-type="float" office:value="0.625" table:number-columns-spanned="1" table:number-rows-spanned="16">
            <text:p>0.625000</text:p>
          </table:table-cell>
          <table:table-cell table:formula="of:=[.E243]+(learningrate*[.B$3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4])" office:value-type="string" office:string-value="15-1">
            <text:p>15-1</text:p>
          </table:table-cell>
          <table:table-cell office:value-type="float" office:value="0.5">
            <text:p>0.500000</text:p>
          </table:table-cell>
          <table:covered-table-cell/>
          <table:table-cell table:formula="of:=[.B$4]*[.E244]" office:value-type="float" office:value="0.5">
            <text:p>0.500000</text:p>
          </table:table-cell>
          <table:covered-table-cell table:number-columns-repeated="3"/>
          <table:table-cell table:formula="of:=[.E244]+(learningrate*[.B$4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5])" office:value-type="string" office:string-value="15-2">
            <text:p>15-2</text:p>
          </table:table-cell>
          <table:table-cell office:value-type="float" office:value="0.5">
            <text:p>0.500000</text:p>
          </table:table-cell>
          <table:covered-table-cell/>
          <table:table-cell table:formula="of:=[.B$5]*[.E245]" office:value-type="float" office:value="0.5">
            <text:p>0.500000</text:p>
          </table:table-cell>
          <table:covered-table-cell table:number-columns-repeated="3"/>
          <table:table-cell table:formula="of:=[.E245]+(learningrate*[.B$5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6])" office:value-type="string" office:string-value="15-3">
            <text:p>15-3</text:p>
          </table:table-cell>
          <table:table-cell office:value-type="float" office:value="0.5">
            <text:p>0.500000</text:p>
          </table:table-cell>
          <table:covered-table-cell/>
          <table:table-cell table:formula="of:=[.B$6]*[.E246]" office:value-type="float" office:value="0.5">
            <text:p>0.500000</text:p>
          </table:table-cell>
          <table:covered-table-cell table:number-columns-repeated="3"/>
          <table:table-cell table:formula="of:=[.E246]+(learningrate*[.B$6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7])" office:value-type="string" office:string-value="15-4">
            <text:p>15-4</text:p>
          </table:table-cell>
          <table:table-cell office:value-type="float" office:value="0.5">
            <text:p>0.500000</text:p>
          </table:table-cell>
          <table:covered-table-cell/>
          <table:table-cell table:formula="of:=[.B$7]*[.E247]" office:value-type="float" office:value="0.5">
            <text:p>0.500000</text:p>
          </table:table-cell>
          <table:covered-table-cell table:number-columns-repeated="3"/>
          <table:table-cell table:formula="of:=[.E247]+(learningrate*[.B$7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8])" office:value-type="string" office:string-value="15-5">
            <text:p>15-5</text:p>
          </table:table-cell>
          <table:table-cell office:value-type="float" office:value="0.5">
            <text:p>0.500000</text:p>
          </table:table-cell>
          <table:covered-table-cell/>
          <table:table-cell table:formula="of:=[.B$8]*[.E248]" office:value-type="float" office:value="0">
            <text:p>0.000000</text:p>
          </table:table-cell>
          <table:covered-table-cell table:number-columns-repeated="3"/>
          <table:table-cell table:formula="of:=[.E248]+(learningrate*[.B$8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9])" office:value-type="string" office:string-value="15-6">
            <text:p>15-6</text:p>
          </table:table-cell>
          <table:table-cell office:value-type="float" office:value="0.5">
            <text:p>0.500000</text:p>
          </table:table-cell>
          <table:covered-table-cell/>
          <table:table-cell table:formula="of:=[.B$9]*[.E249]" office:value-type="float" office:value="0">
            <text:p>0.000000</text:p>
          </table:table-cell>
          <table:covered-table-cell table:number-columns-repeated="3"/>
          <table:table-cell table:formula="of:=[.E249]+(learningrate*[.B$9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0])" office:value-type="string" office:string-value="15-7">
            <text:p>15-7</text:p>
          </table:table-cell>
          <table:table-cell office:value-type="float" office:value="0.5">
            <text:p>0.500000</text:p>
          </table:table-cell>
          <table:covered-table-cell/>
          <table:table-cell table:formula="of:=[.B$10]*[.E250]" office:value-type="float" office:value="0.5">
            <text:p>0.500000</text:p>
          </table:table-cell>
          <table:covered-table-cell table:number-columns-repeated="3"/>
          <table:table-cell table:formula="of:=[.E250]+(learningrate*[.B$10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1])" office:value-type="string" office:string-value="15-8">
            <text:p>15-8</text:p>
          </table:table-cell>
          <table:table-cell office:value-type="float" office:value="0.5">
            <text:p>0.500000</text:p>
          </table:table-cell>
          <table:covered-table-cell/>
          <table:table-cell table:formula="of:=[.B$11]*[.E251]" office:value-type="float" office:value="0.5">
            <text:p>0.500000</text:p>
          </table:table-cell>
          <table:covered-table-cell table:number-columns-repeated="3"/>
          <table:table-cell table:formula="of:=[.E251]+(learningrate*[.B$11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2])" office:value-type="string" office:string-value="15-9">
            <text:p>15-9</text:p>
          </table:table-cell>
          <table:table-cell office:value-type="float" office:value="0.5">
            <text:p>0.500000</text:p>
          </table:table-cell>
          <table:covered-table-cell/>
          <table:table-cell table:formula="of:=[.B$12]*[.E252]" office:value-type="float" office:value="0">
            <text:p>0.000000</text:p>
          </table:table-cell>
          <table:covered-table-cell table:number-columns-repeated="3"/>
          <table:table-cell table:formula="of:=[.E252]+(learningrate*[.B$12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3])" office:value-type="string" office:string-value="15-10">
            <text:p>15-10</text:p>
          </table:table-cell>
          <table:table-cell office:value-type="float" office:value="0.5">
            <text:p>0.500000</text:p>
          </table:table-cell>
          <table:covered-table-cell/>
          <table:table-cell table:formula="of:=[.B$13]*[.E253]" office:value-type="float" office:value="0">
            <text:p>0.000000</text:p>
          </table:table-cell>
          <table:covered-table-cell table:number-columns-repeated="3"/>
          <table:table-cell table:formula="of:=[.E253]+(learningrate*[.B$13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4])" office:value-type="string" office:string-value="15-11">
            <text:p>15-11</text:p>
          </table:table-cell>
          <table:table-cell office:value-type="float" office:value="0.5">
            <text:p>0.500000</text:p>
          </table:table-cell>
          <table:covered-table-cell/>
          <table:table-cell table:formula="of:=[.B$14]*[.E254]" office:value-type="float" office:value="0.5">
            <text:p>0.500000</text:p>
          </table:table-cell>
          <table:covered-table-cell table:number-columns-repeated="3"/>
          <table:table-cell table:formula="of:=[.E254]+(learningrate*[.B$14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5])" office:value-type="string" office:string-value="15-12">
            <text:p>15-12</text:p>
          </table:table-cell>
          <table:table-cell office:value-type="float" office:value="0.5">
            <text:p>0.500000</text:p>
          </table:table-cell>
          <table:covered-table-cell/>
          <table:table-cell table:formula="of:=[.B$15]*[.E255]" office:value-type="float" office:value="0.5">
            <text:p>0.500000</text:p>
          </table:table-cell>
          <table:covered-table-cell table:number-columns-repeated="3"/>
          <table:table-cell table:formula="of:=[.E255]+(learningrate*[.B$15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6])" office:value-type="string" office:string-value="15-13">
            <text:p>15-13</text:p>
          </table:table-cell>
          <table:table-cell office:value-type="float" office:value="0.5">
            <text:p>0.500000</text:p>
          </table:table-cell>
          <table:covered-table-cell/>
          <table:table-cell table:formula="of:=[.B$16]*[.E256]" office:value-type="float" office:value="0.5">
            <text:p>0.500000</text:p>
          </table:table-cell>
          <table:covered-table-cell table:number-columns-repeated="3"/>
          <table:table-cell table:formula="of:=[.E256]+(learningrate*[.B$16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7])" office:value-type="string" office:string-value="15-14">
            <text:p>15-14</text:p>
          </table:table-cell>
          <table:table-cell office:value-type="float" office:value="0.5">
            <text:p>0.500000</text:p>
          </table:table-cell>
          <table:covered-table-cell/>
          <table:table-cell table:formula="of:=[.B$17]*[.E257]" office:value-type="float" office:value="0.5">
            <text:p>0.500000</text:p>
          </table:table-cell>
          <table:covered-table-cell table:number-columns-repeated="3"/>
          <table:table-cell table:formula="of:=[.E257]+(learningrate*[.B$17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8])" office:value-type="string" office:string-value="15-15">
            <text:p>15-15</text:p>
          </table:table-cell>
          <table:table-cell office:value-type="float" office:value="0.5">
            <text:p>0.500000</text:p>
          </table:table-cell>
          <table:covered-table-cell/>
          <table:table-cell table:formula="of:=[.B$18]*[.E258]" office:value-type="float" office:value="0.5">
            <text:p>0.500000</text:p>
          </table:table-cell>
          <table:covered-table-cell table:number-columns-repeated="3"/>
          <table:table-cell table:formula="of:=[.E258]+(learningrate*[.B$18]*[.J243])" office:value-type="float" office:value="0.5625">
            <text:p>0.5625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named-expressions/>
      </table:table>
      <table:table table:name="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ce2"/>
        <table:table-row table:style-name="ro1">
          <table:table-cell office:value-type="string">
            <text:p>Pixel</text:p>
          </table:table-cell>
          <table:table-cell/>
          <table:table-cell table:style-name="Default"/>
          <table:table-cell office:value-type="string" table:number-columns-spanned="8" table:number-rows-spanned="1">
            <text:p>Hidden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Default"/>
          <table:table-cell office:value-type="string" table:number-columns-spanned="8" table:number-rows-spanned="1">
            <text:p>Output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number-columns-repeated="2" table:style-name="Default" office:value-type="string">
            <text:p>Output</text:p>
          </table:table-cell>
          <table:table-cell office:value-type="string">
            <text:p>Target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Updated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style-name="Default" office:value-type="string">
            <text:p>Output</text:p>
          </table:table-cell>
          <table:table-cell office:value-type="string">
            <text:p>Output</text:p>
          </table:table-cell>
          <table:table-cell office:value-type="string">
            <text:p>Target</text:p>
          </table:table-cell>
          <table:table-cell office:value-type="string">
            <text:p>Error</text:p>
          </table:table-cell>
          <table:table-cell table:style-name="Default" office:value-type="string">
            <text:p>Upda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'1'.B3]" office:value-type="float" office:value="1">
            <text:p>1</text:p>
          </table:table-cell>
          <table:table-cell/>
          <table:table-cell table:formula="of:=CONCATENATE([.F3];&quot;-&quot;;[.A$3])" office:value-type="string" office:string-value="1-1">
            <text:p>1-1</text:p>
          </table:table-cell>
          <table:table-cell table:formula="of:=['1'.K3]" office:value-type="float" office:value="0.5625">
            <text:p>0.562500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B$3]*[.E3]" office:value-type="float" office:value="0.5625">
            <text:p>0.562500</text:p>
          </table:table-cell>
          <table:table-cell table:style-name="ce4" table:formula="of:=SUMPRODUCT([.B$3:.B$18];[.E3:.E18])/16" office:value-type="float" office:value="0.421875" table:number-columns-spanned="1" table:number-rows-spanned="16">
            <text:p>0.421875</text:p>
          </table:table-cell>
          <table:table-cell table:style-name="ce3" table:formula="of:=[.B3]" office:value-type="float" office:value="1" table:number-columns-spanned="1" table:number-rows-spanned="16">
            <text:p>1</text:p>
          </table:table-cell>
          <table:table-cell table:style-name="ce4" table:formula="of:=[.I3]-[.H3]" office:value-type="float" office:value="0.578125" table:number-columns-spanned="1" table:number-rows-spanned="16">
            <text:p>0.578125</text:p>
          </table:table-cell>
          <table:table-cell table:formula="of:=[.E3]+(learningrate*[.B$3]*[.J3])" office:value-type="float" office:value="0.6203125">
            <text:p>0.620313</text:p>
          </table:table-cell>
          <table:table-cell/>
          <table:table-cell table:formula="of:=CONCATENATE([.O3];&quot;-&quot;;[.F$3])" office:value-type="string" office:string-value="1-1">
            <text:p>1-1</text:p>
          </table:table-cell>
          <table:table-cell table:formula="of:=['1'.T3]" office:value-type="float" office:value="0.53046875">
            <text:p>0.530469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N3]*[.H$3]" office:value-type="float" office:value="0.22379150390625">
            <text:p>0.223792</text:p>
          </table:table-cell>
          <table:table-cell table:style-name="ce3" table:formula="of:=SUM([.P3:.P18])/16" office:value-type="float" office:value="0.21384521484375" table:number-columns-spanned="1" table:number-rows-spanned="16">
            <text:p>0.2138452148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3]-[.Q3]" office:value-type="float" office:value="-0.21384521484375" table:number-columns-spanned="1" table:number-rows-spanned="16">
            <text:p>-0.2138452148</text:p>
          </table:table-cell>
          <table:table-cell table:formula="of:=[.N3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'1'.B4]" office:value-type="float" office:value="1">
            <text:p>1</text:p>
          </table:table-cell>
          <table:table-cell/>
          <table:table-cell table:formula="of:=CONCATENATE([.F3];&quot;-&quot;;[.A$4])" office:value-type="string" office:string-value="1-2">
            <text:p>1-2</text:p>
          </table:table-cell>
          <table:table-cell table:formula="of:=['1'.K4]" office:value-type="float" office:value="0.5625">
            <text:p>0.562500</text:p>
          </table:table-cell>
          <table:covered-table-cell/>
          <table:table-cell table:formula="of:=[.B$4]*[.E4]" office:value-type="float" office:value="0.5625">
            <text:p>0.562500</text:p>
          </table:table-cell>
          <table:covered-table-cell table:number-columns-repeated="3"/>
          <table:table-cell table:formula="of:=[.E4]+(learningrate*[.B$4]*[.J3])" office:value-type="float" office:value="0.6203125">
            <text:p>0.620313</text:p>
          </table:table-cell>
          <table:table-cell/>
          <table:table-cell table:formula="of:=CONCATENATE([.O3];&quot;-&quot;;[.F$19])" office:value-type="string" office:string-value="1-2">
            <text:p>1-2</text:p>
          </table:table-cell>
          <table:table-cell table:formula="of:=['1'.T4]" office:value-type="float" office:value="0.53046875">
            <text:p>0.530469</text:p>
          </table:table-cell>
          <table:covered-table-cell/>
          <table:table-cell table:formula="of:=[.N4]*[.H$19]" office:value-type="float" office:value="0.22379150390625">
            <text:p>0.223792</text:p>
          </table:table-cell>
          <table:covered-table-cell table:number-columns-repeated="3"/>
          <table:table-cell table:formula="of:=[.N4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'1'.B5]" office:value-type="float" office:value="1">
            <text:p>1</text:p>
          </table:table-cell>
          <table:table-cell/>
          <table:table-cell table:formula="of:=CONCATENATE([.F3];&quot;-&quot;;[.A$5])" office:value-type="string" office:string-value="1-3">
            <text:p>1-3</text:p>
          </table:table-cell>
          <table:table-cell table:formula="of:=['1'.K5]" office:value-type="float" office:value="0.5625">
            <text:p>0.562500</text:p>
          </table:table-cell>
          <table:covered-table-cell/>
          <table:table-cell table:formula="of:=[.B$5]*[.E5]" office:value-type="float" office:value="0.5625">
            <text:p>0.562500</text:p>
          </table:table-cell>
          <table:covered-table-cell table:number-columns-repeated="3"/>
          <table:table-cell table:formula="of:=[.E5]+(learningrate*[.B$5]*[.J3])" office:value-type="float" office:value="0.6203125">
            <text:p>0.620313</text:p>
          </table:table-cell>
          <table:table-cell/>
          <table:table-cell table:formula="of:=CONCATENATE([.O3];&quot;-&quot;;[.F$35])" office:value-type="string" office:string-value="1-3">
            <text:p>1-3</text:p>
          </table:table-cell>
          <table:table-cell table:formula="of:=['1'.T5]" office:value-type="float" office:value="0.53046875">
            <text:p>0.530469</text:p>
          </table:table-cell>
          <table:covered-table-cell/>
          <table:table-cell table:formula="of:=[.N5]*[.H$35]" office:value-type="float" office:value="0.22379150390625">
            <text:p>0.223792</text:p>
          </table:table-cell>
          <table:covered-table-cell table:number-columns-repeated="3"/>
          <table:table-cell table:formula="of:=[.N5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'1'.B6]" office:value-type="float" office:value="1">
            <text:p>1</text:p>
          </table:table-cell>
          <table:table-cell/>
          <table:table-cell table:formula="of:=CONCATENATE([.F3];&quot;-&quot;;[.A$6])" office:value-type="string" office:string-value="1-4">
            <text:p>1-4</text:p>
          </table:table-cell>
          <table:table-cell table:formula="of:=['1'.K6]" office:value-type="float" office:value="0.5625">
            <text:p>0.562500</text:p>
          </table:table-cell>
          <table:covered-table-cell/>
          <table:table-cell table:formula="of:=[.B$6]*[.E6]" office:value-type="float" office:value="0.5625">
            <text:p>0.562500</text:p>
          </table:table-cell>
          <table:covered-table-cell table:number-columns-repeated="3"/>
          <table:table-cell table:formula="of:=[.E6]+(learningrate*[.B$6]*[.J3])" office:value-type="float" office:value="0.6203125">
            <text:p>0.620313</text:p>
          </table:table-cell>
          <table:table-cell/>
          <table:table-cell table:formula="of:=CONCATENATE([.O3];&quot;-&quot;;[.F$51])" office:value-type="string" office:string-value="1-4">
            <text:p>1-4</text:p>
          </table:table-cell>
          <table:table-cell table:formula="of:=['1'.T6]" office:value-type="float" office:value="0.53046875">
            <text:p>0.530469</text:p>
          </table:table-cell>
          <table:covered-table-cell/>
          <table:table-cell table:formula="of:=[.N6]*[.H$51]" office:value-type="float" office:value="0.22379150390625">
            <text:p>0.223792</text:p>
          </table:table-cell>
          <table:covered-table-cell table:number-columns-repeated="3"/>
          <table:table-cell table:formula="of:=[.N6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'1'.B7]" office:value-type="float" office:value="1">
            <text:p>1</text:p>
          </table:table-cell>
          <table:table-cell/>
          <table:table-cell table:formula="of:=CONCATENATE([.F3];&quot;-&quot;;[.A$7])" office:value-type="string" office:string-value="1-5">
            <text:p>1-5</text:p>
          </table:table-cell>
          <table:table-cell table:formula="of:=['1'.K7]" office:value-type="float" office:value="0.5625">
            <text:p>0.562500</text:p>
          </table:table-cell>
          <table:covered-table-cell/>
          <table:table-cell table:formula="of:=[.B$7]*[.E7]" office:value-type="float" office:value="0.5625">
            <text:p>0.562500</text:p>
          </table:table-cell>
          <table:covered-table-cell table:number-columns-repeated="3"/>
          <table:table-cell table:formula="of:=[.E7]+(learningrate*[.B$7]*[.J3])" office:value-type="float" office:value="0.6203125">
            <text:p>0.620313</text:p>
          </table:table-cell>
          <table:table-cell/>
          <table:table-cell table:formula="of:=CONCATENATE([.O3];&quot;-&quot;;[.F$67])" office:value-type="string" office:string-value="1-5">
            <text:p>1-5</text:p>
          </table:table-cell>
          <table:table-cell table:formula="of:=['1'.T7]" office:value-type="float" office:value="0.53046875">
            <text:p>0.530469</text:p>
          </table:table-cell>
          <table:covered-table-cell/>
          <table:table-cell table:formula="of:=[.N7]*[.H$67]" office:value-type="float" office:value="0.22379150390625">
            <text:p>0.223792</text:p>
          </table:table-cell>
          <table:covered-table-cell table:number-columns-repeated="3"/>
          <table:table-cell table:formula="of:=[.N7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'1'.B8]" office:value-type="float" office:value="0">
            <text:p>0</text:p>
          </table:table-cell>
          <table:table-cell/>
          <table:table-cell table:formula="of:=CONCATENATE([.F3];&quot;-&quot;;[.A$8])" office:value-type="string" office:string-value="1-6">
            <text:p>1-6</text:p>
          </table:table-cell>
          <table:table-cell table:formula="of:=['1'.K8]" office:value-type="float" office:value="0.5">
            <text:p>0.500000</text:p>
          </table:table-cell>
          <table:covered-table-cell/>
          <table:table-cell table:formula="of:=[.B$8]*[.E8]" office:value-type="float" office:value="0">
            <text:p>0.000000</text:p>
          </table:table-cell>
          <table:covered-table-cell table:number-columns-repeated="3"/>
          <table:table-cell table:formula="of:=[.E8]+(learningrate*[.B$8]*[.J3])" office:value-type="float" office:value="0.5">
            <text:p>0.500000</text:p>
          </table:table-cell>
          <table:table-cell/>
          <table:table-cell table:formula="of:=CONCATENATE([.O3];&quot;-&quot;;[.F$83])" office:value-type="string" office:string-value="1-6">
            <text:p>1-6</text:p>
          </table:table-cell>
          <table:table-cell table:formula="of:=['1'.T8]" office:value-type="float" office:value="0.53046875">
            <text:p>0.530469</text:p>
          </table:table-cell>
          <table:covered-table-cell/>
          <table:table-cell table:formula="of:=[.N8]*[.H$83]" office:value-type="float" office:value="0.18400634765625">
            <text:p>0.184006</text:p>
          </table:table-cell>
          <table:covered-table-cell table:number-columns-repeated="3"/>
          <table:table-cell table:formula="of:=[.N8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'1'.B9]" office:value-type="float" office:value="0">
            <text:p>0</text:p>
          </table:table-cell>
          <table:table-cell/>
          <table:table-cell table:formula="of:=CONCATENATE([.F3];&quot;-&quot;;[.A$9])" office:value-type="string" office:string-value="1-7">
            <text:p>1-7</text:p>
          </table:table-cell>
          <table:table-cell table:formula="of:=['1'.K9]" office:value-type="float" office:value="0.5">
            <text:p>0.500000</text:p>
          </table:table-cell>
          <table:covered-table-cell/>
          <table:table-cell table:formula="of:=[.B$9]*[.E9]" office:value-type="float" office:value="0">
            <text:p>0.000000</text:p>
          </table:table-cell>
          <table:covered-table-cell table:number-columns-repeated="3"/>
          <table:table-cell table:formula="of:=[.E9]+(learningrate*[.B$9]*[.J3])" office:value-type="float" office:value="0.5">
            <text:p>0.500000</text:p>
          </table:table-cell>
          <table:table-cell/>
          <table:table-cell table:formula="of:=CONCATENATE([.O3];&quot;-&quot;;[.F$99])" office:value-type="string" office:string-value="1-7">
            <text:p>1-7</text:p>
          </table:table-cell>
          <table:table-cell table:formula="of:=['1'.T9]" office:value-type="float" office:value="0.53046875">
            <text:p>0.530469</text:p>
          </table:table-cell>
          <table:covered-table-cell/>
          <table:table-cell table:formula="of:=[.N9]*[.H$99]" office:value-type="float" office:value="0.18400634765625">
            <text:p>0.184006</text:p>
          </table:table-cell>
          <table:covered-table-cell table:number-columns-repeated="3"/>
          <table:table-cell table:formula="of:=[.N9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'1'.B10]" office:value-type="float" office:value="1">
            <text:p>1</text:p>
          </table:table-cell>
          <table:table-cell/>
          <table:table-cell table:formula="of:=CONCATENATE([.F3];&quot;-&quot;;[.A$10])" office:value-type="string" office:string-value="1-8">
            <text:p>1-8</text:p>
          </table:table-cell>
          <table:table-cell table:formula="of:=['1'.K10]" office:value-type="float" office:value="0.5625">
            <text:p>0.562500</text:p>
          </table:table-cell>
          <table:covered-table-cell/>
          <table:table-cell table:formula="of:=[.B$10]*[.E10]" office:value-type="float" office:value="0.5625">
            <text:p>0.562500</text:p>
          </table:table-cell>
          <table:covered-table-cell table:number-columns-repeated="3"/>
          <table:table-cell table:formula="of:=[.E10]+(learningrate*[.B$10]*[.J3])" office:value-type="float" office:value="0.6203125">
            <text:p>0.620313</text:p>
          </table:table-cell>
          <table:table-cell/>
          <table:table-cell table:formula="of:=CONCATENATE([.O3];&quot;-&quot;;[.F$115])" office:value-type="string" office:string-value="1-8">
            <text:p>1-8</text:p>
          </table:table-cell>
          <table:table-cell table:formula="of:=['1'.T10]" office:value-type="float" office:value="0.53046875">
            <text:p>0.530469</text:p>
          </table:table-cell>
          <table:covered-table-cell/>
          <table:table-cell table:formula="of:=[.N10]*[.H$115]" office:value-type="float" office:value="0.22379150390625">
            <text:p>0.223792</text:p>
          </table:table-cell>
          <table:covered-table-cell table:number-columns-repeated="3"/>
          <table:table-cell table:formula="of:=[.N10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'1'.B11]" office:value-type="float" office:value="1">
            <text:p>1</text:p>
          </table:table-cell>
          <table:table-cell/>
          <table:table-cell table:formula="of:=CONCATENATE([.F3];&quot;-&quot;;[.A$11])" office:value-type="string" office:string-value="1-9">
            <text:p>1-9</text:p>
          </table:table-cell>
          <table:table-cell table:formula="of:=['1'.K11]" office:value-type="float" office:value="0.5625">
            <text:p>0.562500</text:p>
          </table:table-cell>
          <table:covered-table-cell/>
          <table:table-cell table:formula="of:=[.B$11]*[.E11]" office:value-type="float" office:value="0.5625">
            <text:p>0.562500</text:p>
          </table:table-cell>
          <table:covered-table-cell table:number-columns-repeated="3"/>
          <table:table-cell table:formula="of:=[.E11]+(learningrate*[.B$11]*[.J3])" office:value-type="float" office:value="0.6203125">
            <text:p>0.620313</text:p>
          </table:table-cell>
          <table:table-cell/>
          <table:table-cell table:formula="of:=CONCATENATE([.O3];&quot;-&quot;;[.F$131])" office:value-type="string" office:string-value="1-9">
            <text:p>1-9</text:p>
          </table:table-cell>
          <table:table-cell table:formula="of:=['1'.T11]" office:value-type="float" office:value="0.53046875">
            <text:p>0.530469</text:p>
          </table:table-cell>
          <table:covered-table-cell/>
          <table:table-cell table:formula="of:=[.N11]*[.H$131]" office:value-type="float" office:value="0.22379150390625">
            <text:p>0.223792</text:p>
          </table:table-cell>
          <table:covered-table-cell table:number-columns-repeated="3"/>
          <table:table-cell table:formula="of:=[.N11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'1'.B12]" office:value-type="float" office:value="0">
            <text:p>0</text:p>
          </table:table-cell>
          <table:table-cell/>
          <table:table-cell table:formula="of:=CONCATENATE([.F3];&quot;-&quot;;[.A$12])" office:value-type="string" office:string-value="1-10">
            <text:p>1-10</text:p>
          </table:table-cell>
          <table:table-cell table:formula="of:=['1'.K12]" office:value-type="float" office:value="0.5">
            <text:p>0.500000</text:p>
          </table:table-cell>
          <table:covered-table-cell/>
          <table:table-cell table:formula="of:=[.B$12]*[.E12]" office:value-type="float" office:value="0">
            <text:p>0.000000</text:p>
          </table:table-cell>
          <table:covered-table-cell table:number-columns-repeated="3"/>
          <table:table-cell table:formula="of:=[.E12]+(learningrate*[.B$12]*[.J3])" office:value-type="float" office:value="0.5">
            <text:p>0.500000</text:p>
          </table:table-cell>
          <table:table-cell/>
          <table:table-cell table:formula="of:=CONCATENATE([.O3];&quot;-&quot;;[.F$147])" office:value-type="string" office:string-value="1-10">
            <text:p>1-10</text:p>
          </table:table-cell>
          <table:table-cell table:formula="of:=['1'.T12]" office:value-type="float" office:value="0.53046875">
            <text:p>0.530469</text:p>
          </table:table-cell>
          <table:covered-table-cell/>
          <table:table-cell table:formula="of:=[.N12]*[.H$147]" office:value-type="float" office:value="0.18400634765625">
            <text:p>0.184006</text:p>
          </table:table-cell>
          <table:covered-table-cell table:number-columns-repeated="3"/>
          <table:table-cell table:formula="of:=[.N12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'1'.B13]" office:value-type="float" office:value="0">
            <text:p>0</text:p>
          </table:table-cell>
          <table:table-cell/>
          <table:table-cell table:formula="of:=CONCATENATE([.F3];&quot;-&quot;;[.A$13])" office:value-type="string" office:string-value="1-11">
            <text:p>1-11</text:p>
          </table:table-cell>
          <table:table-cell table:formula="of:=['1'.K13]" office:value-type="float" office:value="0.5">
            <text:p>0.500000</text:p>
          </table:table-cell>
          <table:covered-table-cell/>
          <table:table-cell table:formula="of:=[.B$13]*[.E13]" office:value-type="float" office:value="0">
            <text:p>0.000000</text:p>
          </table:table-cell>
          <table:covered-table-cell table:number-columns-repeated="3"/>
          <table:table-cell table:formula="of:=[.E13]+(learningrate*[.B$13]*[.J3])" office:value-type="float" office:value="0.5">
            <text:p>0.500000</text:p>
          </table:table-cell>
          <table:table-cell/>
          <table:table-cell table:formula="of:=CONCATENATE([.O3];&quot;-&quot;;[.F$163])" office:value-type="string" office:string-value="1-11">
            <text:p>1-11</text:p>
          </table:table-cell>
          <table:table-cell table:formula="of:=['1'.T13]" office:value-type="float" office:value="0.53046875">
            <text:p>0.530469</text:p>
          </table:table-cell>
          <table:covered-table-cell/>
          <table:table-cell table:formula="of:=[.N13]*[.H$163]" office:value-type="float" office:value="0.18400634765625">
            <text:p>0.184006</text:p>
          </table:table-cell>
          <table:covered-table-cell table:number-columns-repeated="3"/>
          <table:table-cell table:formula="of:=[.N13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'1'.B14]" office:value-type="float" office:value="1">
            <text:p>1</text:p>
          </table:table-cell>
          <table:table-cell/>
          <table:table-cell table:formula="of:=CONCATENATE([.F3];&quot;-&quot;;[.A$14])" office:value-type="string" office:string-value="1-12">
            <text:p>1-12</text:p>
          </table:table-cell>
          <table:table-cell table:formula="of:=['1'.K14]" office:value-type="float" office:value="0.5625">
            <text:p>0.562500</text:p>
          </table:table-cell>
          <table:covered-table-cell/>
          <table:table-cell table:formula="of:=[.B$14]*[.E14]" office:value-type="float" office:value="0.5625">
            <text:p>0.562500</text:p>
          </table:table-cell>
          <table:covered-table-cell table:number-columns-repeated="3"/>
          <table:table-cell table:formula="of:=[.E14]+(learningrate*[.B$14]*[.J3])" office:value-type="float" office:value="0.6203125">
            <text:p>0.620313</text:p>
          </table:table-cell>
          <table:table-cell/>
          <table:table-cell table:formula="of:=CONCATENATE([.O3];&quot;-&quot;;[.F$179])" office:value-type="string" office:string-value="1-12">
            <text:p>1-12</text:p>
          </table:table-cell>
          <table:table-cell table:formula="of:=['1'.T14]" office:value-type="float" office:value="0.53046875">
            <text:p>0.530469</text:p>
          </table:table-cell>
          <table:covered-table-cell/>
          <table:table-cell table:formula="of:=[.N14]*[.H$179]" office:value-type="float" office:value="0.22379150390625">
            <text:p>0.223792</text:p>
          </table:table-cell>
          <table:covered-table-cell table:number-columns-repeated="3"/>
          <table:table-cell table:formula="of:=[.N14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'1'.B15]" office:value-type="float" office:value="1">
            <text:p>1</text:p>
          </table:table-cell>
          <table:table-cell/>
          <table:table-cell table:formula="of:=CONCATENATE([.F3];&quot;-&quot;;[.A$15])" office:value-type="string" office:string-value="1-13">
            <text:p>1-13</text:p>
          </table:table-cell>
          <table:table-cell table:formula="of:=['1'.K15]" office:value-type="float" office:value="0.5625">
            <text:p>0.562500</text:p>
          </table:table-cell>
          <table:covered-table-cell/>
          <table:table-cell table:formula="of:=[.B$15]*[.E15]" office:value-type="float" office:value="0.5625">
            <text:p>0.562500</text:p>
          </table:table-cell>
          <table:covered-table-cell table:number-columns-repeated="3"/>
          <table:table-cell table:formula="of:=[.E15]+(learningrate*[.B$15]*[.J3])" office:value-type="float" office:value="0.6203125">
            <text:p>0.620313</text:p>
          </table:table-cell>
          <table:table-cell/>
          <table:table-cell table:formula="of:=CONCATENATE([.O3];&quot;-&quot;;[.F$195])" office:value-type="string" office:string-value="1-13">
            <text:p>1-13</text:p>
          </table:table-cell>
          <table:table-cell table:formula="of:=['1'.T15]" office:value-type="float" office:value="0.53046875">
            <text:p>0.530469</text:p>
          </table:table-cell>
          <table:covered-table-cell/>
          <table:table-cell table:formula="of:=[.N15]*[.H$195]" office:value-type="float" office:value="0.22379150390625">
            <text:p>0.223792</text:p>
          </table:table-cell>
          <table:covered-table-cell table:number-columns-repeated="3"/>
          <table:table-cell table:formula="of:=[.N15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'1'.B16]" office:value-type="float" office:value="1">
            <text:p>1</text:p>
          </table:table-cell>
          <table:table-cell/>
          <table:table-cell table:formula="of:=CONCATENATE([.F3];&quot;-&quot;;[.A$16])" office:value-type="string" office:string-value="1-14">
            <text:p>1-14</text:p>
          </table:table-cell>
          <table:table-cell table:formula="of:=['1'.K16]" office:value-type="float" office:value="0.5625">
            <text:p>0.562500</text:p>
          </table:table-cell>
          <table:covered-table-cell/>
          <table:table-cell table:formula="of:=[.B$16]*[.E16]" office:value-type="float" office:value="0.5625">
            <text:p>0.562500</text:p>
          </table:table-cell>
          <table:covered-table-cell table:number-columns-repeated="3"/>
          <table:table-cell table:formula="of:=[.E16]+(learningrate*[.B$16]*[.J3])" office:value-type="float" office:value="0.6203125">
            <text:p>0.620313</text:p>
          </table:table-cell>
          <table:table-cell/>
          <table:table-cell table:formula="of:=CONCATENATE([.O3];&quot;-&quot;;[.F$211])" office:value-type="string" office:string-value="1-14">
            <text:p>1-14</text:p>
          </table:table-cell>
          <table:table-cell table:formula="of:=['1'.T16]" office:value-type="float" office:value="0.53046875">
            <text:p>0.530469</text:p>
          </table:table-cell>
          <table:covered-table-cell/>
          <table:table-cell table:formula="of:=[.N16]*[.H$211]" office:value-type="float" office:value="0.22379150390625">
            <text:p>0.223792</text:p>
          </table:table-cell>
          <table:covered-table-cell table:number-columns-repeated="3"/>
          <table:table-cell table:formula="of:=[.N16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'1'.B17]" office:value-type="float" office:value="1">
            <text:p>1</text:p>
          </table:table-cell>
          <table:table-cell/>
          <table:table-cell table:formula="of:=CONCATENATE([.F3];&quot;-&quot;;[.A$17])" office:value-type="string" office:string-value="1-15">
            <text:p>1-15</text:p>
          </table:table-cell>
          <table:table-cell table:formula="of:=['1'.K17]" office:value-type="float" office:value="0.5625">
            <text:p>0.562500</text:p>
          </table:table-cell>
          <table:covered-table-cell/>
          <table:table-cell table:formula="of:=[.B$17]*[.E17]" office:value-type="float" office:value="0.5625">
            <text:p>0.562500</text:p>
          </table:table-cell>
          <table:covered-table-cell table:number-columns-repeated="3"/>
          <table:table-cell table:formula="of:=[.E17]+(learningrate*[.B$17]*[.J3])" office:value-type="float" office:value="0.6203125">
            <text:p>0.620313</text:p>
          </table:table-cell>
          <table:table-cell/>
          <table:table-cell table:formula="of:=CONCATENATE([.O3];&quot;-&quot;;[.F$227])" office:value-type="string" office:string-value="1-15">
            <text:p>1-15</text:p>
          </table:table-cell>
          <table:table-cell table:formula="of:=['1'.T17]" office:value-type="float" office:value="0.53046875">
            <text:p>0.530469</text:p>
          </table:table-cell>
          <table:covered-table-cell/>
          <table:table-cell table:formula="of:=[.N17]*[.H$227]" office:value-type="float" office:value="0.22379150390625">
            <text:p>0.223792</text:p>
          </table:table-cell>
          <table:covered-table-cell table:number-columns-repeated="3"/>
          <table:table-cell table:formula="of:=[.N17]+(learningrate*[.H3]*[.S3])" office:value-type="float" office:value="0.521447154998779">
            <text:p>0.5214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'1'.B18]" office:value-type="float" office:value="1">
            <text:p>1</text:p>
          </table:table-cell>
          <table:table-cell/>
          <table:table-cell table:formula="of:=CONCATENATE([.F3];&quot;-&quot;;[.A$18])" office:value-type="string" office:string-value="1-16">
            <text:p>1-16</text:p>
          </table:table-cell>
          <table:table-cell table:formula="of:=['1'.K18]" office:value-type="float" office:value="0.5625">
            <text:p>0.562500</text:p>
          </table:table-cell>
          <table:covered-table-cell/>
          <table:table-cell table:formula="of:=[.B$18]*[.E18]" office:value-type="float" office:value="0.5625">
            <text:p>0.562500</text:p>
          </table:table-cell>
          <table:covered-table-cell table:number-columns-repeated="3"/>
          <table:table-cell table:formula="of:=[.E18]+(learningrate*[.B$18]*[.J3])" office:value-type="float" office:value="0.6203125">
            <text:p>0.620313</text:p>
          </table:table-cell>
          <table:table-cell/>
          <table:table-cell table:formula="of:=CONCATENATE([.O3];&quot;-&quot;;[.F$243])" office:value-type="string" office:string-value="1-16">
            <text:p>1-16</text:p>
          </table:table-cell>
          <table:table-cell table:formula="of:=['1'.T18]" office:value-type="float" office:value="0.53046875">
            <text:p>0.530469</text:p>
          </table:table-cell>
          <table:covered-table-cell/>
          <table:table-cell table:formula="of:=[.N18]*[.H$243]" office:value-type="float" office:value="0.22379150390625">
            <text:p>0.223792</text:p>
          </table:table-cell>
          <table:covered-table-cell table:number-columns-repeated="3"/>
          <table:table-cell table:formula="of:=[.N18]+(learningrate*[.H3]*[.S3])" office:value-type="float" office:value="0.521447154998779">
            <text:p>0.521447</text:p>
          </table:table-cell>
        </table:table-row>
        <table:table-row table:style-name="ro1">
          <table:table-cell table:number-columns-repeated="3"/>
          <table:table-cell table:formula="of:=CONCATENATE([.F19];&quot;-&quot;;[.A$3])" office:value-type="string" office:string-value="2-1">
            <text:p>2-1</text:p>
          </table:table-cell>
          <table:table-cell table:formula="of:=['1'.K19]" office:value-type="float" office:value="0.5625">
            <text:p>0.562500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B$3]*[.E19]" office:value-type="float" office:value="0.5625">
            <text:p>0.562500</text:p>
          </table:table-cell>
          <table:table-cell table:style-name="ce4" table:formula="of:=SUMPRODUCT([.B$3:.B$18];[.E19:.E34])/16" office:value-type="float" office:value="0.421875" table:number-columns-spanned="1" table:number-rows-spanned="16">
            <text:p>0.421875</text:p>
          </table:table-cell>
          <table:table-cell table:style-name="ce3" table:formula="of:=[.B4]" office:value-type="float" office:value="1" table:number-columns-spanned="1" table:number-rows-spanned="16">
            <text:p>1</text:p>
          </table:table-cell>
          <table:table-cell table:style-name="ce4" table:formula="of:=[.I19]-[.H19]" office:value-type="float" office:value="0.578125" table:number-columns-spanned="1" table:number-rows-spanned="16">
            <text:p>0.578125</text:p>
          </table:table-cell>
          <table:table-cell table:formula="of:=[.E19]+(learningrate*[.B$3]*[.J19])" office:value-type="float" office:value="0.6203125">
            <text:p>0.620313</text:p>
          </table:table-cell>
          <table:table-cell/>
          <table:table-cell table:formula="of:=CONCATENATE([.O19];&quot;-&quot;;[.F$3])" office:value-type="string" office:string-value="2-1">
            <text:p>2-1</text:p>
          </table:table-cell>
          <table:table-cell table:formula="of:=['1'.T19]" office:value-type="float" office:value="0.49296875">
            <text:p>0.492969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N19]*[.H$3]" office:value-type="float" office:value="0.20797119140625">
            <text:p>0.207971</text:p>
          </table:table-cell>
          <table:table-cell table:style-name="ce3" table:formula="of:=SUM([.P19:.P34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9]-[.Q19]" office:value-type="float" office:value="-0.19872802734375" table:number-columns-spanned="1" table:number-rows-spanned="16">
            <text:p>-0.1987280273</text:p>
          </table:table-cell>
          <table:table-cell table:formula="of:=[.N19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4])" office:value-type="string" office:string-value="2-2">
            <text:p>2-2</text:p>
          </table:table-cell>
          <table:table-cell table:formula="of:=['1'.K20]" office:value-type="float" office:value="0.5625">
            <text:p>0.562500</text:p>
          </table:table-cell>
          <table:covered-table-cell/>
          <table:table-cell table:formula="of:=[.B$4]*[.E20]" office:value-type="float" office:value="0.5625">
            <text:p>0.562500</text:p>
          </table:table-cell>
          <table:covered-table-cell table:number-columns-repeated="3"/>
          <table:table-cell table:formula="of:=[.E20]+(learningrate*[.B$4]*[.J19])" office:value-type="float" office:value="0.6203125">
            <text:p>0.620313</text:p>
          </table:table-cell>
          <table:table-cell/>
          <table:table-cell table:formula="of:=CONCATENATE([.O19];&quot;-&quot;;[.F$19])" office:value-type="string" office:string-value="2-2">
            <text:p>2-2</text:p>
          </table:table-cell>
          <table:table-cell table:formula="of:=['1'.T20]" office:value-type="float" office:value="0.49296875">
            <text:p>0.492969</text:p>
          </table:table-cell>
          <table:covered-table-cell/>
          <table:table-cell table:formula="of:=[.N20]*[.H$19]" office:value-type="float" office:value="0.20797119140625">
            <text:p>0.207971</text:p>
          </table:table-cell>
          <table:covered-table-cell table:number-columns-repeated="3"/>
          <table:table-cell table:formula="of:=[.N20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5])" office:value-type="string" office:string-value="2-3">
            <text:p>2-3</text:p>
          </table:table-cell>
          <table:table-cell table:formula="of:=['1'.K21]" office:value-type="float" office:value="0.5625">
            <text:p>0.562500</text:p>
          </table:table-cell>
          <table:covered-table-cell/>
          <table:table-cell table:formula="of:=[.B$5]*[.E21]" office:value-type="float" office:value="0.5625">
            <text:p>0.562500</text:p>
          </table:table-cell>
          <table:covered-table-cell table:number-columns-repeated="3"/>
          <table:table-cell table:formula="of:=[.E21]+(learningrate*[.B$5]*[.J19])" office:value-type="float" office:value="0.6203125">
            <text:p>0.620313</text:p>
          </table:table-cell>
          <table:table-cell/>
          <table:table-cell table:formula="of:=CONCATENATE([.O19];&quot;-&quot;;[.F$35])" office:value-type="string" office:string-value="2-3">
            <text:p>2-3</text:p>
          </table:table-cell>
          <table:table-cell table:formula="of:=['1'.T21]" office:value-type="float" office:value="0.49296875">
            <text:p>0.492969</text:p>
          </table:table-cell>
          <table:covered-table-cell/>
          <table:table-cell table:formula="of:=[.N21]*[.H$35]" office:value-type="float" office:value="0.20797119140625">
            <text:p>0.207971</text:p>
          </table:table-cell>
          <table:covered-table-cell table:number-columns-repeated="3"/>
          <table:table-cell table:formula="of:=[.N21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6])" office:value-type="string" office:string-value="2-4">
            <text:p>2-4</text:p>
          </table:table-cell>
          <table:table-cell table:formula="of:=['1'.K22]" office:value-type="float" office:value="0.5625">
            <text:p>0.562500</text:p>
          </table:table-cell>
          <table:covered-table-cell/>
          <table:table-cell table:formula="of:=[.B$6]*[.E22]" office:value-type="float" office:value="0.5625">
            <text:p>0.562500</text:p>
          </table:table-cell>
          <table:covered-table-cell table:number-columns-repeated="3"/>
          <table:table-cell table:formula="of:=[.E22]+(learningrate*[.B$6]*[.J19])" office:value-type="float" office:value="0.6203125">
            <text:p>0.620313</text:p>
          </table:table-cell>
          <table:table-cell/>
          <table:table-cell table:formula="of:=CONCATENATE([.O19];&quot;-&quot;;[.F$51])" office:value-type="string" office:string-value="2-4">
            <text:p>2-4</text:p>
          </table:table-cell>
          <table:table-cell table:formula="of:=['1'.T22]" office:value-type="float" office:value="0.49296875">
            <text:p>0.492969</text:p>
          </table:table-cell>
          <table:covered-table-cell/>
          <table:table-cell table:formula="of:=[.N22]*[.H$51]" office:value-type="float" office:value="0.20797119140625">
            <text:p>0.207971</text:p>
          </table:table-cell>
          <table:covered-table-cell table:number-columns-repeated="3"/>
          <table:table-cell table:formula="of:=[.N22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7])" office:value-type="string" office:string-value="2-5">
            <text:p>2-5</text:p>
          </table:table-cell>
          <table:table-cell table:formula="of:=['1'.K23]" office:value-type="float" office:value="0.5625">
            <text:p>0.562500</text:p>
          </table:table-cell>
          <table:covered-table-cell/>
          <table:table-cell table:formula="of:=[.B$7]*[.E23]" office:value-type="float" office:value="0.5625">
            <text:p>0.562500</text:p>
          </table:table-cell>
          <table:covered-table-cell table:number-columns-repeated="3"/>
          <table:table-cell table:formula="of:=[.E23]+(learningrate*[.B$7]*[.J19])" office:value-type="float" office:value="0.6203125">
            <text:p>0.620313</text:p>
          </table:table-cell>
          <table:table-cell/>
          <table:table-cell table:formula="of:=CONCATENATE([.O19];&quot;-&quot;;[.F$67])" office:value-type="string" office:string-value="2-5">
            <text:p>2-5</text:p>
          </table:table-cell>
          <table:table-cell table:formula="of:=['1'.T23]" office:value-type="float" office:value="0.49296875">
            <text:p>0.492969</text:p>
          </table:table-cell>
          <table:covered-table-cell/>
          <table:table-cell table:formula="of:=[.N23]*[.H$67]" office:value-type="float" office:value="0.20797119140625">
            <text:p>0.207971</text:p>
          </table:table-cell>
          <table:covered-table-cell table:number-columns-repeated="3"/>
          <table:table-cell table:formula="of:=[.N23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8])" office:value-type="string" office:string-value="2-6">
            <text:p>2-6</text:p>
          </table:table-cell>
          <table:table-cell table:formula="of:=['1'.K24]" office:value-type="float" office:value="0.5">
            <text:p>0.500000</text:p>
          </table:table-cell>
          <table:covered-table-cell/>
          <table:table-cell table:formula="of:=[.B$8]*[.E24]" office:value-type="float" office:value="0">
            <text:p>0.000000</text:p>
          </table:table-cell>
          <table:covered-table-cell table:number-columns-repeated="3"/>
          <table:table-cell table:formula="of:=[.E24]+(learningrate*[.B$8]*[.J19])" office:value-type="float" office:value="0.5">
            <text:p>0.500000</text:p>
          </table:table-cell>
          <table:table-cell/>
          <table:table-cell table:formula="of:=CONCATENATE([.O19];&quot;-&quot;;[.F$83])" office:value-type="string" office:string-value="2-6">
            <text:p>2-6</text:p>
          </table:table-cell>
          <table:table-cell table:formula="of:=['1'.T24]" office:value-type="float" office:value="0.49296875">
            <text:p>0.492969</text:p>
          </table:table-cell>
          <table:covered-table-cell/>
          <table:table-cell table:formula="of:=[.N24]*[.H$83]" office:value-type="float" office:value="0.17099853515625">
            <text:p>0.170999</text:p>
          </table:table-cell>
          <table:covered-table-cell table:number-columns-repeated="3"/>
          <table:table-cell table:formula="of:=[.N24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9])" office:value-type="string" office:string-value="2-7">
            <text:p>2-7</text:p>
          </table:table-cell>
          <table:table-cell table:formula="of:=['1'.K25]" office:value-type="float" office:value="0.5">
            <text:p>0.500000</text:p>
          </table:table-cell>
          <table:covered-table-cell/>
          <table:table-cell table:formula="of:=[.B$9]*[.E25]" office:value-type="float" office:value="0">
            <text:p>0.000000</text:p>
          </table:table-cell>
          <table:covered-table-cell table:number-columns-repeated="3"/>
          <table:table-cell table:formula="of:=[.E25]+(learningrate*[.B$9]*[.J19])" office:value-type="float" office:value="0.5">
            <text:p>0.500000</text:p>
          </table:table-cell>
          <table:table-cell/>
          <table:table-cell table:formula="of:=CONCATENATE([.O19];&quot;-&quot;;[.F$99])" office:value-type="string" office:string-value="2-7">
            <text:p>2-7</text:p>
          </table:table-cell>
          <table:table-cell table:formula="of:=['1'.T25]" office:value-type="float" office:value="0.49296875">
            <text:p>0.492969</text:p>
          </table:table-cell>
          <table:covered-table-cell/>
          <table:table-cell table:formula="of:=[.N25]*[.H$99]" office:value-type="float" office:value="0.17099853515625">
            <text:p>0.170999</text:p>
          </table:table-cell>
          <table:covered-table-cell table:number-columns-repeated="3"/>
          <table:table-cell table:formula="of:=[.N25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0])" office:value-type="string" office:string-value="2-8">
            <text:p>2-8</text:p>
          </table:table-cell>
          <table:table-cell table:formula="of:=['1'.K26]" office:value-type="float" office:value="0.5625">
            <text:p>0.562500</text:p>
          </table:table-cell>
          <table:covered-table-cell/>
          <table:table-cell table:formula="of:=[.B$10]*[.E26]" office:value-type="float" office:value="0.5625">
            <text:p>0.562500</text:p>
          </table:table-cell>
          <table:covered-table-cell table:number-columns-repeated="3"/>
          <table:table-cell table:formula="of:=[.E26]+(learningrate*[.B$10]*[.J19])" office:value-type="float" office:value="0.6203125">
            <text:p>0.620313</text:p>
          </table:table-cell>
          <table:table-cell/>
          <table:table-cell table:formula="of:=CONCATENATE([.O19];&quot;-&quot;;[.F$115])" office:value-type="string" office:string-value="2-8">
            <text:p>2-8</text:p>
          </table:table-cell>
          <table:table-cell table:formula="of:=['1'.T26]" office:value-type="float" office:value="0.49296875">
            <text:p>0.492969</text:p>
          </table:table-cell>
          <table:covered-table-cell/>
          <table:table-cell table:formula="of:=[.N26]*[.H$115]" office:value-type="float" office:value="0.20797119140625">
            <text:p>0.207971</text:p>
          </table:table-cell>
          <table:covered-table-cell table:number-columns-repeated="3"/>
          <table:table-cell table:formula="of:=[.N26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1])" office:value-type="string" office:string-value="2-9">
            <text:p>2-9</text:p>
          </table:table-cell>
          <table:table-cell table:formula="of:=['1'.K27]" office:value-type="float" office:value="0.5625">
            <text:p>0.562500</text:p>
          </table:table-cell>
          <table:covered-table-cell/>
          <table:table-cell table:formula="of:=[.B$11]*[.E27]" office:value-type="float" office:value="0.5625">
            <text:p>0.562500</text:p>
          </table:table-cell>
          <table:covered-table-cell table:number-columns-repeated="3"/>
          <table:table-cell table:formula="of:=[.E27]+(learningrate*[.B$11]*[.J19])" office:value-type="float" office:value="0.6203125">
            <text:p>0.620313</text:p>
          </table:table-cell>
          <table:table-cell/>
          <table:table-cell table:formula="of:=CONCATENATE([.O19];&quot;-&quot;;[.F$131])" office:value-type="string" office:string-value="2-9">
            <text:p>2-9</text:p>
          </table:table-cell>
          <table:table-cell table:formula="of:=['1'.T27]" office:value-type="float" office:value="0.49296875">
            <text:p>0.492969</text:p>
          </table:table-cell>
          <table:covered-table-cell/>
          <table:table-cell table:formula="of:=[.N27]*[.H$131]" office:value-type="float" office:value="0.20797119140625">
            <text:p>0.207971</text:p>
          </table:table-cell>
          <table:covered-table-cell table:number-columns-repeated="3"/>
          <table:table-cell table:formula="of:=[.N27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2])" office:value-type="string" office:string-value="2-10">
            <text:p>2-10</text:p>
          </table:table-cell>
          <table:table-cell table:formula="of:=['1'.K28]" office:value-type="float" office:value="0.5">
            <text:p>0.500000</text:p>
          </table:table-cell>
          <table:covered-table-cell/>
          <table:table-cell table:formula="of:=[.B$12]*[.E28]" office:value-type="float" office:value="0">
            <text:p>0.000000</text:p>
          </table:table-cell>
          <table:covered-table-cell table:number-columns-repeated="3"/>
          <table:table-cell table:formula="of:=[.E28]+(learningrate*[.B$12]*[.J19])" office:value-type="float" office:value="0.5">
            <text:p>0.500000</text:p>
          </table:table-cell>
          <table:table-cell/>
          <table:table-cell table:formula="of:=CONCATENATE([.O19];&quot;-&quot;;[.F$147])" office:value-type="string" office:string-value="2-10">
            <text:p>2-10</text:p>
          </table:table-cell>
          <table:table-cell table:formula="of:=['1'.T28]" office:value-type="float" office:value="0.49296875">
            <text:p>0.492969</text:p>
          </table:table-cell>
          <table:covered-table-cell/>
          <table:table-cell table:formula="of:=[.N28]*[.H$147]" office:value-type="float" office:value="0.17099853515625">
            <text:p>0.170999</text:p>
          </table:table-cell>
          <table:covered-table-cell table:number-columns-repeated="3"/>
          <table:table-cell table:formula="of:=[.N28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3])" office:value-type="string" office:string-value="2-11">
            <text:p>2-11</text:p>
          </table:table-cell>
          <table:table-cell table:formula="of:=['1'.K29]" office:value-type="float" office:value="0.5">
            <text:p>0.500000</text:p>
          </table:table-cell>
          <table:covered-table-cell/>
          <table:table-cell table:formula="of:=[.B$13]*[.E29]" office:value-type="float" office:value="0">
            <text:p>0.000000</text:p>
          </table:table-cell>
          <table:covered-table-cell table:number-columns-repeated="3"/>
          <table:table-cell table:formula="of:=[.E29]+(learningrate*[.B$13]*[.J19])" office:value-type="float" office:value="0.5">
            <text:p>0.500000</text:p>
          </table:table-cell>
          <table:table-cell/>
          <table:table-cell table:formula="of:=CONCATENATE([.O19];&quot;-&quot;;[.F$163])" office:value-type="string" office:string-value="2-11">
            <text:p>2-11</text:p>
          </table:table-cell>
          <table:table-cell table:formula="of:=['1'.T29]" office:value-type="float" office:value="0.49296875">
            <text:p>0.492969</text:p>
          </table:table-cell>
          <table:covered-table-cell/>
          <table:table-cell table:formula="of:=[.N29]*[.H$163]" office:value-type="float" office:value="0.17099853515625">
            <text:p>0.170999</text:p>
          </table:table-cell>
          <table:covered-table-cell table:number-columns-repeated="3"/>
          <table:table-cell table:formula="of:=[.N29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4])" office:value-type="string" office:string-value="2-12">
            <text:p>2-12</text:p>
          </table:table-cell>
          <table:table-cell table:formula="of:=['1'.K30]" office:value-type="float" office:value="0.5625">
            <text:p>0.562500</text:p>
          </table:table-cell>
          <table:covered-table-cell/>
          <table:table-cell table:formula="of:=[.B$14]*[.E30]" office:value-type="float" office:value="0.5625">
            <text:p>0.562500</text:p>
          </table:table-cell>
          <table:covered-table-cell table:number-columns-repeated="3"/>
          <table:table-cell table:formula="of:=[.E30]+(learningrate*[.B$14]*[.J19])" office:value-type="float" office:value="0.6203125">
            <text:p>0.620313</text:p>
          </table:table-cell>
          <table:table-cell/>
          <table:table-cell table:formula="of:=CONCATENATE([.O19];&quot;-&quot;;[.F$179])" office:value-type="string" office:string-value="2-12">
            <text:p>2-12</text:p>
          </table:table-cell>
          <table:table-cell table:formula="of:=['1'.T30]" office:value-type="float" office:value="0.49296875">
            <text:p>0.492969</text:p>
          </table:table-cell>
          <table:covered-table-cell/>
          <table:table-cell table:formula="of:=[.N30]*[.H$179]" office:value-type="float" office:value="0.20797119140625">
            <text:p>0.207971</text:p>
          </table:table-cell>
          <table:covered-table-cell table:number-columns-repeated="3"/>
          <table:table-cell table:formula="of:=[.N30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5])" office:value-type="string" office:string-value="2-13">
            <text:p>2-13</text:p>
          </table:table-cell>
          <table:table-cell table:formula="of:=['1'.K31]" office:value-type="float" office:value="0.5625">
            <text:p>0.562500</text:p>
          </table:table-cell>
          <table:covered-table-cell/>
          <table:table-cell table:formula="of:=[.B$15]*[.E31]" office:value-type="float" office:value="0.5625">
            <text:p>0.562500</text:p>
          </table:table-cell>
          <table:covered-table-cell table:number-columns-repeated="3"/>
          <table:table-cell table:formula="of:=[.E31]+(learningrate*[.B$15]*[.J19])" office:value-type="float" office:value="0.6203125">
            <text:p>0.620313</text:p>
          </table:table-cell>
          <table:table-cell/>
          <table:table-cell table:formula="of:=CONCATENATE([.O19];&quot;-&quot;;[.F$195])" office:value-type="string" office:string-value="2-13">
            <text:p>2-13</text:p>
          </table:table-cell>
          <table:table-cell table:formula="of:=['1'.T31]" office:value-type="float" office:value="0.49296875">
            <text:p>0.492969</text:p>
          </table:table-cell>
          <table:covered-table-cell/>
          <table:table-cell table:formula="of:=[.N31]*[.H$195]" office:value-type="float" office:value="0.20797119140625">
            <text:p>0.207971</text:p>
          </table:table-cell>
          <table:covered-table-cell table:number-columns-repeated="3"/>
          <table:table-cell table:formula="of:=[.N31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6])" office:value-type="string" office:string-value="2-14">
            <text:p>2-14</text:p>
          </table:table-cell>
          <table:table-cell table:formula="of:=['1'.K32]" office:value-type="float" office:value="0.5625">
            <text:p>0.562500</text:p>
          </table:table-cell>
          <table:covered-table-cell/>
          <table:table-cell table:formula="of:=[.B$16]*[.E32]" office:value-type="float" office:value="0.5625">
            <text:p>0.562500</text:p>
          </table:table-cell>
          <table:covered-table-cell table:number-columns-repeated="3"/>
          <table:table-cell table:formula="of:=[.E32]+(learningrate*[.B$16]*[.J19])" office:value-type="float" office:value="0.6203125">
            <text:p>0.620313</text:p>
          </table:table-cell>
          <table:table-cell/>
          <table:table-cell table:formula="of:=CONCATENATE([.O19];&quot;-&quot;;[.F$211])" office:value-type="string" office:string-value="2-14">
            <text:p>2-14</text:p>
          </table:table-cell>
          <table:table-cell table:formula="of:=['1'.T32]" office:value-type="float" office:value="0.49296875">
            <text:p>0.492969</text:p>
          </table:table-cell>
          <table:covered-table-cell/>
          <table:table-cell table:formula="of:=[.N32]*[.H$211]" office:value-type="float" office:value="0.20797119140625">
            <text:p>0.207971</text:p>
          </table:table-cell>
          <table:covered-table-cell table:number-columns-repeated="3"/>
          <table:table-cell table:formula="of:=[.N32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7])" office:value-type="string" office:string-value="2-15">
            <text:p>2-15</text:p>
          </table:table-cell>
          <table:table-cell table:formula="of:=['1'.K33]" office:value-type="float" office:value="0.5625">
            <text:p>0.562500</text:p>
          </table:table-cell>
          <table:covered-table-cell/>
          <table:table-cell table:formula="of:=[.B$17]*[.E33]" office:value-type="float" office:value="0.5625">
            <text:p>0.562500</text:p>
          </table:table-cell>
          <table:covered-table-cell table:number-columns-repeated="3"/>
          <table:table-cell table:formula="of:=[.E33]+(learningrate*[.B$17]*[.J19])" office:value-type="float" office:value="0.6203125">
            <text:p>0.620313</text:p>
          </table:table-cell>
          <table:table-cell/>
          <table:table-cell table:formula="of:=CONCATENATE([.O19];&quot;-&quot;;[.F$227])" office:value-type="string" office:string-value="2-15">
            <text:p>2-15</text:p>
          </table:table-cell>
          <table:table-cell table:formula="of:=['1'.T33]" office:value-type="float" office:value="0.49296875">
            <text:p>0.492969</text:p>
          </table:table-cell>
          <table:covered-table-cell/>
          <table:table-cell table:formula="of:=[.N33]*[.H$227]" office:value-type="float" office:value="0.20797119140625">
            <text:p>0.207971</text:p>
          </table:table-cell>
          <table:covered-table-cell table:number-columns-repeated="3"/>
          <table:table-cell table:formula="of:=[.N33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9];&quot;-&quot;;[.A$18])" office:value-type="string" office:string-value="2-16">
            <text:p>2-16</text:p>
          </table:table-cell>
          <table:table-cell table:formula="of:=['1'.K34]" office:value-type="float" office:value="0.5625">
            <text:p>0.562500</text:p>
          </table:table-cell>
          <table:covered-table-cell/>
          <table:table-cell table:formula="of:=[.B$18]*[.E34]" office:value-type="float" office:value="0.5625">
            <text:p>0.562500</text:p>
          </table:table-cell>
          <table:covered-table-cell table:number-columns-repeated="3"/>
          <table:table-cell table:formula="of:=[.E34]+(learningrate*[.B$18]*[.J19])" office:value-type="float" office:value="0.6203125">
            <text:p>0.620313</text:p>
          </table:table-cell>
          <table:table-cell/>
          <table:table-cell table:formula="of:=CONCATENATE([.O19];&quot;-&quot;;[.F$243])" office:value-type="string" office:string-value="2-16">
            <text:p>2-16</text:p>
          </table:table-cell>
          <table:table-cell table:formula="of:=['1'.T34]" office:value-type="float" office:value="0.49296875">
            <text:p>0.492969</text:p>
          </table:table-cell>
          <table:covered-table-cell/>
          <table:table-cell table:formula="of:=[.N34]*[.H$243]" office:value-type="float" office:value="0.20797119140625">
            <text:p>0.207971</text:p>
          </table:table-cell>
          <table:covered-table-cell table:number-columns-repeated="3"/>
          <table:table-cell table:formula="of:=[.N34]+(learningrate*[.H19]*[.S19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3])" office:value-type="string" office:string-value="3-1">
            <text:p>3-1</text:p>
          </table:table-cell>
          <table:table-cell table:formula="of:=['1'.K35]" office:value-type="float" office:value="0.5625">
            <text:p>0.562500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B$3]*[.E35]" office:value-type="float" office:value="0.5625">
            <text:p>0.562500</text:p>
          </table:table-cell>
          <table:table-cell table:style-name="ce4" table:formula="of:=SUMPRODUCT([.B$3:.B$18];[.E35:.E50])/16" office:value-type="float" office:value="0.421875" table:number-columns-spanned="1" table:number-rows-spanned="16">
            <text:p>0.421875</text:p>
          </table:table-cell>
          <table:table-cell table:style-name="ce3" table:formula="of:=[.B5]" office:value-type="float" office:value="1" table:number-columns-spanned="1" table:number-rows-spanned="16">
            <text:p>1</text:p>
          </table:table-cell>
          <table:table-cell table:style-name="ce4" table:formula="of:=[.I35]-[.H35]" office:value-type="float" office:value="0.578125" table:number-columns-spanned="1" table:number-rows-spanned="16">
            <text:p>0.578125</text:p>
          </table:table-cell>
          <table:table-cell table:formula="of:=[.E35]+(learningrate*[.B$3]*[.J35])" office:value-type="float" office:value="0.6203125">
            <text:p>0.620313</text:p>
          </table:table-cell>
          <table:table-cell/>
          <table:table-cell table:formula="of:=CONCATENATE([.O35];&quot;-&quot;;[.F$3])" office:value-type="string" office:string-value="3-1">
            <text:p>3-1</text:p>
          </table:table-cell>
          <table:table-cell table:formula="of:=['1'.T35]" office:value-type="float" office:value="0.49296875">
            <text:p>0.492969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N35]*[.H$3]" office:value-type="float" office:value="0.20797119140625">
            <text:p>0.207971</text:p>
          </table:table-cell>
          <table:table-cell table:style-name="ce3" table:formula="of:=SUM([.P35:.P50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35]-[.Q35]" office:value-type="float" office:value="-0.19872802734375" table:number-columns-spanned="1" table:number-rows-spanned="16">
            <text:p>-0.1987280273</text:p>
          </table:table-cell>
          <table:table-cell table:formula="of:=[.N35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4])" office:value-type="string" office:string-value="3-2">
            <text:p>3-2</text:p>
          </table:table-cell>
          <table:table-cell table:formula="of:=['1'.K36]" office:value-type="float" office:value="0.5625">
            <text:p>0.562500</text:p>
          </table:table-cell>
          <table:covered-table-cell/>
          <table:table-cell table:formula="of:=[.B$4]*[.E36]" office:value-type="float" office:value="0.5625">
            <text:p>0.562500</text:p>
          </table:table-cell>
          <table:covered-table-cell table:number-columns-repeated="3"/>
          <table:table-cell table:formula="of:=[.E36]+(learningrate*[.B$4]*[.J35])" office:value-type="float" office:value="0.6203125">
            <text:p>0.620313</text:p>
          </table:table-cell>
          <table:table-cell/>
          <table:table-cell table:formula="of:=CONCATENATE([.O35];&quot;-&quot;;[.F$19])" office:value-type="string" office:string-value="3-2">
            <text:p>3-2</text:p>
          </table:table-cell>
          <table:table-cell table:formula="of:=['1'.T36]" office:value-type="float" office:value="0.49296875">
            <text:p>0.492969</text:p>
          </table:table-cell>
          <table:covered-table-cell/>
          <table:table-cell table:formula="of:=[.N36]*[.H$19]" office:value-type="float" office:value="0.20797119140625">
            <text:p>0.207971</text:p>
          </table:table-cell>
          <table:covered-table-cell table:number-columns-repeated="3"/>
          <table:table-cell table:formula="of:=[.N36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5])" office:value-type="string" office:string-value="3-3">
            <text:p>3-3</text:p>
          </table:table-cell>
          <table:table-cell table:formula="of:=['1'.K37]" office:value-type="float" office:value="0.5625">
            <text:p>0.562500</text:p>
          </table:table-cell>
          <table:covered-table-cell/>
          <table:table-cell table:formula="of:=[.B$5]*[.E37]" office:value-type="float" office:value="0.5625">
            <text:p>0.562500</text:p>
          </table:table-cell>
          <table:covered-table-cell table:number-columns-repeated="3"/>
          <table:table-cell table:formula="of:=[.E37]+(learningrate*[.B$5]*[.J35])" office:value-type="float" office:value="0.6203125">
            <text:p>0.620313</text:p>
          </table:table-cell>
          <table:table-cell/>
          <table:table-cell table:formula="of:=CONCATENATE([.O35];&quot;-&quot;;[.F$35])" office:value-type="string" office:string-value="3-3">
            <text:p>3-3</text:p>
          </table:table-cell>
          <table:table-cell table:formula="of:=['1'.T37]" office:value-type="float" office:value="0.49296875">
            <text:p>0.492969</text:p>
          </table:table-cell>
          <table:covered-table-cell/>
          <table:table-cell table:formula="of:=[.N37]*[.H$35]" office:value-type="float" office:value="0.20797119140625">
            <text:p>0.207971</text:p>
          </table:table-cell>
          <table:covered-table-cell table:number-columns-repeated="3"/>
          <table:table-cell table:formula="of:=[.N37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6])" office:value-type="string" office:string-value="3-4">
            <text:p>3-4</text:p>
          </table:table-cell>
          <table:table-cell table:formula="of:=['1'.K38]" office:value-type="float" office:value="0.5625">
            <text:p>0.562500</text:p>
          </table:table-cell>
          <table:covered-table-cell/>
          <table:table-cell table:formula="of:=[.B$6]*[.E38]" office:value-type="float" office:value="0.5625">
            <text:p>0.562500</text:p>
          </table:table-cell>
          <table:covered-table-cell table:number-columns-repeated="3"/>
          <table:table-cell table:formula="of:=[.E38]+(learningrate*[.B$6]*[.J35])" office:value-type="float" office:value="0.6203125">
            <text:p>0.620313</text:p>
          </table:table-cell>
          <table:table-cell/>
          <table:table-cell table:formula="of:=CONCATENATE([.O35];&quot;-&quot;;[.F$51])" office:value-type="string" office:string-value="3-4">
            <text:p>3-4</text:p>
          </table:table-cell>
          <table:table-cell table:formula="of:=['1'.T38]" office:value-type="float" office:value="0.49296875">
            <text:p>0.492969</text:p>
          </table:table-cell>
          <table:covered-table-cell/>
          <table:table-cell table:formula="of:=[.N38]*[.H$51]" office:value-type="float" office:value="0.20797119140625">
            <text:p>0.207971</text:p>
          </table:table-cell>
          <table:covered-table-cell table:number-columns-repeated="3"/>
          <table:table-cell table:formula="of:=[.N38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7])" office:value-type="string" office:string-value="3-5">
            <text:p>3-5</text:p>
          </table:table-cell>
          <table:table-cell table:formula="of:=['1'.K39]" office:value-type="float" office:value="0.5625">
            <text:p>0.562500</text:p>
          </table:table-cell>
          <table:covered-table-cell/>
          <table:table-cell table:formula="of:=[.B$7]*[.E39]" office:value-type="float" office:value="0.5625">
            <text:p>0.562500</text:p>
          </table:table-cell>
          <table:covered-table-cell table:number-columns-repeated="3"/>
          <table:table-cell table:formula="of:=[.E39]+(learningrate*[.B$7]*[.J35])" office:value-type="float" office:value="0.6203125">
            <text:p>0.620313</text:p>
          </table:table-cell>
          <table:table-cell/>
          <table:table-cell table:formula="of:=CONCATENATE([.O35];&quot;-&quot;;[.F$67])" office:value-type="string" office:string-value="3-5">
            <text:p>3-5</text:p>
          </table:table-cell>
          <table:table-cell table:formula="of:=['1'.T39]" office:value-type="float" office:value="0.49296875">
            <text:p>0.492969</text:p>
          </table:table-cell>
          <table:covered-table-cell/>
          <table:table-cell table:formula="of:=[.N39]*[.H$67]" office:value-type="float" office:value="0.20797119140625">
            <text:p>0.207971</text:p>
          </table:table-cell>
          <table:covered-table-cell table:number-columns-repeated="3"/>
          <table:table-cell table:formula="of:=[.N39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8])" office:value-type="string" office:string-value="3-6">
            <text:p>3-6</text:p>
          </table:table-cell>
          <table:table-cell table:formula="of:=['1'.K40]" office:value-type="float" office:value="0.5">
            <text:p>0.500000</text:p>
          </table:table-cell>
          <table:covered-table-cell/>
          <table:table-cell table:formula="of:=[.B$8]*[.E40]" office:value-type="float" office:value="0">
            <text:p>0.000000</text:p>
          </table:table-cell>
          <table:covered-table-cell table:number-columns-repeated="3"/>
          <table:table-cell table:formula="of:=[.E40]+(learningrate*[.B$8]*[.J35])" office:value-type="float" office:value="0.5">
            <text:p>0.500000</text:p>
          </table:table-cell>
          <table:table-cell/>
          <table:table-cell table:formula="of:=CONCATENATE([.O35];&quot;-&quot;;[.F$83])" office:value-type="string" office:string-value="3-6">
            <text:p>3-6</text:p>
          </table:table-cell>
          <table:table-cell table:formula="of:=['1'.T40]" office:value-type="float" office:value="0.49296875">
            <text:p>0.492969</text:p>
          </table:table-cell>
          <table:covered-table-cell/>
          <table:table-cell table:formula="of:=[.N40]*[.H$83]" office:value-type="float" office:value="0.17099853515625">
            <text:p>0.170999</text:p>
          </table:table-cell>
          <table:covered-table-cell table:number-columns-repeated="3"/>
          <table:table-cell table:formula="of:=[.N40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9])" office:value-type="string" office:string-value="3-7">
            <text:p>3-7</text:p>
          </table:table-cell>
          <table:table-cell table:formula="of:=['1'.K41]" office:value-type="float" office:value="0.5">
            <text:p>0.500000</text:p>
          </table:table-cell>
          <table:covered-table-cell/>
          <table:table-cell table:formula="of:=[.B$9]*[.E41]" office:value-type="float" office:value="0">
            <text:p>0.000000</text:p>
          </table:table-cell>
          <table:covered-table-cell table:number-columns-repeated="3"/>
          <table:table-cell table:formula="of:=[.E41]+(learningrate*[.B$9]*[.J35])" office:value-type="float" office:value="0.5">
            <text:p>0.500000</text:p>
          </table:table-cell>
          <table:table-cell/>
          <table:table-cell table:formula="of:=CONCATENATE([.O35];&quot;-&quot;;[.F$99])" office:value-type="string" office:string-value="3-7">
            <text:p>3-7</text:p>
          </table:table-cell>
          <table:table-cell table:formula="of:=['1'.T41]" office:value-type="float" office:value="0.49296875">
            <text:p>0.492969</text:p>
          </table:table-cell>
          <table:covered-table-cell/>
          <table:table-cell table:formula="of:=[.N41]*[.H$99]" office:value-type="float" office:value="0.17099853515625">
            <text:p>0.170999</text:p>
          </table:table-cell>
          <table:covered-table-cell table:number-columns-repeated="3"/>
          <table:table-cell table:formula="of:=[.N41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0])" office:value-type="string" office:string-value="3-8">
            <text:p>3-8</text:p>
          </table:table-cell>
          <table:table-cell table:formula="of:=['1'.K42]" office:value-type="float" office:value="0.5625">
            <text:p>0.562500</text:p>
          </table:table-cell>
          <table:covered-table-cell/>
          <table:table-cell table:formula="of:=[.B$10]*[.E42]" office:value-type="float" office:value="0.5625">
            <text:p>0.562500</text:p>
          </table:table-cell>
          <table:covered-table-cell table:number-columns-repeated="3"/>
          <table:table-cell table:formula="of:=[.E42]+(learningrate*[.B$10]*[.J35])" office:value-type="float" office:value="0.6203125">
            <text:p>0.620313</text:p>
          </table:table-cell>
          <table:table-cell/>
          <table:table-cell table:formula="of:=CONCATENATE([.O35];&quot;-&quot;;[.F$115])" office:value-type="string" office:string-value="3-8">
            <text:p>3-8</text:p>
          </table:table-cell>
          <table:table-cell table:formula="of:=['1'.T42]" office:value-type="float" office:value="0.49296875">
            <text:p>0.492969</text:p>
          </table:table-cell>
          <table:covered-table-cell/>
          <table:table-cell table:formula="of:=[.N42]*[.H$115]" office:value-type="float" office:value="0.20797119140625">
            <text:p>0.207971</text:p>
          </table:table-cell>
          <table:covered-table-cell table:number-columns-repeated="3"/>
          <table:table-cell table:formula="of:=[.N42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1])" office:value-type="string" office:string-value="3-9">
            <text:p>3-9</text:p>
          </table:table-cell>
          <table:table-cell table:formula="of:=['1'.K43]" office:value-type="float" office:value="0.5625">
            <text:p>0.562500</text:p>
          </table:table-cell>
          <table:covered-table-cell/>
          <table:table-cell table:formula="of:=[.B$11]*[.E43]" office:value-type="float" office:value="0.5625">
            <text:p>0.562500</text:p>
          </table:table-cell>
          <table:covered-table-cell table:number-columns-repeated="3"/>
          <table:table-cell table:formula="of:=[.E43]+(learningrate*[.B$11]*[.J35])" office:value-type="float" office:value="0.6203125">
            <text:p>0.620313</text:p>
          </table:table-cell>
          <table:table-cell/>
          <table:table-cell table:formula="of:=CONCATENATE([.O35];&quot;-&quot;;[.F$131])" office:value-type="string" office:string-value="3-9">
            <text:p>3-9</text:p>
          </table:table-cell>
          <table:table-cell table:formula="of:=['1'.T43]" office:value-type="float" office:value="0.49296875">
            <text:p>0.492969</text:p>
          </table:table-cell>
          <table:covered-table-cell/>
          <table:table-cell table:formula="of:=[.N43]*[.H$131]" office:value-type="float" office:value="0.20797119140625">
            <text:p>0.207971</text:p>
          </table:table-cell>
          <table:covered-table-cell table:number-columns-repeated="3"/>
          <table:table-cell table:formula="of:=[.N43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2])" office:value-type="string" office:string-value="3-10">
            <text:p>3-10</text:p>
          </table:table-cell>
          <table:table-cell table:formula="of:=['1'.K44]" office:value-type="float" office:value="0.5">
            <text:p>0.500000</text:p>
          </table:table-cell>
          <table:covered-table-cell/>
          <table:table-cell table:formula="of:=[.B$12]*[.E44]" office:value-type="float" office:value="0">
            <text:p>0.000000</text:p>
          </table:table-cell>
          <table:covered-table-cell table:number-columns-repeated="3"/>
          <table:table-cell table:formula="of:=[.E44]+(learningrate*[.B$12]*[.J35])" office:value-type="float" office:value="0.5">
            <text:p>0.500000</text:p>
          </table:table-cell>
          <table:table-cell/>
          <table:table-cell table:formula="of:=CONCATENATE([.O35];&quot;-&quot;;[.F$147])" office:value-type="string" office:string-value="3-10">
            <text:p>3-10</text:p>
          </table:table-cell>
          <table:table-cell table:formula="of:=['1'.T44]" office:value-type="float" office:value="0.49296875">
            <text:p>0.492969</text:p>
          </table:table-cell>
          <table:covered-table-cell/>
          <table:table-cell table:formula="of:=[.N44]*[.H$147]" office:value-type="float" office:value="0.17099853515625">
            <text:p>0.170999</text:p>
          </table:table-cell>
          <table:covered-table-cell table:number-columns-repeated="3"/>
          <table:table-cell table:formula="of:=[.N44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3])" office:value-type="string" office:string-value="3-11">
            <text:p>3-11</text:p>
          </table:table-cell>
          <table:table-cell table:formula="of:=['1'.K45]" office:value-type="float" office:value="0.5">
            <text:p>0.500000</text:p>
          </table:table-cell>
          <table:covered-table-cell/>
          <table:table-cell table:formula="of:=[.B$13]*[.E45]" office:value-type="float" office:value="0">
            <text:p>0.000000</text:p>
          </table:table-cell>
          <table:covered-table-cell table:number-columns-repeated="3"/>
          <table:table-cell table:formula="of:=[.E45]+(learningrate*[.B$13]*[.J35])" office:value-type="float" office:value="0.5">
            <text:p>0.500000</text:p>
          </table:table-cell>
          <table:table-cell/>
          <table:table-cell table:formula="of:=CONCATENATE([.O35];&quot;-&quot;;[.F$163])" office:value-type="string" office:string-value="3-11">
            <text:p>3-11</text:p>
          </table:table-cell>
          <table:table-cell table:formula="of:=['1'.T45]" office:value-type="float" office:value="0.49296875">
            <text:p>0.492969</text:p>
          </table:table-cell>
          <table:covered-table-cell/>
          <table:table-cell table:formula="of:=[.N45]*[.H$163]" office:value-type="float" office:value="0.17099853515625">
            <text:p>0.170999</text:p>
          </table:table-cell>
          <table:covered-table-cell table:number-columns-repeated="3"/>
          <table:table-cell table:formula="of:=[.N45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4])" office:value-type="string" office:string-value="3-12">
            <text:p>3-12</text:p>
          </table:table-cell>
          <table:table-cell table:formula="of:=['1'.K46]" office:value-type="float" office:value="0.5625">
            <text:p>0.562500</text:p>
          </table:table-cell>
          <table:covered-table-cell/>
          <table:table-cell table:formula="of:=[.B$14]*[.E46]" office:value-type="float" office:value="0.5625">
            <text:p>0.562500</text:p>
          </table:table-cell>
          <table:covered-table-cell table:number-columns-repeated="3"/>
          <table:table-cell table:formula="of:=[.E46]+(learningrate*[.B$14]*[.J35])" office:value-type="float" office:value="0.6203125">
            <text:p>0.620313</text:p>
          </table:table-cell>
          <table:table-cell/>
          <table:table-cell table:formula="of:=CONCATENATE([.O35];&quot;-&quot;;[.F$179])" office:value-type="string" office:string-value="3-12">
            <text:p>3-12</text:p>
          </table:table-cell>
          <table:table-cell table:formula="of:=['1'.T46]" office:value-type="float" office:value="0.49296875">
            <text:p>0.492969</text:p>
          </table:table-cell>
          <table:covered-table-cell/>
          <table:table-cell table:formula="of:=[.N46]*[.H$179]" office:value-type="float" office:value="0.20797119140625">
            <text:p>0.207971</text:p>
          </table:table-cell>
          <table:covered-table-cell table:number-columns-repeated="3"/>
          <table:table-cell table:formula="of:=[.N46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5])" office:value-type="string" office:string-value="3-13">
            <text:p>3-13</text:p>
          </table:table-cell>
          <table:table-cell table:formula="of:=['1'.K47]" office:value-type="float" office:value="0.5625">
            <text:p>0.562500</text:p>
          </table:table-cell>
          <table:covered-table-cell/>
          <table:table-cell table:formula="of:=[.B$15]*[.E47]" office:value-type="float" office:value="0.5625">
            <text:p>0.562500</text:p>
          </table:table-cell>
          <table:covered-table-cell table:number-columns-repeated="3"/>
          <table:table-cell table:formula="of:=[.E47]+(learningrate*[.B$15]*[.J35])" office:value-type="float" office:value="0.6203125">
            <text:p>0.620313</text:p>
          </table:table-cell>
          <table:table-cell/>
          <table:table-cell table:formula="of:=CONCATENATE([.O35];&quot;-&quot;;[.F$195])" office:value-type="string" office:string-value="3-13">
            <text:p>3-13</text:p>
          </table:table-cell>
          <table:table-cell table:formula="of:=['1'.T47]" office:value-type="float" office:value="0.49296875">
            <text:p>0.492969</text:p>
          </table:table-cell>
          <table:covered-table-cell/>
          <table:table-cell table:formula="of:=[.N47]*[.H$195]" office:value-type="float" office:value="0.20797119140625">
            <text:p>0.207971</text:p>
          </table:table-cell>
          <table:covered-table-cell table:number-columns-repeated="3"/>
          <table:table-cell table:formula="of:=[.N47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6])" office:value-type="string" office:string-value="3-14">
            <text:p>3-14</text:p>
          </table:table-cell>
          <table:table-cell table:formula="of:=['1'.K48]" office:value-type="float" office:value="0.5625">
            <text:p>0.562500</text:p>
          </table:table-cell>
          <table:covered-table-cell/>
          <table:table-cell table:formula="of:=[.B$16]*[.E48]" office:value-type="float" office:value="0.5625">
            <text:p>0.562500</text:p>
          </table:table-cell>
          <table:covered-table-cell table:number-columns-repeated="3"/>
          <table:table-cell table:formula="of:=[.E48]+(learningrate*[.B$16]*[.J35])" office:value-type="float" office:value="0.6203125">
            <text:p>0.620313</text:p>
          </table:table-cell>
          <table:table-cell/>
          <table:table-cell table:formula="of:=CONCATENATE([.O35];&quot;-&quot;;[.F$211])" office:value-type="string" office:string-value="3-14">
            <text:p>3-14</text:p>
          </table:table-cell>
          <table:table-cell table:formula="of:=['1'.T48]" office:value-type="float" office:value="0.49296875">
            <text:p>0.492969</text:p>
          </table:table-cell>
          <table:covered-table-cell/>
          <table:table-cell table:formula="of:=[.N48]*[.H$211]" office:value-type="float" office:value="0.20797119140625">
            <text:p>0.207971</text:p>
          </table:table-cell>
          <table:covered-table-cell table:number-columns-repeated="3"/>
          <table:table-cell table:formula="of:=[.N48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7])" office:value-type="string" office:string-value="3-15">
            <text:p>3-15</text:p>
          </table:table-cell>
          <table:table-cell table:formula="of:=['1'.K49]" office:value-type="float" office:value="0.5625">
            <text:p>0.562500</text:p>
          </table:table-cell>
          <table:covered-table-cell/>
          <table:table-cell table:formula="of:=[.B$17]*[.E49]" office:value-type="float" office:value="0.5625">
            <text:p>0.562500</text:p>
          </table:table-cell>
          <table:covered-table-cell table:number-columns-repeated="3"/>
          <table:table-cell table:formula="of:=[.E49]+(learningrate*[.B$17]*[.J35])" office:value-type="float" office:value="0.6203125">
            <text:p>0.620313</text:p>
          </table:table-cell>
          <table:table-cell/>
          <table:table-cell table:formula="of:=CONCATENATE([.O35];&quot;-&quot;;[.F$227])" office:value-type="string" office:string-value="3-15">
            <text:p>3-15</text:p>
          </table:table-cell>
          <table:table-cell table:formula="of:=['1'.T49]" office:value-type="float" office:value="0.49296875">
            <text:p>0.492969</text:p>
          </table:table-cell>
          <table:covered-table-cell/>
          <table:table-cell table:formula="of:=[.N49]*[.H$227]" office:value-type="float" office:value="0.20797119140625">
            <text:p>0.207971</text:p>
          </table:table-cell>
          <table:covered-table-cell table:number-columns-repeated="3"/>
          <table:table-cell table:formula="of:=[.N49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35];&quot;-&quot;;[.A$18])" office:value-type="string" office:string-value="3-16">
            <text:p>3-16</text:p>
          </table:table-cell>
          <table:table-cell table:formula="of:=['1'.K50]" office:value-type="float" office:value="0.5625">
            <text:p>0.562500</text:p>
          </table:table-cell>
          <table:covered-table-cell/>
          <table:table-cell table:formula="of:=[.B$18]*[.E50]" office:value-type="float" office:value="0.5625">
            <text:p>0.562500</text:p>
          </table:table-cell>
          <table:covered-table-cell table:number-columns-repeated="3"/>
          <table:table-cell table:formula="of:=[.E50]+(learningrate*[.B$18]*[.J35])" office:value-type="float" office:value="0.6203125">
            <text:p>0.620313</text:p>
          </table:table-cell>
          <table:table-cell/>
          <table:table-cell table:formula="of:=CONCATENATE([.O35];&quot;-&quot;;[.F$243])" office:value-type="string" office:string-value="3-16">
            <text:p>3-16</text:p>
          </table:table-cell>
          <table:table-cell table:formula="of:=['1'.T50]" office:value-type="float" office:value="0.49296875">
            <text:p>0.492969</text:p>
          </table:table-cell>
          <table:covered-table-cell/>
          <table:table-cell table:formula="of:=[.N50]*[.H$243]" office:value-type="float" office:value="0.20797119140625">
            <text:p>0.207971</text:p>
          </table:table-cell>
          <table:covered-table-cell table:number-columns-repeated="3"/>
          <table:table-cell table:formula="of:=[.N50]+(learningrate*[.H35]*[.S3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3])" office:value-type="string" office:string-value="4-1">
            <text:p>4-1</text:p>
          </table:table-cell>
          <table:table-cell table:formula="of:=['1'.K51]" office:value-type="float" office:value="0.5625">
            <text:p>0.562500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B$3]*[.E51]" office:value-type="float" office:value="0.5625">
            <text:p>0.562500</text:p>
          </table:table-cell>
          <table:table-cell table:style-name="ce4" table:formula="of:=SUMPRODUCT([.B$3:.B$18];[.E51:.E66])/16" office:value-type="float" office:value="0.421875" table:number-columns-spanned="1" table:number-rows-spanned="16">
            <text:p>0.421875</text:p>
          </table:table-cell>
          <table:table-cell table:style-name="ce3" table:formula="of:=[.B6]" office:value-type="float" office:value="1" table:number-columns-spanned="1" table:number-rows-spanned="16">
            <text:p>1</text:p>
          </table:table-cell>
          <table:table-cell table:style-name="ce4" table:formula="of:=[.I51]-[.H51]" office:value-type="float" office:value="0.578125" table:number-columns-spanned="1" table:number-rows-spanned="16">
            <text:p>0.578125</text:p>
          </table:table-cell>
          <table:table-cell table:formula="of:=[.E51]+(learningrate*[.B$3]*[.J51])" office:value-type="float" office:value="0.6203125">
            <text:p>0.620313</text:p>
          </table:table-cell>
          <table:table-cell/>
          <table:table-cell table:formula="of:=CONCATENATE([.O51];&quot;-&quot;;[.F$3])" office:value-type="string" office:string-value="4-1">
            <text:p>4-1</text:p>
          </table:table-cell>
          <table:table-cell table:formula="of:=['1'.T51]" office:value-type="float" office:value="0.49296875">
            <text:p>0.492969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N51]*[.H$3]" office:value-type="float" office:value="0.20797119140625">
            <text:p>0.207971</text:p>
          </table:table-cell>
          <table:table-cell table:style-name="ce3" table:formula="of:=SUM([.P51:.P66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51]-[.Q51]" office:value-type="float" office:value="-0.19872802734375" table:number-columns-spanned="1" table:number-rows-spanned="16">
            <text:p>-0.1987280273</text:p>
          </table:table-cell>
          <table:table-cell table:formula="of:=[.N51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4])" office:value-type="string" office:string-value="4-2">
            <text:p>4-2</text:p>
          </table:table-cell>
          <table:table-cell table:formula="of:=['1'.K52]" office:value-type="float" office:value="0.5625">
            <text:p>0.562500</text:p>
          </table:table-cell>
          <table:covered-table-cell/>
          <table:table-cell table:formula="of:=[.B$4]*[.E52]" office:value-type="float" office:value="0.5625">
            <text:p>0.562500</text:p>
          </table:table-cell>
          <table:covered-table-cell table:number-columns-repeated="3"/>
          <table:table-cell table:formula="of:=[.E52]+(learningrate*[.B$4]*[.J51])" office:value-type="float" office:value="0.6203125">
            <text:p>0.620313</text:p>
          </table:table-cell>
          <table:table-cell/>
          <table:table-cell table:formula="of:=CONCATENATE([.O51];&quot;-&quot;;[.F$19])" office:value-type="string" office:string-value="4-2">
            <text:p>4-2</text:p>
          </table:table-cell>
          <table:table-cell table:formula="of:=['1'.T52]" office:value-type="float" office:value="0.49296875">
            <text:p>0.492969</text:p>
          </table:table-cell>
          <table:covered-table-cell/>
          <table:table-cell table:formula="of:=[.N52]*[.H$19]" office:value-type="float" office:value="0.20797119140625">
            <text:p>0.207971</text:p>
          </table:table-cell>
          <table:covered-table-cell table:number-columns-repeated="3"/>
          <table:table-cell table:formula="of:=[.N52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5])" office:value-type="string" office:string-value="4-3">
            <text:p>4-3</text:p>
          </table:table-cell>
          <table:table-cell table:formula="of:=['1'.K53]" office:value-type="float" office:value="0.5625">
            <text:p>0.562500</text:p>
          </table:table-cell>
          <table:covered-table-cell/>
          <table:table-cell table:formula="of:=[.B$5]*[.E53]" office:value-type="float" office:value="0.5625">
            <text:p>0.562500</text:p>
          </table:table-cell>
          <table:covered-table-cell table:number-columns-repeated="3"/>
          <table:table-cell table:formula="of:=[.E53]+(learningrate*[.B$5]*[.J51])" office:value-type="float" office:value="0.6203125">
            <text:p>0.620313</text:p>
          </table:table-cell>
          <table:table-cell/>
          <table:table-cell table:formula="of:=CONCATENATE([.O51];&quot;-&quot;;[.F$35])" office:value-type="string" office:string-value="4-3">
            <text:p>4-3</text:p>
          </table:table-cell>
          <table:table-cell table:formula="of:=['1'.T53]" office:value-type="float" office:value="0.49296875">
            <text:p>0.492969</text:p>
          </table:table-cell>
          <table:covered-table-cell/>
          <table:table-cell table:formula="of:=[.N53]*[.H$35]" office:value-type="float" office:value="0.20797119140625">
            <text:p>0.207971</text:p>
          </table:table-cell>
          <table:covered-table-cell table:number-columns-repeated="3"/>
          <table:table-cell table:formula="of:=[.N53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6])" office:value-type="string" office:string-value="4-4">
            <text:p>4-4</text:p>
          </table:table-cell>
          <table:table-cell table:formula="of:=['1'.K54]" office:value-type="float" office:value="0.5625">
            <text:p>0.562500</text:p>
          </table:table-cell>
          <table:covered-table-cell/>
          <table:table-cell table:formula="of:=[.B$6]*[.E54]" office:value-type="float" office:value="0.5625">
            <text:p>0.562500</text:p>
          </table:table-cell>
          <table:covered-table-cell table:number-columns-repeated="3"/>
          <table:table-cell table:formula="of:=[.E54]+(learningrate*[.B$6]*[.J51])" office:value-type="float" office:value="0.6203125">
            <text:p>0.620313</text:p>
          </table:table-cell>
          <table:table-cell/>
          <table:table-cell table:formula="of:=CONCATENATE([.O51];&quot;-&quot;;[.F$51])" office:value-type="string" office:string-value="4-4">
            <text:p>4-4</text:p>
          </table:table-cell>
          <table:table-cell table:formula="of:=['1'.T54]" office:value-type="float" office:value="0.49296875">
            <text:p>0.492969</text:p>
          </table:table-cell>
          <table:covered-table-cell/>
          <table:table-cell table:formula="of:=[.N54]*[.H$51]" office:value-type="float" office:value="0.20797119140625">
            <text:p>0.207971</text:p>
          </table:table-cell>
          <table:covered-table-cell table:number-columns-repeated="3"/>
          <table:table-cell table:formula="of:=[.N54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7])" office:value-type="string" office:string-value="4-5">
            <text:p>4-5</text:p>
          </table:table-cell>
          <table:table-cell table:formula="of:=['1'.K55]" office:value-type="float" office:value="0.5625">
            <text:p>0.562500</text:p>
          </table:table-cell>
          <table:covered-table-cell/>
          <table:table-cell table:formula="of:=[.B$7]*[.E55]" office:value-type="float" office:value="0.5625">
            <text:p>0.562500</text:p>
          </table:table-cell>
          <table:covered-table-cell table:number-columns-repeated="3"/>
          <table:table-cell table:formula="of:=[.E55]+(learningrate*[.B$7]*[.J51])" office:value-type="float" office:value="0.6203125">
            <text:p>0.620313</text:p>
          </table:table-cell>
          <table:table-cell/>
          <table:table-cell table:formula="of:=CONCATENATE([.O51];&quot;-&quot;;[.F$67])" office:value-type="string" office:string-value="4-5">
            <text:p>4-5</text:p>
          </table:table-cell>
          <table:table-cell table:formula="of:=['1'.T55]" office:value-type="float" office:value="0.49296875">
            <text:p>0.492969</text:p>
          </table:table-cell>
          <table:covered-table-cell/>
          <table:table-cell table:formula="of:=[.N55]*[.H$67]" office:value-type="float" office:value="0.20797119140625">
            <text:p>0.207971</text:p>
          </table:table-cell>
          <table:covered-table-cell table:number-columns-repeated="3"/>
          <table:table-cell table:formula="of:=[.N55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8])" office:value-type="string" office:string-value="4-6">
            <text:p>4-6</text:p>
          </table:table-cell>
          <table:table-cell table:formula="of:=['1'.K56]" office:value-type="float" office:value="0.5">
            <text:p>0.500000</text:p>
          </table:table-cell>
          <table:covered-table-cell/>
          <table:table-cell table:formula="of:=[.B$8]*[.E56]" office:value-type="float" office:value="0">
            <text:p>0.000000</text:p>
          </table:table-cell>
          <table:covered-table-cell table:number-columns-repeated="3"/>
          <table:table-cell table:formula="of:=[.E56]+(learningrate*[.B$8]*[.J51])" office:value-type="float" office:value="0.5">
            <text:p>0.500000</text:p>
          </table:table-cell>
          <table:table-cell/>
          <table:table-cell table:formula="of:=CONCATENATE([.O51];&quot;-&quot;;[.F$83])" office:value-type="string" office:string-value="4-6">
            <text:p>4-6</text:p>
          </table:table-cell>
          <table:table-cell table:formula="of:=['1'.T56]" office:value-type="float" office:value="0.49296875">
            <text:p>0.492969</text:p>
          </table:table-cell>
          <table:covered-table-cell/>
          <table:table-cell table:formula="of:=[.N56]*[.H$83]" office:value-type="float" office:value="0.17099853515625">
            <text:p>0.170999</text:p>
          </table:table-cell>
          <table:covered-table-cell table:number-columns-repeated="3"/>
          <table:table-cell table:formula="of:=[.N56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9])" office:value-type="string" office:string-value="4-7">
            <text:p>4-7</text:p>
          </table:table-cell>
          <table:table-cell table:formula="of:=['1'.K57]" office:value-type="float" office:value="0.5">
            <text:p>0.500000</text:p>
          </table:table-cell>
          <table:covered-table-cell/>
          <table:table-cell table:formula="of:=[.B$9]*[.E57]" office:value-type="float" office:value="0">
            <text:p>0.000000</text:p>
          </table:table-cell>
          <table:covered-table-cell table:number-columns-repeated="3"/>
          <table:table-cell table:formula="of:=[.E57]+(learningrate*[.B$9]*[.J51])" office:value-type="float" office:value="0.5">
            <text:p>0.500000</text:p>
          </table:table-cell>
          <table:table-cell/>
          <table:table-cell table:formula="of:=CONCATENATE([.O51];&quot;-&quot;;[.F$99])" office:value-type="string" office:string-value="4-7">
            <text:p>4-7</text:p>
          </table:table-cell>
          <table:table-cell table:formula="of:=['1'.T57]" office:value-type="float" office:value="0.49296875">
            <text:p>0.492969</text:p>
          </table:table-cell>
          <table:covered-table-cell/>
          <table:table-cell table:formula="of:=[.N57]*[.H$99]" office:value-type="float" office:value="0.17099853515625">
            <text:p>0.170999</text:p>
          </table:table-cell>
          <table:covered-table-cell table:number-columns-repeated="3"/>
          <table:table-cell table:formula="of:=[.N57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0])" office:value-type="string" office:string-value="4-8">
            <text:p>4-8</text:p>
          </table:table-cell>
          <table:table-cell table:formula="of:=['1'.K58]" office:value-type="float" office:value="0.5625">
            <text:p>0.562500</text:p>
          </table:table-cell>
          <table:covered-table-cell/>
          <table:table-cell table:formula="of:=[.B$10]*[.E58]" office:value-type="float" office:value="0.5625">
            <text:p>0.562500</text:p>
          </table:table-cell>
          <table:covered-table-cell table:number-columns-repeated="3"/>
          <table:table-cell table:formula="of:=[.E58]+(learningrate*[.B$10]*[.J51])" office:value-type="float" office:value="0.6203125">
            <text:p>0.620313</text:p>
          </table:table-cell>
          <table:table-cell/>
          <table:table-cell table:formula="of:=CONCATENATE([.O51];&quot;-&quot;;[.F$115])" office:value-type="string" office:string-value="4-8">
            <text:p>4-8</text:p>
          </table:table-cell>
          <table:table-cell table:formula="of:=['1'.T58]" office:value-type="float" office:value="0.49296875">
            <text:p>0.492969</text:p>
          </table:table-cell>
          <table:covered-table-cell/>
          <table:table-cell table:formula="of:=[.N58]*[.H$115]" office:value-type="float" office:value="0.20797119140625">
            <text:p>0.207971</text:p>
          </table:table-cell>
          <table:covered-table-cell table:number-columns-repeated="3"/>
          <table:table-cell table:formula="of:=[.N58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1])" office:value-type="string" office:string-value="4-9">
            <text:p>4-9</text:p>
          </table:table-cell>
          <table:table-cell table:formula="of:=['1'.K59]" office:value-type="float" office:value="0.5625">
            <text:p>0.562500</text:p>
          </table:table-cell>
          <table:covered-table-cell/>
          <table:table-cell table:formula="of:=[.B$11]*[.E59]" office:value-type="float" office:value="0.5625">
            <text:p>0.562500</text:p>
          </table:table-cell>
          <table:covered-table-cell table:number-columns-repeated="3"/>
          <table:table-cell table:formula="of:=[.E59]+(learningrate*[.B$11]*[.J51])" office:value-type="float" office:value="0.6203125">
            <text:p>0.620313</text:p>
          </table:table-cell>
          <table:table-cell/>
          <table:table-cell table:formula="of:=CONCATENATE([.O51];&quot;-&quot;;[.F$131])" office:value-type="string" office:string-value="4-9">
            <text:p>4-9</text:p>
          </table:table-cell>
          <table:table-cell table:formula="of:=['1'.T59]" office:value-type="float" office:value="0.49296875">
            <text:p>0.492969</text:p>
          </table:table-cell>
          <table:covered-table-cell/>
          <table:table-cell table:formula="of:=[.N59]*[.H$131]" office:value-type="float" office:value="0.20797119140625">
            <text:p>0.207971</text:p>
          </table:table-cell>
          <table:covered-table-cell table:number-columns-repeated="3"/>
          <table:table-cell table:formula="of:=[.N59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2])" office:value-type="string" office:string-value="4-10">
            <text:p>4-10</text:p>
          </table:table-cell>
          <table:table-cell table:formula="of:=['1'.K60]" office:value-type="float" office:value="0.5">
            <text:p>0.500000</text:p>
          </table:table-cell>
          <table:covered-table-cell/>
          <table:table-cell table:formula="of:=[.B$12]*[.E60]" office:value-type="float" office:value="0">
            <text:p>0.000000</text:p>
          </table:table-cell>
          <table:covered-table-cell table:number-columns-repeated="3"/>
          <table:table-cell table:formula="of:=[.E60]+(learningrate*[.B$12]*[.J51])" office:value-type="float" office:value="0.5">
            <text:p>0.500000</text:p>
          </table:table-cell>
          <table:table-cell/>
          <table:table-cell table:formula="of:=CONCATENATE([.O51];&quot;-&quot;;[.F$147])" office:value-type="string" office:string-value="4-10">
            <text:p>4-10</text:p>
          </table:table-cell>
          <table:table-cell table:formula="of:=['1'.T60]" office:value-type="float" office:value="0.49296875">
            <text:p>0.492969</text:p>
          </table:table-cell>
          <table:covered-table-cell/>
          <table:table-cell table:formula="of:=[.N60]*[.H$147]" office:value-type="float" office:value="0.17099853515625">
            <text:p>0.170999</text:p>
          </table:table-cell>
          <table:covered-table-cell table:number-columns-repeated="3"/>
          <table:table-cell table:formula="of:=[.N60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3])" office:value-type="string" office:string-value="4-11">
            <text:p>4-11</text:p>
          </table:table-cell>
          <table:table-cell table:formula="of:=['1'.K61]" office:value-type="float" office:value="0.5">
            <text:p>0.500000</text:p>
          </table:table-cell>
          <table:covered-table-cell/>
          <table:table-cell table:formula="of:=[.B$13]*[.E61]" office:value-type="float" office:value="0">
            <text:p>0.000000</text:p>
          </table:table-cell>
          <table:covered-table-cell table:number-columns-repeated="3"/>
          <table:table-cell table:formula="of:=[.E61]+(learningrate*[.B$13]*[.J51])" office:value-type="float" office:value="0.5">
            <text:p>0.500000</text:p>
          </table:table-cell>
          <table:table-cell/>
          <table:table-cell table:formula="of:=CONCATENATE([.O51];&quot;-&quot;;[.F$163])" office:value-type="string" office:string-value="4-11">
            <text:p>4-11</text:p>
          </table:table-cell>
          <table:table-cell table:formula="of:=['1'.T61]" office:value-type="float" office:value="0.49296875">
            <text:p>0.492969</text:p>
          </table:table-cell>
          <table:covered-table-cell/>
          <table:table-cell table:formula="of:=[.N61]*[.H$163]" office:value-type="float" office:value="0.17099853515625">
            <text:p>0.170999</text:p>
          </table:table-cell>
          <table:covered-table-cell table:number-columns-repeated="3"/>
          <table:table-cell table:formula="of:=[.N61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4])" office:value-type="string" office:string-value="4-12">
            <text:p>4-12</text:p>
          </table:table-cell>
          <table:table-cell table:formula="of:=['1'.K62]" office:value-type="float" office:value="0.5625">
            <text:p>0.562500</text:p>
          </table:table-cell>
          <table:covered-table-cell/>
          <table:table-cell table:formula="of:=[.B$14]*[.E62]" office:value-type="float" office:value="0.5625">
            <text:p>0.562500</text:p>
          </table:table-cell>
          <table:covered-table-cell table:number-columns-repeated="3"/>
          <table:table-cell table:formula="of:=[.E62]+(learningrate*[.B$14]*[.J51])" office:value-type="float" office:value="0.6203125">
            <text:p>0.620313</text:p>
          </table:table-cell>
          <table:table-cell/>
          <table:table-cell table:formula="of:=CONCATENATE([.O51];&quot;-&quot;;[.F$179])" office:value-type="string" office:string-value="4-12">
            <text:p>4-12</text:p>
          </table:table-cell>
          <table:table-cell table:formula="of:=['1'.T62]" office:value-type="float" office:value="0.49296875">
            <text:p>0.492969</text:p>
          </table:table-cell>
          <table:covered-table-cell/>
          <table:table-cell table:formula="of:=[.N62]*[.H$179]" office:value-type="float" office:value="0.20797119140625">
            <text:p>0.207971</text:p>
          </table:table-cell>
          <table:covered-table-cell table:number-columns-repeated="3"/>
          <table:table-cell table:formula="of:=[.N62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5])" office:value-type="string" office:string-value="4-13">
            <text:p>4-13</text:p>
          </table:table-cell>
          <table:table-cell table:formula="of:=['1'.K63]" office:value-type="float" office:value="0.5625">
            <text:p>0.562500</text:p>
          </table:table-cell>
          <table:covered-table-cell/>
          <table:table-cell table:formula="of:=[.B$15]*[.E63]" office:value-type="float" office:value="0.5625">
            <text:p>0.562500</text:p>
          </table:table-cell>
          <table:covered-table-cell table:number-columns-repeated="3"/>
          <table:table-cell table:formula="of:=[.E63]+(learningrate*[.B$15]*[.J51])" office:value-type="float" office:value="0.6203125">
            <text:p>0.620313</text:p>
          </table:table-cell>
          <table:table-cell/>
          <table:table-cell table:formula="of:=CONCATENATE([.O51];&quot;-&quot;;[.F$195])" office:value-type="string" office:string-value="4-13">
            <text:p>4-13</text:p>
          </table:table-cell>
          <table:table-cell table:formula="of:=['1'.T63]" office:value-type="float" office:value="0.49296875">
            <text:p>0.492969</text:p>
          </table:table-cell>
          <table:covered-table-cell/>
          <table:table-cell table:formula="of:=[.N63]*[.H$195]" office:value-type="float" office:value="0.20797119140625">
            <text:p>0.207971</text:p>
          </table:table-cell>
          <table:covered-table-cell table:number-columns-repeated="3"/>
          <table:table-cell table:formula="of:=[.N63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6])" office:value-type="string" office:string-value="4-14">
            <text:p>4-14</text:p>
          </table:table-cell>
          <table:table-cell table:formula="of:=['1'.K64]" office:value-type="float" office:value="0.5625">
            <text:p>0.562500</text:p>
          </table:table-cell>
          <table:covered-table-cell/>
          <table:table-cell table:formula="of:=[.B$16]*[.E64]" office:value-type="float" office:value="0.5625">
            <text:p>0.562500</text:p>
          </table:table-cell>
          <table:covered-table-cell table:number-columns-repeated="3"/>
          <table:table-cell table:formula="of:=[.E64]+(learningrate*[.B$16]*[.J51])" office:value-type="float" office:value="0.6203125">
            <text:p>0.620313</text:p>
          </table:table-cell>
          <table:table-cell/>
          <table:table-cell table:formula="of:=CONCATENATE([.O51];&quot;-&quot;;[.F$211])" office:value-type="string" office:string-value="4-14">
            <text:p>4-14</text:p>
          </table:table-cell>
          <table:table-cell table:formula="of:=['1'.T64]" office:value-type="float" office:value="0.49296875">
            <text:p>0.492969</text:p>
          </table:table-cell>
          <table:covered-table-cell/>
          <table:table-cell table:formula="of:=[.N64]*[.H$211]" office:value-type="float" office:value="0.20797119140625">
            <text:p>0.207971</text:p>
          </table:table-cell>
          <table:covered-table-cell table:number-columns-repeated="3"/>
          <table:table-cell table:formula="of:=[.N64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7])" office:value-type="string" office:string-value="4-15">
            <text:p>4-15</text:p>
          </table:table-cell>
          <table:table-cell table:formula="of:=['1'.K65]" office:value-type="float" office:value="0.5625">
            <text:p>0.562500</text:p>
          </table:table-cell>
          <table:covered-table-cell/>
          <table:table-cell table:formula="of:=[.B$17]*[.E65]" office:value-type="float" office:value="0.5625">
            <text:p>0.562500</text:p>
          </table:table-cell>
          <table:covered-table-cell table:number-columns-repeated="3"/>
          <table:table-cell table:formula="of:=[.E65]+(learningrate*[.B$17]*[.J51])" office:value-type="float" office:value="0.6203125">
            <text:p>0.620313</text:p>
          </table:table-cell>
          <table:table-cell/>
          <table:table-cell table:formula="of:=CONCATENATE([.O51];&quot;-&quot;;[.F$227])" office:value-type="string" office:string-value="4-15">
            <text:p>4-15</text:p>
          </table:table-cell>
          <table:table-cell table:formula="of:=['1'.T65]" office:value-type="float" office:value="0.49296875">
            <text:p>0.492969</text:p>
          </table:table-cell>
          <table:covered-table-cell/>
          <table:table-cell table:formula="of:=[.N65]*[.H$227]" office:value-type="float" office:value="0.20797119140625">
            <text:p>0.207971</text:p>
          </table:table-cell>
          <table:covered-table-cell table:number-columns-repeated="3"/>
          <table:table-cell table:formula="of:=[.N65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51];&quot;-&quot;;[.A$18])" office:value-type="string" office:string-value="4-16">
            <text:p>4-16</text:p>
          </table:table-cell>
          <table:table-cell table:formula="of:=['1'.K66]" office:value-type="float" office:value="0.5625">
            <text:p>0.562500</text:p>
          </table:table-cell>
          <table:covered-table-cell/>
          <table:table-cell table:formula="of:=[.B$18]*[.E66]" office:value-type="float" office:value="0.5625">
            <text:p>0.562500</text:p>
          </table:table-cell>
          <table:covered-table-cell table:number-columns-repeated="3"/>
          <table:table-cell table:formula="of:=[.E66]+(learningrate*[.B$18]*[.J51])" office:value-type="float" office:value="0.6203125">
            <text:p>0.620313</text:p>
          </table:table-cell>
          <table:table-cell/>
          <table:table-cell table:formula="of:=CONCATENATE([.O51];&quot;-&quot;;[.F$243])" office:value-type="string" office:string-value="4-16">
            <text:p>4-16</text:p>
          </table:table-cell>
          <table:table-cell table:formula="of:=['1'.T66]" office:value-type="float" office:value="0.49296875">
            <text:p>0.492969</text:p>
          </table:table-cell>
          <table:covered-table-cell/>
          <table:table-cell table:formula="of:=[.N66]*[.H$243]" office:value-type="float" office:value="0.20797119140625">
            <text:p>0.207971</text:p>
          </table:table-cell>
          <table:covered-table-cell table:number-columns-repeated="3"/>
          <table:table-cell table:formula="of:=[.N66]+(learningrate*[.H51]*[.S5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3])" office:value-type="string" office:string-value="5-1">
            <text:p>5-1</text:p>
          </table:table-cell>
          <table:table-cell table:formula="of:=['1'.K67]" office:value-type="float" office:value="0.5625">
            <text:p>0.562500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B$3]*[.E67]" office:value-type="float" office:value="0.5625">
            <text:p>0.562500</text:p>
          </table:table-cell>
          <table:table-cell table:style-name="ce4" table:formula="of:=SUMPRODUCT([.B$3:.B$18];[.E67:.E82])/16" office:value-type="float" office:value="0.421875" table:number-columns-spanned="1" table:number-rows-spanned="16">
            <text:p>0.421875</text:p>
          </table:table-cell>
          <table:table-cell table:style-name="ce3" table:formula="of:=[.B7]" office:value-type="float" office:value="1" table:number-columns-spanned="1" table:number-rows-spanned="16">
            <text:p>1</text:p>
          </table:table-cell>
          <table:table-cell table:style-name="ce4" table:formula="of:=[.I67]-[.H67]" office:value-type="float" office:value="0.578125" table:number-columns-spanned="1" table:number-rows-spanned="16">
            <text:p>0.578125</text:p>
          </table:table-cell>
          <table:table-cell table:formula="of:=[.E67]+(learningrate*[.B$3]*[.J67])" office:value-type="float" office:value="0.6203125">
            <text:p>0.620313</text:p>
          </table:table-cell>
          <table:table-cell/>
          <table:table-cell table:formula="of:=CONCATENATE([.O67];&quot;-&quot;;[.F$3])" office:value-type="string" office:string-value="5-1">
            <text:p>5-1</text:p>
          </table:table-cell>
          <table:table-cell table:formula="of:=['1'.T67]" office:value-type="float" office:value="0.49296875">
            <text:p>0.492969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N67]*[.H$3]" office:value-type="float" office:value="0.20797119140625">
            <text:p>0.207971</text:p>
          </table:table-cell>
          <table:table-cell table:style-name="ce3" table:formula="of:=SUM([.P67:.P82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67]-[.Q67]" office:value-type="float" office:value="-0.19872802734375" table:number-columns-spanned="1" table:number-rows-spanned="16">
            <text:p>-0.1987280273</text:p>
          </table:table-cell>
          <table:table-cell table:formula="of:=[.N67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4])" office:value-type="string" office:string-value="5-2">
            <text:p>5-2</text:p>
          </table:table-cell>
          <table:table-cell table:formula="of:=['1'.K68]" office:value-type="float" office:value="0.5625">
            <text:p>0.562500</text:p>
          </table:table-cell>
          <table:covered-table-cell/>
          <table:table-cell table:formula="of:=[.B$4]*[.E68]" office:value-type="float" office:value="0.5625">
            <text:p>0.562500</text:p>
          </table:table-cell>
          <table:covered-table-cell table:number-columns-repeated="3"/>
          <table:table-cell table:formula="of:=[.E68]+(learningrate*[.B$4]*[.J67])" office:value-type="float" office:value="0.6203125">
            <text:p>0.620313</text:p>
          </table:table-cell>
          <table:table-cell/>
          <table:table-cell table:formula="of:=CONCATENATE([.O67];&quot;-&quot;;[.F$19])" office:value-type="string" office:string-value="5-2">
            <text:p>5-2</text:p>
          </table:table-cell>
          <table:table-cell table:formula="of:=['1'.T68]" office:value-type="float" office:value="0.49296875">
            <text:p>0.492969</text:p>
          </table:table-cell>
          <table:covered-table-cell/>
          <table:table-cell table:formula="of:=[.N68]*[.H$19]" office:value-type="float" office:value="0.20797119140625">
            <text:p>0.207971</text:p>
          </table:table-cell>
          <table:covered-table-cell table:number-columns-repeated="3"/>
          <table:table-cell table:formula="of:=[.N68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5])" office:value-type="string" office:string-value="5-3">
            <text:p>5-3</text:p>
          </table:table-cell>
          <table:table-cell table:formula="of:=['1'.K69]" office:value-type="float" office:value="0.5625">
            <text:p>0.562500</text:p>
          </table:table-cell>
          <table:covered-table-cell/>
          <table:table-cell table:formula="of:=[.B$5]*[.E69]" office:value-type="float" office:value="0.5625">
            <text:p>0.562500</text:p>
          </table:table-cell>
          <table:covered-table-cell table:number-columns-repeated="3"/>
          <table:table-cell table:formula="of:=[.E69]+(learningrate*[.B$5]*[.J67])" office:value-type="float" office:value="0.6203125">
            <text:p>0.620313</text:p>
          </table:table-cell>
          <table:table-cell/>
          <table:table-cell table:formula="of:=CONCATENATE([.O67];&quot;-&quot;;[.F$35])" office:value-type="string" office:string-value="5-3">
            <text:p>5-3</text:p>
          </table:table-cell>
          <table:table-cell table:formula="of:=['1'.T69]" office:value-type="float" office:value="0.49296875">
            <text:p>0.492969</text:p>
          </table:table-cell>
          <table:covered-table-cell/>
          <table:table-cell table:formula="of:=[.N69]*[.H$35]" office:value-type="float" office:value="0.20797119140625">
            <text:p>0.207971</text:p>
          </table:table-cell>
          <table:covered-table-cell table:number-columns-repeated="3"/>
          <table:table-cell table:formula="of:=[.N69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6])" office:value-type="string" office:string-value="5-4">
            <text:p>5-4</text:p>
          </table:table-cell>
          <table:table-cell table:formula="of:=['1'.K70]" office:value-type="float" office:value="0.5625">
            <text:p>0.562500</text:p>
          </table:table-cell>
          <table:covered-table-cell/>
          <table:table-cell table:formula="of:=[.B$6]*[.E70]" office:value-type="float" office:value="0.5625">
            <text:p>0.562500</text:p>
          </table:table-cell>
          <table:covered-table-cell table:number-columns-repeated="3"/>
          <table:table-cell table:formula="of:=[.E70]+(learningrate*[.B$6]*[.J67])" office:value-type="float" office:value="0.6203125">
            <text:p>0.620313</text:p>
          </table:table-cell>
          <table:table-cell/>
          <table:table-cell table:formula="of:=CONCATENATE([.O67];&quot;-&quot;;[.F$51])" office:value-type="string" office:string-value="5-4">
            <text:p>5-4</text:p>
          </table:table-cell>
          <table:table-cell table:formula="of:=['1'.T70]" office:value-type="float" office:value="0.49296875">
            <text:p>0.492969</text:p>
          </table:table-cell>
          <table:covered-table-cell/>
          <table:table-cell table:formula="of:=[.N70]*[.H$51]" office:value-type="float" office:value="0.20797119140625">
            <text:p>0.207971</text:p>
          </table:table-cell>
          <table:covered-table-cell table:number-columns-repeated="3"/>
          <table:table-cell table:formula="of:=[.N70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7])" office:value-type="string" office:string-value="5-5">
            <text:p>5-5</text:p>
          </table:table-cell>
          <table:table-cell table:formula="of:=['1'.K71]" office:value-type="float" office:value="0.5625">
            <text:p>0.562500</text:p>
          </table:table-cell>
          <table:covered-table-cell/>
          <table:table-cell table:formula="of:=[.B$7]*[.E71]" office:value-type="float" office:value="0.5625">
            <text:p>0.562500</text:p>
          </table:table-cell>
          <table:covered-table-cell table:number-columns-repeated="3"/>
          <table:table-cell table:formula="of:=[.E71]+(learningrate*[.B$7]*[.J67])" office:value-type="float" office:value="0.6203125">
            <text:p>0.620313</text:p>
          </table:table-cell>
          <table:table-cell/>
          <table:table-cell table:formula="of:=CONCATENATE([.O67];&quot;-&quot;;[.F$67])" office:value-type="string" office:string-value="5-5">
            <text:p>5-5</text:p>
          </table:table-cell>
          <table:table-cell table:formula="of:=['1'.T71]" office:value-type="float" office:value="0.49296875">
            <text:p>0.492969</text:p>
          </table:table-cell>
          <table:covered-table-cell/>
          <table:table-cell table:formula="of:=[.N71]*[.H$67]" office:value-type="float" office:value="0.20797119140625">
            <text:p>0.207971</text:p>
          </table:table-cell>
          <table:covered-table-cell table:number-columns-repeated="3"/>
          <table:table-cell table:formula="of:=[.N71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8])" office:value-type="string" office:string-value="5-6">
            <text:p>5-6</text:p>
          </table:table-cell>
          <table:table-cell table:formula="of:=['1'.K72]" office:value-type="float" office:value="0.5">
            <text:p>0.500000</text:p>
          </table:table-cell>
          <table:covered-table-cell/>
          <table:table-cell table:formula="of:=[.B$8]*[.E72]" office:value-type="float" office:value="0">
            <text:p>0.000000</text:p>
          </table:table-cell>
          <table:covered-table-cell table:number-columns-repeated="3"/>
          <table:table-cell table:formula="of:=[.E72]+(learningrate*[.B$8]*[.J67])" office:value-type="float" office:value="0.5">
            <text:p>0.500000</text:p>
          </table:table-cell>
          <table:table-cell/>
          <table:table-cell table:formula="of:=CONCATENATE([.O67];&quot;-&quot;;[.F$83])" office:value-type="string" office:string-value="5-6">
            <text:p>5-6</text:p>
          </table:table-cell>
          <table:table-cell table:formula="of:=['1'.T72]" office:value-type="float" office:value="0.49296875">
            <text:p>0.492969</text:p>
          </table:table-cell>
          <table:covered-table-cell/>
          <table:table-cell table:formula="of:=[.N72]*[.H$83]" office:value-type="float" office:value="0.17099853515625">
            <text:p>0.170999</text:p>
          </table:table-cell>
          <table:covered-table-cell table:number-columns-repeated="3"/>
          <table:table-cell table:formula="of:=[.N72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9])" office:value-type="string" office:string-value="5-7">
            <text:p>5-7</text:p>
          </table:table-cell>
          <table:table-cell table:formula="of:=['1'.K73]" office:value-type="float" office:value="0.5">
            <text:p>0.500000</text:p>
          </table:table-cell>
          <table:covered-table-cell/>
          <table:table-cell table:formula="of:=[.B$9]*[.E73]" office:value-type="float" office:value="0">
            <text:p>0.000000</text:p>
          </table:table-cell>
          <table:covered-table-cell table:number-columns-repeated="3"/>
          <table:table-cell table:formula="of:=[.E73]+(learningrate*[.B$9]*[.J67])" office:value-type="float" office:value="0.5">
            <text:p>0.500000</text:p>
          </table:table-cell>
          <table:table-cell/>
          <table:table-cell table:formula="of:=CONCATENATE([.O67];&quot;-&quot;;[.F$99])" office:value-type="string" office:string-value="5-7">
            <text:p>5-7</text:p>
          </table:table-cell>
          <table:table-cell table:formula="of:=['1'.T73]" office:value-type="float" office:value="0.49296875">
            <text:p>0.492969</text:p>
          </table:table-cell>
          <table:covered-table-cell/>
          <table:table-cell table:formula="of:=[.N73]*[.H$99]" office:value-type="float" office:value="0.17099853515625">
            <text:p>0.170999</text:p>
          </table:table-cell>
          <table:covered-table-cell table:number-columns-repeated="3"/>
          <table:table-cell table:formula="of:=[.N73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0])" office:value-type="string" office:string-value="5-8">
            <text:p>5-8</text:p>
          </table:table-cell>
          <table:table-cell table:formula="of:=['1'.K74]" office:value-type="float" office:value="0.5625">
            <text:p>0.562500</text:p>
          </table:table-cell>
          <table:covered-table-cell/>
          <table:table-cell table:formula="of:=[.B$10]*[.E74]" office:value-type="float" office:value="0.5625">
            <text:p>0.562500</text:p>
          </table:table-cell>
          <table:covered-table-cell table:number-columns-repeated="3"/>
          <table:table-cell table:formula="of:=[.E74]+(learningrate*[.B$10]*[.J67])" office:value-type="float" office:value="0.6203125">
            <text:p>0.620313</text:p>
          </table:table-cell>
          <table:table-cell/>
          <table:table-cell table:formula="of:=CONCATENATE([.O67];&quot;-&quot;;[.F$115])" office:value-type="string" office:string-value="5-8">
            <text:p>5-8</text:p>
          </table:table-cell>
          <table:table-cell table:formula="of:=['1'.T74]" office:value-type="float" office:value="0.49296875">
            <text:p>0.492969</text:p>
          </table:table-cell>
          <table:covered-table-cell/>
          <table:table-cell table:formula="of:=[.N74]*[.H$115]" office:value-type="float" office:value="0.20797119140625">
            <text:p>0.207971</text:p>
          </table:table-cell>
          <table:covered-table-cell table:number-columns-repeated="3"/>
          <table:table-cell table:formula="of:=[.N74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1])" office:value-type="string" office:string-value="5-9">
            <text:p>5-9</text:p>
          </table:table-cell>
          <table:table-cell table:formula="of:=['1'.K75]" office:value-type="float" office:value="0.5625">
            <text:p>0.562500</text:p>
          </table:table-cell>
          <table:covered-table-cell/>
          <table:table-cell table:formula="of:=[.B$11]*[.E75]" office:value-type="float" office:value="0.5625">
            <text:p>0.562500</text:p>
          </table:table-cell>
          <table:covered-table-cell table:number-columns-repeated="3"/>
          <table:table-cell table:formula="of:=[.E75]+(learningrate*[.B$11]*[.J67])" office:value-type="float" office:value="0.6203125">
            <text:p>0.620313</text:p>
          </table:table-cell>
          <table:table-cell/>
          <table:table-cell table:formula="of:=CONCATENATE([.O67];&quot;-&quot;;[.F$131])" office:value-type="string" office:string-value="5-9">
            <text:p>5-9</text:p>
          </table:table-cell>
          <table:table-cell table:formula="of:=['1'.T75]" office:value-type="float" office:value="0.49296875">
            <text:p>0.492969</text:p>
          </table:table-cell>
          <table:covered-table-cell/>
          <table:table-cell table:formula="of:=[.N75]*[.H$131]" office:value-type="float" office:value="0.20797119140625">
            <text:p>0.207971</text:p>
          </table:table-cell>
          <table:covered-table-cell table:number-columns-repeated="3"/>
          <table:table-cell table:formula="of:=[.N75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2])" office:value-type="string" office:string-value="5-10">
            <text:p>5-10</text:p>
          </table:table-cell>
          <table:table-cell table:formula="of:=['1'.K76]" office:value-type="float" office:value="0.5">
            <text:p>0.500000</text:p>
          </table:table-cell>
          <table:covered-table-cell/>
          <table:table-cell table:formula="of:=[.B$12]*[.E76]" office:value-type="float" office:value="0">
            <text:p>0.000000</text:p>
          </table:table-cell>
          <table:covered-table-cell table:number-columns-repeated="3"/>
          <table:table-cell table:formula="of:=[.E76]+(learningrate*[.B$12]*[.J67])" office:value-type="float" office:value="0.5">
            <text:p>0.500000</text:p>
          </table:table-cell>
          <table:table-cell/>
          <table:table-cell table:formula="of:=CONCATENATE([.O67];&quot;-&quot;;[.F$147])" office:value-type="string" office:string-value="5-10">
            <text:p>5-10</text:p>
          </table:table-cell>
          <table:table-cell table:formula="of:=['1'.T76]" office:value-type="float" office:value="0.49296875">
            <text:p>0.492969</text:p>
          </table:table-cell>
          <table:covered-table-cell/>
          <table:table-cell table:formula="of:=[.N76]*[.H$147]" office:value-type="float" office:value="0.17099853515625">
            <text:p>0.170999</text:p>
          </table:table-cell>
          <table:covered-table-cell table:number-columns-repeated="3"/>
          <table:table-cell table:formula="of:=[.N76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3])" office:value-type="string" office:string-value="5-11">
            <text:p>5-11</text:p>
          </table:table-cell>
          <table:table-cell table:formula="of:=['1'.K77]" office:value-type="float" office:value="0.5">
            <text:p>0.500000</text:p>
          </table:table-cell>
          <table:covered-table-cell/>
          <table:table-cell table:formula="of:=[.B$13]*[.E77]" office:value-type="float" office:value="0">
            <text:p>0.000000</text:p>
          </table:table-cell>
          <table:covered-table-cell table:number-columns-repeated="3"/>
          <table:table-cell table:formula="of:=[.E77]+(learningrate*[.B$13]*[.J67])" office:value-type="float" office:value="0.5">
            <text:p>0.500000</text:p>
          </table:table-cell>
          <table:table-cell/>
          <table:table-cell table:formula="of:=CONCATENATE([.O67];&quot;-&quot;;[.F$163])" office:value-type="string" office:string-value="5-11">
            <text:p>5-11</text:p>
          </table:table-cell>
          <table:table-cell table:formula="of:=['1'.T77]" office:value-type="float" office:value="0.49296875">
            <text:p>0.492969</text:p>
          </table:table-cell>
          <table:covered-table-cell/>
          <table:table-cell table:formula="of:=[.N77]*[.H$163]" office:value-type="float" office:value="0.17099853515625">
            <text:p>0.170999</text:p>
          </table:table-cell>
          <table:covered-table-cell table:number-columns-repeated="3"/>
          <table:table-cell table:formula="of:=[.N77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4])" office:value-type="string" office:string-value="5-12">
            <text:p>5-12</text:p>
          </table:table-cell>
          <table:table-cell table:formula="of:=['1'.K78]" office:value-type="float" office:value="0.5625">
            <text:p>0.562500</text:p>
          </table:table-cell>
          <table:covered-table-cell/>
          <table:table-cell table:formula="of:=[.B$14]*[.E78]" office:value-type="float" office:value="0.5625">
            <text:p>0.562500</text:p>
          </table:table-cell>
          <table:covered-table-cell table:number-columns-repeated="3"/>
          <table:table-cell table:formula="of:=[.E78]+(learningrate*[.B$14]*[.J67])" office:value-type="float" office:value="0.6203125">
            <text:p>0.620313</text:p>
          </table:table-cell>
          <table:table-cell/>
          <table:table-cell table:formula="of:=CONCATENATE([.O67];&quot;-&quot;;[.F$179])" office:value-type="string" office:string-value="5-12">
            <text:p>5-12</text:p>
          </table:table-cell>
          <table:table-cell table:formula="of:=['1'.T78]" office:value-type="float" office:value="0.49296875">
            <text:p>0.492969</text:p>
          </table:table-cell>
          <table:covered-table-cell/>
          <table:table-cell table:formula="of:=[.N78]*[.H$179]" office:value-type="float" office:value="0.20797119140625">
            <text:p>0.207971</text:p>
          </table:table-cell>
          <table:covered-table-cell table:number-columns-repeated="3"/>
          <table:table-cell table:formula="of:=[.N78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5])" office:value-type="string" office:string-value="5-13">
            <text:p>5-13</text:p>
          </table:table-cell>
          <table:table-cell table:formula="of:=['1'.K79]" office:value-type="float" office:value="0.5625">
            <text:p>0.562500</text:p>
          </table:table-cell>
          <table:covered-table-cell/>
          <table:table-cell table:formula="of:=[.B$15]*[.E79]" office:value-type="float" office:value="0.5625">
            <text:p>0.562500</text:p>
          </table:table-cell>
          <table:covered-table-cell table:number-columns-repeated="3"/>
          <table:table-cell table:formula="of:=[.E79]+(learningrate*[.B$15]*[.J67])" office:value-type="float" office:value="0.6203125">
            <text:p>0.620313</text:p>
          </table:table-cell>
          <table:table-cell/>
          <table:table-cell table:formula="of:=CONCATENATE([.O67];&quot;-&quot;;[.F$195])" office:value-type="string" office:string-value="5-13">
            <text:p>5-13</text:p>
          </table:table-cell>
          <table:table-cell table:formula="of:=['1'.T79]" office:value-type="float" office:value="0.49296875">
            <text:p>0.492969</text:p>
          </table:table-cell>
          <table:covered-table-cell/>
          <table:table-cell table:formula="of:=[.N79]*[.H$195]" office:value-type="float" office:value="0.20797119140625">
            <text:p>0.207971</text:p>
          </table:table-cell>
          <table:covered-table-cell table:number-columns-repeated="3"/>
          <table:table-cell table:formula="of:=[.N79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6])" office:value-type="string" office:string-value="5-14">
            <text:p>5-14</text:p>
          </table:table-cell>
          <table:table-cell table:formula="of:=['1'.K80]" office:value-type="float" office:value="0.5625">
            <text:p>0.562500</text:p>
          </table:table-cell>
          <table:covered-table-cell/>
          <table:table-cell table:formula="of:=[.B$16]*[.E80]" office:value-type="float" office:value="0.5625">
            <text:p>0.562500</text:p>
          </table:table-cell>
          <table:covered-table-cell table:number-columns-repeated="3"/>
          <table:table-cell table:formula="of:=[.E80]+(learningrate*[.B$16]*[.J67])" office:value-type="float" office:value="0.6203125">
            <text:p>0.620313</text:p>
          </table:table-cell>
          <table:table-cell/>
          <table:table-cell table:formula="of:=CONCATENATE([.O67];&quot;-&quot;;[.F$211])" office:value-type="string" office:string-value="5-14">
            <text:p>5-14</text:p>
          </table:table-cell>
          <table:table-cell table:formula="of:=['1'.T80]" office:value-type="float" office:value="0.49296875">
            <text:p>0.492969</text:p>
          </table:table-cell>
          <table:covered-table-cell/>
          <table:table-cell table:formula="of:=[.N80]*[.H$211]" office:value-type="float" office:value="0.20797119140625">
            <text:p>0.207971</text:p>
          </table:table-cell>
          <table:covered-table-cell table:number-columns-repeated="3"/>
          <table:table-cell table:formula="of:=[.N80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7])" office:value-type="string" office:string-value="5-15">
            <text:p>5-15</text:p>
          </table:table-cell>
          <table:table-cell table:formula="of:=['1'.K81]" office:value-type="float" office:value="0.5625">
            <text:p>0.562500</text:p>
          </table:table-cell>
          <table:covered-table-cell/>
          <table:table-cell table:formula="of:=[.B$17]*[.E81]" office:value-type="float" office:value="0.5625">
            <text:p>0.562500</text:p>
          </table:table-cell>
          <table:covered-table-cell table:number-columns-repeated="3"/>
          <table:table-cell table:formula="of:=[.E81]+(learningrate*[.B$17]*[.J67])" office:value-type="float" office:value="0.6203125">
            <text:p>0.620313</text:p>
          </table:table-cell>
          <table:table-cell/>
          <table:table-cell table:formula="of:=CONCATENATE([.O67];&quot;-&quot;;[.F$227])" office:value-type="string" office:string-value="5-15">
            <text:p>5-15</text:p>
          </table:table-cell>
          <table:table-cell table:formula="of:=['1'.T81]" office:value-type="float" office:value="0.49296875">
            <text:p>0.492969</text:p>
          </table:table-cell>
          <table:covered-table-cell/>
          <table:table-cell table:formula="of:=[.N81]*[.H$227]" office:value-type="float" office:value="0.20797119140625">
            <text:p>0.207971</text:p>
          </table:table-cell>
          <table:covered-table-cell table:number-columns-repeated="3"/>
          <table:table-cell table:formula="of:=[.N81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67];&quot;-&quot;;[.A$18])" office:value-type="string" office:string-value="5-16">
            <text:p>5-16</text:p>
          </table:table-cell>
          <table:table-cell table:formula="of:=['1'.K82]" office:value-type="float" office:value="0.5625">
            <text:p>0.562500</text:p>
          </table:table-cell>
          <table:covered-table-cell/>
          <table:table-cell table:formula="of:=[.B$18]*[.E82]" office:value-type="float" office:value="0.5625">
            <text:p>0.562500</text:p>
          </table:table-cell>
          <table:covered-table-cell table:number-columns-repeated="3"/>
          <table:table-cell table:formula="of:=[.E82]+(learningrate*[.B$18]*[.J67])" office:value-type="float" office:value="0.6203125">
            <text:p>0.620313</text:p>
          </table:table-cell>
          <table:table-cell/>
          <table:table-cell table:formula="of:=CONCATENATE([.O67];&quot;-&quot;;[.F$243])" office:value-type="string" office:string-value="5-16">
            <text:p>5-16</text:p>
          </table:table-cell>
          <table:table-cell table:formula="of:=['1'.T82]" office:value-type="float" office:value="0.49296875">
            <text:p>0.492969</text:p>
          </table:table-cell>
          <table:covered-table-cell/>
          <table:table-cell table:formula="of:=[.N82]*[.H$243]" office:value-type="float" office:value="0.20797119140625">
            <text:p>0.207971</text:p>
          </table:table-cell>
          <table:covered-table-cell table:number-columns-repeated="3"/>
          <table:table-cell table:formula="of:=[.N82]+(learningrate*[.H67]*[.S67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83];&quot;-&quot;;[.A$3])" office:value-type="string" office:string-value="6-1">
            <text:p>6-1</text:p>
          </table:table-cell>
          <table:table-cell table:formula="of:=['1'.K83]" office:value-type="float" office:value="0.4625">
            <text:p>0.462500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B$3]*[.E83]" office:value-type="float" office:value="0.4625">
            <text:p>0.462500</text:p>
          </table:table-cell>
          <table:table-cell table:style-name="ce4" table:formula="of:=SUMPRODUCT([.B$3:.B$18];[.E83:.E98])/16" office:value-type="float" office:value="0.346875" table:number-columns-spanned="1" table:number-rows-spanned="16">
            <text:p>0.346875</text:p>
          </table:table-cell>
          <table:table-cell table:style-name="ce3" table:formula="of:=[.B8]" office:value-type="float" office:value="0" table:number-columns-spanned="1" table:number-rows-spanned="16">
            <text:p>0</text:p>
          </table:table-cell>
          <table:table-cell table:style-name="ce4" table:formula="of:=[.I83]-[.H83]" office:value-type="float" office:value="-0.346875" table:number-columns-spanned="1" table:number-rows-spanned="16">
            <text:p>-0.346875</text:p>
          </table:table-cell>
          <table:table-cell table:formula="of:=[.E83]+(learningrate*[.B$3]*[.J83])" office:value-type="float" office:value="0.4278125">
            <text:p>0.427813</text:p>
          </table:table-cell>
          <table:table-cell/>
          <table:table-cell table:formula="of:=CONCATENATE([.O83];&quot;-&quot;;[.F$3])" office:value-type="string" office:string-value="6-1">
            <text:p>6-1</text:p>
          </table:table-cell>
          <table:table-cell table:formula="of:=['1'.T83]" office:value-type="float" office:value="0.49296875">
            <text:p>0.492969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N83]*[.H$3]" office:value-type="float" office:value="0.20797119140625">
            <text:p>0.207971</text:p>
          </table:table-cell>
          <table:table-cell table:style-name="ce3" table:formula="of:=SUM([.P83:.P98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83]-[.Q83]" office:value-type="float" office:value="-0.19872802734375" table:number-columns-spanned="1" table:number-rows-spanned="16">
            <text:p>-0.1987280273</text:p>
          </table:table-cell>
          <table:table-cell table:formula="of:=[.N83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4])" office:value-type="string" office:string-value="6-2">
            <text:p>6-2</text:p>
          </table:table-cell>
          <table:table-cell table:formula="of:=['1'.K84]" office:value-type="float" office:value="0.4625">
            <text:p>0.462500</text:p>
          </table:table-cell>
          <table:covered-table-cell/>
          <table:table-cell table:formula="of:=[.B$4]*[.E84]" office:value-type="float" office:value="0.4625">
            <text:p>0.462500</text:p>
          </table:table-cell>
          <table:covered-table-cell table:number-columns-repeated="3"/>
          <table:table-cell table:formula="of:=[.E84]+(learningrate*[.B$4]*[.J83])" office:value-type="float" office:value="0.4278125">
            <text:p>0.427813</text:p>
          </table:table-cell>
          <table:table-cell/>
          <table:table-cell table:formula="of:=CONCATENATE([.O83];&quot;-&quot;;[.F$19])" office:value-type="string" office:string-value="6-2">
            <text:p>6-2</text:p>
          </table:table-cell>
          <table:table-cell table:formula="of:=['1'.T84]" office:value-type="float" office:value="0.49296875">
            <text:p>0.492969</text:p>
          </table:table-cell>
          <table:covered-table-cell/>
          <table:table-cell table:formula="of:=[.N84]*[.H$19]" office:value-type="float" office:value="0.20797119140625">
            <text:p>0.207971</text:p>
          </table:table-cell>
          <table:covered-table-cell table:number-columns-repeated="3"/>
          <table:table-cell table:formula="of:=[.N84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5])" office:value-type="string" office:string-value="6-3">
            <text:p>6-3</text:p>
          </table:table-cell>
          <table:table-cell table:formula="of:=['1'.K85]" office:value-type="float" office:value="0.4625">
            <text:p>0.462500</text:p>
          </table:table-cell>
          <table:covered-table-cell/>
          <table:table-cell table:formula="of:=[.B$5]*[.E85]" office:value-type="float" office:value="0.4625">
            <text:p>0.462500</text:p>
          </table:table-cell>
          <table:covered-table-cell table:number-columns-repeated="3"/>
          <table:table-cell table:formula="of:=[.E85]+(learningrate*[.B$5]*[.J83])" office:value-type="float" office:value="0.4278125">
            <text:p>0.427813</text:p>
          </table:table-cell>
          <table:table-cell/>
          <table:table-cell table:formula="of:=CONCATENATE([.O83];&quot;-&quot;;[.F$35])" office:value-type="string" office:string-value="6-3">
            <text:p>6-3</text:p>
          </table:table-cell>
          <table:table-cell table:formula="of:=['1'.T85]" office:value-type="float" office:value="0.49296875">
            <text:p>0.492969</text:p>
          </table:table-cell>
          <table:covered-table-cell/>
          <table:table-cell table:formula="of:=[.N85]*[.H$35]" office:value-type="float" office:value="0.20797119140625">
            <text:p>0.207971</text:p>
          </table:table-cell>
          <table:covered-table-cell table:number-columns-repeated="3"/>
          <table:table-cell table:formula="of:=[.N85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6])" office:value-type="string" office:string-value="6-4">
            <text:p>6-4</text:p>
          </table:table-cell>
          <table:table-cell table:formula="of:=['1'.K86]" office:value-type="float" office:value="0.4625">
            <text:p>0.462500</text:p>
          </table:table-cell>
          <table:covered-table-cell/>
          <table:table-cell table:formula="of:=[.B$6]*[.E86]" office:value-type="float" office:value="0.4625">
            <text:p>0.462500</text:p>
          </table:table-cell>
          <table:covered-table-cell table:number-columns-repeated="3"/>
          <table:table-cell table:formula="of:=[.E86]+(learningrate*[.B$6]*[.J83])" office:value-type="float" office:value="0.4278125">
            <text:p>0.427813</text:p>
          </table:table-cell>
          <table:table-cell/>
          <table:table-cell table:formula="of:=CONCATENATE([.O83];&quot;-&quot;;[.F$51])" office:value-type="string" office:string-value="6-4">
            <text:p>6-4</text:p>
          </table:table-cell>
          <table:table-cell table:formula="of:=['1'.T86]" office:value-type="float" office:value="0.49296875">
            <text:p>0.492969</text:p>
          </table:table-cell>
          <table:covered-table-cell/>
          <table:table-cell table:formula="of:=[.N86]*[.H$51]" office:value-type="float" office:value="0.20797119140625">
            <text:p>0.207971</text:p>
          </table:table-cell>
          <table:covered-table-cell table:number-columns-repeated="3"/>
          <table:table-cell table:formula="of:=[.N86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7])" office:value-type="string" office:string-value="6-5">
            <text:p>6-5</text:p>
          </table:table-cell>
          <table:table-cell table:formula="of:=['1'.K87]" office:value-type="float" office:value="0.4625">
            <text:p>0.462500</text:p>
          </table:table-cell>
          <table:covered-table-cell/>
          <table:table-cell table:formula="of:=[.B$7]*[.E87]" office:value-type="float" office:value="0.4625">
            <text:p>0.462500</text:p>
          </table:table-cell>
          <table:covered-table-cell table:number-columns-repeated="3"/>
          <table:table-cell table:formula="of:=[.E87]+(learningrate*[.B$7]*[.J83])" office:value-type="float" office:value="0.4278125">
            <text:p>0.427813</text:p>
          </table:table-cell>
          <table:table-cell/>
          <table:table-cell table:formula="of:=CONCATENATE([.O83];&quot;-&quot;;[.F$67])" office:value-type="string" office:string-value="6-5">
            <text:p>6-5</text:p>
          </table:table-cell>
          <table:table-cell table:formula="of:=['1'.T87]" office:value-type="float" office:value="0.49296875">
            <text:p>0.492969</text:p>
          </table:table-cell>
          <table:covered-table-cell/>
          <table:table-cell table:formula="of:=[.N87]*[.H$67]" office:value-type="float" office:value="0.20797119140625">
            <text:p>0.207971</text:p>
          </table:table-cell>
          <table:covered-table-cell table:number-columns-repeated="3"/>
          <table:table-cell table:formula="of:=[.N87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8])" office:value-type="string" office:string-value="6-6">
            <text:p>6-6</text:p>
          </table:table-cell>
          <table:table-cell table:formula="of:=['1'.K88]" office:value-type="float" office:value="0.5">
            <text:p>0.500000</text:p>
          </table:table-cell>
          <table:covered-table-cell/>
          <table:table-cell table:formula="of:=[.B$8]*[.E88]" office:value-type="float" office:value="0">
            <text:p>0.000000</text:p>
          </table:table-cell>
          <table:covered-table-cell table:number-columns-repeated="3"/>
          <table:table-cell table:formula="of:=[.E88]+(learningrate*[.B$8]*[.J83])" office:value-type="float" office:value="0.5">
            <text:p>0.500000</text:p>
          </table:table-cell>
          <table:table-cell/>
          <table:table-cell table:formula="of:=CONCATENATE([.O83];&quot;-&quot;;[.F$83])" office:value-type="string" office:string-value="6-6">
            <text:p>6-6</text:p>
          </table:table-cell>
          <table:table-cell table:formula="of:=['1'.T88]" office:value-type="float" office:value="0.49296875">
            <text:p>0.492969</text:p>
          </table:table-cell>
          <table:covered-table-cell/>
          <table:table-cell table:formula="of:=[.N88]*[.H$83]" office:value-type="float" office:value="0.17099853515625">
            <text:p>0.170999</text:p>
          </table:table-cell>
          <table:covered-table-cell table:number-columns-repeated="3"/>
          <table:table-cell table:formula="of:=[.N88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9])" office:value-type="string" office:string-value="6-7">
            <text:p>6-7</text:p>
          </table:table-cell>
          <table:table-cell table:formula="of:=['1'.K89]" office:value-type="float" office:value="0.5">
            <text:p>0.500000</text:p>
          </table:table-cell>
          <table:covered-table-cell/>
          <table:table-cell table:formula="of:=[.B$9]*[.E89]" office:value-type="float" office:value="0">
            <text:p>0.000000</text:p>
          </table:table-cell>
          <table:covered-table-cell table:number-columns-repeated="3"/>
          <table:table-cell table:formula="of:=[.E89]+(learningrate*[.B$9]*[.J83])" office:value-type="float" office:value="0.5">
            <text:p>0.500000</text:p>
          </table:table-cell>
          <table:table-cell/>
          <table:table-cell table:formula="of:=CONCATENATE([.O83];&quot;-&quot;;[.F$99])" office:value-type="string" office:string-value="6-7">
            <text:p>6-7</text:p>
          </table:table-cell>
          <table:table-cell table:formula="of:=['1'.T89]" office:value-type="float" office:value="0.49296875">
            <text:p>0.492969</text:p>
          </table:table-cell>
          <table:covered-table-cell/>
          <table:table-cell table:formula="of:=[.N89]*[.H$99]" office:value-type="float" office:value="0.17099853515625">
            <text:p>0.170999</text:p>
          </table:table-cell>
          <table:covered-table-cell table:number-columns-repeated="3"/>
          <table:table-cell table:formula="of:=[.N89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0])" office:value-type="string" office:string-value="6-8">
            <text:p>6-8</text:p>
          </table:table-cell>
          <table:table-cell table:formula="of:=['1'.K90]" office:value-type="float" office:value="0.4625">
            <text:p>0.462500</text:p>
          </table:table-cell>
          <table:covered-table-cell/>
          <table:table-cell table:formula="of:=[.B$10]*[.E90]" office:value-type="float" office:value="0.4625">
            <text:p>0.462500</text:p>
          </table:table-cell>
          <table:covered-table-cell table:number-columns-repeated="3"/>
          <table:table-cell table:formula="of:=[.E90]+(learningrate*[.B$10]*[.J83])" office:value-type="float" office:value="0.4278125">
            <text:p>0.427813</text:p>
          </table:table-cell>
          <table:table-cell/>
          <table:table-cell table:formula="of:=CONCATENATE([.O83];&quot;-&quot;;[.F$115])" office:value-type="string" office:string-value="6-8">
            <text:p>6-8</text:p>
          </table:table-cell>
          <table:table-cell table:formula="of:=['1'.T90]" office:value-type="float" office:value="0.49296875">
            <text:p>0.492969</text:p>
          </table:table-cell>
          <table:covered-table-cell/>
          <table:table-cell table:formula="of:=[.N90]*[.H$115]" office:value-type="float" office:value="0.20797119140625">
            <text:p>0.207971</text:p>
          </table:table-cell>
          <table:covered-table-cell table:number-columns-repeated="3"/>
          <table:table-cell table:formula="of:=[.N90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1])" office:value-type="string" office:string-value="6-9">
            <text:p>6-9</text:p>
          </table:table-cell>
          <table:table-cell table:formula="of:=['1'.K91]" office:value-type="float" office:value="0.4625">
            <text:p>0.462500</text:p>
          </table:table-cell>
          <table:covered-table-cell/>
          <table:table-cell table:formula="of:=[.B$11]*[.E91]" office:value-type="float" office:value="0.4625">
            <text:p>0.462500</text:p>
          </table:table-cell>
          <table:covered-table-cell table:number-columns-repeated="3"/>
          <table:table-cell table:formula="of:=[.E91]+(learningrate*[.B$11]*[.J83])" office:value-type="float" office:value="0.4278125">
            <text:p>0.427813</text:p>
          </table:table-cell>
          <table:table-cell/>
          <table:table-cell table:formula="of:=CONCATENATE([.O83];&quot;-&quot;;[.F$131])" office:value-type="string" office:string-value="6-9">
            <text:p>6-9</text:p>
          </table:table-cell>
          <table:table-cell table:formula="of:=['1'.T91]" office:value-type="float" office:value="0.49296875">
            <text:p>0.492969</text:p>
          </table:table-cell>
          <table:covered-table-cell/>
          <table:table-cell table:formula="of:=[.N91]*[.H$131]" office:value-type="float" office:value="0.20797119140625">
            <text:p>0.207971</text:p>
          </table:table-cell>
          <table:covered-table-cell table:number-columns-repeated="3"/>
          <table:table-cell table:formula="of:=[.N91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2])" office:value-type="string" office:string-value="6-10">
            <text:p>6-10</text:p>
          </table:table-cell>
          <table:table-cell table:formula="of:=['1'.K92]" office:value-type="float" office:value="0.5">
            <text:p>0.500000</text:p>
          </table:table-cell>
          <table:covered-table-cell/>
          <table:table-cell table:formula="of:=[.B$12]*[.E92]" office:value-type="float" office:value="0">
            <text:p>0.000000</text:p>
          </table:table-cell>
          <table:covered-table-cell table:number-columns-repeated="3"/>
          <table:table-cell table:formula="of:=[.E92]+(learningrate*[.B$12]*[.J83])" office:value-type="float" office:value="0.5">
            <text:p>0.500000</text:p>
          </table:table-cell>
          <table:table-cell/>
          <table:table-cell table:formula="of:=CONCATENATE([.O83];&quot;-&quot;;[.F$147])" office:value-type="string" office:string-value="6-10">
            <text:p>6-10</text:p>
          </table:table-cell>
          <table:table-cell table:formula="of:=['1'.T92]" office:value-type="float" office:value="0.49296875">
            <text:p>0.492969</text:p>
          </table:table-cell>
          <table:covered-table-cell/>
          <table:table-cell table:formula="of:=[.N92]*[.H$147]" office:value-type="float" office:value="0.17099853515625">
            <text:p>0.170999</text:p>
          </table:table-cell>
          <table:covered-table-cell table:number-columns-repeated="3"/>
          <table:table-cell table:formula="of:=[.N92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3])" office:value-type="string" office:string-value="6-11">
            <text:p>6-11</text:p>
          </table:table-cell>
          <table:table-cell table:formula="of:=['1'.K93]" office:value-type="float" office:value="0.5">
            <text:p>0.500000</text:p>
          </table:table-cell>
          <table:covered-table-cell/>
          <table:table-cell table:formula="of:=[.B$13]*[.E93]" office:value-type="float" office:value="0">
            <text:p>0.000000</text:p>
          </table:table-cell>
          <table:covered-table-cell table:number-columns-repeated="3"/>
          <table:table-cell table:formula="of:=[.E93]+(learningrate*[.B$13]*[.J83])" office:value-type="float" office:value="0.5">
            <text:p>0.500000</text:p>
          </table:table-cell>
          <table:table-cell/>
          <table:table-cell table:formula="of:=CONCATENATE([.O83];&quot;-&quot;;[.F$163])" office:value-type="string" office:string-value="6-11">
            <text:p>6-11</text:p>
          </table:table-cell>
          <table:table-cell table:formula="of:=['1'.T93]" office:value-type="float" office:value="0.49296875">
            <text:p>0.492969</text:p>
          </table:table-cell>
          <table:covered-table-cell/>
          <table:table-cell table:formula="of:=[.N93]*[.H$163]" office:value-type="float" office:value="0.17099853515625">
            <text:p>0.170999</text:p>
          </table:table-cell>
          <table:covered-table-cell table:number-columns-repeated="3"/>
          <table:table-cell table:formula="of:=[.N93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4])" office:value-type="string" office:string-value="6-12">
            <text:p>6-12</text:p>
          </table:table-cell>
          <table:table-cell table:formula="of:=['1'.K94]" office:value-type="float" office:value="0.4625">
            <text:p>0.462500</text:p>
          </table:table-cell>
          <table:covered-table-cell/>
          <table:table-cell table:formula="of:=[.B$14]*[.E94]" office:value-type="float" office:value="0.4625">
            <text:p>0.462500</text:p>
          </table:table-cell>
          <table:covered-table-cell table:number-columns-repeated="3"/>
          <table:table-cell table:formula="of:=[.E94]+(learningrate*[.B$14]*[.J83])" office:value-type="float" office:value="0.4278125">
            <text:p>0.427813</text:p>
          </table:table-cell>
          <table:table-cell/>
          <table:table-cell table:formula="of:=CONCATENATE([.O83];&quot;-&quot;;[.F$179])" office:value-type="string" office:string-value="6-12">
            <text:p>6-12</text:p>
          </table:table-cell>
          <table:table-cell table:formula="of:=['1'.T94]" office:value-type="float" office:value="0.49296875">
            <text:p>0.492969</text:p>
          </table:table-cell>
          <table:covered-table-cell/>
          <table:table-cell table:formula="of:=[.N94]*[.H$179]" office:value-type="float" office:value="0.20797119140625">
            <text:p>0.207971</text:p>
          </table:table-cell>
          <table:covered-table-cell table:number-columns-repeated="3"/>
          <table:table-cell table:formula="of:=[.N94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5])" office:value-type="string" office:string-value="6-13">
            <text:p>6-13</text:p>
          </table:table-cell>
          <table:table-cell table:formula="of:=['1'.K95]" office:value-type="float" office:value="0.4625">
            <text:p>0.462500</text:p>
          </table:table-cell>
          <table:covered-table-cell/>
          <table:table-cell table:formula="of:=[.B$15]*[.E95]" office:value-type="float" office:value="0.4625">
            <text:p>0.462500</text:p>
          </table:table-cell>
          <table:covered-table-cell table:number-columns-repeated="3"/>
          <table:table-cell table:formula="of:=[.E95]+(learningrate*[.B$15]*[.J83])" office:value-type="float" office:value="0.4278125">
            <text:p>0.427813</text:p>
          </table:table-cell>
          <table:table-cell/>
          <table:table-cell table:formula="of:=CONCATENATE([.O83];&quot;-&quot;;[.F$195])" office:value-type="string" office:string-value="6-13">
            <text:p>6-13</text:p>
          </table:table-cell>
          <table:table-cell table:formula="of:=['1'.T95]" office:value-type="float" office:value="0.49296875">
            <text:p>0.492969</text:p>
          </table:table-cell>
          <table:covered-table-cell/>
          <table:table-cell table:formula="of:=[.N95]*[.H$195]" office:value-type="float" office:value="0.20797119140625">
            <text:p>0.207971</text:p>
          </table:table-cell>
          <table:covered-table-cell table:number-columns-repeated="3"/>
          <table:table-cell table:formula="of:=[.N95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6])" office:value-type="string" office:string-value="6-14">
            <text:p>6-14</text:p>
          </table:table-cell>
          <table:table-cell table:formula="of:=['1'.K96]" office:value-type="float" office:value="0.4625">
            <text:p>0.462500</text:p>
          </table:table-cell>
          <table:covered-table-cell/>
          <table:table-cell table:formula="of:=[.B$16]*[.E96]" office:value-type="float" office:value="0.4625">
            <text:p>0.462500</text:p>
          </table:table-cell>
          <table:covered-table-cell table:number-columns-repeated="3"/>
          <table:table-cell table:formula="of:=[.E96]+(learningrate*[.B$16]*[.J83])" office:value-type="float" office:value="0.4278125">
            <text:p>0.427813</text:p>
          </table:table-cell>
          <table:table-cell/>
          <table:table-cell table:formula="of:=CONCATENATE([.O83];&quot;-&quot;;[.F$211])" office:value-type="string" office:string-value="6-14">
            <text:p>6-14</text:p>
          </table:table-cell>
          <table:table-cell table:formula="of:=['1'.T96]" office:value-type="float" office:value="0.49296875">
            <text:p>0.492969</text:p>
          </table:table-cell>
          <table:covered-table-cell/>
          <table:table-cell table:formula="of:=[.N96]*[.H$211]" office:value-type="float" office:value="0.20797119140625">
            <text:p>0.207971</text:p>
          </table:table-cell>
          <table:covered-table-cell table:number-columns-repeated="3"/>
          <table:table-cell table:formula="of:=[.N96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7])" office:value-type="string" office:string-value="6-15">
            <text:p>6-15</text:p>
          </table:table-cell>
          <table:table-cell table:formula="of:=['1'.K97]" office:value-type="float" office:value="0.4625">
            <text:p>0.462500</text:p>
          </table:table-cell>
          <table:covered-table-cell/>
          <table:table-cell table:formula="of:=[.B$17]*[.E97]" office:value-type="float" office:value="0.4625">
            <text:p>0.462500</text:p>
          </table:table-cell>
          <table:covered-table-cell table:number-columns-repeated="3"/>
          <table:table-cell table:formula="of:=[.E97]+(learningrate*[.B$17]*[.J83])" office:value-type="float" office:value="0.4278125">
            <text:p>0.427813</text:p>
          </table:table-cell>
          <table:table-cell/>
          <table:table-cell table:formula="of:=CONCATENATE([.O83];&quot;-&quot;;[.F$227])" office:value-type="string" office:string-value="6-15">
            <text:p>6-15</text:p>
          </table:table-cell>
          <table:table-cell table:formula="of:=['1'.T97]" office:value-type="float" office:value="0.49296875">
            <text:p>0.492969</text:p>
          </table:table-cell>
          <table:covered-table-cell/>
          <table:table-cell table:formula="of:=[.N97]*[.H$227]" office:value-type="float" office:value="0.20797119140625">
            <text:p>0.207971</text:p>
          </table:table-cell>
          <table:covered-table-cell table:number-columns-repeated="3"/>
          <table:table-cell table:formula="of:=[.N97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83];&quot;-&quot;;[.A$18])" office:value-type="string" office:string-value="6-16">
            <text:p>6-16</text:p>
          </table:table-cell>
          <table:table-cell table:formula="of:=['1'.K98]" office:value-type="float" office:value="0.4625">
            <text:p>0.462500</text:p>
          </table:table-cell>
          <table:covered-table-cell/>
          <table:table-cell table:formula="of:=[.B$18]*[.E98]" office:value-type="float" office:value="0.4625">
            <text:p>0.462500</text:p>
          </table:table-cell>
          <table:covered-table-cell table:number-columns-repeated="3"/>
          <table:table-cell table:formula="of:=[.E98]+(learningrate*[.B$18]*[.J83])" office:value-type="float" office:value="0.4278125">
            <text:p>0.427813</text:p>
          </table:table-cell>
          <table:table-cell/>
          <table:table-cell table:formula="of:=CONCATENATE([.O83];&quot;-&quot;;[.F$243])" office:value-type="string" office:string-value="6-16">
            <text:p>6-16</text:p>
          </table:table-cell>
          <table:table-cell table:formula="of:=['1'.T98]" office:value-type="float" office:value="0.49296875">
            <text:p>0.492969</text:p>
          </table:table-cell>
          <table:covered-table-cell/>
          <table:table-cell table:formula="of:=[.N98]*[.H$243]" office:value-type="float" office:value="0.20797119140625">
            <text:p>0.207971</text:p>
          </table:table-cell>
          <table:covered-table-cell table:number-columns-repeated="3"/>
          <table:table-cell table:formula="of:=[.N98]+(learningrate*[.H83]*[.S83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3])" office:value-type="string" office:string-value="7-1">
            <text:p>7-1</text:p>
          </table:table-cell>
          <table:table-cell table:formula="of:=['1'.K99]" office:value-type="float" office:value="0.4625">
            <text:p>0.462500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B$3]*[.E99]" office:value-type="float" office:value="0.4625">
            <text:p>0.462500</text:p>
          </table:table-cell>
          <table:table-cell table:style-name="ce4" table:formula="of:=SUMPRODUCT([.B$3:.B$18];[.E99:.E114])/16" office:value-type="float" office:value="0.346875" table:number-columns-spanned="1" table:number-rows-spanned="16">
            <text:p>0.346875</text:p>
          </table:table-cell>
          <table:table-cell table:style-name="ce3" table:formula="of:=[.B9]" office:value-type="float" office:value="0" table:number-columns-spanned="1" table:number-rows-spanned="16">
            <text:p>0</text:p>
          </table:table-cell>
          <table:table-cell table:style-name="ce4" table:formula="of:=[.I99]-[.H99]" office:value-type="float" office:value="-0.346875" table:number-columns-spanned="1" table:number-rows-spanned="16">
            <text:p>-0.346875</text:p>
          </table:table-cell>
          <table:table-cell table:formula="of:=[.E99]+(learningrate*[.B$3]*[.J99])" office:value-type="float" office:value="0.4278125">
            <text:p>0.427813</text:p>
          </table:table-cell>
          <table:table-cell/>
          <table:table-cell table:formula="of:=CONCATENATE([.O99];&quot;-&quot;;[.F$3])" office:value-type="string" office:string-value="7-1">
            <text:p>7-1</text:p>
          </table:table-cell>
          <table:table-cell table:formula="of:=['1'.T99]" office:value-type="float" office:value="0.49296875">
            <text:p>0.492969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N99]*[.H$3]" office:value-type="float" office:value="0.20797119140625">
            <text:p>0.207971</text:p>
          </table:table-cell>
          <table:table-cell table:style-name="ce3" table:formula="of:=SUM([.P99:.P114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99]-[.Q99]" office:value-type="float" office:value="-0.19872802734375" table:number-columns-spanned="1" table:number-rows-spanned="16">
            <text:p>-0.1987280273</text:p>
          </table:table-cell>
          <table:table-cell table:formula="of:=[.N99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4])" office:value-type="string" office:string-value="7-2">
            <text:p>7-2</text:p>
          </table:table-cell>
          <table:table-cell table:formula="of:=['1'.K100]" office:value-type="float" office:value="0.4625">
            <text:p>0.462500</text:p>
          </table:table-cell>
          <table:covered-table-cell/>
          <table:table-cell table:formula="of:=[.B$4]*[.E100]" office:value-type="float" office:value="0.4625">
            <text:p>0.462500</text:p>
          </table:table-cell>
          <table:covered-table-cell table:number-columns-repeated="3"/>
          <table:table-cell table:formula="of:=[.E100]+(learningrate*[.B$4]*[.J99])" office:value-type="float" office:value="0.4278125">
            <text:p>0.427813</text:p>
          </table:table-cell>
          <table:table-cell/>
          <table:table-cell table:formula="of:=CONCATENATE([.O99];&quot;-&quot;;[.F$19])" office:value-type="string" office:string-value="7-2">
            <text:p>7-2</text:p>
          </table:table-cell>
          <table:table-cell table:formula="of:=['1'.T100]" office:value-type="float" office:value="0.49296875">
            <text:p>0.492969</text:p>
          </table:table-cell>
          <table:covered-table-cell/>
          <table:table-cell table:formula="of:=[.N100]*[.H$19]" office:value-type="float" office:value="0.20797119140625">
            <text:p>0.207971</text:p>
          </table:table-cell>
          <table:covered-table-cell table:number-columns-repeated="3"/>
          <table:table-cell table:formula="of:=[.N100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5])" office:value-type="string" office:string-value="7-3">
            <text:p>7-3</text:p>
          </table:table-cell>
          <table:table-cell table:formula="of:=['1'.K101]" office:value-type="float" office:value="0.4625">
            <text:p>0.462500</text:p>
          </table:table-cell>
          <table:covered-table-cell/>
          <table:table-cell table:formula="of:=[.B$5]*[.E101]" office:value-type="float" office:value="0.4625">
            <text:p>0.462500</text:p>
          </table:table-cell>
          <table:covered-table-cell table:number-columns-repeated="3"/>
          <table:table-cell table:formula="of:=[.E101]+(learningrate*[.B$5]*[.J99])" office:value-type="float" office:value="0.4278125">
            <text:p>0.427813</text:p>
          </table:table-cell>
          <table:table-cell/>
          <table:table-cell table:formula="of:=CONCATENATE([.O99];&quot;-&quot;;[.F$35])" office:value-type="string" office:string-value="7-3">
            <text:p>7-3</text:p>
          </table:table-cell>
          <table:table-cell table:formula="of:=['1'.T101]" office:value-type="float" office:value="0.49296875">
            <text:p>0.492969</text:p>
          </table:table-cell>
          <table:covered-table-cell/>
          <table:table-cell table:formula="of:=[.N101]*[.H$35]" office:value-type="float" office:value="0.20797119140625">
            <text:p>0.207971</text:p>
          </table:table-cell>
          <table:covered-table-cell table:number-columns-repeated="3"/>
          <table:table-cell table:formula="of:=[.N101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6])" office:value-type="string" office:string-value="7-4">
            <text:p>7-4</text:p>
          </table:table-cell>
          <table:table-cell table:formula="of:=['1'.K102]" office:value-type="float" office:value="0.4625">
            <text:p>0.462500</text:p>
          </table:table-cell>
          <table:covered-table-cell/>
          <table:table-cell table:formula="of:=[.B$6]*[.E102]" office:value-type="float" office:value="0.4625">
            <text:p>0.462500</text:p>
          </table:table-cell>
          <table:covered-table-cell table:number-columns-repeated="3"/>
          <table:table-cell table:formula="of:=[.E102]+(learningrate*[.B$6]*[.J99])" office:value-type="float" office:value="0.4278125">
            <text:p>0.427813</text:p>
          </table:table-cell>
          <table:table-cell/>
          <table:table-cell table:formula="of:=CONCATENATE([.O99];&quot;-&quot;;[.F$51])" office:value-type="string" office:string-value="7-4">
            <text:p>7-4</text:p>
          </table:table-cell>
          <table:table-cell table:formula="of:=['1'.T102]" office:value-type="float" office:value="0.49296875">
            <text:p>0.492969</text:p>
          </table:table-cell>
          <table:covered-table-cell/>
          <table:table-cell table:formula="of:=[.N102]*[.H$51]" office:value-type="float" office:value="0.20797119140625">
            <text:p>0.207971</text:p>
          </table:table-cell>
          <table:covered-table-cell table:number-columns-repeated="3"/>
          <table:table-cell table:formula="of:=[.N102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7])" office:value-type="string" office:string-value="7-5">
            <text:p>7-5</text:p>
          </table:table-cell>
          <table:table-cell table:formula="of:=['1'.K103]" office:value-type="float" office:value="0.4625">
            <text:p>0.462500</text:p>
          </table:table-cell>
          <table:covered-table-cell/>
          <table:table-cell table:formula="of:=[.B$7]*[.E103]" office:value-type="float" office:value="0.4625">
            <text:p>0.462500</text:p>
          </table:table-cell>
          <table:covered-table-cell table:number-columns-repeated="3"/>
          <table:table-cell table:formula="of:=[.E103]+(learningrate*[.B$7]*[.J99])" office:value-type="float" office:value="0.4278125">
            <text:p>0.427813</text:p>
          </table:table-cell>
          <table:table-cell/>
          <table:table-cell table:formula="of:=CONCATENATE([.O99];&quot;-&quot;;[.F$67])" office:value-type="string" office:string-value="7-5">
            <text:p>7-5</text:p>
          </table:table-cell>
          <table:table-cell table:formula="of:=['1'.T103]" office:value-type="float" office:value="0.49296875">
            <text:p>0.492969</text:p>
          </table:table-cell>
          <table:covered-table-cell/>
          <table:table-cell table:formula="of:=[.N103]*[.H$67]" office:value-type="float" office:value="0.20797119140625">
            <text:p>0.207971</text:p>
          </table:table-cell>
          <table:covered-table-cell table:number-columns-repeated="3"/>
          <table:table-cell table:formula="of:=[.N103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8])" office:value-type="string" office:string-value="7-6">
            <text:p>7-6</text:p>
          </table:table-cell>
          <table:table-cell table:formula="of:=['1'.K104]" office:value-type="float" office:value="0.5">
            <text:p>0.500000</text:p>
          </table:table-cell>
          <table:covered-table-cell/>
          <table:table-cell table:formula="of:=[.B$8]*[.E104]" office:value-type="float" office:value="0">
            <text:p>0.000000</text:p>
          </table:table-cell>
          <table:covered-table-cell table:number-columns-repeated="3"/>
          <table:table-cell table:formula="of:=[.E104]+(learningrate*[.B$8]*[.J99])" office:value-type="float" office:value="0.5">
            <text:p>0.500000</text:p>
          </table:table-cell>
          <table:table-cell/>
          <table:table-cell table:formula="of:=CONCATENATE([.O99];&quot;-&quot;;[.F$83])" office:value-type="string" office:string-value="7-6">
            <text:p>7-6</text:p>
          </table:table-cell>
          <table:table-cell table:formula="of:=['1'.T104]" office:value-type="float" office:value="0.49296875">
            <text:p>0.492969</text:p>
          </table:table-cell>
          <table:covered-table-cell/>
          <table:table-cell table:formula="of:=[.N104]*[.H$83]" office:value-type="float" office:value="0.17099853515625">
            <text:p>0.170999</text:p>
          </table:table-cell>
          <table:covered-table-cell table:number-columns-repeated="3"/>
          <table:table-cell table:formula="of:=[.N104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9])" office:value-type="string" office:string-value="7-7">
            <text:p>7-7</text:p>
          </table:table-cell>
          <table:table-cell table:formula="of:=['1'.K105]" office:value-type="float" office:value="0.5">
            <text:p>0.500000</text:p>
          </table:table-cell>
          <table:covered-table-cell/>
          <table:table-cell table:formula="of:=[.B$9]*[.E105]" office:value-type="float" office:value="0">
            <text:p>0.000000</text:p>
          </table:table-cell>
          <table:covered-table-cell table:number-columns-repeated="3"/>
          <table:table-cell table:formula="of:=[.E105]+(learningrate*[.B$9]*[.J99])" office:value-type="float" office:value="0.5">
            <text:p>0.500000</text:p>
          </table:table-cell>
          <table:table-cell/>
          <table:table-cell table:formula="of:=CONCATENATE([.O99];&quot;-&quot;;[.F$99])" office:value-type="string" office:string-value="7-7">
            <text:p>7-7</text:p>
          </table:table-cell>
          <table:table-cell table:formula="of:=['1'.T105]" office:value-type="float" office:value="0.49296875">
            <text:p>0.492969</text:p>
          </table:table-cell>
          <table:covered-table-cell/>
          <table:table-cell table:formula="of:=[.N105]*[.H$99]" office:value-type="float" office:value="0.17099853515625">
            <text:p>0.170999</text:p>
          </table:table-cell>
          <table:covered-table-cell table:number-columns-repeated="3"/>
          <table:table-cell table:formula="of:=[.N105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0])" office:value-type="string" office:string-value="7-8">
            <text:p>7-8</text:p>
          </table:table-cell>
          <table:table-cell table:formula="of:=['1'.K106]" office:value-type="float" office:value="0.4625">
            <text:p>0.462500</text:p>
          </table:table-cell>
          <table:covered-table-cell/>
          <table:table-cell table:formula="of:=[.B$10]*[.E106]" office:value-type="float" office:value="0.4625">
            <text:p>0.462500</text:p>
          </table:table-cell>
          <table:covered-table-cell table:number-columns-repeated="3"/>
          <table:table-cell table:formula="of:=[.E106]+(learningrate*[.B$10]*[.J99])" office:value-type="float" office:value="0.4278125">
            <text:p>0.427813</text:p>
          </table:table-cell>
          <table:table-cell/>
          <table:table-cell table:formula="of:=CONCATENATE([.O99];&quot;-&quot;;[.F$115])" office:value-type="string" office:string-value="7-8">
            <text:p>7-8</text:p>
          </table:table-cell>
          <table:table-cell table:formula="of:=['1'.T106]" office:value-type="float" office:value="0.49296875">
            <text:p>0.492969</text:p>
          </table:table-cell>
          <table:covered-table-cell/>
          <table:table-cell table:formula="of:=[.N106]*[.H$115]" office:value-type="float" office:value="0.20797119140625">
            <text:p>0.207971</text:p>
          </table:table-cell>
          <table:covered-table-cell table:number-columns-repeated="3"/>
          <table:table-cell table:formula="of:=[.N106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1])" office:value-type="string" office:string-value="7-9">
            <text:p>7-9</text:p>
          </table:table-cell>
          <table:table-cell table:formula="of:=['1'.K107]" office:value-type="float" office:value="0.4625">
            <text:p>0.462500</text:p>
          </table:table-cell>
          <table:covered-table-cell/>
          <table:table-cell table:formula="of:=[.B$11]*[.E107]" office:value-type="float" office:value="0.4625">
            <text:p>0.462500</text:p>
          </table:table-cell>
          <table:covered-table-cell table:number-columns-repeated="3"/>
          <table:table-cell table:formula="of:=[.E107]+(learningrate*[.B$11]*[.J99])" office:value-type="float" office:value="0.4278125">
            <text:p>0.427813</text:p>
          </table:table-cell>
          <table:table-cell/>
          <table:table-cell table:formula="of:=CONCATENATE([.O99];&quot;-&quot;;[.F$131])" office:value-type="string" office:string-value="7-9">
            <text:p>7-9</text:p>
          </table:table-cell>
          <table:table-cell table:formula="of:=['1'.T107]" office:value-type="float" office:value="0.49296875">
            <text:p>0.492969</text:p>
          </table:table-cell>
          <table:covered-table-cell/>
          <table:table-cell table:formula="of:=[.N107]*[.H$131]" office:value-type="float" office:value="0.20797119140625">
            <text:p>0.207971</text:p>
          </table:table-cell>
          <table:covered-table-cell table:number-columns-repeated="3"/>
          <table:table-cell table:formula="of:=[.N107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2])" office:value-type="string" office:string-value="7-10">
            <text:p>7-10</text:p>
          </table:table-cell>
          <table:table-cell table:formula="of:=['1'.K108]" office:value-type="float" office:value="0.5">
            <text:p>0.500000</text:p>
          </table:table-cell>
          <table:covered-table-cell/>
          <table:table-cell table:formula="of:=[.B$12]*[.E108]" office:value-type="float" office:value="0">
            <text:p>0.000000</text:p>
          </table:table-cell>
          <table:covered-table-cell table:number-columns-repeated="3"/>
          <table:table-cell table:formula="of:=[.E108]+(learningrate*[.B$12]*[.J99])" office:value-type="float" office:value="0.5">
            <text:p>0.500000</text:p>
          </table:table-cell>
          <table:table-cell/>
          <table:table-cell table:formula="of:=CONCATENATE([.O99];&quot;-&quot;;[.F$147])" office:value-type="string" office:string-value="7-10">
            <text:p>7-10</text:p>
          </table:table-cell>
          <table:table-cell table:formula="of:=['1'.T108]" office:value-type="float" office:value="0.49296875">
            <text:p>0.492969</text:p>
          </table:table-cell>
          <table:covered-table-cell/>
          <table:table-cell table:formula="of:=[.N108]*[.H$147]" office:value-type="float" office:value="0.17099853515625">
            <text:p>0.170999</text:p>
          </table:table-cell>
          <table:covered-table-cell table:number-columns-repeated="3"/>
          <table:table-cell table:formula="of:=[.N108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3])" office:value-type="string" office:string-value="7-11">
            <text:p>7-11</text:p>
          </table:table-cell>
          <table:table-cell table:formula="of:=['1'.K109]" office:value-type="float" office:value="0.5">
            <text:p>0.500000</text:p>
          </table:table-cell>
          <table:covered-table-cell/>
          <table:table-cell table:formula="of:=[.B$13]*[.E109]" office:value-type="float" office:value="0">
            <text:p>0.000000</text:p>
          </table:table-cell>
          <table:covered-table-cell table:number-columns-repeated="3"/>
          <table:table-cell table:formula="of:=[.E109]+(learningrate*[.B$13]*[.J99])" office:value-type="float" office:value="0.5">
            <text:p>0.500000</text:p>
          </table:table-cell>
          <table:table-cell/>
          <table:table-cell table:formula="of:=CONCATENATE([.O99];&quot;-&quot;;[.F$163])" office:value-type="string" office:string-value="7-11">
            <text:p>7-11</text:p>
          </table:table-cell>
          <table:table-cell table:formula="of:=['1'.T109]" office:value-type="float" office:value="0.49296875">
            <text:p>0.492969</text:p>
          </table:table-cell>
          <table:covered-table-cell/>
          <table:table-cell table:formula="of:=[.N109]*[.H$163]" office:value-type="float" office:value="0.17099853515625">
            <text:p>0.170999</text:p>
          </table:table-cell>
          <table:covered-table-cell table:number-columns-repeated="3"/>
          <table:table-cell table:formula="of:=[.N109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4])" office:value-type="string" office:string-value="7-12">
            <text:p>7-12</text:p>
          </table:table-cell>
          <table:table-cell table:formula="of:=['1'.K110]" office:value-type="float" office:value="0.4625">
            <text:p>0.462500</text:p>
          </table:table-cell>
          <table:covered-table-cell/>
          <table:table-cell table:formula="of:=[.B$14]*[.E110]" office:value-type="float" office:value="0.4625">
            <text:p>0.462500</text:p>
          </table:table-cell>
          <table:covered-table-cell table:number-columns-repeated="3"/>
          <table:table-cell table:formula="of:=[.E110]+(learningrate*[.B$14]*[.J99])" office:value-type="float" office:value="0.4278125">
            <text:p>0.427813</text:p>
          </table:table-cell>
          <table:table-cell/>
          <table:table-cell table:formula="of:=CONCATENATE([.O99];&quot;-&quot;;[.F$179])" office:value-type="string" office:string-value="7-12">
            <text:p>7-12</text:p>
          </table:table-cell>
          <table:table-cell table:formula="of:=['1'.T110]" office:value-type="float" office:value="0.49296875">
            <text:p>0.492969</text:p>
          </table:table-cell>
          <table:covered-table-cell/>
          <table:table-cell table:formula="of:=[.N110]*[.H$179]" office:value-type="float" office:value="0.20797119140625">
            <text:p>0.207971</text:p>
          </table:table-cell>
          <table:covered-table-cell table:number-columns-repeated="3"/>
          <table:table-cell table:formula="of:=[.N110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5])" office:value-type="string" office:string-value="7-13">
            <text:p>7-13</text:p>
          </table:table-cell>
          <table:table-cell table:formula="of:=['1'.K111]" office:value-type="float" office:value="0.4625">
            <text:p>0.462500</text:p>
          </table:table-cell>
          <table:covered-table-cell/>
          <table:table-cell table:formula="of:=[.B$15]*[.E111]" office:value-type="float" office:value="0.4625">
            <text:p>0.462500</text:p>
          </table:table-cell>
          <table:covered-table-cell table:number-columns-repeated="3"/>
          <table:table-cell table:formula="of:=[.E111]+(learningrate*[.B$15]*[.J99])" office:value-type="float" office:value="0.4278125">
            <text:p>0.427813</text:p>
          </table:table-cell>
          <table:table-cell/>
          <table:table-cell table:formula="of:=CONCATENATE([.O99];&quot;-&quot;;[.F$195])" office:value-type="string" office:string-value="7-13">
            <text:p>7-13</text:p>
          </table:table-cell>
          <table:table-cell table:formula="of:=['1'.T111]" office:value-type="float" office:value="0.49296875">
            <text:p>0.492969</text:p>
          </table:table-cell>
          <table:covered-table-cell/>
          <table:table-cell table:formula="of:=[.N111]*[.H$195]" office:value-type="float" office:value="0.20797119140625">
            <text:p>0.207971</text:p>
          </table:table-cell>
          <table:covered-table-cell table:number-columns-repeated="3"/>
          <table:table-cell table:formula="of:=[.N111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6])" office:value-type="string" office:string-value="7-14">
            <text:p>7-14</text:p>
          </table:table-cell>
          <table:table-cell table:formula="of:=['1'.K112]" office:value-type="float" office:value="0.4625">
            <text:p>0.462500</text:p>
          </table:table-cell>
          <table:covered-table-cell/>
          <table:table-cell table:formula="of:=[.B$16]*[.E112]" office:value-type="float" office:value="0.4625">
            <text:p>0.462500</text:p>
          </table:table-cell>
          <table:covered-table-cell table:number-columns-repeated="3"/>
          <table:table-cell table:formula="of:=[.E112]+(learningrate*[.B$16]*[.J99])" office:value-type="float" office:value="0.4278125">
            <text:p>0.427813</text:p>
          </table:table-cell>
          <table:table-cell/>
          <table:table-cell table:formula="of:=CONCATENATE([.O99];&quot;-&quot;;[.F$211])" office:value-type="string" office:string-value="7-14">
            <text:p>7-14</text:p>
          </table:table-cell>
          <table:table-cell table:formula="of:=['1'.T112]" office:value-type="float" office:value="0.49296875">
            <text:p>0.492969</text:p>
          </table:table-cell>
          <table:covered-table-cell/>
          <table:table-cell table:formula="of:=[.N112]*[.H$211]" office:value-type="float" office:value="0.20797119140625">
            <text:p>0.207971</text:p>
          </table:table-cell>
          <table:covered-table-cell table:number-columns-repeated="3"/>
          <table:table-cell table:formula="of:=[.N112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7])" office:value-type="string" office:string-value="7-15">
            <text:p>7-15</text:p>
          </table:table-cell>
          <table:table-cell table:formula="of:=['1'.K113]" office:value-type="float" office:value="0.4625">
            <text:p>0.462500</text:p>
          </table:table-cell>
          <table:covered-table-cell/>
          <table:table-cell table:formula="of:=[.B$17]*[.E113]" office:value-type="float" office:value="0.4625">
            <text:p>0.462500</text:p>
          </table:table-cell>
          <table:covered-table-cell table:number-columns-repeated="3"/>
          <table:table-cell table:formula="of:=[.E113]+(learningrate*[.B$17]*[.J99])" office:value-type="float" office:value="0.4278125">
            <text:p>0.427813</text:p>
          </table:table-cell>
          <table:table-cell/>
          <table:table-cell table:formula="of:=CONCATENATE([.O99];&quot;-&quot;;[.F$227])" office:value-type="string" office:string-value="7-15">
            <text:p>7-15</text:p>
          </table:table-cell>
          <table:table-cell table:formula="of:=['1'.T113]" office:value-type="float" office:value="0.49296875">
            <text:p>0.492969</text:p>
          </table:table-cell>
          <table:covered-table-cell/>
          <table:table-cell table:formula="of:=[.N113]*[.H$227]" office:value-type="float" office:value="0.20797119140625">
            <text:p>0.207971</text:p>
          </table:table-cell>
          <table:covered-table-cell table:number-columns-repeated="3"/>
          <table:table-cell table:formula="of:=[.N113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99];&quot;-&quot;;[.A$18])" office:value-type="string" office:string-value="7-16">
            <text:p>7-16</text:p>
          </table:table-cell>
          <table:table-cell table:formula="of:=['1'.K114]" office:value-type="float" office:value="0.4625">
            <text:p>0.462500</text:p>
          </table:table-cell>
          <table:covered-table-cell/>
          <table:table-cell table:formula="of:=[.B$18]*[.E114]" office:value-type="float" office:value="0.4625">
            <text:p>0.462500</text:p>
          </table:table-cell>
          <table:covered-table-cell table:number-columns-repeated="3"/>
          <table:table-cell table:formula="of:=[.E114]+(learningrate*[.B$18]*[.J99])" office:value-type="float" office:value="0.4278125">
            <text:p>0.427813</text:p>
          </table:table-cell>
          <table:table-cell/>
          <table:table-cell table:formula="of:=CONCATENATE([.O99];&quot;-&quot;;[.F$243])" office:value-type="string" office:string-value="7-16">
            <text:p>7-16</text:p>
          </table:table-cell>
          <table:table-cell table:formula="of:=['1'.T114]" office:value-type="float" office:value="0.49296875">
            <text:p>0.492969</text:p>
          </table:table-cell>
          <table:covered-table-cell/>
          <table:table-cell table:formula="of:=[.N114]*[.H$243]" office:value-type="float" office:value="0.20797119140625">
            <text:p>0.207971</text:p>
          </table:table-cell>
          <table:covered-table-cell table:number-columns-repeated="3"/>
          <table:table-cell table:formula="of:=[.N114]+(learningrate*[.H99]*[.S99])" office:value-type="float" office:value="0.486075371551514">
            <text:p>0.486075</text:p>
          </table:table-cell>
        </table:table-row>
        <table:table-row table:style-name="ro1">
          <table:table-cell table:number-columns-repeated="3"/>
          <table:table-cell table:formula="of:=CONCATENATE([.F115];&quot;-&quot;;[.A$3])" office:value-type="string" office:string-value="8-1">
            <text:p>8-1</text:p>
          </table:table-cell>
          <table:table-cell table:formula="of:=['1'.K115]" office:value-type="float" office:value="0.5625">
            <text:p>0.562500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B$3]*[.E115]" office:value-type="float" office:value="0.5625">
            <text:p>0.562500</text:p>
          </table:table-cell>
          <table:table-cell table:style-name="ce4" table:formula="of:=SUMPRODUCT([.B$3:.B$18];[.E115:.E130])/16" office:value-type="float" office:value="0.421875" table:number-columns-spanned="1" table:number-rows-spanned="16">
            <text:p>0.421875</text:p>
          </table:table-cell>
          <table:table-cell table:style-name="ce3" table:formula="of:=[.B10]" office:value-type="float" office:value="1" table:number-columns-spanned="1" table:number-rows-spanned="16">
            <text:p>1</text:p>
          </table:table-cell>
          <table:table-cell table:style-name="ce4" table:formula="of:=[.I115]-[.H115]" office:value-type="float" office:value="0.578125" table:number-columns-spanned="1" table:number-rows-spanned="16">
            <text:p>0.578125</text:p>
          </table:table-cell>
          <table:table-cell table:formula="of:=[.E115]+(learningrate*[.B$3]*[.J115])" office:value-type="float" office:value="0.6203125">
            <text:p>0.620313</text:p>
          </table:table-cell>
          <table:table-cell/>
          <table:table-cell table:formula="of:=CONCATENATE([.O115];&quot;-&quot;;[.F$3])" office:value-type="string" office:string-value="8-1">
            <text:p>8-1</text:p>
          </table:table-cell>
          <table:table-cell table:formula="of:=['1'.T115]" office:value-type="float" office:value="0.49296875">
            <text:p>0.492969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N115]*[.H$3]" office:value-type="float" office:value="0.20797119140625">
            <text:p>0.207971</text:p>
          </table:table-cell>
          <table:table-cell table:style-name="ce3" table:formula="of:=SUM([.P115:.P130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15]-[.Q115]" office:value-type="float" office:value="-0.19872802734375" table:number-columns-spanned="1" table:number-rows-spanned="16">
            <text:p>-0.1987280273</text:p>
          </table:table-cell>
          <table:table-cell table:formula="of:=[.N115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4])" office:value-type="string" office:string-value="8-2">
            <text:p>8-2</text:p>
          </table:table-cell>
          <table:table-cell table:formula="of:=['1'.K116]" office:value-type="float" office:value="0.5625">
            <text:p>0.562500</text:p>
          </table:table-cell>
          <table:covered-table-cell/>
          <table:table-cell table:formula="of:=[.B$4]*[.E116]" office:value-type="float" office:value="0.5625">
            <text:p>0.562500</text:p>
          </table:table-cell>
          <table:covered-table-cell table:number-columns-repeated="3"/>
          <table:table-cell table:formula="of:=[.E116]+(learningrate*[.B$4]*[.J115])" office:value-type="float" office:value="0.6203125">
            <text:p>0.620313</text:p>
          </table:table-cell>
          <table:table-cell/>
          <table:table-cell table:formula="of:=CONCATENATE([.O115];&quot;-&quot;;[.F$19])" office:value-type="string" office:string-value="8-2">
            <text:p>8-2</text:p>
          </table:table-cell>
          <table:table-cell table:formula="of:=['1'.T116]" office:value-type="float" office:value="0.49296875">
            <text:p>0.492969</text:p>
          </table:table-cell>
          <table:covered-table-cell/>
          <table:table-cell table:formula="of:=[.N116]*[.H$19]" office:value-type="float" office:value="0.20797119140625">
            <text:p>0.207971</text:p>
          </table:table-cell>
          <table:covered-table-cell table:number-columns-repeated="3"/>
          <table:table-cell table:formula="of:=[.N116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5])" office:value-type="string" office:string-value="8-3">
            <text:p>8-3</text:p>
          </table:table-cell>
          <table:table-cell table:formula="of:=['1'.K117]" office:value-type="float" office:value="0.5625">
            <text:p>0.562500</text:p>
          </table:table-cell>
          <table:covered-table-cell/>
          <table:table-cell table:formula="of:=[.B$5]*[.E117]" office:value-type="float" office:value="0.5625">
            <text:p>0.562500</text:p>
          </table:table-cell>
          <table:covered-table-cell table:number-columns-repeated="3"/>
          <table:table-cell table:formula="of:=[.E117]+(learningrate*[.B$5]*[.J115])" office:value-type="float" office:value="0.6203125">
            <text:p>0.620313</text:p>
          </table:table-cell>
          <table:table-cell/>
          <table:table-cell table:formula="of:=CONCATENATE([.O115];&quot;-&quot;;[.F$35])" office:value-type="string" office:string-value="8-3">
            <text:p>8-3</text:p>
          </table:table-cell>
          <table:table-cell table:formula="of:=['1'.T117]" office:value-type="float" office:value="0.49296875">
            <text:p>0.492969</text:p>
          </table:table-cell>
          <table:covered-table-cell/>
          <table:table-cell table:formula="of:=[.N117]*[.H$35]" office:value-type="float" office:value="0.20797119140625">
            <text:p>0.207971</text:p>
          </table:table-cell>
          <table:covered-table-cell table:number-columns-repeated="3"/>
          <table:table-cell table:formula="of:=[.N117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6])" office:value-type="string" office:string-value="8-4">
            <text:p>8-4</text:p>
          </table:table-cell>
          <table:table-cell table:formula="of:=['1'.K118]" office:value-type="float" office:value="0.5625">
            <text:p>0.562500</text:p>
          </table:table-cell>
          <table:covered-table-cell/>
          <table:table-cell table:formula="of:=[.B$6]*[.E118]" office:value-type="float" office:value="0.5625">
            <text:p>0.562500</text:p>
          </table:table-cell>
          <table:covered-table-cell table:number-columns-repeated="3"/>
          <table:table-cell table:formula="of:=[.E118]+(learningrate*[.B$6]*[.J115])" office:value-type="float" office:value="0.6203125">
            <text:p>0.620313</text:p>
          </table:table-cell>
          <table:table-cell/>
          <table:table-cell table:formula="of:=CONCATENATE([.O115];&quot;-&quot;;[.F$51])" office:value-type="string" office:string-value="8-4">
            <text:p>8-4</text:p>
          </table:table-cell>
          <table:table-cell table:formula="of:=['1'.T118]" office:value-type="float" office:value="0.49296875">
            <text:p>0.492969</text:p>
          </table:table-cell>
          <table:covered-table-cell/>
          <table:table-cell table:formula="of:=[.N118]*[.H$51]" office:value-type="float" office:value="0.20797119140625">
            <text:p>0.207971</text:p>
          </table:table-cell>
          <table:covered-table-cell table:number-columns-repeated="3"/>
          <table:table-cell table:formula="of:=[.N118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7])" office:value-type="string" office:string-value="8-5">
            <text:p>8-5</text:p>
          </table:table-cell>
          <table:table-cell table:formula="of:=['1'.K119]" office:value-type="float" office:value="0.5625">
            <text:p>0.562500</text:p>
          </table:table-cell>
          <table:covered-table-cell/>
          <table:table-cell table:formula="of:=[.B$7]*[.E119]" office:value-type="float" office:value="0.5625">
            <text:p>0.562500</text:p>
          </table:table-cell>
          <table:covered-table-cell table:number-columns-repeated="3"/>
          <table:table-cell table:formula="of:=[.E119]+(learningrate*[.B$7]*[.J115])" office:value-type="float" office:value="0.6203125">
            <text:p>0.620313</text:p>
          </table:table-cell>
          <table:table-cell/>
          <table:table-cell table:formula="of:=CONCATENATE([.O115];&quot;-&quot;;[.F$67])" office:value-type="string" office:string-value="8-5">
            <text:p>8-5</text:p>
          </table:table-cell>
          <table:table-cell table:formula="of:=['1'.T119]" office:value-type="float" office:value="0.49296875">
            <text:p>0.492969</text:p>
          </table:table-cell>
          <table:covered-table-cell/>
          <table:table-cell table:formula="of:=[.N119]*[.H$67]" office:value-type="float" office:value="0.20797119140625">
            <text:p>0.207971</text:p>
          </table:table-cell>
          <table:covered-table-cell table:number-columns-repeated="3"/>
          <table:table-cell table:formula="of:=[.N119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8])" office:value-type="string" office:string-value="8-6">
            <text:p>8-6</text:p>
          </table:table-cell>
          <table:table-cell table:formula="of:=['1'.K120]" office:value-type="float" office:value="0.5">
            <text:p>0.500000</text:p>
          </table:table-cell>
          <table:covered-table-cell/>
          <table:table-cell table:formula="of:=[.B$8]*[.E120]" office:value-type="float" office:value="0">
            <text:p>0.000000</text:p>
          </table:table-cell>
          <table:covered-table-cell table:number-columns-repeated="3"/>
          <table:table-cell table:formula="of:=[.E120]+(learningrate*[.B$8]*[.J115])" office:value-type="float" office:value="0.5">
            <text:p>0.500000</text:p>
          </table:table-cell>
          <table:table-cell/>
          <table:table-cell table:formula="of:=CONCATENATE([.O115];&quot;-&quot;;[.F$83])" office:value-type="string" office:string-value="8-6">
            <text:p>8-6</text:p>
          </table:table-cell>
          <table:table-cell table:formula="of:=['1'.T120]" office:value-type="float" office:value="0.49296875">
            <text:p>0.492969</text:p>
          </table:table-cell>
          <table:covered-table-cell/>
          <table:table-cell table:formula="of:=[.N120]*[.H$83]" office:value-type="float" office:value="0.17099853515625">
            <text:p>0.170999</text:p>
          </table:table-cell>
          <table:covered-table-cell table:number-columns-repeated="3"/>
          <table:table-cell table:formula="of:=[.N120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9])" office:value-type="string" office:string-value="8-7">
            <text:p>8-7</text:p>
          </table:table-cell>
          <table:table-cell table:formula="of:=['1'.K121]" office:value-type="float" office:value="0.5">
            <text:p>0.500000</text:p>
          </table:table-cell>
          <table:covered-table-cell/>
          <table:table-cell table:formula="of:=[.B$9]*[.E121]" office:value-type="float" office:value="0">
            <text:p>0.000000</text:p>
          </table:table-cell>
          <table:covered-table-cell table:number-columns-repeated="3"/>
          <table:table-cell table:formula="of:=[.E121]+(learningrate*[.B$9]*[.J115])" office:value-type="float" office:value="0.5">
            <text:p>0.500000</text:p>
          </table:table-cell>
          <table:table-cell/>
          <table:table-cell table:formula="of:=CONCATENATE([.O115];&quot;-&quot;;[.F$99])" office:value-type="string" office:string-value="8-7">
            <text:p>8-7</text:p>
          </table:table-cell>
          <table:table-cell table:formula="of:=['1'.T121]" office:value-type="float" office:value="0.49296875">
            <text:p>0.492969</text:p>
          </table:table-cell>
          <table:covered-table-cell/>
          <table:table-cell table:formula="of:=[.N121]*[.H$99]" office:value-type="float" office:value="0.17099853515625">
            <text:p>0.170999</text:p>
          </table:table-cell>
          <table:covered-table-cell table:number-columns-repeated="3"/>
          <table:table-cell table:formula="of:=[.N121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0])" office:value-type="string" office:string-value="8-8">
            <text:p>8-8</text:p>
          </table:table-cell>
          <table:table-cell table:formula="of:=['1'.K122]" office:value-type="float" office:value="0.5625">
            <text:p>0.562500</text:p>
          </table:table-cell>
          <table:covered-table-cell/>
          <table:table-cell table:formula="of:=[.B$10]*[.E122]" office:value-type="float" office:value="0.5625">
            <text:p>0.562500</text:p>
          </table:table-cell>
          <table:covered-table-cell table:number-columns-repeated="3"/>
          <table:table-cell table:formula="of:=[.E122]+(learningrate*[.B$10]*[.J115])" office:value-type="float" office:value="0.6203125">
            <text:p>0.620313</text:p>
          </table:table-cell>
          <table:table-cell/>
          <table:table-cell table:formula="of:=CONCATENATE([.O115];&quot;-&quot;;[.F$115])" office:value-type="string" office:string-value="8-8">
            <text:p>8-8</text:p>
          </table:table-cell>
          <table:table-cell table:formula="of:=['1'.T122]" office:value-type="float" office:value="0.49296875">
            <text:p>0.492969</text:p>
          </table:table-cell>
          <table:covered-table-cell/>
          <table:table-cell table:formula="of:=[.N122]*[.H$115]" office:value-type="float" office:value="0.20797119140625">
            <text:p>0.207971</text:p>
          </table:table-cell>
          <table:covered-table-cell table:number-columns-repeated="3"/>
          <table:table-cell table:formula="of:=[.N122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1])" office:value-type="string" office:string-value="8-9">
            <text:p>8-9</text:p>
          </table:table-cell>
          <table:table-cell table:formula="of:=['1'.K123]" office:value-type="float" office:value="0.5625">
            <text:p>0.562500</text:p>
          </table:table-cell>
          <table:covered-table-cell/>
          <table:table-cell table:formula="of:=[.B$11]*[.E123]" office:value-type="float" office:value="0.5625">
            <text:p>0.562500</text:p>
          </table:table-cell>
          <table:covered-table-cell table:number-columns-repeated="3"/>
          <table:table-cell table:formula="of:=[.E123]+(learningrate*[.B$11]*[.J115])" office:value-type="float" office:value="0.6203125">
            <text:p>0.620313</text:p>
          </table:table-cell>
          <table:table-cell/>
          <table:table-cell table:formula="of:=CONCATENATE([.O115];&quot;-&quot;;[.F$131])" office:value-type="string" office:string-value="8-9">
            <text:p>8-9</text:p>
          </table:table-cell>
          <table:table-cell table:formula="of:=['1'.T123]" office:value-type="float" office:value="0.49296875">
            <text:p>0.492969</text:p>
          </table:table-cell>
          <table:covered-table-cell/>
          <table:table-cell table:formula="of:=[.N123]*[.H$131]" office:value-type="float" office:value="0.20797119140625">
            <text:p>0.207971</text:p>
          </table:table-cell>
          <table:covered-table-cell table:number-columns-repeated="3"/>
          <table:table-cell table:formula="of:=[.N123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2])" office:value-type="string" office:string-value="8-10">
            <text:p>8-10</text:p>
          </table:table-cell>
          <table:table-cell table:formula="of:=['1'.K124]" office:value-type="float" office:value="0.5">
            <text:p>0.500000</text:p>
          </table:table-cell>
          <table:covered-table-cell/>
          <table:table-cell table:formula="of:=[.B$12]*[.E124]" office:value-type="float" office:value="0">
            <text:p>0.000000</text:p>
          </table:table-cell>
          <table:covered-table-cell table:number-columns-repeated="3"/>
          <table:table-cell table:formula="of:=[.E124]+(learningrate*[.B$12]*[.J115])" office:value-type="float" office:value="0.5">
            <text:p>0.500000</text:p>
          </table:table-cell>
          <table:table-cell/>
          <table:table-cell table:formula="of:=CONCATENATE([.O115];&quot;-&quot;;[.F$147])" office:value-type="string" office:string-value="8-10">
            <text:p>8-10</text:p>
          </table:table-cell>
          <table:table-cell table:formula="of:=['1'.T124]" office:value-type="float" office:value="0.49296875">
            <text:p>0.492969</text:p>
          </table:table-cell>
          <table:covered-table-cell/>
          <table:table-cell table:formula="of:=[.N124]*[.H$147]" office:value-type="float" office:value="0.17099853515625">
            <text:p>0.170999</text:p>
          </table:table-cell>
          <table:covered-table-cell table:number-columns-repeated="3"/>
          <table:table-cell table:formula="of:=[.N124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3])" office:value-type="string" office:string-value="8-11">
            <text:p>8-11</text:p>
          </table:table-cell>
          <table:table-cell table:formula="of:=['1'.K125]" office:value-type="float" office:value="0.5">
            <text:p>0.500000</text:p>
          </table:table-cell>
          <table:covered-table-cell/>
          <table:table-cell table:formula="of:=[.B$13]*[.E125]" office:value-type="float" office:value="0">
            <text:p>0.000000</text:p>
          </table:table-cell>
          <table:covered-table-cell table:number-columns-repeated="3"/>
          <table:table-cell table:formula="of:=[.E125]+(learningrate*[.B$13]*[.J115])" office:value-type="float" office:value="0.5">
            <text:p>0.500000</text:p>
          </table:table-cell>
          <table:table-cell/>
          <table:table-cell table:formula="of:=CONCATENATE([.O115];&quot;-&quot;;[.F$163])" office:value-type="string" office:string-value="8-11">
            <text:p>8-11</text:p>
          </table:table-cell>
          <table:table-cell table:formula="of:=['1'.T125]" office:value-type="float" office:value="0.49296875">
            <text:p>0.492969</text:p>
          </table:table-cell>
          <table:covered-table-cell/>
          <table:table-cell table:formula="of:=[.N125]*[.H$163]" office:value-type="float" office:value="0.17099853515625">
            <text:p>0.170999</text:p>
          </table:table-cell>
          <table:covered-table-cell table:number-columns-repeated="3"/>
          <table:table-cell table:formula="of:=[.N125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4])" office:value-type="string" office:string-value="8-12">
            <text:p>8-12</text:p>
          </table:table-cell>
          <table:table-cell table:formula="of:=['1'.K126]" office:value-type="float" office:value="0.5625">
            <text:p>0.562500</text:p>
          </table:table-cell>
          <table:covered-table-cell/>
          <table:table-cell table:formula="of:=[.B$14]*[.E126]" office:value-type="float" office:value="0.5625">
            <text:p>0.562500</text:p>
          </table:table-cell>
          <table:covered-table-cell table:number-columns-repeated="3"/>
          <table:table-cell table:formula="of:=[.E126]+(learningrate*[.B$14]*[.J115])" office:value-type="float" office:value="0.6203125">
            <text:p>0.620313</text:p>
          </table:table-cell>
          <table:table-cell/>
          <table:table-cell table:formula="of:=CONCATENATE([.O115];&quot;-&quot;;[.F$179])" office:value-type="string" office:string-value="8-12">
            <text:p>8-12</text:p>
          </table:table-cell>
          <table:table-cell table:formula="of:=['1'.T126]" office:value-type="float" office:value="0.49296875">
            <text:p>0.492969</text:p>
          </table:table-cell>
          <table:covered-table-cell/>
          <table:table-cell table:formula="of:=[.N126]*[.H$179]" office:value-type="float" office:value="0.20797119140625">
            <text:p>0.207971</text:p>
          </table:table-cell>
          <table:covered-table-cell table:number-columns-repeated="3"/>
          <table:table-cell table:formula="of:=[.N126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5])" office:value-type="string" office:string-value="8-13">
            <text:p>8-13</text:p>
          </table:table-cell>
          <table:table-cell table:formula="of:=['1'.K127]" office:value-type="float" office:value="0.5625">
            <text:p>0.562500</text:p>
          </table:table-cell>
          <table:covered-table-cell/>
          <table:table-cell table:formula="of:=[.B$15]*[.E127]" office:value-type="float" office:value="0.5625">
            <text:p>0.562500</text:p>
          </table:table-cell>
          <table:covered-table-cell table:number-columns-repeated="3"/>
          <table:table-cell table:formula="of:=[.E127]+(learningrate*[.B$15]*[.J115])" office:value-type="float" office:value="0.6203125">
            <text:p>0.620313</text:p>
          </table:table-cell>
          <table:table-cell/>
          <table:table-cell table:formula="of:=CONCATENATE([.O115];&quot;-&quot;;[.F$195])" office:value-type="string" office:string-value="8-13">
            <text:p>8-13</text:p>
          </table:table-cell>
          <table:table-cell table:formula="of:=['1'.T127]" office:value-type="float" office:value="0.49296875">
            <text:p>0.492969</text:p>
          </table:table-cell>
          <table:covered-table-cell/>
          <table:table-cell table:formula="of:=[.N127]*[.H$195]" office:value-type="float" office:value="0.20797119140625">
            <text:p>0.207971</text:p>
          </table:table-cell>
          <table:covered-table-cell table:number-columns-repeated="3"/>
          <table:table-cell table:formula="of:=[.N127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6])" office:value-type="string" office:string-value="8-14">
            <text:p>8-14</text:p>
          </table:table-cell>
          <table:table-cell table:formula="of:=['1'.K128]" office:value-type="float" office:value="0.5625">
            <text:p>0.562500</text:p>
          </table:table-cell>
          <table:covered-table-cell/>
          <table:table-cell table:formula="of:=[.B$16]*[.E128]" office:value-type="float" office:value="0.5625">
            <text:p>0.562500</text:p>
          </table:table-cell>
          <table:covered-table-cell table:number-columns-repeated="3"/>
          <table:table-cell table:formula="of:=[.E128]+(learningrate*[.B$16]*[.J115])" office:value-type="float" office:value="0.6203125">
            <text:p>0.620313</text:p>
          </table:table-cell>
          <table:table-cell/>
          <table:table-cell table:formula="of:=CONCATENATE([.O115];&quot;-&quot;;[.F$211])" office:value-type="string" office:string-value="8-14">
            <text:p>8-14</text:p>
          </table:table-cell>
          <table:table-cell table:formula="of:=['1'.T128]" office:value-type="float" office:value="0.49296875">
            <text:p>0.492969</text:p>
          </table:table-cell>
          <table:covered-table-cell/>
          <table:table-cell table:formula="of:=[.N128]*[.H$211]" office:value-type="float" office:value="0.20797119140625">
            <text:p>0.207971</text:p>
          </table:table-cell>
          <table:covered-table-cell table:number-columns-repeated="3"/>
          <table:table-cell table:formula="of:=[.N128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7])" office:value-type="string" office:string-value="8-15">
            <text:p>8-15</text:p>
          </table:table-cell>
          <table:table-cell table:formula="of:=['1'.K129]" office:value-type="float" office:value="0.5625">
            <text:p>0.562500</text:p>
          </table:table-cell>
          <table:covered-table-cell/>
          <table:table-cell table:formula="of:=[.B$17]*[.E129]" office:value-type="float" office:value="0.5625">
            <text:p>0.562500</text:p>
          </table:table-cell>
          <table:covered-table-cell table:number-columns-repeated="3"/>
          <table:table-cell table:formula="of:=[.E129]+(learningrate*[.B$17]*[.J115])" office:value-type="float" office:value="0.6203125">
            <text:p>0.620313</text:p>
          </table:table-cell>
          <table:table-cell/>
          <table:table-cell table:formula="of:=CONCATENATE([.O115];&quot;-&quot;;[.F$227])" office:value-type="string" office:string-value="8-15">
            <text:p>8-15</text:p>
          </table:table-cell>
          <table:table-cell table:formula="of:=['1'.T129]" office:value-type="float" office:value="0.49296875">
            <text:p>0.492969</text:p>
          </table:table-cell>
          <table:covered-table-cell/>
          <table:table-cell table:formula="of:=[.N129]*[.H$227]" office:value-type="float" office:value="0.20797119140625">
            <text:p>0.207971</text:p>
          </table:table-cell>
          <table:covered-table-cell table:number-columns-repeated="3"/>
          <table:table-cell table:formula="of:=[.N129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15];&quot;-&quot;;[.A$18])" office:value-type="string" office:string-value="8-16">
            <text:p>8-16</text:p>
          </table:table-cell>
          <table:table-cell table:formula="of:=['1'.K130]" office:value-type="float" office:value="0.5625">
            <text:p>0.562500</text:p>
          </table:table-cell>
          <table:covered-table-cell/>
          <table:table-cell table:formula="of:=[.B$18]*[.E130]" office:value-type="float" office:value="0.5625">
            <text:p>0.562500</text:p>
          </table:table-cell>
          <table:covered-table-cell table:number-columns-repeated="3"/>
          <table:table-cell table:formula="of:=[.E130]+(learningrate*[.B$18]*[.J115])" office:value-type="float" office:value="0.6203125">
            <text:p>0.620313</text:p>
          </table:table-cell>
          <table:table-cell/>
          <table:table-cell table:formula="of:=CONCATENATE([.O115];&quot;-&quot;;[.F$243])" office:value-type="string" office:string-value="8-16">
            <text:p>8-16</text:p>
          </table:table-cell>
          <table:table-cell table:formula="of:=['1'.T130]" office:value-type="float" office:value="0.49296875">
            <text:p>0.492969</text:p>
          </table:table-cell>
          <table:covered-table-cell/>
          <table:table-cell table:formula="of:=[.N130]*[.H$243]" office:value-type="float" office:value="0.20797119140625">
            <text:p>0.207971</text:p>
          </table:table-cell>
          <table:covered-table-cell table:number-columns-repeated="3"/>
          <table:table-cell table:formula="of:=[.N130]+(learningrate*[.H115]*[.S115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3])" office:value-type="string" office:string-value="9-1">
            <text:p>9-1</text:p>
          </table:table-cell>
          <table:table-cell table:formula="of:=['1'.K131]" office:value-type="float" office:value="0.5625">
            <text:p>0.562500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B$3]*[.E131]" office:value-type="float" office:value="0.5625">
            <text:p>0.562500</text:p>
          </table:table-cell>
          <table:table-cell table:style-name="ce4" table:formula="of:=SUMPRODUCT([.B$3:.B$18];[.E131:.E146])/16" office:value-type="float" office:value="0.421875" table:number-columns-spanned="1" table:number-rows-spanned="16">
            <text:p>0.421875</text:p>
          </table:table-cell>
          <table:table-cell table:style-name="ce3" table:formula="of:=[.B11]" office:value-type="float" office:value="1" table:number-columns-spanned="1" table:number-rows-spanned="16">
            <text:p>1</text:p>
          </table:table-cell>
          <table:table-cell table:style-name="ce4" table:formula="of:=[.I131]-[.H131]" office:value-type="float" office:value="0.578125" table:number-columns-spanned="1" table:number-rows-spanned="16">
            <text:p>0.578125</text:p>
          </table:table-cell>
          <table:table-cell table:formula="of:=[.E131]+(learningrate*[.B$3]*[.J131])" office:value-type="float" office:value="0.6203125">
            <text:p>0.620313</text:p>
          </table:table-cell>
          <table:table-cell/>
          <table:table-cell table:formula="of:=CONCATENATE([.O131];&quot;-&quot;;[.F$3])" office:value-type="string" office:string-value="9-1">
            <text:p>9-1</text:p>
          </table:table-cell>
          <table:table-cell table:formula="of:=['1'.T131]" office:value-type="float" office:value="0.49296875">
            <text:p>0.492969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N131]*[.H$3]" office:value-type="float" office:value="0.20797119140625">
            <text:p>0.207971</text:p>
          </table:table-cell>
          <table:table-cell table:style-name="ce3" table:formula="of:=SUM([.P131:.P146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31]-[.Q131]" office:value-type="float" office:value="-0.19872802734375" table:number-columns-spanned="1" table:number-rows-spanned="16">
            <text:p>-0.1987280273</text:p>
          </table:table-cell>
          <table:table-cell table:formula="of:=[.N131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4])" office:value-type="string" office:string-value="9-2">
            <text:p>9-2</text:p>
          </table:table-cell>
          <table:table-cell table:formula="of:=['1'.K132]" office:value-type="float" office:value="0.5625">
            <text:p>0.562500</text:p>
          </table:table-cell>
          <table:covered-table-cell/>
          <table:table-cell table:formula="of:=[.B$4]*[.E132]" office:value-type="float" office:value="0.5625">
            <text:p>0.562500</text:p>
          </table:table-cell>
          <table:covered-table-cell table:number-columns-repeated="3"/>
          <table:table-cell table:formula="of:=[.E132]+(learningrate*[.B$4]*[.J131])" office:value-type="float" office:value="0.6203125">
            <text:p>0.620313</text:p>
          </table:table-cell>
          <table:table-cell/>
          <table:table-cell table:formula="of:=CONCATENATE([.O131];&quot;-&quot;;[.F$19])" office:value-type="string" office:string-value="9-2">
            <text:p>9-2</text:p>
          </table:table-cell>
          <table:table-cell table:formula="of:=['1'.T132]" office:value-type="float" office:value="0.49296875">
            <text:p>0.492969</text:p>
          </table:table-cell>
          <table:covered-table-cell/>
          <table:table-cell table:formula="of:=[.N132]*[.H$19]" office:value-type="float" office:value="0.20797119140625">
            <text:p>0.207971</text:p>
          </table:table-cell>
          <table:covered-table-cell table:number-columns-repeated="3"/>
          <table:table-cell table:formula="of:=[.N132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5])" office:value-type="string" office:string-value="9-3">
            <text:p>9-3</text:p>
          </table:table-cell>
          <table:table-cell table:formula="of:=['1'.K133]" office:value-type="float" office:value="0.5625">
            <text:p>0.562500</text:p>
          </table:table-cell>
          <table:covered-table-cell/>
          <table:table-cell table:formula="of:=[.B$5]*[.E133]" office:value-type="float" office:value="0.5625">
            <text:p>0.562500</text:p>
          </table:table-cell>
          <table:covered-table-cell table:number-columns-repeated="3"/>
          <table:table-cell table:formula="of:=[.E133]+(learningrate*[.B$5]*[.J131])" office:value-type="float" office:value="0.6203125">
            <text:p>0.620313</text:p>
          </table:table-cell>
          <table:table-cell/>
          <table:table-cell table:formula="of:=CONCATENATE([.O131];&quot;-&quot;;[.F$35])" office:value-type="string" office:string-value="9-3">
            <text:p>9-3</text:p>
          </table:table-cell>
          <table:table-cell table:formula="of:=['1'.T133]" office:value-type="float" office:value="0.49296875">
            <text:p>0.492969</text:p>
          </table:table-cell>
          <table:covered-table-cell/>
          <table:table-cell table:formula="of:=[.N133]*[.H$35]" office:value-type="float" office:value="0.20797119140625">
            <text:p>0.207971</text:p>
          </table:table-cell>
          <table:covered-table-cell table:number-columns-repeated="3"/>
          <table:table-cell table:formula="of:=[.N133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6])" office:value-type="string" office:string-value="9-4">
            <text:p>9-4</text:p>
          </table:table-cell>
          <table:table-cell table:formula="of:=['1'.K134]" office:value-type="float" office:value="0.5625">
            <text:p>0.562500</text:p>
          </table:table-cell>
          <table:covered-table-cell/>
          <table:table-cell table:formula="of:=[.B$6]*[.E134]" office:value-type="float" office:value="0.5625">
            <text:p>0.562500</text:p>
          </table:table-cell>
          <table:covered-table-cell table:number-columns-repeated="3"/>
          <table:table-cell table:formula="of:=[.E134]+(learningrate*[.B$6]*[.J131])" office:value-type="float" office:value="0.6203125">
            <text:p>0.620313</text:p>
          </table:table-cell>
          <table:table-cell/>
          <table:table-cell table:formula="of:=CONCATENATE([.O131];&quot;-&quot;;[.F$51])" office:value-type="string" office:string-value="9-4">
            <text:p>9-4</text:p>
          </table:table-cell>
          <table:table-cell table:formula="of:=['1'.T134]" office:value-type="float" office:value="0.49296875">
            <text:p>0.492969</text:p>
          </table:table-cell>
          <table:covered-table-cell/>
          <table:table-cell table:formula="of:=[.N134]*[.H$51]" office:value-type="float" office:value="0.20797119140625">
            <text:p>0.207971</text:p>
          </table:table-cell>
          <table:covered-table-cell table:number-columns-repeated="3"/>
          <table:table-cell table:formula="of:=[.N134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7])" office:value-type="string" office:string-value="9-5">
            <text:p>9-5</text:p>
          </table:table-cell>
          <table:table-cell table:formula="of:=['1'.K135]" office:value-type="float" office:value="0.5625">
            <text:p>0.562500</text:p>
          </table:table-cell>
          <table:covered-table-cell/>
          <table:table-cell table:formula="of:=[.B$7]*[.E135]" office:value-type="float" office:value="0.5625">
            <text:p>0.562500</text:p>
          </table:table-cell>
          <table:covered-table-cell table:number-columns-repeated="3"/>
          <table:table-cell table:formula="of:=[.E135]+(learningrate*[.B$7]*[.J131])" office:value-type="float" office:value="0.6203125">
            <text:p>0.620313</text:p>
          </table:table-cell>
          <table:table-cell/>
          <table:table-cell table:formula="of:=CONCATENATE([.O131];&quot;-&quot;;[.F$67])" office:value-type="string" office:string-value="9-5">
            <text:p>9-5</text:p>
          </table:table-cell>
          <table:table-cell table:formula="of:=['1'.T135]" office:value-type="float" office:value="0.49296875">
            <text:p>0.492969</text:p>
          </table:table-cell>
          <table:covered-table-cell/>
          <table:table-cell table:formula="of:=[.N135]*[.H$67]" office:value-type="float" office:value="0.20797119140625">
            <text:p>0.207971</text:p>
          </table:table-cell>
          <table:covered-table-cell table:number-columns-repeated="3"/>
          <table:table-cell table:formula="of:=[.N135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8])" office:value-type="string" office:string-value="9-6">
            <text:p>9-6</text:p>
          </table:table-cell>
          <table:table-cell table:formula="of:=['1'.K136]" office:value-type="float" office:value="0.5">
            <text:p>0.500000</text:p>
          </table:table-cell>
          <table:covered-table-cell/>
          <table:table-cell table:formula="of:=[.B$8]*[.E136]" office:value-type="float" office:value="0">
            <text:p>0.000000</text:p>
          </table:table-cell>
          <table:covered-table-cell table:number-columns-repeated="3"/>
          <table:table-cell table:formula="of:=[.E136]+(learningrate*[.B$8]*[.J131])" office:value-type="float" office:value="0.5">
            <text:p>0.500000</text:p>
          </table:table-cell>
          <table:table-cell/>
          <table:table-cell table:formula="of:=CONCATENATE([.O131];&quot;-&quot;;[.F$83])" office:value-type="string" office:string-value="9-6">
            <text:p>9-6</text:p>
          </table:table-cell>
          <table:table-cell table:formula="of:=['1'.T136]" office:value-type="float" office:value="0.49296875">
            <text:p>0.492969</text:p>
          </table:table-cell>
          <table:covered-table-cell/>
          <table:table-cell table:formula="of:=[.N136]*[.H$83]" office:value-type="float" office:value="0.17099853515625">
            <text:p>0.170999</text:p>
          </table:table-cell>
          <table:covered-table-cell table:number-columns-repeated="3"/>
          <table:table-cell table:formula="of:=[.N136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9])" office:value-type="string" office:string-value="9-7">
            <text:p>9-7</text:p>
          </table:table-cell>
          <table:table-cell table:formula="of:=['1'.K137]" office:value-type="float" office:value="0.5">
            <text:p>0.500000</text:p>
          </table:table-cell>
          <table:covered-table-cell/>
          <table:table-cell table:formula="of:=[.B$9]*[.E137]" office:value-type="float" office:value="0">
            <text:p>0.000000</text:p>
          </table:table-cell>
          <table:covered-table-cell table:number-columns-repeated="3"/>
          <table:table-cell table:formula="of:=[.E137]+(learningrate*[.B$9]*[.J131])" office:value-type="float" office:value="0.5">
            <text:p>0.500000</text:p>
          </table:table-cell>
          <table:table-cell/>
          <table:table-cell table:formula="of:=CONCATENATE([.O131];&quot;-&quot;;[.F$99])" office:value-type="string" office:string-value="9-7">
            <text:p>9-7</text:p>
          </table:table-cell>
          <table:table-cell table:formula="of:=['1'.T137]" office:value-type="float" office:value="0.49296875">
            <text:p>0.492969</text:p>
          </table:table-cell>
          <table:covered-table-cell/>
          <table:table-cell table:formula="of:=[.N137]*[.H$99]" office:value-type="float" office:value="0.17099853515625">
            <text:p>0.170999</text:p>
          </table:table-cell>
          <table:covered-table-cell table:number-columns-repeated="3"/>
          <table:table-cell table:formula="of:=[.N137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0])" office:value-type="string" office:string-value="9-8">
            <text:p>9-8</text:p>
          </table:table-cell>
          <table:table-cell table:formula="of:=['1'.K138]" office:value-type="float" office:value="0.5625">
            <text:p>0.562500</text:p>
          </table:table-cell>
          <table:covered-table-cell/>
          <table:table-cell table:formula="of:=[.B$10]*[.E138]" office:value-type="float" office:value="0.5625">
            <text:p>0.562500</text:p>
          </table:table-cell>
          <table:covered-table-cell table:number-columns-repeated="3"/>
          <table:table-cell table:formula="of:=[.E138]+(learningrate*[.B$10]*[.J131])" office:value-type="float" office:value="0.6203125">
            <text:p>0.620313</text:p>
          </table:table-cell>
          <table:table-cell/>
          <table:table-cell table:formula="of:=CONCATENATE([.O131];&quot;-&quot;;[.F$115])" office:value-type="string" office:string-value="9-8">
            <text:p>9-8</text:p>
          </table:table-cell>
          <table:table-cell table:formula="of:=['1'.T138]" office:value-type="float" office:value="0.49296875">
            <text:p>0.492969</text:p>
          </table:table-cell>
          <table:covered-table-cell/>
          <table:table-cell table:formula="of:=[.N138]*[.H$115]" office:value-type="float" office:value="0.20797119140625">
            <text:p>0.207971</text:p>
          </table:table-cell>
          <table:covered-table-cell table:number-columns-repeated="3"/>
          <table:table-cell table:formula="of:=[.N138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1])" office:value-type="string" office:string-value="9-9">
            <text:p>9-9</text:p>
          </table:table-cell>
          <table:table-cell table:formula="of:=['1'.K139]" office:value-type="float" office:value="0.5625">
            <text:p>0.562500</text:p>
          </table:table-cell>
          <table:covered-table-cell/>
          <table:table-cell table:formula="of:=[.B$11]*[.E139]" office:value-type="float" office:value="0.5625">
            <text:p>0.562500</text:p>
          </table:table-cell>
          <table:covered-table-cell table:number-columns-repeated="3"/>
          <table:table-cell table:formula="of:=[.E139]+(learningrate*[.B$11]*[.J131])" office:value-type="float" office:value="0.6203125">
            <text:p>0.620313</text:p>
          </table:table-cell>
          <table:table-cell/>
          <table:table-cell table:formula="of:=CONCATENATE([.O131];&quot;-&quot;;[.F$131])" office:value-type="string" office:string-value="9-9">
            <text:p>9-9</text:p>
          </table:table-cell>
          <table:table-cell table:formula="of:=['1'.T139]" office:value-type="float" office:value="0.49296875">
            <text:p>0.492969</text:p>
          </table:table-cell>
          <table:covered-table-cell/>
          <table:table-cell table:formula="of:=[.N139]*[.H$131]" office:value-type="float" office:value="0.20797119140625">
            <text:p>0.207971</text:p>
          </table:table-cell>
          <table:covered-table-cell table:number-columns-repeated="3"/>
          <table:table-cell table:formula="of:=[.N139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2])" office:value-type="string" office:string-value="9-10">
            <text:p>9-10</text:p>
          </table:table-cell>
          <table:table-cell table:formula="of:=['1'.K140]" office:value-type="float" office:value="0.5">
            <text:p>0.500000</text:p>
          </table:table-cell>
          <table:covered-table-cell/>
          <table:table-cell table:formula="of:=[.B$12]*[.E140]" office:value-type="float" office:value="0">
            <text:p>0.000000</text:p>
          </table:table-cell>
          <table:covered-table-cell table:number-columns-repeated="3"/>
          <table:table-cell table:formula="of:=[.E140]+(learningrate*[.B$12]*[.J131])" office:value-type="float" office:value="0.5">
            <text:p>0.500000</text:p>
          </table:table-cell>
          <table:table-cell/>
          <table:table-cell table:formula="of:=CONCATENATE([.O131];&quot;-&quot;;[.F$147])" office:value-type="string" office:string-value="9-10">
            <text:p>9-10</text:p>
          </table:table-cell>
          <table:table-cell table:formula="of:=['1'.T140]" office:value-type="float" office:value="0.49296875">
            <text:p>0.492969</text:p>
          </table:table-cell>
          <table:covered-table-cell/>
          <table:table-cell table:formula="of:=[.N140]*[.H$147]" office:value-type="float" office:value="0.17099853515625">
            <text:p>0.170999</text:p>
          </table:table-cell>
          <table:covered-table-cell table:number-columns-repeated="3"/>
          <table:table-cell table:formula="of:=[.N140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3])" office:value-type="string" office:string-value="9-11">
            <text:p>9-11</text:p>
          </table:table-cell>
          <table:table-cell table:formula="of:=['1'.K141]" office:value-type="float" office:value="0.5">
            <text:p>0.500000</text:p>
          </table:table-cell>
          <table:covered-table-cell/>
          <table:table-cell table:formula="of:=[.B$13]*[.E141]" office:value-type="float" office:value="0">
            <text:p>0.000000</text:p>
          </table:table-cell>
          <table:covered-table-cell table:number-columns-repeated="3"/>
          <table:table-cell table:formula="of:=[.E141]+(learningrate*[.B$13]*[.J131])" office:value-type="float" office:value="0.5">
            <text:p>0.500000</text:p>
          </table:table-cell>
          <table:table-cell/>
          <table:table-cell table:formula="of:=CONCATENATE([.O131];&quot;-&quot;;[.F$163])" office:value-type="string" office:string-value="9-11">
            <text:p>9-11</text:p>
          </table:table-cell>
          <table:table-cell table:formula="of:=['1'.T141]" office:value-type="float" office:value="0.49296875">
            <text:p>0.492969</text:p>
          </table:table-cell>
          <table:covered-table-cell/>
          <table:table-cell table:formula="of:=[.N141]*[.H$163]" office:value-type="float" office:value="0.17099853515625">
            <text:p>0.170999</text:p>
          </table:table-cell>
          <table:covered-table-cell table:number-columns-repeated="3"/>
          <table:table-cell table:formula="of:=[.N141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4])" office:value-type="string" office:string-value="9-12">
            <text:p>9-12</text:p>
          </table:table-cell>
          <table:table-cell table:formula="of:=['1'.K142]" office:value-type="float" office:value="0.5625">
            <text:p>0.562500</text:p>
          </table:table-cell>
          <table:covered-table-cell/>
          <table:table-cell table:formula="of:=[.B$14]*[.E142]" office:value-type="float" office:value="0.5625">
            <text:p>0.562500</text:p>
          </table:table-cell>
          <table:covered-table-cell table:number-columns-repeated="3"/>
          <table:table-cell table:formula="of:=[.E142]+(learningrate*[.B$14]*[.J131])" office:value-type="float" office:value="0.6203125">
            <text:p>0.620313</text:p>
          </table:table-cell>
          <table:table-cell/>
          <table:table-cell table:formula="of:=CONCATENATE([.O131];&quot;-&quot;;[.F$179])" office:value-type="string" office:string-value="9-12">
            <text:p>9-12</text:p>
          </table:table-cell>
          <table:table-cell table:formula="of:=['1'.T142]" office:value-type="float" office:value="0.49296875">
            <text:p>0.492969</text:p>
          </table:table-cell>
          <table:covered-table-cell/>
          <table:table-cell table:formula="of:=[.N142]*[.H$179]" office:value-type="float" office:value="0.20797119140625">
            <text:p>0.207971</text:p>
          </table:table-cell>
          <table:covered-table-cell table:number-columns-repeated="3"/>
          <table:table-cell table:formula="of:=[.N142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5])" office:value-type="string" office:string-value="9-13">
            <text:p>9-13</text:p>
          </table:table-cell>
          <table:table-cell table:formula="of:=['1'.K143]" office:value-type="float" office:value="0.5625">
            <text:p>0.562500</text:p>
          </table:table-cell>
          <table:covered-table-cell/>
          <table:table-cell table:formula="of:=[.B$15]*[.E143]" office:value-type="float" office:value="0.5625">
            <text:p>0.562500</text:p>
          </table:table-cell>
          <table:covered-table-cell table:number-columns-repeated="3"/>
          <table:table-cell table:formula="of:=[.E143]+(learningrate*[.B$15]*[.J131])" office:value-type="float" office:value="0.6203125">
            <text:p>0.620313</text:p>
          </table:table-cell>
          <table:table-cell/>
          <table:table-cell table:formula="of:=CONCATENATE([.O131];&quot;-&quot;;[.F$195])" office:value-type="string" office:string-value="9-13">
            <text:p>9-13</text:p>
          </table:table-cell>
          <table:table-cell table:formula="of:=['1'.T143]" office:value-type="float" office:value="0.49296875">
            <text:p>0.492969</text:p>
          </table:table-cell>
          <table:covered-table-cell/>
          <table:table-cell table:formula="of:=[.N143]*[.H$195]" office:value-type="float" office:value="0.20797119140625">
            <text:p>0.207971</text:p>
          </table:table-cell>
          <table:covered-table-cell table:number-columns-repeated="3"/>
          <table:table-cell table:formula="of:=[.N143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6])" office:value-type="string" office:string-value="9-14">
            <text:p>9-14</text:p>
          </table:table-cell>
          <table:table-cell table:formula="of:=['1'.K144]" office:value-type="float" office:value="0.5625">
            <text:p>0.562500</text:p>
          </table:table-cell>
          <table:covered-table-cell/>
          <table:table-cell table:formula="of:=[.B$16]*[.E144]" office:value-type="float" office:value="0.5625">
            <text:p>0.562500</text:p>
          </table:table-cell>
          <table:covered-table-cell table:number-columns-repeated="3"/>
          <table:table-cell table:formula="of:=[.E144]+(learningrate*[.B$16]*[.J131])" office:value-type="float" office:value="0.6203125">
            <text:p>0.620313</text:p>
          </table:table-cell>
          <table:table-cell/>
          <table:table-cell table:formula="of:=CONCATENATE([.O131];&quot;-&quot;;[.F$211])" office:value-type="string" office:string-value="9-14">
            <text:p>9-14</text:p>
          </table:table-cell>
          <table:table-cell table:formula="of:=['1'.T144]" office:value-type="float" office:value="0.49296875">
            <text:p>0.492969</text:p>
          </table:table-cell>
          <table:covered-table-cell/>
          <table:table-cell table:formula="of:=[.N144]*[.H$211]" office:value-type="float" office:value="0.20797119140625">
            <text:p>0.207971</text:p>
          </table:table-cell>
          <table:covered-table-cell table:number-columns-repeated="3"/>
          <table:table-cell table:formula="of:=[.N144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7])" office:value-type="string" office:string-value="9-15">
            <text:p>9-15</text:p>
          </table:table-cell>
          <table:table-cell table:formula="of:=['1'.K145]" office:value-type="float" office:value="0.5625">
            <text:p>0.562500</text:p>
          </table:table-cell>
          <table:covered-table-cell/>
          <table:table-cell table:formula="of:=[.B$17]*[.E145]" office:value-type="float" office:value="0.5625">
            <text:p>0.562500</text:p>
          </table:table-cell>
          <table:covered-table-cell table:number-columns-repeated="3"/>
          <table:table-cell table:formula="of:=[.E145]+(learningrate*[.B$17]*[.J131])" office:value-type="float" office:value="0.6203125">
            <text:p>0.620313</text:p>
          </table:table-cell>
          <table:table-cell/>
          <table:table-cell table:formula="of:=CONCATENATE([.O131];&quot;-&quot;;[.F$227])" office:value-type="string" office:string-value="9-15">
            <text:p>9-15</text:p>
          </table:table-cell>
          <table:table-cell table:formula="of:=['1'.T145]" office:value-type="float" office:value="0.49296875">
            <text:p>0.492969</text:p>
          </table:table-cell>
          <table:covered-table-cell/>
          <table:table-cell table:formula="of:=[.N145]*[.H$227]" office:value-type="float" office:value="0.20797119140625">
            <text:p>0.207971</text:p>
          </table:table-cell>
          <table:covered-table-cell table:number-columns-repeated="3"/>
          <table:table-cell table:formula="of:=[.N145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31];&quot;-&quot;;[.A$18])" office:value-type="string" office:string-value="9-16">
            <text:p>9-16</text:p>
          </table:table-cell>
          <table:table-cell table:formula="of:=['1'.K146]" office:value-type="float" office:value="0.5625">
            <text:p>0.562500</text:p>
          </table:table-cell>
          <table:covered-table-cell/>
          <table:table-cell table:formula="of:=[.B$18]*[.E146]" office:value-type="float" office:value="0.5625">
            <text:p>0.562500</text:p>
          </table:table-cell>
          <table:covered-table-cell table:number-columns-repeated="3"/>
          <table:table-cell table:formula="of:=[.E146]+(learningrate*[.B$18]*[.J131])" office:value-type="float" office:value="0.6203125">
            <text:p>0.620313</text:p>
          </table:table-cell>
          <table:table-cell/>
          <table:table-cell table:formula="of:=CONCATENATE([.O131];&quot;-&quot;;[.F$243])" office:value-type="string" office:string-value="9-16">
            <text:p>9-16</text:p>
          </table:table-cell>
          <table:table-cell table:formula="of:=['1'.T146]" office:value-type="float" office:value="0.49296875">
            <text:p>0.492969</text:p>
          </table:table-cell>
          <table:covered-table-cell/>
          <table:table-cell table:formula="of:=[.N146]*[.H$243]" office:value-type="float" office:value="0.20797119140625">
            <text:p>0.207971</text:p>
          </table:table-cell>
          <table:covered-table-cell table:number-columns-repeated="3"/>
          <table:table-cell table:formula="of:=[.N146]+(learningrate*[.H131]*[.S131])" office:value-type="float" office:value="0.484584911346436">
            <text:p>0.484585</text:p>
          </table:table-cell>
        </table:table-row>
        <table:table-row table:style-name="ro1">
          <table:table-cell table:number-columns-repeated="3"/>
          <table:table-cell table:formula="of:=CONCATENATE([.F147];&quot;-&quot;;[.A$3])" office:value-type="string" office:string-value="10-1">
            <text:p>10-1</text:p>
          </table:table-cell>
          <table:table-cell table:formula="of:=['1'.K147]" office:value-type="float" office:value="0.4625">
            <text:p>0.462500</text:p>
          </table:table-cell>
          <table:table-cell table:style-name="ce3" office:value-type="float" office:value="10" table:number-columns-spanned="1" table:number-rows-spanned="16">
            <text:p>10</text:p>
          </table:table-cell>
          <table:table-cell table:formula="of:=[.B$3]*[.E147]" office:value-type="float" office:value="0.4625">
            <text:p>0.462500</text:p>
          </table:table-cell>
          <table:table-cell table:style-name="ce4" table:formula="of:=SUMPRODUCT([.B$3:.B$18];[.E147:.E162])/16" office:value-type="float" office:value="0.346875" table:number-columns-spanned="1" table:number-rows-spanned="16">
            <text:p>0.346875</text:p>
          </table:table-cell>
          <table:table-cell table:style-name="ce3" table:formula="of:=[.B12]" office:value-type="float" office:value="0" table:number-columns-spanned="1" table:number-rows-spanned="16">
            <text:p>0</text:p>
          </table:table-cell>
          <table:table-cell table:style-name="ce4" table:formula="of:=[.I147]-[.H147]" office:value-type="float" office:value="-0.346875" table:number-columns-spanned="1" table:number-rows-spanned="16">
            <text:p>-0.346875</text:p>
          </table:table-cell>
          <table:table-cell table:formula="of:=[.E147]+(learningrate*[.B$3]*[.J147])" office:value-type="float" office:value="0.4278125">
            <text:p>0.427813</text:p>
          </table:table-cell>
          <table:table-cell/>
          <table:table-cell table:formula="of:=CONCATENATE([.O147];&quot;-&quot;;[.F$3])" office:value-type="string" office:string-value="10-1">
            <text:p>10-1</text:p>
          </table:table-cell>
          <table:table-cell table:formula="of:=['1'.T147]" office:value-type="float" office:value="0.49296875">
            <text:p>0.492969</text:p>
          </table:table-cell>
          <table:table-cell table:style-name="ce3" office:value-type="float" office:value="10" table:number-columns-spanned="1" table:number-rows-spanned="16">
            <text:p>10</text:p>
          </table:table-cell>
          <table:table-cell table:formula="of:=[.N147]*[.H$3]" office:value-type="float" office:value="0.20797119140625">
            <text:p>0.207971</text:p>
          </table:table-cell>
          <table:table-cell table:style-name="ce3" table:formula="of:=SUM([.P147:.P162])/16" office:value-type="float" office:value="0.19872802734375" table:number-columns-spanned="1" table:number-rows-spanned="16">
            <text:p>0.1987280273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style-name="ce3" table:formula="of:=[.R147]-[.Q147]" office:value-type="float" office:value="0.80127197265625" table:number-columns-spanned="1" table:number-rows-spanned="16">
            <text:p>0.8012719727</text:p>
          </table:table-cell>
          <table:table-cell table:formula="of:=[.N147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4])" office:value-type="string" office:string-value="10-2">
            <text:p>10-2</text:p>
          </table:table-cell>
          <table:table-cell table:formula="of:=['1'.K148]" office:value-type="float" office:value="0.4625">
            <text:p>0.462500</text:p>
          </table:table-cell>
          <table:covered-table-cell/>
          <table:table-cell table:formula="of:=[.B$4]*[.E148]" office:value-type="float" office:value="0.4625">
            <text:p>0.462500</text:p>
          </table:table-cell>
          <table:covered-table-cell table:number-columns-repeated="3"/>
          <table:table-cell table:formula="of:=[.E148]+(learningrate*[.B$4]*[.J147])" office:value-type="float" office:value="0.4278125">
            <text:p>0.427813</text:p>
          </table:table-cell>
          <table:table-cell/>
          <table:table-cell table:formula="of:=CONCATENATE([.O147];&quot;-&quot;;[.F$19])" office:value-type="string" office:string-value="10-2">
            <text:p>10-2</text:p>
          </table:table-cell>
          <table:table-cell table:formula="of:=['1'.T148]" office:value-type="float" office:value="0.49296875">
            <text:p>0.492969</text:p>
          </table:table-cell>
          <table:covered-table-cell/>
          <table:table-cell table:formula="of:=[.N148]*[.H$19]" office:value-type="float" office:value="0.20797119140625">
            <text:p>0.207971</text:p>
          </table:table-cell>
          <table:covered-table-cell table:number-columns-repeated="3"/>
          <table:table-cell table:formula="of:=[.N148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5])" office:value-type="string" office:string-value="10-3">
            <text:p>10-3</text:p>
          </table:table-cell>
          <table:table-cell table:formula="of:=['1'.K149]" office:value-type="float" office:value="0.4625">
            <text:p>0.462500</text:p>
          </table:table-cell>
          <table:covered-table-cell/>
          <table:table-cell table:formula="of:=[.B$5]*[.E149]" office:value-type="float" office:value="0.4625">
            <text:p>0.462500</text:p>
          </table:table-cell>
          <table:covered-table-cell table:number-columns-repeated="3"/>
          <table:table-cell table:formula="of:=[.E149]+(learningrate*[.B$5]*[.J147])" office:value-type="float" office:value="0.4278125">
            <text:p>0.427813</text:p>
          </table:table-cell>
          <table:table-cell/>
          <table:table-cell table:formula="of:=CONCATENATE([.O147];&quot;-&quot;;[.F$35])" office:value-type="string" office:string-value="10-3">
            <text:p>10-3</text:p>
          </table:table-cell>
          <table:table-cell table:formula="of:=['1'.T149]" office:value-type="float" office:value="0.49296875">
            <text:p>0.492969</text:p>
          </table:table-cell>
          <table:covered-table-cell/>
          <table:table-cell table:formula="of:=[.N149]*[.H$35]" office:value-type="float" office:value="0.20797119140625">
            <text:p>0.207971</text:p>
          </table:table-cell>
          <table:covered-table-cell table:number-columns-repeated="3"/>
          <table:table-cell table:formula="of:=[.N149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6])" office:value-type="string" office:string-value="10-4">
            <text:p>10-4</text:p>
          </table:table-cell>
          <table:table-cell table:formula="of:=['1'.K150]" office:value-type="float" office:value="0.4625">
            <text:p>0.462500</text:p>
          </table:table-cell>
          <table:covered-table-cell/>
          <table:table-cell table:formula="of:=[.B$6]*[.E150]" office:value-type="float" office:value="0.4625">
            <text:p>0.462500</text:p>
          </table:table-cell>
          <table:covered-table-cell table:number-columns-repeated="3"/>
          <table:table-cell table:formula="of:=[.E150]+(learningrate*[.B$6]*[.J147])" office:value-type="float" office:value="0.4278125">
            <text:p>0.427813</text:p>
          </table:table-cell>
          <table:table-cell/>
          <table:table-cell table:formula="of:=CONCATENATE([.O147];&quot;-&quot;;[.F$51])" office:value-type="string" office:string-value="10-4">
            <text:p>10-4</text:p>
          </table:table-cell>
          <table:table-cell table:formula="of:=['1'.T150]" office:value-type="float" office:value="0.49296875">
            <text:p>0.492969</text:p>
          </table:table-cell>
          <table:covered-table-cell/>
          <table:table-cell table:formula="of:=[.N150]*[.H$51]" office:value-type="float" office:value="0.20797119140625">
            <text:p>0.207971</text:p>
          </table:table-cell>
          <table:covered-table-cell table:number-columns-repeated="3"/>
          <table:table-cell table:formula="of:=[.N150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7])" office:value-type="string" office:string-value="10-5">
            <text:p>10-5</text:p>
          </table:table-cell>
          <table:table-cell table:formula="of:=['1'.K151]" office:value-type="float" office:value="0.4625">
            <text:p>0.462500</text:p>
          </table:table-cell>
          <table:covered-table-cell/>
          <table:table-cell table:formula="of:=[.B$7]*[.E151]" office:value-type="float" office:value="0.4625">
            <text:p>0.462500</text:p>
          </table:table-cell>
          <table:covered-table-cell table:number-columns-repeated="3"/>
          <table:table-cell table:formula="of:=[.E151]+(learningrate*[.B$7]*[.J147])" office:value-type="float" office:value="0.4278125">
            <text:p>0.427813</text:p>
          </table:table-cell>
          <table:table-cell/>
          <table:table-cell table:formula="of:=CONCATENATE([.O147];&quot;-&quot;;[.F$67])" office:value-type="string" office:string-value="10-5">
            <text:p>10-5</text:p>
          </table:table-cell>
          <table:table-cell table:formula="of:=['1'.T151]" office:value-type="float" office:value="0.49296875">
            <text:p>0.492969</text:p>
          </table:table-cell>
          <table:covered-table-cell/>
          <table:table-cell table:formula="of:=[.N151]*[.H$67]" office:value-type="float" office:value="0.20797119140625">
            <text:p>0.207971</text:p>
          </table:table-cell>
          <table:covered-table-cell table:number-columns-repeated="3"/>
          <table:table-cell table:formula="of:=[.N151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8])" office:value-type="string" office:string-value="10-6">
            <text:p>10-6</text:p>
          </table:table-cell>
          <table:table-cell table:formula="of:=['1'.K152]" office:value-type="float" office:value="0.5">
            <text:p>0.500000</text:p>
          </table:table-cell>
          <table:covered-table-cell/>
          <table:table-cell table:formula="of:=[.B$8]*[.E152]" office:value-type="float" office:value="0">
            <text:p>0.000000</text:p>
          </table:table-cell>
          <table:covered-table-cell table:number-columns-repeated="3"/>
          <table:table-cell table:formula="of:=[.E152]+(learningrate*[.B$8]*[.J147])" office:value-type="float" office:value="0.5">
            <text:p>0.500000</text:p>
          </table:table-cell>
          <table:table-cell/>
          <table:table-cell table:formula="of:=CONCATENATE([.O147];&quot;-&quot;;[.F$83])" office:value-type="string" office:string-value="10-6">
            <text:p>10-6</text:p>
          </table:table-cell>
          <table:table-cell table:formula="of:=['1'.T152]" office:value-type="float" office:value="0.49296875">
            <text:p>0.492969</text:p>
          </table:table-cell>
          <table:covered-table-cell/>
          <table:table-cell table:formula="of:=[.N152]*[.H$83]" office:value-type="float" office:value="0.17099853515625">
            <text:p>0.170999</text:p>
          </table:table-cell>
          <table:covered-table-cell table:number-columns-repeated="3"/>
          <table:table-cell table:formula="of:=[.N152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9])" office:value-type="string" office:string-value="10-7">
            <text:p>10-7</text:p>
          </table:table-cell>
          <table:table-cell table:formula="of:=['1'.K153]" office:value-type="float" office:value="0.5">
            <text:p>0.500000</text:p>
          </table:table-cell>
          <table:covered-table-cell/>
          <table:table-cell table:formula="of:=[.B$9]*[.E153]" office:value-type="float" office:value="0">
            <text:p>0.000000</text:p>
          </table:table-cell>
          <table:covered-table-cell table:number-columns-repeated="3"/>
          <table:table-cell table:formula="of:=[.E153]+(learningrate*[.B$9]*[.J147])" office:value-type="float" office:value="0.5">
            <text:p>0.500000</text:p>
          </table:table-cell>
          <table:table-cell/>
          <table:table-cell table:formula="of:=CONCATENATE([.O147];&quot;-&quot;;[.F$99])" office:value-type="string" office:string-value="10-7">
            <text:p>10-7</text:p>
          </table:table-cell>
          <table:table-cell table:formula="of:=['1'.T153]" office:value-type="float" office:value="0.49296875">
            <text:p>0.492969</text:p>
          </table:table-cell>
          <table:covered-table-cell/>
          <table:table-cell table:formula="of:=[.N153]*[.H$99]" office:value-type="float" office:value="0.17099853515625">
            <text:p>0.170999</text:p>
          </table:table-cell>
          <table:covered-table-cell table:number-columns-repeated="3"/>
          <table:table-cell table:formula="of:=[.N153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0])" office:value-type="string" office:string-value="10-8">
            <text:p>10-8</text:p>
          </table:table-cell>
          <table:table-cell table:formula="of:=['1'.K154]" office:value-type="float" office:value="0.4625">
            <text:p>0.462500</text:p>
          </table:table-cell>
          <table:covered-table-cell/>
          <table:table-cell table:formula="of:=[.B$10]*[.E154]" office:value-type="float" office:value="0.4625">
            <text:p>0.462500</text:p>
          </table:table-cell>
          <table:covered-table-cell table:number-columns-repeated="3"/>
          <table:table-cell table:formula="of:=[.E154]+(learningrate*[.B$10]*[.J147])" office:value-type="float" office:value="0.4278125">
            <text:p>0.427813</text:p>
          </table:table-cell>
          <table:table-cell/>
          <table:table-cell table:formula="of:=CONCATENATE([.O147];&quot;-&quot;;[.F$115])" office:value-type="string" office:string-value="10-8">
            <text:p>10-8</text:p>
          </table:table-cell>
          <table:table-cell table:formula="of:=['1'.T154]" office:value-type="float" office:value="0.49296875">
            <text:p>0.492969</text:p>
          </table:table-cell>
          <table:covered-table-cell/>
          <table:table-cell table:formula="of:=[.N154]*[.H$115]" office:value-type="float" office:value="0.20797119140625">
            <text:p>0.207971</text:p>
          </table:table-cell>
          <table:covered-table-cell table:number-columns-repeated="3"/>
          <table:table-cell table:formula="of:=[.N154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1])" office:value-type="string" office:string-value="10-9">
            <text:p>10-9</text:p>
          </table:table-cell>
          <table:table-cell table:formula="of:=['1'.K155]" office:value-type="float" office:value="0.4625">
            <text:p>0.462500</text:p>
          </table:table-cell>
          <table:covered-table-cell/>
          <table:table-cell table:formula="of:=[.B$11]*[.E155]" office:value-type="float" office:value="0.4625">
            <text:p>0.462500</text:p>
          </table:table-cell>
          <table:covered-table-cell table:number-columns-repeated="3"/>
          <table:table-cell table:formula="of:=[.E155]+(learningrate*[.B$11]*[.J147])" office:value-type="float" office:value="0.4278125">
            <text:p>0.427813</text:p>
          </table:table-cell>
          <table:table-cell/>
          <table:table-cell table:formula="of:=CONCATENATE([.O147];&quot;-&quot;;[.F$131])" office:value-type="string" office:string-value="10-9">
            <text:p>10-9</text:p>
          </table:table-cell>
          <table:table-cell table:formula="of:=['1'.T155]" office:value-type="float" office:value="0.49296875">
            <text:p>0.492969</text:p>
          </table:table-cell>
          <table:covered-table-cell/>
          <table:table-cell table:formula="of:=[.N155]*[.H$131]" office:value-type="float" office:value="0.20797119140625">
            <text:p>0.207971</text:p>
          </table:table-cell>
          <table:covered-table-cell table:number-columns-repeated="3"/>
          <table:table-cell table:formula="of:=[.N155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2])" office:value-type="string" office:string-value="10-10">
            <text:p>10-10</text:p>
          </table:table-cell>
          <table:table-cell table:formula="of:=['1'.K156]" office:value-type="float" office:value="0.5">
            <text:p>0.500000</text:p>
          </table:table-cell>
          <table:covered-table-cell/>
          <table:table-cell table:formula="of:=[.B$12]*[.E156]" office:value-type="float" office:value="0">
            <text:p>0.000000</text:p>
          </table:table-cell>
          <table:covered-table-cell table:number-columns-repeated="3"/>
          <table:table-cell table:formula="of:=[.E156]+(learningrate*[.B$12]*[.J147])" office:value-type="float" office:value="0.5">
            <text:p>0.500000</text:p>
          </table:table-cell>
          <table:table-cell/>
          <table:table-cell table:formula="of:=CONCATENATE([.O147];&quot;-&quot;;[.F$147])" office:value-type="string" office:string-value="10-10">
            <text:p>10-10</text:p>
          </table:table-cell>
          <table:table-cell table:formula="of:=['1'.T156]" office:value-type="float" office:value="0.49296875">
            <text:p>0.492969</text:p>
          </table:table-cell>
          <table:covered-table-cell/>
          <table:table-cell table:formula="of:=[.N156]*[.H$147]" office:value-type="float" office:value="0.17099853515625">
            <text:p>0.170999</text:p>
          </table:table-cell>
          <table:covered-table-cell table:number-columns-repeated="3"/>
          <table:table-cell table:formula="of:=[.N156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3])" office:value-type="string" office:string-value="10-11">
            <text:p>10-11</text:p>
          </table:table-cell>
          <table:table-cell table:formula="of:=['1'.K157]" office:value-type="float" office:value="0.5">
            <text:p>0.500000</text:p>
          </table:table-cell>
          <table:covered-table-cell/>
          <table:table-cell table:formula="of:=[.B$13]*[.E157]" office:value-type="float" office:value="0">
            <text:p>0.000000</text:p>
          </table:table-cell>
          <table:covered-table-cell table:number-columns-repeated="3"/>
          <table:table-cell table:formula="of:=[.E157]+(learningrate*[.B$13]*[.J147])" office:value-type="float" office:value="0.5">
            <text:p>0.500000</text:p>
          </table:table-cell>
          <table:table-cell/>
          <table:table-cell table:formula="of:=CONCATENATE([.O147];&quot;-&quot;;[.F$163])" office:value-type="string" office:string-value="10-11">
            <text:p>10-11</text:p>
          </table:table-cell>
          <table:table-cell table:formula="of:=['1'.T157]" office:value-type="float" office:value="0.49296875">
            <text:p>0.492969</text:p>
          </table:table-cell>
          <table:covered-table-cell/>
          <table:table-cell table:formula="of:=[.N157]*[.H$163]" office:value-type="float" office:value="0.17099853515625">
            <text:p>0.170999</text:p>
          </table:table-cell>
          <table:covered-table-cell table:number-columns-repeated="3"/>
          <table:table-cell table:formula="of:=[.N157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4])" office:value-type="string" office:string-value="10-12">
            <text:p>10-12</text:p>
          </table:table-cell>
          <table:table-cell table:formula="of:=['1'.K158]" office:value-type="float" office:value="0.4625">
            <text:p>0.462500</text:p>
          </table:table-cell>
          <table:covered-table-cell/>
          <table:table-cell table:formula="of:=[.B$14]*[.E158]" office:value-type="float" office:value="0.4625">
            <text:p>0.462500</text:p>
          </table:table-cell>
          <table:covered-table-cell table:number-columns-repeated="3"/>
          <table:table-cell table:formula="of:=[.E158]+(learningrate*[.B$14]*[.J147])" office:value-type="float" office:value="0.4278125">
            <text:p>0.427813</text:p>
          </table:table-cell>
          <table:table-cell/>
          <table:table-cell table:formula="of:=CONCATENATE([.O147];&quot;-&quot;;[.F$179])" office:value-type="string" office:string-value="10-12">
            <text:p>10-12</text:p>
          </table:table-cell>
          <table:table-cell table:formula="of:=['1'.T158]" office:value-type="float" office:value="0.49296875">
            <text:p>0.492969</text:p>
          </table:table-cell>
          <table:covered-table-cell/>
          <table:table-cell table:formula="of:=[.N158]*[.H$179]" office:value-type="float" office:value="0.20797119140625">
            <text:p>0.207971</text:p>
          </table:table-cell>
          <table:covered-table-cell table:number-columns-repeated="3"/>
          <table:table-cell table:formula="of:=[.N158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5])" office:value-type="string" office:string-value="10-13">
            <text:p>10-13</text:p>
          </table:table-cell>
          <table:table-cell table:formula="of:=['1'.K159]" office:value-type="float" office:value="0.4625">
            <text:p>0.462500</text:p>
          </table:table-cell>
          <table:covered-table-cell/>
          <table:table-cell table:formula="of:=[.B$15]*[.E159]" office:value-type="float" office:value="0.4625">
            <text:p>0.462500</text:p>
          </table:table-cell>
          <table:covered-table-cell table:number-columns-repeated="3"/>
          <table:table-cell table:formula="of:=[.E159]+(learningrate*[.B$15]*[.J147])" office:value-type="float" office:value="0.4278125">
            <text:p>0.427813</text:p>
          </table:table-cell>
          <table:table-cell/>
          <table:table-cell table:formula="of:=CONCATENATE([.O147];&quot;-&quot;;[.F$195])" office:value-type="string" office:string-value="10-13">
            <text:p>10-13</text:p>
          </table:table-cell>
          <table:table-cell table:formula="of:=['1'.T159]" office:value-type="float" office:value="0.49296875">
            <text:p>0.492969</text:p>
          </table:table-cell>
          <table:covered-table-cell/>
          <table:table-cell table:formula="of:=[.N159]*[.H$195]" office:value-type="float" office:value="0.20797119140625">
            <text:p>0.207971</text:p>
          </table:table-cell>
          <table:covered-table-cell table:number-columns-repeated="3"/>
          <table:table-cell table:formula="of:=[.N159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6])" office:value-type="string" office:string-value="10-14">
            <text:p>10-14</text:p>
          </table:table-cell>
          <table:table-cell table:formula="of:=['1'.K160]" office:value-type="float" office:value="0.4625">
            <text:p>0.462500</text:p>
          </table:table-cell>
          <table:covered-table-cell/>
          <table:table-cell table:formula="of:=[.B$16]*[.E160]" office:value-type="float" office:value="0.4625">
            <text:p>0.462500</text:p>
          </table:table-cell>
          <table:covered-table-cell table:number-columns-repeated="3"/>
          <table:table-cell table:formula="of:=[.E160]+(learningrate*[.B$16]*[.J147])" office:value-type="float" office:value="0.4278125">
            <text:p>0.427813</text:p>
          </table:table-cell>
          <table:table-cell/>
          <table:table-cell table:formula="of:=CONCATENATE([.O147];&quot;-&quot;;[.F$211])" office:value-type="string" office:string-value="10-14">
            <text:p>10-14</text:p>
          </table:table-cell>
          <table:table-cell table:formula="of:=['1'.T160]" office:value-type="float" office:value="0.49296875">
            <text:p>0.492969</text:p>
          </table:table-cell>
          <table:covered-table-cell/>
          <table:table-cell table:formula="of:=[.N160]*[.H$211]" office:value-type="float" office:value="0.20797119140625">
            <text:p>0.207971</text:p>
          </table:table-cell>
          <table:covered-table-cell table:number-columns-repeated="3"/>
          <table:table-cell table:formula="of:=[.N160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7])" office:value-type="string" office:string-value="10-15">
            <text:p>10-15</text:p>
          </table:table-cell>
          <table:table-cell table:formula="of:=['1'.K161]" office:value-type="float" office:value="0.4625">
            <text:p>0.462500</text:p>
          </table:table-cell>
          <table:covered-table-cell/>
          <table:table-cell table:formula="of:=[.B$17]*[.E161]" office:value-type="float" office:value="0.4625">
            <text:p>0.462500</text:p>
          </table:table-cell>
          <table:covered-table-cell table:number-columns-repeated="3"/>
          <table:table-cell table:formula="of:=[.E161]+(learningrate*[.B$17]*[.J147])" office:value-type="float" office:value="0.4278125">
            <text:p>0.427813</text:p>
          </table:table-cell>
          <table:table-cell/>
          <table:table-cell table:formula="of:=CONCATENATE([.O147];&quot;-&quot;;[.F$227])" office:value-type="string" office:string-value="10-15">
            <text:p>10-15</text:p>
          </table:table-cell>
          <table:table-cell table:formula="of:=['1'.T161]" office:value-type="float" office:value="0.49296875">
            <text:p>0.492969</text:p>
          </table:table-cell>
          <table:covered-table-cell/>
          <table:table-cell table:formula="of:=[.N161]*[.H$227]" office:value-type="float" office:value="0.20797119140625">
            <text:p>0.207971</text:p>
          </table:table-cell>
          <table:covered-table-cell table:number-columns-repeated="3"/>
          <table:table-cell table:formula="of:=[.N161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47];&quot;-&quot;;[.A$18])" office:value-type="string" office:string-value="10-16">
            <text:p>10-16</text:p>
          </table:table-cell>
          <table:table-cell table:formula="of:=['1'.K162]" office:value-type="float" office:value="0.4625">
            <text:p>0.462500</text:p>
          </table:table-cell>
          <table:covered-table-cell/>
          <table:table-cell table:formula="of:=[.B$18]*[.E162]" office:value-type="float" office:value="0.4625">
            <text:p>0.462500</text:p>
          </table:table-cell>
          <table:covered-table-cell table:number-columns-repeated="3"/>
          <table:table-cell table:formula="of:=[.E162]+(learningrate*[.B$18]*[.J147])" office:value-type="float" office:value="0.4278125">
            <text:p>0.427813</text:p>
          </table:table-cell>
          <table:table-cell/>
          <table:table-cell table:formula="of:=CONCATENATE([.O147];&quot;-&quot;;[.F$243])" office:value-type="string" office:string-value="10-16">
            <text:p>10-16</text:p>
          </table:table-cell>
          <table:table-cell table:formula="of:=['1'.T162]" office:value-type="float" office:value="0.49296875">
            <text:p>0.492969</text:p>
          </table:table-cell>
          <table:covered-table-cell/>
          <table:table-cell table:formula="of:=[.N162]*[.H$243]" office:value-type="float" office:value="0.20797119140625">
            <text:p>0.207971</text:p>
          </table:table-cell>
          <table:covered-table-cell table:number-columns-repeated="3"/>
          <table:table-cell table:formula="of:=[.N162]+(learningrate*[.H147]*[.S147])" office:value-type="float" office:value="0.520762871551514">
            <text:p>0.520763</text:p>
          </table:table-cell>
        </table:table-row>
        <table:table-row table:style-name="ro1">
          <table:table-cell table:number-columns-repeated="3"/>
          <table:table-cell table:formula="of:=CONCATENATE([.F163];&quot;-&quot;;[.A$3])" office:value-type="string" office:string-value="11-1">
            <text:p>11-1</text:p>
          </table:table-cell>
          <table:table-cell table:formula="of:=['1'.K163]" office:value-type="float" office:value="0.4625">
            <text:p>0.462500</text:p>
          </table:table-cell>
          <table:table-cell table:style-name="ce3" office:value-type="float" office:value="11" table:number-columns-spanned="1" table:number-rows-spanned="16">
            <text:p>11</text:p>
          </table:table-cell>
          <table:table-cell table:formula="of:=[.B$3]*[.E163]" office:value-type="float" office:value="0.4625">
            <text:p>0.462500</text:p>
          </table:table-cell>
          <table:table-cell table:style-name="ce4" table:formula="of:=SUMPRODUCT([.B$3:.B$18];[.E163:.E178])/16" office:value-type="float" office:value="0.346875" table:number-columns-spanned="1" table:number-rows-spanned="16">
            <text:p>0.346875</text:p>
          </table:table-cell>
          <table:table-cell table:style-name="ce3" table:formula="of:=[.B13]" office:value-type="float" office:value="0" table:number-columns-spanned="1" table:number-rows-spanned="16">
            <text:p>0</text:p>
          </table:table-cell>
          <table:table-cell table:style-name="ce4" table:formula="of:=[.I163]-[.H163]" office:value-type="float" office:value="-0.346875" table:number-columns-spanned="1" table:number-rows-spanned="16">
            <text:p>-0.346875</text:p>
          </table:table-cell>
          <table:table-cell table:formula="of:=[.E163]+(learningrate*[.B$3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4])" office:value-type="string" office:string-value="11-2">
            <text:p>11-2</text:p>
          </table:table-cell>
          <table:table-cell table:formula="of:=['1'.K164]" office:value-type="float" office:value="0.4625">
            <text:p>0.462500</text:p>
          </table:table-cell>
          <table:covered-table-cell/>
          <table:table-cell table:formula="of:=[.B$4]*[.E164]" office:value-type="float" office:value="0.4625">
            <text:p>0.462500</text:p>
          </table:table-cell>
          <table:covered-table-cell table:number-columns-repeated="3"/>
          <table:table-cell table:formula="of:=[.E164]+(learningrate*[.B$4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5])" office:value-type="string" office:string-value="11-3">
            <text:p>11-3</text:p>
          </table:table-cell>
          <table:table-cell table:formula="of:=['1'.K165]" office:value-type="float" office:value="0.4625">
            <text:p>0.462500</text:p>
          </table:table-cell>
          <table:covered-table-cell/>
          <table:table-cell table:formula="of:=[.B$5]*[.E165]" office:value-type="float" office:value="0.4625">
            <text:p>0.462500</text:p>
          </table:table-cell>
          <table:covered-table-cell table:number-columns-repeated="3"/>
          <table:table-cell table:formula="of:=[.E165]+(learningrate*[.B$5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6])" office:value-type="string" office:string-value="11-4">
            <text:p>11-4</text:p>
          </table:table-cell>
          <table:table-cell table:formula="of:=['1'.K166]" office:value-type="float" office:value="0.4625">
            <text:p>0.462500</text:p>
          </table:table-cell>
          <table:covered-table-cell/>
          <table:table-cell table:formula="of:=[.B$6]*[.E166]" office:value-type="float" office:value="0.4625">
            <text:p>0.462500</text:p>
          </table:table-cell>
          <table:covered-table-cell table:number-columns-repeated="3"/>
          <table:table-cell table:formula="of:=[.E166]+(learningrate*[.B$6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7])" office:value-type="string" office:string-value="11-5">
            <text:p>11-5</text:p>
          </table:table-cell>
          <table:table-cell table:formula="of:=['1'.K167]" office:value-type="float" office:value="0.4625">
            <text:p>0.462500</text:p>
          </table:table-cell>
          <table:covered-table-cell/>
          <table:table-cell table:formula="of:=[.B$7]*[.E167]" office:value-type="float" office:value="0.4625">
            <text:p>0.462500</text:p>
          </table:table-cell>
          <table:covered-table-cell table:number-columns-repeated="3"/>
          <table:table-cell table:formula="of:=[.E167]+(learningrate*[.B$7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8])" office:value-type="string" office:string-value="11-6">
            <text:p>11-6</text:p>
          </table:table-cell>
          <table:table-cell table:formula="of:=['1'.K168]" office:value-type="float" office:value="0.5">
            <text:p>0.500000</text:p>
          </table:table-cell>
          <table:covered-table-cell/>
          <table:table-cell table:formula="of:=[.B$8]*[.E168]" office:value-type="float" office:value="0">
            <text:p>0.000000</text:p>
          </table:table-cell>
          <table:covered-table-cell table:number-columns-repeated="3"/>
          <table:table-cell table:formula="of:=[.E168]+(learningrate*[.B$8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9])" office:value-type="string" office:string-value="11-7">
            <text:p>11-7</text:p>
          </table:table-cell>
          <table:table-cell table:formula="of:=['1'.K169]" office:value-type="float" office:value="0.5">
            <text:p>0.500000</text:p>
          </table:table-cell>
          <table:covered-table-cell/>
          <table:table-cell table:formula="of:=[.B$9]*[.E169]" office:value-type="float" office:value="0">
            <text:p>0.000000</text:p>
          </table:table-cell>
          <table:covered-table-cell table:number-columns-repeated="3"/>
          <table:table-cell table:formula="of:=[.E169]+(learningrate*[.B$9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0])" office:value-type="string" office:string-value="11-8">
            <text:p>11-8</text:p>
          </table:table-cell>
          <table:table-cell table:formula="of:=['1'.K170]" office:value-type="float" office:value="0.4625">
            <text:p>0.462500</text:p>
          </table:table-cell>
          <table:covered-table-cell/>
          <table:table-cell table:formula="of:=[.B$10]*[.E170]" office:value-type="float" office:value="0.4625">
            <text:p>0.462500</text:p>
          </table:table-cell>
          <table:covered-table-cell table:number-columns-repeated="3"/>
          <table:table-cell table:formula="of:=[.E170]+(learningrate*[.B$10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1])" office:value-type="string" office:string-value="11-9">
            <text:p>11-9</text:p>
          </table:table-cell>
          <table:table-cell table:formula="of:=['1'.K171]" office:value-type="float" office:value="0.4625">
            <text:p>0.462500</text:p>
          </table:table-cell>
          <table:covered-table-cell/>
          <table:table-cell table:formula="of:=[.B$11]*[.E171]" office:value-type="float" office:value="0.4625">
            <text:p>0.462500</text:p>
          </table:table-cell>
          <table:covered-table-cell table:number-columns-repeated="3"/>
          <table:table-cell table:formula="of:=[.E171]+(learningrate*[.B$11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2])" office:value-type="string" office:string-value="11-10">
            <text:p>11-10</text:p>
          </table:table-cell>
          <table:table-cell table:formula="of:=['1'.K172]" office:value-type="float" office:value="0.5">
            <text:p>0.500000</text:p>
          </table:table-cell>
          <table:covered-table-cell/>
          <table:table-cell table:formula="of:=[.B$12]*[.E172]" office:value-type="float" office:value="0">
            <text:p>0.000000</text:p>
          </table:table-cell>
          <table:covered-table-cell table:number-columns-repeated="3"/>
          <table:table-cell table:formula="of:=[.E172]+(learningrate*[.B$12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3])" office:value-type="string" office:string-value="11-11">
            <text:p>11-11</text:p>
          </table:table-cell>
          <table:table-cell table:formula="of:=['1'.K173]" office:value-type="float" office:value="0.5">
            <text:p>0.500000</text:p>
          </table:table-cell>
          <table:covered-table-cell/>
          <table:table-cell table:formula="of:=[.B$13]*[.E173]" office:value-type="float" office:value="0">
            <text:p>0.000000</text:p>
          </table:table-cell>
          <table:covered-table-cell table:number-columns-repeated="3"/>
          <table:table-cell table:formula="of:=[.E173]+(learningrate*[.B$13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4])" office:value-type="string" office:string-value="11-12">
            <text:p>11-12</text:p>
          </table:table-cell>
          <table:table-cell table:formula="of:=['1'.K174]" office:value-type="float" office:value="0.4625">
            <text:p>0.462500</text:p>
          </table:table-cell>
          <table:covered-table-cell/>
          <table:table-cell table:formula="of:=[.B$14]*[.E174]" office:value-type="float" office:value="0.4625">
            <text:p>0.462500</text:p>
          </table:table-cell>
          <table:covered-table-cell table:number-columns-repeated="3"/>
          <table:table-cell table:formula="of:=[.E174]+(learningrate*[.B$14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5])" office:value-type="string" office:string-value="11-13">
            <text:p>11-13</text:p>
          </table:table-cell>
          <table:table-cell table:formula="of:=['1'.K175]" office:value-type="float" office:value="0.4625">
            <text:p>0.462500</text:p>
          </table:table-cell>
          <table:covered-table-cell/>
          <table:table-cell table:formula="of:=[.B$15]*[.E175]" office:value-type="float" office:value="0.4625">
            <text:p>0.462500</text:p>
          </table:table-cell>
          <table:covered-table-cell table:number-columns-repeated="3"/>
          <table:table-cell table:formula="of:=[.E175]+(learningrate*[.B$15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6])" office:value-type="string" office:string-value="11-14">
            <text:p>11-14</text:p>
          </table:table-cell>
          <table:table-cell table:formula="of:=['1'.K176]" office:value-type="float" office:value="0.4625">
            <text:p>0.462500</text:p>
          </table:table-cell>
          <table:covered-table-cell/>
          <table:table-cell table:formula="of:=[.B$16]*[.E176]" office:value-type="float" office:value="0.4625">
            <text:p>0.462500</text:p>
          </table:table-cell>
          <table:covered-table-cell table:number-columns-repeated="3"/>
          <table:table-cell table:formula="of:=[.E176]+(learningrate*[.B$16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7])" office:value-type="string" office:string-value="11-15">
            <text:p>11-15</text:p>
          </table:table-cell>
          <table:table-cell table:formula="of:=['1'.K177]" office:value-type="float" office:value="0.4625">
            <text:p>0.462500</text:p>
          </table:table-cell>
          <table:covered-table-cell/>
          <table:table-cell table:formula="of:=[.B$17]*[.E177]" office:value-type="float" office:value="0.4625">
            <text:p>0.462500</text:p>
          </table:table-cell>
          <table:covered-table-cell table:number-columns-repeated="3"/>
          <table:table-cell table:formula="of:=[.E177]+(learningrate*[.B$17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8])" office:value-type="string" office:string-value="11-16">
            <text:p>11-16</text:p>
          </table:table-cell>
          <table:table-cell table:formula="of:=['1'.K178]" office:value-type="float" office:value="0.4625">
            <text:p>0.462500</text:p>
          </table:table-cell>
          <table:covered-table-cell/>
          <table:table-cell table:formula="of:=[.B$18]*[.E178]" office:value-type="float" office:value="0.4625">
            <text:p>0.462500</text:p>
          </table:table-cell>
          <table:covered-table-cell table:number-columns-repeated="3"/>
          <table:table-cell table:formula="of:=[.E178]+(learningrate*[.B$18]*[.J163])" office:value-type="float" office:value="0.4278125">
            <text:p>0.4278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3])" office:value-type="string" office:string-value="12-1">
            <text:p>12-1</text:p>
          </table:table-cell>
          <table:table-cell table:formula="of:=['1'.K179]" office:value-type="float" office:value="0.5625">
            <text:p>0.562500</text:p>
          </table:table-cell>
          <table:table-cell table:style-name="ce3" office:value-type="float" office:value="12" table:number-columns-spanned="1" table:number-rows-spanned="16">
            <text:p>12</text:p>
          </table:table-cell>
          <table:table-cell table:formula="of:=[.B$3]*[.E179]" office:value-type="float" office:value="0.5625">
            <text:p>0.562500</text:p>
          </table:table-cell>
          <table:table-cell table:style-name="ce4" table:formula="of:=SUMPRODUCT([.B$3:.B$18];[.E179:.E194])/16" office:value-type="float" office:value="0.421875" table:number-columns-spanned="1" table:number-rows-spanned="16">
            <text:p>0.421875</text:p>
          </table:table-cell>
          <table:table-cell table:style-name="ce3" table:formula="of:=[.B14]" office:value-type="float" office:value="1" table:number-columns-spanned="1" table:number-rows-spanned="16">
            <text:p>1</text:p>
          </table:table-cell>
          <table:table-cell table:style-name="ce4" table:formula="of:=[.I179]-[.H179]" office:value-type="float" office:value="0.578125" table:number-columns-spanned="1" table:number-rows-spanned="16">
            <text:p>0.578125</text:p>
          </table:table-cell>
          <table:table-cell table:formula="of:=[.E179]+(learningrate*[.B$3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4])" office:value-type="string" office:string-value="12-2">
            <text:p>12-2</text:p>
          </table:table-cell>
          <table:table-cell table:formula="of:=['1'.K180]" office:value-type="float" office:value="0.5625">
            <text:p>0.562500</text:p>
          </table:table-cell>
          <table:covered-table-cell/>
          <table:table-cell table:formula="of:=[.B$4]*[.E180]" office:value-type="float" office:value="0.5625">
            <text:p>0.562500</text:p>
          </table:table-cell>
          <table:covered-table-cell table:number-columns-repeated="3"/>
          <table:table-cell table:formula="of:=[.E180]+(learningrate*[.B$4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5])" office:value-type="string" office:string-value="12-3">
            <text:p>12-3</text:p>
          </table:table-cell>
          <table:table-cell table:formula="of:=['1'.K181]" office:value-type="float" office:value="0.5625">
            <text:p>0.562500</text:p>
          </table:table-cell>
          <table:covered-table-cell/>
          <table:table-cell table:formula="of:=[.B$5]*[.E181]" office:value-type="float" office:value="0.5625">
            <text:p>0.562500</text:p>
          </table:table-cell>
          <table:covered-table-cell table:number-columns-repeated="3"/>
          <table:table-cell table:formula="of:=[.E181]+(learningrate*[.B$5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6])" office:value-type="string" office:string-value="12-4">
            <text:p>12-4</text:p>
          </table:table-cell>
          <table:table-cell table:formula="of:=['1'.K182]" office:value-type="float" office:value="0.5625">
            <text:p>0.562500</text:p>
          </table:table-cell>
          <table:covered-table-cell/>
          <table:table-cell table:formula="of:=[.B$6]*[.E182]" office:value-type="float" office:value="0.5625">
            <text:p>0.562500</text:p>
          </table:table-cell>
          <table:covered-table-cell table:number-columns-repeated="3"/>
          <table:table-cell table:formula="of:=[.E182]+(learningrate*[.B$6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7])" office:value-type="string" office:string-value="12-5">
            <text:p>12-5</text:p>
          </table:table-cell>
          <table:table-cell table:formula="of:=['1'.K183]" office:value-type="float" office:value="0.5625">
            <text:p>0.562500</text:p>
          </table:table-cell>
          <table:covered-table-cell/>
          <table:table-cell table:formula="of:=[.B$7]*[.E183]" office:value-type="float" office:value="0.5625">
            <text:p>0.562500</text:p>
          </table:table-cell>
          <table:covered-table-cell table:number-columns-repeated="3"/>
          <table:table-cell table:formula="of:=[.E183]+(learningrate*[.B$7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8])" office:value-type="string" office:string-value="12-6">
            <text:p>12-6</text:p>
          </table:table-cell>
          <table:table-cell table:formula="of:=['1'.K184]" office:value-type="float" office:value="0.5">
            <text:p>0.500000</text:p>
          </table:table-cell>
          <table:covered-table-cell/>
          <table:table-cell table:formula="of:=[.B$8]*[.E184]" office:value-type="float" office:value="0">
            <text:p>0.000000</text:p>
          </table:table-cell>
          <table:covered-table-cell table:number-columns-repeated="3"/>
          <table:table-cell table:formula="of:=[.E184]+(learningrate*[.B$8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9])" office:value-type="string" office:string-value="12-7">
            <text:p>12-7</text:p>
          </table:table-cell>
          <table:table-cell table:formula="of:=['1'.K185]" office:value-type="float" office:value="0.5">
            <text:p>0.500000</text:p>
          </table:table-cell>
          <table:covered-table-cell/>
          <table:table-cell table:formula="of:=[.B$9]*[.E185]" office:value-type="float" office:value="0">
            <text:p>0.000000</text:p>
          </table:table-cell>
          <table:covered-table-cell table:number-columns-repeated="3"/>
          <table:table-cell table:formula="of:=[.E185]+(learningrate*[.B$9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0])" office:value-type="string" office:string-value="12-8">
            <text:p>12-8</text:p>
          </table:table-cell>
          <table:table-cell table:formula="of:=['1'.K186]" office:value-type="float" office:value="0.5625">
            <text:p>0.562500</text:p>
          </table:table-cell>
          <table:covered-table-cell/>
          <table:table-cell table:formula="of:=[.B$10]*[.E186]" office:value-type="float" office:value="0.5625">
            <text:p>0.562500</text:p>
          </table:table-cell>
          <table:covered-table-cell table:number-columns-repeated="3"/>
          <table:table-cell table:formula="of:=[.E186]+(learningrate*[.B$10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1])" office:value-type="string" office:string-value="12-9">
            <text:p>12-9</text:p>
          </table:table-cell>
          <table:table-cell table:formula="of:=['1'.K187]" office:value-type="float" office:value="0.5625">
            <text:p>0.562500</text:p>
          </table:table-cell>
          <table:covered-table-cell/>
          <table:table-cell table:formula="of:=[.B$11]*[.E187]" office:value-type="float" office:value="0.5625">
            <text:p>0.562500</text:p>
          </table:table-cell>
          <table:covered-table-cell table:number-columns-repeated="3"/>
          <table:table-cell table:formula="of:=[.E187]+(learningrate*[.B$11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2])" office:value-type="string" office:string-value="12-10">
            <text:p>12-10</text:p>
          </table:table-cell>
          <table:table-cell table:formula="of:=['1'.K188]" office:value-type="float" office:value="0.5">
            <text:p>0.500000</text:p>
          </table:table-cell>
          <table:covered-table-cell/>
          <table:table-cell table:formula="of:=[.B$12]*[.E188]" office:value-type="float" office:value="0">
            <text:p>0.000000</text:p>
          </table:table-cell>
          <table:covered-table-cell table:number-columns-repeated="3"/>
          <table:table-cell table:formula="of:=[.E188]+(learningrate*[.B$12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3])" office:value-type="string" office:string-value="12-11">
            <text:p>12-11</text:p>
          </table:table-cell>
          <table:table-cell table:formula="of:=['1'.K189]" office:value-type="float" office:value="0.5">
            <text:p>0.500000</text:p>
          </table:table-cell>
          <table:covered-table-cell/>
          <table:table-cell table:formula="of:=[.B$13]*[.E189]" office:value-type="float" office:value="0">
            <text:p>0.000000</text:p>
          </table:table-cell>
          <table:covered-table-cell table:number-columns-repeated="3"/>
          <table:table-cell table:formula="of:=[.E189]+(learningrate*[.B$13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4])" office:value-type="string" office:string-value="12-12">
            <text:p>12-12</text:p>
          </table:table-cell>
          <table:table-cell table:formula="of:=['1'.K190]" office:value-type="float" office:value="0.5625">
            <text:p>0.562500</text:p>
          </table:table-cell>
          <table:covered-table-cell/>
          <table:table-cell table:formula="of:=[.B$14]*[.E190]" office:value-type="float" office:value="0.5625">
            <text:p>0.562500</text:p>
          </table:table-cell>
          <table:covered-table-cell table:number-columns-repeated="3"/>
          <table:table-cell table:formula="of:=[.E190]+(learningrate*[.B$14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5])" office:value-type="string" office:string-value="12-13">
            <text:p>12-13</text:p>
          </table:table-cell>
          <table:table-cell table:formula="of:=['1'.K191]" office:value-type="float" office:value="0.5625">
            <text:p>0.562500</text:p>
          </table:table-cell>
          <table:covered-table-cell/>
          <table:table-cell table:formula="of:=[.B$15]*[.E191]" office:value-type="float" office:value="0.5625">
            <text:p>0.562500</text:p>
          </table:table-cell>
          <table:covered-table-cell table:number-columns-repeated="3"/>
          <table:table-cell table:formula="of:=[.E191]+(learningrate*[.B$15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6])" office:value-type="string" office:string-value="12-14">
            <text:p>12-14</text:p>
          </table:table-cell>
          <table:table-cell table:formula="of:=['1'.K192]" office:value-type="float" office:value="0.5625">
            <text:p>0.562500</text:p>
          </table:table-cell>
          <table:covered-table-cell/>
          <table:table-cell table:formula="of:=[.B$16]*[.E192]" office:value-type="float" office:value="0.5625">
            <text:p>0.562500</text:p>
          </table:table-cell>
          <table:covered-table-cell table:number-columns-repeated="3"/>
          <table:table-cell table:formula="of:=[.E192]+(learningrate*[.B$16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7])" office:value-type="string" office:string-value="12-15">
            <text:p>12-15</text:p>
          </table:table-cell>
          <table:table-cell table:formula="of:=['1'.K193]" office:value-type="float" office:value="0.5625">
            <text:p>0.562500</text:p>
          </table:table-cell>
          <table:covered-table-cell/>
          <table:table-cell table:formula="of:=[.B$17]*[.E193]" office:value-type="float" office:value="0.5625">
            <text:p>0.562500</text:p>
          </table:table-cell>
          <table:covered-table-cell table:number-columns-repeated="3"/>
          <table:table-cell table:formula="of:=[.E193]+(learningrate*[.B$17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8])" office:value-type="string" office:string-value="12-16">
            <text:p>12-16</text:p>
          </table:table-cell>
          <table:table-cell table:formula="of:=['1'.K194]" office:value-type="float" office:value="0.5625">
            <text:p>0.562500</text:p>
          </table:table-cell>
          <table:covered-table-cell/>
          <table:table-cell table:formula="of:=[.B$18]*[.E194]" office:value-type="float" office:value="0.5625">
            <text:p>0.562500</text:p>
          </table:table-cell>
          <table:covered-table-cell table:number-columns-repeated="3"/>
          <table:table-cell table:formula="of:=[.E194]+(learningrate*[.B$18]*[.J179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3])" office:value-type="string" office:string-value="13-1">
            <text:p>13-1</text:p>
          </table:table-cell>
          <table:table-cell table:formula="of:=['1'.K195]" office:value-type="float" office:value="0.5625">
            <text:p>0.562500</text:p>
          </table:table-cell>
          <table:table-cell table:style-name="ce3" office:value-type="float" office:value="13" table:number-columns-spanned="1" table:number-rows-spanned="16">
            <text:p>13</text:p>
          </table:table-cell>
          <table:table-cell table:formula="of:=[.B$3]*[.E195]" office:value-type="float" office:value="0.5625">
            <text:p>0.562500</text:p>
          </table:table-cell>
          <table:table-cell table:style-name="ce4" table:formula="of:=SUMPRODUCT([.B$3:.B$18];[.E195:.E210])/16" office:value-type="float" office:value="0.421875" table:number-columns-spanned="1" table:number-rows-spanned="16">
            <text:p>0.421875</text:p>
          </table:table-cell>
          <table:table-cell table:style-name="ce3" table:formula="of:=[.B15]" office:value-type="float" office:value="1" table:number-columns-spanned="1" table:number-rows-spanned="16">
            <text:p>1</text:p>
          </table:table-cell>
          <table:table-cell table:style-name="ce4" table:formula="of:=[.I195]-[.H195]" office:value-type="float" office:value="0.578125" table:number-columns-spanned="1" table:number-rows-spanned="16">
            <text:p>0.578125</text:p>
          </table:table-cell>
          <table:table-cell table:formula="of:=[.E195]+(learningrate*[.B$3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4])" office:value-type="string" office:string-value="13-2">
            <text:p>13-2</text:p>
          </table:table-cell>
          <table:table-cell table:formula="of:=['1'.K196]" office:value-type="float" office:value="0.5625">
            <text:p>0.562500</text:p>
          </table:table-cell>
          <table:covered-table-cell/>
          <table:table-cell table:formula="of:=[.B$4]*[.E196]" office:value-type="float" office:value="0.5625">
            <text:p>0.562500</text:p>
          </table:table-cell>
          <table:covered-table-cell table:number-columns-repeated="3"/>
          <table:table-cell table:formula="of:=[.E196]+(learningrate*[.B$4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5])" office:value-type="string" office:string-value="13-3">
            <text:p>13-3</text:p>
          </table:table-cell>
          <table:table-cell table:formula="of:=['1'.K197]" office:value-type="float" office:value="0.5625">
            <text:p>0.562500</text:p>
          </table:table-cell>
          <table:covered-table-cell/>
          <table:table-cell table:formula="of:=[.B$5]*[.E197]" office:value-type="float" office:value="0.5625">
            <text:p>0.562500</text:p>
          </table:table-cell>
          <table:covered-table-cell table:number-columns-repeated="3"/>
          <table:table-cell table:formula="of:=[.E197]+(learningrate*[.B$5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6])" office:value-type="string" office:string-value="13-4">
            <text:p>13-4</text:p>
          </table:table-cell>
          <table:table-cell table:formula="of:=['1'.K198]" office:value-type="float" office:value="0.5625">
            <text:p>0.562500</text:p>
          </table:table-cell>
          <table:covered-table-cell/>
          <table:table-cell table:formula="of:=[.B$6]*[.E198]" office:value-type="float" office:value="0.5625">
            <text:p>0.562500</text:p>
          </table:table-cell>
          <table:covered-table-cell table:number-columns-repeated="3"/>
          <table:table-cell table:formula="of:=[.E198]+(learningrate*[.B$6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7])" office:value-type="string" office:string-value="13-5">
            <text:p>13-5</text:p>
          </table:table-cell>
          <table:table-cell table:formula="of:=['1'.K199]" office:value-type="float" office:value="0.5625">
            <text:p>0.562500</text:p>
          </table:table-cell>
          <table:covered-table-cell/>
          <table:table-cell table:formula="of:=[.B$7]*[.E199]" office:value-type="float" office:value="0.5625">
            <text:p>0.562500</text:p>
          </table:table-cell>
          <table:covered-table-cell table:number-columns-repeated="3"/>
          <table:table-cell table:formula="of:=[.E199]+(learningrate*[.B$7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8])" office:value-type="string" office:string-value="13-6">
            <text:p>13-6</text:p>
          </table:table-cell>
          <table:table-cell table:formula="of:=['1'.K200]" office:value-type="float" office:value="0.5">
            <text:p>0.500000</text:p>
          </table:table-cell>
          <table:covered-table-cell/>
          <table:table-cell table:formula="of:=[.B$8]*[.E200]" office:value-type="float" office:value="0">
            <text:p>0.000000</text:p>
          </table:table-cell>
          <table:covered-table-cell table:number-columns-repeated="3"/>
          <table:table-cell table:formula="of:=[.E200]+(learningrate*[.B$8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9])" office:value-type="string" office:string-value="13-7">
            <text:p>13-7</text:p>
          </table:table-cell>
          <table:table-cell table:formula="of:=['1'.K201]" office:value-type="float" office:value="0.5">
            <text:p>0.500000</text:p>
          </table:table-cell>
          <table:covered-table-cell/>
          <table:table-cell table:formula="of:=[.B$9]*[.E201]" office:value-type="float" office:value="0">
            <text:p>0.000000</text:p>
          </table:table-cell>
          <table:covered-table-cell table:number-columns-repeated="3"/>
          <table:table-cell table:formula="of:=[.E201]+(learningrate*[.B$9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0])" office:value-type="string" office:string-value="13-8">
            <text:p>13-8</text:p>
          </table:table-cell>
          <table:table-cell table:formula="of:=['1'.K202]" office:value-type="float" office:value="0.5625">
            <text:p>0.562500</text:p>
          </table:table-cell>
          <table:covered-table-cell/>
          <table:table-cell table:formula="of:=[.B$10]*[.E202]" office:value-type="float" office:value="0.5625">
            <text:p>0.562500</text:p>
          </table:table-cell>
          <table:covered-table-cell table:number-columns-repeated="3"/>
          <table:table-cell table:formula="of:=[.E202]+(learningrate*[.B$10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1])" office:value-type="string" office:string-value="13-9">
            <text:p>13-9</text:p>
          </table:table-cell>
          <table:table-cell table:formula="of:=['1'.K203]" office:value-type="float" office:value="0.5625">
            <text:p>0.562500</text:p>
          </table:table-cell>
          <table:covered-table-cell/>
          <table:table-cell table:formula="of:=[.B$11]*[.E203]" office:value-type="float" office:value="0.5625">
            <text:p>0.562500</text:p>
          </table:table-cell>
          <table:covered-table-cell table:number-columns-repeated="3"/>
          <table:table-cell table:formula="of:=[.E203]+(learningrate*[.B$11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2])" office:value-type="string" office:string-value="13-10">
            <text:p>13-10</text:p>
          </table:table-cell>
          <table:table-cell table:formula="of:=['1'.K204]" office:value-type="float" office:value="0.5">
            <text:p>0.500000</text:p>
          </table:table-cell>
          <table:covered-table-cell/>
          <table:table-cell table:formula="of:=[.B$12]*[.E204]" office:value-type="float" office:value="0">
            <text:p>0.000000</text:p>
          </table:table-cell>
          <table:covered-table-cell table:number-columns-repeated="3"/>
          <table:table-cell table:formula="of:=[.E204]+(learningrate*[.B$12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3])" office:value-type="string" office:string-value="13-11">
            <text:p>13-11</text:p>
          </table:table-cell>
          <table:table-cell table:formula="of:=['1'.K205]" office:value-type="float" office:value="0.5">
            <text:p>0.500000</text:p>
          </table:table-cell>
          <table:covered-table-cell/>
          <table:table-cell table:formula="of:=[.B$13]*[.E205]" office:value-type="float" office:value="0">
            <text:p>0.000000</text:p>
          </table:table-cell>
          <table:covered-table-cell table:number-columns-repeated="3"/>
          <table:table-cell table:formula="of:=[.E205]+(learningrate*[.B$13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4])" office:value-type="string" office:string-value="13-12">
            <text:p>13-12</text:p>
          </table:table-cell>
          <table:table-cell table:formula="of:=['1'.K206]" office:value-type="float" office:value="0.5625">
            <text:p>0.562500</text:p>
          </table:table-cell>
          <table:covered-table-cell/>
          <table:table-cell table:formula="of:=[.B$14]*[.E206]" office:value-type="float" office:value="0.5625">
            <text:p>0.562500</text:p>
          </table:table-cell>
          <table:covered-table-cell table:number-columns-repeated="3"/>
          <table:table-cell table:formula="of:=[.E206]+(learningrate*[.B$14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5])" office:value-type="string" office:string-value="13-13">
            <text:p>13-13</text:p>
          </table:table-cell>
          <table:table-cell table:formula="of:=['1'.K207]" office:value-type="float" office:value="0.5625">
            <text:p>0.562500</text:p>
          </table:table-cell>
          <table:covered-table-cell/>
          <table:table-cell table:formula="of:=[.B$15]*[.E207]" office:value-type="float" office:value="0.5625">
            <text:p>0.562500</text:p>
          </table:table-cell>
          <table:covered-table-cell table:number-columns-repeated="3"/>
          <table:table-cell table:formula="of:=[.E207]+(learningrate*[.B$15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6])" office:value-type="string" office:string-value="13-14">
            <text:p>13-14</text:p>
          </table:table-cell>
          <table:table-cell table:formula="of:=['1'.K208]" office:value-type="float" office:value="0.5625">
            <text:p>0.562500</text:p>
          </table:table-cell>
          <table:covered-table-cell/>
          <table:table-cell table:formula="of:=[.B$16]*[.E208]" office:value-type="float" office:value="0.5625">
            <text:p>0.562500</text:p>
          </table:table-cell>
          <table:covered-table-cell table:number-columns-repeated="3"/>
          <table:table-cell table:formula="of:=[.E208]+(learningrate*[.B$16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7])" office:value-type="string" office:string-value="13-15">
            <text:p>13-15</text:p>
          </table:table-cell>
          <table:table-cell table:formula="of:=['1'.K209]" office:value-type="float" office:value="0.5625">
            <text:p>0.562500</text:p>
          </table:table-cell>
          <table:covered-table-cell/>
          <table:table-cell table:formula="of:=[.B$17]*[.E209]" office:value-type="float" office:value="0.5625">
            <text:p>0.562500</text:p>
          </table:table-cell>
          <table:covered-table-cell table:number-columns-repeated="3"/>
          <table:table-cell table:formula="of:=[.E209]+(learningrate*[.B$17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8])" office:value-type="string" office:string-value="13-16">
            <text:p>13-16</text:p>
          </table:table-cell>
          <table:table-cell table:formula="of:=['1'.K210]" office:value-type="float" office:value="0.5625">
            <text:p>0.562500</text:p>
          </table:table-cell>
          <table:covered-table-cell/>
          <table:table-cell table:formula="of:=[.B$18]*[.E210]" office:value-type="float" office:value="0.5625">
            <text:p>0.562500</text:p>
          </table:table-cell>
          <table:covered-table-cell table:number-columns-repeated="3"/>
          <table:table-cell table:formula="of:=[.E210]+(learningrate*[.B$18]*[.J195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3])" office:value-type="string" office:string-value="14-1">
            <text:p>14-1</text:p>
          </table:table-cell>
          <table:table-cell table:formula="of:=['1'.K211]" office:value-type="float" office:value="0.5625">
            <text:p>0.562500</text:p>
          </table:table-cell>
          <table:table-cell table:style-name="ce3" office:value-type="float" office:value="14" table:number-columns-spanned="1" table:number-rows-spanned="16">
            <text:p>14</text:p>
          </table:table-cell>
          <table:table-cell table:formula="of:=[.B$3]*[.E211]" office:value-type="float" office:value="0.5625">
            <text:p>0.562500</text:p>
          </table:table-cell>
          <table:table-cell table:style-name="ce4" table:formula="of:=SUMPRODUCT([.B$3:.B$18];[.E211:.E226])/16" office:value-type="float" office:value="0.421875" table:number-columns-spanned="1" table:number-rows-spanned="16">
            <text:p>0.421875</text:p>
          </table:table-cell>
          <table:table-cell table:style-name="ce3" table:formula="of:=[.B16]" office:value-type="float" office:value="1" table:number-columns-spanned="1" table:number-rows-spanned="16">
            <text:p>1</text:p>
          </table:table-cell>
          <table:table-cell table:style-name="ce4" table:formula="of:=[.I211]-[.H211]" office:value-type="float" office:value="0.578125" table:number-columns-spanned="1" table:number-rows-spanned="16">
            <text:p>0.578125</text:p>
          </table:table-cell>
          <table:table-cell table:formula="of:=[.E211]+(learningrate*[.B$3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4])" office:value-type="string" office:string-value="14-2">
            <text:p>14-2</text:p>
          </table:table-cell>
          <table:table-cell table:formula="of:=['1'.K212]" office:value-type="float" office:value="0.5625">
            <text:p>0.562500</text:p>
          </table:table-cell>
          <table:covered-table-cell/>
          <table:table-cell table:formula="of:=[.B$4]*[.E212]" office:value-type="float" office:value="0.5625">
            <text:p>0.562500</text:p>
          </table:table-cell>
          <table:covered-table-cell table:number-columns-repeated="3"/>
          <table:table-cell table:formula="of:=[.E212]+(learningrate*[.B$4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5])" office:value-type="string" office:string-value="14-3">
            <text:p>14-3</text:p>
          </table:table-cell>
          <table:table-cell table:formula="of:=['1'.K213]" office:value-type="float" office:value="0.5625">
            <text:p>0.562500</text:p>
          </table:table-cell>
          <table:covered-table-cell/>
          <table:table-cell table:formula="of:=[.B$5]*[.E213]" office:value-type="float" office:value="0.5625">
            <text:p>0.562500</text:p>
          </table:table-cell>
          <table:covered-table-cell table:number-columns-repeated="3"/>
          <table:table-cell table:formula="of:=[.E213]+(learningrate*[.B$5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6])" office:value-type="string" office:string-value="14-4">
            <text:p>14-4</text:p>
          </table:table-cell>
          <table:table-cell table:formula="of:=['1'.K214]" office:value-type="float" office:value="0.5625">
            <text:p>0.562500</text:p>
          </table:table-cell>
          <table:covered-table-cell/>
          <table:table-cell table:formula="of:=[.B$6]*[.E214]" office:value-type="float" office:value="0.5625">
            <text:p>0.562500</text:p>
          </table:table-cell>
          <table:covered-table-cell table:number-columns-repeated="3"/>
          <table:table-cell table:formula="of:=[.E214]+(learningrate*[.B$6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7])" office:value-type="string" office:string-value="14-5">
            <text:p>14-5</text:p>
          </table:table-cell>
          <table:table-cell table:formula="of:=['1'.K215]" office:value-type="float" office:value="0.5625">
            <text:p>0.562500</text:p>
          </table:table-cell>
          <table:covered-table-cell/>
          <table:table-cell table:formula="of:=[.B$7]*[.E215]" office:value-type="float" office:value="0.5625">
            <text:p>0.562500</text:p>
          </table:table-cell>
          <table:covered-table-cell table:number-columns-repeated="3"/>
          <table:table-cell table:formula="of:=[.E215]+(learningrate*[.B$7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8])" office:value-type="string" office:string-value="14-6">
            <text:p>14-6</text:p>
          </table:table-cell>
          <table:table-cell table:formula="of:=['1'.K216]" office:value-type="float" office:value="0.5">
            <text:p>0.500000</text:p>
          </table:table-cell>
          <table:covered-table-cell/>
          <table:table-cell table:formula="of:=[.B$8]*[.E216]" office:value-type="float" office:value="0">
            <text:p>0.000000</text:p>
          </table:table-cell>
          <table:covered-table-cell table:number-columns-repeated="3"/>
          <table:table-cell table:formula="of:=[.E216]+(learningrate*[.B$8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9])" office:value-type="string" office:string-value="14-7">
            <text:p>14-7</text:p>
          </table:table-cell>
          <table:table-cell table:formula="of:=['1'.K217]" office:value-type="float" office:value="0.5">
            <text:p>0.500000</text:p>
          </table:table-cell>
          <table:covered-table-cell/>
          <table:table-cell table:formula="of:=[.B$9]*[.E217]" office:value-type="float" office:value="0">
            <text:p>0.000000</text:p>
          </table:table-cell>
          <table:covered-table-cell table:number-columns-repeated="3"/>
          <table:table-cell table:formula="of:=[.E217]+(learningrate*[.B$9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0])" office:value-type="string" office:string-value="14-8">
            <text:p>14-8</text:p>
          </table:table-cell>
          <table:table-cell table:formula="of:=['1'.K218]" office:value-type="float" office:value="0.5625">
            <text:p>0.562500</text:p>
          </table:table-cell>
          <table:covered-table-cell/>
          <table:table-cell table:formula="of:=[.B$10]*[.E218]" office:value-type="float" office:value="0.5625">
            <text:p>0.562500</text:p>
          </table:table-cell>
          <table:covered-table-cell table:number-columns-repeated="3"/>
          <table:table-cell table:formula="of:=[.E218]+(learningrate*[.B$10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1])" office:value-type="string" office:string-value="14-9">
            <text:p>14-9</text:p>
          </table:table-cell>
          <table:table-cell table:formula="of:=['1'.K219]" office:value-type="float" office:value="0.5625">
            <text:p>0.562500</text:p>
          </table:table-cell>
          <table:covered-table-cell/>
          <table:table-cell table:formula="of:=[.B$11]*[.E219]" office:value-type="float" office:value="0.5625">
            <text:p>0.562500</text:p>
          </table:table-cell>
          <table:covered-table-cell table:number-columns-repeated="3"/>
          <table:table-cell table:formula="of:=[.E219]+(learningrate*[.B$11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2])" office:value-type="string" office:string-value="14-10">
            <text:p>14-10</text:p>
          </table:table-cell>
          <table:table-cell table:formula="of:=['1'.K220]" office:value-type="float" office:value="0.5">
            <text:p>0.500000</text:p>
          </table:table-cell>
          <table:covered-table-cell/>
          <table:table-cell table:formula="of:=[.B$12]*[.E220]" office:value-type="float" office:value="0">
            <text:p>0.000000</text:p>
          </table:table-cell>
          <table:covered-table-cell table:number-columns-repeated="3"/>
          <table:table-cell table:formula="of:=[.E220]+(learningrate*[.B$12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3])" office:value-type="string" office:string-value="14-11">
            <text:p>14-11</text:p>
          </table:table-cell>
          <table:table-cell table:formula="of:=['1'.K221]" office:value-type="float" office:value="0.5">
            <text:p>0.500000</text:p>
          </table:table-cell>
          <table:covered-table-cell/>
          <table:table-cell table:formula="of:=[.B$13]*[.E221]" office:value-type="float" office:value="0">
            <text:p>0.000000</text:p>
          </table:table-cell>
          <table:covered-table-cell table:number-columns-repeated="3"/>
          <table:table-cell table:formula="of:=[.E221]+(learningrate*[.B$13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4])" office:value-type="string" office:string-value="14-12">
            <text:p>14-12</text:p>
          </table:table-cell>
          <table:table-cell table:formula="of:=['1'.K222]" office:value-type="float" office:value="0.5625">
            <text:p>0.562500</text:p>
          </table:table-cell>
          <table:covered-table-cell/>
          <table:table-cell table:formula="of:=[.B$14]*[.E222]" office:value-type="float" office:value="0.5625">
            <text:p>0.562500</text:p>
          </table:table-cell>
          <table:covered-table-cell table:number-columns-repeated="3"/>
          <table:table-cell table:formula="of:=[.E222]+(learningrate*[.B$14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5])" office:value-type="string" office:string-value="14-13">
            <text:p>14-13</text:p>
          </table:table-cell>
          <table:table-cell table:formula="of:=['1'.K223]" office:value-type="float" office:value="0.5625">
            <text:p>0.562500</text:p>
          </table:table-cell>
          <table:covered-table-cell/>
          <table:table-cell table:formula="of:=[.B$15]*[.E223]" office:value-type="float" office:value="0.5625">
            <text:p>0.562500</text:p>
          </table:table-cell>
          <table:covered-table-cell table:number-columns-repeated="3"/>
          <table:table-cell table:formula="of:=[.E223]+(learningrate*[.B$15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6])" office:value-type="string" office:string-value="14-14">
            <text:p>14-14</text:p>
          </table:table-cell>
          <table:table-cell table:formula="of:=['1'.K224]" office:value-type="float" office:value="0.5625">
            <text:p>0.562500</text:p>
          </table:table-cell>
          <table:covered-table-cell/>
          <table:table-cell table:formula="of:=[.B$16]*[.E224]" office:value-type="float" office:value="0.5625">
            <text:p>0.562500</text:p>
          </table:table-cell>
          <table:covered-table-cell table:number-columns-repeated="3"/>
          <table:table-cell table:formula="of:=[.E224]+(learningrate*[.B$16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7])" office:value-type="string" office:string-value="14-15">
            <text:p>14-15</text:p>
          </table:table-cell>
          <table:table-cell table:formula="of:=['1'.K225]" office:value-type="float" office:value="0.5625">
            <text:p>0.562500</text:p>
          </table:table-cell>
          <table:covered-table-cell/>
          <table:table-cell table:formula="of:=[.B$17]*[.E225]" office:value-type="float" office:value="0.5625">
            <text:p>0.562500</text:p>
          </table:table-cell>
          <table:covered-table-cell table:number-columns-repeated="3"/>
          <table:table-cell table:formula="of:=[.E225]+(learningrate*[.B$17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8])" office:value-type="string" office:string-value="14-16">
            <text:p>14-16</text:p>
          </table:table-cell>
          <table:table-cell table:formula="of:=['1'.K226]" office:value-type="float" office:value="0.5625">
            <text:p>0.562500</text:p>
          </table:table-cell>
          <table:covered-table-cell/>
          <table:table-cell table:formula="of:=[.B$18]*[.E226]" office:value-type="float" office:value="0.5625">
            <text:p>0.562500</text:p>
          </table:table-cell>
          <table:covered-table-cell table:number-columns-repeated="3"/>
          <table:table-cell table:formula="of:=[.E226]+(learningrate*[.B$18]*[.J211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3])" office:value-type="string" office:string-value="15-1">
            <text:p>15-1</text:p>
          </table:table-cell>
          <table:table-cell table:formula="of:=['1'.K227]" office:value-type="float" office:value="0.5625">
            <text:p>0.562500</text:p>
          </table:table-cell>
          <table:table-cell table:style-name="ce3" office:value-type="float" office:value="15" table:number-columns-spanned="1" table:number-rows-spanned="16">
            <text:p>15</text:p>
          </table:table-cell>
          <table:table-cell table:formula="of:=[.B$3]*[.E227]" office:value-type="float" office:value="0.5625">
            <text:p>0.562500</text:p>
          </table:table-cell>
          <table:table-cell table:style-name="ce4" table:formula="of:=SUMPRODUCT([.B$3:.B$18];[.E227:.E242])/16" office:value-type="float" office:value="0.421875" table:number-columns-spanned="1" table:number-rows-spanned="16">
            <text:p>0.421875</text:p>
          </table:table-cell>
          <table:table-cell table:style-name="ce3" table:formula="of:=[.B17]" office:value-type="float" office:value="1" table:number-columns-spanned="1" table:number-rows-spanned="16">
            <text:p>1</text:p>
          </table:table-cell>
          <table:table-cell table:style-name="ce4" table:formula="of:=[.I227]-[.H227]" office:value-type="float" office:value="0.578125" table:number-columns-spanned="1" table:number-rows-spanned="16">
            <text:p>0.578125</text:p>
          </table:table-cell>
          <table:table-cell table:formula="of:=[.E227]+(learningrate*[.B$3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4])" office:value-type="string" office:string-value="15-2">
            <text:p>15-2</text:p>
          </table:table-cell>
          <table:table-cell table:formula="of:=['1'.K228]" office:value-type="float" office:value="0.5625">
            <text:p>0.562500</text:p>
          </table:table-cell>
          <table:covered-table-cell/>
          <table:table-cell table:formula="of:=[.B$4]*[.E228]" office:value-type="float" office:value="0.5625">
            <text:p>0.562500</text:p>
          </table:table-cell>
          <table:covered-table-cell table:number-columns-repeated="3"/>
          <table:table-cell table:formula="of:=[.E228]+(learningrate*[.B$4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5])" office:value-type="string" office:string-value="15-3">
            <text:p>15-3</text:p>
          </table:table-cell>
          <table:table-cell table:formula="of:=['1'.K229]" office:value-type="float" office:value="0.5625">
            <text:p>0.562500</text:p>
          </table:table-cell>
          <table:covered-table-cell/>
          <table:table-cell table:formula="of:=[.B$5]*[.E229]" office:value-type="float" office:value="0.5625">
            <text:p>0.562500</text:p>
          </table:table-cell>
          <table:covered-table-cell table:number-columns-repeated="3"/>
          <table:table-cell table:formula="of:=[.E229]+(learningrate*[.B$5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6])" office:value-type="string" office:string-value="15-4">
            <text:p>15-4</text:p>
          </table:table-cell>
          <table:table-cell table:formula="of:=['1'.K230]" office:value-type="float" office:value="0.5625">
            <text:p>0.562500</text:p>
          </table:table-cell>
          <table:covered-table-cell/>
          <table:table-cell table:formula="of:=[.B$6]*[.E230]" office:value-type="float" office:value="0.5625">
            <text:p>0.562500</text:p>
          </table:table-cell>
          <table:covered-table-cell table:number-columns-repeated="3"/>
          <table:table-cell table:formula="of:=[.E230]+(learningrate*[.B$6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7])" office:value-type="string" office:string-value="15-5">
            <text:p>15-5</text:p>
          </table:table-cell>
          <table:table-cell table:formula="of:=['1'.K231]" office:value-type="float" office:value="0.5625">
            <text:p>0.562500</text:p>
          </table:table-cell>
          <table:covered-table-cell/>
          <table:table-cell table:formula="of:=[.B$7]*[.E231]" office:value-type="float" office:value="0.5625">
            <text:p>0.562500</text:p>
          </table:table-cell>
          <table:covered-table-cell table:number-columns-repeated="3"/>
          <table:table-cell table:formula="of:=[.E231]+(learningrate*[.B$7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8])" office:value-type="string" office:string-value="15-6">
            <text:p>15-6</text:p>
          </table:table-cell>
          <table:table-cell table:formula="of:=['1'.K232]" office:value-type="float" office:value="0.5">
            <text:p>0.500000</text:p>
          </table:table-cell>
          <table:covered-table-cell/>
          <table:table-cell table:formula="of:=[.B$8]*[.E232]" office:value-type="float" office:value="0">
            <text:p>0.000000</text:p>
          </table:table-cell>
          <table:covered-table-cell table:number-columns-repeated="3"/>
          <table:table-cell table:formula="of:=[.E232]+(learningrate*[.B$8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9])" office:value-type="string" office:string-value="15-7">
            <text:p>15-7</text:p>
          </table:table-cell>
          <table:table-cell table:formula="of:=['1'.K233]" office:value-type="float" office:value="0.5">
            <text:p>0.500000</text:p>
          </table:table-cell>
          <table:covered-table-cell/>
          <table:table-cell table:formula="of:=[.B$9]*[.E233]" office:value-type="float" office:value="0">
            <text:p>0.000000</text:p>
          </table:table-cell>
          <table:covered-table-cell table:number-columns-repeated="3"/>
          <table:table-cell table:formula="of:=[.E233]+(learningrate*[.B$9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0])" office:value-type="string" office:string-value="15-8">
            <text:p>15-8</text:p>
          </table:table-cell>
          <table:table-cell table:formula="of:=['1'.K234]" office:value-type="float" office:value="0.5625">
            <text:p>0.562500</text:p>
          </table:table-cell>
          <table:covered-table-cell/>
          <table:table-cell table:formula="of:=[.B$10]*[.E234]" office:value-type="float" office:value="0.5625">
            <text:p>0.562500</text:p>
          </table:table-cell>
          <table:covered-table-cell table:number-columns-repeated="3"/>
          <table:table-cell table:formula="of:=[.E234]+(learningrate*[.B$10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1])" office:value-type="string" office:string-value="15-9">
            <text:p>15-9</text:p>
          </table:table-cell>
          <table:table-cell table:formula="of:=['1'.K235]" office:value-type="float" office:value="0.5625">
            <text:p>0.562500</text:p>
          </table:table-cell>
          <table:covered-table-cell/>
          <table:table-cell table:formula="of:=[.B$11]*[.E235]" office:value-type="float" office:value="0.5625">
            <text:p>0.562500</text:p>
          </table:table-cell>
          <table:covered-table-cell table:number-columns-repeated="3"/>
          <table:table-cell table:formula="of:=[.E235]+(learningrate*[.B$11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2])" office:value-type="string" office:string-value="15-10">
            <text:p>15-10</text:p>
          </table:table-cell>
          <table:table-cell table:formula="of:=['1'.K236]" office:value-type="float" office:value="0.5">
            <text:p>0.500000</text:p>
          </table:table-cell>
          <table:covered-table-cell/>
          <table:table-cell table:formula="of:=[.B$12]*[.E236]" office:value-type="float" office:value="0">
            <text:p>0.000000</text:p>
          </table:table-cell>
          <table:covered-table-cell table:number-columns-repeated="3"/>
          <table:table-cell table:formula="of:=[.E236]+(learningrate*[.B$12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3])" office:value-type="string" office:string-value="15-11">
            <text:p>15-11</text:p>
          </table:table-cell>
          <table:table-cell table:formula="of:=['1'.K237]" office:value-type="float" office:value="0.5">
            <text:p>0.500000</text:p>
          </table:table-cell>
          <table:covered-table-cell/>
          <table:table-cell table:formula="of:=[.B$13]*[.E237]" office:value-type="float" office:value="0">
            <text:p>0.000000</text:p>
          </table:table-cell>
          <table:covered-table-cell table:number-columns-repeated="3"/>
          <table:table-cell table:formula="of:=[.E237]+(learningrate*[.B$13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4])" office:value-type="string" office:string-value="15-12">
            <text:p>15-12</text:p>
          </table:table-cell>
          <table:table-cell table:formula="of:=['1'.K238]" office:value-type="float" office:value="0.5625">
            <text:p>0.562500</text:p>
          </table:table-cell>
          <table:covered-table-cell/>
          <table:table-cell table:formula="of:=[.B$14]*[.E238]" office:value-type="float" office:value="0.5625">
            <text:p>0.562500</text:p>
          </table:table-cell>
          <table:covered-table-cell table:number-columns-repeated="3"/>
          <table:table-cell table:formula="of:=[.E238]+(learningrate*[.B$14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5])" office:value-type="string" office:string-value="15-13">
            <text:p>15-13</text:p>
          </table:table-cell>
          <table:table-cell table:formula="of:=['1'.K239]" office:value-type="float" office:value="0.5625">
            <text:p>0.562500</text:p>
          </table:table-cell>
          <table:covered-table-cell/>
          <table:table-cell table:formula="of:=[.B$15]*[.E239]" office:value-type="float" office:value="0.5625">
            <text:p>0.562500</text:p>
          </table:table-cell>
          <table:covered-table-cell table:number-columns-repeated="3"/>
          <table:table-cell table:formula="of:=[.E239]+(learningrate*[.B$15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6])" office:value-type="string" office:string-value="15-14">
            <text:p>15-14</text:p>
          </table:table-cell>
          <table:table-cell table:formula="of:=['1'.K240]" office:value-type="float" office:value="0.5625">
            <text:p>0.562500</text:p>
          </table:table-cell>
          <table:covered-table-cell/>
          <table:table-cell table:formula="of:=[.B$16]*[.E240]" office:value-type="float" office:value="0.5625">
            <text:p>0.562500</text:p>
          </table:table-cell>
          <table:covered-table-cell table:number-columns-repeated="3"/>
          <table:table-cell table:formula="of:=[.E240]+(learningrate*[.B$16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7])" office:value-type="string" office:string-value="15-15">
            <text:p>15-15</text:p>
          </table:table-cell>
          <table:table-cell table:formula="of:=['1'.K241]" office:value-type="float" office:value="0.5625">
            <text:p>0.562500</text:p>
          </table:table-cell>
          <table:covered-table-cell/>
          <table:table-cell table:formula="of:=[.B$17]*[.E241]" office:value-type="float" office:value="0.5625">
            <text:p>0.562500</text:p>
          </table:table-cell>
          <table:covered-table-cell table:number-columns-repeated="3"/>
          <table:table-cell table:formula="of:=[.E241]+(learningrate*[.B$17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8])" office:value-type="string" office:string-value="15-16">
            <text:p>15-16</text:p>
          </table:table-cell>
          <table:table-cell table:formula="of:=['1'.K242]" office:value-type="float" office:value="0.5625">
            <text:p>0.562500</text:p>
          </table:table-cell>
          <table:covered-table-cell/>
          <table:table-cell table:formula="of:=[.B$18]*[.E242]" office:value-type="float" office:value="0.5625">
            <text:p>0.562500</text:p>
          </table:table-cell>
          <table:covered-table-cell table:number-columns-repeated="3"/>
          <table:table-cell table:formula="of:=[.E242]+(learningrate*[.B$18]*[.J227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3])" office:value-type="string" office:string-value="16-1">
            <text:p>16-1</text:p>
          </table:table-cell>
          <table:table-cell table:formula="of:=['1'.K243]" office:value-type="float" office:value="0.5625">
            <text:p>0.562500</text:p>
          </table:table-cell>
          <table:table-cell table:style-name="ce3" office:value-type="float" office:value="16" table:number-columns-spanned="1" table:number-rows-spanned="16">
            <text:p>16</text:p>
          </table:table-cell>
          <table:table-cell table:formula="of:=[.B$3]*[.E243]" office:value-type="float" office:value="0.5625">
            <text:p>0.562500</text:p>
          </table:table-cell>
          <table:table-cell table:style-name="ce4" table:formula="of:=SUMPRODUCT([.B$3:.B$18];[.E243:.E258])/16" office:value-type="float" office:value="0.421875" table:number-columns-spanned="1" table:number-rows-spanned="16">
            <text:p>0.421875</text:p>
          </table:table-cell>
          <table:table-cell table:style-name="ce3" table:formula="of:=[.B18]" office:value-type="float" office:value="1" table:number-columns-spanned="1" table:number-rows-spanned="16">
            <text:p>1</text:p>
          </table:table-cell>
          <table:table-cell table:style-name="ce4" table:formula="of:=[.I243]-[.H243]" office:value-type="float" office:value="0.578125" table:number-columns-spanned="1" table:number-rows-spanned="16">
            <text:p>0.578125</text:p>
          </table:table-cell>
          <table:table-cell table:formula="of:=[.E243]+(learningrate*[.B$3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4])" office:value-type="string" office:string-value="16-2">
            <text:p>16-2</text:p>
          </table:table-cell>
          <table:table-cell table:formula="of:=['1'.K244]" office:value-type="float" office:value="0.5625">
            <text:p>0.562500</text:p>
          </table:table-cell>
          <table:covered-table-cell/>
          <table:table-cell table:formula="of:=[.B$4]*[.E244]" office:value-type="float" office:value="0.5625">
            <text:p>0.562500</text:p>
          </table:table-cell>
          <table:covered-table-cell table:number-columns-repeated="3"/>
          <table:table-cell table:formula="of:=[.E244]+(learningrate*[.B$4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5])" office:value-type="string" office:string-value="16-3">
            <text:p>16-3</text:p>
          </table:table-cell>
          <table:table-cell table:formula="of:=['1'.K245]" office:value-type="float" office:value="0.5625">
            <text:p>0.562500</text:p>
          </table:table-cell>
          <table:covered-table-cell/>
          <table:table-cell table:formula="of:=[.B$5]*[.E245]" office:value-type="float" office:value="0.5625">
            <text:p>0.562500</text:p>
          </table:table-cell>
          <table:covered-table-cell table:number-columns-repeated="3"/>
          <table:table-cell table:formula="of:=[.E245]+(learningrate*[.B$5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6])" office:value-type="string" office:string-value="16-4">
            <text:p>16-4</text:p>
          </table:table-cell>
          <table:table-cell table:formula="of:=['1'.K246]" office:value-type="float" office:value="0.5625">
            <text:p>0.562500</text:p>
          </table:table-cell>
          <table:covered-table-cell/>
          <table:table-cell table:formula="of:=[.B$6]*[.E246]" office:value-type="float" office:value="0.5625">
            <text:p>0.562500</text:p>
          </table:table-cell>
          <table:covered-table-cell table:number-columns-repeated="3"/>
          <table:table-cell table:formula="of:=[.E246]+(learningrate*[.B$6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7])" office:value-type="string" office:string-value="16-5">
            <text:p>16-5</text:p>
          </table:table-cell>
          <table:table-cell table:formula="of:=['1'.K247]" office:value-type="float" office:value="0.5625">
            <text:p>0.562500</text:p>
          </table:table-cell>
          <table:covered-table-cell/>
          <table:table-cell table:formula="of:=[.B$7]*[.E247]" office:value-type="float" office:value="0.5625">
            <text:p>0.562500</text:p>
          </table:table-cell>
          <table:covered-table-cell table:number-columns-repeated="3"/>
          <table:table-cell table:formula="of:=[.E247]+(learningrate*[.B$7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8])" office:value-type="string" office:string-value="16-6">
            <text:p>16-6</text:p>
          </table:table-cell>
          <table:table-cell table:formula="of:=['1'.K248]" office:value-type="float" office:value="0.5">
            <text:p>0.500000</text:p>
          </table:table-cell>
          <table:covered-table-cell/>
          <table:table-cell table:formula="of:=[.B$8]*[.E248]" office:value-type="float" office:value="0">
            <text:p>0.000000</text:p>
          </table:table-cell>
          <table:covered-table-cell table:number-columns-repeated="3"/>
          <table:table-cell table:formula="of:=[.E248]+(learningrate*[.B$8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9])" office:value-type="string" office:string-value="16-7">
            <text:p>16-7</text:p>
          </table:table-cell>
          <table:table-cell table:formula="of:=['1'.K249]" office:value-type="float" office:value="0.5">
            <text:p>0.500000</text:p>
          </table:table-cell>
          <table:covered-table-cell/>
          <table:table-cell table:formula="of:=[.B$9]*[.E249]" office:value-type="float" office:value="0">
            <text:p>0.000000</text:p>
          </table:table-cell>
          <table:covered-table-cell table:number-columns-repeated="3"/>
          <table:table-cell table:formula="of:=[.E249]+(learningrate*[.B$9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0])" office:value-type="string" office:string-value="16-8">
            <text:p>16-8</text:p>
          </table:table-cell>
          <table:table-cell table:formula="of:=['1'.K250]" office:value-type="float" office:value="0.5625">
            <text:p>0.562500</text:p>
          </table:table-cell>
          <table:covered-table-cell/>
          <table:table-cell table:formula="of:=[.B$10]*[.E250]" office:value-type="float" office:value="0.5625">
            <text:p>0.562500</text:p>
          </table:table-cell>
          <table:covered-table-cell table:number-columns-repeated="3"/>
          <table:table-cell table:formula="of:=[.E250]+(learningrate*[.B$10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1])" office:value-type="string" office:string-value="16-9">
            <text:p>16-9</text:p>
          </table:table-cell>
          <table:table-cell table:formula="of:=['1'.K251]" office:value-type="float" office:value="0.5625">
            <text:p>0.562500</text:p>
          </table:table-cell>
          <table:covered-table-cell/>
          <table:table-cell table:formula="of:=[.B$11]*[.E251]" office:value-type="float" office:value="0.5625">
            <text:p>0.562500</text:p>
          </table:table-cell>
          <table:covered-table-cell table:number-columns-repeated="3"/>
          <table:table-cell table:formula="of:=[.E251]+(learningrate*[.B$11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2])" office:value-type="string" office:string-value="16-10">
            <text:p>16-10</text:p>
          </table:table-cell>
          <table:table-cell table:formula="of:=['1'.K252]" office:value-type="float" office:value="0.5">
            <text:p>0.500000</text:p>
          </table:table-cell>
          <table:covered-table-cell/>
          <table:table-cell table:formula="of:=[.B$12]*[.E252]" office:value-type="float" office:value="0">
            <text:p>0.000000</text:p>
          </table:table-cell>
          <table:covered-table-cell table:number-columns-repeated="3"/>
          <table:table-cell table:formula="of:=[.E252]+(learningrate*[.B$12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3])" office:value-type="string" office:string-value="16-11">
            <text:p>16-11</text:p>
          </table:table-cell>
          <table:table-cell table:formula="of:=['1'.K253]" office:value-type="float" office:value="0.5">
            <text:p>0.500000</text:p>
          </table:table-cell>
          <table:covered-table-cell/>
          <table:table-cell table:formula="of:=[.B$13]*[.E253]" office:value-type="float" office:value="0">
            <text:p>0.000000</text:p>
          </table:table-cell>
          <table:covered-table-cell table:number-columns-repeated="3"/>
          <table:table-cell table:formula="of:=[.E253]+(learningrate*[.B$13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4])" office:value-type="string" office:string-value="16-12">
            <text:p>16-12</text:p>
          </table:table-cell>
          <table:table-cell table:formula="of:=['1'.K254]" office:value-type="float" office:value="0.5625">
            <text:p>0.562500</text:p>
          </table:table-cell>
          <table:covered-table-cell/>
          <table:table-cell table:formula="of:=[.B$14]*[.E254]" office:value-type="float" office:value="0.5625">
            <text:p>0.562500</text:p>
          </table:table-cell>
          <table:covered-table-cell table:number-columns-repeated="3"/>
          <table:table-cell table:formula="of:=[.E254]+(learningrate*[.B$14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5])" office:value-type="string" office:string-value="16-13">
            <text:p>16-13</text:p>
          </table:table-cell>
          <table:table-cell table:formula="of:=['1'.K255]" office:value-type="float" office:value="0.5625">
            <text:p>0.562500</text:p>
          </table:table-cell>
          <table:covered-table-cell/>
          <table:table-cell table:formula="of:=[.B$15]*[.E255]" office:value-type="float" office:value="0.5625">
            <text:p>0.562500</text:p>
          </table:table-cell>
          <table:covered-table-cell table:number-columns-repeated="3"/>
          <table:table-cell table:formula="of:=[.E255]+(learningrate*[.B$15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6])" office:value-type="string" office:string-value="16-14">
            <text:p>16-14</text:p>
          </table:table-cell>
          <table:table-cell table:formula="of:=['1'.K256]" office:value-type="float" office:value="0.5625">
            <text:p>0.562500</text:p>
          </table:table-cell>
          <table:covered-table-cell/>
          <table:table-cell table:formula="of:=[.B$16]*[.E256]" office:value-type="float" office:value="0.5625">
            <text:p>0.562500</text:p>
          </table:table-cell>
          <table:covered-table-cell table:number-columns-repeated="3"/>
          <table:table-cell table:formula="of:=[.E256]+(learningrate*[.B$16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7])" office:value-type="string" office:string-value="16-15">
            <text:p>16-15</text:p>
          </table:table-cell>
          <table:table-cell table:formula="of:=['1'.K257]" office:value-type="float" office:value="0.5625">
            <text:p>0.562500</text:p>
          </table:table-cell>
          <table:covered-table-cell/>
          <table:table-cell table:formula="of:=[.B$17]*[.E257]" office:value-type="float" office:value="0.5625">
            <text:p>0.562500</text:p>
          </table:table-cell>
          <table:covered-table-cell table:number-columns-repeated="3"/>
          <table:table-cell table:formula="of:=[.E257]+(learningrate*[.B$17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8])" office:value-type="string" office:string-value="16-16">
            <text:p>16-16</text:p>
          </table:table-cell>
          <table:table-cell table:formula="of:=['1'.K258]" office:value-type="float" office:value="0.5625">
            <text:p>0.562500</text:p>
          </table:table-cell>
          <table:covered-table-cell/>
          <table:table-cell table:formula="of:=[.B$18]*[.E258]" office:value-type="float" office:value="0.5625">
            <text:p>0.562500</text:p>
          </table:table-cell>
          <table:covered-table-cell table:number-columns-repeated="3"/>
          <table:table-cell table:formula="of:=[.E258]+(learningrate*[.B$18]*[.J243])" office:value-type="float" office:value="0.6203125">
            <text:p>0.6203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named-expressions/>
      </table:table>
      <table:table table:name="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ce2"/>
        <table:table-row table:style-name="ro1">
          <table:table-cell office:value-type="string">
            <text:p>Pixel</text:p>
          </table:table-cell>
          <table:table-cell/>
          <table:table-cell table:style-name="Default"/>
          <table:table-cell office:value-type="string" table:number-columns-spanned="8" table:number-rows-spanned="1">
            <text:p>Hidden</text:p>
          </table:table-cell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Default"/>
          <table:table-cell office:value-type="string" table:number-columns-spanned="8" table:number-rows-spanned="1">
            <text:p>Output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office:value-type="string">
            <text:p>Id</text:p>
          </table:table-cell>
          <table:table-cell office:value-type="string">
            <text:p>Value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number-columns-repeated="2" table:style-name="Default" office:value-type="string">
            <text:p>Output</text:p>
          </table:table-cell>
          <table:table-cell office:value-type="string">
            <text:p>Target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Updated</text:p>
          </table:table-cell>
          <table:table-cell table:style-name="Default"/>
          <table:table-cell office:value-type="string">
            <text:p>ID</text:p>
          </table:table-cell>
          <table:table-cell table:style-name="Default" office:value-type="string">
            <text:p>Weight</text:p>
          </table:table-cell>
          <table:table-cell office:value-type="string">
            <text:p>Id</text:p>
          </table:table-cell>
          <table:table-cell table:style-name="Default" office:value-type="string">
            <text:p>Output</text:p>
          </table:table-cell>
          <table:table-cell office:value-type="string">
            <text:p>Output</text:p>
          </table:table-cell>
          <table:table-cell office:value-type="string">
            <text:p>Target</text:p>
          </table:table-cell>
          <table:table-cell office:value-type="string">
            <text:p>Error</text:p>
          </table:table-cell>
          <table:table-cell table:style-name="Default" office:value-type="string">
            <text:p>Upda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'2'.B3]" office:value-type="float" office:value="1">
            <text:p>1</text:p>
          </table:table-cell>
          <table:table-cell/>
          <table:table-cell table:formula="of:=CONCATENATE([.F3];&quot;-&quot;;[.A$3])" office:value-type="string" office:string-value="1-1">
            <text:p>1-1</text:p>
          </table:table-cell>
          <table:table-cell table:formula="of:=['2'.K3]" office:value-type="float" office:value="0.6203125">
            <text:p>0.620313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B$3]*[.E3]" office:value-type="float" office:value="0.6203125">
            <text:p>0.620313</text:p>
          </table:table-cell>
          <table:table-cell table:style-name="ce4" table:formula="of:=SUMPRODUCT([.B$3:.B$18];[.E3:.E18])/16" office:value-type="float" office:value="0.465234375" table:number-columns-spanned="1" table:number-rows-spanned="16">
            <text:p>0.465234</text:p>
          </table:table-cell>
          <table:table-cell table:style-name="ce3" table:formula="of:=[.B3]" office:value-type="float" office:value="1" table:number-columns-spanned="1" table:number-rows-spanned="16">
            <text:p>1</text:p>
          </table:table-cell>
          <table:table-cell table:style-name="ce4" table:formula="of:=[.I3]-[.H3]" office:value-type="float" office:value="0.534765625" table:number-columns-spanned="1" table:number-rows-spanned="16">
            <text:p>0.534766</text:p>
          </table:table-cell>
          <table:table-cell table:formula="of:=[.E3]+(learningrate*[.B$3]*[.J3])" office:value-type="float" office:value="0.6737890625">
            <text:p>0.673789</text:p>
          </table:table-cell>
          <table:table-cell/>
          <table:table-cell table:formula="of:=CONCATENATE([.O3];&quot;-&quot;;[.F$3])" office:value-type="string" office:string-value="1-1">
            <text:p>1-1</text:p>
          </table:table-cell>
          <table:table-cell table:formula="of:=['2'.T3]" office:value-type="float" office:value="0.521447154998779">
            <text:p>0.521447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formula="of:=[.N3]*[.H$3]" office:value-type="float" office:value="0.242595141251385">
            <text:p>0.242595</text:p>
          </table:table-cell>
          <table:table-cell table:style-name="ce3" table:formula="of:=SUM([.P3:.P18])/16" office:value-type="float" office:value="0.223774158000648" table:number-columns-spanned="1" table:number-rows-spanned="16">
            <text:p>0.223774158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3]-[.Q3]" office:value-type="float" office:value="-0.223774158000648" table:number-columns-spanned="1" table:number-rows-spanned="16">
            <text:p>-0.223774158</text:p>
          </table:table-cell>
          <table:table-cell table:formula="of:=[.N3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'2'.B4]" office:value-type="float" office:value="1">
            <text:p>1</text:p>
          </table:table-cell>
          <table:table-cell/>
          <table:table-cell table:formula="of:=CONCATENATE([.F3];&quot;-&quot;;[.A$4])" office:value-type="string" office:string-value="1-2">
            <text:p>1-2</text:p>
          </table:table-cell>
          <table:table-cell table:formula="of:=['2'.K4]" office:value-type="float" office:value="0.6203125">
            <text:p>0.620313</text:p>
          </table:table-cell>
          <table:covered-table-cell/>
          <table:table-cell table:formula="of:=[.B$4]*[.E4]" office:value-type="float" office:value="0.6203125">
            <text:p>0.620313</text:p>
          </table:table-cell>
          <table:covered-table-cell table:number-columns-repeated="3"/>
          <table:table-cell table:formula="of:=[.E4]+(learningrate*[.B$4]*[.J3])" office:value-type="float" office:value="0.6737890625">
            <text:p>0.673789</text:p>
          </table:table-cell>
          <table:table-cell/>
          <table:table-cell table:formula="of:=CONCATENATE([.O3];&quot;-&quot;;[.F$19])" office:value-type="string" office:string-value="1-2">
            <text:p>1-2</text:p>
          </table:table-cell>
          <table:table-cell table:formula="of:=['2'.T4]" office:value-type="float" office:value="0.521447154998779">
            <text:p>0.521447</text:p>
          </table:table-cell>
          <table:covered-table-cell/>
          <table:table-cell table:formula="of:=[.N4]*[.H$19]" office:value-type="float" office:value="0.242595141251385">
            <text:p>0.242595</text:p>
          </table:table-cell>
          <table:covered-table-cell table:number-columns-repeated="3"/>
          <table:table-cell table:formula="of:=[.N4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'2'.B5]" office:value-type="float" office:value="1">
            <text:p>1</text:p>
          </table:table-cell>
          <table:table-cell/>
          <table:table-cell table:formula="of:=CONCATENATE([.F3];&quot;-&quot;;[.A$5])" office:value-type="string" office:string-value="1-3">
            <text:p>1-3</text:p>
          </table:table-cell>
          <table:table-cell table:formula="of:=['2'.K5]" office:value-type="float" office:value="0.6203125">
            <text:p>0.620313</text:p>
          </table:table-cell>
          <table:covered-table-cell/>
          <table:table-cell table:formula="of:=[.B$5]*[.E5]" office:value-type="float" office:value="0.6203125">
            <text:p>0.620313</text:p>
          </table:table-cell>
          <table:covered-table-cell table:number-columns-repeated="3"/>
          <table:table-cell table:formula="of:=[.E5]+(learningrate*[.B$5]*[.J3])" office:value-type="float" office:value="0.6737890625">
            <text:p>0.673789</text:p>
          </table:table-cell>
          <table:table-cell/>
          <table:table-cell table:formula="of:=CONCATENATE([.O3];&quot;-&quot;;[.F$35])" office:value-type="string" office:string-value="1-3">
            <text:p>1-3</text:p>
          </table:table-cell>
          <table:table-cell table:formula="of:=['2'.T5]" office:value-type="float" office:value="0.521447154998779">
            <text:p>0.521447</text:p>
          </table:table-cell>
          <table:covered-table-cell/>
          <table:table-cell table:formula="of:=[.N5]*[.H$35]" office:value-type="float" office:value="0.242595141251385">
            <text:p>0.242595</text:p>
          </table:table-cell>
          <table:covered-table-cell table:number-columns-repeated="3"/>
          <table:table-cell table:formula="of:=[.N5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'2'.B6]" office:value-type="float" office:value="1">
            <text:p>1</text:p>
          </table:table-cell>
          <table:table-cell/>
          <table:table-cell table:formula="of:=CONCATENATE([.F3];&quot;-&quot;;[.A$6])" office:value-type="string" office:string-value="1-4">
            <text:p>1-4</text:p>
          </table:table-cell>
          <table:table-cell table:formula="of:=['2'.K6]" office:value-type="float" office:value="0.6203125">
            <text:p>0.620313</text:p>
          </table:table-cell>
          <table:covered-table-cell/>
          <table:table-cell table:formula="of:=[.B$6]*[.E6]" office:value-type="float" office:value="0.6203125">
            <text:p>0.620313</text:p>
          </table:table-cell>
          <table:covered-table-cell table:number-columns-repeated="3"/>
          <table:table-cell table:formula="of:=[.E6]+(learningrate*[.B$6]*[.J3])" office:value-type="float" office:value="0.6737890625">
            <text:p>0.673789</text:p>
          </table:table-cell>
          <table:table-cell/>
          <table:table-cell table:formula="of:=CONCATENATE([.O3];&quot;-&quot;;[.F$51])" office:value-type="string" office:string-value="1-4">
            <text:p>1-4</text:p>
          </table:table-cell>
          <table:table-cell table:formula="of:=['2'.T6]" office:value-type="float" office:value="0.521447154998779">
            <text:p>0.521447</text:p>
          </table:table-cell>
          <table:covered-table-cell/>
          <table:table-cell table:formula="of:=[.N6]*[.H$51]" office:value-type="float" office:value="0.242595141251385">
            <text:p>0.242595</text:p>
          </table:table-cell>
          <table:covered-table-cell table:number-columns-repeated="3"/>
          <table:table-cell table:formula="of:=[.N6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'2'.B7]" office:value-type="float" office:value="1">
            <text:p>1</text:p>
          </table:table-cell>
          <table:table-cell/>
          <table:table-cell table:formula="of:=CONCATENATE([.F3];&quot;-&quot;;[.A$7])" office:value-type="string" office:string-value="1-5">
            <text:p>1-5</text:p>
          </table:table-cell>
          <table:table-cell table:formula="of:=['2'.K7]" office:value-type="float" office:value="0.6203125">
            <text:p>0.620313</text:p>
          </table:table-cell>
          <table:covered-table-cell/>
          <table:table-cell table:formula="of:=[.B$7]*[.E7]" office:value-type="float" office:value="0.6203125">
            <text:p>0.620313</text:p>
          </table:table-cell>
          <table:covered-table-cell table:number-columns-repeated="3"/>
          <table:table-cell table:formula="of:=[.E7]+(learningrate*[.B$7]*[.J3])" office:value-type="float" office:value="0.6737890625">
            <text:p>0.673789</text:p>
          </table:table-cell>
          <table:table-cell/>
          <table:table-cell table:formula="of:=CONCATENATE([.O3];&quot;-&quot;;[.F$67])" office:value-type="string" office:string-value="1-5">
            <text:p>1-5</text:p>
          </table:table-cell>
          <table:table-cell table:formula="of:=['2'.T7]" office:value-type="float" office:value="0.521447154998779">
            <text:p>0.521447</text:p>
          </table:table-cell>
          <table:covered-table-cell/>
          <table:table-cell table:formula="of:=[.N7]*[.H$67]" office:value-type="float" office:value="0.242595141251385">
            <text:p>0.242595</text:p>
          </table:table-cell>
          <table:covered-table-cell table:number-columns-repeated="3"/>
          <table:table-cell table:formula="of:=[.N7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'2'.B8]" office:value-type="float" office:value="0">
            <text:p>0</text:p>
          </table:table-cell>
          <table:table-cell/>
          <table:table-cell table:formula="of:=CONCATENATE([.F3];&quot;-&quot;;[.A$8])" office:value-type="string" office:string-value="1-6">
            <text:p>1-6</text:p>
          </table:table-cell>
          <table:table-cell table:formula="of:=['2'.K8]" office:value-type="float" office:value="0.5">
            <text:p>0.500000</text:p>
          </table:table-cell>
          <table:covered-table-cell/>
          <table:table-cell table:formula="of:=[.B$8]*[.E8]" office:value-type="float" office:value="0">
            <text:p>0.000000</text:p>
          </table:table-cell>
          <table:covered-table-cell table:number-columns-repeated="3"/>
          <table:table-cell table:formula="of:=[.E8]+(learningrate*[.B$8]*[.J3])" office:value-type="float" office:value="0.5">
            <text:p>0.500000</text:p>
          </table:table-cell>
          <table:table-cell/>
          <table:table-cell table:formula="of:=CONCATENATE([.O3];&quot;-&quot;;[.F$83])" office:value-type="string" office:string-value="1-6">
            <text:p>1-6</text:p>
          </table:table-cell>
          <table:table-cell table:formula="of:=['2'.T8]" office:value-type="float" office:value="0.521447154998779">
            <text:p>0.521447</text:p>
          </table:table-cell>
          <table:covered-table-cell/>
          <table:table-cell table:formula="of:=[.N8]*[.H$83]" office:value-type="float" office:value="0.167311208248436">
            <text:p>0.167311</text:p>
          </table:table-cell>
          <table:covered-table-cell table:number-columns-repeated="3"/>
          <table:table-cell table:formula="of:=[.N8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'2'.B9]" office:value-type="float" office:value="0">
            <text:p>0</text:p>
          </table:table-cell>
          <table:table-cell/>
          <table:table-cell table:formula="of:=CONCATENATE([.F3];&quot;-&quot;;[.A$9])" office:value-type="string" office:string-value="1-7">
            <text:p>1-7</text:p>
          </table:table-cell>
          <table:table-cell table:formula="of:=['2'.K9]" office:value-type="float" office:value="0.5">
            <text:p>0.500000</text:p>
          </table:table-cell>
          <table:covered-table-cell/>
          <table:table-cell table:formula="of:=[.B$9]*[.E9]" office:value-type="float" office:value="0">
            <text:p>0.000000</text:p>
          </table:table-cell>
          <table:covered-table-cell table:number-columns-repeated="3"/>
          <table:table-cell table:formula="of:=[.E9]+(learningrate*[.B$9]*[.J3])" office:value-type="float" office:value="0.5">
            <text:p>0.500000</text:p>
          </table:table-cell>
          <table:table-cell/>
          <table:table-cell table:formula="of:=CONCATENATE([.O3];&quot;-&quot;;[.F$99])" office:value-type="string" office:string-value="1-7">
            <text:p>1-7</text:p>
          </table:table-cell>
          <table:table-cell table:formula="of:=['2'.T9]" office:value-type="float" office:value="0.521447154998779">
            <text:p>0.521447</text:p>
          </table:table-cell>
          <table:covered-table-cell/>
          <table:table-cell table:formula="of:=[.N9]*[.H$99]" office:value-type="float" office:value="0.167311208248436">
            <text:p>0.167311</text:p>
          </table:table-cell>
          <table:covered-table-cell table:number-columns-repeated="3"/>
          <table:table-cell table:formula="of:=[.N9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'2'.B10]" office:value-type="float" office:value="1">
            <text:p>1</text:p>
          </table:table-cell>
          <table:table-cell/>
          <table:table-cell table:formula="of:=CONCATENATE([.F3];&quot;-&quot;;[.A$10])" office:value-type="string" office:string-value="1-8">
            <text:p>1-8</text:p>
          </table:table-cell>
          <table:table-cell table:formula="of:=['2'.K10]" office:value-type="float" office:value="0.6203125">
            <text:p>0.620313</text:p>
          </table:table-cell>
          <table:covered-table-cell/>
          <table:table-cell table:formula="of:=[.B$10]*[.E10]" office:value-type="float" office:value="0.6203125">
            <text:p>0.620313</text:p>
          </table:table-cell>
          <table:covered-table-cell table:number-columns-repeated="3"/>
          <table:table-cell table:formula="of:=[.E10]+(learningrate*[.B$10]*[.J3])" office:value-type="float" office:value="0.6737890625">
            <text:p>0.673789</text:p>
          </table:table-cell>
          <table:table-cell/>
          <table:table-cell table:formula="of:=CONCATENATE([.O3];&quot;-&quot;;[.F$115])" office:value-type="string" office:string-value="1-8">
            <text:p>1-8</text:p>
          </table:table-cell>
          <table:table-cell table:formula="of:=['2'.T10]" office:value-type="float" office:value="0.521447154998779">
            <text:p>0.521447</text:p>
          </table:table-cell>
          <table:covered-table-cell/>
          <table:table-cell table:formula="of:=[.N10]*[.H$115]" office:value-type="float" office:value="0.242595141251385">
            <text:p>0.242595</text:p>
          </table:table-cell>
          <table:covered-table-cell table:number-columns-repeated="3"/>
          <table:table-cell table:formula="of:=[.N10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'2'.B11]" office:value-type="float" office:value="1">
            <text:p>1</text:p>
          </table:table-cell>
          <table:table-cell/>
          <table:table-cell table:formula="of:=CONCATENATE([.F3];&quot;-&quot;;[.A$11])" office:value-type="string" office:string-value="1-9">
            <text:p>1-9</text:p>
          </table:table-cell>
          <table:table-cell table:formula="of:=['2'.K11]" office:value-type="float" office:value="0.6203125">
            <text:p>0.620313</text:p>
          </table:table-cell>
          <table:covered-table-cell/>
          <table:table-cell table:formula="of:=[.B$11]*[.E11]" office:value-type="float" office:value="0.6203125">
            <text:p>0.620313</text:p>
          </table:table-cell>
          <table:covered-table-cell table:number-columns-repeated="3"/>
          <table:table-cell table:formula="of:=[.E11]+(learningrate*[.B$11]*[.J3])" office:value-type="float" office:value="0.6737890625">
            <text:p>0.673789</text:p>
          </table:table-cell>
          <table:table-cell/>
          <table:table-cell table:formula="of:=CONCATENATE([.O3];&quot;-&quot;;[.F$131])" office:value-type="string" office:string-value="1-9">
            <text:p>1-9</text:p>
          </table:table-cell>
          <table:table-cell table:formula="of:=['2'.T11]" office:value-type="float" office:value="0.521447154998779">
            <text:p>0.521447</text:p>
          </table:table-cell>
          <table:covered-table-cell/>
          <table:table-cell table:formula="of:=[.N11]*[.H$131]" office:value-type="float" office:value="0.242595141251385">
            <text:p>0.242595</text:p>
          </table:table-cell>
          <table:covered-table-cell table:number-columns-repeated="3"/>
          <table:table-cell table:formula="of:=[.N11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'2'.B12]" office:value-type="float" office:value="0">
            <text:p>0</text:p>
          </table:table-cell>
          <table:table-cell/>
          <table:table-cell table:formula="of:=CONCATENATE([.F3];&quot;-&quot;;[.A$12])" office:value-type="string" office:string-value="1-10">
            <text:p>1-10</text:p>
          </table:table-cell>
          <table:table-cell table:formula="of:=['2'.K12]" office:value-type="float" office:value="0.5">
            <text:p>0.500000</text:p>
          </table:table-cell>
          <table:covered-table-cell/>
          <table:table-cell table:formula="of:=[.B$12]*[.E12]" office:value-type="float" office:value="0">
            <text:p>0.000000</text:p>
          </table:table-cell>
          <table:covered-table-cell table:number-columns-repeated="3"/>
          <table:table-cell table:formula="of:=[.E12]+(learningrate*[.B$12]*[.J3])" office:value-type="float" office:value="0.5">
            <text:p>0.500000</text:p>
          </table:table-cell>
          <table:table-cell/>
          <table:table-cell table:formula="of:=CONCATENATE([.O3];&quot;-&quot;;[.F$147])" office:value-type="string" office:string-value="1-10">
            <text:p>1-10</text:p>
          </table:table-cell>
          <table:table-cell table:formula="of:=['2'.T12]" office:value-type="float" office:value="0.521447154998779">
            <text:p>0.521447</text:p>
          </table:table-cell>
          <table:covered-table-cell/>
          <table:table-cell table:formula="of:=[.N12]*[.H$147]" office:value-type="float" office:value="0.167311208248436">
            <text:p>0.167311</text:p>
          </table:table-cell>
          <table:covered-table-cell table:number-columns-repeated="3"/>
          <table:table-cell table:formula="of:=[.N12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'2'.B13]" office:value-type="float" office:value="0">
            <text:p>0</text:p>
          </table:table-cell>
          <table:table-cell/>
          <table:table-cell table:formula="of:=CONCATENATE([.F3];&quot;-&quot;;[.A$13])" office:value-type="string" office:string-value="1-11">
            <text:p>1-11</text:p>
          </table:table-cell>
          <table:table-cell table:formula="of:=['2'.K13]" office:value-type="float" office:value="0.5">
            <text:p>0.500000</text:p>
          </table:table-cell>
          <table:covered-table-cell/>
          <table:table-cell table:formula="of:=[.B$13]*[.E13]" office:value-type="float" office:value="0">
            <text:p>0.000000</text:p>
          </table:table-cell>
          <table:covered-table-cell table:number-columns-repeated="3"/>
          <table:table-cell table:formula="of:=[.E13]+(learningrate*[.B$13]*[.J3])" office:value-type="float" office:value="0.5">
            <text:p>0.500000</text:p>
          </table:table-cell>
          <table:table-cell/>
          <table:table-cell table:formula="of:=CONCATENATE([.O3];&quot;-&quot;;[.F$163])" office:value-type="string" office:string-value="1-11">
            <text:p>1-11</text:p>
          </table:table-cell>
          <table:table-cell table:formula="of:=['2'.T13]" office:value-type="float" office:value="0.521447154998779">
            <text:p>0.521447</text:p>
          </table:table-cell>
          <table:covered-table-cell/>
          <table:table-cell table:formula="of:=[.N13]*[.H$163]" office:value-type="float" office:value="0.167311208248436">
            <text:p>0.167311</text:p>
          </table:table-cell>
          <table:covered-table-cell table:number-columns-repeated="3"/>
          <table:table-cell table:formula="of:=[.N13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'2'.B14]" office:value-type="float" office:value="1">
            <text:p>1</text:p>
          </table:table-cell>
          <table:table-cell/>
          <table:table-cell table:formula="of:=CONCATENATE([.F3];&quot;-&quot;;[.A$14])" office:value-type="string" office:string-value="1-12">
            <text:p>1-12</text:p>
          </table:table-cell>
          <table:table-cell table:formula="of:=['2'.K14]" office:value-type="float" office:value="0.6203125">
            <text:p>0.620313</text:p>
          </table:table-cell>
          <table:covered-table-cell/>
          <table:table-cell table:formula="of:=[.B$14]*[.E14]" office:value-type="float" office:value="0.6203125">
            <text:p>0.620313</text:p>
          </table:table-cell>
          <table:covered-table-cell table:number-columns-repeated="3"/>
          <table:table-cell table:formula="of:=[.E14]+(learningrate*[.B$14]*[.J3])" office:value-type="float" office:value="0.6737890625">
            <text:p>0.673789</text:p>
          </table:table-cell>
          <table:table-cell/>
          <table:table-cell table:formula="of:=CONCATENATE([.O3];&quot;-&quot;;[.F$179])" office:value-type="string" office:string-value="1-12">
            <text:p>1-12</text:p>
          </table:table-cell>
          <table:table-cell table:formula="of:=['2'.T14]" office:value-type="float" office:value="0.521447154998779">
            <text:p>0.521447</text:p>
          </table:table-cell>
          <table:covered-table-cell/>
          <table:table-cell table:formula="of:=[.N14]*[.H$179]" office:value-type="float" office:value="0.242595141251385">
            <text:p>0.242595</text:p>
          </table:table-cell>
          <table:covered-table-cell table:number-columns-repeated="3"/>
          <table:table-cell table:formula="of:=[.N14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'2'.B15]" office:value-type="float" office:value="1">
            <text:p>1</text:p>
          </table:table-cell>
          <table:table-cell/>
          <table:table-cell table:formula="of:=CONCATENATE([.F3];&quot;-&quot;;[.A$15])" office:value-type="string" office:string-value="1-13">
            <text:p>1-13</text:p>
          </table:table-cell>
          <table:table-cell table:formula="of:=['2'.K15]" office:value-type="float" office:value="0.6203125">
            <text:p>0.620313</text:p>
          </table:table-cell>
          <table:covered-table-cell/>
          <table:table-cell table:formula="of:=[.B$15]*[.E15]" office:value-type="float" office:value="0.6203125">
            <text:p>0.620313</text:p>
          </table:table-cell>
          <table:covered-table-cell table:number-columns-repeated="3"/>
          <table:table-cell table:formula="of:=[.E15]+(learningrate*[.B$15]*[.J3])" office:value-type="float" office:value="0.6737890625">
            <text:p>0.673789</text:p>
          </table:table-cell>
          <table:table-cell/>
          <table:table-cell table:formula="of:=CONCATENATE([.O3];&quot;-&quot;;[.F$195])" office:value-type="string" office:string-value="1-13">
            <text:p>1-13</text:p>
          </table:table-cell>
          <table:table-cell table:formula="of:=['2'.T15]" office:value-type="float" office:value="0.521447154998779">
            <text:p>0.521447</text:p>
          </table:table-cell>
          <table:covered-table-cell/>
          <table:table-cell table:formula="of:=[.N15]*[.H$195]" office:value-type="float" office:value="0.242595141251385">
            <text:p>0.242595</text:p>
          </table:table-cell>
          <table:covered-table-cell table:number-columns-repeated="3"/>
          <table:table-cell table:formula="of:=[.N15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'2'.B16]" office:value-type="float" office:value="1">
            <text:p>1</text:p>
          </table:table-cell>
          <table:table-cell/>
          <table:table-cell table:formula="of:=CONCATENATE([.F3];&quot;-&quot;;[.A$16])" office:value-type="string" office:string-value="1-14">
            <text:p>1-14</text:p>
          </table:table-cell>
          <table:table-cell table:formula="of:=['2'.K16]" office:value-type="float" office:value="0.6203125">
            <text:p>0.620313</text:p>
          </table:table-cell>
          <table:covered-table-cell/>
          <table:table-cell table:formula="of:=[.B$16]*[.E16]" office:value-type="float" office:value="0.6203125">
            <text:p>0.620313</text:p>
          </table:table-cell>
          <table:covered-table-cell table:number-columns-repeated="3"/>
          <table:table-cell table:formula="of:=[.E16]+(learningrate*[.B$16]*[.J3])" office:value-type="float" office:value="0.6737890625">
            <text:p>0.673789</text:p>
          </table:table-cell>
          <table:table-cell/>
          <table:table-cell table:formula="of:=CONCATENATE([.O3];&quot;-&quot;;[.F$211])" office:value-type="string" office:string-value="1-14">
            <text:p>1-14</text:p>
          </table:table-cell>
          <table:table-cell table:formula="of:=['2'.T16]" office:value-type="float" office:value="0.521447154998779">
            <text:p>0.521447</text:p>
          </table:table-cell>
          <table:covered-table-cell/>
          <table:table-cell table:formula="of:=[.N16]*[.H$211]" office:value-type="float" office:value="0.242595141251385">
            <text:p>0.242595</text:p>
          </table:table-cell>
          <table:covered-table-cell table:number-columns-repeated="3"/>
          <table:table-cell table:formula="of:=[.N16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'2'.B17]" office:value-type="float" office:value="1">
            <text:p>1</text:p>
          </table:table-cell>
          <table:table-cell/>
          <table:table-cell table:formula="of:=CONCATENATE([.F3];&quot;-&quot;;[.A$17])" office:value-type="string" office:string-value="1-15">
            <text:p>1-15</text:p>
          </table:table-cell>
          <table:table-cell table:formula="of:=['2'.K17]" office:value-type="float" office:value="0.6203125">
            <text:p>0.620313</text:p>
          </table:table-cell>
          <table:covered-table-cell/>
          <table:table-cell table:formula="of:=[.B$17]*[.E17]" office:value-type="float" office:value="0.6203125">
            <text:p>0.620313</text:p>
          </table:table-cell>
          <table:covered-table-cell table:number-columns-repeated="3"/>
          <table:table-cell table:formula="of:=[.E17]+(learningrate*[.B$17]*[.J3])" office:value-type="float" office:value="0.6737890625">
            <text:p>0.673789</text:p>
          </table:table-cell>
          <table:table-cell/>
          <table:table-cell table:formula="of:=CONCATENATE([.O3];&quot;-&quot;;[.F$227])" office:value-type="string" office:string-value="1-15">
            <text:p>1-15</text:p>
          </table:table-cell>
          <table:table-cell table:formula="of:=['2'.T17]" office:value-type="float" office:value="0.521447154998779">
            <text:p>0.521447</text:p>
          </table:table-cell>
          <table:covered-table-cell/>
          <table:table-cell table:formula="of:=[.N17]*[.H$227]" office:value-type="float" office:value="0.242595141251385">
            <text:p>0.242595</text:p>
          </table:table-cell>
          <table:covered-table-cell table:number-columns-repeated="3"/>
          <table:table-cell table:formula="of:=[.N17]+(learningrate*[.H3]*[.S3])" office:value-type="float" office:value="0.511036411944921">
            <text:p>0.5110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'2'.B18]" office:value-type="float" office:value="1">
            <text:p>1</text:p>
          </table:table-cell>
          <table:table-cell/>
          <table:table-cell table:formula="of:=CONCATENATE([.F3];&quot;-&quot;;[.A$18])" office:value-type="string" office:string-value="1-16">
            <text:p>1-16</text:p>
          </table:table-cell>
          <table:table-cell table:formula="of:=['2'.K18]" office:value-type="float" office:value="0.6203125">
            <text:p>0.620313</text:p>
          </table:table-cell>
          <table:covered-table-cell/>
          <table:table-cell table:formula="of:=[.B$18]*[.E18]" office:value-type="float" office:value="0.6203125">
            <text:p>0.620313</text:p>
          </table:table-cell>
          <table:covered-table-cell table:number-columns-repeated="3"/>
          <table:table-cell table:formula="of:=[.E18]+(learningrate*[.B$18]*[.J3])" office:value-type="float" office:value="0.6737890625">
            <text:p>0.673789</text:p>
          </table:table-cell>
          <table:table-cell/>
          <table:table-cell table:formula="of:=CONCATENATE([.O3];&quot;-&quot;;[.F$243])" office:value-type="string" office:string-value="1-16">
            <text:p>1-16</text:p>
          </table:table-cell>
          <table:table-cell table:formula="of:=['2'.T18]" office:value-type="float" office:value="0.521447154998779">
            <text:p>0.521447</text:p>
          </table:table-cell>
          <table:covered-table-cell/>
          <table:table-cell table:formula="of:=[.N18]*[.H$243]" office:value-type="float" office:value="0.242595141251385">
            <text:p>0.242595</text:p>
          </table:table-cell>
          <table:covered-table-cell table:number-columns-repeated="3"/>
          <table:table-cell table:formula="of:=[.N18]+(learningrate*[.H3]*[.S3])" office:value-type="float" office:value="0.511036411944921">
            <text:p>0.511036</text:p>
          </table:table-cell>
        </table:table-row>
        <table:table-row table:style-name="ro1">
          <table:table-cell table:number-columns-repeated="3"/>
          <table:table-cell table:formula="of:=CONCATENATE([.F19];&quot;-&quot;;[.A$3])" office:value-type="string" office:string-value="2-1">
            <text:p>2-1</text:p>
          </table:table-cell>
          <table:table-cell table:formula="of:=['2'.K19]" office:value-type="float" office:value="0.6203125">
            <text:p>0.620313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B$3]*[.E19]" office:value-type="float" office:value="0.6203125">
            <text:p>0.620313</text:p>
          </table:table-cell>
          <table:table-cell table:style-name="ce4" table:formula="of:=SUMPRODUCT([.B$3:.B$18];[.E19:.E34])/16" office:value-type="float" office:value="0.465234375" table:number-columns-spanned="1" table:number-rows-spanned="16">
            <text:p>0.465234</text:p>
          </table:table-cell>
          <table:table-cell table:style-name="ce3" table:formula="of:=[.B4]" office:value-type="float" office:value="1" table:number-columns-spanned="1" table:number-rows-spanned="16">
            <text:p>1</text:p>
          </table:table-cell>
          <table:table-cell table:style-name="ce4" table:formula="of:=[.I19]-[.H19]" office:value-type="float" office:value="0.534765625" table:number-columns-spanned="1" table:number-rows-spanned="16">
            <text:p>0.534766</text:p>
          </table:table-cell>
          <table:table-cell table:formula="of:=[.E19]+(learningrate*[.B$3]*[.J19])" office:value-type="float" office:value="0.6737890625">
            <text:p>0.673789</text:p>
          </table:table-cell>
          <table:table-cell/>
          <table:table-cell table:formula="of:=CONCATENATE([.O19];&quot;-&quot;;[.F$3])" office:value-type="string" office:string-value="2-1">
            <text:p>2-1</text:p>
          </table:table-cell>
          <table:table-cell table:formula="of:=['2'.T19]" office:value-type="float" office:value="0.484584911346436">
            <text:p>0.484585</text:p>
          </table:table-cell>
          <table:table-cell table:style-name="ce3" office:value-type="float" office:value="2" table:number-columns-spanned="1" table:number-rows-spanned="16">
            <text:p>2</text:p>
          </table:table-cell>
          <table:table-cell table:formula="of:=[.N19]*[.H$3]" office:value-type="float" office:value="0.225445558364689">
            <text:p>0.225446</text:p>
          </table:table-cell>
          <table:table-cell table:style-name="ce3" table:formula="of:=SUM([.P19:.P34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9]-[.Q19]" office:value-type="float" office:value="-0.207955071720779" table:number-columns-spanned="1" table:number-rows-spanned="16">
            <text:p>-0.2079550717</text:p>
          </table:table-cell>
          <table:table-cell table:formula="of:=[.N19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4])" office:value-type="string" office:string-value="2-2">
            <text:p>2-2</text:p>
          </table:table-cell>
          <table:table-cell table:formula="of:=['2'.K20]" office:value-type="float" office:value="0.6203125">
            <text:p>0.620313</text:p>
          </table:table-cell>
          <table:covered-table-cell/>
          <table:table-cell table:formula="of:=[.B$4]*[.E20]" office:value-type="float" office:value="0.6203125">
            <text:p>0.620313</text:p>
          </table:table-cell>
          <table:covered-table-cell table:number-columns-repeated="3"/>
          <table:table-cell table:formula="of:=[.E20]+(learningrate*[.B$4]*[.J19])" office:value-type="float" office:value="0.6737890625">
            <text:p>0.673789</text:p>
          </table:table-cell>
          <table:table-cell/>
          <table:table-cell table:formula="of:=CONCATENATE([.O19];&quot;-&quot;;[.F$19])" office:value-type="string" office:string-value="2-2">
            <text:p>2-2</text:p>
          </table:table-cell>
          <table:table-cell table:formula="of:=['2'.T20]" office:value-type="float" office:value="0.484584911346436">
            <text:p>0.484585</text:p>
          </table:table-cell>
          <table:covered-table-cell/>
          <table:table-cell table:formula="of:=[.N20]*[.H$19]" office:value-type="float" office:value="0.225445558364689">
            <text:p>0.225446</text:p>
          </table:table-cell>
          <table:covered-table-cell table:number-columns-repeated="3"/>
          <table:table-cell table:formula="of:=[.N20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5])" office:value-type="string" office:string-value="2-3">
            <text:p>2-3</text:p>
          </table:table-cell>
          <table:table-cell table:formula="of:=['2'.K21]" office:value-type="float" office:value="0.6203125">
            <text:p>0.620313</text:p>
          </table:table-cell>
          <table:covered-table-cell/>
          <table:table-cell table:formula="of:=[.B$5]*[.E21]" office:value-type="float" office:value="0.6203125">
            <text:p>0.620313</text:p>
          </table:table-cell>
          <table:covered-table-cell table:number-columns-repeated="3"/>
          <table:table-cell table:formula="of:=[.E21]+(learningrate*[.B$5]*[.J19])" office:value-type="float" office:value="0.6737890625">
            <text:p>0.673789</text:p>
          </table:table-cell>
          <table:table-cell/>
          <table:table-cell table:formula="of:=CONCATENATE([.O19];&quot;-&quot;;[.F$35])" office:value-type="string" office:string-value="2-3">
            <text:p>2-3</text:p>
          </table:table-cell>
          <table:table-cell table:formula="of:=['2'.T21]" office:value-type="float" office:value="0.484584911346436">
            <text:p>0.484585</text:p>
          </table:table-cell>
          <table:covered-table-cell/>
          <table:table-cell table:formula="of:=[.N21]*[.H$35]" office:value-type="float" office:value="0.225445558364689">
            <text:p>0.225446</text:p>
          </table:table-cell>
          <table:covered-table-cell table:number-columns-repeated="3"/>
          <table:table-cell table:formula="of:=[.N21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6])" office:value-type="string" office:string-value="2-4">
            <text:p>2-4</text:p>
          </table:table-cell>
          <table:table-cell table:formula="of:=['2'.K22]" office:value-type="float" office:value="0.6203125">
            <text:p>0.620313</text:p>
          </table:table-cell>
          <table:covered-table-cell/>
          <table:table-cell table:formula="of:=[.B$6]*[.E22]" office:value-type="float" office:value="0.6203125">
            <text:p>0.620313</text:p>
          </table:table-cell>
          <table:covered-table-cell table:number-columns-repeated="3"/>
          <table:table-cell table:formula="of:=[.E22]+(learningrate*[.B$6]*[.J19])" office:value-type="float" office:value="0.6737890625">
            <text:p>0.673789</text:p>
          </table:table-cell>
          <table:table-cell/>
          <table:table-cell table:formula="of:=CONCATENATE([.O19];&quot;-&quot;;[.F$51])" office:value-type="string" office:string-value="2-4">
            <text:p>2-4</text:p>
          </table:table-cell>
          <table:table-cell table:formula="of:=['2'.T22]" office:value-type="float" office:value="0.484584911346436">
            <text:p>0.484585</text:p>
          </table:table-cell>
          <table:covered-table-cell/>
          <table:table-cell table:formula="of:=[.N22]*[.H$51]" office:value-type="float" office:value="0.225445558364689">
            <text:p>0.225446</text:p>
          </table:table-cell>
          <table:covered-table-cell table:number-columns-repeated="3"/>
          <table:table-cell table:formula="of:=[.N22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7])" office:value-type="string" office:string-value="2-5">
            <text:p>2-5</text:p>
          </table:table-cell>
          <table:table-cell table:formula="of:=['2'.K23]" office:value-type="float" office:value="0.6203125">
            <text:p>0.620313</text:p>
          </table:table-cell>
          <table:covered-table-cell/>
          <table:table-cell table:formula="of:=[.B$7]*[.E23]" office:value-type="float" office:value="0.6203125">
            <text:p>0.620313</text:p>
          </table:table-cell>
          <table:covered-table-cell table:number-columns-repeated="3"/>
          <table:table-cell table:formula="of:=[.E23]+(learningrate*[.B$7]*[.J19])" office:value-type="float" office:value="0.6737890625">
            <text:p>0.673789</text:p>
          </table:table-cell>
          <table:table-cell/>
          <table:table-cell table:formula="of:=CONCATENATE([.O19];&quot;-&quot;;[.F$67])" office:value-type="string" office:string-value="2-5">
            <text:p>2-5</text:p>
          </table:table-cell>
          <table:table-cell table:formula="of:=['2'.T23]" office:value-type="float" office:value="0.484584911346436">
            <text:p>0.484585</text:p>
          </table:table-cell>
          <table:covered-table-cell/>
          <table:table-cell table:formula="of:=[.N23]*[.H$67]" office:value-type="float" office:value="0.225445558364689">
            <text:p>0.225446</text:p>
          </table:table-cell>
          <table:covered-table-cell table:number-columns-repeated="3"/>
          <table:table-cell table:formula="of:=[.N23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8])" office:value-type="string" office:string-value="2-6">
            <text:p>2-6</text:p>
          </table:table-cell>
          <table:table-cell table:formula="of:=['2'.K24]" office:value-type="float" office:value="0.5">
            <text:p>0.500000</text:p>
          </table:table-cell>
          <table:covered-table-cell/>
          <table:table-cell table:formula="of:=[.B$8]*[.E24]" office:value-type="float" office:value="0">
            <text:p>0.000000</text:p>
          </table:table-cell>
          <table:covered-table-cell table:number-columns-repeated="3"/>
          <table:table-cell table:formula="of:=[.E24]+(learningrate*[.B$8]*[.J19])" office:value-type="float" office:value="0.5">
            <text:p>0.500000</text:p>
          </table:table-cell>
          <table:table-cell/>
          <table:table-cell table:formula="of:=CONCATENATE([.O19];&quot;-&quot;;[.F$83])" office:value-type="string" office:string-value="2-6">
            <text:p>2-6</text:p>
          </table:table-cell>
          <table:table-cell table:formula="of:=['2'.T24]" office:value-type="float" office:value="0.484584911346436">
            <text:p>0.484585</text:p>
          </table:table-cell>
          <table:covered-table-cell/>
          <table:table-cell table:formula="of:=[.N24]*[.H$83]" office:value-type="float" office:value="0.155483611789048">
            <text:p>0.155484</text:p>
          </table:table-cell>
          <table:covered-table-cell table:number-columns-repeated="3"/>
          <table:table-cell table:formula="of:=[.N24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9])" office:value-type="string" office:string-value="2-7">
            <text:p>2-7</text:p>
          </table:table-cell>
          <table:table-cell table:formula="of:=['2'.K25]" office:value-type="float" office:value="0.5">
            <text:p>0.500000</text:p>
          </table:table-cell>
          <table:covered-table-cell/>
          <table:table-cell table:formula="of:=[.B$9]*[.E25]" office:value-type="float" office:value="0">
            <text:p>0.000000</text:p>
          </table:table-cell>
          <table:covered-table-cell table:number-columns-repeated="3"/>
          <table:table-cell table:formula="of:=[.E25]+(learningrate*[.B$9]*[.J19])" office:value-type="float" office:value="0.5">
            <text:p>0.500000</text:p>
          </table:table-cell>
          <table:table-cell/>
          <table:table-cell table:formula="of:=CONCATENATE([.O19];&quot;-&quot;;[.F$99])" office:value-type="string" office:string-value="2-7">
            <text:p>2-7</text:p>
          </table:table-cell>
          <table:table-cell table:formula="of:=['2'.T25]" office:value-type="float" office:value="0.484584911346436">
            <text:p>0.484585</text:p>
          </table:table-cell>
          <table:covered-table-cell/>
          <table:table-cell table:formula="of:=[.N25]*[.H$99]" office:value-type="float" office:value="0.155483611789048">
            <text:p>0.155484</text:p>
          </table:table-cell>
          <table:covered-table-cell table:number-columns-repeated="3"/>
          <table:table-cell table:formula="of:=[.N25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0])" office:value-type="string" office:string-value="2-8">
            <text:p>2-8</text:p>
          </table:table-cell>
          <table:table-cell table:formula="of:=['2'.K26]" office:value-type="float" office:value="0.6203125">
            <text:p>0.620313</text:p>
          </table:table-cell>
          <table:covered-table-cell/>
          <table:table-cell table:formula="of:=[.B$10]*[.E26]" office:value-type="float" office:value="0.6203125">
            <text:p>0.620313</text:p>
          </table:table-cell>
          <table:covered-table-cell table:number-columns-repeated="3"/>
          <table:table-cell table:formula="of:=[.E26]+(learningrate*[.B$10]*[.J19])" office:value-type="float" office:value="0.6737890625">
            <text:p>0.673789</text:p>
          </table:table-cell>
          <table:table-cell/>
          <table:table-cell table:formula="of:=CONCATENATE([.O19];&quot;-&quot;;[.F$115])" office:value-type="string" office:string-value="2-8">
            <text:p>2-8</text:p>
          </table:table-cell>
          <table:table-cell table:formula="of:=['2'.T26]" office:value-type="float" office:value="0.484584911346436">
            <text:p>0.484585</text:p>
          </table:table-cell>
          <table:covered-table-cell/>
          <table:table-cell table:formula="of:=[.N26]*[.H$115]" office:value-type="float" office:value="0.225445558364689">
            <text:p>0.225446</text:p>
          </table:table-cell>
          <table:covered-table-cell table:number-columns-repeated="3"/>
          <table:table-cell table:formula="of:=[.N26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1])" office:value-type="string" office:string-value="2-9">
            <text:p>2-9</text:p>
          </table:table-cell>
          <table:table-cell table:formula="of:=['2'.K27]" office:value-type="float" office:value="0.6203125">
            <text:p>0.620313</text:p>
          </table:table-cell>
          <table:covered-table-cell/>
          <table:table-cell table:formula="of:=[.B$11]*[.E27]" office:value-type="float" office:value="0.6203125">
            <text:p>0.620313</text:p>
          </table:table-cell>
          <table:covered-table-cell table:number-columns-repeated="3"/>
          <table:table-cell table:formula="of:=[.E27]+(learningrate*[.B$11]*[.J19])" office:value-type="float" office:value="0.6737890625">
            <text:p>0.673789</text:p>
          </table:table-cell>
          <table:table-cell/>
          <table:table-cell table:formula="of:=CONCATENATE([.O19];&quot;-&quot;;[.F$131])" office:value-type="string" office:string-value="2-9">
            <text:p>2-9</text:p>
          </table:table-cell>
          <table:table-cell table:formula="of:=['2'.T27]" office:value-type="float" office:value="0.484584911346436">
            <text:p>0.484585</text:p>
          </table:table-cell>
          <table:covered-table-cell/>
          <table:table-cell table:formula="of:=[.N27]*[.H$131]" office:value-type="float" office:value="0.225445558364689">
            <text:p>0.225446</text:p>
          </table:table-cell>
          <table:covered-table-cell table:number-columns-repeated="3"/>
          <table:table-cell table:formula="of:=[.N27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2])" office:value-type="string" office:string-value="2-10">
            <text:p>2-10</text:p>
          </table:table-cell>
          <table:table-cell table:formula="of:=['2'.K28]" office:value-type="float" office:value="0.5">
            <text:p>0.500000</text:p>
          </table:table-cell>
          <table:covered-table-cell/>
          <table:table-cell table:formula="of:=[.B$12]*[.E28]" office:value-type="float" office:value="0">
            <text:p>0.000000</text:p>
          </table:table-cell>
          <table:covered-table-cell table:number-columns-repeated="3"/>
          <table:table-cell table:formula="of:=[.E28]+(learningrate*[.B$12]*[.J19])" office:value-type="float" office:value="0.5">
            <text:p>0.500000</text:p>
          </table:table-cell>
          <table:table-cell/>
          <table:table-cell table:formula="of:=CONCATENATE([.O19];&quot;-&quot;;[.F$147])" office:value-type="string" office:string-value="2-10">
            <text:p>2-10</text:p>
          </table:table-cell>
          <table:table-cell table:formula="of:=['2'.T28]" office:value-type="float" office:value="0.484584911346436">
            <text:p>0.484585</text:p>
          </table:table-cell>
          <table:covered-table-cell/>
          <table:table-cell table:formula="of:=[.N28]*[.H$147]" office:value-type="float" office:value="0.155483611789048">
            <text:p>0.155484</text:p>
          </table:table-cell>
          <table:covered-table-cell table:number-columns-repeated="3"/>
          <table:table-cell table:formula="of:=[.N28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3])" office:value-type="string" office:string-value="2-11">
            <text:p>2-11</text:p>
          </table:table-cell>
          <table:table-cell table:formula="of:=['2'.K29]" office:value-type="float" office:value="0.5">
            <text:p>0.500000</text:p>
          </table:table-cell>
          <table:covered-table-cell/>
          <table:table-cell table:formula="of:=[.B$13]*[.E29]" office:value-type="float" office:value="0">
            <text:p>0.000000</text:p>
          </table:table-cell>
          <table:covered-table-cell table:number-columns-repeated="3"/>
          <table:table-cell table:formula="of:=[.E29]+(learningrate*[.B$13]*[.J19])" office:value-type="float" office:value="0.5">
            <text:p>0.500000</text:p>
          </table:table-cell>
          <table:table-cell/>
          <table:table-cell table:formula="of:=CONCATENATE([.O19];&quot;-&quot;;[.F$163])" office:value-type="string" office:string-value="2-11">
            <text:p>2-11</text:p>
          </table:table-cell>
          <table:table-cell table:formula="of:=['2'.T29]" office:value-type="float" office:value="0.484584911346436">
            <text:p>0.484585</text:p>
          </table:table-cell>
          <table:covered-table-cell/>
          <table:table-cell table:formula="of:=[.N29]*[.H$163]" office:value-type="float" office:value="0.155483611789048">
            <text:p>0.155484</text:p>
          </table:table-cell>
          <table:covered-table-cell table:number-columns-repeated="3"/>
          <table:table-cell table:formula="of:=[.N29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4])" office:value-type="string" office:string-value="2-12">
            <text:p>2-12</text:p>
          </table:table-cell>
          <table:table-cell table:formula="of:=['2'.K30]" office:value-type="float" office:value="0.6203125">
            <text:p>0.620313</text:p>
          </table:table-cell>
          <table:covered-table-cell/>
          <table:table-cell table:formula="of:=[.B$14]*[.E30]" office:value-type="float" office:value="0.6203125">
            <text:p>0.620313</text:p>
          </table:table-cell>
          <table:covered-table-cell table:number-columns-repeated="3"/>
          <table:table-cell table:formula="of:=[.E30]+(learningrate*[.B$14]*[.J19])" office:value-type="float" office:value="0.6737890625">
            <text:p>0.673789</text:p>
          </table:table-cell>
          <table:table-cell/>
          <table:table-cell table:formula="of:=CONCATENATE([.O19];&quot;-&quot;;[.F$179])" office:value-type="string" office:string-value="2-12">
            <text:p>2-12</text:p>
          </table:table-cell>
          <table:table-cell table:formula="of:=['2'.T30]" office:value-type="float" office:value="0.484584911346436">
            <text:p>0.484585</text:p>
          </table:table-cell>
          <table:covered-table-cell/>
          <table:table-cell table:formula="of:=[.N30]*[.H$179]" office:value-type="float" office:value="0.225445558364689">
            <text:p>0.225446</text:p>
          </table:table-cell>
          <table:covered-table-cell table:number-columns-repeated="3"/>
          <table:table-cell table:formula="of:=[.N30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5])" office:value-type="string" office:string-value="2-13">
            <text:p>2-13</text:p>
          </table:table-cell>
          <table:table-cell table:formula="of:=['2'.K31]" office:value-type="float" office:value="0.6203125">
            <text:p>0.620313</text:p>
          </table:table-cell>
          <table:covered-table-cell/>
          <table:table-cell table:formula="of:=[.B$15]*[.E31]" office:value-type="float" office:value="0.6203125">
            <text:p>0.620313</text:p>
          </table:table-cell>
          <table:covered-table-cell table:number-columns-repeated="3"/>
          <table:table-cell table:formula="of:=[.E31]+(learningrate*[.B$15]*[.J19])" office:value-type="float" office:value="0.6737890625">
            <text:p>0.673789</text:p>
          </table:table-cell>
          <table:table-cell/>
          <table:table-cell table:formula="of:=CONCATENATE([.O19];&quot;-&quot;;[.F$195])" office:value-type="string" office:string-value="2-13">
            <text:p>2-13</text:p>
          </table:table-cell>
          <table:table-cell table:formula="of:=['2'.T31]" office:value-type="float" office:value="0.484584911346436">
            <text:p>0.484585</text:p>
          </table:table-cell>
          <table:covered-table-cell/>
          <table:table-cell table:formula="of:=[.N31]*[.H$195]" office:value-type="float" office:value="0.225445558364689">
            <text:p>0.225446</text:p>
          </table:table-cell>
          <table:covered-table-cell table:number-columns-repeated="3"/>
          <table:table-cell table:formula="of:=[.N31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6])" office:value-type="string" office:string-value="2-14">
            <text:p>2-14</text:p>
          </table:table-cell>
          <table:table-cell table:formula="of:=['2'.K32]" office:value-type="float" office:value="0.6203125">
            <text:p>0.620313</text:p>
          </table:table-cell>
          <table:covered-table-cell/>
          <table:table-cell table:formula="of:=[.B$16]*[.E32]" office:value-type="float" office:value="0.6203125">
            <text:p>0.620313</text:p>
          </table:table-cell>
          <table:covered-table-cell table:number-columns-repeated="3"/>
          <table:table-cell table:formula="of:=[.E32]+(learningrate*[.B$16]*[.J19])" office:value-type="float" office:value="0.6737890625">
            <text:p>0.673789</text:p>
          </table:table-cell>
          <table:table-cell/>
          <table:table-cell table:formula="of:=CONCATENATE([.O19];&quot;-&quot;;[.F$211])" office:value-type="string" office:string-value="2-14">
            <text:p>2-14</text:p>
          </table:table-cell>
          <table:table-cell table:formula="of:=['2'.T32]" office:value-type="float" office:value="0.484584911346436">
            <text:p>0.484585</text:p>
          </table:table-cell>
          <table:covered-table-cell/>
          <table:table-cell table:formula="of:=[.N32]*[.H$211]" office:value-type="float" office:value="0.225445558364689">
            <text:p>0.225446</text:p>
          </table:table-cell>
          <table:covered-table-cell table:number-columns-repeated="3"/>
          <table:table-cell table:formula="of:=[.N32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7])" office:value-type="string" office:string-value="2-15">
            <text:p>2-15</text:p>
          </table:table-cell>
          <table:table-cell table:formula="of:=['2'.K33]" office:value-type="float" office:value="0.6203125">
            <text:p>0.620313</text:p>
          </table:table-cell>
          <table:covered-table-cell/>
          <table:table-cell table:formula="of:=[.B$17]*[.E33]" office:value-type="float" office:value="0.6203125">
            <text:p>0.620313</text:p>
          </table:table-cell>
          <table:covered-table-cell table:number-columns-repeated="3"/>
          <table:table-cell table:formula="of:=[.E33]+(learningrate*[.B$17]*[.J19])" office:value-type="float" office:value="0.6737890625">
            <text:p>0.673789</text:p>
          </table:table-cell>
          <table:table-cell/>
          <table:table-cell table:formula="of:=CONCATENATE([.O19];&quot;-&quot;;[.F$227])" office:value-type="string" office:string-value="2-15">
            <text:p>2-15</text:p>
          </table:table-cell>
          <table:table-cell table:formula="of:=['2'.T33]" office:value-type="float" office:value="0.484584911346436">
            <text:p>0.484585</text:p>
          </table:table-cell>
          <table:covered-table-cell/>
          <table:table-cell table:formula="of:=[.N33]*[.H$227]" office:value-type="float" office:value="0.225445558364689">
            <text:p>0.225446</text:p>
          </table:table-cell>
          <table:covered-table-cell table:number-columns-repeated="3"/>
          <table:table-cell table:formula="of:=[.N33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9];&quot;-&quot;;[.A$18])" office:value-type="string" office:string-value="2-16">
            <text:p>2-16</text:p>
          </table:table-cell>
          <table:table-cell table:formula="of:=['2'.K34]" office:value-type="float" office:value="0.6203125">
            <text:p>0.620313</text:p>
          </table:table-cell>
          <table:covered-table-cell/>
          <table:table-cell table:formula="of:=[.B$18]*[.E34]" office:value-type="float" office:value="0.6203125">
            <text:p>0.620313</text:p>
          </table:table-cell>
          <table:covered-table-cell table:number-columns-repeated="3"/>
          <table:table-cell table:formula="of:=[.E34]+(learningrate*[.B$18]*[.J19])" office:value-type="float" office:value="0.6737890625">
            <text:p>0.673789</text:p>
          </table:table-cell>
          <table:table-cell/>
          <table:table-cell table:formula="of:=CONCATENATE([.O19];&quot;-&quot;;[.F$243])" office:value-type="string" office:string-value="2-16">
            <text:p>2-16</text:p>
          </table:table-cell>
          <table:table-cell table:formula="of:=['2'.T34]" office:value-type="float" office:value="0.484584911346436">
            <text:p>0.484585</text:p>
          </table:table-cell>
          <table:covered-table-cell/>
          <table:table-cell table:formula="of:=[.N34]*[.H$243]" office:value-type="float" office:value="0.225445558364689">
            <text:p>0.225446</text:p>
          </table:table-cell>
          <table:covered-table-cell table:number-columns-repeated="3"/>
          <table:table-cell table:formula="of:=[.N34]+(learningrate*[.H19]*[.S19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3])" office:value-type="string" office:string-value="3-1">
            <text:p>3-1</text:p>
          </table:table-cell>
          <table:table-cell table:formula="of:=['2'.K35]" office:value-type="float" office:value="0.6203125">
            <text:p>0.620313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B$3]*[.E35]" office:value-type="float" office:value="0.6203125">
            <text:p>0.620313</text:p>
          </table:table-cell>
          <table:table-cell table:style-name="ce4" table:formula="of:=SUMPRODUCT([.B$3:.B$18];[.E35:.E50])/16" office:value-type="float" office:value="0.465234375" table:number-columns-spanned="1" table:number-rows-spanned="16">
            <text:p>0.465234</text:p>
          </table:table-cell>
          <table:table-cell table:style-name="ce3" table:formula="of:=[.B5]" office:value-type="float" office:value="1" table:number-columns-spanned="1" table:number-rows-spanned="16">
            <text:p>1</text:p>
          </table:table-cell>
          <table:table-cell table:style-name="ce4" table:formula="of:=[.I35]-[.H35]" office:value-type="float" office:value="0.534765625" table:number-columns-spanned="1" table:number-rows-spanned="16">
            <text:p>0.534766</text:p>
          </table:table-cell>
          <table:table-cell table:formula="of:=[.E35]+(learningrate*[.B$3]*[.J35])" office:value-type="float" office:value="0.6737890625">
            <text:p>0.673789</text:p>
          </table:table-cell>
          <table:table-cell/>
          <table:table-cell table:formula="of:=CONCATENATE([.O35];&quot;-&quot;;[.F$3])" office:value-type="string" office:string-value="3-1">
            <text:p>3-1</text:p>
          </table:table-cell>
          <table:table-cell table:formula="of:=['2'.T35]" office:value-type="float" office:value="0.484584911346436">
            <text:p>0.484585</text:p>
          </table:table-cell>
          <table:table-cell table:style-name="ce3" office:value-type="float" office:value="3" table:number-columns-spanned="1" table:number-rows-spanned="16">
            <text:p>3</text:p>
          </table:table-cell>
          <table:table-cell table:formula="of:=[.N35]*[.H$3]" office:value-type="float" office:value="0.225445558364689">
            <text:p>0.225446</text:p>
          </table:table-cell>
          <table:table-cell table:style-name="ce3" table:formula="of:=SUM([.P35:.P50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35]-[.Q35]" office:value-type="float" office:value="-0.207955071720779" table:number-columns-spanned="1" table:number-rows-spanned="16">
            <text:p>-0.2079550717</text:p>
          </table:table-cell>
          <table:table-cell table:formula="of:=[.N35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4])" office:value-type="string" office:string-value="3-2">
            <text:p>3-2</text:p>
          </table:table-cell>
          <table:table-cell table:formula="of:=['2'.K36]" office:value-type="float" office:value="0.6203125">
            <text:p>0.620313</text:p>
          </table:table-cell>
          <table:covered-table-cell/>
          <table:table-cell table:formula="of:=[.B$4]*[.E36]" office:value-type="float" office:value="0.6203125">
            <text:p>0.620313</text:p>
          </table:table-cell>
          <table:covered-table-cell table:number-columns-repeated="3"/>
          <table:table-cell table:formula="of:=[.E36]+(learningrate*[.B$4]*[.J35])" office:value-type="float" office:value="0.6737890625">
            <text:p>0.673789</text:p>
          </table:table-cell>
          <table:table-cell/>
          <table:table-cell table:formula="of:=CONCATENATE([.O35];&quot;-&quot;;[.F$19])" office:value-type="string" office:string-value="3-2">
            <text:p>3-2</text:p>
          </table:table-cell>
          <table:table-cell table:formula="of:=['2'.T36]" office:value-type="float" office:value="0.484584911346436">
            <text:p>0.484585</text:p>
          </table:table-cell>
          <table:covered-table-cell/>
          <table:table-cell table:formula="of:=[.N36]*[.H$19]" office:value-type="float" office:value="0.225445558364689">
            <text:p>0.225446</text:p>
          </table:table-cell>
          <table:covered-table-cell table:number-columns-repeated="3"/>
          <table:table-cell table:formula="of:=[.N36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5])" office:value-type="string" office:string-value="3-3">
            <text:p>3-3</text:p>
          </table:table-cell>
          <table:table-cell table:formula="of:=['2'.K37]" office:value-type="float" office:value="0.6203125">
            <text:p>0.620313</text:p>
          </table:table-cell>
          <table:covered-table-cell/>
          <table:table-cell table:formula="of:=[.B$5]*[.E37]" office:value-type="float" office:value="0.6203125">
            <text:p>0.620313</text:p>
          </table:table-cell>
          <table:covered-table-cell table:number-columns-repeated="3"/>
          <table:table-cell table:formula="of:=[.E37]+(learningrate*[.B$5]*[.J35])" office:value-type="float" office:value="0.6737890625">
            <text:p>0.673789</text:p>
          </table:table-cell>
          <table:table-cell/>
          <table:table-cell table:formula="of:=CONCATENATE([.O35];&quot;-&quot;;[.F$35])" office:value-type="string" office:string-value="3-3">
            <text:p>3-3</text:p>
          </table:table-cell>
          <table:table-cell table:formula="of:=['2'.T37]" office:value-type="float" office:value="0.484584911346436">
            <text:p>0.484585</text:p>
          </table:table-cell>
          <table:covered-table-cell/>
          <table:table-cell table:formula="of:=[.N37]*[.H$35]" office:value-type="float" office:value="0.225445558364689">
            <text:p>0.225446</text:p>
          </table:table-cell>
          <table:covered-table-cell table:number-columns-repeated="3"/>
          <table:table-cell table:formula="of:=[.N37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6])" office:value-type="string" office:string-value="3-4">
            <text:p>3-4</text:p>
          </table:table-cell>
          <table:table-cell table:formula="of:=['2'.K38]" office:value-type="float" office:value="0.6203125">
            <text:p>0.620313</text:p>
          </table:table-cell>
          <table:covered-table-cell/>
          <table:table-cell table:formula="of:=[.B$6]*[.E38]" office:value-type="float" office:value="0.6203125">
            <text:p>0.620313</text:p>
          </table:table-cell>
          <table:covered-table-cell table:number-columns-repeated="3"/>
          <table:table-cell table:formula="of:=[.E38]+(learningrate*[.B$6]*[.J35])" office:value-type="float" office:value="0.6737890625">
            <text:p>0.673789</text:p>
          </table:table-cell>
          <table:table-cell/>
          <table:table-cell table:formula="of:=CONCATENATE([.O35];&quot;-&quot;;[.F$51])" office:value-type="string" office:string-value="3-4">
            <text:p>3-4</text:p>
          </table:table-cell>
          <table:table-cell table:formula="of:=['2'.T38]" office:value-type="float" office:value="0.484584911346436">
            <text:p>0.484585</text:p>
          </table:table-cell>
          <table:covered-table-cell/>
          <table:table-cell table:formula="of:=[.N38]*[.H$51]" office:value-type="float" office:value="0.225445558364689">
            <text:p>0.225446</text:p>
          </table:table-cell>
          <table:covered-table-cell table:number-columns-repeated="3"/>
          <table:table-cell table:formula="of:=[.N38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7])" office:value-type="string" office:string-value="3-5">
            <text:p>3-5</text:p>
          </table:table-cell>
          <table:table-cell table:formula="of:=['2'.K39]" office:value-type="float" office:value="0.6203125">
            <text:p>0.620313</text:p>
          </table:table-cell>
          <table:covered-table-cell/>
          <table:table-cell table:formula="of:=[.B$7]*[.E39]" office:value-type="float" office:value="0.6203125">
            <text:p>0.620313</text:p>
          </table:table-cell>
          <table:covered-table-cell table:number-columns-repeated="3"/>
          <table:table-cell table:formula="of:=[.E39]+(learningrate*[.B$7]*[.J35])" office:value-type="float" office:value="0.6737890625">
            <text:p>0.673789</text:p>
          </table:table-cell>
          <table:table-cell/>
          <table:table-cell table:formula="of:=CONCATENATE([.O35];&quot;-&quot;;[.F$67])" office:value-type="string" office:string-value="3-5">
            <text:p>3-5</text:p>
          </table:table-cell>
          <table:table-cell table:formula="of:=['2'.T39]" office:value-type="float" office:value="0.484584911346436">
            <text:p>0.484585</text:p>
          </table:table-cell>
          <table:covered-table-cell/>
          <table:table-cell table:formula="of:=[.N39]*[.H$67]" office:value-type="float" office:value="0.225445558364689">
            <text:p>0.225446</text:p>
          </table:table-cell>
          <table:covered-table-cell table:number-columns-repeated="3"/>
          <table:table-cell table:formula="of:=[.N39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8])" office:value-type="string" office:string-value="3-6">
            <text:p>3-6</text:p>
          </table:table-cell>
          <table:table-cell table:formula="of:=['2'.K40]" office:value-type="float" office:value="0.5">
            <text:p>0.500000</text:p>
          </table:table-cell>
          <table:covered-table-cell/>
          <table:table-cell table:formula="of:=[.B$8]*[.E40]" office:value-type="float" office:value="0">
            <text:p>0.000000</text:p>
          </table:table-cell>
          <table:covered-table-cell table:number-columns-repeated="3"/>
          <table:table-cell table:formula="of:=[.E40]+(learningrate*[.B$8]*[.J35])" office:value-type="float" office:value="0.5">
            <text:p>0.500000</text:p>
          </table:table-cell>
          <table:table-cell/>
          <table:table-cell table:formula="of:=CONCATENATE([.O35];&quot;-&quot;;[.F$83])" office:value-type="string" office:string-value="3-6">
            <text:p>3-6</text:p>
          </table:table-cell>
          <table:table-cell table:formula="of:=['2'.T40]" office:value-type="float" office:value="0.484584911346436">
            <text:p>0.484585</text:p>
          </table:table-cell>
          <table:covered-table-cell/>
          <table:table-cell table:formula="of:=[.N40]*[.H$83]" office:value-type="float" office:value="0.155483611789048">
            <text:p>0.155484</text:p>
          </table:table-cell>
          <table:covered-table-cell table:number-columns-repeated="3"/>
          <table:table-cell table:formula="of:=[.N40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9])" office:value-type="string" office:string-value="3-7">
            <text:p>3-7</text:p>
          </table:table-cell>
          <table:table-cell table:formula="of:=['2'.K41]" office:value-type="float" office:value="0.5">
            <text:p>0.500000</text:p>
          </table:table-cell>
          <table:covered-table-cell/>
          <table:table-cell table:formula="of:=[.B$9]*[.E41]" office:value-type="float" office:value="0">
            <text:p>0.000000</text:p>
          </table:table-cell>
          <table:covered-table-cell table:number-columns-repeated="3"/>
          <table:table-cell table:formula="of:=[.E41]+(learningrate*[.B$9]*[.J35])" office:value-type="float" office:value="0.5">
            <text:p>0.500000</text:p>
          </table:table-cell>
          <table:table-cell/>
          <table:table-cell table:formula="of:=CONCATENATE([.O35];&quot;-&quot;;[.F$99])" office:value-type="string" office:string-value="3-7">
            <text:p>3-7</text:p>
          </table:table-cell>
          <table:table-cell table:formula="of:=['2'.T41]" office:value-type="float" office:value="0.484584911346436">
            <text:p>0.484585</text:p>
          </table:table-cell>
          <table:covered-table-cell/>
          <table:table-cell table:formula="of:=[.N41]*[.H$99]" office:value-type="float" office:value="0.155483611789048">
            <text:p>0.155484</text:p>
          </table:table-cell>
          <table:covered-table-cell table:number-columns-repeated="3"/>
          <table:table-cell table:formula="of:=[.N41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0])" office:value-type="string" office:string-value="3-8">
            <text:p>3-8</text:p>
          </table:table-cell>
          <table:table-cell table:formula="of:=['2'.K42]" office:value-type="float" office:value="0.6203125">
            <text:p>0.620313</text:p>
          </table:table-cell>
          <table:covered-table-cell/>
          <table:table-cell table:formula="of:=[.B$10]*[.E42]" office:value-type="float" office:value="0.6203125">
            <text:p>0.620313</text:p>
          </table:table-cell>
          <table:covered-table-cell table:number-columns-repeated="3"/>
          <table:table-cell table:formula="of:=[.E42]+(learningrate*[.B$10]*[.J35])" office:value-type="float" office:value="0.6737890625">
            <text:p>0.673789</text:p>
          </table:table-cell>
          <table:table-cell/>
          <table:table-cell table:formula="of:=CONCATENATE([.O35];&quot;-&quot;;[.F$115])" office:value-type="string" office:string-value="3-8">
            <text:p>3-8</text:p>
          </table:table-cell>
          <table:table-cell table:formula="of:=['2'.T42]" office:value-type="float" office:value="0.484584911346436">
            <text:p>0.484585</text:p>
          </table:table-cell>
          <table:covered-table-cell/>
          <table:table-cell table:formula="of:=[.N42]*[.H$115]" office:value-type="float" office:value="0.225445558364689">
            <text:p>0.225446</text:p>
          </table:table-cell>
          <table:covered-table-cell table:number-columns-repeated="3"/>
          <table:table-cell table:formula="of:=[.N42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1])" office:value-type="string" office:string-value="3-9">
            <text:p>3-9</text:p>
          </table:table-cell>
          <table:table-cell table:formula="of:=['2'.K43]" office:value-type="float" office:value="0.6203125">
            <text:p>0.620313</text:p>
          </table:table-cell>
          <table:covered-table-cell/>
          <table:table-cell table:formula="of:=[.B$11]*[.E43]" office:value-type="float" office:value="0.6203125">
            <text:p>0.620313</text:p>
          </table:table-cell>
          <table:covered-table-cell table:number-columns-repeated="3"/>
          <table:table-cell table:formula="of:=[.E43]+(learningrate*[.B$11]*[.J35])" office:value-type="float" office:value="0.6737890625">
            <text:p>0.673789</text:p>
          </table:table-cell>
          <table:table-cell/>
          <table:table-cell table:formula="of:=CONCATENATE([.O35];&quot;-&quot;;[.F$131])" office:value-type="string" office:string-value="3-9">
            <text:p>3-9</text:p>
          </table:table-cell>
          <table:table-cell table:formula="of:=['2'.T43]" office:value-type="float" office:value="0.484584911346436">
            <text:p>0.484585</text:p>
          </table:table-cell>
          <table:covered-table-cell/>
          <table:table-cell table:formula="of:=[.N43]*[.H$131]" office:value-type="float" office:value="0.225445558364689">
            <text:p>0.225446</text:p>
          </table:table-cell>
          <table:covered-table-cell table:number-columns-repeated="3"/>
          <table:table-cell table:formula="of:=[.N43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2])" office:value-type="string" office:string-value="3-10">
            <text:p>3-10</text:p>
          </table:table-cell>
          <table:table-cell table:formula="of:=['2'.K44]" office:value-type="float" office:value="0.5">
            <text:p>0.500000</text:p>
          </table:table-cell>
          <table:covered-table-cell/>
          <table:table-cell table:formula="of:=[.B$12]*[.E44]" office:value-type="float" office:value="0">
            <text:p>0.000000</text:p>
          </table:table-cell>
          <table:covered-table-cell table:number-columns-repeated="3"/>
          <table:table-cell table:formula="of:=[.E44]+(learningrate*[.B$12]*[.J35])" office:value-type="float" office:value="0.5">
            <text:p>0.500000</text:p>
          </table:table-cell>
          <table:table-cell/>
          <table:table-cell table:formula="of:=CONCATENATE([.O35];&quot;-&quot;;[.F$147])" office:value-type="string" office:string-value="3-10">
            <text:p>3-10</text:p>
          </table:table-cell>
          <table:table-cell table:formula="of:=['2'.T44]" office:value-type="float" office:value="0.484584911346436">
            <text:p>0.484585</text:p>
          </table:table-cell>
          <table:covered-table-cell/>
          <table:table-cell table:formula="of:=[.N44]*[.H$147]" office:value-type="float" office:value="0.155483611789048">
            <text:p>0.155484</text:p>
          </table:table-cell>
          <table:covered-table-cell table:number-columns-repeated="3"/>
          <table:table-cell table:formula="of:=[.N44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3])" office:value-type="string" office:string-value="3-11">
            <text:p>3-11</text:p>
          </table:table-cell>
          <table:table-cell table:formula="of:=['2'.K45]" office:value-type="float" office:value="0.5">
            <text:p>0.500000</text:p>
          </table:table-cell>
          <table:covered-table-cell/>
          <table:table-cell table:formula="of:=[.B$13]*[.E45]" office:value-type="float" office:value="0">
            <text:p>0.000000</text:p>
          </table:table-cell>
          <table:covered-table-cell table:number-columns-repeated="3"/>
          <table:table-cell table:formula="of:=[.E45]+(learningrate*[.B$13]*[.J35])" office:value-type="float" office:value="0.5">
            <text:p>0.500000</text:p>
          </table:table-cell>
          <table:table-cell/>
          <table:table-cell table:formula="of:=CONCATENATE([.O35];&quot;-&quot;;[.F$163])" office:value-type="string" office:string-value="3-11">
            <text:p>3-11</text:p>
          </table:table-cell>
          <table:table-cell table:formula="of:=['2'.T45]" office:value-type="float" office:value="0.484584911346436">
            <text:p>0.484585</text:p>
          </table:table-cell>
          <table:covered-table-cell/>
          <table:table-cell table:formula="of:=[.N45]*[.H$163]" office:value-type="float" office:value="0.155483611789048">
            <text:p>0.155484</text:p>
          </table:table-cell>
          <table:covered-table-cell table:number-columns-repeated="3"/>
          <table:table-cell table:formula="of:=[.N45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4])" office:value-type="string" office:string-value="3-12">
            <text:p>3-12</text:p>
          </table:table-cell>
          <table:table-cell table:formula="of:=['2'.K46]" office:value-type="float" office:value="0.6203125">
            <text:p>0.620313</text:p>
          </table:table-cell>
          <table:covered-table-cell/>
          <table:table-cell table:formula="of:=[.B$14]*[.E46]" office:value-type="float" office:value="0.6203125">
            <text:p>0.620313</text:p>
          </table:table-cell>
          <table:covered-table-cell table:number-columns-repeated="3"/>
          <table:table-cell table:formula="of:=[.E46]+(learningrate*[.B$14]*[.J35])" office:value-type="float" office:value="0.6737890625">
            <text:p>0.673789</text:p>
          </table:table-cell>
          <table:table-cell/>
          <table:table-cell table:formula="of:=CONCATENATE([.O35];&quot;-&quot;;[.F$179])" office:value-type="string" office:string-value="3-12">
            <text:p>3-12</text:p>
          </table:table-cell>
          <table:table-cell table:formula="of:=['2'.T46]" office:value-type="float" office:value="0.484584911346436">
            <text:p>0.484585</text:p>
          </table:table-cell>
          <table:covered-table-cell/>
          <table:table-cell table:formula="of:=[.N46]*[.H$179]" office:value-type="float" office:value="0.225445558364689">
            <text:p>0.225446</text:p>
          </table:table-cell>
          <table:covered-table-cell table:number-columns-repeated="3"/>
          <table:table-cell table:formula="of:=[.N46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5])" office:value-type="string" office:string-value="3-13">
            <text:p>3-13</text:p>
          </table:table-cell>
          <table:table-cell table:formula="of:=['2'.K47]" office:value-type="float" office:value="0.6203125">
            <text:p>0.620313</text:p>
          </table:table-cell>
          <table:covered-table-cell/>
          <table:table-cell table:formula="of:=[.B$15]*[.E47]" office:value-type="float" office:value="0.6203125">
            <text:p>0.620313</text:p>
          </table:table-cell>
          <table:covered-table-cell table:number-columns-repeated="3"/>
          <table:table-cell table:formula="of:=[.E47]+(learningrate*[.B$15]*[.J35])" office:value-type="float" office:value="0.6737890625">
            <text:p>0.673789</text:p>
          </table:table-cell>
          <table:table-cell/>
          <table:table-cell table:formula="of:=CONCATENATE([.O35];&quot;-&quot;;[.F$195])" office:value-type="string" office:string-value="3-13">
            <text:p>3-13</text:p>
          </table:table-cell>
          <table:table-cell table:formula="of:=['2'.T47]" office:value-type="float" office:value="0.484584911346436">
            <text:p>0.484585</text:p>
          </table:table-cell>
          <table:covered-table-cell/>
          <table:table-cell table:formula="of:=[.N47]*[.H$195]" office:value-type="float" office:value="0.225445558364689">
            <text:p>0.225446</text:p>
          </table:table-cell>
          <table:covered-table-cell table:number-columns-repeated="3"/>
          <table:table-cell table:formula="of:=[.N47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6])" office:value-type="string" office:string-value="3-14">
            <text:p>3-14</text:p>
          </table:table-cell>
          <table:table-cell table:formula="of:=['2'.K48]" office:value-type="float" office:value="0.6203125">
            <text:p>0.620313</text:p>
          </table:table-cell>
          <table:covered-table-cell/>
          <table:table-cell table:formula="of:=[.B$16]*[.E48]" office:value-type="float" office:value="0.6203125">
            <text:p>0.620313</text:p>
          </table:table-cell>
          <table:covered-table-cell table:number-columns-repeated="3"/>
          <table:table-cell table:formula="of:=[.E48]+(learningrate*[.B$16]*[.J35])" office:value-type="float" office:value="0.6737890625">
            <text:p>0.673789</text:p>
          </table:table-cell>
          <table:table-cell/>
          <table:table-cell table:formula="of:=CONCATENATE([.O35];&quot;-&quot;;[.F$211])" office:value-type="string" office:string-value="3-14">
            <text:p>3-14</text:p>
          </table:table-cell>
          <table:table-cell table:formula="of:=['2'.T48]" office:value-type="float" office:value="0.484584911346436">
            <text:p>0.484585</text:p>
          </table:table-cell>
          <table:covered-table-cell/>
          <table:table-cell table:formula="of:=[.N48]*[.H$211]" office:value-type="float" office:value="0.225445558364689">
            <text:p>0.225446</text:p>
          </table:table-cell>
          <table:covered-table-cell table:number-columns-repeated="3"/>
          <table:table-cell table:formula="of:=[.N48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7])" office:value-type="string" office:string-value="3-15">
            <text:p>3-15</text:p>
          </table:table-cell>
          <table:table-cell table:formula="of:=['2'.K49]" office:value-type="float" office:value="0.6203125">
            <text:p>0.620313</text:p>
          </table:table-cell>
          <table:covered-table-cell/>
          <table:table-cell table:formula="of:=[.B$17]*[.E49]" office:value-type="float" office:value="0.6203125">
            <text:p>0.620313</text:p>
          </table:table-cell>
          <table:covered-table-cell table:number-columns-repeated="3"/>
          <table:table-cell table:formula="of:=[.E49]+(learningrate*[.B$17]*[.J35])" office:value-type="float" office:value="0.6737890625">
            <text:p>0.673789</text:p>
          </table:table-cell>
          <table:table-cell/>
          <table:table-cell table:formula="of:=CONCATENATE([.O35];&quot;-&quot;;[.F$227])" office:value-type="string" office:string-value="3-15">
            <text:p>3-15</text:p>
          </table:table-cell>
          <table:table-cell table:formula="of:=['2'.T49]" office:value-type="float" office:value="0.484584911346436">
            <text:p>0.484585</text:p>
          </table:table-cell>
          <table:covered-table-cell/>
          <table:table-cell table:formula="of:=[.N49]*[.H$227]" office:value-type="float" office:value="0.225445558364689">
            <text:p>0.225446</text:p>
          </table:table-cell>
          <table:covered-table-cell table:number-columns-repeated="3"/>
          <table:table-cell table:formula="of:=[.N49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35];&quot;-&quot;;[.A$18])" office:value-type="string" office:string-value="3-16">
            <text:p>3-16</text:p>
          </table:table-cell>
          <table:table-cell table:formula="of:=['2'.K50]" office:value-type="float" office:value="0.6203125">
            <text:p>0.620313</text:p>
          </table:table-cell>
          <table:covered-table-cell/>
          <table:table-cell table:formula="of:=[.B$18]*[.E50]" office:value-type="float" office:value="0.6203125">
            <text:p>0.620313</text:p>
          </table:table-cell>
          <table:covered-table-cell table:number-columns-repeated="3"/>
          <table:table-cell table:formula="of:=[.E50]+(learningrate*[.B$18]*[.J35])" office:value-type="float" office:value="0.6737890625">
            <text:p>0.673789</text:p>
          </table:table-cell>
          <table:table-cell/>
          <table:table-cell table:formula="of:=CONCATENATE([.O35];&quot;-&quot;;[.F$243])" office:value-type="string" office:string-value="3-16">
            <text:p>3-16</text:p>
          </table:table-cell>
          <table:table-cell table:formula="of:=['2'.T50]" office:value-type="float" office:value="0.484584911346436">
            <text:p>0.484585</text:p>
          </table:table-cell>
          <table:covered-table-cell/>
          <table:table-cell table:formula="of:=[.N50]*[.H$243]" office:value-type="float" office:value="0.225445558364689">
            <text:p>0.225446</text:p>
          </table:table-cell>
          <table:covered-table-cell table:number-columns-repeated="3"/>
          <table:table-cell table:formula="of:=[.N50]+(learningrate*[.H35]*[.S3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3])" office:value-type="string" office:string-value="4-1">
            <text:p>4-1</text:p>
          </table:table-cell>
          <table:table-cell table:formula="of:=['2'.K51]" office:value-type="float" office:value="0.6203125">
            <text:p>0.620313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B$3]*[.E51]" office:value-type="float" office:value="0.6203125">
            <text:p>0.620313</text:p>
          </table:table-cell>
          <table:table-cell table:style-name="ce4" table:formula="of:=SUMPRODUCT([.B$3:.B$18];[.E51:.E66])/16" office:value-type="float" office:value="0.465234375" table:number-columns-spanned="1" table:number-rows-spanned="16">
            <text:p>0.465234</text:p>
          </table:table-cell>
          <table:table-cell table:style-name="ce3" table:formula="of:=[.B6]" office:value-type="float" office:value="1" table:number-columns-spanned="1" table:number-rows-spanned="16">
            <text:p>1</text:p>
          </table:table-cell>
          <table:table-cell table:style-name="ce4" table:formula="of:=[.I51]-[.H51]" office:value-type="float" office:value="0.534765625" table:number-columns-spanned="1" table:number-rows-spanned="16">
            <text:p>0.534766</text:p>
          </table:table-cell>
          <table:table-cell table:formula="of:=[.E51]+(learningrate*[.B$3]*[.J51])" office:value-type="float" office:value="0.6737890625">
            <text:p>0.673789</text:p>
          </table:table-cell>
          <table:table-cell/>
          <table:table-cell table:formula="of:=CONCATENATE([.O51];&quot;-&quot;;[.F$3])" office:value-type="string" office:string-value="4-1">
            <text:p>4-1</text:p>
          </table:table-cell>
          <table:table-cell table:formula="of:=['2'.T51]" office:value-type="float" office:value="0.484584911346436">
            <text:p>0.484585</text:p>
          </table:table-cell>
          <table:table-cell table:style-name="ce3" office:value-type="float" office:value="4" table:number-columns-spanned="1" table:number-rows-spanned="16">
            <text:p>4</text:p>
          </table:table-cell>
          <table:table-cell table:formula="of:=[.N51]*[.H$3]" office:value-type="float" office:value="0.225445558364689">
            <text:p>0.225446</text:p>
          </table:table-cell>
          <table:table-cell table:style-name="ce3" table:formula="of:=SUM([.P51:.P66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51]-[.Q51]" office:value-type="float" office:value="-0.207955071720779" table:number-columns-spanned="1" table:number-rows-spanned="16">
            <text:p>-0.2079550717</text:p>
          </table:table-cell>
          <table:table-cell table:formula="of:=[.N51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4])" office:value-type="string" office:string-value="4-2">
            <text:p>4-2</text:p>
          </table:table-cell>
          <table:table-cell table:formula="of:=['2'.K52]" office:value-type="float" office:value="0.6203125">
            <text:p>0.620313</text:p>
          </table:table-cell>
          <table:covered-table-cell/>
          <table:table-cell table:formula="of:=[.B$4]*[.E52]" office:value-type="float" office:value="0.6203125">
            <text:p>0.620313</text:p>
          </table:table-cell>
          <table:covered-table-cell table:number-columns-repeated="3"/>
          <table:table-cell table:formula="of:=[.E52]+(learningrate*[.B$4]*[.J51])" office:value-type="float" office:value="0.6737890625">
            <text:p>0.673789</text:p>
          </table:table-cell>
          <table:table-cell/>
          <table:table-cell table:formula="of:=CONCATENATE([.O51];&quot;-&quot;;[.F$19])" office:value-type="string" office:string-value="4-2">
            <text:p>4-2</text:p>
          </table:table-cell>
          <table:table-cell table:formula="of:=['2'.T52]" office:value-type="float" office:value="0.484584911346436">
            <text:p>0.484585</text:p>
          </table:table-cell>
          <table:covered-table-cell/>
          <table:table-cell table:formula="of:=[.N52]*[.H$19]" office:value-type="float" office:value="0.225445558364689">
            <text:p>0.225446</text:p>
          </table:table-cell>
          <table:covered-table-cell table:number-columns-repeated="3"/>
          <table:table-cell table:formula="of:=[.N52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5])" office:value-type="string" office:string-value="4-3">
            <text:p>4-3</text:p>
          </table:table-cell>
          <table:table-cell table:formula="of:=['2'.K53]" office:value-type="float" office:value="0.6203125">
            <text:p>0.620313</text:p>
          </table:table-cell>
          <table:covered-table-cell/>
          <table:table-cell table:formula="of:=[.B$5]*[.E53]" office:value-type="float" office:value="0.6203125">
            <text:p>0.620313</text:p>
          </table:table-cell>
          <table:covered-table-cell table:number-columns-repeated="3"/>
          <table:table-cell table:formula="of:=[.E53]+(learningrate*[.B$5]*[.J51])" office:value-type="float" office:value="0.6737890625">
            <text:p>0.673789</text:p>
          </table:table-cell>
          <table:table-cell/>
          <table:table-cell table:formula="of:=CONCATENATE([.O51];&quot;-&quot;;[.F$35])" office:value-type="string" office:string-value="4-3">
            <text:p>4-3</text:p>
          </table:table-cell>
          <table:table-cell table:formula="of:=['2'.T53]" office:value-type="float" office:value="0.484584911346436">
            <text:p>0.484585</text:p>
          </table:table-cell>
          <table:covered-table-cell/>
          <table:table-cell table:formula="of:=[.N53]*[.H$35]" office:value-type="float" office:value="0.225445558364689">
            <text:p>0.225446</text:p>
          </table:table-cell>
          <table:covered-table-cell table:number-columns-repeated="3"/>
          <table:table-cell table:formula="of:=[.N53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6])" office:value-type="string" office:string-value="4-4">
            <text:p>4-4</text:p>
          </table:table-cell>
          <table:table-cell table:formula="of:=['2'.K54]" office:value-type="float" office:value="0.6203125">
            <text:p>0.620313</text:p>
          </table:table-cell>
          <table:covered-table-cell/>
          <table:table-cell table:formula="of:=[.B$6]*[.E54]" office:value-type="float" office:value="0.6203125">
            <text:p>0.620313</text:p>
          </table:table-cell>
          <table:covered-table-cell table:number-columns-repeated="3"/>
          <table:table-cell table:formula="of:=[.E54]+(learningrate*[.B$6]*[.J51])" office:value-type="float" office:value="0.6737890625">
            <text:p>0.673789</text:p>
          </table:table-cell>
          <table:table-cell/>
          <table:table-cell table:formula="of:=CONCATENATE([.O51];&quot;-&quot;;[.F$51])" office:value-type="string" office:string-value="4-4">
            <text:p>4-4</text:p>
          </table:table-cell>
          <table:table-cell table:formula="of:=['2'.T54]" office:value-type="float" office:value="0.484584911346436">
            <text:p>0.484585</text:p>
          </table:table-cell>
          <table:covered-table-cell/>
          <table:table-cell table:formula="of:=[.N54]*[.H$51]" office:value-type="float" office:value="0.225445558364689">
            <text:p>0.225446</text:p>
          </table:table-cell>
          <table:covered-table-cell table:number-columns-repeated="3"/>
          <table:table-cell table:formula="of:=[.N54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7])" office:value-type="string" office:string-value="4-5">
            <text:p>4-5</text:p>
          </table:table-cell>
          <table:table-cell table:formula="of:=['2'.K55]" office:value-type="float" office:value="0.6203125">
            <text:p>0.620313</text:p>
          </table:table-cell>
          <table:covered-table-cell/>
          <table:table-cell table:formula="of:=[.B$7]*[.E55]" office:value-type="float" office:value="0.6203125">
            <text:p>0.620313</text:p>
          </table:table-cell>
          <table:covered-table-cell table:number-columns-repeated="3"/>
          <table:table-cell table:formula="of:=[.E55]+(learningrate*[.B$7]*[.J51])" office:value-type="float" office:value="0.6737890625">
            <text:p>0.673789</text:p>
          </table:table-cell>
          <table:table-cell/>
          <table:table-cell table:formula="of:=CONCATENATE([.O51];&quot;-&quot;;[.F$67])" office:value-type="string" office:string-value="4-5">
            <text:p>4-5</text:p>
          </table:table-cell>
          <table:table-cell table:formula="of:=['2'.T55]" office:value-type="float" office:value="0.484584911346436">
            <text:p>0.484585</text:p>
          </table:table-cell>
          <table:covered-table-cell/>
          <table:table-cell table:formula="of:=[.N55]*[.H$67]" office:value-type="float" office:value="0.225445558364689">
            <text:p>0.225446</text:p>
          </table:table-cell>
          <table:covered-table-cell table:number-columns-repeated="3"/>
          <table:table-cell table:formula="of:=[.N55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8])" office:value-type="string" office:string-value="4-6">
            <text:p>4-6</text:p>
          </table:table-cell>
          <table:table-cell table:formula="of:=['2'.K56]" office:value-type="float" office:value="0.5">
            <text:p>0.500000</text:p>
          </table:table-cell>
          <table:covered-table-cell/>
          <table:table-cell table:formula="of:=[.B$8]*[.E56]" office:value-type="float" office:value="0">
            <text:p>0.000000</text:p>
          </table:table-cell>
          <table:covered-table-cell table:number-columns-repeated="3"/>
          <table:table-cell table:formula="of:=[.E56]+(learningrate*[.B$8]*[.J51])" office:value-type="float" office:value="0.5">
            <text:p>0.500000</text:p>
          </table:table-cell>
          <table:table-cell/>
          <table:table-cell table:formula="of:=CONCATENATE([.O51];&quot;-&quot;;[.F$83])" office:value-type="string" office:string-value="4-6">
            <text:p>4-6</text:p>
          </table:table-cell>
          <table:table-cell table:formula="of:=['2'.T56]" office:value-type="float" office:value="0.484584911346436">
            <text:p>0.484585</text:p>
          </table:table-cell>
          <table:covered-table-cell/>
          <table:table-cell table:formula="of:=[.N56]*[.H$83]" office:value-type="float" office:value="0.155483611789048">
            <text:p>0.155484</text:p>
          </table:table-cell>
          <table:covered-table-cell table:number-columns-repeated="3"/>
          <table:table-cell table:formula="of:=[.N56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9])" office:value-type="string" office:string-value="4-7">
            <text:p>4-7</text:p>
          </table:table-cell>
          <table:table-cell table:formula="of:=['2'.K57]" office:value-type="float" office:value="0.5">
            <text:p>0.500000</text:p>
          </table:table-cell>
          <table:covered-table-cell/>
          <table:table-cell table:formula="of:=[.B$9]*[.E57]" office:value-type="float" office:value="0">
            <text:p>0.000000</text:p>
          </table:table-cell>
          <table:covered-table-cell table:number-columns-repeated="3"/>
          <table:table-cell table:formula="of:=[.E57]+(learningrate*[.B$9]*[.J51])" office:value-type="float" office:value="0.5">
            <text:p>0.500000</text:p>
          </table:table-cell>
          <table:table-cell/>
          <table:table-cell table:formula="of:=CONCATENATE([.O51];&quot;-&quot;;[.F$99])" office:value-type="string" office:string-value="4-7">
            <text:p>4-7</text:p>
          </table:table-cell>
          <table:table-cell table:formula="of:=['2'.T57]" office:value-type="float" office:value="0.484584911346436">
            <text:p>0.484585</text:p>
          </table:table-cell>
          <table:covered-table-cell/>
          <table:table-cell table:formula="of:=[.N57]*[.H$99]" office:value-type="float" office:value="0.155483611789048">
            <text:p>0.155484</text:p>
          </table:table-cell>
          <table:covered-table-cell table:number-columns-repeated="3"/>
          <table:table-cell table:formula="of:=[.N57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0])" office:value-type="string" office:string-value="4-8">
            <text:p>4-8</text:p>
          </table:table-cell>
          <table:table-cell table:formula="of:=['2'.K58]" office:value-type="float" office:value="0.6203125">
            <text:p>0.620313</text:p>
          </table:table-cell>
          <table:covered-table-cell/>
          <table:table-cell table:formula="of:=[.B$10]*[.E58]" office:value-type="float" office:value="0.6203125">
            <text:p>0.620313</text:p>
          </table:table-cell>
          <table:covered-table-cell table:number-columns-repeated="3"/>
          <table:table-cell table:formula="of:=[.E58]+(learningrate*[.B$10]*[.J51])" office:value-type="float" office:value="0.6737890625">
            <text:p>0.673789</text:p>
          </table:table-cell>
          <table:table-cell/>
          <table:table-cell table:formula="of:=CONCATENATE([.O51];&quot;-&quot;;[.F$115])" office:value-type="string" office:string-value="4-8">
            <text:p>4-8</text:p>
          </table:table-cell>
          <table:table-cell table:formula="of:=['2'.T58]" office:value-type="float" office:value="0.484584911346436">
            <text:p>0.484585</text:p>
          </table:table-cell>
          <table:covered-table-cell/>
          <table:table-cell table:formula="of:=[.N58]*[.H$115]" office:value-type="float" office:value="0.225445558364689">
            <text:p>0.225446</text:p>
          </table:table-cell>
          <table:covered-table-cell table:number-columns-repeated="3"/>
          <table:table-cell table:formula="of:=[.N58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1])" office:value-type="string" office:string-value="4-9">
            <text:p>4-9</text:p>
          </table:table-cell>
          <table:table-cell table:formula="of:=['2'.K59]" office:value-type="float" office:value="0.6203125">
            <text:p>0.620313</text:p>
          </table:table-cell>
          <table:covered-table-cell/>
          <table:table-cell table:formula="of:=[.B$11]*[.E59]" office:value-type="float" office:value="0.6203125">
            <text:p>0.620313</text:p>
          </table:table-cell>
          <table:covered-table-cell table:number-columns-repeated="3"/>
          <table:table-cell table:formula="of:=[.E59]+(learningrate*[.B$11]*[.J51])" office:value-type="float" office:value="0.6737890625">
            <text:p>0.673789</text:p>
          </table:table-cell>
          <table:table-cell/>
          <table:table-cell table:formula="of:=CONCATENATE([.O51];&quot;-&quot;;[.F$131])" office:value-type="string" office:string-value="4-9">
            <text:p>4-9</text:p>
          </table:table-cell>
          <table:table-cell table:formula="of:=['2'.T59]" office:value-type="float" office:value="0.484584911346436">
            <text:p>0.484585</text:p>
          </table:table-cell>
          <table:covered-table-cell/>
          <table:table-cell table:formula="of:=[.N59]*[.H$131]" office:value-type="float" office:value="0.225445558364689">
            <text:p>0.225446</text:p>
          </table:table-cell>
          <table:covered-table-cell table:number-columns-repeated="3"/>
          <table:table-cell table:formula="of:=[.N59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2])" office:value-type="string" office:string-value="4-10">
            <text:p>4-10</text:p>
          </table:table-cell>
          <table:table-cell table:formula="of:=['2'.K60]" office:value-type="float" office:value="0.5">
            <text:p>0.500000</text:p>
          </table:table-cell>
          <table:covered-table-cell/>
          <table:table-cell table:formula="of:=[.B$12]*[.E60]" office:value-type="float" office:value="0">
            <text:p>0.000000</text:p>
          </table:table-cell>
          <table:covered-table-cell table:number-columns-repeated="3"/>
          <table:table-cell table:formula="of:=[.E60]+(learningrate*[.B$12]*[.J51])" office:value-type="float" office:value="0.5">
            <text:p>0.500000</text:p>
          </table:table-cell>
          <table:table-cell/>
          <table:table-cell table:formula="of:=CONCATENATE([.O51];&quot;-&quot;;[.F$147])" office:value-type="string" office:string-value="4-10">
            <text:p>4-10</text:p>
          </table:table-cell>
          <table:table-cell table:formula="of:=['2'.T60]" office:value-type="float" office:value="0.484584911346436">
            <text:p>0.484585</text:p>
          </table:table-cell>
          <table:covered-table-cell/>
          <table:table-cell table:formula="of:=[.N60]*[.H$147]" office:value-type="float" office:value="0.155483611789048">
            <text:p>0.155484</text:p>
          </table:table-cell>
          <table:covered-table-cell table:number-columns-repeated="3"/>
          <table:table-cell table:formula="of:=[.N60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3])" office:value-type="string" office:string-value="4-11">
            <text:p>4-11</text:p>
          </table:table-cell>
          <table:table-cell table:formula="of:=['2'.K61]" office:value-type="float" office:value="0.5">
            <text:p>0.500000</text:p>
          </table:table-cell>
          <table:covered-table-cell/>
          <table:table-cell table:formula="of:=[.B$13]*[.E61]" office:value-type="float" office:value="0">
            <text:p>0.000000</text:p>
          </table:table-cell>
          <table:covered-table-cell table:number-columns-repeated="3"/>
          <table:table-cell table:formula="of:=[.E61]+(learningrate*[.B$13]*[.J51])" office:value-type="float" office:value="0.5">
            <text:p>0.500000</text:p>
          </table:table-cell>
          <table:table-cell/>
          <table:table-cell table:formula="of:=CONCATENATE([.O51];&quot;-&quot;;[.F$163])" office:value-type="string" office:string-value="4-11">
            <text:p>4-11</text:p>
          </table:table-cell>
          <table:table-cell table:formula="of:=['2'.T61]" office:value-type="float" office:value="0.484584911346436">
            <text:p>0.484585</text:p>
          </table:table-cell>
          <table:covered-table-cell/>
          <table:table-cell table:formula="of:=[.N61]*[.H$163]" office:value-type="float" office:value="0.155483611789048">
            <text:p>0.155484</text:p>
          </table:table-cell>
          <table:covered-table-cell table:number-columns-repeated="3"/>
          <table:table-cell table:formula="of:=[.N61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4])" office:value-type="string" office:string-value="4-12">
            <text:p>4-12</text:p>
          </table:table-cell>
          <table:table-cell table:formula="of:=['2'.K62]" office:value-type="float" office:value="0.6203125">
            <text:p>0.620313</text:p>
          </table:table-cell>
          <table:covered-table-cell/>
          <table:table-cell table:formula="of:=[.B$14]*[.E62]" office:value-type="float" office:value="0.6203125">
            <text:p>0.620313</text:p>
          </table:table-cell>
          <table:covered-table-cell table:number-columns-repeated="3"/>
          <table:table-cell table:formula="of:=[.E62]+(learningrate*[.B$14]*[.J51])" office:value-type="float" office:value="0.6737890625">
            <text:p>0.673789</text:p>
          </table:table-cell>
          <table:table-cell/>
          <table:table-cell table:formula="of:=CONCATENATE([.O51];&quot;-&quot;;[.F$179])" office:value-type="string" office:string-value="4-12">
            <text:p>4-12</text:p>
          </table:table-cell>
          <table:table-cell table:formula="of:=['2'.T62]" office:value-type="float" office:value="0.484584911346436">
            <text:p>0.484585</text:p>
          </table:table-cell>
          <table:covered-table-cell/>
          <table:table-cell table:formula="of:=[.N62]*[.H$179]" office:value-type="float" office:value="0.225445558364689">
            <text:p>0.225446</text:p>
          </table:table-cell>
          <table:covered-table-cell table:number-columns-repeated="3"/>
          <table:table-cell table:formula="of:=[.N62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5])" office:value-type="string" office:string-value="4-13">
            <text:p>4-13</text:p>
          </table:table-cell>
          <table:table-cell table:formula="of:=['2'.K63]" office:value-type="float" office:value="0.6203125">
            <text:p>0.620313</text:p>
          </table:table-cell>
          <table:covered-table-cell/>
          <table:table-cell table:formula="of:=[.B$15]*[.E63]" office:value-type="float" office:value="0.6203125">
            <text:p>0.620313</text:p>
          </table:table-cell>
          <table:covered-table-cell table:number-columns-repeated="3"/>
          <table:table-cell table:formula="of:=[.E63]+(learningrate*[.B$15]*[.J51])" office:value-type="float" office:value="0.6737890625">
            <text:p>0.673789</text:p>
          </table:table-cell>
          <table:table-cell/>
          <table:table-cell table:formula="of:=CONCATENATE([.O51];&quot;-&quot;;[.F$195])" office:value-type="string" office:string-value="4-13">
            <text:p>4-13</text:p>
          </table:table-cell>
          <table:table-cell table:formula="of:=['2'.T63]" office:value-type="float" office:value="0.484584911346436">
            <text:p>0.484585</text:p>
          </table:table-cell>
          <table:covered-table-cell/>
          <table:table-cell table:formula="of:=[.N63]*[.H$195]" office:value-type="float" office:value="0.225445558364689">
            <text:p>0.225446</text:p>
          </table:table-cell>
          <table:covered-table-cell table:number-columns-repeated="3"/>
          <table:table-cell table:formula="of:=[.N63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6])" office:value-type="string" office:string-value="4-14">
            <text:p>4-14</text:p>
          </table:table-cell>
          <table:table-cell table:formula="of:=['2'.K64]" office:value-type="float" office:value="0.6203125">
            <text:p>0.620313</text:p>
          </table:table-cell>
          <table:covered-table-cell/>
          <table:table-cell table:formula="of:=[.B$16]*[.E64]" office:value-type="float" office:value="0.6203125">
            <text:p>0.620313</text:p>
          </table:table-cell>
          <table:covered-table-cell table:number-columns-repeated="3"/>
          <table:table-cell table:formula="of:=[.E64]+(learningrate*[.B$16]*[.J51])" office:value-type="float" office:value="0.6737890625">
            <text:p>0.673789</text:p>
          </table:table-cell>
          <table:table-cell/>
          <table:table-cell table:formula="of:=CONCATENATE([.O51];&quot;-&quot;;[.F$211])" office:value-type="string" office:string-value="4-14">
            <text:p>4-14</text:p>
          </table:table-cell>
          <table:table-cell table:formula="of:=['2'.T64]" office:value-type="float" office:value="0.484584911346436">
            <text:p>0.484585</text:p>
          </table:table-cell>
          <table:covered-table-cell/>
          <table:table-cell table:formula="of:=[.N64]*[.H$211]" office:value-type="float" office:value="0.225445558364689">
            <text:p>0.225446</text:p>
          </table:table-cell>
          <table:covered-table-cell table:number-columns-repeated="3"/>
          <table:table-cell table:formula="of:=[.N64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7])" office:value-type="string" office:string-value="4-15">
            <text:p>4-15</text:p>
          </table:table-cell>
          <table:table-cell table:formula="of:=['2'.K65]" office:value-type="float" office:value="0.6203125">
            <text:p>0.620313</text:p>
          </table:table-cell>
          <table:covered-table-cell/>
          <table:table-cell table:formula="of:=[.B$17]*[.E65]" office:value-type="float" office:value="0.6203125">
            <text:p>0.620313</text:p>
          </table:table-cell>
          <table:covered-table-cell table:number-columns-repeated="3"/>
          <table:table-cell table:formula="of:=[.E65]+(learningrate*[.B$17]*[.J51])" office:value-type="float" office:value="0.6737890625">
            <text:p>0.673789</text:p>
          </table:table-cell>
          <table:table-cell/>
          <table:table-cell table:formula="of:=CONCATENATE([.O51];&quot;-&quot;;[.F$227])" office:value-type="string" office:string-value="4-15">
            <text:p>4-15</text:p>
          </table:table-cell>
          <table:table-cell table:formula="of:=['2'.T65]" office:value-type="float" office:value="0.484584911346436">
            <text:p>0.484585</text:p>
          </table:table-cell>
          <table:covered-table-cell/>
          <table:table-cell table:formula="of:=[.N65]*[.H$227]" office:value-type="float" office:value="0.225445558364689">
            <text:p>0.225446</text:p>
          </table:table-cell>
          <table:covered-table-cell table:number-columns-repeated="3"/>
          <table:table-cell table:formula="of:=[.N65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51];&quot;-&quot;;[.A$18])" office:value-type="string" office:string-value="4-16">
            <text:p>4-16</text:p>
          </table:table-cell>
          <table:table-cell table:formula="of:=['2'.K66]" office:value-type="float" office:value="0.6203125">
            <text:p>0.620313</text:p>
          </table:table-cell>
          <table:covered-table-cell/>
          <table:table-cell table:formula="of:=[.B$18]*[.E66]" office:value-type="float" office:value="0.6203125">
            <text:p>0.620313</text:p>
          </table:table-cell>
          <table:covered-table-cell table:number-columns-repeated="3"/>
          <table:table-cell table:formula="of:=[.E66]+(learningrate*[.B$18]*[.J51])" office:value-type="float" office:value="0.6737890625">
            <text:p>0.673789</text:p>
          </table:table-cell>
          <table:table-cell/>
          <table:table-cell table:formula="of:=CONCATENATE([.O51];&quot;-&quot;;[.F$243])" office:value-type="string" office:string-value="4-16">
            <text:p>4-16</text:p>
          </table:table-cell>
          <table:table-cell table:formula="of:=['2'.T66]" office:value-type="float" office:value="0.484584911346436">
            <text:p>0.484585</text:p>
          </table:table-cell>
          <table:covered-table-cell/>
          <table:table-cell table:formula="of:=[.N66]*[.H$243]" office:value-type="float" office:value="0.225445558364689">
            <text:p>0.225446</text:p>
          </table:table-cell>
          <table:covered-table-cell table:number-columns-repeated="3"/>
          <table:table-cell table:formula="of:=[.N66]+(learningrate*[.H51]*[.S5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3])" office:value-type="string" office:string-value="5-1">
            <text:p>5-1</text:p>
          </table:table-cell>
          <table:table-cell table:formula="of:=['2'.K67]" office:value-type="float" office:value="0.6203125">
            <text:p>0.620313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B$3]*[.E67]" office:value-type="float" office:value="0.6203125">
            <text:p>0.620313</text:p>
          </table:table-cell>
          <table:table-cell table:style-name="ce4" table:formula="of:=SUMPRODUCT([.B$3:.B$18];[.E67:.E82])/16" office:value-type="float" office:value="0.465234375" table:number-columns-spanned="1" table:number-rows-spanned="16">
            <text:p>0.465234</text:p>
          </table:table-cell>
          <table:table-cell table:style-name="ce3" table:formula="of:=[.B7]" office:value-type="float" office:value="1" table:number-columns-spanned="1" table:number-rows-spanned="16">
            <text:p>1</text:p>
          </table:table-cell>
          <table:table-cell table:style-name="ce4" table:formula="of:=[.I67]-[.H67]" office:value-type="float" office:value="0.534765625" table:number-columns-spanned="1" table:number-rows-spanned="16">
            <text:p>0.534766</text:p>
          </table:table-cell>
          <table:table-cell table:formula="of:=[.E67]+(learningrate*[.B$3]*[.J67])" office:value-type="float" office:value="0.6737890625">
            <text:p>0.673789</text:p>
          </table:table-cell>
          <table:table-cell/>
          <table:table-cell table:formula="of:=CONCATENATE([.O67];&quot;-&quot;;[.F$3])" office:value-type="string" office:string-value="5-1">
            <text:p>5-1</text:p>
          </table:table-cell>
          <table:table-cell table:formula="of:=['2'.T67]" office:value-type="float" office:value="0.484584911346436">
            <text:p>0.484585</text:p>
          </table:table-cell>
          <table:table-cell table:style-name="ce3" office:value-type="float" office:value="5" table:number-columns-spanned="1" table:number-rows-spanned="16">
            <text:p>5</text:p>
          </table:table-cell>
          <table:table-cell table:formula="of:=[.N67]*[.H$3]" office:value-type="float" office:value="0.225445558364689">
            <text:p>0.225446</text:p>
          </table:table-cell>
          <table:table-cell table:style-name="ce3" table:formula="of:=SUM([.P67:.P82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67]-[.Q67]" office:value-type="float" office:value="-0.207955071720779" table:number-columns-spanned="1" table:number-rows-spanned="16">
            <text:p>-0.2079550717</text:p>
          </table:table-cell>
          <table:table-cell table:formula="of:=[.N67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4])" office:value-type="string" office:string-value="5-2">
            <text:p>5-2</text:p>
          </table:table-cell>
          <table:table-cell table:formula="of:=['2'.K68]" office:value-type="float" office:value="0.6203125">
            <text:p>0.620313</text:p>
          </table:table-cell>
          <table:covered-table-cell/>
          <table:table-cell table:formula="of:=[.B$4]*[.E68]" office:value-type="float" office:value="0.6203125">
            <text:p>0.620313</text:p>
          </table:table-cell>
          <table:covered-table-cell table:number-columns-repeated="3"/>
          <table:table-cell table:formula="of:=[.E68]+(learningrate*[.B$4]*[.J67])" office:value-type="float" office:value="0.6737890625">
            <text:p>0.673789</text:p>
          </table:table-cell>
          <table:table-cell/>
          <table:table-cell table:formula="of:=CONCATENATE([.O67];&quot;-&quot;;[.F$19])" office:value-type="string" office:string-value="5-2">
            <text:p>5-2</text:p>
          </table:table-cell>
          <table:table-cell table:formula="of:=['2'.T68]" office:value-type="float" office:value="0.484584911346436">
            <text:p>0.484585</text:p>
          </table:table-cell>
          <table:covered-table-cell/>
          <table:table-cell table:formula="of:=[.N68]*[.H$19]" office:value-type="float" office:value="0.225445558364689">
            <text:p>0.225446</text:p>
          </table:table-cell>
          <table:covered-table-cell table:number-columns-repeated="3"/>
          <table:table-cell table:formula="of:=[.N68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5])" office:value-type="string" office:string-value="5-3">
            <text:p>5-3</text:p>
          </table:table-cell>
          <table:table-cell table:formula="of:=['2'.K69]" office:value-type="float" office:value="0.6203125">
            <text:p>0.620313</text:p>
          </table:table-cell>
          <table:covered-table-cell/>
          <table:table-cell table:formula="of:=[.B$5]*[.E69]" office:value-type="float" office:value="0.6203125">
            <text:p>0.620313</text:p>
          </table:table-cell>
          <table:covered-table-cell table:number-columns-repeated="3"/>
          <table:table-cell table:formula="of:=[.E69]+(learningrate*[.B$5]*[.J67])" office:value-type="float" office:value="0.6737890625">
            <text:p>0.673789</text:p>
          </table:table-cell>
          <table:table-cell/>
          <table:table-cell table:formula="of:=CONCATENATE([.O67];&quot;-&quot;;[.F$35])" office:value-type="string" office:string-value="5-3">
            <text:p>5-3</text:p>
          </table:table-cell>
          <table:table-cell table:formula="of:=['2'.T69]" office:value-type="float" office:value="0.484584911346436">
            <text:p>0.484585</text:p>
          </table:table-cell>
          <table:covered-table-cell/>
          <table:table-cell table:formula="of:=[.N69]*[.H$35]" office:value-type="float" office:value="0.225445558364689">
            <text:p>0.225446</text:p>
          </table:table-cell>
          <table:covered-table-cell table:number-columns-repeated="3"/>
          <table:table-cell table:formula="of:=[.N69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6])" office:value-type="string" office:string-value="5-4">
            <text:p>5-4</text:p>
          </table:table-cell>
          <table:table-cell table:formula="of:=['2'.K70]" office:value-type="float" office:value="0.6203125">
            <text:p>0.620313</text:p>
          </table:table-cell>
          <table:covered-table-cell/>
          <table:table-cell table:formula="of:=[.B$6]*[.E70]" office:value-type="float" office:value="0.6203125">
            <text:p>0.620313</text:p>
          </table:table-cell>
          <table:covered-table-cell table:number-columns-repeated="3"/>
          <table:table-cell table:formula="of:=[.E70]+(learningrate*[.B$6]*[.J67])" office:value-type="float" office:value="0.6737890625">
            <text:p>0.673789</text:p>
          </table:table-cell>
          <table:table-cell/>
          <table:table-cell table:formula="of:=CONCATENATE([.O67];&quot;-&quot;;[.F$51])" office:value-type="string" office:string-value="5-4">
            <text:p>5-4</text:p>
          </table:table-cell>
          <table:table-cell table:formula="of:=['2'.T70]" office:value-type="float" office:value="0.484584911346436">
            <text:p>0.484585</text:p>
          </table:table-cell>
          <table:covered-table-cell/>
          <table:table-cell table:formula="of:=[.N70]*[.H$51]" office:value-type="float" office:value="0.225445558364689">
            <text:p>0.225446</text:p>
          </table:table-cell>
          <table:covered-table-cell table:number-columns-repeated="3"/>
          <table:table-cell table:formula="of:=[.N70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7])" office:value-type="string" office:string-value="5-5">
            <text:p>5-5</text:p>
          </table:table-cell>
          <table:table-cell table:formula="of:=['2'.K71]" office:value-type="float" office:value="0.6203125">
            <text:p>0.620313</text:p>
          </table:table-cell>
          <table:covered-table-cell/>
          <table:table-cell table:formula="of:=[.B$7]*[.E71]" office:value-type="float" office:value="0.6203125">
            <text:p>0.620313</text:p>
          </table:table-cell>
          <table:covered-table-cell table:number-columns-repeated="3"/>
          <table:table-cell table:formula="of:=[.E71]+(learningrate*[.B$7]*[.J67])" office:value-type="float" office:value="0.6737890625">
            <text:p>0.673789</text:p>
          </table:table-cell>
          <table:table-cell/>
          <table:table-cell table:formula="of:=CONCATENATE([.O67];&quot;-&quot;;[.F$67])" office:value-type="string" office:string-value="5-5">
            <text:p>5-5</text:p>
          </table:table-cell>
          <table:table-cell table:formula="of:=['2'.T71]" office:value-type="float" office:value="0.484584911346436">
            <text:p>0.484585</text:p>
          </table:table-cell>
          <table:covered-table-cell/>
          <table:table-cell table:formula="of:=[.N71]*[.H$67]" office:value-type="float" office:value="0.225445558364689">
            <text:p>0.225446</text:p>
          </table:table-cell>
          <table:covered-table-cell table:number-columns-repeated="3"/>
          <table:table-cell table:formula="of:=[.N71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8])" office:value-type="string" office:string-value="5-6">
            <text:p>5-6</text:p>
          </table:table-cell>
          <table:table-cell table:formula="of:=['2'.K72]" office:value-type="float" office:value="0.5">
            <text:p>0.500000</text:p>
          </table:table-cell>
          <table:covered-table-cell/>
          <table:table-cell table:formula="of:=[.B$8]*[.E72]" office:value-type="float" office:value="0">
            <text:p>0.000000</text:p>
          </table:table-cell>
          <table:covered-table-cell table:number-columns-repeated="3"/>
          <table:table-cell table:formula="of:=[.E72]+(learningrate*[.B$8]*[.J67])" office:value-type="float" office:value="0.5">
            <text:p>0.500000</text:p>
          </table:table-cell>
          <table:table-cell/>
          <table:table-cell table:formula="of:=CONCATENATE([.O67];&quot;-&quot;;[.F$83])" office:value-type="string" office:string-value="5-6">
            <text:p>5-6</text:p>
          </table:table-cell>
          <table:table-cell table:formula="of:=['2'.T72]" office:value-type="float" office:value="0.484584911346436">
            <text:p>0.484585</text:p>
          </table:table-cell>
          <table:covered-table-cell/>
          <table:table-cell table:formula="of:=[.N72]*[.H$83]" office:value-type="float" office:value="0.155483611789048">
            <text:p>0.155484</text:p>
          </table:table-cell>
          <table:covered-table-cell table:number-columns-repeated="3"/>
          <table:table-cell table:formula="of:=[.N72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9])" office:value-type="string" office:string-value="5-7">
            <text:p>5-7</text:p>
          </table:table-cell>
          <table:table-cell table:formula="of:=['2'.K73]" office:value-type="float" office:value="0.5">
            <text:p>0.500000</text:p>
          </table:table-cell>
          <table:covered-table-cell/>
          <table:table-cell table:formula="of:=[.B$9]*[.E73]" office:value-type="float" office:value="0">
            <text:p>0.000000</text:p>
          </table:table-cell>
          <table:covered-table-cell table:number-columns-repeated="3"/>
          <table:table-cell table:formula="of:=[.E73]+(learningrate*[.B$9]*[.J67])" office:value-type="float" office:value="0.5">
            <text:p>0.500000</text:p>
          </table:table-cell>
          <table:table-cell/>
          <table:table-cell table:formula="of:=CONCATENATE([.O67];&quot;-&quot;;[.F$99])" office:value-type="string" office:string-value="5-7">
            <text:p>5-7</text:p>
          </table:table-cell>
          <table:table-cell table:formula="of:=['2'.T73]" office:value-type="float" office:value="0.484584911346436">
            <text:p>0.484585</text:p>
          </table:table-cell>
          <table:covered-table-cell/>
          <table:table-cell table:formula="of:=[.N73]*[.H$99]" office:value-type="float" office:value="0.155483611789048">
            <text:p>0.155484</text:p>
          </table:table-cell>
          <table:covered-table-cell table:number-columns-repeated="3"/>
          <table:table-cell table:formula="of:=[.N73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0])" office:value-type="string" office:string-value="5-8">
            <text:p>5-8</text:p>
          </table:table-cell>
          <table:table-cell table:formula="of:=['2'.K74]" office:value-type="float" office:value="0.6203125">
            <text:p>0.620313</text:p>
          </table:table-cell>
          <table:covered-table-cell/>
          <table:table-cell table:formula="of:=[.B$10]*[.E74]" office:value-type="float" office:value="0.6203125">
            <text:p>0.620313</text:p>
          </table:table-cell>
          <table:covered-table-cell table:number-columns-repeated="3"/>
          <table:table-cell table:formula="of:=[.E74]+(learningrate*[.B$10]*[.J67])" office:value-type="float" office:value="0.6737890625">
            <text:p>0.673789</text:p>
          </table:table-cell>
          <table:table-cell/>
          <table:table-cell table:formula="of:=CONCATENATE([.O67];&quot;-&quot;;[.F$115])" office:value-type="string" office:string-value="5-8">
            <text:p>5-8</text:p>
          </table:table-cell>
          <table:table-cell table:formula="of:=['2'.T74]" office:value-type="float" office:value="0.484584911346436">
            <text:p>0.484585</text:p>
          </table:table-cell>
          <table:covered-table-cell/>
          <table:table-cell table:formula="of:=[.N74]*[.H$115]" office:value-type="float" office:value="0.225445558364689">
            <text:p>0.225446</text:p>
          </table:table-cell>
          <table:covered-table-cell table:number-columns-repeated="3"/>
          <table:table-cell table:formula="of:=[.N74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1])" office:value-type="string" office:string-value="5-9">
            <text:p>5-9</text:p>
          </table:table-cell>
          <table:table-cell table:formula="of:=['2'.K75]" office:value-type="float" office:value="0.6203125">
            <text:p>0.620313</text:p>
          </table:table-cell>
          <table:covered-table-cell/>
          <table:table-cell table:formula="of:=[.B$11]*[.E75]" office:value-type="float" office:value="0.6203125">
            <text:p>0.620313</text:p>
          </table:table-cell>
          <table:covered-table-cell table:number-columns-repeated="3"/>
          <table:table-cell table:formula="of:=[.E75]+(learningrate*[.B$11]*[.J67])" office:value-type="float" office:value="0.6737890625">
            <text:p>0.673789</text:p>
          </table:table-cell>
          <table:table-cell/>
          <table:table-cell table:formula="of:=CONCATENATE([.O67];&quot;-&quot;;[.F$131])" office:value-type="string" office:string-value="5-9">
            <text:p>5-9</text:p>
          </table:table-cell>
          <table:table-cell table:formula="of:=['2'.T75]" office:value-type="float" office:value="0.484584911346436">
            <text:p>0.484585</text:p>
          </table:table-cell>
          <table:covered-table-cell/>
          <table:table-cell table:formula="of:=[.N75]*[.H$131]" office:value-type="float" office:value="0.225445558364689">
            <text:p>0.225446</text:p>
          </table:table-cell>
          <table:covered-table-cell table:number-columns-repeated="3"/>
          <table:table-cell table:formula="of:=[.N75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2])" office:value-type="string" office:string-value="5-10">
            <text:p>5-10</text:p>
          </table:table-cell>
          <table:table-cell table:formula="of:=['2'.K76]" office:value-type="float" office:value="0.5">
            <text:p>0.500000</text:p>
          </table:table-cell>
          <table:covered-table-cell/>
          <table:table-cell table:formula="of:=[.B$12]*[.E76]" office:value-type="float" office:value="0">
            <text:p>0.000000</text:p>
          </table:table-cell>
          <table:covered-table-cell table:number-columns-repeated="3"/>
          <table:table-cell table:formula="of:=[.E76]+(learningrate*[.B$12]*[.J67])" office:value-type="float" office:value="0.5">
            <text:p>0.500000</text:p>
          </table:table-cell>
          <table:table-cell/>
          <table:table-cell table:formula="of:=CONCATENATE([.O67];&quot;-&quot;;[.F$147])" office:value-type="string" office:string-value="5-10">
            <text:p>5-10</text:p>
          </table:table-cell>
          <table:table-cell table:formula="of:=['2'.T76]" office:value-type="float" office:value="0.484584911346436">
            <text:p>0.484585</text:p>
          </table:table-cell>
          <table:covered-table-cell/>
          <table:table-cell table:formula="of:=[.N76]*[.H$147]" office:value-type="float" office:value="0.155483611789048">
            <text:p>0.155484</text:p>
          </table:table-cell>
          <table:covered-table-cell table:number-columns-repeated="3"/>
          <table:table-cell table:formula="of:=[.N76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3])" office:value-type="string" office:string-value="5-11">
            <text:p>5-11</text:p>
          </table:table-cell>
          <table:table-cell table:formula="of:=['2'.K77]" office:value-type="float" office:value="0.5">
            <text:p>0.500000</text:p>
          </table:table-cell>
          <table:covered-table-cell/>
          <table:table-cell table:formula="of:=[.B$13]*[.E77]" office:value-type="float" office:value="0">
            <text:p>0.000000</text:p>
          </table:table-cell>
          <table:covered-table-cell table:number-columns-repeated="3"/>
          <table:table-cell table:formula="of:=[.E77]+(learningrate*[.B$13]*[.J67])" office:value-type="float" office:value="0.5">
            <text:p>0.500000</text:p>
          </table:table-cell>
          <table:table-cell/>
          <table:table-cell table:formula="of:=CONCATENATE([.O67];&quot;-&quot;;[.F$163])" office:value-type="string" office:string-value="5-11">
            <text:p>5-11</text:p>
          </table:table-cell>
          <table:table-cell table:formula="of:=['2'.T77]" office:value-type="float" office:value="0.484584911346436">
            <text:p>0.484585</text:p>
          </table:table-cell>
          <table:covered-table-cell/>
          <table:table-cell table:formula="of:=[.N77]*[.H$163]" office:value-type="float" office:value="0.155483611789048">
            <text:p>0.155484</text:p>
          </table:table-cell>
          <table:covered-table-cell table:number-columns-repeated="3"/>
          <table:table-cell table:formula="of:=[.N77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4])" office:value-type="string" office:string-value="5-12">
            <text:p>5-12</text:p>
          </table:table-cell>
          <table:table-cell table:formula="of:=['2'.K78]" office:value-type="float" office:value="0.6203125">
            <text:p>0.620313</text:p>
          </table:table-cell>
          <table:covered-table-cell/>
          <table:table-cell table:formula="of:=[.B$14]*[.E78]" office:value-type="float" office:value="0.6203125">
            <text:p>0.620313</text:p>
          </table:table-cell>
          <table:covered-table-cell table:number-columns-repeated="3"/>
          <table:table-cell table:formula="of:=[.E78]+(learningrate*[.B$14]*[.J67])" office:value-type="float" office:value="0.6737890625">
            <text:p>0.673789</text:p>
          </table:table-cell>
          <table:table-cell/>
          <table:table-cell table:formula="of:=CONCATENATE([.O67];&quot;-&quot;;[.F$179])" office:value-type="string" office:string-value="5-12">
            <text:p>5-12</text:p>
          </table:table-cell>
          <table:table-cell table:formula="of:=['2'.T78]" office:value-type="float" office:value="0.484584911346436">
            <text:p>0.484585</text:p>
          </table:table-cell>
          <table:covered-table-cell/>
          <table:table-cell table:formula="of:=[.N78]*[.H$179]" office:value-type="float" office:value="0.225445558364689">
            <text:p>0.225446</text:p>
          </table:table-cell>
          <table:covered-table-cell table:number-columns-repeated="3"/>
          <table:table-cell table:formula="of:=[.N78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5])" office:value-type="string" office:string-value="5-13">
            <text:p>5-13</text:p>
          </table:table-cell>
          <table:table-cell table:formula="of:=['2'.K79]" office:value-type="float" office:value="0.6203125">
            <text:p>0.620313</text:p>
          </table:table-cell>
          <table:covered-table-cell/>
          <table:table-cell table:formula="of:=[.B$15]*[.E79]" office:value-type="float" office:value="0.6203125">
            <text:p>0.620313</text:p>
          </table:table-cell>
          <table:covered-table-cell table:number-columns-repeated="3"/>
          <table:table-cell table:formula="of:=[.E79]+(learningrate*[.B$15]*[.J67])" office:value-type="float" office:value="0.6737890625">
            <text:p>0.673789</text:p>
          </table:table-cell>
          <table:table-cell/>
          <table:table-cell table:formula="of:=CONCATENATE([.O67];&quot;-&quot;;[.F$195])" office:value-type="string" office:string-value="5-13">
            <text:p>5-13</text:p>
          </table:table-cell>
          <table:table-cell table:formula="of:=['2'.T79]" office:value-type="float" office:value="0.484584911346436">
            <text:p>0.484585</text:p>
          </table:table-cell>
          <table:covered-table-cell/>
          <table:table-cell table:formula="of:=[.N79]*[.H$195]" office:value-type="float" office:value="0.225445558364689">
            <text:p>0.225446</text:p>
          </table:table-cell>
          <table:covered-table-cell table:number-columns-repeated="3"/>
          <table:table-cell table:formula="of:=[.N79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6])" office:value-type="string" office:string-value="5-14">
            <text:p>5-14</text:p>
          </table:table-cell>
          <table:table-cell table:formula="of:=['2'.K80]" office:value-type="float" office:value="0.6203125">
            <text:p>0.620313</text:p>
          </table:table-cell>
          <table:covered-table-cell/>
          <table:table-cell table:formula="of:=[.B$16]*[.E80]" office:value-type="float" office:value="0.6203125">
            <text:p>0.620313</text:p>
          </table:table-cell>
          <table:covered-table-cell table:number-columns-repeated="3"/>
          <table:table-cell table:formula="of:=[.E80]+(learningrate*[.B$16]*[.J67])" office:value-type="float" office:value="0.6737890625">
            <text:p>0.673789</text:p>
          </table:table-cell>
          <table:table-cell/>
          <table:table-cell table:formula="of:=CONCATENATE([.O67];&quot;-&quot;;[.F$211])" office:value-type="string" office:string-value="5-14">
            <text:p>5-14</text:p>
          </table:table-cell>
          <table:table-cell table:formula="of:=['2'.T80]" office:value-type="float" office:value="0.484584911346436">
            <text:p>0.484585</text:p>
          </table:table-cell>
          <table:covered-table-cell/>
          <table:table-cell table:formula="of:=[.N80]*[.H$211]" office:value-type="float" office:value="0.225445558364689">
            <text:p>0.225446</text:p>
          </table:table-cell>
          <table:covered-table-cell table:number-columns-repeated="3"/>
          <table:table-cell table:formula="of:=[.N80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7])" office:value-type="string" office:string-value="5-15">
            <text:p>5-15</text:p>
          </table:table-cell>
          <table:table-cell table:formula="of:=['2'.K81]" office:value-type="float" office:value="0.6203125">
            <text:p>0.620313</text:p>
          </table:table-cell>
          <table:covered-table-cell/>
          <table:table-cell table:formula="of:=[.B$17]*[.E81]" office:value-type="float" office:value="0.6203125">
            <text:p>0.620313</text:p>
          </table:table-cell>
          <table:covered-table-cell table:number-columns-repeated="3"/>
          <table:table-cell table:formula="of:=[.E81]+(learningrate*[.B$17]*[.J67])" office:value-type="float" office:value="0.6737890625">
            <text:p>0.673789</text:p>
          </table:table-cell>
          <table:table-cell/>
          <table:table-cell table:formula="of:=CONCATENATE([.O67];&quot;-&quot;;[.F$227])" office:value-type="string" office:string-value="5-15">
            <text:p>5-15</text:p>
          </table:table-cell>
          <table:table-cell table:formula="of:=['2'.T81]" office:value-type="float" office:value="0.484584911346436">
            <text:p>0.484585</text:p>
          </table:table-cell>
          <table:covered-table-cell/>
          <table:table-cell table:formula="of:=[.N81]*[.H$227]" office:value-type="float" office:value="0.225445558364689">
            <text:p>0.225446</text:p>
          </table:table-cell>
          <table:covered-table-cell table:number-columns-repeated="3"/>
          <table:table-cell table:formula="of:=[.N81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67];&quot;-&quot;;[.A$18])" office:value-type="string" office:string-value="5-16">
            <text:p>5-16</text:p>
          </table:table-cell>
          <table:table-cell table:formula="of:=['2'.K82]" office:value-type="float" office:value="0.6203125">
            <text:p>0.620313</text:p>
          </table:table-cell>
          <table:covered-table-cell/>
          <table:table-cell table:formula="of:=[.B$18]*[.E82]" office:value-type="float" office:value="0.6203125">
            <text:p>0.620313</text:p>
          </table:table-cell>
          <table:covered-table-cell table:number-columns-repeated="3"/>
          <table:table-cell table:formula="of:=[.E82]+(learningrate*[.B$18]*[.J67])" office:value-type="float" office:value="0.6737890625">
            <text:p>0.673789</text:p>
          </table:table-cell>
          <table:table-cell/>
          <table:table-cell table:formula="of:=CONCATENATE([.O67];&quot;-&quot;;[.F$243])" office:value-type="string" office:string-value="5-16">
            <text:p>5-16</text:p>
          </table:table-cell>
          <table:table-cell table:formula="of:=['2'.T82]" office:value-type="float" office:value="0.484584911346436">
            <text:p>0.484585</text:p>
          </table:table-cell>
          <table:covered-table-cell/>
          <table:table-cell table:formula="of:=[.N82]*[.H$243]" office:value-type="float" office:value="0.225445558364689">
            <text:p>0.225446</text:p>
          </table:table-cell>
          <table:covered-table-cell table:number-columns-repeated="3"/>
          <table:table-cell table:formula="of:=[.N82]+(learningrate*[.H67]*[.S67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83];&quot;-&quot;;[.A$3])" office:value-type="string" office:string-value="6-1">
            <text:p>6-1</text:p>
          </table:table-cell>
          <table:table-cell table:formula="of:=['2'.K83]" office:value-type="float" office:value="0.4278125">
            <text:p>0.427813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B$3]*[.E83]" office:value-type="float" office:value="0.4278125">
            <text:p>0.427813</text:p>
          </table:table-cell>
          <table:table-cell table:style-name="ce4" table:formula="of:=SUMPRODUCT([.B$3:.B$18];[.E83:.E98])/16" office:value-type="float" office:value="0.320859375" table:number-columns-spanned="1" table:number-rows-spanned="16">
            <text:p>0.320859</text:p>
          </table:table-cell>
          <table:table-cell table:style-name="ce3" table:formula="of:=[.B8]" office:value-type="float" office:value="0" table:number-columns-spanned="1" table:number-rows-spanned="16">
            <text:p>0</text:p>
          </table:table-cell>
          <table:table-cell table:style-name="ce4" table:formula="of:=[.I83]-[.H83]" office:value-type="float" office:value="-0.320859375" table:number-columns-spanned="1" table:number-rows-spanned="16">
            <text:p>-0.320859</text:p>
          </table:table-cell>
          <table:table-cell table:formula="of:=[.E83]+(learningrate*[.B$3]*[.J83])" office:value-type="float" office:value="0.3957265625">
            <text:p>0.395727</text:p>
          </table:table-cell>
          <table:table-cell/>
          <table:table-cell table:formula="of:=CONCATENATE([.O83];&quot;-&quot;;[.F$3])" office:value-type="string" office:string-value="6-1">
            <text:p>6-1</text:p>
          </table:table-cell>
          <table:table-cell table:formula="of:=['2'.T83]" office:value-type="float" office:value="0.486075371551514">
            <text:p>0.486075</text:p>
          </table:table-cell>
          <table:table-cell table:style-name="ce3" office:value-type="float" office:value="6" table:number-columns-spanned="1" table:number-rows-spanned="16">
            <text:p>6</text:p>
          </table:table-cell>
          <table:table-cell table:formula="of:=[.N83]*[.H$3]" office:value-type="float" office:value="0.226138971686661">
            <text:p>0.226139</text:p>
          </table:table-cell>
          <table:table-cell table:style-name="ce3" table:formula="of:=SUM([.P83:.P98])/16" office:value-type="float" office:value="0.208594688744724" table:number-columns-spanned="1" table:number-rows-spanned="16">
            <text:p>0.208594688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83]-[.Q83]" office:value-type="float" office:value="-0.208594688744724" table:number-columns-spanned="1" table:number-rows-spanned="16">
            <text:p>-0.2085946887</text:p>
          </table:table-cell>
          <table:table-cell table:formula="of:=[.N83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4])" office:value-type="string" office:string-value="6-2">
            <text:p>6-2</text:p>
          </table:table-cell>
          <table:table-cell table:formula="of:=['2'.K84]" office:value-type="float" office:value="0.4278125">
            <text:p>0.427813</text:p>
          </table:table-cell>
          <table:covered-table-cell/>
          <table:table-cell table:formula="of:=[.B$4]*[.E84]" office:value-type="float" office:value="0.4278125">
            <text:p>0.427813</text:p>
          </table:table-cell>
          <table:covered-table-cell table:number-columns-repeated="3"/>
          <table:table-cell table:formula="of:=[.E84]+(learningrate*[.B$4]*[.J83])" office:value-type="float" office:value="0.3957265625">
            <text:p>0.395727</text:p>
          </table:table-cell>
          <table:table-cell/>
          <table:table-cell table:formula="of:=CONCATENATE([.O83];&quot;-&quot;;[.F$19])" office:value-type="string" office:string-value="6-2">
            <text:p>6-2</text:p>
          </table:table-cell>
          <table:table-cell table:formula="of:=['2'.T84]" office:value-type="float" office:value="0.486075371551514">
            <text:p>0.486075</text:p>
          </table:table-cell>
          <table:covered-table-cell/>
          <table:table-cell table:formula="of:=[.N84]*[.H$19]" office:value-type="float" office:value="0.226138971686661">
            <text:p>0.226139</text:p>
          </table:table-cell>
          <table:covered-table-cell table:number-columns-repeated="3"/>
          <table:table-cell table:formula="of:=[.N84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5])" office:value-type="string" office:string-value="6-3">
            <text:p>6-3</text:p>
          </table:table-cell>
          <table:table-cell table:formula="of:=['2'.K85]" office:value-type="float" office:value="0.4278125">
            <text:p>0.427813</text:p>
          </table:table-cell>
          <table:covered-table-cell/>
          <table:table-cell table:formula="of:=[.B$5]*[.E85]" office:value-type="float" office:value="0.4278125">
            <text:p>0.427813</text:p>
          </table:table-cell>
          <table:covered-table-cell table:number-columns-repeated="3"/>
          <table:table-cell table:formula="of:=[.E85]+(learningrate*[.B$5]*[.J83])" office:value-type="float" office:value="0.3957265625">
            <text:p>0.395727</text:p>
          </table:table-cell>
          <table:table-cell/>
          <table:table-cell table:formula="of:=CONCATENATE([.O83];&quot;-&quot;;[.F$35])" office:value-type="string" office:string-value="6-3">
            <text:p>6-3</text:p>
          </table:table-cell>
          <table:table-cell table:formula="of:=['2'.T85]" office:value-type="float" office:value="0.486075371551514">
            <text:p>0.486075</text:p>
          </table:table-cell>
          <table:covered-table-cell/>
          <table:table-cell table:formula="of:=[.N85]*[.H$35]" office:value-type="float" office:value="0.226138971686661">
            <text:p>0.226139</text:p>
          </table:table-cell>
          <table:covered-table-cell table:number-columns-repeated="3"/>
          <table:table-cell table:formula="of:=[.N85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6])" office:value-type="string" office:string-value="6-4">
            <text:p>6-4</text:p>
          </table:table-cell>
          <table:table-cell table:formula="of:=['2'.K86]" office:value-type="float" office:value="0.4278125">
            <text:p>0.427813</text:p>
          </table:table-cell>
          <table:covered-table-cell/>
          <table:table-cell table:formula="of:=[.B$6]*[.E86]" office:value-type="float" office:value="0.4278125">
            <text:p>0.427813</text:p>
          </table:table-cell>
          <table:covered-table-cell table:number-columns-repeated="3"/>
          <table:table-cell table:formula="of:=[.E86]+(learningrate*[.B$6]*[.J83])" office:value-type="float" office:value="0.3957265625">
            <text:p>0.395727</text:p>
          </table:table-cell>
          <table:table-cell/>
          <table:table-cell table:formula="of:=CONCATENATE([.O83];&quot;-&quot;;[.F$51])" office:value-type="string" office:string-value="6-4">
            <text:p>6-4</text:p>
          </table:table-cell>
          <table:table-cell table:formula="of:=['2'.T86]" office:value-type="float" office:value="0.486075371551514">
            <text:p>0.486075</text:p>
          </table:table-cell>
          <table:covered-table-cell/>
          <table:table-cell table:formula="of:=[.N86]*[.H$51]" office:value-type="float" office:value="0.226138971686661">
            <text:p>0.226139</text:p>
          </table:table-cell>
          <table:covered-table-cell table:number-columns-repeated="3"/>
          <table:table-cell table:formula="of:=[.N86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7])" office:value-type="string" office:string-value="6-5">
            <text:p>6-5</text:p>
          </table:table-cell>
          <table:table-cell table:formula="of:=['2'.K87]" office:value-type="float" office:value="0.4278125">
            <text:p>0.427813</text:p>
          </table:table-cell>
          <table:covered-table-cell/>
          <table:table-cell table:formula="of:=[.B$7]*[.E87]" office:value-type="float" office:value="0.4278125">
            <text:p>0.427813</text:p>
          </table:table-cell>
          <table:covered-table-cell table:number-columns-repeated="3"/>
          <table:table-cell table:formula="of:=[.E87]+(learningrate*[.B$7]*[.J83])" office:value-type="float" office:value="0.3957265625">
            <text:p>0.395727</text:p>
          </table:table-cell>
          <table:table-cell/>
          <table:table-cell table:formula="of:=CONCATENATE([.O83];&quot;-&quot;;[.F$67])" office:value-type="string" office:string-value="6-5">
            <text:p>6-5</text:p>
          </table:table-cell>
          <table:table-cell table:formula="of:=['2'.T87]" office:value-type="float" office:value="0.486075371551514">
            <text:p>0.486075</text:p>
          </table:table-cell>
          <table:covered-table-cell/>
          <table:table-cell table:formula="of:=[.N87]*[.H$67]" office:value-type="float" office:value="0.226138971686661">
            <text:p>0.226139</text:p>
          </table:table-cell>
          <table:covered-table-cell table:number-columns-repeated="3"/>
          <table:table-cell table:formula="of:=[.N87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8])" office:value-type="string" office:string-value="6-6">
            <text:p>6-6</text:p>
          </table:table-cell>
          <table:table-cell table:formula="of:=['2'.K88]" office:value-type="float" office:value="0.5">
            <text:p>0.500000</text:p>
          </table:table-cell>
          <table:covered-table-cell/>
          <table:table-cell table:formula="of:=[.B$8]*[.E88]" office:value-type="float" office:value="0">
            <text:p>0.000000</text:p>
          </table:table-cell>
          <table:covered-table-cell table:number-columns-repeated="3"/>
          <table:table-cell table:formula="of:=[.E88]+(learningrate*[.B$8]*[.J83])" office:value-type="float" office:value="0.5">
            <text:p>0.500000</text:p>
          </table:table-cell>
          <table:table-cell/>
          <table:table-cell table:formula="of:=CONCATENATE([.O83];&quot;-&quot;;[.F$83])" office:value-type="string" office:string-value="6-6">
            <text:p>6-6</text:p>
          </table:table-cell>
          <table:table-cell table:formula="of:=['2'.T88]" office:value-type="float" office:value="0.486075371551514">
            <text:p>0.486075</text:p>
          </table:table-cell>
          <table:covered-table-cell/>
          <table:table-cell table:formula="of:=[.N88]*[.H$83]" office:value-type="float" office:value="0.155961839918911">
            <text:p>0.155962</text:p>
          </table:table-cell>
          <table:covered-table-cell table:number-columns-repeated="3"/>
          <table:table-cell table:formula="of:=[.N88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9])" office:value-type="string" office:string-value="6-7">
            <text:p>6-7</text:p>
          </table:table-cell>
          <table:table-cell table:formula="of:=['2'.K89]" office:value-type="float" office:value="0.5">
            <text:p>0.500000</text:p>
          </table:table-cell>
          <table:covered-table-cell/>
          <table:table-cell table:formula="of:=[.B$9]*[.E89]" office:value-type="float" office:value="0">
            <text:p>0.000000</text:p>
          </table:table-cell>
          <table:covered-table-cell table:number-columns-repeated="3"/>
          <table:table-cell table:formula="of:=[.E89]+(learningrate*[.B$9]*[.J83])" office:value-type="float" office:value="0.5">
            <text:p>0.500000</text:p>
          </table:table-cell>
          <table:table-cell/>
          <table:table-cell table:formula="of:=CONCATENATE([.O83];&quot;-&quot;;[.F$99])" office:value-type="string" office:string-value="6-7">
            <text:p>6-7</text:p>
          </table:table-cell>
          <table:table-cell table:formula="of:=['2'.T89]" office:value-type="float" office:value="0.486075371551514">
            <text:p>0.486075</text:p>
          </table:table-cell>
          <table:covered-table-cell/>
          <table:table-cell table:formula="of:=[.N89]*[.H$99]" office:value-type="float" office:value="0.155961839918911">
            <text:p>0.155962</text:p>
          </table:table-cell>
          <table:covered-table-cell table:number-columns-repeated="3"/>
          <table:table-cell table:formula="of:=[.N89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0])" office:value-type="string" office:string-value="6-8">
            <text:p>6-8</text:p>
          </table:table-cell>
          <table:table-cell table:formula="of:=['2'.K90]" office:value-type="float" office:value="0.4278125">
            <text:p>0.427813</text:p>
          </table:table-cell>
          <table:covered-table-cell/>
          <table:table-cell table:formula="of:=[.B$10]*[.E90]" office:value-type="float" office:value="0.4278125">
            <text:p>0.427813</text:p>
          </table:table-cell>
          <table:covered-table-cell table:number-columns-repeated="3"/>
          <table:table-cell table:formula="of:=[.E90]+(learningrate*[.B$10]*[.J83])" office:value-type="float" office:value="0.3957265625">
            <text:p>0.395727</text:p>
          </table:table-cell>
          <table:table-cell/>
          <table:table-cell table:formula="of:=CONCATENATE([.O83];&quot;-&quot;;[.F$115])" office:value-type="string" office:string-value="6-8">
            <text:p>6-8</text:p>
          </table:table-cell>
          <table:table-cell table:formula="of:=['2'.T90]" office:value-type="float" office:value="0.486075371551514">
            <text:p>0.486075</text:p>
          </table:table-cell>
          <table:covered-table-cell/>
          <table:table-cell table:formula="of:=[.N90]*[.H$115]" office:value-type="float" office:value="0.226138971686661">
            <text:p>0.226139</text:p>
          </table:table-cell>
          <table:covered-table-cell table:number-columns-repeated="3"/>
          <table:table-cell table:formula="of:=[.N90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1])" office:value-type="string" office:string-value="6-9">
            <text:p>6-9</text:p>
          </table:table-cell>
          <table:table-cell table:formula="of:=['2'.K91]" office:value-type="float" office:value="0.4278125">
            <text:p>0.427813</text:p>
          </table:table-cell>
          <table:covered-table-cell/>
          <table:table-cell table:formula="of:=[.B$11]*[.E91]" office:value-type="float" office:value="0.4278125">
            <text:p>0.427813</text:p>
          </table:table-cell>
          <table:covered-table-cell table:number-columns-repeated="3"/>
          <table:table-cell table:formula="of:=[.E91]+(learningrate*[.B$11]*[.J83])" office:value-type="float" office:value="0.3957265625">
            <text:p>0.395727</text:p>
          </table:table-cell>
          <table:table-cell/>
          <table:table-cell table:formula="of:=CONCATENATE([.O83];&quot;-&quot;;[.F$131])" office:value-type="string" office:string-value="6-9">
            <text:p>6-9</text:p>
          </table:table-cell>
          <table:table-cell table:formula="of:=['2'.T91]" office:value-type="float" office:value="0.486075371551514">
            <text:p>0.486075</text:p>
          </table:table-cell>
          <table:covered-table-cell/>
          <table:table-cell table:formula="of:=[.N91]*[.H$131]" office:value-type="float" office:value="0.226138971686661">
            <text:p>0.226139</text:p>
          </table:table-cell>
          <table:covered-table-cell table:number-columns-repeated="3"/>
          <table:table-cell table:formula="of:=[.N91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2])" office:value-type="string" office:string-value="6-10">
            <text:p>6-10</text:p>
          </table:table-cell>
          <table:table-cell table:formula="of:=['2'.K92]" office:value-type="float" office:value="0.5">
            <text:p>0.500000</text:p>
          </table:table-cell>
          <table:covered-table-cell/>
          <table:table-cell table:formula="of:=[.B$12]*[.E92]" office:value-type="float" office:value="0">
            <text:p>0.000000</text:p>
          </table:table-cell>
          <table:covered-table-cell table:number-columns-repeated="3"/>
          <table:table-cell table:formula="of:=[.E92]+(learningrate*[.B$12]*[.J83])" office:value-type="float" office:value="0.5">
            <text:p>0.500000</text:p>
          </table:table-cell>
          <table:table-cell/>
          <table:table-cell table:formula="of:=CONCATENATE([.O83];&quot;-&quot;;[.F$147])" office:value-type="string" office:string-value="6-10">
            <text:p>6-10</text:p>
          </table:table-cell>
          <table:table-cell table:formula="of:=['2'.T92]" office:value-type="float" office:value="0.486075371551514">
            <text:p>0.486075</text:p>
          </table:table-cell>
          <table:covered-table-cell/>
          <table:table-cell table:formula="of:=[.N92]*[.H$147]" office:value-type="float" office:value="0.155961839918911">
            <text:p>0.155962</text:p>
          </table:table-cell>
          <table:covered-table-cell table:number-columns-repeated="3"/>
          <table:table-cell table:formula="of:=[.N92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3])" office:value-type="string" office:string-value="6-11">
            <text:p>6-11</text:p>
          </table:table-cell>
          <table:table-cell table:formula="of:=['2'.K93]" office:value-type="float" office:value="0.5">
            <text:p>0.500000</text:p>
          </table:table-cell>
          <table:covered-table-cell/>
          <table:table-cell table:formula="of:=[.B$13]*[.E93]" office:value-type="float" office:value="0">
            <text:p>0.000000</text:p>
          </table:table-cell>
          <table:covered-table-cell table:number-columns-repeated="3"/>
          <table:table-cell table:formula="of:=[.E93]+(learningrate*[.B$13]*[.J83])" office:value-type="float" office:value="0.5">
            <text:p>0.500000</text:p>
          </table:table-cell>
          <table:table-cell/>
          <table:table-cell table:formula="of:=CONCATENATE([.O83];&quot;-&quot;;[.F$163])" office:value-type="string" office:string-value="6-11">
            <text:p>6-11</text:p>
          </table:table-cell>
          <table:table-cell table:formula="of:=['2'.T93]" office:value-type="float" office:value="0.486075371551514">
            <text:p>0.486075</text:p>
          </table:table-cell>
          <table:covered-table-cell/>
          <table:table-cell table:formula="of:=[.N93]*[.H$163]" office:value-type="float" office:value="0.155961839918911">
            <text:p>0.155962</text:p>
          </table:table-cell>
          <table:covered-table-cell table:number-columns-repeated="3"/>
          <table:table-cell table:formula="of:=[.N93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4])" office:value-type="string" office:string-value="6-12">
            <text:p>6-12</text:p>
          </table:table-cell>
          <table:table-cell table:formula="of:=['2'.K94]" office:value-type="float" office:value="0.4278125">
            <text:p>0.427813</text:p>
          </table:table-cell>
          <table:covered-table-cell/>
          <table:table-cell table:formula="of:=[.B$14]*[.E94]" office:value-type="float" office:value="0.4278125">
            <text:p>0.427813</text:p>
          </table:table-cell>
          <table:covered-table-cell table:number-columns-repeated="3"/>
          <table:table-cell table:formula="of:=[.E94]+(learningrate*[.B$14]*[.J83])" office:value-type="float" office:value="0.3957265625">
            <text:p>0.395727</text:p>
          </table:table-cell>
          <table:table-cell/>
          <table:table-cell table:formula="of:=CONCATENATE([.O83];&quot;-&quot;;[.F$179])" office:value-type="string" office:string-value="6-12">
            <text:p>6-12</text:p>
          </table:table-cell>
          <table:table-cell table:formula="of:=['2'.T94]" office:value-type="float" office:value="0.486075371551514">
            <text:p>0.486075</text:p>
          </table:table-cell>
          <table:covered-table-cell/>
          <table:table-cell table:formula="of:=[.N94]*[.H$179]" office:value-type="float" office:value="0.226138971686661">
            <text:p>0.226139</text:p>
          </table:table-cell>
          <table:covered-table-cell table:number-columns-repeated="3"/>
          <table:table-cell table:formula="of:=[.N94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5])" office:value-type="string" office:string-value="6-13">
            <text:p>6-13</text:p>
          </table:table-cell>
          <table:table-cell table:formula="of:=['2'.K95]" office:value-type="float" office:value="0.4278125">
            <text:p>0.427813</text:p>
          </table:table-cell>
          <table:covered-table-cell/>
          <table:table-cell table:formula="of:=[.B$15]*[.E95]" office:value-type="float" office:value="0.4278125">
            <text:p>0.427813</text:p>
          </table:table-cell>
          <table:covered-table-cell table:number-columns-repeated="3"/>
          <table:table-cell table:formula="of:=[.E95]+(learningrate*[.B$15]*[.J83])" office:value-type="float" office:value="0.3957265625">
            <text:p>0.395727</text:p>
          </table:table-cell>
          <table:table-cell/>
          <table:table-cell table:formula="of:=CONCATENATE([.O83];&quot;-&quot;;[.F$195])" office:value-type="string" office:string-value="6-13">
            <text:p>6-13</text:p>
          </table:table-cell>
          <table:table-cell table:formula="of:=['2'.T95]" office:value-type="float" office:value="0.486075371551514">
            <text:p>0.486075</text:p>
          </table:table-cell>
          <table:covered-table-cell/>
          <table:table-cell table:formula="of:=[.N95]*[.H$195]" office:value-type="float" office:value="0.226138971686661">
            <text:p>0.226139</text:p>
          </table:table-cell>
          <table:covered-table-cell table:number-columns-repeated="3"/>
          <table:table-cell table:formula="of:=[.N95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6])" office:value-type="string" office:string-value="6-14">
            <text:p>6-14</text:p>
          </table:table-cell>
          <table:table-cell table:formula="of:=['2'.K96]" office:value-type="float" office:value="0.4278125">
            <text:p>0.427813</text:p>
          </table:table-cell>
          <table:covered-table-cell/>
          <table:table-cell table:formula="of:=[.B$16]*[.E96]" office:value-type="float" office:value="0.4278125">
            <text:p>0.427813</text:p>
          </table:table-cell>
          <table:covered-table-cell table:number-columns-repeated="3"/>
          <table:table-cell table:formula="of:=[.E96]+(learningrate*[.B$16]*[.J83])" office:value-type="float" office:value="0.3957265625">
            <text:p>0.395727</text:p>
          </table:table-cell>
          <table:table-cell/>
          <table:table-cell table:formula="of:=CONCATENATE([.O83];&quot;-&quot;;[.F$211])" office:value-type="string" office:string-value="6-14">
            <text:p>6-14</text:p>
          </table:table-cell>
          <table:table-cell table:formula="of:=['2'.T96]" office:value-type="float" office:value="0.486075371551514">
            <text:p>0.486075</text:p>
          </table:table-cell>
          <table:covered-table-cell/>
          <table:table-cell table:formula="of:=[.N96]*[.H$211]" office:value-type="float" office:value="0.226138971686661">
            <text:p>0.226139</text:p>
          </table:table-cell>
          <table:covered-table-cell table:number-columns-repeated="3"/>
          <table:table-cell table:formula="of:=[.N96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7])" office:value-type="string" office:string-value="6-15">
            <text:p>6-15</text:p>
          </table:table-cell>
          <table:table-cell table:formula="of:=['2'.K97]" office:value-type="float" office:value="0.4278125">
            <text:p>0.427813</text:p>
          </table:table-cell>
          <table:covered-table-cell/>
          <table:table-cell table:formula="of:=[.B$17]*[.E97]" office:value-type="float" office:value="0.4278125">
            <text:p>0.427813</text:p>
          </table:table-cell>
          <table:covered-table-cell table:number-columns-repeated="3"/>
          <table:table-cell table:formula="of:=[.E97]+(learningrate*[.B$17]*[.J83])" office:value-type="float" office:value="0.3957265625">
            <text:p>0.395727</text:p>
          </table:table-cell>
          <table:table-cell/>
          <table:table-cell table:formula="of:=CONCATENATE([.O83];&quot;-&quot;;[.F$227])" office:value-type="string" office:string-value="6-15">
            <text:p>6-15</text:p>
          </table:table-cell>
          <table:table-cell table:formula="of:=['2'.T97]" office:value-type="float" office:value="0.486075371551514">
            <text:p>0.486075</text:p>
          </table:table-cell>
          <table:covered-table-cell/>
          <table:table-cell table:formula="of:=[.N97]*[.H$227]" office:value-type="float" office:value="0.226138971686661">
            <text:p>0.226139</text:p>
          </table:table-cell>
          <table:covered-table-cell table:number-columns-repeated="3"/>
          <table:table-cell table:formula="of:=[.N97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83];&quot;-&quot;;[.A$18])" office:value-type="string" office:string-value="6-16">
            <text:p>6-16</text:p>
          </table:table-cell>
          <table:table-cell table:formula="of:=['2'.K98]" office:value-type="float" office:value="0.4278125">
            <text:p>0.427813</text:p>
          </table:table-cell>
          <table:covered-table-cell/>
          <table:table-cell table:formula="of:=[.B$18]*[.E98]" office:value-type="float" office:value="0.4278125">
            <text:p>0.427813</text:p>
          </table:table-cell>
          <table:covered-table-cell table:number-columns-repeated="3"/>
          <table:table-cell table:formula="of:=[.E98]+(learningrate*[.B$18]*[.J83])" office:value-type="float" office:value="0.3957265625">
            <text:p>0.395727</text:p>
          </table:table-cell>
          <table:table-cell/>
          <table:table-cell table:formula="of:=CONCATENATE([.O83];&quot;-&quot;;[.F$243])" office:value-type="string" office:string-value="6-16">
            <text:p>6-16</text:p>
          </table:table-cell>
          <table:table-cell table:formula="of:=['2'.T98]" office:value-type="float" office:value="0.486075371551514">
            <text:p>0.486075</text:p>
          </table:table-cell>
          <table:covered-table-cell/>
          <table:table-cell table:formula="of:=[.N98]*[.H$243]" office:value-type="float" office:value="0.226138971686661">
            <text:p>0.226139</text:p>
          </table:table-cell>
          <table:covered-table-cell table:number-columns-repeated="3"/>
          <table:table-cell table:formula="of:=[.N98]+(learningrate*[.H83]*[.S83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3])" office:value-type="string" office:string-value="7-1">
            <text:p>7-1</text:p>
          </table:table-cell>
          <table:table-cell table:formula="of:=['2'.K99]" office:value-type="float" office:value="0.4278125">
            <text:p>0.427813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B$3]*[.E99]" office:value-type="float" office:value="0.4278125">
            <text:p>0.427813</text:p>
          </table:table-cell>
          <table:table-cell table:style-name="ce4" table:formula="of:=SUMPRODUCT([.B$3:.B$18];[.E99:.E114])/16" office:value-type="float" office:value="0.320859375" table:number-columns-spanned="1" table:number-rows-spanned="16">
            <text:p>0.320859</text:p>
          </table:table-cell>
          <table:table-cell table:style-name="ce3" table:formula="of:=[.B9]" office:value-type="float" office:value="0" table:number-columns-spanned="1" table:number-rows-spanned="16">
            <text:p>0</text:p>
          </table:table-cell>
          <table:table-cell table:style-name="ce4" table:formula="of:=[.I99]-[.H99]" office:value-type="float" office:value="-0.320859375" table:number-columns-spanned="1" table:number-rows-spanned="16">
            <text:p>-0.320859</text:p>
          </table:table-cell>
          <table:table-cell table:formula="of:=[.E99]+(learningrate*[.B$3]*[.J99])" office:value-type="float" office:value="0.3957265625">
            <text:p>0.395727</text:p>
          </table:table-cell>
          <table:table-cell/>
          <table:table-cell table:formula="of:=CONCATENATE([.O99];&quot;-&quot;;[.F$3])" office:value-type="string" office:string-value="7-1">
            <text:p>7-1</text:p>
          </table:table-cell>
          <table:table-cell table:formula="of:=['2'.T99]" office:value-type="float" office:value="0.486075371551514">
            <text:p>0.486075</text:p>
          </table:table-cell>
          <table:table-cell table:style-name="ce3" office:value-type="float" office:value="7" table:number-columns-spanned="1" table:number-rows-spanned="16">
            <text:p>7</text:p>
          </table:table-cell>
          <table:table-cell table:formula="of:=[.N99]*[.H$3]" office:value-type="float" office:value="0.226138971686661">
            <text:p>0.226139</text:p>
          </table:table-cell>
          <table:table-cell table:style-name="ce3" table:formula="of:=SUM([.P99:.P114])/16" office:value-type="float" office:value="0.208594688744724" table:number-columns-spanned="1" table:number-rows-spanned="16">
            <text:p>0.208594688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99]-[.Q99]" office:value-type="float" office:value="-0.208594688744724" table:number-columns-spanned="1" table:number-rows-spanned="16">
            <text:p>-0.2085946887</text:p>
          </table:table-cell>
          <table:table-cell table:formula="of:=[.N99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4])" office:value-type="string" office:string-value="7-2">
            <text:p>7-2</text:p>
          </table:table-cell>
          <table:table-cell table:formula="of:=['2'.K100]" office:value-type="float" office:value="0.4278125">
            <text:p>0.427813</text:p>
          </table:table-cell>
          <table:covered-table-cell/>
          <table:table-cell table:formula="of:=[.B$4]*[.E100]" office:value-type="float" office:value="0.4278125">
            <text:p>0.427813</text:p>
          </table:table-cell>
          <table:covered-table-cell table:number-columns-repeated="3"/>
          <table:table-cell table:formula="of:=[.E100]+(learningrate*[.B$4]*[.J99])" office:value-type="float" office:value="0.3957265625">
            <text:p>0.395727</text:p>
          </table:table-cell>
          <table:table-cell/>
          <table:table-cell table:formula="of:=CONCATENATE([.O99];&quot;-&quot;;[.F$19])" office:value-type="string" office:string-value="7-2">
            <text:p>7-2</text:p>
          </table:table-cell>
          <table:table-cell table:formula="of:=['2'.T100]" office:value-type="float" office:value="0.486075371551514">
            <text:p>0.486075</text:p>
          </table:table-cell>
          <table:covered-table-cell/>
          <table:table-cell table:formula="of:=[.N100]*[.H$19]" office:value-type="float" office:value="0.226138971686661">
            <text:p>0.226139</text:p>
          </table:table-cell>
          <table:covered-table-cell table:number-columns-repeated="3"/>
          <table:table-cell table:formula="of:=[.N100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5])" office:value-type="string" office:string-value="7-3">
            <text:p>7-3</text:p>
          </table:table-cell>
          <table:table-cell table:formula="of:=['2'.K101]" office:value-type="float" office:value="0.4278125">
            <text:p>0.427813</text:p>
          </table:table-cell>
          <table:covered-table-cell/>
          <table:table-cell table:formula="of:=[.B$5]*[.E101]" office:value-type="float" office:value="0.4278125">
            <text:p>0.427813</text:p>
          </table:table-cell>
          <table:covered-table-cell table:number-columns-repeated="3"/>
          <table:table-cell table:formula="of:=[.E101]+(learningrate*[.B$5]*[.J99])" office:value-type="float" office:value="0.3957265625">
            <text:p>0.395727</text:p>
          </table:table-cell>
          <table:table-cell/>
          <table:table-cell table:formula="of:=CONCATENATE([.O99];&quot;-&quot;;[.F$35])" office:value-type="string" office:string-value="7-3">
            <text:p>7-3</text:p>
          </table:table-cell>
          <table:table-cell table:formula="of:=['2'.T101]" office:value-type="float" office:value="0.486075371551514">
            <text:p>0.486075</text:p>
          </table:table-cell>
          <table:covered-table-cell/>
          <table:table-cell table:formula="of:=[.N101]*[.H$35]" office:value-type="float" office:value="0.226138971686661">
            <text:p>0.226139</text:p>
          </table:table-cell>
          <table:covered-table-cell table:number-columns-repeated="3"/>
          <table:table-cell table:formula="of:=[.N101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6])" office:value-type="string" office:string-value="7-4">
            <text:p>7-4</text:p>
          </table:table-cell>
          <table:table-cell table:formula="of:=['2'.K102]" office:value-type="float" office:value="0.4278125">
            <text:p>0.427813</text:p>
          </table:table-cell>
          <table:covered-table-cell/>
          <table:table-cell table:formula="of:=[.B$6]*[.E102]" office:value-type="float" office:value="0.4278125">
            <text:p>0.427813</text:p>
          </table:table-cell>
          <table:covered-table-cell table:number-columns-repeated="3"/>
          <table:table-cell table:formula="of:=[.E102]+(learningrate*[.B$6]*[.J99])" office:value-type="float" office:value="0.3957265625">
            <text:p>0.395727</text:p>
          </table:table-cell>
          <table:table-cell/>
          <table:table-cell table:formula="of:=CONCATENATE([.O99];&quot;-&quot;;[.F$51])" office:value-type="string" office:string-value="7-4">
            <text:p>7-4</text:p>
          </table:table-cell>
          <table:table-cell table:formula="of:=['2'.T102]" office:value-type="float" office:value="0.486075371551514">
            <text:p>0.486075</text:p>
          </table:table-cell>
          <table:covered-table-cell/>
          <table:table-cell table:formula="of:=[.N102]*[.H$51]" office:value-type="float" office:value="0.226138971686661">
            <text:p>0.226139</text:p>
          </table:table-cell>
          <table:covered-table-cell table:number-columns-repeated="3"/>
          <table:table-cell table:formula="of:=[.N102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7])" office:value-type="string" office:string-value="7-5">
            <text:p>7-5</text:p>
          </table:table-cell>
          <table:table-cell table:formula="of:=['2'.K103]" office:value-type="float" office:value="0.4278125">
            <text:p>0.427813</text:p>
          </table:table-cell>
          <table:covered-table-cell/>
          <table:table-cell table:formula="of:=[.B$7]*[.E103]" office:value-type="float" office:value="0.4278125">
            <text:p>0.427813</text:p>
          </table:table-cell>
          <table:covered-table-cell table:number-columns-repeated="3"/>
          <table:table-cell table:formula="of:=[.E103]+(learningrate*[.B$7]*[.J99])" office:value-type="float" office:value="0.3957265625">
            <text:p>0.395727</text:p>
          </table:table-cell>
          <table:table-cell/>
          <table:table-cell table:formula="of:=CONCATENATE([.O99];&quot;-&quot;;[.F$67])" office:value-type="string" office:string-value="7-5">
            <text:p>7-5</text:p>
          </table:table-cell>
          <table:table-cell table:formula="of:=['2'.T103]" office:value-type="float" office:value="0.486075371551514">
            <text:p>0.486075</text:p>
          </table:table-cell>
          <table:covered-table-cell/>
          <table:table-cell table:formula="of:=[.N103]*[.H$67]" office:value-type="float" office:value="0.226138971686661">
            <text:p>0.226139</text:p>
          </table:table-cell>
          <table:covered-table-cell table:number-columns-repeated="3"/>
          <table:table-cell table:formula="of:=[.N103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8])" office:value-type="string" office:string-value="7-6">
            <text:p>7-6</text:p>
          </table:table-cell>
          <table:table-cell table:formula="of:=['2'.K104]" office:value-type="float" office:value="0.5">
            <text:p>0.500000</text:p>
          </table:table-cell>
          <table:covered-table-cell/>
          <table:table-cell table:formula="of:=[.B$8]*[.E104]" office:value-type="float" office:value="0">
            <text:p>0.000000</text:p>
          </table:table-cell>
          <table:covered-table-cell table:number-columns-repeated="3"/>
          <table:table-cell table:formula="of:=[.E104]+(learningrate*[.B$8]*[.J99])" office:value-type="float" office:value="0.5">
            <text:p>0.500000</text:p>
          </table:table-cell>
          <table:table-cell/>
          <table:table-cell table:formula="of:=CONCATENATE([.O99];&quot;-&quot;;[.F$83])" office:value-type="string" office:string-value="7-6">
            <text:p>7-6</text:p>
          </table:table-cell>
          <table:table-cell table:formula="of:=['2'.T104]" office:value-type="float" office:value="0.486075371551514">
            <text:p>0.486075</text:p>
          </table:table-cell>
          <table:covered-table-cell/>
          <table:table-cell table:formula="of:=[.N104]*[.H$83]" office:value-type="float" office:value="0.155961839918911">
            <text:p>0.155962</text:p>
          </table:table-cell>
          <table:covered-table-cell table:number-columns-repeated="3"/>
          <table:table-cell table:formula="of:=[.N104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9])" office:value-type="string" office:string-value="7-7">
            <text:p>7-7</text:p>
          </table:table-cell>
          <table:table-cell table:formula="of:=['2'.K105]" office:value-type="float" office:value="0.5">
            <text:p>0.500000</text:p>
          </table:table-cell>
          <table:covered-table-cell/>
          <table:table-cell table:formula="of:=[.B$9]*[.E105]" office:value-type="float" office:value="0">
            <text:p>0.000000</text:p>
          </table:table-cell>
          <table:covered-table-cell table:number-columns-repeated="3"/>
          <table:table-cell table:formula="of:=[.E105]+(learningrate*[.B$9]*[.J99])" office:value-type="float" office:value="0.5">
            <text:p>0.500000</text:p>
          </table:table-cell>
          <table:table-cell/>
          <table:table-cell table:formula="of:=CONCATENATE([.O99];&quot;-&quot;;[.F$99])" office:value-type="string" office:string-value="7-7">
            <text:p>7-7</text:p>
          </table:table-cell>
          <table:table-cell table:formula="of:=['2'.T105]" office:value-type="float" office:value="0.486075371551514">
            <text:p>0.486075</text:p>
          </table:table-cell>
          <table:covered-table-cell/>
          <table:table-cell table:formula="of:=[.N105]*[.H$99]" office:value-type="float" office:value="0.155961839918911">
            <text:p>0.155962</text:p>
          </table:table-cell>
          <table:covered-table-cell table:number-columns-repeated="3"/>
          <table:table-cell table:formula="of:=[.N105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0])" office:value-type="string" office:string-value="7-8">
            <text:p>7-8</text:p>
          </table:table-cell>
          <table:table-cell table:formula="of:=['2'.K106]" office:value-type="float" office:value="0.4278125">
            <text:p>0.427813</text:p>
          </table:table-cell>
          <table:covered-table-cell/>
          <table:table-cell table:formula="of:=[.B$10]*[.E106]" office:value-type="float" office:value="0.4278125">
            <text:p>0.427813</text:p>
          </table:table-cell>
          <table:covered-table-cell table:number-columns-repeated="3"/>
          <table:table-cell table:formula="of:=[.E106]+(learningrate*[.B$10]*[.J99])" office:value-type="float" office:value="0.3957265625">
            <text:p>0.395727</text:p>
          </table:table-cell>
          <table:table-cell/>
          <table:table-cell table:formula="of:=CONCATENATE([.O99];&quot;-&quot;;[.F$115])" office:value-type="string" office:string-value="7-8">
            <text:p>7-8</text:p>
          </table:table-cell>
          <table:table-cell table:formula="of:=['2'.T106]" office:value-type="float" office:value="0.486075371551514">
            <text:p>0.486075</text:p>
          </table:table-cell>
          <table:covered-table-cell/>
          <table:table-cell table:formula="of:=[.N106]*[.H$115]" office:value-type="float" office:value="0.226138971686661">
            <text:p>0.226139</text:p>
          </table:table-cell>
          <table:covered-table-cell table:number-columns-repeated="3"/>
          <table:table-cell table:formula="of:=[.N106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1])" office:value-type="string" office:string-value="7-9">
            <text:p>7-9</text:p>
          </table:table-cell>
          <table:table-cell table:formula="of:=['2'.K107]" office:value-type="float" office:value="0.4278125">
            <text:p>0.427813</text:p>
          </table:table-cell>
          <table:covered-table-cell/>
          <table:table-cell table:formula="of:=[.B$11]*[.E107]" office:value-type="float" office:value="0.4278125">
            <text:p>0.427813</text:p>
          </table:table-cell>
          <table:covered-table-cell table:number-columns-repeated="3"/>
          <table:table-cell table:formula="of:=[.E107]+(learningrate*[.B$11]*[.J99])" office:value-type="float" office:value="0.3957265625">
            <text:p>0.395727</text:p>
          </table:table-cell>
          <table:table-cell/>
          <table:table-cell table:formula="of:=CONCATENATE([.O99];&quot;-&quot;;[.F$131])" office:value-type="string" office:string-value="7-9">
            <text:p>7-9</text:p>
          </table:table-cell>
          <table:table-cell table:formula="of:=['2'.T107]" office:value-type="float" office:value="0.486075371551514">
            <text:p>0.486075</text:p>
          </table:table-cell>
          <table:covered-table-cell/>
          <table:table-cell table:formula="of:=[.N107]*[.H$131]" office:value-type="float" office:value="0.226138971686661">
            <text:p>0.226139</text:p>
          </table:table-cell>
          <table:covered-table-cell table:number-columns-repeated="3"/>
          <table:table-cell table:formula="of:=[.N107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2])" office:value-type="string" office:string-value="7-10">
            <text:p>7-10</text:p>
          </table:table-cell>
          <table:table-cell table:formula="of:=['2'.K108]" office:value-type="float" office:value="0.5">
            <text:p>0.500000</text:p>
          </table:table-cell>
          <table:covered-table-cell/>
          <table:table-cell table:formula="of:=[.B$12]*[.E108]" office:value-type="float" office:value="0">
            <text:p>0.000000</text:p>
          </table:table-cell>
          <table:covered-table-cell table:number-columns-repeated="3"/>
          <table:table-cell table:formula="of:=[.E108]+(learningrate*[.B$12]*[.J99])" office:value-type="float" office:value="0.5">
            <text:p>0.500000</text:p>
          </table:table-cell>
          <table:table-cell/>
          <table:table-cell table:formula="of:=CONCATENATE([.O99];&quot;-&quot;;[.F$147])" office:value-type="string" office:string-value="7-10">
            <text:p>7-10</text:p>
          </table:table-cell>
          <table:table-cell table:formula="of:=['2'.T108]" office:value-type="float" office:value="0.486075371551514">
            <text:p>0.486075</text:p>
          </table:table-cell>
          <table:covered-table-cell/>
          <table:table-cell table:formula="of:=[.N108]*[.H$147]" office:value-type="float" office:value="0.155961839918911">
            <text:p>0.155962</text:p>
          </table:table-cell>
          <table:covered-table-cell table:number-columns-repeated="3"/>
          <table:table-cell table:formula="of:=[.N108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3])" office:value-type="string" office:string-value="7-11">
            <text:p>7-11</text:p>
          </table:table-cell>
          <table:table-cell table:formula="of:=['2'.K109]" office:value-type="float" office:value="0.5">
            <text:p>0.500000</text:p>
          </table:table-cell>
          <table:covered-table-cell/>
          <table:table-cell table:formula="of:=[.B$13]*[.E109]" office:value-type="float" office:value="0">
            <text:p>0.000000</text:p>
          </table:table-cell>
          <table:covered-table-cell table:number-columns-repeated="3"/>
          <table:table-cell table:formula="of:=[.E109]+(learningrate*[.B$13]*[.J99])" office:value-type="float" office:value="0.5">
            <text:p>0.500000</text:p>
          </table:table-cell>
          <table:table-cell/>
          <table:table-cell table:formula="of:=CONCATENATE([.O99];&quot;-&quot;;[.F$163])" office:value-type="string" office:string-value="7-11">
            <text:p>7-11</text:p>
          </table:table-cell>
          <table:table-cell table:formula="of:=['2'.T109]" office:value-type="float" office:value="0.486075371551514">
            <text:p>0.486075</text:p>
          </table:table-cell>
          <table:covered-table-cell/>
          <table:table-cell table:formula="of:=[.N109]*[.H$163]" office:value-type="float" office:value="0.155961839918911">
            <text:p>0.155962</text:p>
          </table:table-cell>
          <table:covered-table-cell table:number-columns-repeated="3"/>
          <table:table-cell table:formula="of:=[.N109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4])" office:value-type="string" office:string-value="7-12">
            <text:p>7-12</text:p>
          </table:table-cell>
          <table:table-cell table:formula="of:=['2'.K110]" office:value-type="float" office:value="0.4278125">
            <text:p>0.427813</text:p>
          </table:table-cell>
          <table:covered-table-cell/>
          <table:table-cell table:formula="of:=[.B$14]*[.E110]" office:value-type="float" office:value="0.4278125">
            <text:p>0.427813</text:p>
          </table:table-cell>
          <table:covered-table-cell table:number-columns-repeated="3"/>
          <table:table-cell table:formula="of:=[.E110]+(learningrate*[.B$14]*[.J99])" office:value-type="float" office:value="0.3957265625">
            <text:p>0.395727</text:p>
          </table:table-cell>
          <table:table-cell/>
          <table:table-cell table:formula="of:=CONCATENATE([.O99];&quot;-&quot;;[.F$179])" office:value-type="string" office:string-value="7-12">
            <text:p>7-12</text:p>
          </table:table-cell>
          <table:table-cell table:formula="of:=['2'.T110]" office:value-type="float" office:value="0.486075371551514">
            <text:p>0.486075</text:p>
          </table:table-cell>
          <table:covered-table-cell/>
          <table:table-cell table:formula="of:=[.N110]*[.H$179]" office:value-type="float" office:value="0.226138971686661">
            <text:p>0.226139</text:p>
          </table:table-cell>
          <table:covered-table-cell table:number-columns-repeated="3"/>
          <table:table-cell table:formula="of:=[.N110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5])" office:value-type="string" office:string-value="7-13">
            <text:p>7-13</text:p>
          </table:table-cell>
          <table:table-cell table:formula="of:=['2'.K111]" office:value-type="float" office:value="0.4278125">
            <text:p>0.427813</text:p>
          </table:table-cell>
          <table:covered-table-cell/>
          <table:table-cell table:formula="of:=[.B$15]*[.E111]" office:value-type="float" office:value="0.4278125">
            <text:p>0.427813</text:p>
          </table:table-cell>
          <table:covered-table-cell table:number-columns-repeated="3"/>
          <table:table-cell table:formula="of:=[.E111]+(learningrate*[.B$15]*[.J99])" office:value-type="float" office:value="0.3957265625">
            <text:p>0.395727</text:p>
          </table:table-cell>
          <table:table-cell/>
          <table:table-cell table:formula="of:=CONCATENATE([.O99];&quot;-&quot;;[.F$195])" office:value-type="string" office:string-value="7-13">
            <text:p>7-13</text:p>
          </table:table-cell>
          <table:table-cell table:formula="of:=['2'.T111]" office:value-type="float" office:value="0.486075371551514">
            <text:p>0.486075</text:p>
          </table:table-cell>
          <table:covered-table-cell/>
          <table:table-cell table:formula="of:=[.N111]*[.H$195]" office:value-type="float" office:value="0.226138971686661">
            <text:p>0.226139</text:p>
          </table:table-cell>
          <table:covered-table-cell table:number-columns-repeated="3"/>
          <table:table-cell table:formula="of:=[.N111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6])" office:value-type="string" office:string-value="7-14">
            <text:p>7-14</text:p>
          </table:table-cell>
          <table:table-cell table:formula="of:=['2'.K112]" office:value-type="float" office:value="0.4278125">
            <text:p>0.427813</text:p>
          </table:table-cell>
          <table:covered-table-cell/>
          <table:table-cell table:formula="of:=[.B$16]*[.E112]" office:value-type="float" office:value="0.4278125">
            <text:p>0.427813</text:p>
          </table:table-cell>
          <table:covered-table-cell table:number-columns-repeated="3"/>
          <table:table-cell table:formula="of:=[.E112]+(learningrate*[.B$16]*[.J99])" office:value-type="float" office:value="0.3957265625">
            <text:p>0.395727</text:p>
          </table:table-cell>
          <table:table-cell/>
          <table:table-cell table:formula="of:=CONCATENATE([.O99];&quot;-&quot;;[.F$211])" office:value-type="string" office:string-value="7-14">
            <text:p>7-14</text:p>
          </table:table-cell>
          <table:table-cell table:formula="of:=['2'.T112]" office:value-type="float" office:value="0.486075371551514">
            <text:p>0.486075</text:p>
          </table:table-cell>
          <table:covered-table-cell/>
          <table:table-cell table:formula="of:=[.N112]*[.H$211]" office:value-type="float" office:value="0.226138971686661">
            <text:p>0.226139</text:p>
          </table:table-cell>
          <table:covered-table-cell table:number-columns-repeated="3"/>
          <table:table-cell table:formula="of:=[.N112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7])" office:value-type="string" office:string-value="7-15">
            <text:p>7-15</text:p>
          </table:table-cell>
          <table:table-cell table:formula="of:=['2'.K113]" office:value-type="float" office:value="0.4278125">
            <text:p>0.427813</text:p>
          </table:table-cell>
          <table:covered-table-cell/>
          <table:table-cell table:formula="of:=[.B$17]*[.E113]" office:value-type="float" office:value="0.4278125">
            <text:p>0.427813</text:p>
          </table:table-cell>
          <table:covered-table-cell table:number-columns-repeated="3"/>
          <table:table-cell table:formula="of:=[.E113]+(learningrate*[.B$17]*[.J99])" office:value-type="float" office:value="0.3957265625">
            <text:p>0.395727</text:p>
          </table:table-cell>
          <table:table-cell/>
          <table:table-cell table:formula="of:=CONCATENATE([.O99];&quot;-&quot;;[.F$227])" office:value-type="string" office:string-value="7-15">
            <text:p>7-15</text:p>
          </table:table-cell>
          <table:table-cell table:formula="of:=['2'.T113]" office:value-type="float" office:value="0.486075371551514">
            <text:p>0.486075</text:p>
          </table:table-cell>
          <table:covered-table-cell/>
          <table:table-cell table:formula="of:=[.N113]*[.H$227]" office:value-type="float" office:value="0.226138971686661">
            <text:p>0.226139</text:p>
          </table:table-cell>
          <table:covered-table-cell table:number-columns-repeated="3"/>
          <table:table-cell table:formula="of:=[.N113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99];&quot;-&quot;;[.A$18])" office:value-type="string" office:string-value="7-16">
            <text:p>7-16</text:p>
          </table:table-cell>
          <table:table-cell table:formula="of:=['2'.K114]" office:value-type="float" office:value="0.4278125">
            <text:p>0.427813</text:p>
          </table:table-cell>
          <table:covered-table-cell/>
          <table:table-cell table:formula="of:=[.B$18]*[.E114]" office:value-type="float" office:value="0.4278125">
            <text:p>0.427813</text:p>
          </table:table-cell>
          <table:covered-table-cell table:number-columns-repeated="3"/>
          <table:table-cell table:formula="of:=[.E114]+(learningrate*[.B$18]*[.J99])" office:value-type="float" office:value="0.3957265625">
            <text:p>0.395727</text:p>
          </table:table-cell>
          <table:table-cell/>
          <table:table-cell table:formula="of:=CONCATENATE([.O99];&quot;-&quot;;[.F$243])" office:value-type="string" office:string-value="7-16">
            <text:p>7-16</text:p>
          </table:table-cell>
          <table:table-cell table:formula="of:=['2'.T114]" office:value-type="float" office:value="0.486075371551514">
            <text:p>0.486075</text:p>
          </table:table-cell>
          <table:covered-table-cell/>
          <table:table-cell table:formula="of:=[.N114]*[.H$243]" office:value-type="float" office:value="0.226138971686661">
            <text:p>0.226139</text:p>
          </table:table-cell>
          <table:covered-table-cell table:number-columns-repeated="3"/>
          <table:table-cell table:formula="of:=[.N114]+(learningrate*[.H99]*[.S99])" office:value-type="float" office:value="0.479382415405619">
            <text:p>0.479382</text:p>
          </table:table-cell>
        </table:table-row>
        <table:table-row table:style-name="ro1">
          <table:table-cell table:number-columns-repeated="3"/>
          <table:table-cell table:formula="of:=CONCATENATE([.F115];&quot;-&quot;;[.A$3])" office:value-type="string" office:string-value="8-1">
            <text:p>8-1</text:p>
          </table:table-cell>
          <table:table-cell table:formula="of:=['2'.K115]" office:value-type="float" office:value="0.6203125">
            <text:p>0.620313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B$3]*[.E115]" office:value-type="float" office:value="0.6203125">
            <text:p>0.620313</text:p>
          </table:table-cell>
          <table:table-cell table:style-name="ce4" table:formula="of:=SUMPRODUCT([.B$3:.B$18];[.E115:.E130])/16" office:value-type="float" office:value="0.465234375" table:number-columns-spanned="1" table:number-rows-spanned="16">
            <text:p>0.465234</text:p>
          </table:table-cell>
          <table:table-cell table:style-name="ce3" table:formula="of:=[.B10]" office:value-type="float" office:value="1" table:number-columns-spanned="1" table:number-rows-spanned="16">
            <text:p>1</text:p>
          </table:table-cell>
          <table:table-cell table:style-name="ce4" table:formula="of:=[.I115]-[.H115]" office:value-type="float" office:value="0.534765625" table:number-columns-spanned="1" table:number-rows-spanned="16">
            <text:p>0.534766</text:p>
          </table:table-cell>
          <table:table-cell table:formula="of:=[.E115]+(learningrate*[.B$3]*[.J115])" office:value-type="float" office:value="0.6737890625">
            <text:p>0.673789</text:p>
          </table:table-cell>
          <table:table-cell/>
          <table:table-cell table:formula="of:=CONCATENATE([.O115];&quot;-&quot;;[.F$3])" office:value-type="string" office:string-value="8-1">
            <text:p>8-1</text:p>
          </table:table-cell>
          <table:table-cell table:formula="of:=['2'.T115]" office:value-type="float" office:value="0.484584911346436">
            <text:p>0.484585</text:p>
          </table:table-cell>
          <table:table-cell table:style-name="ce3" office:value-type="float" office:value="8" table:number-columns-spanned="1" table:number-rows-spanned="16">
            <text:p>8</text:p>
          </table:table-cell>
          <table:table-cell table:formula="of:=[.N115]*[.H$3]" office:value-type="float" office:value="0.225445558364689">
            <text:p>0.225446</text:p>
          </table:table-cell>
          <table:table-cell table:style-name="ce3" table:formula="of:=SUM([.P115:.P130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15]-[.Q115]" office:value-type="float" office:value="-0.207955071720779" table:number-columns-spanned="1" table:number-rows-spanned="16">
            <text:p>-0.2079550717</text:p>
          </table:table-cell>
          <table:table-cell table:formula="of:=[.N115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4])" office:value-type="string" office:string-value="8-2">
            <text:p>8-2</text:p>
          </table:table-cell>
          <table:table-cell table:formula="of:=['2'.K116]" office:value-type="float" office:value="0.6203125">
            <text:p>0.620313</text:p>
          </table:table-cell>
          <table:covered-table-cell/>
          <table:table-cell table:formula="of:=[.B$4]*[.E116]" office:value-type="float" office:value="0.6203125">
            <text:p>0.620313</text:p>
          </table:table-cell>
          <table:covered-table-cell table:number-columns-repeated="3"/>
          <table:table-cell table:formula="of:=[.E116]+(learningrate*[.B$4]*[.J115])" office:value-type="float" office:value="0.6737890625">
            <text:p>0.673789</text:p>
          </table:table-cell>
          <table:table-cell/>
          <table:table-cell table:formula="of:=CONCATENATE([.O115];&quot;-&quot;;[.F$19])" office:value-type="string" office:string-value="8-2">
            <text:p>8-2</text:p>
          </table:table-cell>
          <table:table-cell table:formula="of:=['2'.T116]" office:value-type="float" office:value="0.484584911346436">
            <text:p>0.484585</text:p>
          </table:table-cell>
          <table:covered-table-cell/>
          <table:table-cell table:formula="of:=[.N116]*[.H$19]" office:value-type="float" office:value="0.225445558364689">
            <text:p>0.225446</text:p>
          </table:table-cell>
          <table:covered-table-cell table:number-columns-repeated="3"/>
          <table:table-cell table:formula="of:=[.N116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5])" office:value-type="string" office:string-value="8-3">
            <text:p>8-3</text:p>
          </table:table-cell>
          <table:table-cell table:formula="of:=['2'.K117]" office:value-type="float" office:value="0.6203125">
            <text:p>0.620313</text:p>
          </table:table-cell>
          <table:covered-table-cell/>
          <table:table-cell table:formula="of:=[.B$5]*[.E117]" office:value-type="float" office:value="0.6203125">
            <text:p>0.620313</text:p>
          </table:table-cell>
          <table:covered-table-cell table:number-columns-repeated="3"/>
          <table:table-cell table:formula="of:=[.E117]+(learningrate*[.B$5]*[.J115])" office:value-type="float" office:value="0.6737890625">
            <text:p>0.673789</text:p>
          </table:table-cell>
          <table:table-cell/>
          <table:table-cell table:formula="of:=CONCATENATE([.O115];&quot;-&quot;;[.F$35])" office:value-type="string" office:string-value="8-3">
            <text:p>8-3</text:p>
          </table:table-cell>
          <table:table-cell table:formula="of:=['2'.T117]" office:value-type="float" office:value="0.484584911346436">
            <text:p>0.484585</text:p>
          </table:table-cell>
          <table:covered-table-cell/>
          <table:table-cell table:formula="of:=[.N117]*[.H$35]" office:value-type="float" office:value="0.225445558364689">
            <text:p>0.225446</text:p>
          </table:table-cell>
          <table:covered-table-cell table:number-columns-repeated="3"/>
          <table:table-cell table:formula="of:=[.N117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6])" office:value-type="string" office:string-value="8-4">
            <text:p>8-4</text:p>
          </table:table-cell>
          <table:table-cell table:formula="of:=['2'.K118]" office:value-type="float" office:value="0.6203125">
            <text:p>0.620313</text:p>
          </table:table-cell>
          <table:covered-table-cell/>
          <table:table-cell table:formula="of:=[.B$6]*[.E118]" office:value-type="float" office:value="0.6203125">
            <text:p>0.620313</text:p>
          </table:table-cell>
          <table:covered-table-cell table:number-columns-repeated="3"/>
          <table:table-cell table:formula="of:=[.E118]+(learningrate*[.B$6]*[.J115])" office:value-type="float" office:value="0.6737890625">
            <text:p>0.673789</text:p>
          </table:table-cell>
          <table:table-cell/>
          <table:table-cell table:formula="of:=CONCATENATE([.O115];&quot;-&quot;;[.F$51])" office:value-type="string" office:string-value="8-4">
            <text:p>8-4</text:p>
          </table:table-cell>
          <table:table-cell table:formula="of:=['2'.T118]" office:value-type="float" office:value="0.484584911346436">
            <text:p>0.484585</text:p>
          </table:table-cell>
          <table:covered-table-cell/>
          <table:table-cell table:formula="of:=[.N118]*[.H$51]" office:value-type="float" office:value="0.225445558364689">
            <text:p>0.225446</text:p>
          </table:table-cell>
          <table:covered-table-cell table:number-columns-repeated="3"/>
          <table:table-cell table:formula="of:=[.N118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7])" office:value-type="string" office:string-value="8-5">
            <text:p>8-5</text:p>
          </table:table-cell>
          <table:table-cell table:formula="of:=['2'.K119]" office:value-type="float" office:value="0.6203125">
            <text:p>0.620313</text:p>
          </table:table-cell>
          <table:covered-table-cell/>
          <table:table-cell table:formula="of:=[.B$7]*[.E119]" office:value-type="float" office:value="0.6203125">
            <text:p>0.620313</text:p>
          </table:table-cell>
          <table:covered-table-cell table:number-columns-repeated="3"/>
          <table:table-cell table:formula="of:=[.E119]+(learningrate*[.B$7]*[.J115])" office:value-type="float" office:value="0.6737890625">
            <text:p>0.673789</text:p>
          </table:table-cell>
          <table:table-cell/>
          <table:table-cell table:formula="of:=CONCATENATE([.O115];&quot;-&quot;;[.F$67])" office:value-type="string" office:string-value="8-5">
            <text:p>8-5</text:p>
          </table:table-cell>
          <table:table-cell table:formula="of:=['2'.T119]" office:value-type="float" office:value="0.484584911346436">
            <text:p>0.484585</text:p>
          </table:table-cell>
          <table:covered-table-cell/>
          <table:table-cell table:formula="of:=[.N119]*[.H$67]" office:value-type="float" office:value="0.225445558364689">
            <text:p>0.225446</text:p>
          </table:table-cell>
          <table:covered-table-cell table:number-columns-repeated="3"/>
          <table:table-cell table:formula="of:=[.N119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8])" office:value-type="string" office:string-value="8-6">
            <text:p>8-6</text:p>
          </table:table-cell>
          <table:table-cell table:formula="of:=['2'.K120]" office:value-type="float" office:value="0.5">
            <text:p>0.500000</text:p>
          </table:table-cell>
          <table:covered-table-cell/>
          <table:table-cell table:formula="of:=[.B$8]*[.E120]" office:value-type="float" office:value="0">
            <text:p>0.000000</text:p>
          </table:table-cell>
          <table:covered-table-cell table:number-columns-repeated="3"/>
          <table:table-cell table:formula="of:=[.E120]+(learningrate*[.B$8]*[.J115])" office:value-type="float" office:value="0.5">
            <text:p>0.500000</text:p>
          </table:table-cell>
          <table:table-cell/>
          <table:table-cell table:formula="of:=CONCATENATE([.O115];&quot;-&quot;;[.F$83])" office:value-type="string" office:string-value="8-6">
            <text:p>8-6</text:p>
          </table:table-cell>
          <table:table-cell table:formula="of:=['2'.T120]" office:value-type="float" office:value="0.484584911346436">
            <text:p>0.484585</text:p>
          </table:table-cell>
          <table:covered-table-cell/>
          <table:table-cell table:formula="of:=[.N120]*[.H$83]" office:value-type="float" office:value="0.155483611789048">
            <text:p>0.155484</text:p>
          </table:table-cell>
          <table:covered-table-cell table:number-columns-repeated="3"/>
          <table:table-cell table:formula="of:=[.N120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9])" office:value-type="string" office:string-value="8-7">
            <text:p>8-7</text:p>
          </table:table-cell>
          <table:table-cell table:formula="of:=['2'.K121]" office:value-type="float" office:value="0.5">
            <text:p>0.500000</text:p>
          </table:table-cell>
          <table:covered-table-cell/>
          <table:table-cell table:formula="of:=[.B$9]*[.E121]" office:value-type="float" office:value="0">
            <text:p>0.000000</text:p>
          </table:table-cell>
          <table:covered-table-cell table:number-columns-repeated="3"/>
          <table:table-cell table:formula="of:=[.E121]+(learningrate*[.B$9]*[.J115])" office:value-type="float" office:value="0.5">
            <text:p>0.500000</text:p>
          </table:table-cell>
          <table:table-cell/>
          <table:table-cell table:formula="of:=CONCATENATE([.O115];&quot;-&quot;;[.F$99])" office:value-type="string" office:string-value="8-7">
            <text:p>8-7</text:p>
          </table:table-cell>
          <table:table-cell table:formula="of:=['2'.T121]" office:value-type="float" office:value="0.484584911346436">
            <text:p>0.484585</text:p>
          </table:table-cell>
          <table:covered-table-cell/>
          <table:table-cell table:formula="of:=[.N121]*[.H$99]" office:value-type="float" office:value="0.155483611789048">
            <text:p>0.155484</text:p>
          </table:table-cell>
          <table:covered-table-cell table:number-columns-repeated="3"/>
          <table:table-cell table:formula="of:=[.N121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0])" office:value-type="string" office:string-value="8-8">
            <text:p>8-8</text:p>
          </table:table-cell>
          <table:table-cell table:formula="of:=['2'.K122]" office:value-type="float" office:value="0.6203125">
            <text:p>0.620313</text:p>
          </table:table-cell>
          <table:covered-table-cell/>
          <table:table-cell table:formula="of:=[.B$10]*[.E122]" office:value-type="float" office:value="0.6203125">
            <text:p>0.620313</text:p>
          </table:table-cell>
          <table:covered-table-cell table:number-columns-repeated="3"/>
          <table:table-cell table:formula="of:=[.E122]+(learningrate*[.B$10]*[.J115])" office:value-type="float" office:value="0.6737890625">
            <text:p>0.673789</text:p>
          </table:table-cell>
          <table:table-cell/>
          <table:table-cell table:formula="of:=CONCATENATE([.O115];&quot;-&quot;;[.F$115])" office:value-type="string" office:string-value="8-8">
            <text:p>8-8</text:p>
          </table:table-cell>
          <table:table-cell table:formula="of:=['2'.T122]" office:value-type="float" office:value="0.484584911346436">
            <text:p>0.484585</text:p>
          </table:table-cell>
          <table:covered-table-cell/>
          <table:table-cell table:formula="of:=[.N122]*[.H$115]" office:value-type="float" office:value="0.225445558364689">
            <text:p>0.225446</text:p>
          </table:table-cell>
          <table:covered-table-cell table:number-columns-repeated="3"/>
          <table:table-cell table:formula="of:=[.N122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1])" office:value-type="string" office:string-value="8-9">
            <text:p>8-9</text:p>
          </table:table-cell>
          <table:table-cell table:formula="of:=['2'.K123]" office:value-type="float" office:value="0.6203125">
            <text:p>0.620313</text:p>
          </table:table-cell>
          <table:covered-table-cell/>
          <table:table-cell table:formula="of:=[.B$11]*[.E123]" office:value-type="float" office:value="0.6203125">
            <text:p>0.620313</text:p>
          </table:table-cell>
          <table:covered-table-cell table:number-columns-repeated="3"/>
          <table:table-cell table:formula="of:=[.E123]+(learningrate*[.B$11]*[.J115])" office:value-type="float" office:value="0.6737890625">
            <text:p>0.673789</text:p>
          </table:table-cell>
          <table:table-cell/>
          <table:table-cell table:formula="of:=CONCATENATE([.O115];&quot;-&quot;;[.F$131])" office:value-type="string" office:string-value="8-9">
            <text:p>8-9</text:p>
          </table:table-cell>
          <table:table-cell table:formula="of:=['2'.T123]" office:value-type="float" office:value="0.484584911346436">
            <text:p>0.484585</text:p>
          </table:table-cell>
          <table:covered-table-cell/>
          <table:table-cell table:formula="of:=[.N123]*[.H$131]" office:value-type="float" office:value="0.225445558364689">
            <text:p>0.225446</text:p>
          </table:table-cell>
          <table:covered-table-cell table:number-columns-repeated="3"/>
          <table:table-cell table:formula="of:=[.N123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2])" office:value-type="string" office:string-value="8-10">
            <text:p>8-10</text:p>
          </table:table-cell>
          <table:table-cell table:formula="of:=['2'.K124]" office:value-type="float" office:value="0.5">
            <text:p>0.500000</text:p>
          </table:table-cell>
          <table:covered-table-cell/>
          <table:table-cell table:formula="of:=[.B$12]*[.E124]" office:value-type="float" office:value="0">
            <text:p>0.000000</text:p>
          </table:table-cell>
          <table:covered-table-cell table:number-columns-repeated="3"/>
          <table:table-cell table:formula="of:=[.E124]+(learningrate*[.B$12]*[.J115])" office:value-type="float" office:value="0.5">
            <text:p>0.500000</text:p>
          </table:table-cell>
          <table:table-cell/>
          <table:table-cell table:formula="of:=CONCATENATE([.O115];&quot;-&quot;;[.F$147])" office:value-type="string" office:string-value="8-10">
            <text:p>8-10</text:p>
          </table:table-cell>
          <table:table-cell table:formula="of:=['2'.T124]" office:value-type="float" office:value="0.484584911346436">
            <text:p>0.484585</text:p>
          </table:table-cell>
          <table:covered-table-cell/>
          <table:table-cell table:formula="of:=[.N124]*[.H$147]" office:value-type="float" office:value="0.155483611789048">
            <text:p>0.155484</text:p>
          </table:table-cell>
          <table:covered-table-cell table:number-columns-repeated="3"/>
          <table:table-cell table:formula="of:=[.N124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3])" office:value-type="string" office:string-value="8-11">
            <text:p>8-11</text:p>
          </table:table-cell>
          <table:table-cell table:formula="of:=['2'.K125]" office:value-type="float" office:value="0.5">
            <text:p>0.500000</text:p>
          </table:table-cell>
          <table:covered-table-cell/>
          <table:table-cell table:formula="of:=[.B$13]*[.E125]" office:value-type="float" office:value="0">
            <text:p>0.000000</text:p>
          </table:table-cell>
          <table:covered-table-cell table:number-columns-repeated="3"/>
          <table:table-cell table:formula="of:=[.E125]+(learningrate*[.B$13]*[.J115])" office:value-type="float" office:value="0.5">
            <text:p>0.500000</text:p>
          </table:table-cell>
          <table:table-cell/>
          <table:table-cell table:formula="of:=CONCATENATE([.O115];&quot;-&quot;;[.F$163])" office:value-type="string" office:string-value="8-11">
            <text:p>8-11</text:p>
          </table:table-cell>
          <table:table-cell table:formula="of:=['2'.T125]" office:value-type="float" office:value="0.484584911346436">
            <text:p>0.484585</text:p>
          </table:table-cell>
          <table:covered-table-cell/>
          <table:table-cell table:formula="of:=[.N125]*[.H$163]" office:value-type="float" office:value="0.155483611789048">
            <text:p>0.155484</text:p>
          </table:table-cell>
          <table:covered-table-cell table:number-columns-repeated="3"/>
          <table:table-cell table:formula="of:=[.N125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4])" office:value-type="string" office:string-value="8-12">
            <text:p>8-12</text:p>
          </table:table-cell>
          <table:table-cell table:formula="of:=['2'.K126]" office:value-type="float" office:value="0.6203125">
            <text:p>0.620313</text:p>
          </table:table-cell>
          <table:covered-table-cell/>
          <table:table-cell table:formula="of:=[.B$14]*[.E126]" office:value-type="float" office:value="0.6203125">
            <text:p>0.620313</text:p>
          </table:table-cell>
          <table:covered-table-cell table:number-columns-repeated="3"/>
          <table:table-cell table:formula="of:=[.E126]+(learningrate*[.B$14]*[.J115])" office:value-type="float" office:value="0.6737890625">
            <text:p>0.673789</text:p>
          </table:table-cell>
          <table:table-cell/>
          <table:table-cell table:formula="of:=CONCATENATE([.O115];&quot;-&quot;;[.F$179])" office:value-type="string" office:string-value="8-12">
            <text:p>8-12</text:p>
          </table:table-cell>
          <table:table-cell table:formula="of:=['2'.T126]" office:value-type="float" office:value="0.484584911346436">
            <text:p>0.484585</text:p>
          </table:table-cell>
          <table:covered-table-cell/>
          <table:table-cell table:formula="of:=[.N126]*[.H$179]" office:value-type="float" office:value="0.225445558364689">
            <text:p>0.225446</text:p>
          </table:table-cell>
          <table:covered-table-cell table:number-columns-repeated="3"/>
          <table:table-cell table:formula="of:=[.N126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5])" office:value-type="string" office:string-value="8-13">
            <text:p>8-13</text:p>
          </table:table-cell>
          <table:table-cell table:formula="of:=['2'.K127]" office:value-type="float" office:value="0.6203125">
            <text:p>0.620313</text:p>
          </table:table-cell>
          <table:covered-table-cell/>
          <table:table-cell table:formula="of:=[.B$15]*[.E127]" office:value-type="float" office:value="0.6203125">
            <text:p>0.620313</text:p>
          </table:table-cell>
          <table:covered-table-cell table:number-columns-repeated="3"/>
          <table:table-cell table:formula="of:=[.E127]+(learningrate*[.B$15]*[.J115])" office:value-type="float" office:value="0.6737890625">
            <text:p>0.673789</text:p>
          </table:table-cell>
          <table:table-cell/>
          <table:table-cell table:formula="of:=CONCATENATE([.O115];&quot;-&quot;;[.F$195])" office:value-type="string" office:string-value="8-13">
            <text:p>8-13</text:p>
          </table:table-cell>
          <table:table-cell table:formula="of:=['2'.T127]" office:value-type="float" office:value="0.484584911346436">
            <text:p>0.484585</text:p>
          </table:table-cell>
          <table:covered-table-cell/>
          <table:table-cell table:formula="of:=[.N127]*[.H$195]" office:value-type="float" office:value="0.225445558364689">
            <text:p>0.225446</text:p>
          </table:table-cell>
          <table:covered-table-cell table:number-columns-repeated="3"/>
          <table:table-cell table:formula="of:=[.N127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6])" office:value-type="string" office:string-value="8-14">
            <text:p>8-14</text:p>
          </table:table-cell>
          <table:table-cell table:formula="of:=['2'.K128]" office:value-type="float" office:value="0.6203125">
            <text:p>0.620313</text:p>
          </table:table-cell>
          <table:covered-table-cell/>
          <table:table-cell table:formula="of:=[.B$16]*[.E128]" office:value-type="float" office:value="0.6203125">
            <text:p>0.620313</text:p>
          </table:table-cell>
          <table:covered-table-cell table:number-columns-repeated="3"/>
          <table:table-cell table:formula="of:=[.E128]+(learningrate*[.B$16]*[.J115])" office:value-type="float" office:value="0.6737890625">
            <text:p>0.673789</text:p>
          </table:table-cell>
          <table:table-cell/>
          <table:table-cell table:formula="of:=CONCATENATE([.O115];&quot;-&quot;;[.F$211])" office:value-type="string" office:string-value="8-14">
            <text:p>8-14</text:p>
          </table:table-cell>
          <table:table-cell table:formula="of:=['2'.T128]" office:value-type="float" office:value="0.484584911346436">
            <text:p>0.484585</text:p>
          </table:table-cell>
          <table:covered-table-cell/>
          <table:table-cell table:formula="of:=[.N128]*[.H$211]" office:value-type="float" office:value="0.225445558364689">
            <text:p>0.225446</text:p>
          </table:table-cell>
          <table:covered-table-cell table:number-columns-repeated="3"/>
          <table:table-cell table:formula="of:=[.N128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7])" office:value-type="string" office:string-value="8-15">
            <text:p>8-15</text:p>
          </table:table-cell>
          <table:table-cell table:formula="of:=['2'.K129]" office:value-type="float" office:value="0.6203125">
            <text:p>0.620313</text:p>
          </table:table-cell>
          <table:covered-table-cell/>
          <table:table-cell table:formula="of:=[.B$17]*[.E129]" office:value-type="float" office:value="0.6203125">
            <text:p>0.620313</text:p>
          </table:table-cell>
          <table:covered-table-cell table:number-columns-repeated="3"/>
          <table:table-cell table:formula="of:=[.E129]+(learningrate*[.B$17]*[.J115])" office:value-type="float" office:value="0.6737890625">
            <text:p>0.673789</text:p>
          </table:table-cell>
          <table:table-cell/>
          <table:table-cell table:formula="of:=CONCATENATE([.O115];&quot;-&quot;;[.F$227])" office:value-type="string" office:string-value="8-15">
            <text:p>8-15</text:p>
          </table:table-cell>
          <table:table-cell table:formula="of:=['2'.T129]" office:value-type="float" office:value="0.484584911346436">
            <text:p>0.484585</text:p>
          </table:table-cell>
          <table:covered-table-cell/>
          <table:table-cell table:formula="of:=[.N129]*[.H$227]" office:value-type="float" office:value="0.225445558364689">
            <text:p>0.225446</text:p>
          </table:table-cell>
          <table:covered-table-cell table:number-columns-repeated="3"/>
          <table:table-cell table:formula="of:=[.N129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15];&quot;-&quot;;[.A$18])" office:value-type="string" office:string-value="8-16">
            <text:p>8-16</text:p>
          </table:table-cell>
          <table:table-cell table:formula="of:=['2'.K130]" office:value-type="float" office:value="0.6203125">
            <text:p>0.620313</text:p>
          </table:table-cell>
          <table:covered-table-cell/>
          <table:table-cell table:formula="of:=[.B$18]*[.E130]" office:value-type="float" office:value="0.6203125">
            <text:p>0.620313</text:p>
          </table:table-cell>
          <table:covered-table-cell table:number-columns-repeated="3"/>
          <table:table-cell table:formula="of:=[.E130]+(learningrate*[.B$18]*[.J115])" office:value-type="float" office:value="0.6737890625">
            <text:p>0.673789</text:p>
          </table:table-cell>
          <table:table-cell/>
          <table:table-cell table:formula="of:=CONCATENATE([.O115];&quot;-&quot;;[.F$243])" office:value-type="string" office:string-value="8-16">
            <text:p>8-16</text:p>
          </table:table-cell>
          <table:table-cell table:formula="of:=['2'.T130]" office:value-type="float" office:value="0.484584911346436">
            <text:p>0.484585</text:p>
          </table:table-cell>
          <table:covered-table-cell/>
          <table:table-cell table:formula="of:=[.N130]*[.H$243]" office:value-type="float" office:value="0.225445558364689">
            <text:p>0.225446</text:p>
          </table:table-cell>
          <table:covered-table-cell table:number-columns-repeated="3"/>
          <table:table-cell table:formula="of:=[.N130]+(learningrate*[.H115]*[.S115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3])" office:value-type="string" office:string-value="9-1">
            <text:p>9-1</text:p>
          </table:table-cell>
          <table:table-cell table:formula="of:=['2'.K131]" office:value-type="float" office:value="0.6203125">
            <text:p>0.620313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B$3]*[.E131]" office:value-type="float" office:value="0.6203125">
            <text:p>0.620313</text:p>
          </table:table-cell>
          <table:table-cell table:style-name="ce4" table:formula="of:=SUMPRODUCT([.B$3:.B$18];[.E131:.E146])/16" office:value-type="float" office:value="0.465234375" table:number-columns-spanned="1" table:number-rows-spanned="16">
            <text:p>0.465234</text:p>
          </table:table-cell>
          <table:table-cell table:style-name="ce3" table:formula="of:=[.B11]" office:value-type="float" office:value="1" table:number-columns-spanned="1" table:number-rows-spanned="16">
            <text:p>1</text:p>
          </table:table-cell>
          <table:table-cell table:style-name="ce4" table:formula="of:=[.I131]-[.H131]" office:value-type="float" office:value="0.534765625" table:number-columns-spanned="1" table:number-rows-spanned="16">
            <text:p>0.534766</text:p>
          </table:table-cell>
          <table:table-cell table:formula="of:=[.E131]+(learningrate*[.B$3]*[.J131])" office:value-type="float" office:value="0.6737890625">
            <text:p>0.673789</text:p>
          </table:table-cell>
          <table:table-cell/>
          <table:table-cell table:formula="of:=CONCATENATE([.O131];&quot;-&quot;;[.F$3])" office:value-type="string" office:string-value="9-1">
            <text:p>9-1</text:p>
          </table:table-cell>
          <table:table-cell table:formula="of:=['2'.T131]" office:value-type="float" office:value="0.484584911346436">
            <text:p>0.484585</text:p>
          </table:table-cell>
          <table:table-cell table:style-name="ce3" office:value-type="float" office:value="9" table:number-columns-spanned="1" table:number-rows-spanned="16">
            <text:p>9</text:p>
          </table:table-cell>
          <table:table-cell table:formula="of:=[.N131]*[.H$3]" office:value-type="float" office:value="0.225445558364689">
            <text:p>0.225446</text:p>
          </table:table-cell>
          <table:table-cell table:style-name="ce3" table:formula="of:=SUM([.P131:.P146])/16" office:value-type="float" office:value="0.207955071720779" table:number-columns-spanned="1" table:number-rows-spanned="16">
            <text:p>0.2079550717</text:p>
          </table:table-cell>
          <table:table-cell table:style-name="ce3" office:value-type="float" office:value="0" table:number-columns-spanned="1" table:number-rows-spanned="16">
            <text:p>0</text:p>
          </table:table-cell>
          <table:table-cell table:style-name="ce3" table:formula="of:=[.R131]-[.Q131]" office:value-type="float" office:value="-0.207955071720779" table:number-columns-spanned="1" table:number-rows-spanned="16">
            <text:p>-0.2079550717</text:p>
          </table:table-cell>
          <table:table-cell table:formula="of:=[.N131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4])" office:value-type="string" office:string-value="9-2">
            <text:p>9-2</text:p>
          </table:table-cell>
          <table:table-cell table:formula="of:=['2'.K132]" office:value-type="float" office:value="0.6203125">
            <text:p>0.620313</text:p>
          </table:table-cell>
          <table:covered-table-cell/>
          <table:table-cell table:formula="of:=[.B$4]*[.E132]" office:value-type="float" office:value="0.6203125">
            <text:p>0.620313</text:p>
          </table:table-cell>
          <table:covered-table-cell table:number-columns-repeated="3"/>
          <table:table-cell table:formula="of:=[.E132]+(learningrate*[.B$4]*[.J131])" office:value-type="float" office:value="0.6737890625">
            <text:p>0.673789</text:p>
          </table:table-cell>
          <table:table-cell/>
          <table:table-cell table:formula="of:=CONCATENATE([.O131];&quot;-&quot;;[.F$19])" office:value-type="string" office:string-value="9-2">
            <text:p>9-2</text:p>
          </table:table-cell>
          <table:table-cell table:formula="of:=['2'.T132]" office:value-type="float" office:value="0.484584911346436">
            <text:p>0.484585</text:p>
          </table:table-cell>
          <table:covered-table-cell/>
          <table:table-cell table:formula="of:=[.N132]*[.H$19]" office:value-type="float" office:value="0.225445558364689">
            <text:p>0.225446</text:p>
          </table:table-cell>
          <table:covered-table-cell table:number-columns-repeated="3"/>
          <table:table-cell table:formula="of:=[.N132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5])" office:value-type="string" office:string-value="9-3">
            <text:p>9-3</text:p>
          </table:table-cell>
          <table:table-cell table:formula="of:=['2'.K133]" office:value-type="float" office:value="0.6203125">
            <text:p>0.620313</text:p>
          </table:table-cell>
          <table:covered-table-cell/>
          <table:table-cell table:formula="of:=[.B$5]*[.E133]" office:value-type="float" office:value="0.6203125">
            <text:p>0.620313</text:p>
          </table:table-cell>
          <table:covered-table-cell table:number-columns-repeated="3"/>
          <table:table-cell table:formula="of:=[.E133]+(learningrate*[.B$5]*[.J131])" office:value-type="float" office:value="0.6737890625">
            <text:p>0.673789</text:p>
          </table:table-cell>
          <table:table-cell/>
          <table:table-cell table:formula="of:=CONCATENATE([.O131];&quot;-&quot;;[.F$35])" office:value-type="string" office:string-value="9-3">
            <text:p>9-3</text:p>
          </table:table-cell>
          <table:table-cell table:formula="of:=['2'.T133]" office:value-type="float" office:value="0.484584911346436">
            <text:p>0.484585</text:p>
          </table:table-cell>
          <table:covered-table-cell/>
          <table:table-cell table:formula="of:=[.N133]*[.H$35]" office:value-type="float" office:value="0.225445558364689">
            <text:p>0.225446</text:p>
          </table:table-cell>
          <table:covered-table-cell table:number-columns-repeated="3"/>
          <table:table-cell table:formula="of:=[.N133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6])" office:value-type="string" office:string-value="9-4">
            <text:p>9-4</text:p>
          </table:table-cell>
          <table:table-cell table:formula="of:=['2'.K134]" office:value-type="float" office:value="0.6203125">
            <text:p>0.620313</text:p>
          </table:table-cell>
          <table:covered-table-cell/>
          <table:table-cell table:formula="of:=[.B$6]*[.E134]" office:value-type="float" office:value="0.6203125">
            <text:p>0.620313</text:p>
          </table:table-cell>
          <table:covered-table-cell table:number-columns-repeated="3"/>
          <table:table-cell table:formula="of:=[.E134]+(learningrate*[.B$6]*[.J131])" office:value-type="float" office:value="0.6737890625">
            <text:p>0.673789</text:p>
          </table:table-cell>
          <table:table-cell/>
          <table:table-cell table:formula="of:=CONCATENATE([.O131];&quot;-&quot;;[.F$51])" office:value-type="string" office:string-value="9-4">
            <text:p>9-4</text:p>
          </table:table-cell>
          <table:table-cell table:formula="of:=['2'.T134]" office:value-type="float" office:value="0.484584911346436">
            <text:p>0.484585</text:p>
          </table:table-cell>
          <table:covered-table-cell/>
          <table:table-cell table:formula="of:=[.N134]*[.H$51]" office:value-type="float" office:value="0.225445558364689">
            <text:p>0.225446</text:p>
          </table:table-cell>
          <table:covered-table-cell table:number-columns-repeated="3"/>
          <table:table-cell table:formula="of:=[.N134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7])" office:value-type="string" office:string-value="9-5">
            <text:p>9-5</text:p>
          </table:table-cell>
          <table:table-cell table:formula="of:=['2'.K135]" office:value-type="float" office:value="0.6203125">
            <text:p>0.620313</text:p>
          </table:table-cell>
          <table:covered-table-cell/>
          <table:table-cell table:formula="of:=[.B$7]*[.E135]" office:value-type="float" office:value="0.6203125">
            <text:p>0.620313</text:p>
          </table:table-cell>
          <table:covered-table-cell table:number-columns-repeated="3"/>
          <table:table-cell table:formula="of:=[.E135]+(learningrate*[.B$7]*[.J131])" office:value-type="float" office:value="0.6737890625">
            <text:p>0.673789</text:p>
          </table:table-cell>
          <table:table-cell/>
          <table:table-cell table:formula="of:=CONCATENATE([.O131];&quot;-&quot;;[.F$67])" office:value-type="string" office:string-value="9-5">
            <text:p>9-5</text:p>
          </table:table-cell>
          <table:table-cell table:formula="of:=['2'.T135]" office:value-type="float" office:value="0.484584911346436">
            <text:p>0.484585</text:p>
          </table:table-cell>
          <table:covered-table-cell/>
          <table:table-cell table:formula="of:=[.N135]*[.H$67]" office:value-type="float" office:value="0.225445558364689">
            <text:p>0.225446</text:p>
          </table:table-cell>
          <table:covered-table-cell table:number-columns-repeated="3"/>
          <table:table-cell table:formula="of:=[.N135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8])" office:value-type="string" office:string-value="9-6">
            <text:p>9-6</text:p>
          </table:table-cell>
          <table:table-cell table:formula="of:=['2'.K136]" office:value-type="float" office:value="0.5">
            <text:p>0.500000</text:p>
          </table:table-cell>
          <table:covered-table-cell/>
          <table:table-cell table:formula="of:=[.B$8]*[.E136]" office:value-type="float" office:value="0">
            <text:p>0.000000</text:p>
          </table:table-cell>
          <table:covered-table-cell table:number-columns-repeated="3"/>
          <table:table-cell table:formula="of:=[.E136]+(learningrate*[.B$8]*[.J131])" office:value-type="float" office:value="0.5">
            <text:p>0.500000</text:p>
          </table:table-cell>
          <table:table-cell/>
          <table:table-cell table:formula="of:=CONCATENATE([.O131];&quot;-&quot;;[.F$83])" office:value-type="string" office:string-value="9-6">
            <text:p>9-6</text:p>
          </table:table-cell>
          <table:table-cell table:formula="of:=['2'.T136]" office:value-type="float" office:value="0.484584911346436">
            <text:p>0.484585</text:p>
          </table:table-cell>
          <table:covered-table-cell/>
          <table:table-cell table:formula="of:=[.N136]*[.H$83]" office:value-type="float" office:value="0.155483611789048">
            <text:p>0.155484</text:p>
          </table:table-cell>
          <table:covered-table-cell table:number-columns-repeated="3"/>
          <table:table-cell table:formula="of:=[.N136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9])" office:value-type="string" office:string-value="9-7">
            <text:p>9-7</text:p>
          </table:table-cell>
          <table:table-cell table:formula="of:=['2'.K137]" office:value-type="float" office:value="0.5">
            <text:p>0.500000</text:p>
          </table:table-cell>
          <table:covered-table-cell/>
          <table:table-cell table:formula="of:=[.B$9]*[.E137]" office:value-type="float" office:value="0">
            <text:p>0.000000</text:p>
          </table:table-cell>
          <table:covered-table-cell table:number-columns-repeated="3"/>
          <table:table-cell table:formula="of:=[.E137]+(learningrate*[.B$9]*[.J131])" office:value-type="float" office:value="0.5">
            <text:p>0.500000</text:p>
          </table:table-cell>
          <table:table-cell/>
          <table:table-cell table:formula="of:=CONCATENATE([.O131];&quot;-&quot;;[.F$99])" office:value-type="string" office:string-value="9-7">
            <text:p>9-7</text:p>
          </table:table-cell>
          <table:table-cell table:formula="of:=['2'.T137]" office:value-type="float" office:value="0.484584911346436">
            <text:p>0.484585</text:p>
          </table:table-cell>
          <table:covered-table-cell/>
          <table:table-cell table:formula="of:=[.N137]*[.H$99]" office:value-type="float" office:value="0.155483611789048">
            <text:p>0.155484</text:p>
          </table:table-cell>
          <table:covered-table-cell table:number-columns-repeated="3"/>
          <table:table-cell table:formula="of:=[.N137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0])" office:value-type="string" office:string-value="9-8">
            <text:p>9-8</text:p>
          </table:table-cell>
          <table:table-cell table:formula="of:=['2'.K138]" office:value-type="float" office:value="0.6203125">
            <text:p>0.620313</text:p>
          </table:table-cell>
          <table:covered-table-cell/>
          <table:table-cell table:formula="of:=[.B$10]*[.E138]" office:value-type="float" office:value="0.6203125">
            <text:p>0.620313</text:p>
          </table:table-cell>
          <table:covered-table-cell table:number-columns-repeated="3"/>
          <table:table-cell table:formula="of:=[.E138]+(learningrate*[.B$10]*[.J131])" office:value-type="float" office:value="0.6737890625">
            <text:p>0.673789</text:p>
          </table:table-cell>
          <table:table-cell/>
          <table:table-cell table:formula="of:=CONCATENATE([.O131];&quot;-&quot;;[.F$115])" office:value-type="string" office:string-value="9-8">
            <text:p>9-8</text:p>
          </table:table-cell>
          <table:table-cell table:formula="of:=['2'.T138]" office:value-type="float" office:value="0.484584911346436">
            <text:p>0.484585</text:p>
          </table:table-cell>
          <table:covered-table-cell/>
          <table:table-cell table:formula="of:=[.N138]*[.H$115]" office:value-type="float" office:value="0.225445558364689">
            <text:p>0.225446</text:p>
          </table:table-cell>
          <table:covered-table-cell table:number-columns-repeated="3"/>
          <table:table-cell table:formula="of:=[.N138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1])" office:value-type="string" office:string-value="9-9">
            <text:p>9-9</text:p>
          </table:table-cell>
          <table:table-cell table:formula="of:=['2'.K139]" office:value-type="float" office:value="0.6203125">
            <text:p>0.620313</text:p>
          </table:table-cell>
          <table:covered-table-cell/>
          <table:table-cell table:formula="of:=[.B$11]*[.E139]" office:value-type="float" office:value="0.6203125">
            <text:p>0.620313</text:p>
          </table:table-cell>
          <table:covered-table-cell table:number-columns-repeated="3"/>
          <table:table-cell table:formula="of:=[.E139]+(learningrate*[.B$11]*[.J131])" office:value-type="float" office:value="0.6737890625">
            <text:p>0.673789</text:p>
          </table:table-cell>
          <table:table-cell/>
          <table:table-cell table:formula="of:=CONCATENATE([.O131];&quot;-&quot;;[.F$131])" office:value-type="string" office:string-value="9-9">
            <text:p>9-9</text:p>
          </table:table-cell>
          <table:table-cell table:formula="of:=['2'.T139]" office:value-type="float" office:value="0.484584911346436">
            <text:p>0.484585</text:p>
          </table:table-cell>
          <table:covered-table-cell/>
          <table:table-cell table:formula="of:=[.N139]*[.H$131]" office:value-type="float" office:value="0.225445558364689">
            <text:p>0.225446</text:p>
          </table:table-cell>
          <table:covered-table-cell table:number-columns-repeated="3"/>
          <table:table-cell table:formula="of:=[.N139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2])" office:value-type="string" office:string-value="9-10">
            <text:p>9-10</text:p>
          </table:table-cell>
          <table:table-cell table:formula="of:=['2'.K140]" office:value-type="float" office:value="0.5">
            <text:p>0.500000</text:p>
          </table:table-cell>
          <table:covered-table-cell/>
          <table:table-cell table:formula="of:=[.B$12]*[.E140]" office:value-type="float" office:value="0">
            <text:p>0.000000</text:p>
          </table:table-cell>
          <table:covered-table-cell table:number-columns-repeated="3"/>
          <table:table-cell table:formula="of:=[.E140]+(learningrate*[.B$12]*[.J131])" office:value-type="float" office:value="0.5">
            <text:p>0.500000</text:p>
          </table:table-cell>
          <table:table-cell/>
          <table:table-cell table:formula="of:=CONCATENATE([.O131];&quot;-&quot;;[.F$147])" office:value-type="string" office:string-value="9-10">
            <text:p>9-10</text:p>
          </table:table-cell>
          <table:table-cell table:formula="of:=['2'.T140]" office:value-type="float" office:value="0.484584911346436">
            <text:p>0.484585</text:p>
          </table:table-cell>
          <table:covered-table-cell/>
          <table:table-cell table:formula="of:=[.N140]*[.H$147]" office:value-type="float" office:value="0.155483611789048">
            <text:p>0.155484</text:p>
          </table:table-cell>
          <table:covered-table-cell table:number-columns-repeated="3"/>
          <table:table-cell table:formula="of:=[.N140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3])" office:value-type="string" office:string-value="9-11">
            <text:p>9-11</text:p>
          </table:table-cell>
          <table:table-cell table:formula="of:=['2'.K141]" office:value-type="float" office:value="0.5">
            <text:p>0.500000</text:p>
          </table:table-cell>
          <table:covered-table-cell/>
          <table:table-cell table:formula="of:=[.B$13]*[.E141]" office:value-type="float" office:value="0">
            <text:p>0.000000</text:p>
          </table:table-cell>
          <table:covered-table-cell table:number-columns-repeated="3"/>
          <table:table-cell table:formula="of:=[.E141]+(learningrate*[.B$13]*[.J131])" office:value-type="float" office:value="0.5">
            <text:p>0.500000</text:p>
          </table:table-cell>
          <table:table-cell/>
          <table:table-cell table:formula="of:=CONCATENATE([.O131];&quot;-&quot;;[.F$163])" office:value-type="string" office:string-value="9-11">
            <text:p>9-11</text:p>
          </table:table-cell>
          <table:table-cell table:formula="of:=['2'.T141]" office:value-type="float" office:value="0.484584911346436">
            <text:p>0.484585</text:p>
          </table:table-cell>
          <table:covered-table-cell/>
          <table:table-cell table:formula="of:=[.N141]*[.H$163]" office:value-type="float" office:value="0.155483611789048">
            <text:p>0.155484</text:p>
          </table:table-cell>
          <table:covered-table-cell table:number-columns-repeated="3"/>
          <table:table-cell table:formula="of:=[.N141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4])" office:value-type="string" office:string-value="9-12">
            <text:p>9-12</text:p>
          </table:table-cell>
          <table:table-cell table:formula="of:=['2'.K142]" office:value-type="float" office:value="0.6203125">
            <text:p>0.620313</text:p>
          </table:table-cell>
          <table:covered-table-cell/>
          <table:table-cell table:formula="of:=[.B$14]*[.E142]" office:value-type="float" office:value="0.6203125">
            <text:p>0.620313</text:p>
          </table:table-cell>
          <table:covered-table-cell table:number-columns-repeated="3"/>
          <table:table-cell table:formula="of:=[.E142]+(learningrate*[.B$14]*[.J131])" office:value-type="float" office:value="0.6737890625">
            <text:p>0.673789</text:p>
          </table:table-cell>
          <table:table-cell/>
          <table:table-cell table:formula="of:=CONCATENATE([.O131];&quot;-&quot;;[.F$179])" office:value-type="string" office:string-value="9-12">
            <text:p>9-12</text:p>
          </table:table-cell>
          <table:table-cell table:formula="of:=['2'.T142]" office:value-type="float" office:value="0.484584911346436">
            <text:p>0.484585</text:p>
          </table:table-cell>
          <table:covered-table-cell/>
          <table:table-cell table:formula="of:=[.N142]*[.H$179]" office:value-type="float" office:value="0.225445558364689">
            <text:p>0.225446</text:p>
          </table:table-cell>
          <table:covered-table-cell table:number-columns-repeated="3"/>
          <table:table-cell table:formula="of:=[.N142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5])" office:value-type="string" office:string-value="9-13">
            <text:p>9-13</text:p>
          </table:table-cell>
          <table:table-cell table:formula="of:=['2'.K143]" office:value-type="float" office:value="0.6203125">
            <text:p>0.620313</text:p>
          </table:table-cell>
          <table:covered-table-cell/>
          <table:table-cell table:formula="of:=[.B$15]*[.E143]" office:value-type="float" office:value="0.6203125">
            <text:p>0.620313</text:p>
          </table:table-cell>
          <table:covered-table-cell table:number-columns-repeated="3"/>
          <table:table-cell table:formula="of:=[.E143]+(learningrate*[.B$15]*[.J131])" office:value-type="float" office:value="0.6737890625">
            <text:p>0.673789</text:p>
          </table:table-cell>
          <table:table-cell/>
          <table:table-cell table:formula="of:=CONCATENATE([.O131];&quot;-&quot;;[.F$195])" office:value-type="string" office:string-value="9-13">
            <text:p>9-13</text:p>
          </table:table-cell>
          <table:table-cell table:formula="of:=['2'.T143]" office:value-type="float" office:value="0.484584911346436">
            <text:p>0.484585</text:p>
          </table:table-cell>
          <table:covered-table-cell/>
          <table:table-cell table:formula="of:=[.N143]*[.H$195]" office:value-type="float" office:value="0.225445558364689">
            <text:p>0.225446</text:p>
          </table:table-cell>
          <table:covered-table-cell table:number-columns-repeated="3"/>
          <table:table-cell table:formula="of:=[.N143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6])" office:value-type="string" office:string-value="9-14">
            <text:p>9-14</text:p>
          </table:table-cell>
          <table:table-cell table:formula="of:=['2'.K144]" office:value-type="float" office:value="0.6203125">
            <text:p>0.620313</text:p>
          </table:table-cell>
          <table:covered-table-cell/>
          <table:table-cell table:formula="of:=[.B$16]*[.E144]" office:value-type="float" office:value="0.6203125">
            <text:p>0.620313</text:p>
          </table:table-cell>
          <table:covered-table-cell table:number-columns-repeated="3"/>
          <table:table-cell table:formula="of:=[.E144]+(learningrate*[.B$16]*[.J131])" office:value-type="float" office:value="0.6737890625">
            <text:p>0.673789</text:p>
          </table:table-cell>
          <table:table-cell/>
          <table:table-cell table:formula="of:=CONCATENATE([.O131];&quot;-&quot;;[.F$211])" office:value-type="string" office:string-value="9-14">
            <text:p>9-14</text:p>
          </table:table-cell>
          <table:table-cell table:formula="of:=['2'.T144]" office:value-type="float" office:value="0.484584911346436">
            <text:p>0.484585</text:p>
          </table:table-cell>
          <table:covered-table-cell/>
          <table:table-cell table:formula="of:=[.N144]*[.H$211]" office:value-type="float" office:value="0.225445558364689">
            <text:p>0.225446</text:p>
          </table:table-cell>
          <table:covered-table-cell table:number-columns-repeated="3"/>
          <table:table-cell table:formula="of:=[.N144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7])" office:value-type="string" office:string-value="9-15">
            <text:p>9-15</text:p>
          </table:table-cell>
          <table:table-cell table:formula="of:=['2'.K145]" office:value-type="float" office:value="0.6203125">
            <text:p>0.620313</text:p>
          </table:table-cell>
          <table:covered-table-cell/>
          <table:table-cell table:formula="of:=[.B$17]*[.E145]" office:value-type="float" office:value="0.6203125">
            <text:p>0.620313</text:p>
          </table:table-cell>
          <table:covered-table-cell table:number-columns-repeated="3"/>
          <table:table-cell table:formula="of:=[.E145]+(learningrate*[.B$17]*[.J131])" office:value-type="float" office:value="0.6737890625">
            <text:p>0.673789</text:p>
          </table:table-cell>
          <table:table-cell/>
          <table:table-cell table:formula="of:=CONCATENATE([.O131];&quot;-&quot;;[.F$227])" office:value-type="string" office:string-value="9-15">
            <text:p>9-15</text:p>
          </table:table-cell>
          <table:table-cell table:formula="of:=['2'.T145]" office:value-type="float" office:value="0.484584911346436">
            <text:p>0.484585</text:p>
          </table:table-cell>
          <table:covered-table-cell/>
          <table:table-cell table:formula="of:=[.N145]*[.H$227]" office:value-type="float" office:value="0.225445558364689">
            <text:p>0.225446</text:p>
          </table:table-cell>
          <table:covered-table-cell table:number-columns-repeated="3"/>
          <table:table-cell table:formula="of:=[.N145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31];&quot;-&quot;;[.A$18])" office:value-type="string" office:string-value="9-16">
            <text:p>9-16</text:p>
          </table:table-cell>
          <table:table-cell table:formula="of:=['2'.K146]" office:value-type="float" office:value="0.6203125">
            <text:p>0.620313</text:p>
          </table:table-cell>
          <table:covered-table-cell/>
          <table:table-cell table:formula="of:=[.B$18]*[.E146]" office:value-type="float" office:value="0.6203125">
            <text:p>0.620313</text:p>
          </table:table-cell>
          <table:covered-table-cell table:number-columns-repeated="3"/>
          <table:table-cell table:formula="of:=[.E146]+(learningrate*[.B$18]*[.J131])" office:value-type="float" office:value="0.6737890625">
            <text:p>0.673789</text:p>
          </table:table-cell>
          <table:table-cell/>
          <table:table-cell table:formula="of:=CONCATENATE([.O131];&quot;-&quot;;[.F$243])" office:value-type="string" office:string-value="9-16">
            <text:p>9-16</text:p>
          </table:table-cell>
          <table:table-cell table:formula="of:=['2'.T146]" office:value-type="float" office:value="0.484584911346436">
            <text:p>0.484585</text:p>
          </table:table-cell>
          <table:covered-table-cell/>
          <table:table-cell table:formula="of:=[.N146]*[.H$243]" office:value-type="float" office:value="0.225445558364689">
            <text:p>0.225446</text:p>
          </table:table-cell>
          <table:covered-table-cell table:number-columns-repeated="3"/>
          <table:table-cell table:formula="of:=[.N146]+(learningrate*[.H131]*[.S131])" office:value-type="float" office:value="0.474910126564426">
            <text:p>0.474910</text:p>
          </table:table-cell>
        </table:table-row>
        <table:table-row table:style-name="ro1">
          <table:table-cell table:number-columns-repeated="3"/>
          <table:table-cell table:formula="of:=CONCATENATE([.F147];&quot;-&quot;;[.A$3])" office:value-type="string" office:string-value="10-1">
            <text:p>10-1</text:p>
          </table:table-cell>
          <table:table-cell table:formula="of:=['2'.K147]" office:value-type="float" office:value="0.4278125">
            <text:p>0.427813</text:p>
          </table:table-cell>
          <table:table-cell table:style-name="ce3" office:value-type="float" office:value="10" table:number-columns-spanned="1" table:number-rows-spanned="16">
            <text:p>10</text:p>
          </table:table-cell>
          <table:table-cell table:formula="of:=[.B$3]*[.E147]" office:value-type="float" office:value="0.4278125">
            <text:p>0.427813</text:p>
          </table:table-cell>
          <table:table-cell table:style-name="ce4" table:formula="of:=SUMPRODUCT([.B$3:.B$18];[.E147:.E162])/16" office:value-type="float" office:value="0.320859375" table:number-columns-spanned="1" table:number-rows-spanned="16">
            <text:p>0.320859</text:p>
          </table:table-cell>
          <table:table-cell table:style-name="ce3" table:formula="of:=[.B12]" office:value-type="float" office:value="0" table:number-columns-spanned="1" table:number-rows-spanned="16">
            <text:p>0</text:p>
          </table:table-cell>
          <table:table-cell table:style-name="ce4" table:formula="of:=[.I147]-[.H147]" office:value-type="float" office:value="-0.320859375" table:number-columns-spanned="1" table:number-rows-spanned="16">
            <text:p>-0.320859</text:p>
          </table:table-cell>
          <table:table-cell table:formula="of:=[.E147]+(learningrate*[.B$3]*[.J147])" office:value-type="float" office:value="0.3957265625">
            <text:p>0.395727</text:p>
          </table:table-cell>
          <table:table-cell/>
          <table:table-cell table:formula="of:=CONCATENATE([.O147];&quot;-&quot;;[.F$3])" office:value-type="string" office:string-value="10-1">
            <text:p>10-1</text:p>
          </table:table-cell>
          <table:table-cell table:formula="of:=['2'.T147]" office:value-type="float" office:value="0.520762871551514">
            <text:p>0.520763</text:p>
          </table:table-cell>
          <table:table-cell table:style-name="ce3" office:value-type="float" office:value="10" table:number-columns-spanned="1" table:number-rows-spanned="16">
            <text:p>10</text:p>
          </table:table-cell>
          <table:table-cell table:formula="of:=[.N147]*[.H$3]" office:value-type="float" office:value="0.242276789069474">
            <text:p>0.242277</text:p>
          </table:table-cell>
          <table:table-cell table:style-name="ce3" table:formula="of:=SUM([.P147:.P162])/16" office:value-type="float" office:value="0.223480504174411" table:number-columns-spanned="1" table:number-rows-spanned="16">
            <text:p>0.2234805042</text:p>
          </table:table-cell>
          <table:table-cell table:style-name="ce3" office:value-type="float" office:value="1" table:number-columns-spanned="1" table:number-rows-spanned="16">
            <text:p>1</text:p>
          </table:table-cell>
          <table:table-cell table:style-name="ce3" table:formula="of:=[.R147]-[.Q147]" office:value-type="float" office:value="0.776519495825589" table:number-columns-spanned="1" table:number-rows-spanned="16">
            <text:p>0.7765194958</text:p>
          </table:table-cell>
          <table:table-cell table:formula="of:=[.N147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4])" office:value-type="string" office:string-value="10-2">
            <text:p>10-2</text:p>
          </table:table-cell>
          <table:table-cell table:formula="of:=['2'.K148]" office:value-type="float" office:value="0.4278125">
            <text:p>0.427813</text:p>
          </table:table-cell>
          <table:covered-table-cell/>
          <table:table-cell table:formula="of:=[.B$4]*[.E148]" office:value-type="float" office:value="0.4278125">
            <text:p>0.427813</text:p>
          </table:table-cell>
          <table:covered-table-cell table:number-columns-repeated="3"/>
          <table:table-cell table:formula="of:=[.E148]+(learningrate*[.B$4]*[.J147])" office:value-type="float" office:value="0.3957265625">
            <text:p>0.395727</text:p>
          </table:table-cell>
          <table:table-cell/>
          <table:table-cell table:formula="of:=CONCATENATE([.O147];&quot;-&quot;;[.F$19])" office:value-type="string" office:string-value="10-2">
            <text:p>10-2</text:p>
          </table:table-cell>
          <table:table-cell table:formula="of:=['2'.T148]" office:value-type="float" office:value="0.520762871551514">
            <text:p>0.520763</text:p>
          </table:table-cell>
          <table:covered-table-cell/>
          <table:table-cell table:formula="of:=[.N148]*[.H$19]" office:value-type="float" office:value="0.242276789069474">
            <text:p>0.242277</text:p>
          </table:table-cell>
          <table:covered-table-cell table:number-columns-repeated="3"/>
          <table:table-cell table:formula="of:=[.N148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5])" office:value-type="string" office:string-value="10-3">
            <text:p>10-3</text:p>
          </table:table-cell>
          <table:table-cell table:formula="of:=['2'.K149]" office:value-type="float" office:value="0.4278125">
            <text:p>0.427813</text:p>
          </table:table-cell>
          <table:covered-table-cell/>
          <table:table-cell table:formula="of:=[.B$5]*[.E149]" office:value-type="float" office:value="0.4278125">
            <text:p>0.427813</text:p>
          </table:table-cell>
          <table:covered-table-cell table:number-columns-repeated="3"/>
          <table:table-cell table:formula="of:=[.E149]+(learningrate*[.B$5]*[.J147])" office:value-type="float" office:value="0.3957265625">
            <text:p>0.395727</text:p>
          </table:table-cell>
          <table:table-cell/>
          <table:table-cell table:formula="of:=CONCATENATE([.O147];&quot;-&quot;;[.F$35])" office:value-type="string" office:string-value="10-3">
            <text:p>10-3</text:p>
          </table:table-cell>
          <table:table-cell table:formula="of:=['2'.T149]" office:value-type="float" office:value="0.520762871551514">
            <text:p>0.520763</text:p>
          </table:table-cell>
          <table:covered-table-cell/>
          <table:table-cell table:formula="of:=[.N149]*[.H$35]" office:value-type="float" office:value="0.242276789069474">
            <text:p>0.242277</text:p>
          </table:table-cell>
          <table:covered-table-cell table:number-columns-repeated="3"/>
          <table:table-cell table:formula="of:=[.N149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6])" office:value-type="string" office:string-value="10-4">
            <text:p>10-4</text:p>
          </table:table-cell>
          <table:table-cell table:formula="of:=['2'.K150]" office:value-type="float" office:value="0.4278125">
            <text:p>0.427813</text:p>
          </table:table-cell>
          <table:covered-table-cell/>
          <table:table-cell table:formula="of:=[.B$6]*[.E150]" office:value-type="float" office:value="0.4278125">
            <text:p>0.427813</text:p>
          </table:table-cell>
          <table:covered-table-cell table:number-columns-repeated="3"/>
          <table:table-cell table:formula="of:=[.E150]+(learningrate*[.B$6]*[.J147])" office:value-type="float" office:value="0.3957265625">
            <text:p>0.395727</text:p>
          </table:table-cell>
          <table:table-cell/>
          <table:table-cell table:formula="of:=CONCATENATE([.O147];&quot;-&quot;;[.F$51])" office:value-type="string" office:string-value="10-4">
            <text:p>10-4</text:p>
          </table:table-cell>
          <table:table-cell table:formula="of:=['2'.T150]" office:value-type="float" office:value="0.520762871551514">
            <text:p>0.520763</text:p>
          </table:table-cell>
          <table:covered-table-cell/>
          <table:table-cell table:formula="of:=[.N150]*[.H$51]" office:value-type="float" office:value="0.242276789069474">
            <text:p>0.242277</text:p>
          </table:table-cell>
          <table:covered-table-cell table:number-columns-repeated="3"/>
          <table:table-cell table:formula="of:=[.N150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7])" office:value-type="string" office:string-value="10-5">
            <text:p>10-5</text:p>
          </table:table-cell>
          <table:table-cell table:formula="of:=['2'.K151]" office:value-type="float" office:value="0.4278125">
            <text:p>0.427813</text:p>
          </table:table-cell>
          <table:covered-table-cell/>
          <table:table-cell table:formula="of:=[.B$7]*[.E151]" office:value-type="float" office:value="0.4278125">
            <text:p>0.427813</text:p>
          </table:table-cell>
          <table:covered-table-cell table:number-columns-repeated="3"/>
          <table:table-cell table:formula="of:=[.E151]+(learningrate*[.B$7]*[.J147])" office:value-type="float" office:value="0.3957265625">
            <text:p>0.395727</text:p>
          </table:table-cell>
          <table:table-cell/>
          <table:table-cell table:formula="of:=CONCATENATE([.O147];&quot;-&quot;;[.F$67])" office:value-type="string" office:string-value="10-5">
            <text:p>10-5</text:p>
          </table:table-cell>
          <table:table-cell table:formula="of:=['2'.T151]" office:value-type="float" office:value="0.520762871551514">
            <text:p>0.520763</text:p>
          </table:table-cell>
          <table:covered-table-cell/>
          <table:table-cell table:formula="of:=[.N151]*[.H$67]" office:value-type="float" office:value="0.242276789069474">
            <text:p>0.242277</text:p>
          </table:table-cell>
          <table:covered-table-cell table:number-columns-repeated="3"/>
          <table:table-cell table:formula="of:=[.N151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8])" office:value-type="string" office:string-value="10-6">
            <text:p>10-6</text:p>
          </table:table-cell>
          <table:table-cell table:formula="of:=['2'.K152]" office:value-type="float" office:value="0.5">
            <text:p>0.500000</text:p>
          </table:table-cell>
          <table:covered-table-cell/>
          <table:table-cell table:formula="of:=[.B$8]*[.E152]" office:value-type="float" office:value="0">
            <text:p>0.000000</text:p>
          </table:table-cell>
          <table:covered-table-cell table:number-columns-repeated="3"/>
          <table:table-cell table:formula="of:=[.E152]+(learningrate*[.B$8]*[.J147])" office:value-type="float" office:value="0.5">
            <text:p>0.500000</text:p>
          </table:table-cell>
          <table:table-cell/>
          <table:table-cell table:formula="of:=CONCATENATE([.O147];&quot;-&quot;;[.F$83])" office:value-type="string" office:string-value="10-6">
            <text:p>10-6</text:p>
          </table:table-cell>
          <table:table-cell table:formula="of:=['2'.T152]" office:value-type="float" office:value="0.520762871551514">
            <text:p>0.520763</text:p>
          </table:table-cell>
          <table:covered-table-cell/>
          <table:table-cell table:formula="of:=[.N152]*[.H$83]" office:value-type="float" office:value="0.167091649489224">
            <text:p>0.167092</text:p>
          </table:table-cell>
          <table:covered-table-cell table:number-columns-repeated="3"/>
          <table:table-cell table:formula="of:=[.N152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9])" office:value-type="string" office:string-value="10-7">
            <text:p>10-7</text:p>
          </table:table-cell>
          <table:table-cell table:formula="of:=['2'.K153]" office:value-type="float" office:value="0.5">
            <text:p>0.500000</text:p>
          </table:table-cell>
          <table:covered-table-cell/>
          <table:table-cell table:formula="of:=[.B$9]*[.E153]" office:value-type="float" office:value="0">
            <text:p>0.000000</text:p>
          </table:table-cell>
          <table:covered-table-cell table:number-columns-repeated="3"/>
          <table:table-cell table:formula="of:=[.E153]+(learningrate*[.B$9]*[.J147])" office:value-type="float" office:value="0.5">
            <text:p>0.500000</text:p>
          </table:table-cell>
          <table:table-cell/>
          <table:table-cell table:formula="of:=CONCATENATE([.O147];&quot;-&quot;;[.F$99])" office:value-type="string" office:string-value="10-7">
            <text:p>10-7</text:p>
          </table:table-cell>
          <table:table-cell table:formula="of:=['2'.T153]" office:value-type="float" office:value="0.520762871551514">
            <text:p>0.520763</text:p>
          </table:table-cell>
          <table:covered-table-cell/>
          <table:table-cell table:formula="of:=[.N153]*[.H$99]" office:value-type="float" office:value="0.167091649489224">
            <text:p>0.167092</text:p>
          </table:table-cell>
          <table:covered-table-cell table:number-columns-repeated="3"/>
          <table:table-cell table:formula="of:=[.N153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0])" office:value-type="string" office:string-value="10-8">
            <text:p>10-8</text:p>
          </table:table-cell>
          <table:table-cell table:formula="of:=['2'.K154]" office:value-type="float" office:value="0.4278125">
            <text:p>0.427813</text:p>
          </table:table-cell>
          <table:covered-table-cell/>
          <table:table-cell table:formula="of:=[.B$10]*[.E154]" office:value-type="float" office:value="0.4278125">
            <text:p>0.427813</text:p>
          </table:table-cell>
          <table:covered-table-cell table:number-columns-repeated="3"/>
          <table:table-cell table:formula="of:=[.E154]+(learningrate*[.B$10]*[.J147])" office:value-type="float" office:value="0.3957265625">
            <text:p>0.395727</text:p>
          </table:table-cell>
          <table:table-cell/>
          <table:table-cell table:formula="of:=CONCATENATE([.O147];&quot;-&quot;;[.F$115])" office:value-type="string" office:string-value="10-8">
            <text:p>10-8</text:p>
          </table:table-cell>
          <table:table-cell table:formula="of:=['2'.T154]" office:value-type="float" office:value="0.520762871551514">
            <text:p>0.520763</text:p>
          </table:table-cell>
          <table:covered-table-cell/>
          <table:table-cell table:formula="of:=[.N154]*[.H$115]" office:value-type="float" office:value="0.242276789069474">
            <text:p>0.242277</text:p>
          </table:table-cell>
          <table:covered-table-cell table:number-columns-repeated="3"/>
          <table:table-cell table:formula="of:=[.N154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1])" office:value-type="string" office:string-value="10-9">
            <text:p>10-9</text:p>
          </table:table-cell>
          <table:table-cell table:formula="of:=['2'.K155]" office:value-type="float" office:value="0.4278125">
            <text:p>0.427813</text:p>
          </table:table-cell>
          <table:covered-table-cell/>
          <table:table-cell table:formula="of:=[.B$11]*[.E155]" office:value-type="float" office:value="0.4278125">
            <text:p>0.427813</text:p>
          </table:table-cell>
          <table:covered-table-cell table:number-columns-repeated="3"/>
          <table:table-cell table:formula="of:=[.E155]+(learningrate*[.B$11]*[.J147])" office:value-type="float" office:value="0.3957265625">
            <text:p>0.395727</text:p>
          </table:table-cell>
          <table:table-cell/>
          <table:table-cell table:formula="of:=CONCATENATE([.O147];&quot;-&quot;;[.F$131])" office:value-type="string" office:string-value="10-9">
            <text:p>10-9</text:p>
          </table:table-cell>
          <table:table-cell table:formula="of:=['2'.T155]" office:value-type="float" office:value="0.520762871551514">
            <text:p>0.520763</text:p>
          </table:table-cell>
          <table:covered-table-cell/>
          <table:table-cell table:formula="of:=[.N155]*[.H$131]" office:value-type="float" office:value="0.242276789069474">
            <text:p>0.242277</text:p>
          </table:table-cell>
          <table:covered-table-cell table:number-columns-repeated="3"/>
          <table:table-cell table:formula="of:=[.N155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2])" office:value-type="string" office:string-value="10-10">
            <text:p>10-10</text:p>
          </table:table-cell>
          <table:table-cell table:formula="of:=['2'.K156]" office:value-type="float" office:value="0.5">
            <text:p>0.500000</text:p>
          </table:table-cell>
          <table:covered-table-cell/>
          <table:table-cell table:formula="of:=[.B$12]*[.E156]" office:value-type="float" office:value="0">
            <text:p>0.000000</text:p>
          </table:table-cell>
          <table:covered-table-cell table:number-columns-repeated="3"/>
          <table:table-cell table:formula="of:=[.E156]+(learningrate*[.B$12]*[.J147])" office:value-type="float" office:value="0.5">
            <text:p>0.500000</text:p>
          </table:table-cell>
          <table:table-cell/>
          <table:table-cell table:formula="of:=CONCATENATE([.O147];&quot;-&quot;;[.F$147])" office:value-type="string" office:string-value="10-10">
            <text:p>10-10</text:p>
          </table:table-cell>
          <table:table-cell table:formula="of:=['2'.T156]" office:value-type="float" office:value="0.520762871551514">
            <text:p>0.520763</text:p>
          </table:table-cell>
          <table:covered-table-cell/>
          <table:table-cell table:formula="of:=[.N156]*[.H$147]" office:value-type="float" office:value="0.167091649489224">
            <text:p>0.167092</text:p>
          </table:table-cell>
          <table:covered-table-cell table:number-columns-repeated="3"/>
          <table:table-cell table:formula="of:=[.N156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3])" office:value-type="string" office:string-value="10-11">
            <text:p>10-11</text:p>
          </table:table-cell>
          <table:table-cell table:formula="of:=['2'.K157]" office:value-type="float" office:value="0.5">
            <text:p>0.500000</text:p>
          </table:table-cell>
          <table:covered-table-cell/>
          <table:table-cell table:formula="of:=[.B$13]*[.E157]" office:value-type="float" office:value="0">
            <text:p>0.000000</text:p>
          </table:table-cell>
          <table:covered-table-cell table:number-columns-repeated="3"/>
          <table:table-cell table:formula="of:=[.E157]+(learningrate*[.B$13]*[.J147])" office:value-type="float" office:value="0.5">
            <text:p>0.500000</text:p>
          </table:table-cell>
          <table:table-cell/>
          <table:table-cell table:formula="of:=CONCATENATE([.O147];&quot;-&quot;;[.F$163])" office:value-type="string" office:string-value="10-11">
            <text:p>10-11</text:p>
          </table:table-cell>
          <table:table-cell table:formula="of:=['2'.T157]" office:value-type="float" office:value="0.520762871551514">
            <text:p>0.520763</text:p>
          </table:table-cell>
          <table:covered-table-cell/>
          <table:table-cell table:formula="of:=[.N157]*[.H$163]" office:value-type="float" office:value="0.167091649489224">
            <text:p>0.167092</text:p>
          </table:table-cell>
          <table:covered-table-cell table:number-columns-repeated="3"/>
          <table:table-cell table:formula="of:=[.N157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4])" office:value-type="string" office:string-value="10-12">
            <text:p>10-12</text:p>
          </table:table-cell>
          <table:table-cell table:formula="of:=['2'.K158]" office:value-type="float" office:value="0.4278125">
            <text:p>0.427813</text:p>
          </table:table-cell>
          <table:covered-table-cell/>
          <table:table-cell table:formula="of:=[.B$14]*[.E158]" office:value-type="float" office:value="0.4278125">
            <text:p>0.427813</text:p>
          </table:table-cell>
          <table:covered-table-cell table:number-columns-repeated="3"/>
          <table:table-cell table:formula="of:=[.E158]+(learningrate*[.B$14]*[.J147])" office:value-type="float" office:value="0.3957265625">
            <text:p>0.395727</text:p>
          </table:table-cell>
          <table:table-cell/>
          <table:table-cell table:formula="of:=CONCATENATE([.O147];&quot;-&quot;;[.F$179])" office:value-type="string" office:string-value="10-12">
            <text:p>10-12</text:p>
          </table:table-cell>
          <table:table-cell table:formula="of:=['2'.T158]" office:value-type="float" office:value="0.520762871551514">
            <text:p>0.520763</text:p>
          </table:table-cell>
          <table:covered-table-cell/>
          <table:table-cell table:formula="of:=[.N158]*[.H$179]" office:value-type="float" office:value="0.242276789069474">
            <text:p>0.242277</text:p>
          </table:table-cell>
          <table:covered-table-cell table:number-columns-repeated="3"/>
          <table:table-cell table:formula="of:=[.N158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5])" office:value-type="string" office:string-value="10-13">
            <text:p>10-13</text:p>
          </table:table-cell>
          <table:table-cell table:formula="of:=['2'.K159]" office:value-type="float" office:value="0.4278125">
            <text:p>0.427813</text:p>
          </table:table-cell>
          <table:covered-table-cell/>
          <table:table-cell table:formula="of:=[.B$15]*[.E159]" office:value-type="float" office:value="0.4278125">
            <text:p>0.427813</text:p>
          </table:table-cell>
          <table:covered-table-cell table:number-columns-repeated="3"/>
          <table:table-cell table:formula="of:=[.E159]+(learningrate*[.B$15]*[.J147])" office:value-type="float" office:value="0.3957265625">
            <text:p>0.395727</text:p>
          </table:table-cell>
          <table:table-cell/>
          <table:table-cell table:formula="of:=CONCATENATE([.O147];&quot;-&quot;;[.F$195])" office:value-type="string" office:string-value="10-13">
            <text:p>10-13</text:p>
          </table:table-cell>
          <table:table-cell table:formula="of:=['2'.T159]" office:value-type="float" office:value="0.520762871551514">
            <text:p>0.520763</text:p>
          </table:table-cell>
          <table:covered-table-cell/>
          <table:table-cell table:formula="of:=[.N159]*[.H$195]" office:value-type="float" office:value="0.242276789069474">
            <text:p>0.242277</text:p>
          </table:table-cell>
          <table:covered-table-cell table:number-columns-repeated="3"/>
          <table:table-cell table:formula="of:=[.N159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6])" office:value-type="string" office:string-value="10-14">
            <text:p>10-14</text:p>
          </table:table-cell>
          <table:table-cell table:formula="of:=['2'.K160]" office:value-type="float" office:value="0.4278125">
            <text:p>0.427813</text:p>
          </table:table-cell>
          <table:covered-table-cell/>
          <table:table-cell table:formula="of:=[.B$16]*[.E160]" office:value-type="float" office:value="0.4278125">
            <text:p>0.427813</text:p>
          </table:table-cell>
          <table:covered-table-cell table:number-columns-repeated="3"/>
          <table:table-cell table:formula="of:=[.E160]+(learningrate*[.B$16]*[.J147])" office:value-type="float" office:value="0.3957265625">
            <text:p>0.395727</text:p>
          </table:table-cell>
          <table:table-cell/>
          <table:table-cell table:formula="of:=CONCATENATE([.O147];&quot;-&quot;;[.F$211])" office:value-type="string" office:string-value="10-14">
            <text:p>10-14</text:p>
          </table:table-cell>
          <table:table-cell table:formula="of:=['2'.T160]" office:value-type="float" office:value="0.520762871551514">
            <text:p>0.520763</text:p>
          </table:table-cell>
          <table:covered-table-cell/>
          <table:table-cell table:formula="of:=[.N160]*[.H$211]" office:value-type="float" office:value="0.242276789069474">
            <text:p>0.242277</text:p>
          </table:table-cell>
          <table:covered-table-cell table:number-columns-repeated="3"/>
          <table:table-cell table:formula="of:=[.N160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7])" office:value-type="string" office:string-value="10-15">
            <text:p>10-15</text:p>
          </table:table-cell>
          <table:table-cell table:formula="of:=['2'.K161]" office:value-type="float" office:value="0.4278125">
            <text:p>0.427813</text:p>
          </table:table-cell>
          <table:covered-table-cell/>
          <table:table-cell table:formula="of:=[.B$17]*[.E161]" office:value-type="float" office:value="0.4278125">
            <text:p>0.427813</text:p>
          </table:table-cell>
          <table:covered-table-cell table:number-columns-repeated="3"/>
          <table:table-cell table:formula="of:=[.E161]+(learningrate*[.B$17]*[.J147])" office:value-type="float" office:value="0.3957265625">
            <text:p>0.395727</text:p>
          </table:table-cell>
          <table:table-cell/>
          <table:table-cell table:formula="of:=CONCATENATE([.O147];&quot;-&quot;;[.F$227])" office:value-type="string" office:string-value="10-15">
            <text:p>10-15</text:p>
          </table:table-cell>
          <table:table-cell table:formula="of:=['2'.T161]" office:value-type="float" office:value="0.520762871551514">
            <text:p>0.520763</text:p>
          </table:table-cell>
          <table:covered-table-cell/>
          <table:table-cell table:formula="of:=[.N161]*[.H$227]" office:value-type="float" office:value="0.242276789069474">
            <text:p>0.242277</text:p>
          </table:table-cell>
          <table:covered-table-cell table:number-columns-repeated="3"/>
          <table:table-cell table:formula="of:=[.N161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47];&quot;-&quot;;[.A$18])" office:value-type="string" office:string-value="10-16">
            <text:p>10-16</text:p>
          </table:table-cell>
          <table:table-cell table:formula="of:=['2'.K162]" office:value-type="float" office:value="0.4278125">
            <text:p>0.427813</text:p>
          </table:table-cell>
          <table:covered-table-cell/>
          <table:table-cell table:formula="of:=[.B$18]*[.E162]" office:value-type="float" office:value="0.4278125">
            <text:p>0.427813</text:p>
          </table:table-cell>
          <table:covered-table-cell table:number-columns-repeated="3"/>
          <table:table-cell table:formula="of:=[.E162]+(learningrate*[.B$18]*[.J147])" office:value-type="float" office:value="0.3957265625">
            <text:p>0.395727</text:p>
          </table:table-cell>
          <table:table-cell/>
          <table:table-cell table:formula="of:=CONCATENATE([.O147];&quot;-&quot;;[.F$243])" office:value-type="string" office:string-value="10-16">
            <text:p>10-16</text:p>
          </table:table-cell>
          <table:table-cell table:formula="of:=['2'.T162]" office:value-type="float" office:value="0.520762871551514">
            <text:p>0.520763</text:p>
          </table:table-cell>
          <table:covered-table-cell/>
          <table:table-cell table:formula="of:=[.N162]*[.H$243]" office:value-type="float" office:value="0.242276789069474">
            <text:p>0.242277</text:p>
          </table:table-cell>
          <table:covered-table-cell table:number-columns-repeated="3"/>
          <table:table-cell table:formula="of:=[.N162]+(learningrate*[.H147]*[.S147])" office:value-type="float" office:value="0.545678227562105">
            <text:p>0.545678</text:p>
          </table:table-cell>
        </table:table-row>
        <table:table-row table:style-name="ro1">
          <table:table-cell table:number-columns-repeated="3"/>
          <table:table-cell table:formula="of:=CONCATENATE([.F163];&quot;-&quot;;[.A$3])" office:value-type="string" office:string-value="11-1">
            <text:p>11-1</text:p>
          </table:table-cell>
          <table:table-cell table:formula="of:=['2'.K163]" office:value-type="float" office:value="0.4278125">
            <text:p>0.427813</text:p>
          </table:table-cell>
          <table:table-cell table:style-name="ce3" office:value-type="float" office:value="11" table:number-columns-spanned="1" table:number-rows-spanned="16">
            <text:p>11</text:p>
          </table:table-cell>
          <table:table-cell table:formula="of:=[.B$3]*[.E163]" office:value-type="float" office:value="0.4278125">
            <text:p>0.427813</text:p>
          </table:table-cell>
          <table:table-cell table:style-name="ce4" table:formula="of:=SUMPRODUCT([.B$3:.B$18];[.E163:.E178])/16" office:value-type="float" office:value="0.320859375" table:number-columns-spanned="1" table:number-rows-spanned="16">
            <text:p>0.320859</text:p>
          </table:table-cell>
          <table:table-cell table:style-name="ce3" table:formula="of:=[.B13]" office:value-type="float" office:value="0" table:number-columns-spanned="1" table:number-rows-spanned="16">
            <text:p>0</text:p>
          </table:table-cell>
          <table:table-cell table:style-name="ce4" table:formula="of:=[.I163]-[.H163]" office:value-type="float" office:value="-0.320859375" table:number-columns-spanned="1" table:number-rows-spanned="16">
            <text:p>-0.320859</text:p>
          </table:table-cell>
          <table:table-cell table:formula="of:=[.E163]+(learningrate*[.B$3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4])" office:value-type="string" office:string-value="11-2">
            <text:p>11-2</text:p>
          </table:table-cell>
          <table:table-cell table:formula="of:=['2'.K164]" office:value-type="float" office:value="0.4278125">
            <text:p>0.427813</text:p>
          </table:table-cell>
          <table:covered-table-cell/>
          <table:table-cell table:formula="of:=[.B$4]*[.E164]" office:value-type="float" office:value="0.4278125">
            <text:p>0.427813</text:p>
          </table:table-cell>
          <table:covered-table-cell table:number-columns-repeated="3"/>
          <table:table-cell table:formula="of:=[.E164]+(learningrate*[.B$4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5])" office:value-type="string" office:string-value="11-3">
            <text:p>11-3</text:p>
          </table:table-cell>
          <table:table-cell table:formula="of:=['2'.K165]" office:value-type="float" office:value="0.4278125">
            <text:p>0.427813</text:p>
          </table:table-cell>
          <table:covered-table-cell/>
          <table:table-cell table:formula="of:=[.B$5]*[.E165]" office:value-type="float" office:value="0.4278125">
            <text:p>0.427813</text:p>
          </table:table-cell>
          <table:covered-table-cell table:number-columns-repeated="3"/>
          <table:table-cell table:formula="of:=[.E165]+(learningrate*[.B$5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6])" office:value-type="string" office:string-value="11-4">
            <text:p>11-4</text:p>
          </table:table-cell>
          <table:table-cell table:formula="of:=['2'.K166]" office:value-type="float" office:value="0.4278125">
            <text:p>0.427813</text:p>
          </table:table-cell>
          <table:covered-table-cell/>
          <table:table-cell table:formula="of:=[.B$6]*[.E166]" office:value-type="float" office:value="0.4278125">
            <text:p>0.427813</text:p>
          </table:table-cell>
          <table:covered-table-cell table:number-columns-repeated="3"/>
          <table:table-cell table:formula="of:=[.E166]+(learningrate*[.B$6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7])" office:value-type="string" office:string-value="11-5">
            <text:p>11-5</text:p>
          </table:table-cell>
          <table:table-cell table:formula="of:=['2'.K167]" office:value-type="float" office:value="0.4278125">
            <text:p>0.427813</text:p>
          </table:table-cell>
          <table:covered-table-cell/>
          <table:table-cell table:formula="of:=[.B$7]*[.E167]" office:value-type="float" office:value="0.4278125">
            <text:p>0.427813</text:p>
          </table:table-cell>
          <table:covered-table-cell table:number-columns-repeated="3"/>
          <table:table-cell table:formula="of:=[.E167]+(learningrate*[.B$7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8])" office:value-type="string" office:string-value="11-6">
            <text:p>11-6</text:p>
          </table:table-cell>
          <table:table-cell table:formula="of:=['2'.K168]" office:value-type="float" office:value="0.5">
            <text:p>0.500000</text:p>
          </table:table-cell>
          <table:covered-table-cell/>
          <table:table-cell table:formula="of:=[.B$8]*[.E168]" office:value-type="float" office:value="0">
            <text:p>0.000000</text:p>
          </table:table-cell>
          <table:covered-table-cell table:number-columns-repeated="3"/>
          <table:table-cell table:formula="of:=[.E168]+(learningrate*[.B$8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9])" office:value-type="string" office:string-value="11-7">
            <text:p>11-7</text:p>
          </table:table-cell>
          <table:table-cell table:formula="of:=['2'.K169]" office:value-type="float" office:value="0.5">
            <text:p>0.500000</text:p>
          </table:table-cell>
          <table:covered-table-cell/>
          <table:table-cell table:formula="of:=[.B$9]*[.E169]" office:value-type="float" office:value="0">
            <text:p>0.000000</text:p>
          </table:table-cell>
          <table:covered-table-cell table:number-columns-repeated="3"/>
          <table:table-cell table:formula="of:=[.E169]+(learningrate*[.B$9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0])" office:value-type="string" office:string-value="11-8">
            <text:p>11-8</text:p>
          </table:table-cell>
          <table:table-cell table:formula="of:=['2'.K170]" office:value-type="float" office:value="0.4278125">
            <text:p>0.427813</text:p>
          </table:table-cell>
          <table:covered-table-cell/>
          <table:table-cell table:formula="of:=[.B$10]*[.E170]" office:value-type="float" office:value="0.4278125">
            <text:p>0.427813</text:p>
          </table:table-cell>
          <table:covered-table-cell table:number-columns-repeated="3"/>
          <table:table-cell table:formula="of:=[.E170]+(learningrate*[.B$10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1])" office:value-type="string" office:string-value="11-9">
            <text:p>11-9</text:p>
          </table:table-cell>
          <table:table-cell table:formula="of:=['2'.K171]" office:value-type="float" office:value="0.4278125">
            <text:p>0.427813</text:p>
          </table:table-cell>
          <table:covered-table-cell/>
          <table:table-cell table:formula="of:=[.B$11]*[.E171]" office:value-type="float" office:value="0.4278125">
            <text:p>0.427813</text:p>
          </table:table-cell>
          <table:covered-table-cell table:number-columns-repeated="3"/>
          <table:table-cell table:formula="of:=[.E171]+(learningrate*[.B$11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2])" office:value-type="string" office:string-value="11-10">
            <text:p>11-10</text:p>
          </table:table-cell>
          <table:table-cell table:formula="of:=['2'.K172]" office:value-type="float" office:value="0.5">
            <text:p>0.500000</text:p>
          </table:table-cell>
          <table:covered-table-cell/>
          <table:table-cell table:formula="of:=[.B$12]*[.E172]" office:value-type="float" office:value="0">
            <text:p>0.000000</text:p>
          </table:table-cell>
          <table:covered-table-cell table:number-columns-repeated="3"/>
          <table:table-cell table:formula="of:=[.E172]+(learningrate*[.B$12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3])" office:value-type="string" office:string-value="11-11">
            <text:p>11-11</text:p>
          </table:table-cell>
          <table:table-cell table:formula="of:=['2'.K173]" office:value-type="float" office:value="0.5">
            <text:p>0.500000</text:p>
          </table:table-cell>
          <table:covered-table-cell/>
          <table:table-cell table:formula="of:=[.B$13]*[.E173]" office:value-type="float" office:value="0">
            <text:p>0.000000</text:p>
          </table:table-cell>
          <table:covered-table-cell table:number-columns-repeated="3"/>
          <table:table-cell table:formula="of:=[.E173]+(learningrate*[.B$13]*[.J16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4])" office:value-type="string" office:string-value="11-12">
            <text:p>11-12</text:p>
          </table:table-cell>
          <table:table-cell table:formula="of:=['2'.K174]" office:value-type="float" office:value="0.4278125">
            <text:p>0.427813</text:p>
          </table:table-cell>
          <table:covered-table-cell/>
          <table:table-cell table:formula="of:=[.B$14]*[.E174]" office:value-type="float" office:value="0.4278125">
            <text:p>0.427813</text:p>
          </table:table-cell>
          <table:covered-table-cell table:number-columns-repeated="3"/>
          <table:table-cell table:formula="of:=[.E174]+(learningrate*[.B$14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5])" office:value-type="string" office:string-value="11-13">
            <text:p>11-13</text:p>
          </table:table-cell>
          <table:table-cell table:formula="of:=['2'.K175]" office:value-type="float" office:value="0.4278125">
            <text:p>0.427813</text:p>
          </table:table-cell>
          <table:covered-table-cell/>
          <table:table-cell table:formula="of:=[.B$15]*[.E175]" office:value-type="float" office:value="0.4278125">
            <text:p>0.427813</text:p>
          </table:table-cell>
          <table:covered-table-cell table:number-columns-repeated="3"/>
          <table:table-cell table:formula="of:=[.E175]+(learningrate*[.B$15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6])" office:value-type="string" office:string-value="11-14">
            <text:p>11-14</text:p>
          </table:table-cell>
          <table:table-cell table:formula="of:=['2'.K176]" office:value-type="float" office:value="0.4278125">
            <text:p>0.427813</text:p>
          </table:table-cell>
          <table:covered-table-cell/>
          <table:table-cell table:formula="of:=[.B$16]*[.E176]" office:value-type="float" office:value="0.4278125">
            <text:p>0.427813</text:p>
          </table:table-cell>
          <table:covered-table-cell table:number-columns-repeated="3"/>
          <table:table-cell table:formula="of:=[.E176]+(learningrate*[.B$16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7])" office:value-type="string" office:string-value="11-15">
            <text:p>11-15</text:p>
          </table:table-cell>
          <table:table-cell table:formula="of:=['2'.K177]" office:value-type="float" office:value="0.4278125">
            <text:p>0.427813</text:p>
          </table:table-cell>
          <table:covered-table-cell/>
          <table:table-cell table:formula="of:=[.B$17]*[.E177]" office:value-type="float" office:value="0.4278125">
            <text:p>0.427813</text:p>
          </table:table-cell>
          <table:covered-table-cell table:number-columns-repeated="3"/>
          <table:table-cell table:formula="of:=[.E177]+(learningrate*[.B$17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63];&quot;-&quot;;[.A$18])" office:value-type="string" office:string-value="11-16">
            <text:p>11-16</text:p>
          </table:table-cell>
          <table:table-cell table:formula="of:=['2'.K178]" office:value-type="float" office:value="0.4278125">
            <text:p>0.427813</text:p>
          </table:table-cell>
          <table:covered-table-cell/>
          <table:table-cell table:formula="of:=[.B$18]*[.E178]" office:value-type="float" office:value="0.4278125">
            <text:p>0.427813</text:p>
          </table:table-cell>
          <table:covered-table-cell table:number-columns-repeated="3"/>
          <table:table-cell table:formula="of:=[.E178]+(learningrate*[.B$18]*[.J163])" office:value-type="float" office:value="0.3957265625">
            <text:p>0.3957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3])" office:value-type="string" office:string-value="12-1">
            <text:p>12-1</text:p>
          </table:table-cell>
          <table:table-cell table:formula="of:=['2'.K179]" office:value-type="float" office:value="0.6203125">
            <text:p>0.620313</text:p>
          </table:table-cell>
          <table:table-cell table:style-name="ce3" office:value-type="float" office:value="12" table:number-columns-spanned="1" table:number-rows-spanned="16">
            <text:p>12</text:p>
          </table:table-cell>
          <table:table-cell table:formula="of:=[.B$3]*[.E179]" office:value-type="float" office:value="0.6203125">
            <text:p>0.620313</text:p>
          </table:table-cell>
          <table:table-cell table:style-name="ce4" table:formula="of:=SUMPRODUCT([.B$3:.B$18];[.E179:.E194])/16" office:value-type="float" office:value="0.465234375" table:number-columns-spanned="1" table:number-rows-spanned="16">
            <text:p>0.465234</text:p>
          </table:table-cell>
          <table:table-cell table:style-name="ce3" table:formula="of:=[.B14]" office:value-type="float" office:value="1" table:number-columns-spanned="1" table:number-rows-spanned="16">
            <text:p>1</text:p>
          </table:table-cell>
          <table:table-cell table:style-name="ce4" table:formula="of:=[.I179]-[.H179]" office:value-type="float" office:value="0.534765625" table:number-columns-spanned="1" table:number-rows-spanned="16">
            <text:p>0.534766</text:p>
          </table:table-cell>
          <table:table-cell table:formula="of:=[.E179]+(learningrate*[.B$3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4])" office:value-type="string" office:string-value="12-2">
            <text:p>12-2</text:p>
          </table:table-cell>
          <table:table-cell table:formula="of:=['2'.K180]" office:value-type="float" office:value="0.6203125">
            <text:p>0.620313</text:p>
          </table:table-cell>
          <table:covered-table-cell/>
          <table:table-cell table:formula="of:=[.B$4]*[.E180]" office:value-type="float" office:value="0.6203125">
            <text:p>0.620313</text:p>
          </table:table-cell>
          <table:covered-table-cell table:number-columns-repeated="3"/>
          <table:table-cell table:formula="of:=[.E180]+(learningrate*[.B$4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5])" office:value-type="string" office:string-value="12-3">
            <text:p>12-3</text:p>
          </table:table-cell>
          <table:table-cell table:formula="of:=['2'.K181]" office:value-type="float" office:value="0.6203125">
            <text:p>0.620313</text:p>
          </table:table-cell>
          <table:covered-table-cell/>
          <table:table-cell table:formula="of:=[.B$5]*[.E181]" office:value-type="float" office:value="0.6203125">
            <text:p>0.620313</text:p>
          </table:table-cell>
          <table:covered-table-cell table:number-columns-repeated="3"/>
          <table:table-cell table:formula="of:=[.E181]+(learningrate*[.B$5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6])" office:value-type="string" office:string-value="12-4">
            <text:p>12-4</text:p>
          </table:table-cell>
          <table:table-cell table:formula="of:=['2'.K182]" office:value-type="float" office:value="0.6203125">
            <text:p>0.620313</text:p>
          </table:table-cell>
          <table:covered-table-cell/>
          <table:table-cell table:formula="of:=[.B$6]*[.E182]" office:value-type="float" office:value="0.6203125">
            <text:p>0.620313</text:p>
          </table:table-cell>
          <table:covered-table-cell table:number-columns-repeated="3"/>
          <table:table-cell table:formula="of:=[.E182]+(learningrate*[.B$6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7])" office:value-type="string" office:string-value="12-5">
            <text:p>12-5</text:p>
          </table:table-cell>
          <table:table-cell table:formula="of:=['2'.K183]" office:value-type="float" office:value="0.6203125">
            <text:p>0.620313</text:p>
          </table:table-cell>
          <table:covered-table-cell/>
          <table:table-cell table:formula="of:=[.B$7]*[.E183]" office:value-type="float" office:value="0.6203125">
            <text:p>0.620313</text:p>
          </table:table-cell>
          <table:covered-table-cell table:number-columns-repeated="3"/>
          <table:table-cell table:formula="of:=[.E183]+(learningrate*[.B$7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8])" office:value-type="string" office:string-value="12-6">
            <text:p>12-6</text:p>
          </table:table-cell>
          <table:table-cell table:formula="of:=['2'.K184]" office:value-type="float" office:value="0.5">
            <text:p>0.500000</text:p>
          </table:table-cell>
          <table:covered-table-cell/>
          <table:table-cell table:formula="of:=[.B$8]*[.E184]" office:value-type="float" office:value="0">
            <text:p>0.000000</text:p>
          </table:table-cell>
          <table:covered-table-cell table:number-columns-repeated="3"/>
          <table:table-cell table:formula="of:=[.E184]+(learningrate*[.B$8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9])" office:value-type="string" office:string-value="12-7">
            <text:p>12-7</text:p>
          </table:table-cell>
          <table:table-cell table:formula="of:=['2'.K185]" office:value-type="float" office:value="0.5">
            <text:p>0.500000</text:p>
          </table:table-cell>
          <table:covered-table-cell/>
          <table:table-cell table:formula="of:=[.B$9]*[.E185]" office:value-type="float" office:value="0">
            <text:p>0.000000</text:p>
          </table:table-cell>
          <table:covered-table-cell table:number-columns-repeated="3"/>
          <table:table-cell table:formula="of:=[.E185]+(learningrate*[.B$9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0])" office:value-type="string" office:string-value="12-8">
            <text:p>12-8</text:p>
          </table:table-cell>
          <table:table-cell table:formula="of:=['2'.K186]" office:value-type="float" office:value="0.6203125">
            <text:p>0.620313</text:p>
          </table:table-cell>
          <table:covered-table-cell/>
          <table:table-cell table:formula="of:=[.B$10]*[.E186]" office:value-type="float" office:value="0.6203125">
            <text:p>0.620313</text:p>
          </table:table-cell>
          <table:covered-table-cell table:number-columns-repeated="3"/>
          <table:table-cell table:formula="of:=[.E186]+(learningrate*[.B$10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1])" office:value-type="string" office:string-value="12-9">
            <text:p>12-9</text:p>
          </table:table-cell>
          <table:table-cell table:formula="of:=['2'.K187]" office:value-type="float" office:value="0.6203125">
            <text:p>0.620313</text:p>
          </table:table-cell>
          <table:covered-table-cell/>
          <table:table-cell table:formula="of:=[.B$11]*[.E187]" office:value-type="float" office:value="0.6203125">
            <text:p>0.620313</text:p>
          </table:table-cell>
          <table:covered-table-cell table:number-columns-repeated="3"/>
          <table:table-cell table:formula="of:=[.E187]+(learningrate*[.B$11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2])" office:value-type="string" office:string-value="12-10">
            <text:p>12-10</text:p>
          </table:table-cell>
          <table:table-cell table:formula="of:=['2'.K188]" office:value-type="float" office:value="0.5">
            <text:p>0.500000</text:p>
          </table:table-cell>
          <table:covered-table-cell/>
          <table:table-cell table:formula="of:=[.B$12]*[.E188]" office:value-type="float" office:value="0">
            <text:p>0.000000</text:p>
          </table:table-cell>
          <table:covered-table-cell table:number-columns-repeated="3"/>
          <table:table-cell table:formula="of:=[.E188]+(learningrate*[.B$12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3])" office:value-type="string" office:string-value="12-11">
            <text:p>12-11</text:p>
          </table:table-cell>
          <table:table-cell table:formula="of:=['2'.K189]" office:value-type="float" office:value="0.5">
            <text:p>0.500000</text:p>
          </table:table-cell>
          <table:covered-table-cell/>
          <table:table-cell table:formula="of:=[.B$13]*[.E189]" office:value-type="float" office:value="0">
            <text:p>0.000000</text:p>
          </table:table-cell>
          <table:covered-table-cell table:number-columns-repeated="3"/>
          <table:table-cell table:formula="of:=[.E189]+(learningrate*[.B$13]*[.J179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4])" office:value-type="string" office:string-value="12-12">
            <text:p>12-12</text:p>
          </table:table-cell>
          <table:table-cell table:formula="of:=['2'.K190]" office:value-type="float" office:value="0.6203125">
            <text:p>0.620313</text:p>
          </table:table-cell>
          <table:covered-table-cell/>
          <table:table-cell table:formula="of:=[.B$14]*[.E190]" office:value-type="float" office:value="0.6203125">
            <text:p>0.620313</text:p>
          </table:table-cell>
          <table:covered-table-cell table:number-columns-repeated="3"/>
          <table:table-cell table:formula="of:=[.E190]+(learningrate*[.B$14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5])" office:value-type="string" office:string-value="12-13">
            <text:p>12-13</text:p>
          </table:table-cell>
          <table:table-cell table:formula="of:=['2'.K191]" office:value-type="float" office:value="0.6203125">
            <text:p>0.620313</text:p>
          </table:table-cell>
          <table:covered-table-cell/>
          <table:table-cell table:formula="of:=[.B$15]*[.E191]" office:value-type="float" office:value="0.6203125">
            <text:p>0.620313</text:p>
          </table:table-cell>
          <table:covered-table-cell table:number-columns-repeated="3"/>
          <table:table-cell table:formula="of:=[.E191]+(learningrate*[.B$15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6])" office:value-type="string" office:string-value="12-14">
            <text:p>12-14</text:p>
          </table:table-cell>
          <table:table-cell table:formula="of:=['2'.K192]" office:value-type="float" office:value="0.6203125">
            <text:p>0.620313</text:p>
          </table:table-cell>
          <table:covered-table-cell/>
          <table:table-cell table:formula="of:=[.B$16]*[.E192]" office:value-type="float" office:value="0.6203125">
            <text:p>0.620313</text:p>
          </table:table-cell>
          <table:covered-table-cell table:number-columns-repeated="3"/>
          <table:table-cell table:formula="of:=[.E192]+(learningrate*[.B$16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7])" office:value-type="string" office:string-value="12-15">
            <text:p>12-15</text:p>
          </table:table-cell>
          <table:table-cell table:formula="of:=['2'.K193]" office:value-type="float" office:value="0.6203125">
            <text:p>0.620313</text:p>
          </table:table-cell>
          <table:covered-table-cell/>
          <table:table-cell table:formula="of:=[.B$17]*[.E193]" office:value-type="float" office:value="0.6203125">
            <text:p>0.620313</text:p>
          </table:table-cell>
          <table:covered-table-cell table:number-columns-repeated="3"/>
          <table:table-cell table:formula="of:=[.E193]+(learningrate*[.B$17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79];&quot;-&quot;;[.A$18])" office:value-type="string" office:string-value="12-16">
            <text:p>12-16</text:p>
          </table:table-cell>
          <table:table-cell table:formula="of:=['2'.K194]" office:value-type="float" office:value="0.6203125">
            <text:p>0.620313</text:p>
          </table:table-cell>
          <table:covered-table-cell/>
          <table:table-cell table:formula="of:=[.B$18]*[.E194]" office:value-type="float" office:value="0.6203125">
            <text:p>0.620313</text:p>
          </table:table-cell>
          <table:covered-table-cell table:number-columns-repeated="3"/>
          <table:table-cell table:formula="of:=[.E194]+(learningrate*[.B$18]*[.J179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3])" office:value-type="string" office:string-value="13-1">
            <text:p>13-1</text:p>
          </table:table-cell>
          <table:table-cell table:formula="of:=['2'.K195]" office:value-type="float" office:value="0.6203125">
            <text:p>0.620313</text:p>
          </table:table-cell>
          <table:table-cell table:style-name="ce3" office:value-type="float" office:value="13" table:number-columns-spanned="1" table:number-rows-spanned="16">
            <text:p>13</text:p>
          </table:table-cell>
          <table:table-cell table:formula="of:=[.B$3]*[.E195]" office:value-type="float" office:value="0.6203125">
            <text:p>0.620313</text:p>
          </table:table-cell>
          <table:table-cell table:style-name="ce4" table:formula="of:=SUMPRODUCT([.B$3:.B$18];[.E195:.E210])/16" office:value-type="float" office:value="0.465234375" table:number-columns-spanned="1" table:number-rows-spanned="16">
            <text:p>0.465234</text:p>
          </table:table-cell>
          <table:table-cell table:style-name="ce3" table:formula="of:=[.B15]" office:value-type="float" office:value="1" table:number-columns-spanned="1" table:number-rows-spanned="16">
            <text:p>1</text:p>
          </table:table-cell>
          <table:table-cell table:style-name="ce4" table:formula="of:=[.I195]-[.H195]" office:value-type="float" office:value="0.534765625" table:number-columns-spanned="1" table:number-rows-spanned="16">
            <text:p>0.534766</text:p>
          </table:table-cell>
          <table:table-cell table:formula="of:=[.E195]+(learningrate*[.B$3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4])" office:value-type="string" office:string-value="13-2">
            <text:p>13-2</text:p>
          </table:table-cell>
          <table:table-cell table:formula="of:=['2'.K196]" office:value-type="float" office:value="0.6203125">
            <text:p>0.620313</text:p>
          </table:table-cell>
          <table:covered-table-cell/>
          <table:table-cell table:formula="of:=[.B$4]*[.E196]" office:value-type="float" office:value="0.6203125">
            <text:p>0.620313</text:p>
          </table:table-cell>
          <table:covered-table-cell table:number-columns-repeated="3"/>
          <table:table-cell table:formula="of:=[.E196]+(learningrate*[.B$4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5])" office:value-type="string" office:string-value="13-3">
            <text:p>13-3</text:p>
          </table:table-cell>
          <table:table-cell table:formula="of:=['2'.K197]" office:value-type="float" office:value="0.6203125">
            <text:p>0.620313</text:p>
          </table:table-cell>
          <table:covered-table-cell/>
          <table:table-cell table:formula="of:=[.B$5]*[.E197]" office:value-type="float" office:value="0.6203125">
            <text:p>0.620313</text:p>
          </table:table-cell>
          <table:covered-table-cell table:number-columns-repeated="3"/>
          <table:table-cell table:formula="of:=[.E197]+(learningrate*[.B$5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6])" office:value-type="string" office:string-value="13-4">
            <text:p>13-4</text:p>
          </table:table-cell>
          <table:table-cell table:formula="of:=['2'.K198]" office:value-type="float" office:value="0.6203125">
            <text:p>0.620313</text:p>
          </table:table-cell>
          <table:covered-table-cell/>
          <table:table-cell table:formula="of:=[.B$6]*[.E198]" office:value-type="float" office:value="0.6203125">
            <text:p>0.620313</text:p>
          </table:table-cell>
          <table:covered-table-cell table:number-columns-repeated="3"/>
          <table:table-cell table:formula="of:=[.E198]+(learningrate*[.B$6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7])" office:value-type="string" office:string-value="13-5">
            <text:p>13-5</text:p>
          </table:table-cell>
          <table:table-cell table:formula="of:=['2'.K199]" office:value-type="float" office:value="0.6203125">
            <text:p>0.620313</text:p>
          </table:table-cell>
          <table:covered-table-cell/>
          <table:table-cell table:formula="of:=[.B$7]*[.E199]" office:value-type="float" office:value="0.6203125">
            <text:p>0.620313</text:p>
          </table:table-cell>
          <table:covered-table-cell table:number-columns-repeated="3"/>
          <table:table-cell table:formula="of:=[.E199]+(learningrate*[.B$7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8])" office:value-type="string" office:string-value="13-6">
            <text:p>13-6</text:p>
          </table:table-cell>
          <table:table-cell table:formula="of:=['2'.K200]" office:value-type="float" office:value="0.5">
            <text:p>0.500000</text:p>
          </table:table-cell>
          <table:covered-table-cell/>
          <table:table-cell table:formula="of:=[.B$8]*[.E200]" office:value-type="float" office:value="0">
            <text:p>0.000000</text:p>
          </table:table-cell>
          <table:covered-table-cell table:number-columns-repeated="3"/>
          <table:table-cell table:formula="of:=[.E200]+(learningrate*[.B$8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9])" office:value-type="string" office:string-value="13-7">
            <text:p>13-7</text:p>
          </table:table-cell>
          <table:table-cell table:formula="of:=['2'.K201]" office:value-type="float" office:value="0.5">
            <text:p>0.500000</text:p>
          </table:table-cell>
          <table:covered-table-cell/>
          <table:table-cell table:formula="of:=[.B$9]*[.E201]" office:value-type="float" office:value="0">
            <text:p>0.000000</text:p>
          </table:table-cell>
          <table:covered-table-cell table:number-columns-repeated="3"/>
          <table:table-cell table:formula="of:=[.E201]+(learningrate*[.B$9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0])" office:value-type="string" office:string-value="13-8">
            <text:p>13-8</text:p>
          </table:table-cell>
          <table:table-cell table:formula="of:=['2'.K202]" office:value-type="float" office:value="0.6203125">
            <text:p>0.620313</text:p>
          </table:table-cell>
          <table:covered-table-cell/>
          <table:table-cell table:formula="of:=[.B$10]*[.E202]" office:value-type="float" office:value="0.6203125">
            <text:p>0.620313</text:p>
          </table:table-cell>
          <table:covered-table-cell table:number-columns-repeated="3"/>
          <table:table-cell table:formula="of:=[.E202]+(learningrate*[.B$10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1])" office:value-type="string" office:string-value="13-9">
            <text:p>13-9</text:p>
          </table:table-cell>
          <table:table-cell table:formula="of:=['2'.K203]" office:value-type="float" office:value="0.6203125">
            <text:p>0.620313</text:p>
          </table:table-cell>
          <table:covered-table-cell/>
          <table:table-cell table:formula="of:=[.B$11]*[.E203]" office:value-type="float" office:value="0.6203125">
            <text:p>0.620313</text:p>
          </table:table-cell>
          <table:covered-table-cell table:number-columns-repeated="3"/>
          <table:table-cell table:formula="of:=[.E203]+(learningrate*[.B$11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2])" office:value-type="string" office:string-value="13-10">
            <text:p>13-10</text:p>
          </table:table-cell>
          <table:table-cell table:formula="of:=['2'.K204]" office:value-type="float" office:value="0.5">
            <text:p>0.500000</text:p>
          </table:table-cell>
          <table:covered-table-cell/>
          <table:table-cell table:formula="of:=[.B$12]*[.E204]" office:value-type="float" office:value="0">
            <text:p>0.000000</text:p>
          </table:table-cell>
          <table:covered-table-cell table:number-columns-repeated="3"/>
          <table:table-cell table:formula="of:=[.E204]+(learningrate*[.B$12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3])" office:value-type="string" office:string-value="13-11">
            <text:p>13-11</text:p>
          </table:table-cell>
          <table:table-cell table:formula="of:=['2'.K205]" office:value-type="float" office:value="0.5">
            <text:p>0.500000</text:p>
          </table:table-cell>
          <table:covered-table-cell/>
          <table:table-cell table:formula="of:=[.B$13]*[.E205]" office:value-type="float" office:value="0">
            <text:p>0.000000</text:p>
          </table:table-cell>
          <table:covered-table-cell table:number-columns-repeated="3"/>
          <table:table-cell table:formula="of:=[.E205]+(learningrate*[.B$13]*[.J195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4])" office:value-type="string" office:string-value="13-12">
            <text:p>13-12</text:p>
          </table:table-cell>
          <table:table-cell table:formula="of:=['2'.K206]" office:value-type="float" office:value="0.6203125">
            <text:p>0.620313</text:p>
          </table:table-cell>
          <table:covered-table-cell/>
          <table:table-cell table:formula="of:=[.B$14]*[.E206]" office:value-type="float" office:value="0.6203125">
            <text:p>0.620313</text:p>
          </table:table-cell>
          <table:covered-table-cell table:number-columns-repeated="3"/>
          <table:table-cell table:formula="of:=[.E206]+(learningrate*[.B$14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5])" office:value-type="string" office:string-value="13-13">
            <text:p>13-13</text:p>
          </table:table-cell>
          <table:table-cell table:formula="of:=['2'.K207]" office:value-type="float" office:value="0.6203125">
            <text:p>0.620313</text:p>
          </table:table-cell>
          <table:covered-table-cell/>
          <table:table-cell table:formula="of:=[.B$15]*[.E207]" office:value-type="float" office:value="0.6203125">
            <text:p>0.620313</text:p>
          </table:table-cell>
          <table:covered-table-cell table:number-columns-repeated="3"/>
          <table:table-cell table:formula="of:=[.E207]+(learningrate*[.B$15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6])" office:value-type="string" office:string-value="13-14">
            <text:p>13-14</text:p>
          </table:table-cell>
          <table:table-cell table:formula="of:=['2'.K208]" office:value-type="float" office:value="0.6203125">
            <text:p>0.620313</text:p>
          </table:table-cell>
          <table:covered-table-cell/>
          <table:table-cell table:formula="of:=[.B$16]*[.E208]" office:value-type="float" office:value="0.6203125">
            <text:p>0.620313</text:p>
          </table:table-cell>
          <table:covered-table-cell table:number-columns-repeated="3"/>
          <table:table-cell table:formula="of:=[.E208]+(learningrate*[.B$16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7])" office:value-type="string" office:string-value="13-15">
            <text:p>13-15</text:p>
          </table:table-cell>
          <table:table-cell table:formula="of:=['2'.K209]" office:value-type="float" office:value="0.6203125">
            <text:p>0.620313</text:p>
          </table:table-cell>
          <table:covered-table-cell/>
          <table:table-cell table:formula="of:=[.B$17]*[.E209]" office:value-type="float" office:value="0.6203125">
            <text:p>0.620313</text:p>
          </table:table-cell>
          <table:covered-table-cell table:number-columns-repeated="3"/>
          <table:table-cell table:formula="of:=[.E209]+(learningrate*[.B$17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195];&quot;-&quot;;[.A$18])" office:value-type="string" office:string-value="13-16">
            <text:p>13-16</text:p>
          </table:table-cell>
          <table:table-cell table:formula="of:=['2'.K210]" office:value-type="float" office:value="0.6203125">
            <text:p>0.620313</text:p>
          </table:table-cell>
          <table:covered-table-cell/>
          <table:table-cell table:formula="of:=[.B$18]*[.E210]" office:value-type="float" office:value="0.6203125">
            <text:p>0.620313</text:p>
          </table:table-cell>
          <table:covered-table-cell table:number-columns-repeated="3"/>
          <table:table-cell table:formula="of:=[.E210]+(learningrate*[.B$18]*[.J195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3])" office:value-type="string" office:string-value="14-1">
            <text:p>14-1</text:p>
          </table:table-cell>
          <table:table-cell table:formula="of:=['2'.K211]" office:value-type="float" office:value="0.6203125">
            <text:p>0.620313</text:p>
          </table:table-cell>
          <table:table-cell table:style-name="ce3" office:value-type="float" office:value="14" table:number-columns-spanned="1" table:number-rows-spanned="16">
            <text:p>14</text:p>
          </table:table-cell>
          <table:table-cell table:formula="of:=[.B$3]*[.E211]" office:value-type="float" office:value="0.6203125">
            <text:p>0.620313</text:p>
          </table:table-cell>
          <table:table-cell table:style-name="ce4" table:formula="of:=SUMPRODUCT([.B$3:.B$18];[.E211:.E226])/16" office:value-type="float" office:value="0.465234375" table:number-columns-spanned="1" table:number-rows-spanned="16">
            <text:p>0.465234</text:p>
          </table:table-cell>
          <table:table-cell table:style-name="ce3" table:formula="of:=[.B16]" office:value-type="float" office:value="1" table:number-columns-spanned="1" table:number-rows-spanned="16">
            <text:p>1</text:p>
          </table:table-cell>
          <table:table-cell table:style-name="ce4" table:formula="of:=[.I211]-[.H211]" office:value-type="float" office:value="0.534765625" table:number-columns-spanned="1" table:number-rows-spanned="16">
            <text:p>0.534766</text:p>
          </table:table-cell>
          <table:table-cell table:formula="of:=[.E211]+(learningrate*[.B$3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4])" office:value-type="string" office:string-value="14-2">
            <text:p>14-2</text:p>
          </table:table-cell>
          <table:table-cell table:formula="of:=['2'.K212]" office:value-type="float" office:value="0.6203125">
            <text:p>0.620313</text:p>
          </table:table-cell>
          <table:covered-table-cell/>
          <table:table-cell table:formula="of:=[.B$4]*[.E212]" office:value-type="float" office:value="0.6203125">
            <text:p>0.620313</text:p>
          </table:table-cell>
          <table:covered-table-cell table:number-columns-repeated="3"/>
          <table:table-cell table:formula="of:=[.E212]+(learningrate*[.B$4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5])" office:value-type="string" office:string-value="14-3">
            <text:p>14-3</text:p>
          </table:table-cell>
          <table:table-cell table:formula="of:=['2'.K213]" office:value-type="float" office:value="0.6203125">
            <text:p>0.620313</text:p>
          </table:table-cell>
          <table:covered-table-cell/>
          <table:table-cell table:formula="of:=[.B$5]*[.E213]" office:value-type="float" office:value="0.6203125">
            <text:p>0.620313</text:p>
          </table:table-cell>
          <table:covered-table-cell table:number-columns-repeated="3"/>
          <table:table-cell table:formula="of:=[.E213]+(learningrate*[.B$5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6])" office:value-type="string" office:string-value="14-4">
            <text:p>14-4</text:p>
          </table:table-cell>
          <table:table-cell table:formula="of:=['2'.K214]" office:value-type="float" office:value="0.6203125">
            <text:p>0.620313</text:p>
          </table:table-cell>
          <table:covered-table-cell/>
          <table:table-cell table:formula="of:=[.B$6]*[.E214]" office:value-type="float" office:value="0.6203125">
            <text:p>0.620313</text:p>
          </table:table-cell>
          <table:covered-table-cell table:number-columns-repeated="3"/>
          <table:table-cell table:formula="of:=[.E214]+(learningrate*[.B$6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7])" office:value-type="string" office:string-value="14-5">
            <text:p>14-5</text:p>
          </table:table-cell>
          <table:table-cell table:formula="of:=['2'.K215]" office:value-type="float" office:value="0.6203125">
            <text:p>0.620313</text:p>
          </table:table-cell>
          <table:covered-table-cell/>
          <table:table-cell table:formula="of:=[.B$7]*[.E215]" office:value-type="float" office:value="0.6203125">
            <text:p>0.620313</text:p>
          </table:table-cell>
          <table:covered-table-cell table:number-columns-repeated="3"/>
          <table:table-cell table:formula="of:=[.E215]+(learningrate*[.B$7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8])" office:value-type="string" office:string-value="14-6">
            <text:p>14-6</text:p>
          </table:table-cell>
          <table:table-cell table:formula="of:=['2'.K216]" office:value-type="float" office:value="0.5">
            <text:p>0.500000</text:p>
          </table:table-cell>
          <table:covered-table-cell/>
          <table:table-cell table:formula="of:=[.B$8]*[.E216]" office:value-type="float" office:value="0">
            <text:p>0.000000</text:p>
          </table:table-cell>
          <table:covered-table-cell table:number-columns-repeated="3"/>
          <table:table-cell table:formula="of:=[.E216]+(learningrate*[.B$8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9])" office:value-type="string" office:string-value="14-7">
            <text:p>14-7</text:p>
          </table:table-cell>
          <table:table-cell table:formula="of:=['2'.K217]" office:value-type="float" office:value="0.5">
            <text:p>0.500000</text:p>
          </table:table-cell>
          <table:covered-table-cell/>
          <table:table-cell table:formula="of:=[.B$9]*[.E217]" office:value-type="float" office:value="0">
            <text:p>0.000000</text:p>
          </table:table-cell>
          <table:covered-table-cell table:number-columns-repeated="3"/>
          <table:table-cell table:formula="of:=[.E217]+(learningrate*[.B$9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0])" office:value-type="string" office:string-value="14-8">
            <text:p>14-8</text:p>
          </table:table-cell>
          <table:table-cell table:formula="of:=['2'.K218]" office:value-type="float" office:value="0.6203125">
            <text:p>0.620313</text:p>
          </table:table-cell>
          <table:covered-table-cell/>
          <table:table-cell table:formula="of:=[.B$10]*[.E218]" office:value-type="float" office:value="0.6203125">
            <text:p>0.620313</text:p>
          </table:table-cell>
          <table:covered-table-cell table:number-columns-repeated="3"/>
          <table:table-cell table:formula="of:=[.E218]+(learningrate*[.B$10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1])" office:value-type="string" office:string-value="14-9">
            <text:p>14-9</text:p>
          </table:table-cell>
          <table:table-cell table:formula="of:=['2'.K219]" office:value-type="float" office:value="0.6203125">
            <text:p>0.620313</text:p>
          </table:table-cell>
          <table:covered-table-cell/>
          <table:table-cell table:formula="of:=[.B$11]*[.E219]" office:value-type="float" office:value="0.6203125">
            <text:p>0.620313</text:p>
          </table:table-cell>
          <table:covered-table-cell table:number-columns-repeated="3"/>
          <table:table-cell table:formula="of:=[.E219]+(learningrate*[.B$11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2])" office:value-type="string" office:string-value="14-10">
            <text:p>14-10</text:p>
          </table:table-cell>
          <table:table-cell table:formula="of:=['2'.K220]" office:value-type="float" office:value="0.5">
            <text:p>0.500000</text:p>
          </table:table-cell>
          <table:covered-table-cell/>
          <table:table-cell table:formula="of:=[.B$12]*[.E220]" office:value-type="float" office:value="0">
            <text:p>0.000000</text:p>
          </table:table-cell>
          <table:covered-table-cell table:number-columns-repeated="3"/>
          <table:table-cell table:formula="of:=[.E220]+(learningrate*[.B$12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3])" office:value-type="string" office:string-value="14-11">
            <text:p>14-11</text:p>
          </table:table-cell>
          <table:table-cell table:formula="of:=['2'.K221]" office:value-type="float" office:value="0.5">
            <text:p>0.500000</text:p>
          </table:table-cell>
          <table:covered-table-cell/>
          <table:table-cell table:formula="of:=[.B$13]*[.E221]" office:value-type="float" office:value="0">
            <text:p>0.000000</text:p>
          </table:table-cell>
          <table:covered-table-cell table:number-columns-repeated="3"/>
          <table:table-cell table:formula="of:=[.E221]+(learningrate*[.B$13]*[.J211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4])" office:value-type="string" office:string-value="14-12">
            <text:p>14-12</text:p>
          </table:table-cell>
          <table:table-cell table:formula="of:=['2'.K222]" office:value-type="float" office:value="0.6203125">
            <text:p>0.620313</text:p>
          </table:table-cell>
          <table:covered-table-cell/>
          <table:table-cell table:formula="of:=[.B$14]*[.E222]" office:value-type="float" office:value="0.6203125">
            <text:p>0.620313</text:p>
          </table:table-cell>
          <table:covered-table-cell table:number-columns-repeated="3"/>
          <table:table-cell table:formula="of:=[.E222]+(learningrate*[.B$14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5])" office:value-type="string" office:string-value="14-13">
            <text:p>14-13</text:p>
          </table:table-cell>
          <table:table-cell table:formula="of:=['2'.K223]" office:value-type="float" office:value="0.6203125">
            <text:p>0.620313</text:p>
          </table:table-cell>
          <table:covered-table-cell/>
          <table:table-cell table:formula="of:=[.B$15]*[.E223]" office:value-type="float" office:value="0.6203125">
            <text:p>0.620313</text:p>
          </table:table-cell>
          <table:covered-table-cell table:number-columns-repeated="3"/>
          <table:table-cell table:formula="of:=[.E223]+(learningrate*[.B$15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6])" office:value-type="string" office:string-value="14-14">
            <text:p>14-14</text:p>
          </table:table-cell>
          <table:table-cell table:formula="of:=['2'.K224]" office:value-type="float" office:value="0.6203125">
            <text:p>0.620313</text:p>
          </table:table-cell>
          <table:covered-table-cell/>
          <table:table-cell table:formula="of:=[.B$16]*[.E224]" office:value-type="float" office:value="0.6203125">
            <text:p>0.620313</text:p>
          </table:table-cell>
          <table:covered-table-cell table:number-columns-repeated="3"/>
          <table:table-cell table:formula="of:=[.E224]+(learningrate*[.B$16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7])" office:value-type="string" office:string-value="14-15">
            <text:p>14-15</text:p>
          </table:table-cell>
          <table:table-cell table:formula="of:=['2'.K225]" office:value-type="float" office:value="0.6203125">
            <text:p>0.620313</text:p>
          </table:table-cell>
          <table:covered-table-cell/>
          <table:table-cell table:formula="of:=[.B$17]*[.E225]" office:value-type="float" office:value="0.6203125">
            <text:p>0.620313</text:p>
          </table:table-cell>
          <table:covered-table-cell table:number-columns-repeated="3"/>
          <table:table-cell table:formula="of:=[.E225]+(learningrate*[.B$17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11];&quot;-&quot;;[.A$18])" office:value-type="string" office:string-value="14-16">
            <text:p>14-16</text:p>
          </table:table-cell>
          <table:table-cell table:formula="of:=['2'.K226]" office:value-type="float" office:value="0.6203125">
            <text:p>0.620313</text:p>
          </table:table-cell>
          <table:covered-table-cell/>
          <table:table-cell table:formula="of:=[.B$18]*[.E226]" office:value-type="float" office:value="0.6203125">
            <text:p>0.620313</text:p>
          </table:table-cell>
          <table:covered-table-cell table:number-columns-repeated="3"/>
          <table:table-cell table:formula="of:=[.E226]+(learningrate*[.B$18]*[.J211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3])" office:value-type="string" office:string-value="15-1">
            <text:p>15-1</text:p>
          </table:table-cell>
          <table:table-cell table:formula="of:=['2'.K227]" office:value-type="float" office:value="0.6203125">
            <text:p>0.620313</text:p>
          </table:table-cell>
          <table:table-cell table:style-name="ce3" office:value-type="float" office:value="15" table:number-columns-spanned="1" table:number-rows-spanned="16">
            <text:p>15</text:p>
          </table:table-cell>
          <table:table-cell table:formula="of:=[.B$3]*[.E227]" office:value-type="float" office:value="0.6203125">
            <text:p>0.620313</text:p>
          </table:table-cell>
          <table:table-cell table:style-name="ce4" table:formula="of:=SUMPRODUCT([.B$3:.B$18];[.E227:.E242])/16" office:value-type="float" office:value="0.465234375" table:number-columns-spanned="1" table:number-rows-spanned="16">
            <text:p>0.465234</text:p>
          </table:table-cell>
          <table:table-cell table:style-name="ce3" table:formula="of:=[.B17]" office:value-type="float" office:value="1" table:number-columns-spanned="1" table:number-rows-spanned="16">
            <text:p>1</text:p>
          </table:table-cell>
          <table:table-cell table:style-name="ce4" table:formula="of:=[.I227]-[.H227]" office:value-type="float" office:value="0.534765625" table:number-columns-spanned="1" table:number-rows-spanned="16">
            <text:p>0.534766</text:p>
          </table:table-cell>
          <table:table-cell table:formula="of:=[.E227]+(learningrate*[.B$3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4])" office:value-type="string" office:string-value="15-2">
            <text:p>15-2</text:p>
          </table:table-cell>
          <table:table-cell table:formula="of:=['2'.K228]" office:value-type="float" office:value="0.6203125">
            <text:p>0.620313</text:p>
          </table:table-cell>
          <table:covered-table-cell/>
          <table:table-cell table:formula="of:=[.B$4]*[.E228]" office:value-type="float" office:value="0.6203125">
            <text:p>0.620313</text:p>
          </table:table-cell>
          <table:covered-table-cell table:number-columns-repeated="3"/>
          <table:table-cell table:formula="of:=[.E228]+(learningrate*[.B$4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5])" office:value-type="string" office:string-value="15-3">
            <text:p>15-3</text:p>
          </table:table-cell>
          <table:table-cell table:formula="of:=['2'.K229]" office:value-type="float" office:value="0.6203125">
            <text:p>0.620313</text:p>
          </table:table-cell>
          <table:covered-table-cell/>
          <table:table-cell table:formula="of:=[.B$5]*[.E229]" office:value-type="float" office:value="0.6203125">
            <text:p>0.620313</text:p>
          </table:table-cell>
          <table:covered-table-cell table:number-columns-repeated="3"/>
          <table:table-cell table:formula="of:=[.E229]+(learningrate*[.B$5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6])" office:value-type="string" office:string-value="15-4">
            <text:p>15-4</text:p>
          </table:table-cell>
          <table:table-cell table:formula="of:=['2'.K230]" office:value-type="float" office:value="0.6203125">
            <text:p>0.620313</text:p>
          </table:table-cell>
          <table:covered-table-cell/>
          <table:table-cell table:formula="of:=[.B$6]*[.E230]" office:value-type="float" office:value="0.6203125">
            <text:p>0.620313</text:p>
          </table:table-cell>
          <table:covered-table-cell table:number-columns-repeated="3"/>
          <table:table-cell table:formula="of:=[.E230]+(learningrate*[.B$6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7])" office:value-type="string" office:string-value="15-5">
            <text:p>15-5</text:p>
          </table:table-cell>
          <table:table-cell table:formula="of:=['2'.K231]" office:value-type="float" office:value="0.6203125">
            <text:p>0.620313</text:p>
          </table:table-cell>
          <table:covered-table-cell/>
          <table:table-cell table:formula="of:=[.B$7]*[.E231]" office:value-type="float" office:value="0.6203125">
            <text:p>0.620313</text:p>
          </table:table-cell>
          <table:covered-table-cell table:number-columns-repeated="3"/>
          <table:table-cell table:formula="of:=[.E231]+(learningrate*[.B$7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8])" office:value-type="string" office:string-value="15-6">
            <text:p>15-6</text:p>
          </table:table-cell>
          <table:table-cell table:formula="of:=['2'.K232]" office:value-type="float" office:value="0.5">
            <text:p>0.500000</text:p>
          </table:table-cell>
          <table:covered-table-cell/>
          <table:table-cell table:formula="of:=[.B$8]*[.E232]" office:value-type="float" office:value="0">
            <text:p>0.000000</text:p>
          </table:table-cell>
          <table:covered-table-cell table:number-columns-repeated="3"/>
          <table:table-cell table:formula="of:=[.E232]+(learningrate*[.B$8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9])" office:value-type="string" office:string-value="15-7">
            <text:p>15-7</text:p>
          </table:table-cell>
          <table:table-cell table:formula="of:=['2'.K233]" office:value-type="float" office:value="0.5">
            <text:p>0.500000</text:p>
          </table:table-cell>
          <table:covered-table-cell/>
          <table:table-cell table:formula="of:=[.B$9]*[.E233]" office:value-type="float" office:value="0">
            <text:p>0.000000</text:p>
          </table:table-cell>
          <table:covered-table-cell table:number-columns-repeated="3"/>
          <table:table-cell table:formula="of:=[.E233]+(learningrate*[.B$9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0])" office:value-type="string" office:string-value="15-8">
            <text:p>15-8</text:p>
          </table:table-cell>
          <table:table-cell table:formula="of:=['2'.K234]" office:value-type="float" office:value="0.6203125">
            <text:p>0.620313</text:p>
          </table:table-cell>
          <table:covered-table-cell/>
          <table:table-cell table:formula="of:=[.B$10]*[.E234]" office:value-type="float" office:value="0.6203125">
            <text:p>0.620313</text:p>
          </table:table-cell>
          <table:covered-table-cell table:number-columns-repeated="3"/>
          <table:table-cell table:formula="of:=[.E234]+(learningrate*[.B$10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1])" office:value-type="string" office:string-value="15-9">
            <text:p>15-9</text:p>
          </table:table-cell>
          <table:table-cell table:formula="of:=['2'.K235]" office:value-type="float" office:value="0.6203125">
            <text:p>0.620313</text:p>
          </table:table-cell>
          <table:covered-table-cell/>
          <table:table-cell table:formula="of:=[.B$11]*[.E235]" office:value-type="float" office:value="0.6203125">
            <text:p>0.620313</text:p>
          </table:table-cell>
          <table:covered-table-cell table:number-columns-repeated="3"/>
          <table:table-cell table:formula="of:=[.E235]+(learningrate*[.B$11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2])" office:value-type="string" office:string-value="15-10">
            <text:p>15-10</text:p>
          </table:table-cell>
          <table:table-cell table:formula="of:=['2'.K236]" office:value-type="float" office:value="0.5">
            <text:p>0.500000</text:p>
          </table:table-cell>
          <table:covered-table-cell/>
          <table:table-cell table:formula="of:=[.B$12]*[.E236]" office:value-type="float" office:value="0">
            <text:p>0.000000</text:p>
          </table:table-cell>
          <table:covered-table-cell table:number-columns-repeated="3"/>
          <table:table-cell table:formula="of:=[.E236]+(learningrate*[.B$12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3])" office:value-type="string" office:string-value="15-11">
            <text:p>15-11</text:p>
          </table:table-cell>
          <table:table-cell table:formula="of:=['2'.K237]" office:value-type="float" office:value="0.5">
            <text:p>0.500000</text:p>
          </table:table-cell>
          <table:covered-table-cell/>
          <table:table-cell table:formula="of:=[.B$13]*[.E237]" office:value-type="float" office:value="0">
            <text:p>0.000000</text:p>
          </table:table-cell>
          <table:covered-table-cell table:number-columns-repeated="3"/>
          <table:table-cell table:formula="of:=[.E237]+(learningrate*[.B$13]*[.J227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4])" office:value-type="string" office:string-value="15-12">
            <text:p>15-12</text:p>
          </table:table-cell>
          <table:table-cell table:formula="of:=['2'.K238]" office:value-type="float" office:value="0.6203125">
            <text:p>0.620313</text:p>
          </table:table-cell>
          <table:covered-table-cell/>
          <table:table-cell table:formula="of:=[.B$14]*[.E238]" office:value-type="float" office:value="0.6203125">
            <text:p>0.620313</text:p>
          </table:table-cell>
          <table:covered-table-cell table:number-columns-repeated="3"/>
          <table:table-cell table:formula="of:=[.E238]+(learningrate*[.B$14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5])" office:value-type="string" office:string-value="15-13">
            <text:p>15-13</text:p>
          </table:table-cell>
          <table:table-cell table:formula="of:=['2'.K239]" office:value-type="float" office:value="0.6203125">
            <text:p>0.620313</text:p>
          </table:table-cell>
          <table:covered-table-cell/>
          <table:table-cell table:formula="of:=[.B$15]*[.E239]" office:value-type="float" office:value="0.6203125">
            <text:p>0.620313</text:p>
          </table:table-cell>
          <table:covered-table-cell table:number-columns-repeated="3"/>
          <table:table-cell table:formula="of:=[.E239]+(learningrate*[.B$15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6])" office:value-type="string" office:string-value="15-14">
            <text:p>15-14</text:p>
          </table:table-cell>
          <table:table-cell table:formula="of:=['2'.K240]" office:value-type="float" office:value="0.6203125">
            <text:p>0.620313</text:p>
          </table:table-cell>
          <table:covered-table-cell/>
          <table:table-cell table:formula="of:=[.B$16]*[.E240]" office:value-type="float" office:value="0.6203125">
            <text:p>0.620313</text:p>
          </table:table-cell>
          <table:covered-table-cell table:number-columns-repeated="3"/>
          <table:table-cell table:formula="of:=[.E240]+(learningrate*[.B$16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7])" office:value-type="string" office:string-value="15-15">
            <text:p>15-15</text:p>
          </table:table-cell>
          <table:table-cell table:formula="of:=['2'.K241]" office:value-type="float" office:value="0.6203125">
            <text:p>0.620313</text:p>
          </table:table-cell>
          <table:covered-table-cell/>
          <table:table-cell table:formula="of:=[.B$17]*[.E241]" office:value-type="float" office:value="0.6203125">
            <text:p>0.620313</text:p>
          </table:table-cell>
          <table:covered-table-cell table:number-columns-repeated="3"/>
          <table:table-cell table:formula="of:=[.E241]+(learningrate*[.B$17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27];&quot;-&quot;;[.A$18])" office:value-type="string" office:string-value="15-16">
            <text:p>15-16</text:p>
          </table:table-cell>
          <table:table-cell table:formula="of:=['2'.K242]" office:value-type="float" office:value="0.6203125">
            <text:p>0.620313</text:p>
          </table:table-cell>
          <table:covered-table-cell/>
          <table:table-cell table:formula="of:=[.B$18]*[.E242]" office:value-type="float" office:value="0.6203125">
            <text:p>0.620313</text:p>
          </table:table-cell>
          <table:covered-table-cell table:number-columns-repeated="3"/>
          <table:table-cell table:formula="of:=[.E242]+(learningrate*[.B$18]*[.J227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3])" office:value-type="string" office:string-value="16-1">
            <text:p>16-1</text:p>
          </table:table-cell>
          <table:table-cell table:formula="of:=['2'.K243]" office:value-type="float" office:value="0.6203125">
            <text:p>0.620313</text:p>
          </table:table-cell>
          <table:table-cell table:style-name="ce3" office:value-type="float" office:value="16" table:number-columns-spanned="1" table:number-rows-spanned="16">
            <text:p>16</text:p>
          </table:table-cell>
          <table:table-cell table:formula="of:=[.B$3]*[.E243]" office:value-type="float" office:value="0.6203125">
            <text:p>0.620313</text:p>
          </table:table-cell>
          <table:table-cell table:style-name="ce4" table:formula="of:=SUMPRODUCT([.B$3:.B$18];[.E243:.E258])/16" office:value-type="float" office:value="0.465234375" table:number-columns-spanned="1" table:number-rows-spanned="16">
            <text:p>0.465234</text:p>
          </table:table-cell>
          <table:table-cell table:style-name="ce3" table:formula="of:=[.B18]" office:value-type="float" office:value="1" table:number-columns-spanned="1" table:number-rows-spanned="16">
            <text:p>1</text:p>
          </table:table-cell>
          <table:table-cell table:style-name="ce4" table:formula="of:=[.I243]-[.H243]" office:value-type="float" office:value="0.534765625" table:number-columns-spanned="1" table:number-rows-spanned="16">
            <text:p>0.534766</text:p>
          </table:table-cell>
          <table:table-cell table:formula="of:=[.E243]+(learningrate*[.B$3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4])" office:value-type="string" office:string-value="16-2">
            <text:p>16-2</text:p>
          </table:table-cell>
          <table:table-cell table:formula="of:=['2'.K244]" office:value-type="float" office:value="0.6203125">
            <text:p>0.620313</text:p>
          </table:table-cell>
          <table:covered-table-cell/>
          <table:table-cell table:formula="of:=[.B$4]*[.E244]" office:value-type="float" office:value="0.6203125">
            <text:p>0.620313</text:p>
          </table:table-cell>
          <table:covered-table-cell table:number-columns-repeated="3"/>
          <table:table-cell table:formula="of:=[.E244]+(learningrate*[.B$4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5])" office:value-type="string" office:string-value="16-3">
            <text:p>16-3</text:p>
          </table:table-cell>
          <table:table-cell table:formula="of:=['2'.K245]" office:value-type="float" office:value="0.6203125">
            <text:p>0.620313</text:p>
          </table:table-cell>
          <table:covered-table-cell/>
          <table:table-cell table:formula="of:=[.B$5]*[.E245]" office:value-type="float" office:value="0.6203125">
            <text:p>0.620313</text:p>
          </table:table-cell>
          <table:covered-table-cell table:number-columns-repeated="3"/>
          <table:table-cell table:formula="of:=[.E245]+(learningrate*[.B$5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6])" office:value-type="string" office:string-value="16-4">
            <text:p>16-4</text:p>
          </table:table-cell>
          <table:table-cell table:formula="of:=['2'.K246]" office:value-type="float" office:value="0.6203125">
            <text:p>0.620313</text:p>
          </table:table-cell>
          <table:covered-table-cell/>
          <table:table-cell table:formula="of:=[.B$6]*[.E246]" office:value-type="float" office:value="0.6203125">
            <text:p>0.620313</text:p>
          </table:table-cell>
          <table:covered-table-cell table:number-columns-repeated="3"/>
          <table:table-cell table:formula="of:=[.E246]+(learningrate*[.B$6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7])" office:value-type="string" office:string-value="16-5">
            <text:p>16-5</text:p>
          </table:table-cell>
          <table:table-cell table:formula="of:=['2'.K247]" office:value-type="float" office:value="0.6203125">
            <text:p>0.620313</text:p>
          </table:table-cell>
          <table:covered-table-cell/>
          <table:table-cell table:formula="of:=[.B$7]*[.E247]" office:value-type="float" office:value="0.6203125">
            <text:p>0.620313</text:p>
          </table:table-cell>
          <table:covered-table-cell table:number-columns-repeated="3"/>
          <table:table-cell table:formula="of:=[.E247]+(learningrate*[.B$7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8])" office:value-type="string" office:string-value="16-6">
            <text:p>16-6</text:p>
          </table:table-cell>
          <table:table-cell table:formula="of:=['2'.K248]" office:value-type="float" office:value="0.5">
            <text:p>0.500000</text:p>
          </table:table-cell>
          <table:covered-table-cell/>
          <table:table-cell table:formula="of:=[.B$8]*[.E248]" office:value-type="float" office:value="0">
            <text:p>0.000000</text:p>
          </table:table-cell>
          <table:covered-table-cell table:number-columns-repeated="3"/>
          <table:table-cell table:formula="of:=[.E248]+(learningrate*[.B$8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9])" office:value-type="string" office:string-value="16-7">
            <text:p>16-7</text:p>
          </table:table-cell>
          <table:table-cell table:formula="of:=['2'.K249]" office:value-type="float" office:value="0.5">
            <text:p>0.500000</text:p>
          </table:table-cell>
          <table:covered-table-cell/>
          <table:table-cell table:formula="of:=[.B$9]*[.E249]" office:value-type="float" office:value="0">
            <text:p>0.000000</text:p>
          </table:table-cell>
          <table:covered-table-cell table:number-columns-repeated="3"/>
          <table:table-cell table:formula="of:=[.E249]+(learningrate*[.B$9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0])" office:value-type="string" office:string-value="16-8">
            <text:p>16-8</text:p>
          </table:table-cell>
          <table:table-cell table:formula="of:=['2'.K250]" office:value-type="float" office:value="0.6203125">
            <text:p>0.620313</text:p>
          </table:table-cell>
          <table:covered-table-cell/>
          <table:table-cell table:formula="of:=[.B$10]*[.E250]" office:value-type="float" office:value="0.6203125">
            <text:p>0.620313</text:p>
          </table:table-cell>
          <table:covered-table-cell table:number-columns-repeated="3"/>
          <table:table-cell table:formula="of:=[.E250]+(learningrate*[.B$10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1])" office:value-type="string" office:string-value="16-9">
            <text:p>16-9</text:p>
          </table:table-cell>
          <table:table-cell table:formula="of:=['2'.K251]" office:value-type="float" office:value="0.6203125">
            <text:p>0.620313</text:p>
          </table:table-cell>
          <table:covered-table-cell/>
          <table:table-cell table:formula="of:=[.B$11]*[.E251]" office:value-type="float" office:value="0.6203125">
            <text:p>0.620313</text:p>
          </table:table-cell>
          <table:covered-table-cell table:number-columns-repeated="3"/>
          <table:table-cell table:formula="of:=[.E251]+(learningrate*[.B$11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2])" office:value-type="string" office:string-value="16-10">
            <text:p>16-10</text:p>
          </table:table-cell>
          <table:table-cell table:formula="of:=['2'.K252]" office:value-type="float" office:value="0.5">
            <text:p>0.500000</text:p>
          </table:table-cell>
          <table:covered-table-cell/>
          <table:table-cell table:formula="of:=[.B$12]*[.E252]" office:value-type="float" office:value="0">
            <text:p>0.000000</text:p>
          </table:table-cell>
          <table:covered-table-cell table:number-columns-repeated="3"/>
          <table:table-cell table:formula="of:=[.E252]+(learningrate*[.B$12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3])" office:value-type="string" office:string-value="16-11">
            <text:p>16-11</text:p>
          </table:table-cell>
          <table:table-cell table:formula="of:=['2'.K253]" office:value-type="float" office:value="0.5">
            <text:p>0.500000</text:p>
          </table:table-cell>
          <table:covered-table-cell/>
          <table:table-cell table:formula="of:=[.B$13]*[.E253]" office:value-type="float" office:value="0">
            <text:p>0.000000</text:p>
          </table:table-cell>
          <table:covered-table-cell table:number-columns-repeated="3"/>
          <table:table-cell table:formula="of:=[.E253]+(learningrate*[.B$13]*[.J243])" office:value-type="float" office:value="0.5">
            <text:p>0.5000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4])" office:value-type="string" office:string-value="16-12">
            <text:p>16-12</text:p>
          </table:table-cell>
          <table:table-cell table:formula="of:=['2'.K254]" office:value-type="float" office:value="0.6203125">
            <text:p>0.620313</text:p>
          </table:table-cell>
          <table:covered-table-cell/>
          <table:table-cell table:formula="of:=[.B$14]*[.E254]" office:value-type="float" office:value="0.6203125">
            <text:p>0.620313</text:p>
          </table:table-cell>
          <table:covered-table-cell table:number-columns-repeated="3"/>
          <table:table-cell table:formula="of:=[.E254]+(learningrate*[.B$14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5])" office:value-type="string" office:string-value="16-13">
            <text:p>16-13</text:p>
          </table:table-cell>
          <table:table-cell table:formula="of:=['2'.K255]" office:value-type="float" office:value="0.6203125">
            <text:p>0.620313</text:p>
          </table:table-cell>
          <table:covered-table-cell/>
          <table:table-cell table:formula="of:=[.B$15]*[.E255]" office:value-type="float" office:value="0.6203125">
            <text:p>0.620313</text:p>
          </table:table-cell>
          <table:covered-table-cell table:number-columns-repeated="3"/>
          <table:table-cell table:formula="of:=[.E255]+(learningrate*[.B$15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6])" office:value-type="string" office:string-value="16-14">
            <text:p>16-14</text:p>
          </table:table-cell>
          <table:table-cell table:formula="of:=['2'.K256]" office:value-type="float" office:value="0.6203125">
            <text:p>0.620313</text:p>
          </table:table-cell>
          <table:covered-table-cell/>
          <table:table-cell table:formula="of:=[.B$16]*[.E256]" office:value-type="float" office:value="0.6203125">
            <text:p>0.620313</text:p>
          </table:table-cell>
          <table:covered-table-cell table:number-columns-repeated="3"/>
          <table:table-cell table:formula="of:=[.E256]+(learningrate*[.B$16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7])" office:value-type="string" office:string-value="16-15">
            <text:p>16-15</text:p>
          </table:table-cell>
          <table:table-cell table:formula="of:=['2'.K257]" office:value-type="float" office:value="0.6203125">
            <text:p>0.620313</text:p>
          </table:table-cell>
          <table:covered-table-cell/>
          <table:table-cell table:formula="of:=[.B$17]*[.E257]" office:value-type="float" office:value="0.6203125">
            <text:p>0.620313</text:p>
          </table:table-cell>
          <table:covered-table-cell table:number-columns-repeated="3"/>
          <table:table-cell table:formula="of:=[.E257]+(learningrate*[.B$17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formula="of:=CONCATENATE([.F243];&quot;-&quot;;[.A$18])" office:value-type="string" office:string-value="16-16">
            <text:p>16-16</text:p>
          </table:table-cell>
          <table:table-cell table:formula="of:=['2'.K258]" office:value-type="float" office:value="0.6203125">
            <text:p>0.620313</text:p>
          </table:table-cell>
          <table:covered-table-cell/>
          <table:table-cell table:formula="of:=[.B$18]*[.E258]" office:value-type="float" office:value="0.6203125">
            <text:p>0.620313</text:p>
          </table:table-cell>
          <table:covered-table-cell table:number-columns-repeated="3"/>
          <table:table-cell table:formula="of:=[.E258]+(learningrate*[.B$18]*[.J243])" office:value-type="float" office:value="0.6737890625">
            <text:p>0.67378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named-expressions/>
      </table:table>
      <table:named-expressions>
        <table:named-expression table:name="learningrate" table:base-cell-address="$'1'.$N$3" table:expression="0.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015／07／27</text:date>, <text:time>17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15-07-26T22:54:22</meta:creation-date>
    <dc:date>2015-07-27T17:29:32</dc:date>
    <dc:creator>M M</dc:creator>
    <meta:editing-duration>PT18H35M16S</meta:editing-duration>
    <meta:editing-cycles>11</meta:editing-cycles>
    <meta:generator>OpenOffice/4.1.1$Unix OpenOffice.org_project/411m6$Build-9775</meta:generator>
    <meta:document-statistic meta:table-count="3" meta:cell-count="5463" meta:object-count="0"/>
  </office:meta>
</office:document-meta>
</file>